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Arial, Helvetica, Tahoma, Segoe, 'Segoe UI', Verdana, sans-serif"/>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Ubuntu Mono" svg:font-family="'Ubuntu Mon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ource Code Pro" svg:font-family="'Source Code Pro'"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0.1146in" fo:margin-left="0in" table:align="left"/>
    </style:style>
    <style:style style:name="Table1.A" style:family="table-column">
      <style:table-column-properties style:column-width="0.8646in"/>
    </style:style>
    <style:style style:name="Table1.B" style:family="table-column">
      <style:table-column-properties style:column-width="2.25in"/>
    </style:style>
    <style:style style:name="Table1.C" style:family="table-column">
      <style:table-column-properties style:column-width="0.3125in"/>
    </style:style>
    <style:style style:name="Table1.D" style:family="table-column">
      <style:table-column-properties style:column-width="0.3542in"/>
    </style:style>
    <style:style style:name="Table1.E" style:family="table-column">
      <style:table-column-properties style:column-width="6.3333in"/>
    </style:style>
    <style:style style:name="Table1.A1" style:family="table-cell">
      <style:table-cell-properties fo:padding="0in" fo:border="none"/>
    </style:style>
    <style:style style:name="Table29" style:family="table">
      <style:table-properties style:width="10.1118in" table:align="margins"/>
    </style:style>
    <style:style style:name="Table29.A" style:family="table-column">
      <style:table-column-properties style:column-width="0.8646in" style:rel-column-width="5603*"/>
    </style:style>
    <style:style style:name="Table29.B" style:family="table-column">
      <style:table-column-properties style:column-width="2.2813in" style:rel-column-width="14784*"/>
    </style:style>
    <style:style style:name="Table29.C" style:family="table-column">
      <style:table-column-properties style:column-width="0.2813in" style:rel-column-width="1822*"/>
    </style:style>
    <style:style style:name="Table29.D" style:family="table-column">
      <style:table-column-properties style:column-width="0.3542in" style:rel-column-width="2295*"/>
    </style:style>
    <style:style style:name="Table29.E" style:family="table-column">
      <style:table-column-properties style:column-width="6.3313in" style:rel-column-width="41031*"/>
    </style:style>
    <style:style style:name="Table29.A1" style:family="table-cell">
      <style:table-cell-properties fo:padding="0in" fo:border="none"/>
    </style:style>
    <style:style style:name="Table8" style:family="table">
      <style:table-properties style:width="10.1118in" table:align="margins"/>
    </style:style>
    <style:style style:name="Table8.A" style:family="table-column">
      <style:table-column-properties style:column-width="0.8646in" style:rel-column-width="5603*"/>
    </style:style>
    <style:style style:name="Table8.B" style:family="table-column">
      <style:table-column-properties style:column-width="2.2813in" style:rel-column-width="14784*"/>
    </style:style>
    <style:style style:name="Table8.C" style:family="table-column">
      <style:table-column-properties style:column-width="0.2813in" style:rel-column-width="1822*"/>
    </style:style>
    <style:style style:name="Table8.D" style:family="table-column">
      <style:table-column-properties style:column-width="0.3542in" style:rel-column-width="2295*"/>
    </style:style>
    <style:style style:name="Table8.E" style:family="table-column">
      <style:table-column-properties style:column-width="6.3313in" style:rel-column-width="41031*"/>
    </style:style>
    <style:style style:name="Table8.A1" style:family="table-cell">
      <style:table-cell-properties fo:padding="0in" fo:border="none"/>
    </style:style>
    <style:style style:name="Table16" style:family="table">
      <style:table-properties style:width="10.1118in" table:align="margins"/>
    </style:style>
    <style:style style:name="Table16.A" style:family="table-column">
      <style:table-column-properties style:column-width="0.8646in" style:rel-column-width="5603*"/>
    </style:style>
    <style:style style:name="Table16.B" style:family="table-column">
      <style:table-column-properties style:column-width="2.2854in" style:rel-column-width="14811*"/>
    </style:style>
    <style:style style:name="Table16.C" style:family="table-column">
      <style:table-column-properties style:column-width="0.2771in" style:rel-column-width="1795*"/>
    </style:style>
    <style:style style:name="Table16.D" style:family="table-column">
      <style:table-column-properties style:column-width="0.3542in" style:rel-column-width="2295*"/>
    </style:style>
    <style:style style:name="Table16.E" style:family="table-column">
      <style:table-column-properties style:column-width="6.3313in" style:rel-column-width="41031*"/>
    </style:style>
    <style:style style:name="Table16.A1" style:family="table-cell">
      <style:table-cell-properties fo:padding="0in" fo:border="none"/>
    </style:style>
    <style:style style:name="Table17" style:family="table">
      <style:table-properties style:width="10.1118in" table:align="margins"/>
    </style:style>
    <style:style style:name="Table17.A" style:family="table-column">
      <style:table-column-properties style:column-width="0.8646in" style:rel-column-width="5603*"/>
    </style:style>
    <style:style style:name="Table17.B" style:family="table-column">
      <style:table-column-properties style:column-width="2.284in" style:rel-column-width="14802*"/>
    </style:style>
    <style:style style:name="Table17.C" style:family="table-column">
      <style:table-column-properties style:column-width="0.2785in" style:rel-column-width="1804*"/>
    </style:style>
    <style:style style:name="Table17.D" style:family="table-column">
      <style:table-column-properties style:column-width="0.3958in" style:rel-column-width="2565*"/>
    </style:style>
    <style:style style:name="Table17.E" style:family="table-column">
      <style:table-column-properties style:column-width="6.2896in" style:rel-column-width="40761*"/>
    </style:style>
    <style:style style:name="Table17.A1" style:family="table-cell">
      <style:table-cell-properties fo:padding="0in" fo:border="none"/>
    </style:style>
    <style:style style:name="Table18" style:family="table">
      <style:table-properties style:width="10.1118in" table:align="margins"/>
    </style:style>
    <style:style style:name="Table18.A" style:family="table-column">
      <style:table-column-properties style:column-width="0.8646in" style:rel-column-width="5603*"/>
    </style:style>
    <style:style style:name="Table18.B" style:family="table-column">
      <style:table-column-properties style:column-width="2.2813in" style:rel-column-width="14784*"/>
    </style:style>
    <style:style style:name="Table18.C" style:family="table-column">
      <style:table-column-properties style:column-width="0.2813in" style:rel-column-width="1822*"/>
    </style:style>
    <style:style style:name="Table18.D" style:family="table-column">
      <style:table-column-properties style:column-width="0.4271in" style:rel-column-width="2767*"/>
    </style:style>
    <style:style style:name="Table18.E" style:family="table-column">
      <style:table-column-properties style:column-width="6.2583in" style:rel-column-width="40559*"/>
    </style:style>
    <style:style style:name="Table18.A1" style:family="table-cell">
      <style:table-cell-properties fo:padding="0in" fo:border="none"/>
    </style:style>
    <style:style style:name="Table19" style:family="table">
      <style:table-properties style:width="10.1118in" table:align="margins"/>
    </style:style>
    <style:style style:name="Table19.A" style:family="table-column">
      <style:table-column-properties style:column-width="0.8646in" style:rel-column-width="5603*"/>
    </style:style>
    <style:style style:name="Table19.B" style:family="table-column">
      <style:table-column-properties style:column-width="2.2813in" style:rel-column-width="14784*"/>
    </style:style>
    <style:style style:name="Table19.C" style:family="table-column">
      <style:table-column-properties style:column-width="0.2813in" style:rel-column-width="1822*"/>
    </style:style>
    <style:style style:name="Table19.D" style:family="table-column">
      <style:table-column-properties style:column-width="0.4271in" style:rel-column-width="2767*"/>
    </style:style>
    <style:style style:name="Table19.E" style:family="table-column">
      <style:table-column-properties style:column-width="6.2583in" style:rel-column-width="40559*"/>
    </style:style>
    <style:style style:name="Table19.A1" style:family="table-cell">
      <style:table-cell-properties fo:padding="0in" fo:border="none"/>
    </style:style>
    <style:style style:name="Table20" style:family="table">
      <style:table-properties style:width="10.1118in" table:align="margins"/>
    </style:style>
    <style:style style:name="Table20.A" style:family="table-column">
      <style:table-column-properties style:column-width="0.8646in" style:rel-column-width="5603*"/>
    </style:style>
    <style:style style:name="Table20.B" style:family="table-column">
      <style:table-column-properties style:column-width="2.2813in" style:rel-column-width="14784*"/>
    </style:style>
    <style:style style:name="Table20.C" style:family="table-column">
      <style:table-column-properties style:column-width="0.2813in" style:rel-column-width="1822*"/>
    </style:style>
    <style:style style:name="Table20.D" style:family="table-column">
      <style:table-column-properties style:column-width="0.4271in" style:rel-column-width="2767*"/>
    </style:style>
    <style:style style:name="Table20.E" style:family="table-column">
      <style:table-column-properties style:column-width="6.2583in" style:rel-column-width="40559*"/>
    </style:style>
    <style:style style:name="Table20.A1" style:family="table-cell">
      <style:table-cell-properties fo:padding="0in" fo:border="none"/>
    </style:style>
    <style:style style:name="Table21" style:family="table">
      <style:table-properties style:width="10.1118in" table:align="margins"/>
    </style:style>
    <style:style style:name="Table21.A" style:family="table-column">
      <style:table-column-properties style:column-width="0.8646in" style:rel-column-width="5603*"/>
    </style:style>
    <style:style style:name="Table21.B" style:family="table-column">
      <style:table-column-properties style:column-width="2.2813in" style:rel-column-width="14784*"/>
    </style:style>
    <style:style style:name="Table21.C" style:family="table-column">
      <style:table-column-properties style:column-width="0.2813in" style:rel-column-width="1822*"/>
    </style:style>
    <style:style style:name="Table21.D" style:family="table-column">
      <style:table-column-properties style:column-width="0.4271in" style:rel-column-width="2767*"/>
    </style:style>
    <style:style style:name="Table21.E" style:family="table-column">
      <style:table-column-properties style:column-width="6.2583in" style:rel-column-width="40559*"/>
    </style:style>
    <style:style style:name="Table21.A1" style:family="table-cell">
      <style:table-cell-properties fo:padding="0in" fo:border="none"/>
    </style:style>
    <style:style style:name="Table22" style:family="table">
      <style:table-properties style:width="10.1118in" table:align="margins"/>
    </style:style>
    <style:style style:name="Table22.A" style:family="table-column">
      <style:table-column-properties style:column-width="0.8646in" style:rel-column-width="5603*"/>
    </style:style>
    <style:style style:name="Table22.B" style:family="table-column">
      <style:table-column-properties style:column-width="2.2813in" style:rel-column-width="14784*"/>
    </style:style>
    <style:style style:name="Table22.C" style:family="table-column">
      <style:table-column-properties style:column-width="0.2813in" style:rel-column-width="1822*"/>
    </style:style>
    <style:style style:name="Table22.D" style:family="table-column">
      <style:table-column-properties style:column-width="0.4271in" style:rel-column-width="2767*"/>
    </style:style>
    <style:style style:name="Table22.E" style:family="table-column">
      <style:table-column-properties style:column-width="6.2583in" style:rel-column-width="40559*"/>
    </style:style>
    <style:style style:name="Table22.A1" style:family="table-cell">
      <style:table-cell-properties fo:padding="0in" fo:border="none"/>
    </style:style>
    <style:style style:name="Table2" style:family="table">
      <style:table-properties style:width="10.1118in" table:align="margins" fo:background-color="transparent">
        <style:background-image/>
      </style:table-properties>
    </style:style>
    <style:style style:name="Table2.A" style:family="table-column">
      <style:table-column-properties style:column-width="4.2917in" style:rel-column-width="27814*"/>
    </style:style>
    <style:style style:name="Table2.B" style:family="table-column">
      <style:table-column-properties style:column-width="5.8201in" style:rel-column-width="37721*"/>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none" style:writing-mode="page">
        <style:background-image/>
      </style:table-cell-properties>
    </style:style>
    <style:style style:name="Table23" style:family="table">
      <style:table-properties style:width="10.1118in" table:align="margins"/>
    </style:style>
    <style:style style:name="Table23.A" style:family="table-column">
      <style:table-column-properties style:column-width="0.8646in" style:rel-column-width="5603*"/>
    </style:style>
    <style:style style:name="Table23.B" style:family="table-column">
      <style:table-column-properties style:column-width="2.2813in" style:rel-column-width="14784*"/>
    </style:style>
    <style:style style:name="Table23.C" style:family="table-column">
      <style:table-column-properties style:column-width="0.2813in" style:rel-column-width="1822*"/>
    </style:style>
    <style:style style:name="Table23.D" style:family="table-column">
      <style:table-column-properties style:column-width="0.4271in" style:rel-column-width="2767*"/>
    </style:style>
    <style:style style:name="Table23.E" style:family="table-column">
      <style:table-column-properties style:column-width="6.2583in" style:rel-column-width="40559*"/>
    </style:style>
    <style:style style:name="Table23.A1" style:family="table-cell">
      <style:table-cell-properties fo:padding="0in" fo:border="none"/>
    </style:style>
    <style:style style:name="Table25" style:family="table">
      <style:table-properties style:width="10.1118in" table:align="margins"/>
    </style:style>
    <style:style style:name="Table25.A" style:family="table-column">
      <style:table-column-properties style:column-width="0.8646in" style:rel-column-width="5603*"/>
    </style:style>
    <style:style style:name="Table25.B" style:family="table-column">
      <style:table-column-properties style:column-width="2.2813in" style:rel-column-width="14784*"/>
    </style:style>
    <style:style style:name="Table25.C" style:family="table-column">
      <style:table-column-properties style:column-width="0.2813in" style:rel-column-width="1822*"/>
    </style:style>
    <style:style style:name="Table25.D" style:family="table-column">
      <style:table-column-properties style:column-width="0.4688in" style:rel-column-width="3037*"/>
    </style:style>
    <style:style style:name="Table25.E" style:family="table-column">
      <style:table-column-properties style:column-width="6.2167in" style:rel-column-width="40289*"/>
    </style:style>
    <style:style style:name="Table25.A1" style:family="table-cell">
      <style:table-cell-properties fo:padding="0in" fo:border="none"/>
    </style:style>
    <style:style style:name="Table74" style:family="table">
      <style:table-properties style:width="10.1118in" table:align="margins"/>
    </style:style>
    <style:style style:name="Table74.A" style:family="table-column">
      <style:table-column-properties style:column-width="4.9583in" style:rel-column-width="32135*"/>
    </style:style>
    <style:style style:name="Table74.B" style:family="table-column">
      <style:table-column-properties style:column-width="5.1535in" style:rel-column-width="33400*"/>
    </style:style>
    <style:style style:name="Table74.A1" style:family="table-cell">
      <style:table-cell-properties fo:background-color="transparent" fo:padding="0.0382in" fo:border="none" style:writing-mode="page">
        <style:background-image/>
      </style:table-cell-properties>
    </style:style>
    <style:style style:name="Table26" style:family="table">
      <style:table-properties style:width="10.1118in" table:align="margins"/>
    </style:style>
    <style:style style:name="Table26.A" style:family="table-column">
      <style:table-column-properties style:column-width="0.8646in" style:rel-column-width="5603*"/>
    </style:style>
    <style:style style:name="Table26.B" style:family="table-column">
      <style:table-column-properties style:column-width="2.2813in" style:rel-column-width="14784*"/>
    </style:style>
    <style:style style:name="Table26.C" style:family="table-column">
      <style:table-column-properties style:column-width="0.2813in" style:rel-column-width="1822*"/>
    </style:style>
    <style:style style:name="Table26.D" style:family="table-column">
      <style:table-column-properties style:column-width="0.5104in" style:rel-column-width="3308*"/>
    </style:style>
    <style:style style:name="Table26.E" style:family="table-column">
      <style:table-column-properties style:column-width="6.1743in" style:rel-column-width="40018*"/>
    </style:style>
    <style:style style:name="Table26.A1" style:family="table-cell">
      <style:table-cell-properties fo:padding="0in" fo:border="none"/>
    </style:style>
    <style:style style:name="Table27" style:family="table">
      <style:table-properties style:width="10.1118in" table:align="margins"/>
    </style:style>
    <style:style style:name="Table27.A" style:family="table-column">
      <style:table-column-properties style:column-width="0.8646in" style:rel-column-width="5603*"/>
    </style:style>
    <style:style style:name="Table27.B" style:family="table-column">
      <style:table-column-properties style:column-width="2.2813in" style:rel-column-width="14784*"/>
    </style:style>
    <style:style style:name="Table27.C" style:family="table-column">
      <style:table-column-properties style:column-width="0.2813in" style:rel-column-width="1822*"/>
    </style:style>
    <style:style style:name="Table27.D" style:family="table-column">
      <style:table-column-properties style:column-width="0.5104in" style:rel-column-width="3308*"/>
    </style:style>
    <style:style style:name="Table27.E" style:family="table-column">
      <style:table-column-properties style:column-width="6.1743in" style:rel-column-width="40018*"/>
    </style:style>
    <style:style style:name="Table27.A1" style:family="table-cell">
      <style:table-cell-properties fo:padding="0in" fo:border="none"/>
    </style:style>
    <style:style style:name="Table28" style:family="table">
      <style:table-properties style:width="10.1118in" table:align="margins"/>
    </style:style>
    <style:style style:name="Table28.A" style:family="table-column">
      <style:table-column-properties style:column-width="0.8639in" style:rel-column-width="5598*"/>
    </style:style>
    <style:style style:name="Table28.B" style:family="table-column">
      <style:table-column-properties style:column-width="2.2813in" style:rel-column-width="14784*"/>
    </style:style>
    <style:style style:name="Table28.C" style:family="table-column">
      <style:table-column-properties style:column-width="0.2813in" style:rel-column-width="1822*"/>
    </style:style>
    <style:style style:name="Table28.D" style:family="table-column">
      <style:table-column-properties style:column-width="0.5104in" style:rel-column-width="3308*"/>
    </style:style>
    <style:style style:name="Table28.E" style:family="table-column">
      <style:table-column-properties style:column-width="6.1757in" style:rel-column-width="40023*"/>
    </style:style>
    <style:style style:name="Table28.A1" style:family="table-cell">
      <style:table-cell-properties fo:padding="0in" fo:border="none"/>
    </style:style>
    <style:style style:name="Table30" style:family="table">
      <style:table-properties style:width="10.1118in" table:align="margins"/>
    </style:style>
    <style:style style:name="Table30.A" style:family="table-column">
      <style:table-column-properties style:column-width="0.9063in" style:rel-column-width="5873*"/>
    </style:style>
    <style:style style:name="Table30.B" style:family="table-column">
      <style:table-column-properties style:column-width="2.2396in" style:rel-column-width="14514*"/>
    </style:style>
    <style:style style:name="Table30.C" style:family="table-column">
      <style:table-column-properties style:column-width="0.2813in" style:rel-column-width="1822*"/>
    </style:style>
    <style:style style:name="Table30.D" style:family="table-column">
      <style:table-column-properties style:column-width="0.5104in" style:rel-column-width="3308*"/>
    </style:style>
    <style:style style:name="Table30.E" style:family="table-column">
      <style:table-column-properties style:column-width="6.1743in" style:rel-column-width="40018*"/>
    </style:style>
    <style:style style:name="Table30.A1" style:family="table-cell">
      <style:table-cell-properties fo:padding="0in" fo:border="none"/>
    </style:style>
    <style:style style:name="Table31" style:family="table">
      <style:table-properties style:width="10.1118in" table:align="margins"/>
    </style:style>
    <style:style style:name="Table31.A" style:family="table-column">
      <style:table-column-properties style:column-width="0.9063in" style:rel-column-width="5873*"/>
    </style:style>
    <style:style style:name="Table31.B" style:family="table-column">
      <style:table-column-properties style:column-width="2.2396in" style:rel-column-width="14514*"/>
    </style:style>
    <style:style style:name="Table31.C" style:family="table-column">
      <style:table-column-properties style:column-width="0.2813in" style:rel-column-width="1822*"/>
    </style:style>
    <style:style style:name="Table31.D" style:family="table-column">
      <style:table-column-properties style:column-width="0.5104in" style:rel-column-width="3308*"/>
    </style:style>
    <style:style style:name="Table31.E" style:family="table-column">
      <style:table-column-properties style:column-width="6.1743in" style:rel-column-width="40018*"/>
    </style:style>
    <style:style style:name="Table31.A1" style:family="table-cell">
      <style:table-cell-properties fo:padding="0in" fo:border="none"/>
    </style:style>
    <style:style style:name="Table32" style:family="table">
      <style:table-properties style:width="10.1118in" table:align="margins"/>
    </style:style>
    <style:style style:name="Table32.A" style:family="table-column">
      <style:table-column-properties style:column-width="0.9063in" style:rel-column-width="5873*"/>
    </style:style>
    <style:style style:name="Table32.B" style:family="table-column">
      <style:table-column-properties style:column-width="2.2396in" style:rel-column-width="14514*"/>
    </style:style>
    <style:style style:name="Table32.C" style:family="table-column">
      <style:table-column-properties style:column-width="0.2813in" style:rel-column-width="1822*"/>
    </style:style>
    <style:style style:name="Table32.D" style:family="table-column">
      <style:table-column-properties style:column-width="0.5104in" style:rel-column-width="3308*"/>
    </style:style>
    <style:style style:name="Table32.E" style:family="table-column">
      <style:table-column-properties style:column-width="6.1743in" style:rel-column-width="40018*"/>
    </style:style>
    <style:style style:name="Table32.A1" style:family="table-cell">
      <style:table-cell-properties fo:padding="0in" fo:border="none"/>
    </style:style>
    <style:style style:name="Table24" style:family="table">
      <style:table-properties style:width="6.175in" table:align="margins"/>
    </style:style>
    <style:style style:name="Table24.A" style:family="table-column">
      <style:table-column-properties style:column-width="6.175in" style:rel-column-width="65535*"/>
    </style:style>
    <style:style style:name="Table24.A1" style:family="table-cell">
      <style:table-cell-properties fo:padding="0in" fo:border="none"/>
    </style:style>
    <style:style style:name="Table24" style:family="table">
      <style:table-properties style:width="6.175in" table:align="margins"/>
    </style:style>
    <style:style style:name="Table24.A" style:family="table-column">
      <style:table-column-properties style:column-width="6.175in" style:rel-column-width="65535*"/>
    </style:style>
    <style:style style:name="Table24.A1" style:family="table-cell">
      <style:table-cell-properties fo:padding="0in" fo:border="none"/>
    </style:style>
    <style:style style:name="Table4" style:family="table">
      <style:table-properties style:width="8.5104in" fo:margin-left="0in" fo:margin-top="0in" fo:margin-bottom="0in" table:align="left"/>
    </style:style>
    <style:style style:name="Table4.A" style:family="table-column">
      <style:table-column-properties style:column-width="8.510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8.5104in" fo:margin-left="0in" fo:margin-top="0in" fo:margin-bottom="0in" table:align="left"/>
    </style:style>
    <style:style style:name="Table5.A" style:family="table-column">
      <style:table-column-properties style:column-width="8.510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8.5104in" fo:margin-left="0in" fo:margin-top="0in" fo:margin-bottom="0in" table:align="left"/>
    </style:style>
    <style:style style:name="Table6.A" style:family="table-column">
      <style:table-column-properties style:column-width="8.510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8.5104in" fo:margin-left="0in" fo:margin-top="0in" fo:margin-bottom="0in" table:align="left"/>
    </style:style>
    <style:style style:name="Table7.A" style:family="table-column">
      <style:table-column-properties style:column-width="8.5104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9" style:family="table">
      <style:table-properties style:width="8.5104in" fo:margin-left="0in" fo:margin-top="0in" fo:margin-bottom="0in" table:align="left"/>
    </style:style>
    <style:style style:name="Table9.A" style:family="table-column">
      <style:table-column-properties style:column-width="8.510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8.5in" fo:margin-top="0in" fo:margin-bottom="0in" table:align="left"/>
    </style:style>
    <style:style style:name="Table10.A" style:family="table-column">
      <style:table-column-properties style:column-width="8.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41" style:family="table">
      <style:table-properties style:width="10.1118in" table:align="margins"/>
    </style:style>
    <style:style style:name="Table41.A" style:family="table-column">
      <style:table-column-properties style:column-width="0.9063in" style:rel-column-width="5873*"/>
    </style:style>
    <style:style style:name="Table41.B" style:family="table-column">
      <style:table-column-properties style:column-width="2.2396in" style:rel-column-width="14514*"/>
    </style:style>
    <style:style style:name="Table41.C" style:family="table-column">
      <style:table-column-properties style:column-width="0.2813in" style:rel-column-width="1822*"/>
    </style:style>
    <style:style style:name="Table41.D" style:family="table-column">
      <style:table-column-properties style:column-width="0.5104in" style:rel-column-width="3308*"/>
    </style:style>
    <style:style style:name="Table41.E" style:family="table-column">
      <style:table-column-properties style:column-width="6.1743in" style:rel-column-width="40018*"/>
    </style:style>
    <style:style style:name="Table33" style:family="table">
      <style:table-properties style:width="10.1118in" table:align="margins"/>
    </style:style>
    <style:style style:name="Table33.A" style:family="table-column">
      <style:table-column-properties style:column-width="0.9063in" style:rel-column-width="5873*"/>
    </style:style>
    <style:style style:name="Table33.B" style:family="table-column">
      <style:table-column-properties style:column-width="2.2396in" style:rel-column-width="14514*"/>
    </style:style>
    <style:style style:name="Table33.C" style:family="table-column">
      <style:table-column-properties style:column-width="0.2813in" style:rel-column-width="1822*"/>
    </style:style>
    <style:style style:name="Table33.D" style:family="table-column">
      <style:table-column-properties style:column-width="0.5104in" style:rel-column-width="3308*"/>
    </style:style>
    <style:style style:name="Table33.E" style:family="table-column">
      <style:table-column-properties style:column-width="6.1743in" style:rel-column-width="40018*"/>
    </style:style>
    <style:style style:name="Table33.A1" style:family="table-cell">
      <style:table-cell-properties fo:padding="0in" fo:border="none"/>
    </style:style>
    <style:style style:name="Table35" style:family="table">
      <style:table-properties style:width="10.1118in" table:align="margins"/>
    </style:style>
    <style:style style:name="Table35.A" style:family="table-column">
      <style:table-column-properties style:column-width="0.9063in" style:rel-column-width="5873*"/>
    </style:style>
    <style:style style:name="Table35.B" style:family="table-column">
      <style:table-column-properties style:column-width="2.2396in" style:rel-column-width="14514*"/>
    </style:style>
    <style:style style:name="Table35.C" style:family="table-column">
      <style:table-column-properties style:column-width="0.2813in" style:rel-column-width="1822*"/>
    </style:style>
    <style:style style:name="Table35.D" style:family="table-column">
      <style:table-column-properties style:column-width="0.5104in" style:rel-column-width="3308*"/>
    </style:style>
    <style:style style:name="Table35.E" style:family="table-column">
      <style:table-column-properties style:column-width="6.1743in" style:rel-column-width="40018*"/>
    </style:style>
    <style:style style:name="Table35.A1" style:family="table-cell">
      <style:table-cell-properties fo:padding="0in" fo:border="none"/>
    </style:style>
    <style:style style:name="Table36" style:family="table">
      <style:table-properties style:width="10.1118in" table:align="margins"/>
    </style:style>
    <style:style style:name="Table36.A" style:family="table-column">
      <style:table-column-properties style:column-width="0.9063in" style:rel-column-width="5873*"/>
    </style:style>
    <style:style style:name="Table36.B" style:family="table-column">
      <style:table-column-properties style:column-width="2.2396in" style:rel-column-width="14514*"/>
    </style:style>
    <style:style style:name="Table36.C" style:family="table-column">
      <style:table-column-properties style:column-width="0.2813in" style:rel-column-width="1822*"/>
    </style:style>
    <style:style style:name="Table36.D" style:family="table-column">
      <style:table-column-properties style:column-width="0.5104in" style:rel-column-width="3308*"/>
    </style:style>
    <style:style style:name="Table36.E" style:family="table-column">
      <style:table-column-properties style:column-width="6.1743in" style:rel-column-width="40018*"/>
    </style:style>
    <style:style style:name="Table36.A1" style:family="table-cell">
      <style:table-cell-properties fo:padding="0in" fo:border="none"/>
    </style:style>
    <style:style style:name="Table37" style:family="table">
      <style:table-properties style:width="10.1118in" table:align="margins"/>
    </style:style>
    <style:style style:name="Table37.A" style:family="table-column">
      <style:table-column-properties style:column-width="0.9063in" style:rel-column-width="5873*"/>
    </style:style>
    <style:style style:name="Table37.B" style:family="table-column">
      <style:table-column-properties style:column-width="2.2396in" style:rel-column-width="14514*"/>
    </style:style>
    <style:style style:name="Table37.C" style:family="table-column">
      <style:table-column-properties style:column-width="0.2813in" style:rel-column-width="1822*"/>
    </style:style>
    <style:style style:name="Table37.D" style:family="table-column">
      <style:table-column-properties style:column-width="0.5104in" style:rel-column-width="3308*"/>
    </style:style>
    <style:style style:name="Table37.E" style:family="table-column">
      <style:table-column-properties style:column-width="6.1743in" style:rel-column-width="40018*"/>
    </style:style>
    <style:style style:name="Table37.A1" style:family="table-cell">
      <style:table-cell-properties fo:padding="0in" fo:border="none"/>
    </style:style>
    <style:style style:name="Table38" style:family="table">
      <style:table-properties style:width="10.1118in" table:align="margins"/>
    </style:style>
    <style:style style:name="Table38.A" style:family="table-column">
      <style:table-column-properties style:column-width="0.9063in" style:rel-column-width="5873*"/>
    </style:style>
    <style:style style:name="Table38.B" style:family="table-column">
      <style:table-column-properties style:column-width="2.2396in" style:rel-column-width="14514*"/>
    </style:style>
    <style:style style:name="Table38.C" style:family="table-column">
      <style:table-column-properties style:column-width="0.2813in" style:rel-column-width="1822*"/>
    </style:style>
    <style:style style:name="Table38.D" style:family="table-column">
      <style:table-column-properties style:column-width="0.5104in" style:rel-column-width="3308*"/>
    </style:style>
    <style:style style:name="Table38.E" style:family="table-column">
      <style:table-column-properties style:column-width="6.1743in" style:rel-column-width="40018*"/>
    </style:style>
    <style:style style:name="Table38.A1" style:family="table-cell">
      <style:table-cell-properties fo:padding="0in" fo:border="none"/>
    </style:style>
    <style:style style:name="Table11" style:family="table">
      <style:table-properties style:width="10.1146in" fo:margin-left="0in" fo:margin-top="0in" fo:margin-bottom="0in" table:align="left"/>
    </style:style>
    <style:style style:name="Table11.A" style:family="table-column">
      <style:table-column-properties style:column-width="10.1146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39" style:family="table">
      <style:table-properties style:width="10.1118in" table:align="margins"/>
    </style:style>
    <style:style style:name="Table39.A" style:family="table-column">
      <style:table-column-properties style:column-width="0.9063in" style:rel-column-width="5873*"/>
    </style:style>
    <style:style style:name="Table39.B" style:family="table-column">
      <style:table-column-properties style:column-width="2.2396in" style:rel-column-width="14514*"/>
    </style:style>
    <style:style style:name="Table39.C" style:family="table-column">
      <style:table-column-properties style:column-width="0.2813in" style:rel-column-width="1822*"/>
    </style:style>
    <style:style style:name="Table39.D" style:family="table-column">
      <style:table-column-properties style:column-width="0.5104in" style:rel-column-width="3308*"/>
    </style:style>
    <style:style style:name="Table39.E" style:family="table-column">
      <style:table-column-properties style:column-width="6.1743in" style:rel-column-width="40018*"/>
    </style:style>
    <style:style style:name="Table39.A1" style:family="table-cell">
      <style:table-cell-properties fo:padding="0in" fo:border="none"/>
    </style:style>
    <style:style style:name="Table12" style:family="table">
      <style:table-properties style:width="10.1146in" fo:margin-left="0in" fo:margin-top="0in" fo:margin-bottom="0in" table:align="left"/>
    </style:style>
    <style:style style:name="Table12.A" style:family="table-column">
      <style:table-column-properties style:column-width="10.114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34" style:family="table">
      <style:table-properties style:width="10.1118in" table:align="margins"/>
    </style:style>
    <style:style style:name="Table34.A" style:family="table-column">
      <style:table-column-properties style:column-width="0.9063in" style:rel-column-width="5873*"/>
    </style:style>
    <style:style style:name="Table34.B" style:family="table-column">
      <style:table-column-properties style:column-width="2.2396in" style:rel-column-width="14514*"/>
    </style:style>
    <style:style style:name="Table34.C" style:family="table-column">
      <style:table-column-properties style:column-width="0.2813in" style:rel-column-width="1822*"/>
    </style:style>
    <style:style style:name="Table34.D" style:family="table-column">
      <style:table-column-properties style:column-width="0.5104in" style:rel-column-width="3308*"/>
    </style:style>
    <style:style style:name="Table34.E" style:family="table-column">
      <style:table-column-properties style:column-width="6.1743in" style:rel-column-width="40018*"/>
    </style:style>
    <style:style style:name="Table34.A1" style:family="table-cell">
      <style:table-cell-properties fo:padding="0in" fo:border="none"/>
    </style:style>
    <style:style style:name="Table13" style:family="table">
      <style:table-properties style:width="10.0833in" fo:margin-top="0in" fo:margin-bottom="0in" table:align="left"/>
    </style:style>
    <style:style style:name="Table13.A" style:family="table-column">
      <style:table-column-properties style:column-width="10.083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71" style:family="table">
      <style:table-properties style:width="9.9444in" table:align="margins"/>
    </style:style>
    <style:style style:name="Table71.A" style:family="table-column">
      <style:table-column-properties style:column-width="0.9056in" style:rel-column-width="5967*"/>
    </style:style>
    <style:style style:name="Table71.B" style:family="table-column">
      <style:table-column-properties style:column-width="9.0389in" style:rel-column-width="59568*"/>
    </style:style>
    <style:style style:name="Table71" style:family="table">
      <style:table-properties style:width="9.9444in" table:align="margins"/>
    </style:style>
    <style:style style:name="Table71.A" style:family="table-column">
      <style:table-column-properties style:column-width="0.9056in" style:rel-column-width="5967*"/>
    </style:style>
    <style:style style:name="Table71.B" style:family="table-column">
      <style:table-column-properties style:column-width="9.0389in" style:rel-column-width="59568*"/>
    </style:style>
    <style:style style:name="Table14" style:family="table">
      <style:table-properties style:width="10.1146in" fo:margin-left="0in" fo:margin-top="0in" fo:margin-bottom="0in" table:align="left"/>
    </style:style>
    <style:style style:name="Table14.A" style:family="table-column">
      <style:table-column-properties style:column-width="10.114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40" style:family="table">
      <style:table-properties style:width="10.1118in" table:align="margins"/>
    </style:style>
    <style:style style:name="Table40.A" style:family="table-column">
      <style:table-column-properties style:column-width="0.8646in" style:rel-column-width="5603*"/>
    </style:style>
    <style:style style:name="Table40.B" style:family="table-column">
      <style:table-column-properties style:column-width="2.2813in" style:rel-column-width="14784*"/>
    </style:style>
    <style:style style:name="Table40.C" style:family="table-column">
      <style:table-column-properties style:column-width="0.2813in" style:rel-column-width="1822*"/>
    </style:style>
    <style:style style:name="Table40.D" style:family="table-column">
      <style:table-column-properties style:column-width="0.3542in" style:rel-column-width="2295*"/>
    </style:style>
    <style:style style:name="Table40.E" style:family="table-column">
      <style:table-column-properties style:column-width="6.3313in" style:rel-column-width="41031*"/>
    </style:style>
    <style:style style:name="Table40.A1" style:family="table-cell">
      <style:table-cell-properties fo:padding="0in" fo:border="none"/>
    </style:style>
    <style:style style:name="Table40.8" style:family="table-row">
      <style:table-row-properties style:min-row-height="0.184in"/>
    </style:style>
    <style:style style:name="Table15" style:family="table">
      <style:table-properties style:width="10.1118in" table:align="margins"/>
    </style:style>
    <style:style style:name="Table15.A" style:family="table-column">
      <style:table-column-properties style:column-width="0.8646in" style:rel-column-width="5603*"/>
    </style:style>
    <style:style style:name="Table15.B" style:family="table-column">
      <style:table-column-properties style:column-width="2.2813in" style:rel-column-width="14784*"/>
    </style:style>
    <style:style style:name="Table15.C" style:family="table-column">
      <style:table-column-properties style:column-width="0.2813in" style:rel-column-width="1822*"/>
    </style:style>
    <style:style style:name="Table15.D" style:family="table-column">
      <style:table-column-properties style:column-width="0.3542in" style:rel-column-width="2295*"/>
    </style:style>
    <style:style style:name="Table15.E" style:family="table-column">
      <style:table-column-properties style:column-width="6.3313in" style:rel-column-width="41031*"/>
    </style:style>
    <style:style style:name="Table15.A1" style:family="table-cell">
      <style:table-cell-properties fo:padding="0in" fo:border="none"/>
    </style:style>
    <style:style style:name="Table42" style:family="table">
      <style:table-properties style:width="10.1118in" table:align="margins"/>
    </style:style>
    <style:style style:name="Table42.A" style:family="table-column">
      <style:table-column-properties style:column-width="0.8646in" style:rel-column-width="5603*"/>
    </style:style>
    <style:style style:name="Table42.B" style:family="table-column">
      <style:table-column-properties style:column-width="2.2813in" style:rel-column-width="14784*"/>
    </style:style>
    <style:style style:name="Table42.C" style:family="table-column">
      <style:table-column-properties style:column-width="0.2813in" style:rel-column-width="1822*"/>
    </style:style>
    <style:style style:name="Table42.D" style:family="table-column">
      <style:table-column-properties style:column-width="0.3542in" style:rel-column-width="2295*"/>
    </style:style>
    <style:style style:name="Table42.E" style:family="table-column">
      <style:table-column-properties style:column-width="6.3313in" style:rel-column-width="41031*"/>
    </style:style>
    <style:style style:name="Table42.A1" style:family="table-cell">
      <style:table-cell-properties fo:padding="0in" fo:border="none"/>
    </style:style>
    <style:style style:name="Table67" style:family="table">
      <style:table-properties table:align="margins"/>
    </style:style>
    <style:style style:name="Table67.A" style:family="table-column">
      <style:table-column-properties style:rel-column-width="5603*"/>
    </style:style>
    <style:style style:name="Table67.B" style:family="table-column">
      <style:table-column-properties style:rel-column-width="14784*"/>
    </style:style>
    <style:style style:name="Table67.C" style:family="table-column">
      <style:table-column-properties style:rel-column-width="1822*"/>
    </style:style>
    <style:style style:name="Table67.D" style:family="table-column">
      <style:table-column-properties style:rel-column-width="2295*"/>
    </style:style>
    <style:style style:name="Table67.E" style:family="table-column">
      <style:table-column-properties style:rel-column-width="41031*"/>
    </style:style>
    <style:style style:name="Table67.A1" style:family="table-cell">
      <style:table-cell-properties fo:padding="0in" fo:border="none"/>
    </style:style>
    <style:style style:name="Table43" style:family="table">
      <style:table-properties style:width="10.1118in" table:align="margins"/>
    </style:style>
    <style:style style:name="Table43.A" style:family="table-column">
      <style:table-column-properties style:column-width="0.8646in" style:rel-column-width="5603*"/>
    </style:style>
    <style:style style:name="Table43.B" style:family="table-column">
      <style:table-column-properties style:column-width="2.2813in" style:rel-column-width="14784*"/>
    </style:style>
    <style:style style:name="Table43.C" style:family="table-column">
      <style:table-column-properties style:column-width="0.2813in" style:rel-column-width="1822*"/>
    </style:style>
    <style:style style:name="Table43.D" style:family="table-column">
      <style:table-column-properties style:column-width="0.3542in" style:rel-column-width="2295*"/>
    </style:style>
    <style:style style:name="Table43.E" style:family="table-column">
      <style:table-column-properties style:column-width="6.3313in" style:rel-column-width="41031*"/>
    </style:style>
    <style:style style:name="Table43.A1" style:family="table-cell">
      <style:table-cell-properties fo:padding="0in" fo:border="none"/>
    </style:style>
    <style:style style:name="Table44" style:family="table">
      <style:table-properties style:width="10.1118in" table:align="margins"/>
    </style:style>
    <style:style style:name="Table44.A" style:family="table-column">
      <style:table-column-properties style:column-width="0.8083in" style:rel-column-width="5238*"/>
    </style:style>
    <style:style style:name="Table44.B" style:family="table-column">
      <style:table-column-properties style:column-width="2.3375in" style:rel-column-width="15149*"/>
    </style:style>
    <style:style style:name="Table44.C" style:family="table-column">
      <style:table-column-properties style:column-width="0.2813in" style:rel-column-width="1822*"/>
    </style:style>
    <style:style style:name="Table44.D" style:family="table-column">
      <style:table-column-properties style:column-width="0.3542in" style:rel-column-width="2295*"/>
    </style:style>
    <style:style style:name="Table44.E" style:family="table-column">
      <style:table-column-properties style:column-width="6.3313in" style:rel-column-width="41031*"/>
    </style:style>
    <style:style style:name="Table44.A1" style:family="table-cell">
      <style:table-cell-properties fo:padding="0in" fo:border="none"/>
    </style:style>
    <style:style style:name="Table45" style:family="table">
      <style:table-properties style:width="10.1146in" fo:margin-left="0in" fo:margin-top="0in" fo:margin-bottom="0in" table:align="left"/>
    </style:style>
    <style:style style:name="Table45.A" style:family="table-column">
      <style:table-column-properties style:column-width="10.1146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73" style:family="table">
      <style:table-properties style:width="10.1118in" table:align="margins"/>
    </style:style>
    <style:style style:name="Table73.A" style:family="table-column">
      <style:table-column-properties style:column-width="0.8229in" style:rel-column-width="5333*"/>
    </style:style>
    <style:style style:name="Table73.B" style:family="table-column">
      <style:table-column-properties style:column-width="2.3229in" style:rel-column-width="15055*"/>
    </style:style>
    <style:style style:name="Table73.C" style:family="table-column">
      <style:table-column-properties style:column-width="0.2813in" style:rel-column-width="1822*"/>
    </style:style>
    <style:style style:name="Table73.D" style:family="table-column">
      <style:table-column-properties style:column-width="0.3542in" style:rel-column-width="2295*"/>
    </style:style>
    <style:style style:name="Table73.E" style:family="table-column">
      <style:table-column-properties style:column-width="6.3306in" style:rel-column-width="41030*"/>
    </style:style>
    <style:style style:name="Table73.A1" style:family="table-cell">
      <style:table-cell-properties fo:padding="0in" fo:border="none"/>
    </style:style>
    <style:style style:name="Table65" style:family="table">
      <style:table-properties style:width="10.1118in" table:align="margins"/>
    </style:style>
    <style:style style:name="Table65.A" style:family="table-column">
      <style:table-column-properties style:column-width="0.8826in" style:rel-column-width="5721*"/>
    </style:style>
    <style:style style:name="Table65.B" style:family="table-column">
      <style:table-column-properties style:column-width="2.4924in" style:rel-column-width="16151*"/>
    </style:style>
    <style:style style:name="Table65.C" style:family="table-column">
      <style:table-column-properties style:column-width="0.3014in" style:rel-column-width="1955*"/>
    </style:style>
    <style:style style:name="Table65.D" style:family="table-column">
      <style:table-column-properties style:column-width="0.3799in" style:rel-column-width="2462*"/>
    </style:style>
    <style:style style:name="Table65.E" style:family="table-column">
      <style:table-column-properties style:column-width="6.0556in" style:rel-column-width="39246*"/>
    </style:style>
    <style:style style:name="Table65.A1" style:family="table-cell">
      <style:table-cell-properties fo:padding="0in" fo:border="none"/>
    </style:style>
    <style:style style:name="Table46" style:family="table">
      <style:table-properties style:width="10.1118in" fo:break-before="auto" fo:break-after="auto" table:align="margins" fo:background-color="transparent" fo:keep-with-next="auto" style:may-break-between-rows="true" style:writing-mode="lr-tb">
        <style:background-image/>
      </style:table-properties>
    </style:style>
    <style:style style:name="Table46.A" style:family="table-column">
      <style:table-column-properties style:column-width="0.8646in" style:rel-column-width="5603*"/>
    </style:style>
    <style:style style:name="Table46.B" style:family="table-column">
      <style:table-column-properties style:column-width="2.25in" style:rel-column-width="14582*"/>
    </style:style>
    <style:style style:name="Table46.C" style:family="table-column">
      <style:table-column-properties style:column-width="0.3125in" style:rel-column-width="2025*"/>
    </style:style>
    <style:style style:name="Table46.D" style:family="table-column">
      <style:table-column-properties style:column-width="0.3542in" style:rel-column-width="2295*"/>
    </style:style>
    <style:style style:name="Table46.E" style:family="table-column">
      <style:table-column-properties style:column-width="6.3306in" style:rel-column-width="41030*"/>
    </style:style>
    <style:style style:name="Table46.A1" style:family="table-cell">
      <style:table-cell-properties fo:padding="0in" fo:border="none"/>
    </style:style>
    <style:style style:name="Table46.2" style:family="table-row">
      <style:table-row-properties fo:background-color="transparent" fo:keep-together="auto">
        <style:background-image/>
      </style:table-row-properties>
    </style:style>
    <style:style style:name="Table46.A2" style:family="table-cell">
      <style:table-cell-properties style:vertical-align="" fo:background-color="transparent" fo:padding="0in" fo:border="none" style:writing-mode="lr-tb">
        <style:background-image/>
      </style:table-cell-properties>
    </style:style>
    <style:style style:name="Table70" style:family="table">
      <style:table-properties style:width="10.1118in" table:align="margins"/>
    </style:style>
    <style:style style:name="Table70.A" style:family="table-column">
      <style:table-column-properties style:column-width="0.8646in" style:rel-column-width="5603*"/>
    </style:style>
    <style:style style:name="Table70.B" style:family="table-column">
      <style:table-column-properties style:column-width="2.25in" style:rel-column-width="14582*"/>
    </style:style>
    <style:style style:name="Table70.C" style:family="table-column">
      <style:table-column-properties style:column-width="0.3125in" style:rel-column-width="2025*"/>
    </style:style>
    <style:style style:name="Table70.D" style:family="table-column">
      <style:table-column-properties style:column-width="0.3542in" style:rel-column-width="2295*"/>
    </style:style>
    <style:style style:name="Table70.E" style:family="table-column">
      <style:table-column-properties style:column-width="6.3306in" style:rel-column-width="41030*"/>
    </style:style>
    <style:style style:name="Table70.A1" style:family="table-cell">
      <style:table-cell-properties fo:padding="0in" fo:border="none"/>
    </style:style>
    <style:style style:name="Table48" style:family="table">
      <style:table-properties style:width="10.1118in" table:align="margins"/>
    </style:style>
    <style:style style:name="Table48.A" style:family="table-column">
      <style:table-column-properties style:column-width="0.8646in" style:rel-column-width="5603*"/>
    </style:style>
    <style:style style:name="Table48.B" style:family="table-column">
      <style:table-column-properties style:column-width="2.25in" style:rel-column-width="14582*"/>
    </style:style>
    <style:style style:name="Table48.C" style:family="table-column">
      <style:table-column-properties style:column-width="0.3125in" style:rel-column-width="2025*"/>
    </style:style>
    <style:style style:name="Table48.D" style:family="table-column">
      <style:table-column-properties style:column-width="0.3542in" style:rel-column-width="2295*"/>
    </style:style>
    <style:style style:name="Table48.E" style:family="table-column">
      <style:table-column-properties style:column-width="6.3306in" style:rel-column-width="41030*"/>
    </style:style>
    <style:style style:name="Table48.A1" style:family="table-cell">
      <style:table-cell-properties fo:padding="0in" fo:border="none"/>
    </style:style>
    <style:style style:name="Table49" style:family="table">
      <style:table-properties style:width="10.1118in" table:align="margins"/>
    </style:style>
    <style:style style:name="Table49.A" style:family="table-column">
      <style:table-column-properties style:column-width="0.8646in" style:rel-column-width="5603*"/>
    </style:style>
    <style:style style:name="Table49.B" style:family="table-column">
      <style:table-column-properties style:column-width="2.25in" style:rel-column-width="14582*"/>
    </style:style>
    <style:style style:name="Table49.C" style:family="table-column">
      <style:table-column-properties style:column-width="0.3125in" style:rel-column-width="2025*"/>
    </style:style>
    <style:style style:name="Table49.D" style:family="table-column">
      <style:table-column-properties style:column-width="0.3542in" style:rel-column-width="2295*"/>
    </style:style>
    <style:style style:name="Table49.E" style:family="table-column">
      <style:table-column-properties style:column-width="6.3306in" style:rel-column-width="41030*"/>
    </style:style>
    <style:style style:name="Table49.A1" style:family="table-cell">
      <style:table-cell-properties fo:padding="0in" fo:border="none"/>
    </style:style>
    <style:style style:name="Table50" style:family="table">
      <style:table-properties style:width="10.1118in" table:align="margins"/>
    </style:style>
    <style:style style:name="Table50.A" style:family="table-column">
      <style:table-column-properties style:column-width="0.8646in" style:rel-column-width="5603*"/>
    </style:style>
    <style:style style:name="Table50.B" style:family="table-column">
      <style:table-column-properties style:column-width="2.25in" style:rel-column-width="14582*"/>
    </style:style>
    <style:style style:name="Table50.C" style:family="table-column">
      <style:table-column-properties style:column-width="0.3125in" style:rel-column-width="2025*"/>
    </style:style>
    <style:style style:name="Table50.D" style:family="table-column">
      <style:table-column-properties style:column-width="0.3542in" style:rel-column-width="2295*"/>
    </style:style>
    <style:style style:name="Table50.E" style:family="table-column">
      <style:table-column-properties style:column-width="6.3306in" style:rel-column-width="41030*"/>
    </style:style>
    <style:style style:name="Table50.A1" style:family="table-cell">
      <style:table-cell-properties fo:padding="0in" fo:border="none"/>
    </style:style>
    <style:style style:name="Table51" style:family="table">
      <style:table-properties style:width="10.1118in" table:align="margins"/>
    </style:style>
    <style:style style:name="Table51.A" style:family="table-column">
      <style:table-column-properties style:column-width="0.8646in" style:rel-column-width="5603*"/>
    </style:style>
    <style:style style:name="Table51.B" style:family="table-column">
      <style:table-column-properties style:column-width="2.25in" style:rel-column-width="14582*"/>
    </style:style>
    <style:style style:name="Table51.C" style:family="table-column">
      <style:table-column-properties style:column-width="0.3125in" style:rel-column-width="2025*"/>
    </style:style>
    <style:style style:name="Table51.D" style:family="table-column">
      <style:table-column-properties style:column-width="0.3542in" style:rel-column-width="2295*"/>
    </style:style>
    <style:style style:name="Table51.E" style:family="table-column">
      <style:table-column-properties style:column-width="6.3306in" style:rel-column-width="41030*"/>
    </style:style>
    <style:style style:name="Table51.A1" style:family="table-cell">
      <style:table-cell-properties fo:padding="0in" fo:border="none"/>
    </style:style>
    <style:style style:name="Table52" style:family="table">
      <style:table-properties style:width="10.1118in" table:align="margins"/>
    </style:style>
    <style:style style:name="Table52.A" style:family="table-column">
      <style:table-column-properties style:column-width="0.8646in" style:rel-column-width="5603*"/>
    </style:style>
    <style:style style:name="Table52.B" style:family="table-column">
      <style:table-column-properties style:column-width="2.25in" style:rel-column-width="14582*"/>
    </style:style>
    <style:style style:name="Table52.C" style:family="table-column">
      <style:table-column-properties style:column-width="0.3125in" style:rel-column-width="2025*"/>
    </style:style>
    <style:style style:name="Table52.D" style:family="table-column">
      <style:table-column-properties style:column-width="0.3542in" style:rel-column-width="2295*"/>
    </style:style>
    <style:style style:name="Table52.E" style:family="table-column">
      <style:table-column-properties style:column-width="6.3306in" style:rel-column-width="41030*"/>
    </style:style>
    <style:style style:name="Table52.A1" style:family="table-cell">
      <style:table-cell-properties fo:padding="0in" fo:border="none"/>
    </style:style>
    <style:style style:name="Table53" style:family="table">
      <style:table-properties style:width="10.1118in" table:align="margins"/>
    </style:style>
    <style:style style:name="Table53.A" style:family="table-column">
      <style:table-column-properties style:column-width="0.8646in" style:rel-column-width="5603*"/>
    </style:style>
    <style:style style:name="Table53.B" style:family="table-column">
      <style:table-column-properties style:column-width="2.25in" style:rel-column-width="14582*"/>
    </style:style>
    <style:style style:name="Table53.C" style:family="table-column">
      <style:table-column-properties style:column-width="0.3125in" style:rel-column-width="2025*"/>
    </style:style>
    <style:style style:name="Table53.D" style:family="table-column">
      <style:table-column-properties style:column-width="0.3542in" style:rel-column-width="2295*"/>
    </style:style>
    <style:style style:name="Table53.E" style:family="table-column">
      <style:table-column-properties style:column-width="6.3306in" style:rel-column-width="41030*"/>
    </style:style>
    <style:style style:name="Table53.A1" style:family="table-cell">
      <style:table-cell-properties fo:padding="0in" fo:border="none"/>
    </style:style>
    <style:style style:name="Table54" style:family="table">
      <style:table-properties style:width="10.1118in" table:align="margins"/>
    </style:style>
    <style:style style:name="Table54.A" style:family="table-column">
      <style:table-column-properties style:column-width="0.9063in" style:rel-column-width="5873*"/>
    </style:style>
    <style:style style:name="Table54.B" style:family="table-column">
      <style:table-column-properties style:column-width="2.2076in" style:rel-column-width="14307*"/>
    </style:style>
    <style:style style:name="Table54.C" style:family="table-column">
      <style:table-column-properties style:column-width="0.3125in" style:rel-column-width="2025*"/>
    </style:style>
    <style:style style:name="Table54.D" style:family="table-column">
      <style:table-column-properties style:column-width="0.3542in" style:rel-column-width="2295*"/>
    </style:style>
    <style:style style:name="Table54.E" style:family="table-column">
      <style:table-column-properties style:column-width="6.3313in" style:rel-column-width="41035*"/>
    </style:style>
    <style:style style:name="Table54.A1" style:family="table-cell">
      <style:table-cell-properties fo:padding="0in" fo:border="none"/>
    </style:style>
    <style:style style:name="Table55" style:family="table">
      <style:table-properties style:width="6.3319in" table:align="margins"/>
    </style:style>
    <style:style style:name="Table55.A" style:family="table-column">
      <style:table-column-properties style:column-width="6.3319in" style:rel-column-width="65535*"/>
    </style:style>
    <style:style style:name="Table55" style:family="table">
      <style:table-properties style:width="6.3319in" table:align="margins"/>
    </style:style>
    <style:style style:name="Table55.A" style:family="table-column">
      <style:table-column-properties style:column-width="6.3319in" style:rel-column-width="65535*"/>
    </style:style>
    <style:style style:name="Table56" style:family="table">
      <style:table-properties style:width="10.1118in" table:align="margins"/>
    </style:style>
    <style:style style:name="Table56.A" style:family="table-column">
      <style:table-column-properties style:column-width="0.8646in" style:rel-column-width="5603*"/>
    </style:style>
    <style:style style:name="Table56.B" style:family="table-column">
      <style:table-column-properties style:column-width="2.25in" style:rel-column-width="14582*"/>
    </style:style>
    <style:style style:name="Table56.C" style:family="table-column">
      <style:table-column-properties style:column-width="0.3125in" style:rel-column-width="2025*"/>
    </style:style>
    <style:style style:name="Table56.D" style:family="table-column">
      <style:table-column-properties style:column-width="0.3542in" style:rel-column-width="2295*"/>
    </style:style>
    <style:style style:name="Table56.E" style:family="table-column">
      <style:table-column-properties style:column-width="6.3306in" style:rel-column-width="41030*"/>
    </style:style>
    <style:style style:name="Table56.A1" style:family="table-cell">
      <style:table-cell-properties fo:padding="0in" fo:border="none"/>
    </style:style>
    <style:style style:name="Table57" style:family="table">
      <style:table-properties style:width="10.1118in" table:align="margins"/>
    </style:style>
    <style:style style:name="Table57.A" style:family="table-column">
      <style:table-column-properties style:column-width="0.9479in" style:rel-column-width="6143*"/>
    </style:style>
    <style:style style:name="Table57.B" style:family="table-column">
      <style:table-column-properties style:column-width="2.1667in" style:rel-column-width="14042*"/>
    </style:style>
    <style:style style:name="Table57.C" style:family="table-column">
      <style:table-column-properties style:column-width="0.3125in" style:rel-column-width="2025*"/>
    </style:style>
    <style:style style:name="Table57.D" style:family="table-column">
      <style:table-column-properties style:column-width="0.3542in" style:rel-column-width="2295*"/>
    </style:style>
    <style:style style:name="Table57.E" style:family="table-column">
      <style:table-column-properties style:column-width="6.3306in" style:rel-column-width="41030*"/>
    </style:style>
    <style:style style:name="Table57.A1" style:family="table-cell">
      <style:table-cell-properties fo:padding="0in" fo:border="none"/>
    </style:style>
    <style:style style:name="Table58" style:family="table">
      <style:table-properties style:width="6.3313in" table:align="margins"/>
    </style:style>
    <style:style style:name="Table58.A" style:family="table-column">
      <style:table-column-properties style:column-width="6.3313in" style:rel-column-width="65535*"/>
    </style:style>
    <style:style style:name="Table58" style:family="table">
      <style:table-properties style:width="6.3313in" table:align="margins"/>
    </style:style>
    <style:style style:name="Table58.A" style:family="table-column">
      <style:table-column-properties style:column-width="6.3313in" style:rel-column-width="65535*"/>
    </style:style>
    <style:style style:name="Table64" style:family="table">
      <style:table-properties style:width="10.1118in" table:align="margins"/>
    </style:style>
    <style:style style:name="Table64.A" style:family="table-column">
      <style:table-column-properties style:column-width="0.8549in" style:rel-column-width="5540*"/>
    </style:style>
    <style:style style:name="Table64.B" style:family="table-column">
      <style:table-column-properties style:column-width="2.2597in" style:rel-column-width="14645*"/>
    </style:style>
    <style:style style:name="Table64.C" style:family="table-column">
      <style:table-column-properties style:column-width="0.3125in" style:rel-column-width="2025*"/>
    </style:style>
    <style:style style:name="Table64.D" style:family="table-column">
      <style:table-column-properties style:column-width="0.3542in" style:rel-column-width="2295*"/>
    </style:style>
    <style:style style:name="Table64.E" style:family="table-column">
      <style:table-column-properties style:column-width="6.3306in" style:rel-column-width="41030*"/>
    </style:style>
    <style:style style:name="Table64.A1" style:family="table-cell">
      <style:table-cell-properties fo:padding="0in" fo:border="none"/>
    </style:style>
    <style:style style:name="Table63" style:family="table">
      <style:table-properties style:width="10.1118in" table:align="margins"/>
    </style:style>
    <style:style style:name="Table63.A" style:family="table-column">
      <style:table-column-properties style:column-width="0.8646in" style:rel-column-width="5603*"/>
    </style:style>
    <style:style style:name="Table63.B" style:family="table-column">
      <style:table-column-properties style:column-width="2.25in" style:rel-column-width="14582*"/>
    </style:style>
    <style:style style:name="Table63.C" style:family="table-column">
      <style:table-column-properties style:column-width="0.3125in" style:rel-column-width="2025*"/>
    </style:style>
    <style:style style:name="Table63.D" style:family="table-column">
      <style:table-column-properties style:column-width="0.3542in" style:rel-column-width="2295*"/>
    </style:style>
    <style:style style:name="Table63.E" style:family="table-column">
      <style:table-column-properties style:column-width="6.3306in" style:rel-column-width="41030*"/>
    </style:style>
    <style:style style:name="Table63.A1" style:family="table-cell">
      <style:table-cell-properties fo:padding="0in" fo:border="none"/>
    </style:style>
    <style:style style:name="Table63.2" style:family="table-row">
      <style:table-row-properties style:min-row-height="0.1944in"/>
    </style:style>
    <style:style style:name="Table59" style:family="table">
      <style:table-properties style:width="10.1118in" table:align="margins"/>
    </style:style>
    <style:style style:name="Table59.A" style:family="table-column">
      <style:table-column-properties style:column-width="0.9479in" style:rel-column-width="6143*"/>
    </style:style>
    <style:style style:name="Table59.B" style:family="table-column">
      <style:table-column-properties style:column-width="2.166in" style:rel-column-width="14037*"/>
    </style:style>
    <style:style style:name="Table59.C" style:family="table-column">
      <style:table-column-properties style:column-width="0.3125in" style:rel-column-width="2025*"/>
    </style:style>
    <style:style style:name="Table59.D" style:family="table-column">
      <style:table-column-properties style:column-width="0.3542in" style:rel-column-width="2295*"/>
    </style:style>
    <style:style style:name="Table59.E" style:family="table-column">
      <style:table-column-properties style:column-width="6.3313in" style:rel-column-width="41035*"/>
    </style:style>
    <style:style style:name="Table59.A1" style:family="table-cell">
      <style:table-cell-properties fo:padding="0in" fo:border="none"/>
    </style:style>
    <style:style style:name="Table60" style:family="table">
      <style:table-properties style:width="10.1118in" table:align="margins"/>
    </style:style>
    <style:style style:name="Table60.A" style:family="table-column">
      <style:table-column-properties style:column-width="0.8646in" style:rel-column-width="5603*"/>
    </style:style>
    <style:style style:name="Table60.B" style:family="table-column">
      <style:table-column-properties style:column-width="2.25in" style:rel-column-width="14582*"/>
    </style:style>
    <style:style style:name="Table60.C" style:family="table-column">
      <style:table-column-properties style:column-width="0.3125in" style:rel-column-width="2025*"/>
    </style:style>
    <style:style style:name="Table60.D" style:family="table-column">
      <style:table-column-properties style:column-width="0.3542in" style:rel-column-width="2295*"/>
    </style:style>
    <style:style style:name="Table60.E" style:family="table-column">
      <style:table-column-properties style:column-width="6.3306in" style:rel-column-width="41030*"/>
    </style:style>
    <style:style style:name="Table60.A1" style:family="table-cell">
      <style:table-cell-properties fo:padding="0in" fo:border="none"/>
    </style:style>
    <style:style style:name="Table61" style:family="table">
      <style:table-properties style:width="10.1118in" table:align="margins"/>
    </style:style>
    <style:style style:name="Table61.A" style:family="table-column">
      <style:table-column-properties style:column-width="0.8646in" style:rel-column-width="5603*"/>
    </style:style>
    <style:style style:name="Table61.B" style:family="table-column">
      <style:table-column-properties style:column-width="2.25in" style:rel-column-width="14582*"/>
    </style:style>
    <style:style style:name="Table61.C" style:family="table-column">
      <style:table-column-properties style:column-width="0.3125in" style:rel-column-width="2025*"/>
    </style:style>
    <style:style style:name="Table61.D" style:family="table-column">
      <style:table-column-properties style:column-width="0.3542in" style:rel-column-width="2295*"/>
    </style:style>
    <style:style style:name="Table61.E" style:family="table-column">
      <style:table-column-properties style:column-width="6.3306in" style:rel-column-width="41030*"/>
    </style:style>
    <style:style style:name="Table61.A1" style:family="table-cell">
      <style:table-cell-properties fo:padding="0in" fo:border="none"/>
    </style:style>
    <style:style style:name="Table62" style:family="table">
      <style:table-properties style:width="10.1118in" table:align="margins"/>
    </style:style>
    <style:style style:name="Table62.A" style:family="table-column">
      <style:table-column-properties style:column-width="0.8646in" style:rel-column-width="5603*"/>
    </style:style>
    <style:style style:name="Table62.B" style:family="table-column">
      <style:table-column-properties style:column-width="2.25in" style:rel-column-width="14582*"/>
    </style:style>
    <style:style style:name="Table62.C" style:family="table-column">
      <style:table-column-properties style:column-width="0.3125in" style:rel-column-width="2025*"/>
    </style:style>
    <style:style style:name="Table62.D" style:family="table-column">
      <style:table-column-properties style:column-width="0.3542in" style:rel-column-width="2295*"/>
    </style:style>
    <style:style style:name="Table62.E" style:family="table-column">
      <style:table-column-properties style:column-width="6.3306in" style:rel-column-width="41030*"/>
    </style:style>
    <style:style style:name="Table62.A1" style:family="table-cell">
      <style:table-cell-properties fo:padding="0in" fo:border="none"/>
    </style:style>
    <style:style style:name="Table66" style:family="table">
      <style:table-properties style:width="10.1118in" table:align="margins"/>
    </style:style>
    <style:style style:name="Table66.A" style:family="table-column">
      <style:table-column-properties style:column-width="0.8646in" style:rel-column-width="5603*"/>
    </style:style>
    <style:style style:name="Table66.B" style:family="table-column">
      <style:table-column-properties style:column-width="2.2813in" style:rel-column-width="14784*"/>
    </style:style>
    <style:style style:name="Table66.C" style:family="table-column">
      <style:table-column-properties style:column-width="0.2813in" style:rel-column-width="1822*"/>
    </style:style>
    <style:style style:name="Table66.D" style:family="table-column">
      <style:table-column-properties style:column-width="0.3542in" style:rel-column-width="2295*"/>
    </style:style>
    <style:style style:name="Table66.E" style:family="table-column">
      <style:table-column-properties style:column-width="6.3313in" style:rel-column-width="41031*"/>
    </style:style>
    <style:style style:name="Table66.A1" style:family="table-cell">
      <style:table-cell-properties fo:padding="0in" fo:border="none"/>
    </style:style>
    <style:style style:name="Table47" style:family="table">
      <style:table-properties style:width="10.1118in" table:align="margins"/>
    </style:style>
    <style:style style:name="Table47.A" style:family="table-column">
      <style:table-column-properties style:column-width="0.8646in" style:rel-column-width="5603*"/>
    </style:style>
    <style:style style:name="Table47.B" style:family="table-column">
      <style:table-column-properties style:column-width="2.25in" style:rel-column-width="14582*"/>
    </style:style>
    <style:style style:name="Table47.C" style:family="table-column">
      <style:table-column-properties style:column-width="0.3125in" style:rel-column-width="2025*"/>
    </style:style>
    <style:style style:name="Table47.D" style:family="table-column">
      <style:table-column-properties style:column-width="0.3542in" style:rel-column-width="2295*"/>
    </style:style>
    <style:style style:name="Table47.E" style:family="table-column">
      <style:table-column-properties style:column-width="6.3306in" style:rel-column-width="41030*"/>
    </style:style>
    <style:style style:name="Table47.A1" style:family="table-cell">
      <style:table-cell-properties fo:padding="0in" fo:border="none"/>
    </style:style>
    <style:style style:name="Table68" style:family="table">
      <style:table-properties style:width="10.1118in" table:align="margins"/>
    </style:style>
    <style:style style:name="Table68.A" style:family="table-column">
      <style:table-column-properties style:column-width="0.8646in" style:rel-column-width="5603*"/>
    </style:style>
    <style:style style:name="Table68.B" style:family="table-column">
      <style:table-column-properties style:column-width="2.2813in" style:rel-column-width="14784*"/>
    </style:style>
    <style:style style:name="Table68.C" style:family="table-column">
      <style:table-column-properties style:column-width="0.2813in" style:rel-column-width="1822*"/>
    </style:style>
    <style:style style:name="Table68.D" style:family="table-column">
      <style:table-column-properties style:column-width="0.3542in" style:rel-column-width="2295*"/>
    </style:style>
    <style:style style:name="Table68.E" style:family="table-column">
      <style:table-column-properties style:column-width="6.3313in" style:rel-column-width="41031*"/>
    </style:style>
    <style:style style:name="Table68.A1" style:family="table-cell">
      <style:table-cell-properties fo:padding="0in" fo:border="none"/>
    </style:style>
    <style:style style:name="Table69" style:family="table">
      <style:table-properties style:width="10.1118in" table:align="margins"/>
    </style:style>
    <style:style style:name="Table69.A" style:family="table-column">
      <style:table-column-properties style:column-width="0.8646in" style:rel-column-width="5603*"/>
    </style:style>
    <style:style style:name="Table69.B" style:family="table-column">
      <style:table-column-properties style:column-width="2.2813in" style:rel-column-width="14784*"/>
    </style:style>
    <style:style style:name="Table69.C" style:family="table-column">
      <style:table-column-properties style:column-width="0.2813in" style:rel-column-width="1822*"/>
    </style:style>
    <style:style style:name="Table69.D" style:family="table-column">
      <style:table-column-properties style:column-width="0.3542in" style:rel-column-width="2295*"/>
    </style:style>
    <style:style style:name="Table69.E" style:family="table-column">
      <style:table-column-properties style:column-width="6.3313in" style:rel-column-width="41031*"/>
    </style:style>
    <style:style style:name="Table69.A1" style:family="table-cell">
      <style:table-cell-properties fo:padding="0in" fo:border="none"/>
    </style:style>
    <style:style style:name="Table78" style:family="table">
      <style:table-properties style:width="10.1118in" table:align="margins"/>
    </style:style>
    <style:style style:name="Table78.A" style:family="table-column">
      <style:table-column-properties style:column-width="0.8646in" style:rel-column-width="5603*"/>
    </style:style>
    <style:style style:name="Table78.B" style:family="table-column">
      <style:table-column-properties style:column-width="2.284in" style:rel-column-width="14802*"/>
    </style:style>
    <style:style style:name="Table78.C" style:family="table-column">
      <style:table-column-properties style:column-width="0.2785in" style:rel-column-width="1804*"/>
    </style:style>
    <style:style style:name="Table78.D" style:family="table-column">
      <style:table-column-properties style:column-width="0.3958in" style:rel-column-width="2565*"/>
    </style:style>
    <style:style style:name="Table78.E" style:family="table-column">
      <style:table-column-properties style:column-width="6.2896in" style:rel-column-width="40761*"/>
    </style:style>
    <style:style style:name="Table78.A1" style:family="table-cell">
      <style:table-cell-properties fo:padding="0in" fo:border="none"/>
    </style:style>
    <style:style style:name="Table80" style:family="table">
      <style:table-properties style:width="10.1118in" table:align="margins"/>
    </style:style>
    <style:style style:name="Table80.A" style:family="table-column">
      <style:table-column-properties style:column-width="0.8646in" style:rel-column-width="5603*"/>
    </style:style>
    <style:style style:name="Table80.B" style:family="table-column">
      <style:table-column-properties style:column-width="2.2813in" style:rel-column-width="14784*"/>
    </style:style>
    <style:style style:name="Table80.C" style:family="table-column">
      <style:table-column-properties style:column-width="0.2813in" style:rel-column-width="1822*"/>
    </style:style>
    <style:style style:name="Table80.D" style:family="table-column">
      <style:table-column-properties style:column-width="0.4271in" style:rel-column-width="2767*"/>
    </style:style>
    <style:style style:name="Table80.E" style:family="table-column">
      <style:table-column-properties style:column-width="6.2583in" style:rel-column-width="40559*"/>
    </style:style>
    <style:style style:name="Table80.A1" style:family="table-cell">
      <style:table-cell-properties fo:padding="0in" fo:border="none"/>
    </style:style>
    <style:style style:name="Table72" style:family="table">
      <style:table-properties style:width="10.1118in" table:align="margins"/>
    </style:style>
    <style:style style:name="Table72.A" style:family="table-column">
      <style:table-column-properties style:column-width="0.8646in" style:rel-column-width="5603*"/>
    </style:style>
    <style:style style:name="Table72.B" style:family="table-column">
      <style:table-column-properties style:column-width="2.2813in" style:rel-column-width="14784*"/>
    </style:style>
    <style:style style:name="Table72.C" style:family="table-column">
      <style:table-column-properties style:column-width="0.2813in" style:rel-column-width="1822*"/>
    </style:style>
    <style:style style:name="Table72.D" style:family="table-column">
      <style:table-column-properties style:column-width="0.4271in" style:rel-column-width="2767*"/>
    </style:style>
    <style:style style:name="Table72.E" style:family="table-column">
      <style:table-column-properties style:column-width="6.2583in" style:rel-column-width="40559*"/>
    </style:style>
    <style:style style:name="Table72.A1" style:family="table-cell">
      <style:table-cell-properties fo:padding="0in" fo:border="none"/>
    </style:style>
    <style:style style:name="Table3" style:family="table">
      <style:table-properties style:width="10.1118in" table:align="margins"/>
    </style:style>
    <style:style style:name="Table3.A" style:family="table-column">
      <style:table-column-properties style:column-width="0.8646in" style:rel-column-width="5603*"/>
    </style:style>
    <style:style style:name="Table3.B" style:family="table-column">
      <style:table-column-properties style:column-width="2.2813in" style:rel-column-width="14784*"/>
    </style:style>
    <style:style style:name="Table3.C" style:family="table-column">
      <style:table-column-properties style:column-width="0.2813in" style:rel-column-width="1822*"/>
    </style:style>
    <style:style style:name="Table3.D" style:family="table-column">
      <style:table-column-properties style:column-width="0.4688in" style:rel-column-width="3037*"/>
    </style:style>
    <style:style style:name="Table3.E" style:family="table-column">
      <style:table-column-properties style:column-width="6.2167in" style:rel-column-width="40289*"/>
    </style:style>
    <style:style style:name="Table3.A1" style:family="table-cell">
      <style:table-cell-properties fo:padding="0in" fo:border="none"/>
    </style:style>
    <style:style style:name="Table75" style:family="table">
      <style:table-properties style:width="10.1118in" table:align="margins"/>
    </style:style>
    <style:style style:name="Table75.A" style:family="table-column">
      <style:table-column-properties style:column-width="0.8646in" style:rel-column-width="5603*"/>
    </style:style>
    <style:style style:name="Table75.B" style:family="table-column">
      <style:table-column-properties style:column-width="2.2813in" style:rel-column-width="14784*"/>
    </style:style>
    <style:style style:name="Table75.C" style:family="table-column">
      <style:table-column-properties style:column-width="0.2813in" style:rel-column-width="1822*"/>
    </style:style>
    <style:style style:name="Table75.D" style:family="table-column">
      <style:table-column-properties style:column-width="0.5104in" style:rel-column-width="3308*"/>
    </style:style>
    <style:style style:name="Table75.E" style:family="table-column">
      <style:table-column-properties style:column-width="6.1743in" style:rel-column-width="40018*"/>
    </style:style>
    <style:style style:name="Table75.A1" style:family="table-cell">
      <style:table-cell-properties fo:padding="0in" fo:border="none"/>
    </style:style>
    <style:style style:name="Table76" style:family="table">
      <style:table-properties style:width="10.1118in" table:align="margins"/>
    </style:style>
    <style:style style:name="Table76.A" style:family="table-column">
      <style:table-column-properties style:column-width="0.8639in" style:rel-column-width="5598*"/>
    </style:style>
    <style:style style:name="Table76.B" style:family="table-column">
      <style:table-column-properties style:column-width="2.2813in" style:rel-column-width="14784*"/>
    </style:style>
    <style:style style:name="Table76.C" style:family="table-column">
      <style:table-column-properties style:column-width="0.2813in" style:rel-column-width="1822*"/>
    </style:style>
    <style:style style:name="Table76.D" style:family="table-column">
      <style:table-column-properties style:column-width="0.5104in" style:rel-column-width="3308*"/>
    </style:style>
    <style:style style:name="Table76.E" style:family="table-column">
      <style:table-column-properties style:column-width="6.1757in" style:rel-column-width="40023*"/>
    </style:style>
    <style:style style:name="Table76.A1" style:family="table-cell">
      <style:table-cell-properties fo:padding="0in" fo:border="none"/>
    </style:style>
    <style:style style:name="Table77" style:family="table">
      <style:table-properties style:width="10.1118in" table:align="margins"/>
    </style:style>
    <style:style style:name="Table77.A" style:family="table-column">
      <style:table-column-properties style:column-width="0.9063in" style:rel-column-width="5873*"/>
    </style:style>
    <style:style style:name="Table77.B" style:family="table-column">
      <style:table-column-properties style:column-width="2.2396in" style:rel-column-width="14514*"/>
    </style:style>
    <style:style style:name="Table77.C" style:family="table-column">
      <style:table-column-properties style:column-width="0.2813in" style:rel-column-width="1822*"/>
    </style:style>
    <style:style style:name="Table77.D" style:family="table-column">
      <style:table-column-properties style:column-width="0.5104in" style:rel-column-width="3308*"/>
    </style:style>
    <style:style style:name="Table77.E" style:family="table-column">
      <style:table-column-properties style:column-width="6.1743in" style:rel-column-width="40018*"/>
    </style:style>
    <style:style style:name="Table89" style:family="table">
      <style:table-properties style:width="10.1118in" table:align="margins"/>
    </style:style>
    <style:style style:name="Table89.A" style:family="table-column">
      <style:table-column-properties style:column-width="0.9063in" style:rel-column-width="5873*"/>
    </style:style>
    <style:style style:name="Table89.B" style:family="table-column">
      <style:table-column-properties style:column-width="2.2396in" style:rel-column-width="14514*"/>
    </style:style>
    <style:style style:name="Table89.C" style:family="table-column">
      <style:table-column-properties style:column-width="0.2813in" style:rel-column-width="1822*"/>
    </style:style>
    <style:style style:name="Table89.D" style:family="table-column">
      <style:table-column-properties style:column-width="0.5104in" style:rel-column-width="3308*"/>
    </style:style>
    <style:style style:name="Table89.E" style:family="table-column">
      <style:table-column-properties style:column-width="6.1743in" style:rel-column-width="40018*"/>
    </style:style>
    <style:style style:name="Table89.A1" style:family="table-cell">
      <style:table-cell-properties fo:padding="0in" fo:border="none"/>
    </style:style>
    <style:style style:name="Table79" style:family="table">
      <style:table-properties style:width="10.1118in" table:align="margins"/>
    </style:style>
    <style:style style:name="Table79.A" style:family="table-column">
      <style:table-column-properties style:column-width="0.8646in" style:rel-column-width="5603*"/>
    </style:style>
    <style:style style:name="Table79.B" style:family="table-column">
      <style:table-column-properties style:column-width="2.2813in" style:rel-column-width="14784*"/>
    </style:style>
    <style:style style:name="Table79.C" style:family="table-column">
      <style:table-column-properties style:column-width="0.2813in" style:rel-column-width="1822*"/>
    </style:style>
    <style:style style:name="Table79.D" style:family="table-column">
      <style:table-column-properties style:column-width="0.3542in" style:rel-column-width="2295*"/>
    </style:style>
    <style:style style:name="Table79.E" style:family="table-column">
      <style:table-column-properties style:column-width="6.3313in" style:rel-column-width="41031*"/>
    </style:style>
    <style:style style:name="Table79.A1" style:family="table-cell">
      <style:table-cell-properties fo:padding="0in" fo:border="none"/>
    </style:style>
    <style:style style:name="Table81" style:family="table">
      <style:table-properties style:width="10.1118in" table:align="margins"/>
    </style:style>
    <style:style style:name="Table81.A" style:family="table-column">
      <style:table-column-properties style:column-width="0.8083in" style:rel-column-width="5238*"/>
    </style:style>
    <style:style style:name="Table81.B" style:family="table-column">
      <style:table-column-properties style:column-width="2.3375in" style:rel-column-width="15149*"/>
    </style:style>
    <style:style style:name="Table81.C" style:family="table-column">
      <style:table-column-properties style:column-width="0.2813in" style:rel-column-width="1822*"/>
    </style:style>
    <style:style style:name="Table81.D" style:family="table-column">
      <style:table-column-properties style:column-width="0.3542in" style:rel-column-width="2295*"/>
    </style:style>
    <style:style style:name="Table81.E" style:family="table-column">
      <style:table-column-properties style:column-width="6.3313in" style:rel-column-width="41031*"/>
    </style:style>
    <style:style style:name="Table81.A1" style:family="table-cell">
      <style:table-cell-properties fo:padding="0in" fo:border="none"/>
    </style:style>
    <style:style style:name="Table82" style:family="table">
      <style:table-properties style:width="10.1118in" fo:break-before="auto" fo:break-after="auto" table:align="margins" fo:background-color="transparent" fo:keep-with-next="auto" style:may-break-between-rows="true" style:writing-mode="lr-tb">
        <style:background-image/>
      </style:table-properties>
    </style:style>
    <style:style style:name="Table82.A" style:family="table-column">
      <style:table-column-properties style:column-width="0.8646in" style:rel-column-width="5603*"/>
    </style:style>
    <style:style style:name="Table82.B" style:family="table-column">
      <style:table-column-properties style:column-width="2.25in" style:rel-column-width="14582*"/>
    </style:style>
    <style:style style:name="Table82.C" style:family="table-column">
      <style:table-column-properties style:column-width="0.3125in" style:rel-column-width="2025*"/>
    </style:style>
    <style:style style:name="Table82.D" style:family="table-column">
      <style:table-column-properties style:column-width="0.3542in" style:rel-column-width="2295*"/>
    </style:style>
    <style:style style:name="Table82.E" style:family="table-column">
      <style:table-column-properties style:column-width="6.3306in" style:rel-column-width="41030*"/>
    </style:style>
    <style:style style:name="Table82.1" style:family="table-row">
      <style:table-row-properties fo:background-color="transparent" fo:keep-together="auto">
        <style:background-image/>
      </style:table-row-properties>
    </style:style>
    <style:style style:name="Table82.A1" style:family="table-cell">
      <style:table-cell-properties style:vertical-align="" fo:background-color="transparent" fo:padding="0in" fo:border="none" style:writing-mode="lr-tb">
        <style:background-image/>
      </style:table-cell-properties>
    </style:style>
    <style:style style:name="Table83" style:family="table">
      <style:table-properties style:width="10.1118in" table:align="margins"/>
    </style:style>
    <style:style style:name="Table83.A" style:family="table-column">
      <style:table-column-properties style:column-width="0.8646in" style:rel-column-width="5603*"/>
    </style:style>
    <style:style style:name="Table83.B" style:family="table-column">
      <style:table-column-properties style:column-width="2.25in" style:rel-column-width="14582*"/>
    </style:style>
    <style:style style:name="Table83.C" style:family="table-column">
      <style:table-column-properties style:column-width="0.3125in" style:rel-column-width="2025*"/>
    </style:style>
    <style:style style:name="Table83.D" style:family="table-column">
      <style:table-column-properties style:column-width="0.3542in" style:rel-column-width="2295*"/>
    </style:style>
    <style:style style:name="Table83.E" style:family="table-column">
      <style:table-column-properties style:column-width="6.3306in" style:rel-column-width="41030*"/>
    </style:style>
    <style:style style:name="Table83.A1" style:family="table-cell">
      <style:table-cell-properties fo:padding="0in" fo:border="none"/>
    </style:style>
    <style:style style:name="Table84" style:family="table">
      <style:table-properties style:width="10.1118in" table:align="margins"/>
    </style:style>
    <style:style style:name="Table84.A" style:family="table-column">
      <style:table-column-properties style:column-width="0.8646in" style:rel-column-width="5603*"/>
    </style:style>
    <style:style style:name="Table84.B" style:family="table-column">
      <style:table-column-properties style:column-width="2.25in" style:rel-column-width="14582*"/>
    </style:style>
    <style:style style:name="Table84.C" style:family="table-column">
      <style:table-column-properties style:column-width="0.3125in" style:rel-column-width="2025*"/>
    </style:style>
    <style:style style:name="Table84.D" style:family="table-column">
      <style:table-column-properties style:column-width="0.3542in" style:rel-column-width="2295*"/>
    </style:style>
    <style:style style:name="Table84.E" style:family="table-column">
      <style:table-column-properties style:column-width="6.3306in" style:rel-column-width="41030*"/>
    </style:style>
    <style:style style:name="Table84.A1" style:family="table-cell">
      <style:table-cell-properties fo:padding="0in" fo:border="none"/>
    </style:style>
    <style:style style:name="Table85" style:family="table">
      <style:table-properties style:width="10.1118in" table:align="margins"/>
    </style:style>
    <style:style style:name="Table85.A" style:family="table-column">
      <style:table-column-properties style:column-width="0.8646in" style:rel-column-width="5603*"/>
    </style:style>
    <style:style style:name="Table85.B" style:family="table-column">
      <style:table-column-properties style:column-width="2.25in" style:rel-column-width="14582*"/>
    </style:style>
    <style:style style:name="Table85.C" style:family="table-column">
      <style:table-column-properties style:column-width="0.3125in" style:rel-column-width="2025*"/>
    </style:style>
    <style:style style:name="Table85.D" style:family="table-column">
      <style:table-column-properties style:column-width="0.3542in" style:rel-column-width="2295*"/>
    </style:style>
    <style:style style:name="Table85.E" style:family="table-column">
      <style:table-column-properties style:column-width="6.3306in" style:rel-column-width="41030*"/>
    </style:style>
    <style:style style:name="Table85.A1" style:family="table-cell">
      <style:table-cell-properties fo:padding="0in" fo:border="none"/>
    </style:style>
    <style:style style:name="Table86" style:family="table">
      <style:table-properties style:width="10.1118in" table:align="margins"/>
    </style:style>
    <style:style style:name="Table86.A" style:family="table-column">
      <style:table-column-properties style:column-width="0.9063in" style:rel-column-width="5873*"/>
    </style:style>
    <style:style style:name="Table86.B" style:family="table-column">
      <style:table-column-properties style:column-width="2.2076in" style:rel-column-width="14307*"/>
    </style:style>
    <style:style style:name="Table86.C" style:family="table-column">
      <style:table-column-properties style:column-width="0.3125in" style:rel-column-width="2025*"/>
    </style:style>
    <style:style style:name="Table86.D" style:family="table-column">
      <style:table-column-properties style:column-width="0.3542in" style:rel-column-width="2295*"/>
    </style:style>
    <style:style style:name="Table86.E" style:family="table-column">
      <style:table-column-properties style:column-width="6.3313in" style:rel-column-width="41035*"/>
    </style:style>
    <style:style style:name="Table86.A1" style:family="table-cell">
      <style:table-cell-properties fo:padding="0in" fo:border="none"/>
    </style:style>
    <style:style style:name="Table87" style:family="table">
      <style:table-properties style:width="10.1118in" table:align="margins"/>
    </style:style>
    <style:style style:name="Table87.A" style:family="table-column">
      <style:table-column-properties style:column-width="0.8646in" style:rel-column-width="5603*"/>
    </style:style>
    <style:style style:name="Table87.B" style:family="table-column">
      <style:table-column-properties style:column-width="2.25in" style:rel-column-width="14582*"/>
    </style:style>
    <style:style style:name="Table87.C" style:family="table-column">
      <style:table-column-properties style:column-width="0.3125in" style:rel-column-width="2025*"/>
    </style:style>
    <style:style style:name="Table87.D" style:family="table-column">
      <style:table-column-properties style:column-width="0.3542in" style:rel-column-width="2295*"/>
    </style:style>
    <style:style style:name="Table87.E" style:family="table-column">
      <style:table-column-properties style:column-width="6.3306in" style:rel-column-width="41030*"/>
    </style:style>
    <style:style style:name="Table87.A1" style:family="table-cell">
      <style:table-cell-properties fo:padding="0in" fo:border="none"/>
    </style:style>
    <style:style style:name="Table88" style:family="table">
      <style:table-properties style:width="10.1118in" table:align="margins"/>
    </style:style>
    <style:style style:name="Table88.A" style:family="table-column">
      <style:table-column-properties style:column-width="0.9479in" style:rel-column-width="6143*"/>
    </style:style>
    <style:style style:name="Table88.B" style:family="table-column">
      <style:table-column-properties style:column-width="2.1667in" style:rel-column-width="14042*"/>
    </style:style>
    <style:style style:name="Table88.C" style:family="table-column">
      <style:table-column-properties style:column-width="0.3125in" style:rel-column-width="2025*"/>
    </style:style>
    <style:style style:name="Table88.D" style:family="table-column">
      <style:table-column-properties style:column-width="0.3542in" style:rel-column-width="2295*"/>
    </style:style>
    <style:style style:name="Table88.E" style:family="table-column">
      <style:table-column-properties style:column-width="6.3306in" style:rel-column-width="41030*"/>
    </style:style>
    <style:style style:name="Table88.A1" style:family="table-cell">
      <style:table-cell-properties fo:padding="0in" fo:border="none"/>
    </style:style>
    <style:style style:name="Table91" style:family="table">
      <style:table-properties style:width="10.1118in" table:align="margins"/>
    </style:style>
    <style:style style:name="Table91.A" style:family="table-column">
      <style:table-column-properties style:column-width="0.9479in" style:rel-column-width="6143*"/>
    </style:style>
    <style:style style:name="Table91.B" style:family="table-column">
      <style:table-column-properties style:column-width="2.166in" style:rel-column-width="14037*"/>
    </style:style>
    <style:style style:name="Table91.C" style:family="table-column">
      <style:table-column-properties style:column-width="0.3125in" style:rel-column-width="2025*"/>
    </style:style>
    <style:style style:name="Table91.D" style:family="table-column">
      <style:table-column-properties style:column-width="0.3542in" style:rel-column-width="2295*"/>
    </style:style>
    <style:style style:name="Table91.E" style:family="table-column">
      <style:table-column-properties style:column-width="6.3313in" style:rel-column-width="41035*"/>
    </style:style>
    <style:style style:name="Table91.A1" style:family="table-cell">
      <style:table-cell-properties fo:padding="0in" fo:border="none"/>
    </style:style>
    <style:style style:name="Table92" style:family="table">
      <style:table-properties style:width="10.1118in" table:align="margins"/>
    </style:style>
    <style:style style:name="Table92.A" style:family="table-column">
      <style:table-column-properties style:column-width="0.8646in" style:rel-column-width="5603*"/>
    </style:style>
    <style:style style:name="Table92.B" style:family="table-column">
      <style:table-column-properties style:column-width="2.25in" style:rel-column-width="14582*"/>
    </style:style>
    <style:style style:name="Table92.C" style:family="table-column">
      <style:table-column-properties style:column-width="0.3125in" style:rel-column-width="2025*"/>
    </style:style>
    <style:style style:name="Table92.D" style:family="table-column">
      <style:table-column-properties style:column-width="0.3542in" style:rel-column-width="2295*"/>
    </style:style>
    <style:style style:name="Table92.E" style:family="table-column">
      <style:table-column-properties style:column-width="6.3306in" style:rel-column-width="41030*"/>
    </style:style>
    <style:style style:name="Table92.A1" style:family="table-cell">
      <style:table-cell-properties fo:padding="0in" fo:border="none"/>
    </style:style>
    <style:style style:name="Table93" style:family="table">
      <style:table-properties style:width="10.1118in" table:align="margins"/>
    </style:style>
    <style:style style:name="Table93.A" style:family="table-column">
      <style:table-column-properties style:column-width="0.8646in" style:rel-column-width="5603*"/>
    </style:style>
    <style:style style:name="Table93.B" style:family="table-column">
      <style:table-column-properties style:column-width="2.25in" style:rel-column-width="14582*"/>
    </style:style>
    <style:style style:name="Table93.C" style:family="table-column">
      <style:table-column-properties style:column-width="0.3125in" style:rel-column-width="2025*"/>
    </style:style>
    <style:style style:name="Table93.D" style:family="table-column">
      <style:table-column-properties style:column-width="0.3542in" style:rel-column-width="2295*"/>
    </style:style>
    <style:style style:name="Table93.E" style:family="table-column">
      <style:table-column-properties style:column-width="6.3306in" style:rel-column-width="41030*"/>
    </style:style>
    <style:style style:name="Table93.A1" style:family="table-cell">
      <style:table-cell-properties fo:padding="0in" fo:border="none"/>
    </style:style>
    <style:style style:name="Table94" style:family="table">
      <style:table-properties style:width="10.1118in" table:align="margins"/>
    </style:style>
    <style:style style:name="Table94.A" style:family="table-column">
      <style:table-column-properties style:column-width="0.8646in" style:rel-column-width="5603*"/>
    </style:style>
    <style:style style:name="Table94.B" style:family="table-column">
      <style:table-column-properties style:column-width="2.2813in" style:rel-column-width="14784*"/>
    </style:style>
    <style:style style:name="Table94.C" style:family="table-column">
      <style:table-column-properties style:column-width="0.2813in" style:rel-column-width="1822*"/>
    </style:style>
    <style:style style:name="Table94.D" style:family="table-column">
      <style:table-column-properties style:column-width="0.3542in" style:rel-column-width="2295*"/>
    </style:style>
    <style:style style:name="Table94.E" style:family="table-column">
      <style:table-column-properties style:column-width="6.3313in" style:rel-column-width="41031*"/>
    </style:style>
    <style:style style:name="Table94.A1" style:family="table-cell">
      <style:table-cell-properties fo:padding="0in" fo:border="none"/>
    </style:style>
    <style:style style:name="Table90" style:family="table">
      <style:table-properties style:width="10.1118in" table:align="margins"/>
    </style:style>
    <style:style style:name="Table90.A" style:family="table-column">
      <style:table-column-properties style:column-width="3.4688in" style:rel-column-width="22481*"/>
    </style:style>
    <style:style style:name="Table90.B" style:family="table-column">
      <style:table-column-properties style:column-width="6.6431in" style:rel-column-width="43054*"/>
    </style:style>
    <style:style style:name="Table90.A1" style:family="table-cell">
      <style:table-cell-properties fo:padding="0in" fo:border="none"/>
    </style:style>
    <style:style style:name="P1" style:family="paragraph" style:parent-style-name="Standard">
      <style:paragraph-properties fo:padding="0in" fo:border="none"/>
      <style:text-properties officeooo:rsid="00adf950" officeooo:paragraph-rsid="018ad7f8"/>
    </style:style>
    <style:style style:name="P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paragraph-rsid="00d4c5c4"/>
    </style:style>
    <style:style style:name="P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paragraph-rsid="00fc713f"/>
    </style:style>
    <style:style style:name="P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paragraph-rsid="019372ed"/>
    </style:style>
    <style:style style:name="P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paragraph-rsid="019912e4"/>
    </style:style>
    <style:style style:name="P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paragraph-rsid="01a01178"/>
    </style:style>
    <style:style style:name="P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paragraph-rsid="024bb618"/>
    </style:style>
    <style:style style:name="P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style:font-size-asian="10pt" style:font-size-complex="10pt"/>
    </style:style>
    <style:style style:name="P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6eb24c" style:font-size-asian="10pt" style:font-size-complex="10pt"/>
    </style:style>
    <style:style style:name="P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3f7d9b" officeooo:paragraph-rsid="016eb24c" style:font-size-asian="10pt" style:font-size-complex="10pt"/>
    </style:style>
    <style:style style:name="P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a67784" officeooo:paragraph-rsid="01df7a89" style:font-size-asian="10pt" style:font-size-complex="10pt"/>
    </style:style>
    <style:style style:name="P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a67784" officeooo:paragraph-rsid="01a67784" style:font-size-asian="10pt" style:font-size-complex="10pt"/>
    </style:style>
    <style:style style:name="P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6eb24c" officeooo:paragraph-rsid="016eb24c" style:font-size-asian="10pt" style:font-size-complex="10pt"/>
    </style:style>
    <style:style style:name="P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e29f5c" officeooo:paragraph-rsid="01e29f5c" style:font-size-asian="10pt" style:font-size-complex="10pt"/>
    </style:style>
    <style:style style:name="P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43c03e" officeooo:paragraph-rsid="0243c03e" style:font-size-asian="10pt" style:font-size-complex="10pt"/>
    </style:style>
    <style:style style:name="P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bold" officeooo:rsid="00847ed7" officeooo:paragraph-rsid="00847ed7" style:font-name-asian="Ubuntu Mono1" style:font-size-asian="10pt" style:font-weight-asian="bold" style:font-name-complex="Ubuntu Mono1" style:font-size-complex="10pt"/>
    </style:style>
    <style:style style:name="P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bold" officeooo:rsid="00866767" officeooo:paragraph-rsid="00866767" style:font-name-asian="Ubuntu Mono1" style:font-size-asian="10pt" style:font-weight-asian="bold" style:font-name-complex="Ubuntu Mono1" style:font-size-complex="10pt"/>
    </style:style>
    <style:style style:name="P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bold" officeooo:paragraph-rsid="0249b284" style:font-name-asian="Ubuntu Mono1" style:font-size-asian="10pt" style:font-weight-asian="bold" style:font-name-complex="Ubuntu Mono1" style:font-size-complex="10pt"/>
    </style:style>
    <style:style style:name="P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bold" style:font-size-asian="10pt" style:font-weight-asian="bold" style:font-size-complex="10pt"/>
    </style:style>
    <style:style style:name="P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bold" officeooo:paragraph-rsid="0177368d" style:font-size-asian="10pt" style:font-weight-asian="bold" style:font-size-complex="10pt"/>
    </style:style>
    <style:style style:name="P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style:font-name-asian="Ubuntu Mono1" style:font-size-asian="10pt" style:font-name-complex="Ubuntu Mono1" style:font-size-complex="10pt"/>
    </style:style>
    <style:style style:name="P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29e08b" style:font-name-asian="Ubuntu Mono1" style:font-size-asian="10pt" style:font-name-complex="Ubuntu Mono1" style:font-size-complex="10pt"/>
    </style:style>
    <style:style style:name="P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4a268b" style:font-name-asian="Ubuntu Mono1" style:font-size-asian="10pt" style:font-name-complex="Ubuntu Mono1" style:font-size-complex="10pt"/>
    </style:style>
    <style:style style:name="P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731491" style:font-name-asian="Ubuntu Mono1" style:font-size-asian="10pt" style:font-name-complex="Ubuntu Mono1" style:font-size-complex="10pt"/>
    </style:style>
    <style:style style:name="P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a78db1" style:font-name-asian="Ubuntu Mono1" style:font-size-asian="10pt" style:font-name-complex="Ubuntu Mono1" style:font-size-complex="10pt"/>
    </style:style>
    <style:style style:name="P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adf950" style:font-name-asian="Ubuntu Mono1" style:font-size-asian="10pt" style:font-name-complex="Ubuntu Mono1" style:font-size-complex="10pt"/>
    </style:style>
    <style:style style:name="P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fa613d" style:font-name-asian="Ubuntu Mono1" style:font-size-asian="10pt" style:font-name-complex="Ubuntu Mono1" style:font-size-complex="10pt"/>
    </style:style>
    <style:style style:name="P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0f94f6" style:font-name-asian="Ubuntu Mono1" style:font-size-asian="10pt" style:font-name-complex="Ubuntu Mono1" style:font-size-complex="10pt"/>
    </style:style>
    <style:style style:name="P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de72ec" style:font-name-asian="Ubuntu Mono1" style:font-size-asian="10pt" style:font-name-complex="Ubuntu Mono1" style:font-size-complex="10pt"/>
    </style:style>
    <style:style style:name="P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139b9e" style:font-name-asian="Ubuntu Mono1" style:font-size-asian="10pt" style:font-name-complex="Ubuntu Mono1" style:font-size-complex="10pt"/>
    </style:style>
    <style:style style:name="P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3bbe15" style:font-name-asian="Ubuntu Mono1" style:font-size-asian="10pt" style:font-name-complex="Ubuntu Mono1" style:font-size-complex="10pt"/>
    </style:style>
    <style:style style:name="P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2072c8" style:font-name-asian="Ubuntu Mono1" style:font-size-asian="10pt" style:font-name-complex="Ubuntu Mono1" style:font-size-complex="10pt"/>
    </style:style>
    <style:style style:name="P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69e65b" style:font-name-asian="Ubuntu Mono1" style:font-size-asian="10pt" style:font-name-complex="Ubuntu Mono1" style:font-size-complex="10pt"/>
    </style:style>
    <style:style style:name="P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22d476" style:font-name-asian="Ubuntu Mono1" style:font-size-asian="10pt" style:font-name-complex="Ubuntu Mono1" style:font-size-complex="10pt"/>
    </style:style>
    <style:style style:name="P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82faac" style:font-name-asian="Ubuntu Mono1" style:font-size-asian="10pt" style:font-name-complex="Ubuntu Mono1" style:font-size-complex="10pt"/>
    </style:style>
    <style:style style:name="P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8319c7" style:font-name-asian="Ubuntu Mono1" style:font-size-asian="10pt" style:font-name-complex="Ubuntu Mono1" style:font-size-complex="10pt"/>
    </style:style>
    <style:style style:name="P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8ad7f8" style:font-name-asian="Ubuntu Mono1" style:font-size-asian="10pt" style:font-name-complex="Ubuntu Mono1" style:font-size-complex="10pt"/>
    </style:style>
    <style:style style:name="P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8b908b" style:font-name-asian="Ubuntu Mono1" style:font-size-asian="10pt" style:font-name-complex="Ubuntu Mono1" style:font-size-complex="10pt"/>
    </style:style>
    <style:style style:name="P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8d343f" style:font-name-asian="Ubuntu Mono1" style:font-size-asian="10pt" style:font-name-complex="Ubuntu Mono1" style:font-size-complex="10pt"/>
    </style:style>
    <style:style style:name="P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9372ed" style:font-name-asian="Ubuntu Mono1" style:font-size-asian="10pt" style:font-name-complex="Ubuntu Mono1" style:font-size-complex="10pt"/>
    </style:style>
    <style:style style:name="P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9912e4" style:font-name-asian="Ubuntu Mono1" style:font-size-asian="10pt" style:font-name-complex="Ubuntu Mono1" style:font-size-complex="10pt"/>
    </style:style>
    <style:style style:name="P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683c4c" style:font-name-asian="Ubuntu Mono1" style:font-size-asian="10pt" style:font-name-complex="Ubuntu Mono1" style:font-size-complex="10pt"/>
    </style:style>
    <style:style style:name="P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a01178" style:font-name-asian="Ubuntu Mono1" style:font-size-asian="10pt" style:font-name-complex="Ubuntu Mono1" style:font-size-complex="10pt"/>
    </style:style>
    <style:style style:name="P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ab41de" style:font-name-asian="Ubuntu Mono1" style:font-size-asian="10pt" style:font-name-complex="Ubuntu Mono1" style:font-size-complex="10pt"/>
    </style:style>
    <style:style style:name="P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3757d0" style:font-name-asian="Ubuntu Mono1" style:font-size-asian="10pt" style:font-name-complex="Ubuntu Mono1" style:font-size-complex="10pt"/>
    </style:style>
    <style:style style:name="P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c6cd47" style:font-name-asian="Ubuntu Mono1" style:font-size-asian="10pt" style:font-name-complex="Ubuntu Mono1" style:font-size-complex="10pt"/>
    </style:style>
    <style:style style:name="P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192ee3" style:font-name-asian="Ubuntu Mono1" style:font-size-asian="10pt" style:font-name-complex="Ubuntu Mono1" style:font-size-complex="10pt"/>
    </style:style>
    <style:style style:name="P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1d97050" style:font-name-asian="Ubuntu Mono1" style:font-size-asian="10pt" style:font-name-complex="Ubuntu Mono1" style:font-size-complex="10pt"/>
    </style:style>
    <style:style style:name="P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025587" style:font-name-asian="Ubuntu Mono1" style:font-size-asian="10pt" style:font-name-complex="Ubuntu Mono1" style:font-size-complex="10pt"/>
    </style:style>
    <style:style style:name="P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1644c4" style:font-name-asian="Ubuntu Mono1" style:font-size-asian="10pt" style:font-name-complex="Ubuntu Mono1" style:font-size-complex="10pt"/>
    </style:style>
    <style:style style:name="P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25b50c" style:font-name-asian="Ubuntu Mono1" style:font-size-asian="10pt" style:font-name-complex="Ubuntu Mono1" style:font-size-complex="10pt"/>
    </style:style>
    <style:style style:name="P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2d0004" style:font-name-asian="Ubuntu Mono1" style:font-size-asian="10pt" style:font-name-complex="Ubuntu Mono1" style:font-size-complex="10pt"/>
    </style:style>
    <style:style style:name="P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2f2e66" style:font-name-asian="Ubuntu Mono1" style:font-size-asian="10pt" style:font-name-complex="Ubuntu Mono1" style:font-size-complex="10pt"/>
    </style:style>
    <style:style style:name="P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312f21" style:font-name-asian="Ubuntu Mono1" style:font-size-asian="10pt" style:font-name-complex="Ubuntu Mono1" style:font-size-complex="10pt"/>
    </style:style>
    <style:style style:name="P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35ce20" style:font-name-asian="Ubuntu Mono1" style:font-size-asian="10pt" style:font-name-complex="Ubuntu Mono1" style:font-size-complex="10pt"/>
    </style:style>
    <style:style style:name="P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38fa98" style:font-name-asian="Ubuntu Mono1" style:font-size-asian="10pt" style:font-name-complex="Ubuntu Mono1" style:font-size-complex="10pt"/>
    </style:style>
    <style:style style:name="P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3dc5e4" style:font-name-asian="Ubuntu Mono1" style:font-size-asian="10pt" style:font-name-complex="Ubuntu Mono1" style:font-size-complex="10pt"/>
    </style:style>
    <style:style style:name="P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49b284" style:font-name-asian="Ubuntu Mono1" style:font-size-asian="10pt" style:font-name-complex="Ubuntu Mono1" style:font-size-complex="10pt"/>
    </style:style>
    <style:style style:name="P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4b77e6" style:font-name-asian="Ubuntu Mono1" style:font-size-asian="10pt" style:font-name-complex="Ubuntu Mono1" style:font-size-complex="10pt"/>
    </style:style>
    <style:style style:name="P60" style:family="paragraph" style:parent-style-name="Standard">
      <style:paragraph-properties fo:line-height="100%" fo:padding="0in" fo:border="none">
        <style:tab-stops>
          <style:tab-stop style:position="0.689in"/>
          <style:tab-stop style:position="1in"/>
          <style:tab-stop style:position="2.0665in"/>
          <style:tab-stop style:position="3.35in"/>
          <style:tab-stop style:position="3.7252in"/>
        </style:tab-stops>
      </style:paragraph-properties>
      <style:text-properties style:font-name="Arial1" fo:font-size="10pt" officeooo:paragraph-rsid="019912e4" style:font-name-asian="Ubuntu Mono1" style:font-size-asian="10pt" style:font-name-complex="Ubuntu Mono1" style:font-size-complex="10pt"/>
    </style:style>
    <style:style style:name="P61" style:family="paragraph" style:parent-style-name="Standard">
      <style:paragraph-properties fo:line-height="100%" fo:padding="0in" fo:border="none">
        <style:tab-stops>
          <style:tab-stop style:position="0.6827in"/>
          <style:tab-stop style:position="1in"/>
          <style:tab-stop style:position="2.0665in"/>
          <style:tab-stop style:position="3.35in"/>
          <style:tab-stop style:position="3.7252in"/>
        </style:tab-stops>
      </style:paragraph-properties>
      <style:text-properties style:font-name="Arial1" fo:font-size="10pt" officeooo:paragraph-rsid="019912e4" style:font-name-asian="Ubuntu Mono1" style:font-size-asian="10pt" style:font-name-complex="Ubuntu Mono1" style:font-size-complex="10pt"/>
    </style:style>
    <style:style style:name="P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29871" officeooo:paragraph-rsid="00229871" style:font-name-asian="Ubuntu Mono1" style:font-size-asian="10pt" style:font-name-complex="Ubuntu Mono1" style:font-size-complex="10pt"/>
    </style:style>
    <style:style style:name="P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2c744" officeooo:paragraph-rsid="0022c744" style:font-name-asian="Ubuntu Mono1" style:font-size-asian="10pt" style:font-name-complex="Ubuntu Mono1" style:font-size-complex="10pt"/>
    </style:style>
    <style:style style:name="P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328e6" officeooo:paragraph-rsid="002328e6" style:font-name-asian="Ubuntu Mono1" style:font-size-asian="10pt" style:font-name-complex="Ubuntu Mono1" style:font-size-complex="10pt"/>
    </style:style>
    <style:style style:name="P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49776" officeooo:paragraph-rsid="00249776" style:font-name-asian="Ubuntu Mono1" style:font-size-asian="10pt" style:font-name-complex="Ubuntu Mono1" style:font-size-complex="10pt"/>
    </style:style>
    <style:style style:name="P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49776" officeooo:paragraph-rsid="0238fa98" style:font-name-asian="Ubuntu Mono1" style:font-size-asian="10pt" style:font-name-complex="Ubuntu Mono1" style:font-size-complex="10pt"/>
    </style:style>
    <style:style style:name="P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35deb5" officeooo:paragraph-rsid="0035deb5" style:font-name-asian="Ubuntu Mono1" style:font-size-asian="10pt" style:font-name-complex="Ubuntu Mono1" style:font-size-complex="10pt"/>
    </style:style>
    <style:style style:name="P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376569" officeooo:paragraph-rsid="00376569" style:font-name-asian="Ubuntu Mono1" style:font-size-asian="10pt" style:font-name-complex="Ubuntu Mono1" style:font-size-complex="10pt"/>
    </style:style>
    <style:style style:name="P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376569" officeooo:paragraph-rsid="0238fa98" style:font-name-asian="Ubuntu Mono1" style:font-size-asian="10pt" style:font-name-complex="Ubuntu Mono1" style:font-size-complex="10pt"/>
    </style:style>
    <style:style style:name="P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3cf4f8" officeooo:paragraph-rsid="003cf4f8" style:font-name-asian="Ubuntu Mono1" style:font-size-asian="10pt" style:font-name-complex="Ubuntu Mono1" style:font-size-complex="10pt"/>
    </style:style>
    <style:style style:name="P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3cf4f8" officeooo:paragraph-rsid="0238fa98" style:font-name-asian="Ubuntu Mono1" style:font-size-asian="10pt" style:font-name-complex="Ubuntu Mono1" style:font-size-complex="10pt"/>
    </style:style>
    <style:style style:name="P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4eb3a1" officeooo:paragraph-rsid="004eb3a1" style:font-name-asian="Ubuntu Mono1" style:font-size-asian="10pt" style:font-name-complex="Ubuntu Mono1" style:font-size-complex="10pt"/>
    </style:style>
    <style:style style:name="P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4a268b" officeooo:paragraph-rsid="004a268b" style:font-name-asian="Ubuntu Mono1" style:font-size-asian="10pt" style:font-name-complex="Ubuntu Mono1" style:font-size-complex="10pt"/>
    </style:style>
    <style:style style:name="P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683c4c" officeooo:paragraph-rsid="00731491" style:font-name-asian="Ubuntu Mono1" style:font-size-asian="10pt" style:font-name-complex="Ubuntu Mono1" style:font-size-complex="10pt"/>
    </style:style>
    <style:style style:name="P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683c4c" officeooo:paragraph-rsid="019912e4" style:font-name-asian="Ubuntu Mono1" style:font-size-asian="10pt" style:font-name-complex="Ubuntu Mono1" style:font-size-complex="10pt"/>
    </style:style>
    <style:style style:name="P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683c4c" officeooo:paragraph-rsid="00683c4c" style:font-name-asian="Ubuntu Mono1" style:font-size-asian="10pt" style:font-name-complex="Ubuntu Mono1" style:font-size-complex="10pt"/>
    </style:style>
    <style:style style:name="P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6e736a" officeooo:paragraph-rsid="006e736a" style:font-name-asian="Ubuntu Mono1" style:font-size-asian="10pt" style:font-name-complex="Ubuntu Mono1" style:font-size-complex="10pt"/>
    </style:style>
    <style:style style:name="P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46427" officeooo:paragraph-rsid="02344fc1" style:font-name-asian="Ubuntu Mono1" style:font-size-asian="10pt" style:font-name-complex="Ubuntu Mono1" style:font-size-complex="10pt"/>
    </style:style>
    <style:style style:name="P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80e891" officeooo:paragraph-rsid="0080e891" style:font-name-asian="Ubuntu Mono1" style:font-size-asian="10pt" style:font-name-complex="Ubuntu Mono1" style:font-size-complex="10pt"/>
    </style:style>
    <style:style style:name="P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18cc8" officeooo:paragraph-rsid="00918cc8" style:font-name-asian="Ubuntu Mono1" style:font-size-asian="10pt" style:font-name-complex="Ubuntu Mono1" style:font-size-complex="10pt"/>
    </style:style>
    <style:style style:name="P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18cc8" officeooo:paragraph-rsid="02344fc1" style:font-name-asian="Ubuntu Mono1" style:font-size-asian="10pt" style:font-name-complex="Ubuntu Mono1" style:font-size-complex="10pt"/>
    </style:style>
    <style:style style:name="P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2b9e6" officeooo:paragraph-rsid="02344fc1" style:font-name-asian="Ubuntu Mono1" style:font-size-asian="10pt" style:font-name-complex="Ubuntu Mono1" style:font-size-complex="10pt"/>
    </style:style>
    <style:style style:name="P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3ac80" officeooo:paragraph-rsid="0093ac80" style:font-name-asian="Ubuntu Mono1" style:font-size-asian="10pt" style:font-name-complex="Ubuntu Mono1" style:font-size-complex="10pt"/>
    </style:style>
    <style:style style:name="P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3ac80" officeooo:paragraph-rsid="0236ca88" style:font-name-asian="Ubuntu Mono1" style:font-size-asian="10pt" style:font-name-complex="Ubuntu Mono1" style:font-size-complex="10pt"/>
    </style:style>
    <style:style style:name="P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48448" officeooo:paragraph-rsid="0236ca88" style:font-name-asian="Ubuntu Mono1" style:font-size-asian="10pt" style:font-name-complex="Ubuntu Mono1" style:font-size-complex="10pt"/>
    </style:style>
    <style:style style:name="P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71665" officeooo:paragraph-rsid="0096a7f4" style:font-name-asian="Ubuntu Mono1" style:font-size-asian="10pt" style:font-name-complex="Ubuntu Mono1" style:font-size-complex="10pt"/>
    </style:style>
    <style:style style:name="P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71665" officeooo:paragraph-rsid="009a9121" style:font-name-asian="Ubuntu Mono1" style:font-size-asian="10pt" style:font-name-complex="Ubuntu Mono1" style:font-size-complex="10pt"/>
    </style:style>
    <style:style style:name="P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71665" officeooo:paragraph-rsid="0235ce20" style:font-name-asian="Ubuntu Mono1" style:font-size-asian="10pt" style:font-name-complex="Ubuntu Mono1" style:font-size-complex="10pt"/>
    </style:style>
    <style:style style:name="P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898ad" officeooo:paragraph-rsid="009898ad" style:font-name-asian="Ubuntu Mono1" style:font-size-asian="10pt" style:font-name-complex="Ubuntu Mono1" style:font-size-complex="10pt"/>
    </style:style>
    <style:style style:name="P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a9574" officeooo:paragraph-rsid="009a9574" style:font-name-asian="Ubuntu Mono1" style:font-size-asian="10pt" style:font-name-complex="Ubuntu Mono1" style:font-size-complex="10pt"/>
    </style:style>
    <style:style style:name="P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fe04f" officeooo:paragraph-rsid="009fe04f" style:font-name-asian="Ubuntu Mono1" style:font-size-asian="10pt" style:font-name-complex="Ubuntu Mono1" style:font-size-complex="10pt"/>
    </style:style>
    <style:style style:name="P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12384" officeooo:paragraph-rsid="00a12384" style:font-name-asian="Ubuntu Mono1" style:font-size-asian="10pt" style:font-name-complex="Ubuntu Mono1" style:font-size-complex="10pt"/>
    </style:style>
    <style:style style:name="P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12384" officeooo:paragraph-rsid="024b77e6" style:font-name-asian="Ubuntu Mono1" style:font-size-asian="10pt" style:font-name-complex="Ubuntu Mono1" style:font-size-complex="10pt"/>
    </style:style>
    <style:style style:name="P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5c8e5" officeooo:paragraph-rsid="00a5c8e5" style:font-name-asian="Ubuntu Mono1" style:font-size-asian="10pt" style:font-name-complex="Ubuntu Mono1" style:font-size-complex="10pt"/>
    </style:style>
    <style:style style:name="P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5c8e5" officeooo:paragraph-rsid="013d8920" style:font-name-asian="Ubuntu Mono1" style:font-size-asian="10pt" style:font-name-complex="Ubuntu Mono1" style:font-size-complex="10pt"/>
    </style:style>
    <style:style style:name="P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5c8e5" officeooo:paragraph-rsid="02375a8c" style:font-name-asian="Ubuntu Mono1" style:font-size-asian="10pt" style:font-name-complex="Ubuntu Mono1" style:font-size-complex="10pt"/>
    </style:style>
    <style:style style:name="P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5c8e5" officeooo:paragraph-rsid="024b77e6" style:font-name-asian="Ubuntu Mono1" style:font-size-asian="10pt" style:font-name-complex="Ubuntu Mono1" style:font-size-complex="10pt"/>
    </style:style>
    <style:style style:name="P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8e618" officeooo:paragraph-rsid="00a8e618" style:font-name-asian="Ubuntu Mono1" style:font-size-asian="10pt" style:font-name-complex="Ubuntu Mono1" style:font-size-complex="10pt"/>
    </style:style>
    <style:style style:name="P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8e618" officeooo:paragraph-rsid="024b77e6" style:font-name-asian="Ubuntu Mono1" style:font-size-asian="10pt" style:font-name-complex="Ubuntu Mono1" style:font-size-complex="10pt"/>
    </style:style>
    <style:style style:name="P1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963fb" officeooo:paragraph-rsid="00a963fb" style:font-name-asian="Ubuntu Mono1" style:font-size-asian="10pt" style:font-name-complex="Ubuntu Mono1" style:font-size-complex="10pt"/>
    </style:style>
    <style:style style:name="P1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df950" officeooo:paragraph-rsid="00adf950" style:font-name-asian="Ubuntu Mono1" style:font-size-asian="10pt" style:font-name-complex="Ubuntu Mono1" style:font-size-complex="10pt"/>
    </style:style>
    <style:style style:name="P1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df950" officeooo:paragraph-rsid="018ad7f8" style:font-name-asian="Ubuntu Mono1" style:font-size-asian="10pt" style:font-name-complex="Ubuntu Mono1" style:font-size-complex="10pt"/>
    </style:style>
    <style:style style:name="P1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df950" officeooo:paragraph-rsid="022d3c03" style:font-name-asian="Ubuntu Mono1" style:font-size-asian="10pt" style:font-name-complex="Ubuntu Mono1" style:font-size-complex="10pt"/>
    </style:style>
    <style:style style:name="P1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0cb9a" officeooo:paragraph-rsid="00b0cb9a" style:font-name-asian="Ubuntu Mono1" style:font-size-asian="10pt" style:font-name-complex="Ubuntu Mono1" style:font-size-complex="10pt"/>
    </style:style>
    <style:style style:name="P1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0cb9a" officeooo:paragraph-rsid="019912e4" style:font-name-asian="Ubuntu Mono1" style:font-size-asian="10pt" style:font-name-complex="Ubuntu Mono1" style:font-size-complex="10pt"/>
    </style:style>
    <style:style style:name="P1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0cb9a" officeooo:paragraph-rsid="02344fc1" style:font-name-asian="Ubuntu Mono1" style:font-size-asian="10pt" style:font-name-complex="Ubuntu Mono1" style:font-size-complex="10pt"/>
    </style:style>
    <style:style style:name="P1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426e6" officeooo:paragraph-rsid="00b426e6" style:font-name-asian="Ubuntu Mono1" style:font-size-asian="10pt" style:font-name-complex="Ubuntu Mono1" style:font-size-complex="10pt"/>
    </style:style>
    <style:style style:name="P1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426e6" officeooo:paragraph-rsid="00b88257" style:font-name-asian="Ubuntu Mono1" style:font-size-asian="10pt" style:font-name-complex="Ubuntu Mono1" style:font-size-complex="10pt"/>
    </style:style>
    <style:style style:name="P1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88257" officeooo:paragraph-rsid="00b88257" style:font-name-asian="Ubuntu Mono1" style:font-size-asian="10pt" style:font-name-complex="Ubuntu Mono1" style:font-size-complex="10pt"/>
    </style:style>
    <style:style style:name="P1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88257" officeooo:paragraph-rsid="0238fa98" style:font-name-asian="Ubuntu Mono1" style:font-size-asian="10pt" style:font-name-complex="Ubuntu Mono1" style:font-size-complex="10pt"/>
    </style:style>
    <style:style style:name="P1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a4bc6" officeooo:paragraph-rsid="00ba4bc6" style:font-name-asian="Ubuntu Mono1" style:font-size-asian="10pt" style:font-name-complex="Ubuntu Mono1" style:font-size-complex="10pt"/>
    </style:style>
    <style:style style:name="P1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bdd23" officeooo:paragraph-rsid="00bbdd23" style:font-name-asian="Ubuntu Mono1" style:font-size-asian="10pt" style:font-name-complex="Ubuntu Mono1" style:font-size-complex="10pt"/>
    </style:style>
    <style:style style:name="P1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bdd23" officeooo:paragraph-rsid="0238fa98" style:font-name-asian="Ubuntu Mono1" style:font-size-asian="10pt" style:font-name-complex="Ubuntu Mono1" style:font-size-complex="10pt"/>
    </style:style>
    <style:style style:name="P1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d1305" officeooo:paragraph-rsid="00bd1305" style:font-name-asian="Ubuntu Mono1" style:font-size-asian="10pt" style:font-name-complex="Ubuntu Mono1" style:font-size-complex="10pt"/>
    </style:style>
    <style:style style:name="P1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d1305" officeooo:paragraph-rsid="019912e4" style:font-name-asian="Ubuntu Mono1" style:font-size-asian="10pt" style:font-name-complex="Ubuntu Mono1" style:font-size-complex="10pt"/>
    </style:style>
    <style:style style:name="P1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d1305" officeooo:paragraph-rsid="00bbdd23" style:font-name-asian="Ubuntu Mono1" style:font-size-asian="10pt" style:font-name-complex="Ubuntu Mono1" style:font-size-complex="10pt"/>
    </style:style>
    <style:style style:name="P1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2205b" officeooo:paragraph-rsid="00c2205b" style:font-name-asian="Ubuntu Mono1" style:font-size-asian="10pt" style:font-name-complex="Ubuntu Mono1" style:font-size-complex="10pt"/>
    </style:style>
    <style:style style:name="P1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d6283" officeooo:paragraph-rsid="00cd6283" style:font-name-asian="Ubuntu Mono1" style:font-size-asian="10pt" style:font-name-complex="Ubuntu Mono1" style:font-size-complex="10pt"/>
    </style:style>
    <style:style style:name="P1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d6283" officeooo:paragraph-rsid="00ce29d7" style:font-name-asian="Ubuntu Mono1" style:font-size-asian="10pt" style:font-name-complex="Ubuntu Mono1" style:font-size-complex="10pt"/>
    </style:style>
    <style:style style:name="P1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d6283" officeooo:paragraph-rsid="019912e4" style:font-name-asian="Ubuntu Mono1" style:font-size-asian="10pt" style:font-name-complex="Ubuntu Mono1" style:font-size-complex="10pt"/>
    </style:style>
    <style:style style:name="P1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e767c" officeooo:paragraph-rsid="00ce767c" style:font-name-asian="Ubuntu Mono1" style:font-size-asian="10pt" style:font-name-complex="Ubuntu Mono1" style:font-size-complex="10pt"/>
    </style:style>
    <style:style style:name="P1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e29d7" officeooo:paragraph-rsid="00ce29d7" style:font-name-asian="Ubuntu Mono1" style:font-size-asian="10pt" style:font-name-complex="Ubuntu Mono1" style:font-size-complex="10pt"/>
    </style:style>
    <style:style style:name="P1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4c5c4" officeooo:paragraph-rsid="00d4c5c4" style:font-name-asian="Ubuntu Mono1" style:font-size-asian="10pt" style:font-name-complex="Ubuntu Mono1" style:font-size-complex="10pt"/>
    </style:style>
    <style:style style:name="P1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style:font-name-asian="Ubuntu Mono1" style:font-size-asian="10pt" style:font-name-complex="Ubuntu Mono1" style:font-size-complex="10pt"/>
    </style:style>
    <style:style style:name="P1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0e17f47" style:font-name-asian="Ubuntu Mono1" style:font-size-asian="10pt" style:font-name-complex="Ubuntu Mono1" style:font-size-complex="10pt"/>
    </style:style>
    <style:style style:name="P1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07bf4e8" style:font-name-asian="Ubuntu Mono1" style:font-size-asian="10pt" style:font-name-complex="Ubuntu Mono1" style:font-size-complex="10pt"/>
    </style:style>
    <style:style style:name="P1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0ce767c" style:font-name-asian="Ubuntu Mono1" style:font-size-asian="10pt" style:font-name-complex="Ubuntu Mono1" style:font-size-complex="10pt"/>
    </style:style>
    <style:style style:name="P1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1f2bf05" style:font-name-asian="Ubuntu Mono1" style:font-size-asian="10pt" style:font-name-complex="Ubuntu Mono1" style:font-size-complex="10pt"/>
    </style:style>
    <style:style style:name="P1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1032b7f" style:font-name-asian="Ubuntu Mono1" style:font-size-asian="10pt" style:font-name-complex="Ubuntu Mono1" style:font-size-complex="10pt"/>
    </style:style>
    <style:style style:name="P1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2310036" style:font-name-asian="Ubuntu Mono1" style:font-size-asian="10pt" style:font-name-complex="Ubuntu Mono1" style:font-size-complex="10pt"/>
    </style:style>
    <style:style style:name="P1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f0e88" officeooo:paragraph-rsid="0241e76c" style:font-name-asian="Ubuntu Mono1" style:font-size-asian="10pt" style:font-name-complex="Ubuntu Mono1" style:font-size-complex="10pt"/>
    </style:style>
    <style:style style:name="P1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e17f47" officeooo:paragraph-rsid="00e17f47" style:font-name-asian="Ubuntu Mono1" style:font-size-asian="10pt" style:font-name-complex="Ubuntu Mono1" style:font-size-complex="10pt"/>
    </style:style>
    <style:style style:name="P1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e17f47" officeooo:paragraph-rsid="019912e4" style:font-name-asian="Ubuntu Mono1" style:font-size-asian="10pt" style:font-name-complex="Ubuntu Mono1" style:font-size-complex="10pt"/>
    </style:style>
    <style:style style:name="P1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e7baff" officeooo:paragraph-rsid="00e7baff" style:font-name-asian="Ubuntu Mono1" style:font-size-asian="10pt" style:font-name-complex="Ubuntu Mono1" style:font-size-complex="10pt"/>
    </style:style>
    <style:style style:name="P1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228ab" officeooo:paragraph-rsid="00f228ab" style:font-name-asian="Ubuntu Mono1" style:font-size-asian="10pt" style:font-name-complex="Ubuntu Mono1" style:font-size-complex="10pt"/>
    </style:style>
    <style:style style:name="P1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396c5" officeooo:paragraph-rsid="00f396c5" style:font-name-asian="Ubuntu Mono1" style:font-size-asian="10pt" style:font-name-complex="Ubuntu Mono1" style:font-size-complex="10pt"/>
    </style:style>
    <style:style style:name="P1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a0321" officeooo:paragraph-rsid="00fa0321" style:font-name-asian="Ubuntu Mono1" style:font-size-asian="10pt" style:font-name-complex="Ubuntu Mono1" style:font-size-complex="10pt"/>
    </style:style>
    <style:style style:name="P1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a055e" officeooo:paragraph-rsid="00fa055e" style:font-name-asian="Ubuntu Mono1" style:font-size-asian="10pt" style:font-name-complex="Ubuntu Mono1" style:font-size-complex="10pt"/>
    </style:style>
    <style:style style:name="P1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f7fd3" officeooo:paragraph-rsid="00ff7fd3" style:font-name-asian="Ubuntu Mono1" style:font-size-asian="10pt" style:font-name-complex="Ubuntu Mono1" style:font-size-complex="10pt"/>
    </style:style>
    <style:style style:name="P1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f7fd3" officeooo:paragraph-rsid="01010732" style:font-name-asian="Ubuntu Mono1" style:font-size-asian="10pt" style:font-name-complex="Ubuntu Mono1" style:font-size-complex="10pt"/>
    </style:style>
    <style:style style:name="P1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f7fd3" officeooo:paragraph-rsid="0249b284" style:font-name-asian="Ubuntu Mono1" style:font-size-asian="10pt" style:font-name-complex="Ubuntu Mono1" style:font-size-complex="10pt"/>
    </style:style>
    <style:style style:name="P1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dd34f" officeooo:paragraph-rsid="00ff7fd3" style:font-name-asian="Ubuntu Mono1" style:font-size-asian="10pt" style:font-name-complex="Ubuntu Mono1" style:font-size-complex="10pt"/>
    </style:style>
    <style:style style:name="P1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dd34f" officeooo:paragraph-rsid="00fdd34f" style:font-name-asian="Ubuntu Mono1" style:font-size-asian="10pt" style:font-name-complex="Ubuntu Mono1" style:font-size-complex="10pt"/>
    </style:style>
    <style:style style:name="P1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2e6a6" officeooo:paragraph-rsid="0102e6a6" style:font-name-asian="Ubuntu Mono1" style:font-size-asian="10pt" style:font-name-complex="Ubuntu Mono1" style:font-size-complex="10pt"/>
    </style:style>
    <style:style style:name="P1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c713f" officeooo:paragraph-rsid="00fc713f" style:font-name-asian="Ubuntu Mono1" style:font-size-asian="10pt" style:font-name-complex="Ubuntu Mono1" style:font-size-complex="10pt"/>
    </style:style>
    <style:style style:name="P1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65a12" officeooo:paragraph-rsid="01065a12" style:font-name-asian="Ubuntu Mono1" style:font-size-asian="10pt" style:font-name-complex="Ubuntu Mono1" style:font-size-complex="10pt"/>
    </style:style>
    <style:style style:name="P1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65a12" officeooo:paragraph-rsid="019912e4" style:font-name-asian="Ubuntu Mono1" style:font-size-asian="10pt" style:font-name-complex="Ubuntu Mono1" style:font-size-complex="10pt"/>
    </style:style>
    <style:style style:name="P1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6cfc0" officeooo:paragraph-rsid="013253f0" style:font-name-asian="Ubuntu Mono1" style:font-size-asian="10pt" style:font-name-complex="Ubuntu Mono1" style:font-size-complex="10pt"/>
    </style:style>
    <style:style style:name="P1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6cfc0" officeooo:paragraph-rsid="019912e4" style:font-name-asian="Ubuntu Mono1" style:font-size-asian="10pt" style:font-name-complex="Ubuntu Mono1" style:font-size-complex="10pt"/>
    </style:style>
    <style:style style:name="P1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a5a44" style:font-name-asian="Ubuntu Mono1" style:font-size-asian="10pt" style:font-name-complex="Ubuntu Mono1" style:font-size-complex="10pt"/>
    </style:style>
    <style:style style:name="P1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a5a44" officeooo:paragraph-rsid="010a5a44" style:font-name-asian="Ubuntu Mono1" style:font-size-asian="10pt" style:font-name-complex="Ubuntu Mono1" style:font-size-complex="10pt"/>
    </style:style>
    <style:style style:name="P1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a5a44" officeooo:paragraph-rsid="019912e4" style:font-name-asian="Ubuntu Mono1" style:font-size-asian="10pt" style:font-name-complex="Ubuntu Mono1" style:font-size-complex="10pt"/>
    </style:style>
    <style:style style:name="P1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a6fa4" officeooo:paragraph-rsid="010a6fa4" style:font-name-asian="Ubuntu Mono1" style:font-size-asian="10pt" style:font-name-complex="Ubuntu Mono1" style:font-size-complex="10pt"/>
    </style:style>
    <style:style style:name="P1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b48dc" officeooo:paragraph-rsid="010b48dc" style:font-name-asian="Ubuntu Mono1" style:font-size-asian="10pt" style:font-name-complex="Ubuntu Mono1" style:font-size-complex="10pt"/>
    </style:style>
    <style:style style:name="P1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b48dc" officeooo:paragraph-rsid="019912e4" style:font-name-asian="Ubuntu Mono1" style:font-size-asian="10pt" style:font-name-complex="Ubuntu Mono1" style:font-size-complex="10pt"/>
    </style:style>
    <style:style style:name="P1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b48dc" officeooo:paragraph-rsid="02344fc1" style:font-name-asian="Ubuntu Mono1" style:font-size-asian="10pt" style:font-name-complex="Ubuntu Mono1" style:font-size-complex="10pt"/>
    </style:style>
    <style:style style:name="P1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e72ec" officeooo:paragraph-rsid="00de72ec" style:font-name-asian="Ubuntu Mono1" style:font-size-asian="10pt" style:font-name-complex="Ubuntu Mono1" style:font-size-complex="10pt"/>
    </style:style>
    <style:style style:name="P1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e72ec" officeooo:paragraph-rsid="0249b284" style:font-name-asian="Ubuntu Mono1" style:font-size-asian="10pt" style:font-name-complex="Ubuntu Mono1" style:font-size-complex="10pt"/>
    </style:style>
    <style:style style:name="P1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e1349" officeooo:paragraph-rsid="010e1349" style:font-name-asian="Ubuntu Mono1" style:font-size-asian="10pt" style:font-name-complex="Ubuntu Mono1" style:font-size-complex="10pt"/>
    </style:style>
    <style:style style:name="P1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f94f6" officeooo:paragraph-rsid="010f94f6" style:font-name-asian="Ubuntu Mono1" style:font-size-asian="10pt" style:font-name-complex="Ubuntu Mono1" style:font-size-complex="10pt"/>
    </style:style>
    <style:style style:name="P1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f94f6" officeooo:paragraph-rsid="011155b6" style:font-name-asian="Ubuntu Mono1" style:font-size-asian="10pt" style:font-name-complex="Ubuntu Mono1" style:font-size-complex="10pt"/>
    </style:style>
    <style:style style:name="P1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1155b6" officeooo:paragraph-rsid="011155b6" style:font-name-asian="Ubuntu Mono1" style:font-size-asian="10pt" style:font-name-complex="Ubuntu Mono1" style:font-size-complex="10pt"/>
    </style:style>
    <style:style style:name="P1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1e3dd9" officeooo:paragraph-rsid="011e3dd9" style:font-name-asian="Ubuntu Mono1" style:font-size-asian="10pt" style:font-name-complex="Ubuntu Mono1" style:font-size-complex="10pt"/>
    </style:style>
    <style:style style:name="P1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78db1" style:font-name-asian="Ubuntu Mono1" style:font-size-asian="10pt" style:font-name-complex="Ubuntu Mono1" style:font-size-complex="10pt"/>
    </style:style>
    <style:style style:name="P1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78db1" officeooo:paragraph-rsid="00a78db1" style:font-name-asian="Ubuntu Mono1" style:font-size-asian="10pt" style:font-name-complex="Ubuntu Mono1" style:font-size-complex="10pt"/>
    </style:style>
    <style:style style:name="P1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78db1" officeooo:paragraph-rsid="024b77e6" style:font-name-asian="Ubuntu Mono1" style:font-size-asian="10pt" style:font-name-complex="Ubuntu Mono1" style:font-size-complex="10pt"/>
    </style:style>
    <style:style style:name="P1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610578" officeooo:paragraph-rsid="01610578" style:font-name-asian="Ubuntu Mono1" style:font-size-asian="10pt" style:font-name-complex="Ubuntu Mono1" style:font-size-complex="10pt"/>
    </style:style>
    <style:style style:name="P1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54ac8" officeooo:paragraph-rsid="0241e76c" style:font-name-asian="Ubuntu Mono1" style:font-size-asian="10pt" style:font-name-complex="Ubuntu Mono1" style:font-size-complex="10pt"/>
    </style:style>
    <style:style style:name="P1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e3dac6" officeooo:paragraph-rsid="00e3dac6" style:font-name-asian="Ubuntu Mono1" style:font-size-asian="10pt" style:font-name-complex="Ubuntu Mono1" style:font-size-complex="10pt"/>
    </style:style>
    <style:style style:name="P1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700e2" style:font-name-asian="Ubuntu Mono1" style:font-size-asian="10pt" style:font-name-complex="Ubuntu Mono1" style:font-size-complex="10pt"/>
    </style:style>
    <style:style style:name="P1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700e2" officeooo:paragraph-rsid="00d700e2" style:font-name-asian="Ubuntu Mono1" style:font-size-asian="10pt" style:font-name-complex="Ubuntu Mono1" style:font-size-complex="10pt"/>
    </style:style>
    <style:style style:name="P1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131547" officeooo:paragraph-rsid="01131547" style:font-name-asian="Ubuntu Mono1" style:font-size-asian="10pt" style:font-name-complex="Ubuntu Mono1" style:font-size-complex="10pt"/>
    </style:style>
    <style:style style:name="P1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131547" officeooo:paragraph-rsid="017cfac1" style:font-name-asian="Ubuntu Mono1" style:font-size-asian="10pt" style:font-name-complex="Ubuntu Mono1" style:font-size-complex="10pt"/>
    </style:style>
    <style:style style:name="P1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69db7" officeooo:paragraph-rsid="018ad7f8" style:font-name-asian="Ubuntu Mono1" style:font-size-asian="10pt" style:font-name-complex="Ubuntu Mono1" style:font-size-complex="10pt"/>
    </style:style>
    <style:style style:name="P1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69db7" officeooo:paragraph-rsid="00769db7" style:font-name-asian="Ubuntu Mono1" style:font-size-asian="10pt" style:font-name-complex="Ubuntu Mono1" style:font-size-complex="10pt"/>
    </style:style>
    <style:style style:name="P1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style:font-name-asian="Ubuntu Mono1" style:font-size-asian="10pt" style:font-name-complex="Ubuntu Mono1" style:font-size-complex="10pt"/>
    </style:style>
    <style:style style:name="P1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07ebc7a" style:font-name-asian="Ubuntu Mono1" style:font-size-asian="10pt" style:font-name-complex="Ubuntu Mono1" style:font-size-complex="10pt"/>
    </style:style>
    <style:style style:name="P1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1fa33ef" style:font-name-asian="Ubuntu Mono1" style:font-size-asian="10pt" style:font-name-complex="Ubuntu Mono1" style:font-size-complex="10pt"/>
    </style:style>
    <style:style style:name="P1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219f1d1" style:font-name-asian="Ubuntu Mono1" style:font-size-asian="10pt" style:font-name-complex="Ubuntu Mono1" style:font-size-complex="10pt"/>
    </style:style>
    <style:style style:name="P1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19d5036" style:font-name-asian="Ubuntu Mono1" style:font-size-asian="10pt" style:font-name-complex="Ubuntu Mono1" style:font-size-complex="10pt"/>
    </style:style>
    <style:style style:name="P1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2155dd5" style:font-name-asian="Ubuntu Mono1" style:font-size-asian="10pt" style:font-name-complex="Ubuntu Mono1" style:font-size-complex="10pt"/>
    </style:style>
    <style:style style:name="P1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172f991" style:font-name-asian="Ubuntu Mono1" style:font-size-asian="10pt" style:font-name-complex="Ubuntu Mono1" style:font-size-complex="10pt"/>
    </style:style>
    <style:style style:name="P1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0a12384" style:font-name-asian="Ubuntu Mono1" style:font-size-asian="10pt" style:font-name-complex="Ubuntu Mono1" style:font-size-complex="10pt"/>
    </style:style>
    <style:style style:name="P1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0a29c99" style:font-name-asian="Ubuntu Mono1" style:font-size-asian="10pt" style:font-name-complex="Ubuntu Mono1" style:font-size-complex="10pt"/>
    </style:style>
    <style:style style:name="P1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068f370" style:font-name-asian="Ubuntu Mono1" style:font-size-asian="10pt" style:font-name-complex="Ubuntu Mono1" style:font-size-complex="10pt"/>
    </style:style>
    <style:style style:name="P1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1f066de" style:font-name-asian="Ubuntu Mono1" style:font-size-asian="10pt" style:font-name-complex="Ubuntu Mono1" style:font-size-complex="10pt"/>
    </style:style>
    <style:style style:name="P1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ebc7a" officeooo:paragraph-rsid="02375a8c" style:font-name-asian="Ubuntu Mono1" style:font-size-asian="10pt" style:font-name-complex="Ubuntu Mono1" style:font-size-complex="10pt"/>
    </style:style>
    <style:style style:name="P1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5f7e5" officeooo:paragraph-rsid="0075f7e5" style:font-name-asian="Ubuntu Mono1" style:font-size-asian="10pt" style:font-name-complex="Ubuntu Mono1" style:font-size-complex="10pt"/>
    </style:style>
    <style:style style:name="P1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1d33c" officeooo:paragraph-rsid="0071d33c" style:font-name-asian="Ubuntu Mono1" style:font-size-asian="10pt" style:font-name-complex="Ubuntu Mono1" style:font-size-complex="10pt"/>
    </style:style>
    <style:style style:name="P1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7e3de" officeooo:paragraph-rsid="0077e3de" style:font-name-asian="Ubuntu Mono1" style:font-size-asian="10pt" style:font-name-complex="Ubuntu Mono1" style:font-size-complex="10pt"/>
    </style:style>
    <style:style style:name="P1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823687" officeooo:paragraph-rsid="00823687" style:font-name-asian="Ubuntu Mono1" style:font-size-asian="10pt" style:font-name-complex="Ubuntu Mono1" style:font-size-complex="10pt"/>
    </style:style>
    <style:style style:name="P1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82739b" officeooo:paragraph-rsid="0082739b" style:font-name-asian="Ubuntu Mono1" style:font-size-asian="10pt" style:font-name-complex="Ubuntu Mono1" style:font-size-complex="10pt"/>
    </style:style>
    <style:style style:name="P1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809ea" officeooo:paragraph-rsid="007809ea" style:font-name-asian="Ubuntu Mono1" style:font-size-asian="10pt" style:font-name-complex="Ubuntu Mono1" style:font-size-complex="10pt"/>
    </style:style>
    <style:style style:name="P1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f73b7" officeooo:paragraph-rsid="00ff7fd3" style:font-name-asian="Ubuntu Mono1" style:font-size-asian="10pt" style:font-name-complex="Ubuntu Mono1" style:font-size-complex="10pt"/>
    </style:style>
    <style:style style:name="P1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dc726" officeooo:paragraph-rsid="010dc726" style:font-name-asian="Ubuntu Mono1" style:font-size-asian="10pt" style:font-name-complex="Ubuntu Mono1" style:font-size-complex="10pt"/>
    </style:style>
    <style:style style:name="P1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dc726" officeooo:paragraph-rsid="019372ed" style:font-name-asian="Ubuntu Mono1" style:font-size-asian="10pt" style:font-name-complex="Ubuntu Mono1" style:font-size-complex="10pt"/>
    </style:style>
    <style:style style:name="P1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d322d" officeooo:paragraph-rsid="019372ed" style:font-name-asian="Ubuntu Mono1" style:font-size-asian="10pt" style:font-name-complex="Ubuntu Mono1" style:font-size-complex="10pt"/>
    </style:style>
    <style:style style:name="P1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4d382" officeooo:paragraph-rsid="019912e4" style:font-name-asian="Ubuntu Mono1" style:font-size-asian="10pt" style:font-name-complex="Ubuntu Mono1" style:font-size-complex="10pt"/>
    </style:style>
    <style:style style:name="P1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bbb0f" style:font-name-asian="Ubuntu Mono1" style:font-size-asian="10pt" style:font-name-complex="Ubuntu Mono1" style:font-size-complex="10pt"/>
    </style:style>
    <style:style style:name="P2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bbb0f" officeooo:paragraph-rsid="019912e4" style:font-name-asian="Ubuntu Mono1" style:font-size-asian="10pt" style:font-name-complex="Ubuntu Mono1" style:font-size-complex="10pt"/>
    </style:style>
    <style:style style:name="P2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b8eb6" style:font-name-asian="Ubuntu Mono1" style:font-size-asian="10pt" style:font-name-complex="Ubuntu Mono1" style:font-size-complex="10pt"/>
    </style:style>
    <style:style style:name="P2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b8eb6" officeooo:paragraph-rsid="019912e4" style:font-name-asian="Ubuntu Mono1" style:font-size-asian="10pt" style:font-name-complex="Ubuntu Mono1" style:font-size-complex="10pt"/>
    </style:style>
    <style:style style:name="P2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b8eb6" officeooo:paragraph-rsid="00683c4c" style:font-name-asian="Ubuntu Mono1" style:font-size-asian="10pt" style:font-name-complex="Ubuntu Mono1" style:font-size-complex="10pt"/>
    </style:style>
    <style:style style:name="P2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80b4c" officeooo:paragraph-rsid="0249b284" style:font-name-asian="Ubuntu Mono1" style:font-size-asian="10pt" style:font-name-complex="Ubuntu Mono1" style:font-size-complex="10pt"/>
    </style:style>
    <style:style style:name="P2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9f439" officeooo:paragraph-rsid="019912e4" style:font-name-asian="Ubuntu Mono1" style:font-size-asian="10pt" style:font-name-complex="Ubuntu Mono1" style:font-size-complex="10pt"/>
    </style:style>
    <style:style style:name="P2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9f439" officeooo:paragraph-rsid="0249b284" style:font-name-asian="Ubuntu Mono1" style:font-size-asian="10pt" style:font-name-complex="Ubuntu Mono1" style:font-size-complex="10pt"/>
    </style:style>
    <style:style style:name="P2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ade57" officeooo:paragraph-rsid="0249b284" style:font-name-asian="Ubuntu Mono1" style:font-size-asian="10pt" style:font-name-complex="Ubuntu Mono1" style:font-size-complex="10pt"/>
    </style:style>
    <style:style style:name="P2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b1ad1" officeooo:paragraph-rsid="0249b284" style:font-name-asian="Ubuntu Mono1" style:font-size-asian="10pt" style:font-name-complex="Ubuntu Mono1" style:font-size-complex="10pt"/>
    </style:style>
    <style:style style:name="P2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dd52a" officeooo:paragraph-rsid="019912e4" style:font-name-asian="Ubuntu Mono1" style:font-size-asian="10pt" style:font-name-complex="Ubuntu Mono1" style:font-size-complex="10pt"/>
    </style:style>
    <style:style style:name="P2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072c8" style:font-name-asian="Ubuntu Mono1" style:font-size-asian="10pt" style:font-name-complex="Ubuntu Mono1" style:font-size-complex="10pt"/>
    </style:style>
    <style:style style:name="P2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072c8" officeooo:paragraph-rsid="012072c8" style:font-name-asian="Ubuntu Mono1" style:font-size-asian="10pt" style:font-name-complex="Ubuntu Mono1" style:font-size-complex="10pt"/>
    </style:style>
    <style:style style:name="P2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072c8" officeooo:paragraph-rsid="00d700e2" style:font-name-asian="Ubuntu Mono1" style:font-size-asian="10pt" style:font-name-complex="Ubuntu Mono1" style:font-size-complex="10pt"/>
    </style:style>
    <style:style style:name="P2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05ea4" style:font-name-asian="Ubuntu Mono1" style:font-size-asian="10pt" style:font-name-complex="Ubuntu Mono1" style:font-size-complex="10pt"/>
    </style:style>
    <style:style style:name="P2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2d476" style:font-name-asian="Ubuntu Mono1" style:font-size-asian="10pt" style:font-name-complex="Ubuntu Mono1" style:font-size-complex="10pt"/>
    </style:style>
    <style:style style:name="P2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2d476" officeooo:paragraph-rsid="0122d476" style:font-name-asian="Ubuntu Mono1" style:font-size-asian="10pt" style:font-name-complex="Ubuntu Mono1" style:font-size-complex="10pt"/>
    </style:style>
    <style:style style:name="P2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eae99" style:font-name-asian="Ubuntu Mono1" style:font-size-asian="10pt" style:font-name-complex="Ubuntu Mono1" style:font-size-complex="10pt"/>
    </style:style>
    <style:style style:name="P2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72f991" officeooo:paragraph-rsid="02344fc1" style:font-name-asian="Ubuntu Mono1" style:font-size-asian="10pt" style:font-name-complex="Ubuntu Mono1" style:font-size-complex="10pt"/>
    </style:style>
    <style:style style:name="P2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72f991" officeooo:paragraph-rsid="0238fa98" style:font-name-asian="Ubuntu Mono1" style:font-size-asian="10pt" style:font-name-complex="Ubuntu Mono1" style:font-size-complex="10pt"/>
    </style:style>
    <style:style style:name="P2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72f991" officeooo:paragraph-rsid="0241e76c" style:font-name-asian="Ubuntu Mono1" style:font-size-asian="10pt" style:font-name-complex="Ubuntu Mono1" style:font-size-complex="10pt"/>
    </style:style>
    <style:style style:name="P2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1406" officeooo:paragraph-rsid="0241e76c" style:font-name-asian="Ubuntu Mono1" style:font-size-asian="10pt" style:font-name-complex="Ubuntu Mono1" style:font-size-complex="10pt"/>
    </style:style>
    <style:style style:name="P2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3bad9" style:font-name-asian="Ubuntu Mono1" style:font-size-asian="10pt" style:font-name-complex="Ubuntu Mono1" style:font-size-complex="10pt"/>
    </style:style>
    <style:style style:name="P2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3bad9" officeooo:paragraph-rsid="00de72ec" style:font-name-asian="Ubuntu Mono1" style:font-size-asian="10pt" style:font-name-complex="Ubuntu Mono1" style:font-size-complex="10pt"/>
    </style:style>
    <style:style style:name="P2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3bad9" officeooo:paragraph-rsid="010f94f6" style:font-name-asian="Ubuntu Mono1" style:font-size-asian="10pt" style:font-name-complex="Ubuntu Mono1" style:font-size-complex="10pt"/>
    </style:style>
    <style:style style:name="P2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efe5" officeooo:paragraph-rsid="010f94f6" style:font-name-asian="Ubuntu Mono1" style:font-size-asian="10pt" style:font-name-complex="Ubuntu Mono1" style:font-size-complex="10pt"/>
    </style:style>
    <style:style style:name="P2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efe5" officeooo:paragraph-rsid="01131547" style:font-name-asian="Ubuntu Mono1" style:font-size-asian="10pt" style:font-name-complex="Ubuntu Mono1" style:font-size-complex="10pt"/>
    </style:style>
    <style:style style:name="P2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efe5" officeooo:paragraph-rsid="00de72ec" style:font-name-asian="Ubuntu Mono1" style:font-size-asian="10pt" style:font-name-complex="Ubuntu Mono1" style:font-size-complex="10pt"/>
    </style:style>
    <style:style style:name="P2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efe5" officeooo:paragraph-rsid="011155b6" style:font-name-asian="Ubuntu Mono1" style:font-size-asian="10pt" style:font-name-complex="Ubuntu Mono1" style:font-size-complex="10pt"/>
    </style:style>
    <style:style style:name="P2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efe5" officeooo:paragraph-rsid="00ce29d7" style:font-name-asian="Ubuntu Mono1" style:font-size-asian="10pt" style:font-name-complex="Ubuntu Mono1" style:font-size-complex="10pt"/>
    </style:style>
    <style:style style:name="P2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4efe5" officeooo:paragraph-rsid="00cd6283" style:font-name-asian="Ubuntu Mono1" style:font-size-asian="10pt" style:font-name-complex="Ubuntu Mono1" style:font-size-complex="10pt"/>
    </style:style>
    <style:style style:name="P2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80985" style:font-name-asian="Ubuntu Mono1" style:font-size-asian="10pt" style:font-name-complex="Ubuntu Mono1" style:font-size-complex="10pt"/>
    </style:style>
    <style:style style:name="P2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3a5f9" officeooo:paragraph-rsid="00f396c5" style:font-name-asian="Ubuntu Mono1" style:font-size-asian="10pt" style:font-name-complex="Ubuntu Mono1" style:font-size-complex="10pt"/>
    </style:style>
    <style:style style:name="P2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60da4" style:font-name-asian="Ubuntu Mono1" style:font-size-asian="10pt" style:font-name-complex="Ubuntu Mono1" style:font-size-complex="10pt"/>
    </style:style>
    <style:style style:name="P2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8872" officeooo:paragraph-rsid="00d4c5c4" style:font-name-asian="Ubuntu Mono1" style:font-size-asian="10pt" style:font-name-complex="Ubuntu Mono1" style:font-size-complex="10pt"/>
    </style:style>
    <style:style style:name="P2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8872" officeooo:paragraph-rsid="00d53492" style:font-name-asian="Ubuntu Mono1" style:font-size-asian="10pt" style:font-name-complex="Ubuntu Mono1" style:font-size-complex="10pt"/>
    </style:style>
    <style:style style:name="P2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d53492" officeooo:paragraph-rsid="00d53492" style:font-name-asian="Ubuntu Mono1" style:font-size-asian="10pt" style:font-name-complex="Ubuntu Mono1" style:font-size-complex="10pt"/>
    </style:style>
    <style:style style:name="P2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9153" officeooo:paragraph-rsid="00adf950" style:font-name-asian="Ubuntu Mono1" style:font-size-asian="10pt" style:font-name-complex="Ubuntu Mono1" style:font-size-complex="10pt"/>
    </style:style>
    <style:style style:name="P2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9153" officeooo:paragraph-rsid="00d4c5c4" style:font-name-asian="Ubuntu Mono1" style:font-size-asian="10pt" style:font-name-complex="Ubuntu Mono1" style:font-size-complex="10pt"/>
    </style:style>
    <style:style style:name="P2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9153" officeooo:paragraph-rsid="00a8e618" style:font-name-asian="Ubuntu Mono1" style:font-size-asian="10pt" style:font-name-complex="Ubuntu Mono1" style:font-size-complex="10pt"/>
    </style:style>
    <style:style style:name="P2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9153" officeooo:paragraph-rsid="022d0004" style:font-name-asian="Ubuntu Mono1" style:font-size-asian="10pt" style:font-name-complex="Ubuntu Mono1" style:font-size-complex="10pt"/>
    </style:style>
    <style:style style:name="P2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69153" officeooo:paragraph-rsid="022d3c03" style:font-name-asian="Ubuntu Mono1" style:font-size-asian="10pt" style:font-name-complex="Ubuntu Mono1" style:font-size-complex="10pt"/>
    </style:style>
    <style:style style:name="P2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285e53" style:font-name-asian="Ubuntu Mono1" style:font-size-asian="10pt" style:font-name-complex="Ubuntu Mono1" style:font-size-complex="10pt"/>
    </style:style>
    <style:style style:name="P2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a2959" style:font-name-asian="Ubuntu Mono1" style:font-size-asian="10pt" style:font-name-complex="Ubuntu Mono1" style:font-size-complex="10pt"/>
    </style:style>
    <style:style style:name="P2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a2959" officeooo:paragraph-rsid="00a8e618" style:font-name-asian="Ubuntu Mono1" style:font-size-asian="10pt" style:font-name-complex="Ubuntu Mono1" style:font-size-complex="10pt"/>
    </style:style>
    <style:style style:name="P2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bafbc" officeooo:paragraph-rsid="006e736a" style:font-name-asian="Ubuntu Mono1" style:font-size-asian="10pt" style:font-name-complex="Ubuntu Mono1" style:font-size-complex="10pt"/>
    </style:style>
    <style:style style:name="P2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bafbc" officeooo:paragraph-rsid="0102e6a6" style:font-name-asian="Ubuntu Mono1" style:font-size-asian="10pt" style:font-name-complex="Ubuntu Mono1" style:font-size-complex="10pt"/>
    </style:style>
    <style:style style:name="P2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bafbc" officeooo:paragraph-rsid="0089f7d8" style:font-name-asian="Ubuntu Mono1" style:font-size-asian="10pt" style:font-name-complex="Ubuntu Mono1" style:font-size-complex="10pt"/>
    </style:style>
    <style:style style:name="P2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bafbc" officeooo:paragraph-rsid="00c2205b" style:font-name-asian="Ubuntu Mono1" style:font-size-asian="10pt" style:font-name-complex="Ubuntu Mono1" style:font-size-complex="10pt"/>
    </style:style>
    <style:style style:name="P2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89f7d8" officeooo:paragraph-rsid="0089f7d8" style:font-name-asian="Ubuntu Mono1" style:font-size-asian="10pt" style:font-name-complex="Ubuntu Mono1" style:font-size-complex="10pt"/>
    </style:style>
    <style:style style:name="P2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bbd67" officeooo:paragraph-rsid="00ce767c" style:font-name-asian="Ubuntu Mono1" style:font-size-asian="10pt" style:font-name-complex="Ubuntu Mono1" style:font-size-complex="10pt"/>
    </style:style>
    <style:style style:name="P2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a613d" officeooo:paragraph-rsid="00fa613d" style:font-name-asian="Ubuntu Mono1" style:font-size-asian="10pt" style:font-name-complex="Ubuntu Mono1" style:font-size-complex="10pt"/>
    </style:style>
    <style:style style:name="P2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cf07d" officeooo:paragraph-rsid="00fc713f" style:font-name-asian="Ubuntu Mono1" style:font-size-asian="10pt" style:font-name-complex="Ubuntu Mono1" style:font-size-complex="10pt"/>
    </style:style>
    <style:style style:name="P2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cf07d" officeooo:paragraph-rsid="010e1349" style:font-name-asian="Ubuntu Mono1" style:font-size-asian="10pt" style:font-name-complex="Ubuntu Mono1" style:font-size-complex="10pt"/>
    </style:style>
    <style:style style:name="P2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fb92d4" officeooo:paragraph-rsid="00fc713f" style:font-name-asian="Ubuntu Mono1" style:font-size-asian="10pt" style:font-name-complex="Ubuntu Mono1" style:font-size-complex="10pt"/>
    </style:style>
    <style:style style:name="P2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e302a" officeooo:paragraph-rsid="01010732" style:font-name-asian="Ubuntu Mono1" style:font-size-asian="10pt" style:font-name-complex="Ubuntu Mono1" style:font-size-complex="10pt"/>
    </style:style>
    <style:style style:name="P2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e302a" officeooo:paragraph-rsid="00ff7fd3" style:font-name-asian="Ubuntu Mono1" style:font-size-asian="10pt" style:font-name-complex="Ubuntu Mono1" style:font-size-complex="10pt"/>
    </style:style>
    <style:style style:name="P2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75f7e5" style:font-name-asian="Ubuntu Mono1" style:font-size-asian="10pt" style:font-name-complex="Ubuntu Mono1" style:font-size-complex="10pt"/>
    </style:style>
    <style:style style:name="P2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71d33c" style:font-name-asian="Ubuntu Mono1" style:font-size-asian="10pt" style:font-name-complex="Ubuntu Mono1" style:font-size-complex="10pt"/>
    </style:style>
    <style:style style:name="P2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918cc8" style:font-name-asian="Ubuntu Mono1" style:font-size-asian="10pt" style:font-name-complex="Ubuntu Mono1" style:font-size-complex="10pt"/>
    </style:style>
    <style:style style:name="P2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769db7" style:font-name-asian="Ubuntu Mono1" style:font-size-asian="10pt" style:font-name-complex="Ubuntu Mono1" style:font-size-complex="10pt"/>
    </style:style>
    <style:style style:name="P2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18ad7f8" style:font-name-asian="Ubuntu Mono1" style:font-size-asian="10pt" style:font-name-complex="Ubuntu Mono1" style:font-size-complex="10pt"/>
    </style:style>
    <style:style style:name="P2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77e3de" style:font-name-asian="Ubuntu Mono1" style:font-size-asian="10pt" style:font-name-complex="Ubuntu Mono1" style:font-size-complex="10pt"/>
    </style:style>
    <style:style style:name="P2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823687" style:font-name-asian="Ubuntu Mono1" style:font-size-asian="10pt" style:font-name-complex="Ubuntu Mono1" style:font-size-complex="10pt"/>
    </style:style>
    <style:style style:name="P2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82739b" style:font-name-asian="Ubuntu Mono1" style:font-size-asian="10pt" style:font-name-complex="Ubuntu Mono1" style:font-size-complex="10pt"/>
    </style:style>
    <style:style style:name="P2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7809ea" style:font-name-asian="Ubuntu Mono1" style:font-size-asian="10pt" style:font-name-complex="Ubuntu Mono1" style:font-size-complex="10pt"/>
    </style:style>
    <style:style style:name="P2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0ff7fd3" style:font-name-asian="Ubuntu Mono1" style:font-size-asian="10pt" style:font-name-complex="Ubuntu Mono1" style:font-size-complex="10pt"/>
    </style:style>
    <style:style style:name="P2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10dc726" style:font-name-asian="Ubuntu Mono1" style:font-size-asian="10pt" style:font-name-complex="Ubuntu Mono1" style:font-size-complex="10pt"/>
    </style:style>
    <style:style style:name="P2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02ae6" officeooo:paragraph-rsid="024b77e6" style:font-name-asian="Ubuntu Mono1" style:font-size-asian="10pt" style:font-name-complex="Ubuntu Mono1" style:font-size-complex="10pt"/>
    </style:style>
    <style:style style:name="P2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ae8c41" officeooo:paragraph-rsid="018ad7f8" style:font-name-asian="Ubuntu Mono1" style:font-size-asian="10pt" style:font-name-complex="Ubuntu Mono1" style:font-size-complex="10pt"/>
    </style:style>
    <style:style style:name="P2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1b1bb" officeooo:paragraph-rsid="019372ed" style:font-name-asian="Ubuntu Mono1" style:font-size-asian="10pt" style:font-name-complex="Ubuntu Mono1" style:font-size-complex="10pt"/>
    </style:style>
    <style:style style:name="P2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1d2bcb" officeooo:paragraph-rsid="019372ed" style:font-name-asian="Ubuntu Mono1" style:font-size-asian="10pt" style:font-name-complex="Ubuntu Mono1" style:font-size-complex="10pt"/>
    </style:style>
    <style:style style:name="P2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266c4" officeooo:paragraph-rsid="019912e4" style:font-name-asian="Ubuntu Mono1" style:font-size-asian="10pt" style:font-name-complex="Ubuntu Mono1" style:font-size-complex="10pt"/>
    </style:style>
    <style:style style:name="P2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c9e0a" officeooo:paragraph-rsid="019912e4" style:font-name-asian="Ubuntu Mono1" style:font-size-asian="10pt" style:font-name-complex="Ubuntu Mono1" style:font-size-complex="10pt"/>
    </style:style>
    <style:style style:name="P2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c9e0a" officeooo:paragraph-rsid="02312f21" style:font-name-asian="Ubuntu Mono1" style:font-size-asian="10pt" style:font-name-complex="Ubuntu Mono1" style:font-size-complex="10pt"/>
    </style:style>
    <style:style style:name="P2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2f8dd" officeooo:paragraph-rsid="0249b284" style:font-name-asian="Ubuntu Mono1" style:font-size-asian="10pt" style:font-name-complex="Ubuntu Mono1" style:font-size-complex="10pt"/>
    </style:style>
    <style:style style:name="P2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4b551" officeooo:paragraph-rsid="019912e4" style:font-name-asian="Ubuntu Mono1" style:font-size-asian="10pt" style:font-name-complex="Ubuntu Mono1" style:font-size-complex="10pt"/>
    </style:style>
    <style:style style:name="P2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31491" officeooo:paragraph-rsid="01610578" style:font-name-asian="Ubuntu Mono1" style:font-size-asian="10pt" style:font-name-complex="Ubuntu Mono1" style:font-size-complex="10pt"/>
    </style:style>
    <style:style style:name="P2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731491" officeooo:paragraph-rsid="00731491" style:font-name-asian="Ubuntu Mono1" style:font-size-asian="10pt" style:font-name-complex="Ubuntu Mono1" style:font-size-complex="10pt"/>
    </style:style>
    <style:style style:name="P2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0c2e31" style:font-name-asian="Ubuntu Mono1" style:font-size-asian="10pt" style:font-name-complex="Ubuntu Mono1" style:font-size-complex="10pt"/>
    </style:style>
    <style:style style:name="P2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6a7f4" style:font-name-asian="Ubuntu Mono1" style:font-size-asian="10pt" style:font-name-complex="Ubuntu Mono1" style:font-size-complex="10pt"/>
    </style:style>
    <style:style style:name="P2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9a9121" officeooo:paragraph-rsid="009a9121" style:font-name-asian="Ubuntu Mono1" style:font-size-asian="10pt" style:font-name-complex="Ubuntu Mono1" style:font-size-complex="10pt"/>
    </style:style>
    <style:style style:name="P2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6ee17" officeooo:paragraph-rsid="00b88257" style:font-name-asian="Ubuntu Mono1" style:font-size-asian="10pt" style:font-name-complex="Ubuntu Mono1" style:font-size-complex="10pt"/>
    </style:style>
    <style:style style:name="P2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b43948" officeooo:paragraph-rsid="01b43948" style:font-name-asian="Ubuntu Mono1" style:font-size-asian="10pt" style:font-name-complex="Ubuntu Mono1" style:font-size-complex="10pt"/>
    </style:style>
    <style:style style:name="P2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b43948" officeooo:paragraph-rsid="0238fa98" style:font-name-asian="Ubuntu Mono1" style:font-size-asian="10pt" style:font-name-complex="Ubuntu Mono1" style:font-size-complex="10pt"/>
    </style:style>
    <style:style style:name="P2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bc64c5" officeooo:paragraph-rsid="01b9eeb8" style:font-name-asian="Ubuntu Mono1" style:font-size-asian="10pt" style:font-name-complex="Ubuntu Mono1" style:font-size-complex="10pt"/>
    </style:style>
    <style:style style:name="P2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c3ccff" officeooo:paragraph-rsid="01c3ccff" style:font-name-asian="Ubuntu Mono1" style:font-size-asian="10pt" style:font-name-complex="Ubuntu Mono1" style:font-size-complex="10pt"/>
    </style:style>
    <style:style style:name="P2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c519ef" officeooo:paragraph-rsid="01c519ef" style:font-name-asian="Ubuntu Mono1" style:font-size-asian="10pt" style:font-name-complex="Ubuntu Mono1" style:font-size-complex="10pt"/>
    </style:style>
    <style:style style:name="P2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ea686" officeooo:paragraph-rsid="01c6cd47" style:font-name-asian="Ubuntu Mono1" style:font-size-asian="10pt" style:font-name-complex="Ubuntu Mono1" style:font-size-complex="10pt"/>
    </style:style>
    <style:style style:name="P2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8af5a" officeooo:paragraph-rsid="01c6cd47" style:font-name-asian="Ubuntu Mono1" style:font-size-asian="10pt" style:font-name-complex="Ubuntu Mono1" style:font-size-complex="10pt"/>
    </style:style>
    <style:style style:name="P2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cf0fd9" officeooo:paragraph-rsid="01c6cd47" style:font-name-asian="Ubuntu Mono1" style:font-size-asian="10pt" style:font-name-complex="Ubuntu Mono1" style:font-size-complex="10pt"/>
    </style:style>
    <style:style style:name="P2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c88c92" officeooo:paragraph-rsid="01c88c92" style:font-name-asian="Ubuntu Mono1" style:font-size-asian="10pt" style:font-name-complex="Ubuntu Mono1" style:font-size-complex="10pt"/>
    </style:style>
    <style:style style:name="P2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c88c92" officeooo:paragraph-rsid="0235ce20" style:font-name-asian="Ubuntu Mono1" style:font-size-asian="10pt" style:font-name-complex="Ubuntu Mono1" style:font-size-complex="10pt"/>
    </style:style>
    <style:style style:name="P2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066de" officeooo:paragraph-rsid="01f066de" style:font-name-asian="Ubuntu Mono1" style:font-size-asian="10pt" style:font-name-complex="Ubuntu Mono1" style:font-size-complex="10pt"/>
    </style:style>
    <style:style style:name="P2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13319" officeooo:paragraph-rsid="01f13319" style:font-name-asian="Ubuntu Mono1" style:font-size-asian="10pt" style:font-name-complex="Ubuntu Mono1" style:font-size-complex="10pt"/>
    </style:style>
    <style:style style:name="P2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28c60" officeooo:paragraph-rsid="01f28c60" style:font-name-asian="Ubuntu Mono1" style:font-size-asian="10pt" style:font-name-complex="Ubuntu Mono1" style:font-size-complex="10pt"/>
    </style:style>
    <style:style style:name="P2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28c60" officeooo:paragraph-rsid="02344fc1" style:font-name-asian="Ubuntu Mono1" style:font-size-asian="10pt" style:font-name-complex="Ubuntu Mono1" style:font-size-complex="10pt"/>
    </style:style>
    <style:style style:name="P2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2bf05" officeooo:paragraph-rsid="01f2bf05" style:font-name-asian="Ubuntu Mono1" style:font-size-asian="10pt" style:font-name-complex="Ubuntu Mono1" style:font-size-complex="10pt"/>
    </style:style>
    <style:style style:name="P2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2bf05" officeooo:paragraph-rsid="0238fa98" style:font-name-asian="Ubuntu Mono1" style:font-size-asian="10pt" style:font-name-complex="Ubuntu Mono1" style:font-size-complex="10pt"/>
    </style:style>
    <style:style style:name="P2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2e304" officeooo:paragraph-rsid="01f2e304" style:font-name-asian="Ubuntu Mono1" style:font-size-asian="10pt" style:font-name-complex="Ubuntu Mono1" style:font-size-complex="10pt"/>
    </style:style>
    <style:style style:name="P2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5224c" officeooo:paragraph-rsid="01f5224c" style:font-name-asian="Ubuntu Mono1" style:font-size-asian="10pt" style:font-name-complex="Ubuntu Mono1" style:font-size-complex="10pt"/>
    </style:style>
    <style:style style:name="P3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5224c" officeooo:paragraph-rsid="02344fc1" style:font-name-asian="Ubuntu Mono1" style:font-size-asian="10pt" style:font-name-complex="Ubuntu Mono1" style:font-size-complex="10pt"/>
    </style:style>
    <style:style style:name="P3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5224c" officeooo:paragraph-rsid="0235ce20" style:font-name-asian="Ubuntu Mono1" style:font-size-asian="10pt" style:font-name-complex="Ubuntu Mono1" style:font-size-complex="10pt"/>
    </style:style>
    <style:style style:name="P3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6dd0f" officeooo:paragraph-rsid="01f6dd0f" style:font-name-asian="Ubuntu Mono1" style:font-size-asian="10pt" style:font-name-complex="Ubuntu Mono1" style:font-size-complex="10pt"/>
    </style:style>
    <style:style style:name="P3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6dd0f" officeooo:paragraph-rsid="0235ce20" style:font-name-asian="Ubuntu Mono1" style:font-size-asian="10pt" style:font-name-complex="Ubuntu Mono1" style:font-size-complex="10pt"/>
    </style:style>
    <style:style style:name="P3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87535" officeooo:paragraph-rsid="01f87535" style:font-name-asian="Ubuntu Mono1" style:font-size-asian="10pt" style:font-name-complex="Ubuntu Mono1" style:font-size-complex="10pt"/>
    </style:style>
    <style:style style:name="P3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87535" officeooo:paragraph-rsid="0235ce20" style:font-name-asian="Ubuntu Mono1" style:font-size-asian="10pt" style:font-name-complex="Ubuntu Mono1" style:font-size-complex="10pt"/>
    </style:style>
    <style:style style:name="P3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a33ef" officeooo:paragraph-rsid="01fa33ef" style:font-name-asian="Ubuntu Mono1" style:font-size-asian="10pt" style:font-name-complex="Ubuntu Mono1" style:font-size-complex="10pt"/>
    </style:style>
    <style:style style:name="P3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a33ef" officeooo:paragraph-rsid="02375a8c" style:font-name-asian="Ubuntu Mono1" style:font-size-asian="10pt" style:font-name-complex="Ubuntu Mono1" style:font-size-complex="10pt"/>
    </style:style>
    <style:style style:name="P3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a8f16" officeooo:paragraph-rsid="01fa8f16" style:font-name-asian="Ubuntu Mono1" style:font-size-asian="10pt" style:font-name-complex="Ubuntu Mono1" style:font-size-complex="10pt"/>
    </style:style>
    <style:style style:name="P3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b27ad" officeooo:paragraph-rsid="01fb27ad" style:font-name-asian="Ubuntu Mono1" style:font-size-asian="10pt" style:font-name-complex="Ubuntu Mono1" style:font-size-complex="10pt"/>
    </style:style>
    <style:style style:name="P3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d5c31" officeooo:paragraph-rsid="01fd5c31" style:font-name-asian="Ubuntu Mono1" style:font-size-asian="10pt" style:font-name-complex="Ubuntu Mono1" style:font-size-complex="10pt"/>
    </style:style>
    <style:style style:name="P3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d5c31" officeooo:paragraph-rsid="022d3c03" style:font-name-asian="Ubuntu Mono1" style:font-size-asian="10pt" style:font-name-complex="Ubuntu Mono1" style:font-size-complex="10pt"/>
    </style:style>
    <style:style style:name="P3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d5c31" officeooo:paragraph-rsid="02344fc1" style:font-name-asian="Ubuntu Mono1" style:font-size-asian="10pt" style:font-name-complex="Ubuntu Mono1" style:font-size-complex="10pt"/>
    </style:style>
    <style:style style:name="P3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d5c31" officeooo:paragraph-rsid="0238fa98" style:font-name-asian="Ubuntu Mono1" style:font-size-asian="10pt" style:font-name-complex="Ubuntu Mono1" style:font-size-complex="10pt"/>
    </style:style>
    <style:style style:name="P3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ff298f" officeooo:paragraph-rsid="01ff298f" style:font-name-asian="Ubuntu Mono1" style:font-size-asian="10pt" style:font-name-complex="Ubuntu Mono1" style:font-size-complex="10pt"/>
    </style:style>
    <style:style style:name="P3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0da2f" officeooo:paragraph-rsid="0200da2f" style:font-name-asian="Ubuntu Mono1" style:font-size-asian="10pt" style:font-name-complex="Ubuntu Mono1" style:font-size-complex="10pt"/>
    </style:style>
    <style:style style:name="P3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0da2f" officeooo:paragraph-rsid="0241e76c" style:font-name-asian="Ubuntu Mono1" style:font-size-asian="10pt" style:font-name-complex="Ubuntu Mono1" style:font-size-complex="10pt"/>
    </style:style>
    <style:style style:name="P3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25587" officeooo:paragraph-rsid="02025587" style:font-name-asian="Ubuntu Mono1" style:font-size-asian="10pt" style:font-name-complex="Ubuntu Mono1" style:font-size-complex="10pt"/>
    </style:style>
    <style:style style:name="P3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3452c" officeooo:paragraph-rsid="0203452c" style:font-name-asian="Ubuntu Mono1" style:font-size-asian="10pt" style:font-name-complex="Ubuntu Mono1" style:font-size-complex="10pt"/>
    </style:style>
    <style:style style:name="P3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3452c" officeooo:paragraph-rsid="02312f21" style:font-name-asian="Ubuntu Mono1" style:font-size-asian="10pt" style:font-name-complex="Ubuntu Mono1" style:font-size-complex="10pt"/>
    </style:style>
    <style:style style:name="P3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3452c" officeooo:paragraph-rsid="0249b284" style:font-name-asian="Ubuntu Mono1" style:font-size-asian="10pt" style:font-name-complex="Ubuntu Mono1" style:font-size-complex="10pt"/>
    </style:style>
    <style:style style:name="P3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5056b" officeooo:paragraph-rsid="0205056b" style:font-name-asian="Ubuntu Mono1" style:font-size-asian="10pt" style:font-name-complex="Ubuntu Mono1" style:font-size-complex="10pt"/>
    </style:style>
    <style:style style:name="P3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5056b" officeooo:paragraph-rsid="0209fdcd" style:font-name-asian="Ubuntu Mono1" style:font-size-asian="10pt" style:font-name-complex="Ubuntu Mono1" style:font-size-complex="10pt"/>
    </style:style>
    <style:style style:name="P3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57568" officeooo:paragraph-rsid="02057568" style:font-name-asian="Ubuntu Mono1" style:font-size-asian="10pt" style:font-name-complex="Ubuntu Mono1" style:font-size-complex="10pt"/>
    </style:style>
    <style:style style:name="P3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57568" officeooo:paragraph-rsid="022d0004" style:font-name-asian="Ubuntu Mono1" style:font-size-asian="10pt" style:font-name-complex="Ubuntu Mono1" style:font-size-complex="10pt"/>
    </style:style>
    <style:style style:name="P3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57568" officeooo:paragraph-rsid="0238fa98" style:font-name-asian="Ubuntu Mono1" style:font-size-asian="10pt" style:font-name-complex="Ubuntu Mono1" style:font-size-complex="10pt"/>
    </style:style>
    <style:style style:name="P3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57568" officeooo:paragraph-rsid="0249b284" style:font-name-asian="Ubuntu Mono1" style:font-size-asian="10pt" style:font-name-complex="Ubuntu Mono1" style:font-size-complex="10pt"/>
    </style:style>
    <style:style style:name="P3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6eb3b" officeooo:paragraph-rsid="0206eb3b" style:font-name-asian="Ubuntu Mono1" style:font-size-asian="10pt" style:font-name-complex="Ubuntu Mono1" style:font-size-complex="10pt"/>
    </style:style>
    <style:style style:name="P3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6eb3b" officeooo:paragraph-rsid="0249b284" style:font-name-asian="Ubuntu Mono1" style:font-size-asian="10pt" style:font-name-complex="Ubuntu Mono1" style:font-size-complex="10pt"/>
    </style:style>
    <style:style style:name="P3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8a099" officeooo:paragraph-rsid="0208a099" style:font-name-asian="Ubuntu Mono1" style:font-size-asian="10pt" style:font-name-complex="Ubuntu Mono1" style:font-size-complex="10pt"/>
    </style:style>
    <style:style style:name="P3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8a099" officeooo:paragraph-rsid="02310036" style:font-name-asian="Ubuntu Mono1" style:font-size-asian="10pt" style:font-name-complex="Ubuntu Mono1" style:font-size-complex="10pt"/>
    </style:style>
    <style:style style:name="P3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8a099" officeooo:paragraph-rsid="0241e76c" style:font-name-asian="Ubuntu Mono1" style:font-size-asian="10pt" style:font-name-complex="Ubuntu Mono1" style:font-size-complex="10pt"/>
    </style:style>
    <style:style style:name="P3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8a099" officeooo:paragraph-rsid="0249b284" style:font-name-asian="Ubuntu Mono1" style:font-size-asian="10pt" style:font-name-complex="Ubuntu Mono1" style:font-size-complex="10pt"/>
    </style:style>
    <style:style style:name="P3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9fdcd" officeooo:paragraph-rsid="0209fdcd" style:font-name-asian="Ubuntu Mono1" style:font-size-asian="10pt" style:font-name-complex="Ubuntu Mono1" style:font-size-complex="10pt"/>
    </style:style>
    <style:style style:name="P3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d5206" style:font-name-asian="Ubuntu Mono1" style:font-size-asian="10pt" style:font-name-complex="Ubuntu Mono1" style:font-size-complex="10pt"/>
    </style:style>
    <style:style style:name="P3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d5206" officeooo:paragraph-rsid="018277e9" style:font-name-asian="Ubuntu Mono1" style:font-size-asian="10pt" style:font-name-complex="Ubuntu Mono1" style:font-size-complex="10pt"/>
    </style:style>
    <style:style style:name="P3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d5206" officeooo:paragraph-rsid="020d5206" style:font-name-asian="Ubuntu Mono1" style:font-size-asian="10pt" style:font-name-complex="Ubuntu Mono1" style:font-size-complex="10pt"/>
    </style:style>
    <style:style style:name="P3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d5206" officeooo:paragraph-rsid="020f1253" style:font-name-asian="Ubuntu Mono1" style:font-size-asian="10pt" style:font-name-complex="Ubuntu Mono1" style:font-size-complex="10pt"/>
    </style:style>
    <style:style style:name="P3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d5206" officeooo:paragraph-rsid="0249b284" style:font-name-asian="Ubuntu Mono1" style:font-size-asian="10pt" style:font-name-complex="Ubuntu Mono1" style:font-size-complex="10pt"/>
    </style:style>
    <style:style style:name="P3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f1253" officeooo:paragraph-rsid="020f1253" style:font-name-asian="Ubuntu Mono1" style:font-size-asian="10pt" style:font-name-complex="Ubuntu Mono1" style:font-size-complex="10pt"/>
    </style:style>
    <style:style style:name="P3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0f1253" officeooo:paragraph-rsid="0249b284" style:font-name-asian="Ubuntu Mono1" style:font-size-asian="10pt" style:font-name-complex="Ubuntu Mono1" style:font-size-complex="10pt"/>
    </style:style>
    <style:style style:name="P3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0c7d7" officeooo:paragraph-rsid="0210c7d7" style:font-name-asian="Ubuntu Mono1" style:font-size-asian="10pt" style:font-name-complex="Ubuntu Mono1" style:font-size-complex="10pt"/>
    </style:style>
    <style:style style:name="P3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11a4a" officeooo:paragraph-rsid="02111a4a" style:font-name-asian="Ubuntu Mono1" style:font-size-asian="10pt" style:font-name-complex="Ubuntu Mono1" style:font-size-complex="10pt"/>
    </style:style>
    <style:style style:name="P3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11a4a" officeooo:paragraph-rsid="0249b284" style:font-name-asian="Ubuntu Mono1" style:font-size-asian="10pt" style:font-name-complex="Ubuntu Mono1" style:font-size-complex="10pt"/>
    </style:style>
    <style:style style:name="P3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55dd5" officeooo:paragraph-rsid="02155dd5" style:font-name-asian="Ubuntu Mono1" style:font-size-asian="10pt" style:font-name-complex="Ubuntu Mono1" style:font-size-complex="10pt"/>
    </style:style>
    <style:style style:name="P3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644c4" officeooo:paragraph-rsid="021644c4" style:font-name-asian="Ubuntu Mono1" style:font-size-asian="10pt" style:font-name-complex="Ubuntu Mono1" style:font-size-complex="10pt"/>
    </style:style>
    <style:style style:name="P3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678e0" officeooo:paragraph-rsid="021678e0" style:font-name-asian="Ubuntu Mono1" style:font-size-asian="10pt" style:font-name-complex="Ubuntu Mono1" style:font-size-complex="10pt"/>
    </style:style>
    <style:style style:name="P3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678e0" officeooo:paragraph-rsid="0249b284" style:font-name-asian="Ubuntu Mono1" style:font-size-asian="10pt" style:font-name-complex="Ubuntu Mono1" style:font-size-complex="10pt"/>
    </style:style>
    <style:style style:name="P3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6964f" officeooo:paragraph-rsid="0216964f" style:font-name-asian="Ubuntu Mono1" style:font-size-asian="10pt" style:font-name-complex="Ubuntu Mono1" style:font-size-complex="10pt"/>
    </style:style>
    <style:style style:name="P3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8485c" officeooo:paragraph-rsid="0218485c" style:font-name-asian="Ubuntu Mono1" style:font-size-asian="10pt" style:font-name-complex="Ubuntu Mono1" style:font-size-complex="10pt"/>
    </style:style>
    <style:style style:name="P3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86990" officeooo:paragraph-rsid="02186990" style:font-name-asian="Ubuntu Mono1" style:font-size-asian="10pt" style:font-name-complex="Ubuntu Mono1" style:font-size-complex="10pt"/>
    </style:style>
    <style:style style:name="P3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b3396" officeooo:paragraph-rsid="021b3396" style:font-name-asian="Ubuntu Mono1" style:font-size-asian="10pt" style:font-name-complex="Ubuntu Mono1" style:font-size-complex="10pt"/>
    </style:style>
    <style:style style:name="P3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b3396" officeooo:paragraph-rsid="023dc5e4" style:font-name-asian="Ubuntu Mono1" style:font-size-asian="10pt" style:font-name-complex="Ubuntu Mono1" style:font-size-complex="10pt"/>
    </style:style>
    <style:style style:name="P3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1c9809" officeooo:paragraph-rsid="021c9809" style:font-name-asian="Ubuntu Mono1" style:font-size-asian="10pt" style:font-name-complex="Ubuntu Mono1" style:font-size-complex="10pt"/>
    </style:style>
    <style:style style:name="P3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57eab" officeooo:paragraph-rsid="019912e4" style:font-name-asian="Ubuntu Mono1" style:font-size-asian="10pt" style:font-name-complex="Ubuntu Mono1" style:font-size-complex="10pt"/>
    </style:style>
    <style:style style:name="P3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666f4e" officeooo:paragraph-rsid="019912e4" style:font-name-asian="Ubuntu Mono1" style:font-size-asian="10pt" style:font-name-complex="Ubuntu Mono1" style:font-size-complex="10pt"/>
    </style:style>
    <style:style style:name="P3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40169c" officeooo:paragraph-rsid="00683c4c" style:font-name-asian="Ubuntu Mono1" style:font-size-asian="10pt" style:font-name-complex="Ubuntu Mono1" style:font-size-complex="10pt"/>
    </style:style>
    <style:style style:name="P3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2f2e66" officeooo:paragraph-rsid="022f2e66" style:font-name-asian="Ubuntu Mono1" style:font-size-asian="10pt" style:font-name-complex="Ubuntu Mono1" style:font-size-complex="10pt"/>
    </style:style>
    <style:style style:name="P3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82248e" officeooo:paragraph-rsid="0238fa98" style:font-name-asian="Ubuntu Mono1" style:font-size-asian="10pt" style:font-name-complex="Ubuntu Mono1" style:font-size-complex="10pt"/>
    </style:style>
    <style:style style:name="P3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ba37e" officeooo:paragraph-rsid="0238fa98" style:font-name-asian="Ubuntu Mono1" style:font-size-asian="10pt" style:font-name-complex="Ubuntu Mono1" style:font-size-complex="10pt"/>
    </style:style>
    <style:style style:name="P3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e778c3" officeooo:paragraph-rsid="0238fa98" style:font-name-asian="Ubuntu Mono1" style:font-size-asian="10pt" style:font-name-complex="Ubuntu Mono1" style:font-size-complex="10pt"/>
    </style:style>
    <style:style style:name="P3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4f82e3" officeooo:paragraph-rsid="0238fa98" style:font-name-asian="Ubuntu Mono1" style:font-size-asian="10pt" style:font-name-complex="Ubuntu Mono1" style:font-size-complex="10pt"/>
    </style:style>
    <style:style style:name="P3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3b17dd" officeooo:paragraph-rsid="0238fa98" style:font-name-asian="Ubuntu Mono1" style:font-size-asian="10pt" style:font-name-complex="Ubuntu Mono1" style:font-size-complex="10pt"/>
    </style:style>
    <style:style style:name="P3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289539" officeooo:paragraph-rsid="0238fa98" style:font-name-asian="Ubuntu Mono1" style:font-size-asian="10pt" style:font-name-complex="Ubuntu Mono1" style:font-size-complex="10pt"/>
    </style:style>
    <style:style style:name="P3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43c03e" officeooo:paragraph-rsid="0243c03e" style:font-name-asian="Ubuntu Mono1" style:font-size-asian="10pt" style:font-name-complex="Ubuntu Mono1" style:font-size-complex="10pt"/>
    </style:style>
    <style:style style:name="P3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46a703" officeooo:paragraph-rsid="0246a703" style:font-name-asian="Ubuntu Mono1" style:font-size-asian="10pt" style:font-name-complex="Ubuntu Mono1" style:font-size-complex="10pt"/>
    </style:style>
    <style:style style:name="P3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47cfa5" officeooo:paragraph-rsid="0247cfa5" style:font-name-asian="Ubuntu Mono1" style:font-size-asian="10pt" style:font-name-complex="Ubuntu Mono1" style:font-size-complex="10pt"/>
    </style:style>
    <style:style style:name="P3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15354ec" officeooo:paragraph-rsid="0249b284" style:font-name-asian="Ubuntu Mono1" style:font-size-asian="10pt" style:font-name-complex="Ubuntu Mono1" style:font-size-complex="10pt"/>
    </style:style>
    <style:style style:name="P3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64a53" officeooo:paragraph-rsid="0249b284" style:font-name-asian="Ubuntu Mono1" style:font-size-asian="10pt" style:font-name-complex="Ubuntu Mono1" style:font-size-complex="10pt"/>
    </style:style>
    <style:style style:name="P3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0b7eaf7" officeooo:paragraph-rsid="0249b284" style:font-name-asian="Ubuntu Mono1" style:font-size-asian="10pt" style:font-name-complex="Ubuntu Mono1" style:font-size-complex="10pt"/>
    </style:style>
    <style:style style:name="P3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4b77e6" officeooo:paragraph-rsid="024b77e6" style:font-name-asian="Ubuntu Mono1" style:font-size-asian="10pt" style:font-name-complex="Ubuntu Mono1" style:font-size-complex="10pt"/>
    </style:style>
    <style:style style:name="P3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rsid="024e95ba" officeooo:paragraph-rsid="024e95ba" style:font-name-asian="Ubuntu Mono1" style:font-size-asian="10pt" style:font-name-complex="Ubuntu Mono1" style:font-size-complex="10pt"/>
    </style:style>
    <style:style style:name="P3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29871" officeooo:paragraph-rsid="002558db" style:font-name-asian="Ubuntu Mono1" style:font-size-asian="10pt" style:font-name-complex="Ubuntu Mono1" style:font-size-complex="10pt"/>
    </style:style>
    <style:style style:name="P3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29871" officeooo:paragraph-rsid="02315a18" style:font-name-asian="Ubuntu Mono1" style:font-size-asian="10pt" style:font-name-complex="Ubuntu Mono1" style:font-size-complex="10pt"/>
    </style:style>
    <style:style style:name="P3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style:font-name-asian="Ubuntu Mono1" style:font-size-asian="10pt" style:font-name-complex="Ubuntu Mono1" style:font-size-complex="10pt"/>
    </style:style>
    <style:style style:name="P3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03b17dd" style:font-name-asian="Ubuntu Mono1" style:font-size-asian="10pt" style:font-name-complex="Ubuntu Mono1" style:font-size-complex="10pt"/>
    </style:style>
    <style:style style:name="P3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04fac45" style:font-name-asian="Ubuntu Mono1" style:font-size-asian="10pt" style:font-name-complex="Ubuntu Mono1" style:font-size-complex="10pt"/>
    </style:style>
    <style:style style:name="P3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0438b69" style:font-name-asian="Ubuntu Mono1" style:font-size-asian="10pt" style:font-name-complex="Ubuntu Mono1" style:font-size-complex="10pt"/>
    </style:style>
    <style:style style:name="P3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0470334" style:font-name-asian="Ubuntu Mono1" style:font-size-asian="10pt" style:font-name-complex="Ubuntu Mono1" style:font-size-complex="10pt"/>
    </style:style>
    <style:style style:name="P3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03a9497" style:font-name-asian="Ubuntu Mono1" style:font-size-asian="10pt" style:font-name-complex="Ubuntu Mono1" style:font-size-complex="10pt"/>
    </style:style>
    <style:style style:name="P3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03cf4f8" style:font-name-asian="Ubuntu Mono1" style:font-size-asian="10pt" style:font-name-complex="Ubuntu Mono1" style:font-size-complex="10pt"/>
    </style:style>
    <style:style style:name="P3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1a01178" style:font-name-asian="Ubuntu Mono1" style:font-size-asian="10pt" style:font-name-complex="Ubuntu Mono1" style:font-size-complex="10pt"/>
    </style:style>
    <style:style style:name="P3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558db" officeooo:paragraph-rsid="0238fa98" style:font-name-asian="Ubuntu Mono1" style:font-size-asian="10pt" style:font-name-complex="Ubuntu Mono1" style:font-size-complex="10pt"/>
    </style:style>
    <style:style style:name="P3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03b17dd" style:font-name-asian="Ubuntu Mono1" style:font-size-asian="10pt" style:font-name-complex="Ubuntu Mono1" style:font-size-complex="10pt"/>
    </style:style>
    <style:style style:name="P3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029e08b" style:font-name-asian="Ubuntu Mono1" style:font-size-asian="10pt" style:font-name-complex="Ubuntu Mono1" style:font-size-complex="10pt"/>
    </style:style>
    <style:style style:name="P3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034ed3b" style:font-name-asian="Ubuntu Mono1" style:font-size-asian="10pt" style:font-name-complex="Ubuntu Mono1" style:font-size-complex="10pt"/>
    </style:style>
    <style:style style:name="P3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0470334" style:font-name-asian="Ubuntu Mono1" style:font-size-asian="10pt" style:font-name-complex="Ubuntu Mono1" style:font-size-complex="10pt"/>
    </style:style>
    <style:style style:name="P3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0221ac9" style:font-name-asian="Ubuntu Mono1" style:font-size-asian="10pt" style:font-name-complex="Ubuntu Mono1" style:font-size-complex="10pt"/>
    </style:style>
    <style:style style:name="P3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029270a" style:font-name-asian="Ubuntu Mono1" style:font-size-asian="10pt" style:font-name-complex="Ubuntu Mono1" style:font-size-complex="10pt"/>
    </style:style>
    <style:style style:name="P3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1a01178" style:font-name-asian="Ubuntu Mono1" style:font-size-asian="10pt" style:font-name-complex="Ubuntu Mono1" style:font-size-complex="10pt"/>
    </style:style>
    <style:style style:name="P3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cf4f8" officeooo:paragraph-rsid="0238fa98" style:font-name-asian="Ubuntu Mono1" style:font-size-asian="10pt" style:font-name-complex="Ubuntu Mono1" style:font-size-complex="10pt"/>
    </style:style>
    <style:style style:name="P3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70334" officeooo:paragraph-rsid="00470334" style:font-name-asian="Ubuntu Mono1" style:font-size-asian="10pt" style:font-name-complex="Ubuntu Mono1" style:font-size-complex="10pt"/>
    </style:style>
    <style:style style:name="P3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style:font-name-asian="Ubuntu Mono1" style:font-size-asian="10pt" style:font-name-complex="Ubuntu Mono1" style:font-size-complex="10pt"/>
    </style:style>
    <style:style style:name="P3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paragraph-rsid="00d53492" style:font-name-asian="Ubuntu Mono1" style:font-size-asian="10pt" style:font-name-complex="Ubuntu Mono1" style:font-size-complex="10pt"/>
    </style:style>
    <style:style style:name="P3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paragraph-rsid="019912e4" style:font-name-asian="Ubuntu Mono1" style:font-size-asian="10pt" style:font-name-complex="Ubuntu Mono1" style:font-size-complex="10pt"/>
    </style:style>
    <style:style style:name="P3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paragraph-rsid="009a9121" style:font-name-asian="Ubuntu Mono1" style:font-size-asian="10pt" style:font-name-complex="Ubuntu Mono1" style:font-size-complex="10pt"/>
    </style:style>
    <style:style style:name="P3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paragraph-rsid="01ab41de" style:font-name-asian="Ubuntu Mono1" style:font-size-asian="10pt" style:font-name-complex="Ubuntu Mono1" style:font-size-complex="10pt"/>
    </style:style>
    <style:style style:name="P3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paragraph-rsid="0249b284" style:font-name-asian="Ubuntu Mono1" style:font-size-asian="10pt" style:font-name-complex="Ubuntu Mono1" style:font-size-complex="10pt"/>
    </style:style>
    <style:style style:name="P3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style:font-name-asian="Ubuntu Mono1" style:font-size-asian="10pt" style:font-name-complex="Ubuntu Mono1" style:font-size-complex="10pt"/>
    </style:style>
    <style:style style:name="P3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2dc338" style:font-name-asian="Ubuntu Mono1" style:font-size-asian="10pt" style:font-name-complex="Ubuntu Mono1" style:font-size-complex="10pt"/>
    </style:style>
    <style:style style:name="P4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221ac9" style:font-name-asian="Ubuntu Mono1" style:font-size-asian="10pt" style:font-name-complex="Ubuntu Mono1" style:font-size-complex="10pt"/>
    </style:style>
    <style:style style:name="P4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35deb5" style:font-name-asian="Ubuntu Mono1" style:font-size-asian="10pt" style:font-name-complex="Ubuntu Mono1" style:font-size-complex="10pt"/>
    </style:style>
    <style:style style:name="P4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4b2581" style:font-name-asian="Ubuntu Mono1" style:font-size-asian="10pt" style:font-name-complex="Ubuntu Mono1" style:font-size-complex="10pt"/>
    </style:style>
    <style:style style:name="P4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4eb3a1" style:font-name-asian="Ubuntu Mono1" style:font-size-asian="10pt" style:font-name-complex="Ubuntu Mono1" style:font-size-complex="10pt"/>
    </style:style>
    <style:style style:name="P4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229871" style:font-name-asian="Ubuntu Mono1" style:font-size-asian="10pt" style:font-name-complex="Ubuntu Mono1" style:font-size-complex="10pt"/>
    </style:style>
    <style:style style:name="P4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052f267" style:font-name-asian="Ubuntu Mono1" style:font-size-asian="10pt" style:font-name-complex="Ubuntu Mono1" style:font-size-complex="10pt"/>
    </style:style>
    <style:style style:name="P4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2fab" officeooo:paragraph-rsid="0238fa98" style:font-name-asian="Ubuntu Mono1" style:font-size-asian="10pt" style:font-name-complex="Ubuntu Mono1" style:font-size-complex="10pt"/>
    </style:style>
    <style:style style:name="P4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2c744" officeooo:paragraph-rsid="0022c744" style:font-name-asian="Ubuntu Mono1" style:font-size-asian="10pt" style:font-name-complex="Ubuntu Mono1" style:font-size-complex="10pt"/>
    </style:style>
    <style:style style:name="P4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2c744" officeooo:paragraph-rsid="00376569" style:font-name-asian="Ubuntu Mono1" style:font-size-asian="10pt" style:font-name-complex="Ubuntu Mono1" style:font-size-complex="10pt"/>
    </style:style>
    <style:style style:name="P4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2c744" officeooo:paragraph-rsid="0238fa98" style:font-name-asian="Ubuntu Mono1" style:font-size-asian="10pt" style:font-name-complex="Ubuntu Mono1" style:font-size-complex="10pt"/>
    </style:style>
    <style:style style:name="P4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18909" officeooo:paragraph-rsid="00518909" style:font-name-asian="Ubuntu Mono1" style:font-size-asian="10pt" style:font-name-complex="Ubuntu Mono1" style:font-size-complex="10pt"/>
    </style:style>
    <style:style style:name="P4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18909" officeooo:paragraph-rsid="0238fa98" style:font-name-asian="Ubuntu Mono1" style:font-size-asian="10pt" style:font-name-complex="Ubuntu Mono1" style:font-size-complex="10pt"/>
    </style:style>
    <style:style style:name="P4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4da6b" officeooo:paragraph-rsid="0054da6b" style:font-name-asian="Ubuntu Mono1" style:font-size-asian="10pt" style:font-name-complex="Ubuntu Mono1" style:font-size-complex="10pt"/>
    </style:style>
    <style:style style:name="P4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9a9b8" style:font-name-asian="Ubuntu Mono1" style:font-size-asian="10pt" style:font-name-complex="Ubuntu Mono1" style:font-size-complex="10pt"/>
    </style:style>
    <style:style style:name="P4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4da6b" style:font-name-asian="Ubuntu Mono1" style:font-size-asian="10pt" style:font-name-complex="Ubuntu Mono1" style:font-size-complex="10pt"/>
    </style:style>
    <style:style style:name="P4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55cbe" style:font-name-asian="Ubuntu Mono1" style:font-size-asian="10pt" style:font-name-complex="Ubuntu Mono1" style:font-size-complex="10pt"/>
    </style:style>
    <style:style style:name="P4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ba673" style:font-name-asian="Ubuntu Mono1" style:font-size-asian="10pt" style:font-name-complex="Ubuntu Mono1" style:font-size-complex="10pt"/>
    </style:style>
    <style:style style:name="P4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c7654" style:font-name-asian="Ubuntu Mono1" style:font-size-asian="10pt" style:font-name-complex="Ubuntu Mono1" style:font-size-complex="10pt"/>
    </style:style>
    <style:style style:name="P4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d73b4" style:font-name-asian="Ubuntu Mono1" style:font-size-asian="10pt" style:font-name-complex="Ubuntu Mono1" style:font-size-complex="10pt"/>
    </style:style>
    <style:style style:name="P4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f1270" style:font-name-asian="Ubuntu Mono1" style:font-size-asian="10pt" style:font-name-complex="Ubuntu Mono1" style:font-size-complex="10pt"/>
    </style:style>
    <style:style style:name="P4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5f5af4" style:font-name-asian="Ubuntu Mono1" style:font-size-asian="10pt" style:font-name-complex="Ubuntu Mono1" style:font-size-complex="10pt"/>
    </style:style>
    <style:style style:name="P4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614a64" style:font-name-asian="Ubuntu Mono1" style:font-size-asian="10pt" style:font-name-complex="Ubuntu Mono1" style:font-size-complex="10pt"/>
    </style:style>
    <style:style style:name="P4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6342ba" style:font-name-asian="Ubuntu Mono1" style:font-size-asian="10pt" style:font-name-complex="Ubuntu Mono1" style:font-size-complex="10pt"/>
    </style:style>
    <style:style style:name="P4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639544" style:font-name-asian="Ubuntu Mono1" style:font-size-asian="10pt" style:font-name-complex="Ubuntu Mono1" style:font-size-complex="10pt"/>
    </style:style>
    <style:style style:name="P4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065ef60" style:font-name-asian="Ubuntu Mono1" style:font-size-asian="10pt" style:font-name-complex="Ubuntu Mono1" style:font-size-complex="10pt"/>
    </style:style>
    <style:style style:name="P4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1748323" style:font-name-asian="Ubuntu Mono1" style:font-size-asian="10pt" style:font-name-complex="Ubuntu Mono1" style:font-size-complex="10pt"/>
    </style:style>
    <style:style style:name="P4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1a01178" style:font-name-asian="Ubuntu Mono1" style:font-size-asian="10pt" style:font-name-complex="Ubuntu Mono1" style:font-size-complex="10pt"/>
    </style:style>
    <style:style style:name="P4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1a27d8e" style:font-name-asian="Ubuntu Mono1" style:font-size-asian="10pt" style:font-name-complex="Ubuntu Mono1" style:font-size-complex="10pt"/>
    </style:style>
    <style:style style:name="P4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59a9b8" officeooo:paragraph-rsid="0238fa98" style:font-name-asian="Ubuntu Mono1" style:font-size-asian="10pt" style:font-name-complex="Ubuntu Mono1" style:font-size-complex="10pt"/>
    </style:style>
    <style:style style:name="P4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66e7a0" officeooo:paragraph-rsid="0066e7a0" style:font-name-asian="Ubuntu Mono1" style:font-size-asian="10pt" style:font-name-complex="Ubuntu Mono1" style:font-size-complex="10pt"/>
    </style:style>
    <style:style style:name="P4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07bf4e8" style:font-name-asian="Ubuntu Mono1" style:font-size-asian="10pt" style:font-name-complex="Ubuntu Mono1" style:font-size-complex="10pt"/>
    </style:style>
    <style:style style:name="P4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08dc6b0" style:font-name-asian="Ubuntu Mono1" style:font-size-asian="10pt" style:font-name-complex="Ubuntu Mono1" style:font-size-complex="10pt"/>
    </style:style>
    <style:style style:name="P4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05c7654" style:font-name-asian="Ubuntu Mono1" style:font-size-asian="10pt" style:font-name-complex="Ubuntu Mono1" style:font-size-complex="10pt"/>
    </style:style>
    <style:style style:name="P4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1a27d8e" style:font-name-asian="Ubuntu Mono1" style:font-size-asian="10pt" style:font-name-complex="Ubuntu Mono1" style:font-size-complex="10pt"/>
    </style:style>
    <style:style style:name="P4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08f92c8" style:font-name-asian="Ubuntu Mono1" style:font-size-asian="10pt" style:font-name-complex="Ubuntu Mono1" style:font-size-complex="10pt"/>
    </style:style>
    <style:style style:name="P4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08e3229" style:font-name-asian="Ubuntu Mono1" style:font-size-asian="10pt" style:font-name-complex="Ubuntu Mono1" style:font-size-complex="10pt"/>
    </style:style>
    <style:style style:name="P4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1f2e304" style:font-name-asian="Ubuntu Mono1" style:font-size-asian="10pt" style:font-name-complex="Ubuntu Mono1" style:font-size-complex="10pt"/>
    </style:style>
    <style:style style:name="P4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23dc5e4" style:font-name-asian="Ubuntu Mono1" style:font-size-asian="10pt" style:font-name-complex="Ubuntu Mono1" style:font-size-complex="10pt"/>
    </style:style>
    <style:style style:name="P4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24b77e6" style:font-name-asian="Ubuntu Mono1" style:font-size-asian="10pt" style:font-name-complex="Ubuntu Mono1" style:font-size-complex="10pt"/>
    </style:style>
    <style:style style:name="P4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bf4e8" officeooo:paragraph-rsid="024bb618" style:font-name-asian="Ubuntu Mono1" style:font-size-asian="10pt" style:font-name-complex="Ubuntu Mono1" style:font-size-complex="10pt"/>
    </style:style>
    <style:style style:name="P4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8b12d" officeooo:paragraph-rsid="0078b12d" style:font-name-asian="Ubuntu Mono1" style:font-size-asian="10pt" style:font-name-complex="Ubuntu Mono1" style:font-size-complex="10pt"/>
    </style:style>
    <style:style style:name="P4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dc6b0" officeooo:paragraph-rsid="008dc6b0" style:font-name-asian="Ubuntu Mono1" style:font-size-asian="10pt" style:font-name-complex="Ubuntu Mono1" style:font-size-complex="10pt"/>
    </style:style>
    <style:style style:name="P4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dc6b0" officeooo:paragraph-rsid="008d6a31" style:font-name-asian="Ubuntu Mono1" style:font-size-asian="10pt" style:font-name-complex="Ubuntu Mono1" style:font-size-complex="10pt"/>
    </style:style>
    <style:style style:name="P4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dc6b0" officeooo:paragraph-rsid="01a27d8e" style:font-name-asian="Ubuntu Mono1" style:font-size-asian="10pt" style:font-name-complex="Ubuntu Mono1" style:font-size-complex="10pt"/>
    </style:style>
    <style:style style:name="P4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dc6b0" officeooo:paragraph-rsid="01f2e304" style:font-name-asian="Ubuntu Mono1" style:font-size-asian="10pt" style:font-name-complex="Ubuntu Mono1" style:font-size-complex="10pt"/>
    </style:style>
    <style:style style:name="P4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dc6b0" officeooo:paragraph-rsid="024b77e6" style:font-name-asian="Ubuntu Mono1" style:font-size-asian="10pt" style:font-name-complex="Ubuntu Mono1" style:font-size-complex="10pt"/>
    </style:style>
    <style:style style:name="P4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e3229" officeooo:paragraph-rsid="008e3229" style:font-name-asian="Ubuntu Mono1" style:font-size-asian="10pt" style:font-name-complex="Ubuntu Mono1" style:font-size-complex="10pt"/>
    </style:style>
    <style:style style:name="P4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18cc8" officeooo:paragraph-rsid="00918cc8" style:font-name-asian="Ubuntu Mono1" style:font-size-asian="10pt" style:font-name-complex="Ubuntu Mono1" style:font-size-complex="10pt"/>
    </style:style>
    <style:style style:name="P4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f92c8" officeooo:paragraph-rsid="008f92c8" style:font-name-asian="Ubuntu Mono1" style:font-size-asian="10pt" style:font-name-complex="Ubuntu Mono1" style:font-size-complex="10pt"/>
    </style:style>
    <style:style style:name="P4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f92c8" officeooo:paragraph-rsid="01a39896" style:font-name-asian="Ubuntu Mono1" style:font-size-asian="10pt" style:font-name-complex="Ubuntu Mono1" style:font-size-complex="10pt"/>
    </style:style>
    <style:style style:name="P4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8f92c8" officeooo:paragraph-rsid="024bb618" style:font-name-asian="Ubuntu Mono1" style:font-size-asian="10pt" style:font-name-complex="Ubuntu Mono1" style:font-size-complex="10pt"/>
    </style:style>
    <style:style style:name="P4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style:font-name-asian="Ubuntu Mono1" style:font-size-asian="10pt" style:font-name-complex="Ubuntu Mono1" style:font-size-complex="10pt"/>
    </style:style>
    <style:style style:name="P4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0948448" style:font-name-asian="Ubuntu Mono1" style:font-size-asian="10pt" style:font-name-complex="Ubuntu Mono1" style:font-size-complex="10pt"/>
    </style:style>
    <style:style style:name="P4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093ac80" style:font-name-asian="Ubuntu Mono1" style:font-size-asian="10pt" style:font-name-complex="Ubuntu Mono1" style:font-size-complex="10pt"/>
    </style:style>
    <style:style style:name="P4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09bec20" style:font-name-asian="Ubuntu Mono1" style:font-size-asian="10pt" style:font-name-complex="Ubuntu Mono1" style:font-size-complex="10pt"/>
    </style:style>
    <style:style style:name="P4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10b48dc" style:font-name-asian="Ubuntu Mono1" style:font-size-asian="10pt" style:font-name-complex="Ubuntu Mono1" style:font-size-complex="10pt"/>
    </style:style>
    <style:style style:name="P4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2155dd5" style:font-name-asian="Ubuntu Mono1" style:font-size-asian="10pt" style:font-name-complex="Ubuntu Mono1" style:font-size-complex="10pt"/>
    </style:style>
    <style:style style:name="P4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106cfc0" style:font-name-asian="Ubuntu Mono1" style:font-size-asian="10pt" style:font-name-complex="Ubuntu Mono1" style:font-size-complex="10pt"/>
    </style:style>
    <style:style style:name="P4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2111a4a" style:font-name-asian="Ubuntu Mono1" style:font-size-asian="10pt" style:font-name-complex="Ubuntu Mono1" style:font-size-complex="10pt"/>
    </style:style>
    <style:style style:name="P4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48448" officeooo:paragraph-rsid="0239ae11" style:font-name-asian="Ubuntu Mono1" style:font-size-asian="10pt" style:font-name-complex="Ubuntu Mono1" style:font-size-complex="10pt"/>
    </style:style>
    <style:style style:name="P4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bec20" officeooo:paragraph-rsid="009a9121" style:font-name-asian="Ubuntu Mono1" style:font-size-asian="10pt" style:font-name-complex="Ubuntu Mono1" style:font-size-complex="10pt"/>
    </style:style>
    <style:style style:name="P4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bec20" officeooo:paragraph-rsid="00954502" style:font-name-asian="Ubuntu Mono1" style:font-size-asian="10pt" style:font-name-complex="Ubuntu Mono1" style:font-size-complex="10pt"/>
    </style:style>
    <style:style style:name="P4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bec20" officeooo:paragraph-rsid="00971665" style:font-name-asian="Ubuntu Mono1" style:font-size-asian="10pt" style:font-name-complex="Ubuntu Mono1" style:font-size-complex="10pt"/>
    </style:style>
    <style:style style:name="P4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bec20" officeooo:paragraph-rsid="009bec20" style:font-name-asian="Ubuntu Mono1" style:font-size-asian="10pt" style:font-name-complex="Ubuntu Mono1" style:font-size-complex="10pt"/>
    </style:style>
    <style:style style:name="P4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bec20" officeooo:paragraph-rsid="0235ce20" style:font-name-asian="Ubuntu Mono1" style:font-size-asian="10pt" style:font-name-complex="Ubuntu Mono1" style:font-size-complex="10pt"/>
    </style:style>
    <style:style style:name="P4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d66bf" officeooo:paragraph-rsid="0235ce20" style:font-name-asian="Ubuntu Mono1" style:font-size-asian="10pt" style:font-name-complex="Ubuntu Mono1" style:font-size-complex="10pt"/>
    </style:style>
    <style:style style:name="P4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b27e0" officeooo:paragraph-rsid="00ab27e0" style:font-name-asian="Ubuntu Mono1" style:font-size-asian="10pt" style:font-name-complex="Ubuntu Mono1" style:font-size-complex="10pt"/>
    </style:style>
    <style:style style:name="P4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b27e0" officeooo:paragraph-rsid="00abec70" style:font-name-asian="Ubuntu Mono1" style:font-size-asian="10pt" style:font-name-complex="Ubuntu Mono1" style:font-size-complex="10pt"/>
    </style:style>
    <style:style style:name="P4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b27e0" officeooo:paragraph-rsid="00acab9a" style:font-name-asian="Ubuntu Mono1" style:font-size-asian="10pt" style:font-name-complex="Ubuntu Mono1" style:font-size-complex="10pt"/>
    </style:style>
    <style:style style:name="P4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b27e0" officeooo:paragraph-rsid="022d3c03" style:font-name-asian="Ubuntu Mono1" style:font-size-asian="10pt" style:font-name-complex="Ubuntu Mono1" style:font-size-complex="10pt"/>
    </style:style>
    <style:style style:name="P4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cab9a" officeooo:paragraph-rsid="00acab9a" style:font-name-asian="Ubuntu Mono1" style:font-size-asian="10pt" style:font-name-complex="Ubuntu Mono1" style:font-size-complex="10pt"/>
    </style:style>
    <style:style style:name="P4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cab9a" officeooo:paragraph-rsid="022d3c03" style:font-name-asian="Ubuntu Mono1" style:font-size-asian="10pt" style:font-name-complex="Ubuntu Mono1" style:font-size-complex="10pt"/>
    </style:style>
    <style:style style:name="P4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963fb" officeooo:paragraph-rsid="00a963fb" style:font-name-asian="Ubuntu Mono1" style:font-size-asian="10pt" style:font-name-complex="Ubuntu Mono1" style:font-size-complex="10pt"/>
    </style:style>
    <style:style style:name="P4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9e8eb" officeooo:paragraph-rsid="00a9e8eb" style:font-name-asian="Ubuntu Mono1" style:font-size-asian="10pt" style:font-name-complex="Ubuntu Mono1" style:font-size-complex="10pt"/>
    </style:style>
    <style:style style:name="P4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9e8eb" officeooo:paragraph-rsid="022d3c03" style:font-name-asian="Ubuntu Mono1" style:font-size-asian="10pt" style:font-name-complex="Ubuntu Mono1" style:font-size-complex="10pt"/>
    </style:style>
    <style:style style:name="P4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a8301" officeooo:paragraph-rsid="00aa8301" style:font-name-asian="Ubuntu Mono1" style:font-size-asian="10pt" style:font-name-complex="Ubuntu Mono1" style:font-size-complex="10pt"/>
    </style:style>
    <style:style style:name="P4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aa5c7" officeooo:paragraph-rsid="00aaa5c7" style:font-name-asian="Ubuntu Mono1" style:font-size-asian="10pt" style:font-name-complex="Ubuntu Mono1" style:font-size-complex="10pt"/>
    </style:style>
    <style:style style:name="P4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36f09" officeooo:paragraph-rsid="00b36f09" style:font-name-asian="Ubuntu Mono1" style:font-size-asian="10pt" style:font-name-complex="Ubuntu Mono1" style:font-size-complex="10pt"/>
    </style:style>
    <style:style style:name="P4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00e56" officeooo:paragraph-rsid="00c2205b" style:font-name-asian="Ubuntu Mono1" style:font-size-asian="10pt" style:font-name-complex="Ubuntu Mono1" style:font-size-complex="10pt"/>
    </style:style>
    <style:style style:name="P4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00e56" officeooo:paragraph-rsid="0172f991" style:font-name-asian="Ubuntu Mono1" style:font-size-asian="10pt" style:font-name-complex="Ubuntu Mono1" style:font-size-complex="10pt"/>
    </style:style>
    <style:style style:name="P4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00e56" officeooo:paragraph-rsid="0189dcfa" style:font-name-asian="Ubuntu Mono1" style:font-size-asian="10pt" style:font-name-complex="Ubuntu Mono1" style:font-size-complex="10pt"/>
    </style:style>
    <style:style style:name="P4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e202b8" officeooo:paragraph-rsid="00e202b8" style:font-name-asian="Ubuntu Mono1" style:font-size-asian="10pt" style:font-name-complex="Ubuntu Mono1" style:font-size-complex="10pt"/>
    </style:style>
    <style:style style:name="P4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ebb47a" officeooo:paragraph-rsid="00ebb47a" style:font-name-asian="Ubuntu Mono1" style:font-size-asian="10pt" style:font-name-complex="Ubuntu Mono1" style:font-size-complex="10pt"/>
    </style:style>
    <style:style style:name="P4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f017ea" officeooo:paragraph-rsid="00f017ea" style:font-name-asian="Ubuntu Mono1" style:font-size-asian="10pt" style:font-name-complex="Ubuntu Mono1" style:font-size-complex="10pt"/>
    </style:style>
    <style:style style:name="P4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f15d79" officeooo:paragraph-rsid="00f15d79" style:font-name-asian="Ubuntu Mono1" style:font-size-asian="10pt" style:font-name-complex="Ubuntu Mono1" style:font-size-complex="10pt"/>
    </style:style>
    <style:style style:name="P4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bbb0f" officeooo:paragraph-rsid="00dbbb0f" style:font-name-asian="Ubuntu Mono1" style:font-size-asian="10pt" style:font-name-complex="Ubuntu Mono1" style:font-size-complex="10pt"/>
    </style:style>
    <style:style style:name="P4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0a6fa4" officeooo:paragraph-rsid="010a6fa4" style:font-name-asian="Ubuntu Mono1" style:font-size-asian="10pt" style:font-name-complex="Ubuntu Mono1" style:font-size-complex="10pt"/>
    </style:style>
    <style:style style:name="P4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cd6283" officeooo:paragraph-rsid="0172f991" style:font-name-asian="Ubuntu Mono1" style:font-size-asian="10pt" style:font-name-complex="Ubuntu Mono1" style:font-size-complex="10pt"/>
    </style:style>
    <style:style style:name="P4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d9228" officeooo:paragraph-rsid="0172f991" style:font-name-asian="Ubuntu Mono1" style:font-size-asian="10pt" style:font-name-complex="Ubuntu Mono1" style:font-size-complex="10pt"/>
    </style:style>
    <style:style style:name="P4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d9228" officeooo:paragraph-rsid="0235ce20" style:font-name-asian="Ubuntu Mono1" style:font-size-asian="10pt" style:font-name-complex="Ubuntu Mono1" style:font-size-complex="10pt"/>
    </style:style>
    <style:style style:name="P4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efd17" officeooo:paragraph-rsid="0172f991" style:font-name-asian="Ubuntu Mono1" style:font-size-asian="10pt" style:font-name-complex="Ubuntu Mono1" style:font-size-complex="10pt"/>
    </style:style>
    <style:style style:name="P4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0b8eb6" officeooo:paragraph-rsid="019912e4" style:font-name-asian="Ubuntu Mono1" style:font-size-asian="10pt" style:font-name-complex="Ubuntu Mono1" style:font-size-complex="10pt"/>
    </style:style>
    <style:style style:name="P4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ade57" officeooo:paragraph-rsid="0249b284" style:font-name-asian="Ubuntu Mono1" style:font-size-asian="10pt" style:font-name-complex="Ubuntu Mono1" style:font-size-complex="10pt"/>
    </style:style>
    <style:style style:name="P4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b1ad1" officeooo:paragraph-rsid="0249b284" style:font-name-asian="Ubuntu Mono1" style:font-size-asian="10pt" style:font-name-complex="Ubuntu Mono1" style:font-size-complex="10pt"/>
    </style:style>
    <style:style style:name="P4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ff7fd3" officeooo:paragraph-rsid="0249b284" style:font-name-asian="Ubuntu Mono1" style:font-size-asian="10pt" style:font-name-complex="Ubuntu Mono1" style:font-size-complex="10pt"/>
    </style:style>
    <style:style style:name="P4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d1305" officeooo:paragraph-rsid="019912e4" style:font-name-asian="Ubuntu Mono1" style:font-size-asian="10pt" style:font-name-complex="Ubuntu Mono1" style:font-size-complex="10pt"/>
    </style:style>
    <style:style style:name="P4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d1305" officeooo:paragraph-rsid="02315a18" style:font-name-asian="Ubuntu Mono1" style:font-size-asian="10pt" style:font-name-complex="Ubuntu Mono1" style:font-size-complex="10pt"/>
    </style:style>
    <style:style style:name="P4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d5e48" officeooo:paragraph-rsid="019912e4" style:font-name-asian="Ubuntu Mono1" style:font-size-asian="10pt" style:font-name-complex="Ubuntu Mono1" style:font-size-complex="10pt"/>
    </style:style>
    <style:style style:name="P4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dd52a" officeooo:paragraph-rsid="019912e4" style:font-name-asian="Ubuntu Mono1" style:font-size-asian="10pt" style:font-name-complex="Ubuntu Mono1" style:font-size-complex="10pt"/>
    </style:style>
    <style:style style:name="P4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e95ae" officeooo:paragraph-rsid="019912e4" style:font-name-asian="Ubuntu Mono1" style:font-size-asian="10pt" style:font-name-complex="Ubuntu Mono1" style:font-size-complex="10pt"/>
    </style:style>
    <style:style style:name="P5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e95ae" officeooo:paragraph-rsid="02315a18" style:font-name-asian="Ubuntu Mono1" style:font-size-asian="10pt" style:font-name-complex="Ubuntu Mono1" style:font-size-complex="10pt"/>
    </style:style>
    <style:style style:name="P5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23cf0" officeooo:paragraph-rsid="019912e4" style:font-name-asian="Ubuntu Mono1" style:font-size-asian="10pt" style:font-name-complex="Ubuntu Mono1" style:font-size-complex="10pt"/>
    </style:style>
    <style:style style:name="P5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d89d4" officeooo:paragraph-rsid="019912e4" style:font-name-asian="Ubuntu Mono1" style:font-size-asian="10pt" style:font-name-complex="Ubuntu Mono1" style:font-size-complex="10pt"/>
    </style:style>
    <style:style style:name="P5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dfdc4" officeooo:paragraph-rsid="019912e4" style:font-name-asian="Ubuntu Mono1" style:font-size-asian="10pt" style:font-name-complex="Ubuntu Mono1" style:font-size-complex="10pt"/>
    </style:style>
    <style:style style:name="P5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08c334" officeooo:paragraph-rsid="019912e4" style:font-name-asian="Ubuntu Mono1" style:font-size-asian="10pt" style:font-name-complex="Ubuntu Mono1" style:font-size-complex="10pt"/>
    </style:style>
    <style:style style:name="P5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0a5a44" officeooo:paragraph-rsid="019912e4" style:font-name-asian="Ubuntu Mono1" style:font-size-asian="10pt" style:font-name-complex="Ubuntu Mono1" style:font-size-complex="10pt"/>
    </style:style>
    <style:style style:name="P5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a27d8e" officeooo:paragraph-rsid="01a27d8e" style:font-name-asian="Ubuntu Mono1" style:font-size-asian="10pt" style:font-name-complex="Ubuntu Mono1" style:font-size-complex="10pt"/>
    </style:style>
    <style:style style:name="P5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a27d8e" officeooo:paragraph-rsid="024b77e6" style:font-name-asian="Ubuntu Mono1" style:font-size-asian="10pt" style:font-name-complex="Ubuntu Mono1" style:font-size-complex="10pt"/>
    </style:style>
    <style:style style:name="P5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a39896" officeooo:paragraph-rsid="01a39896" style:font-name-asian="Ubuntu Mono1" style:font-size-asian="10pt" style:font-name-complex="Ubuntu Mono1" style:font-size-complex="10pt"/>
    </style:style>
    <style:style style:name="P5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a39896" officeooo:paragraph-rsid="024bb618" style:font-name-asian="Ubuntu Mono1" style:font-size-asian="10pt" style:font-name-complex="Ubuntu Mono1" style:font-size-complex="10pt"/>
    </style:style>
    <style:style style:name="P5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0aed3f0" style:font-name-asian="Ubuntu Mono1" style:font-size-asian="10pt" style:font-name-complex="Ubuntu Mono1" style:font-size-complex="10pt"/>
    </style:style>
    <style:style style:name="P5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0b36f09" style:font-name-asian="Ubuntu Mono1" style:font-size-asian="10pt" style:font-name-complex="Ubuntu Mono1" style:font-size-complex="10pt"/>
    </style:style>
    <style:style style:name="P5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172f991" style:font-name-asian="Ubuntu Mono1" style:font-size-asian="10pt" style:font-name-complex="Ubuntu Mono1" style:font-size-complex="10pt"/>
    </style:style>
    <style:style style:name="P5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0aa8301" style:font-name-asian="Ubuntu Mono1" style:font-size-asian="10pt" style:font-name-complex="Ubuntu Mono1" style:font-size-complex="10pt"/>
    </style:style>
    <style:style style:name="P5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0a963fb" style:font-name-asian="Ubuntu Mono1" style:font-size-asian="10pt" style:font-name-complex="Ubuntu Mono1" style:font-size-complex="10pt"/>
    </style:style>
    <style:style style:name="P5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0a9e8eb" style:font-name-asian="Ubuntu Mono1" style:font-size-asian="10pt" style:font-name-complex="Ubuntu Mono1" style:font-size-complex="10pt"/>
    </style:style>
    <style:style style:name="P5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22d0004" style:font-name-asian="Ubuntu Mono1" style:font-size-asian="10pt" style:font-name-complex="Ubuntu Mono1" style:font-size-complex="10pt"/>
    </style:style>
    <style:style style:name="P5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69153" officeooo:paragraph-rsid="022d3c03" style:font-name-asian="Ubuntu Mono1" style:font-size-asian="10pt" style:font-name-complex="Ubuntu Mono1" style:font-size-complex="10pt"/>
    </style:style>
    <style:style style:name="P5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e7b13" officeooo:paragraph-rsid="00aed3f0" style:font-name-asian="Ubuntu Mono1" style:font-size-asian="10pt" style:font-name-complex="Ubuntu Mono1" style:font-size-complex="10pt"/>
    </style:style>
    <style:style style:name="P5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df950" officeooo:paragraph-rsid="00aed3f0" style:font-name-asian="Ubuntu Mono1" style:font-size-asian="10pt" style:font-name-complex="Ubuntu Mono1" style:font-size-complex="10pt"/>
    </style:style>
    <style:style style:name="P5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df950" officeooo:paragraph-rsid="00adf950" style:font-name-asian="Ubuntu Mono1" style:font-size-asian="10pt" style:font-name-complex="Ubuntu Mono1" style:font-size-complex="10pt"/>
    </style:style>
    <style:style style:name="P5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72f991" officeooo:paragraph-rsid="0172f991" style:font-name-asian="Ubuntu Mono1" style:font-size-asian="10pt" style:font-name-complex="Ubuntu Mono1" style:font-size-complex="10pt"/>
    </style:style>
    <style:style style:name="P5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72f991" officeooo:paragraph-rsid="01748323" style:font-name-asian="Ubuntu Mono1" style:font-size-asian="10pt" style:font-name-complex="Ubuntu Mono1" style:font-size-complex="10pt"/>
    </style:style>
    <style:style style:name="P5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72f991" officeooo:paragraph-rsid="022d3c03" style:font-name-asian="Ubuntu Mono1" style:font-size-asian="10pt" style:font-name-complex="Ubuntu Mono1" style:font-size-complex="10pt"/>
    </style:style>
    <style:style style:name="P5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72f991" officeooo:paragraph-rsid="02315a18" style:font-name-asian="Ubuntu Mono1" style:font-size-asian="10pt" style:font-name-complex="Ubuntu Mono1" style:font-size-complex="10pt"/>
    </style:style>
    <style:style style:name="P5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72f991" officeooo:paragraph-rsid="0235ce20" style:font-name-asian="Ubuntu Mono1" style:font-size-asian="10pt" style:font-name-complex="Ubuntu Mono1" style:font-size-complex="10pt"/>
    </style:style>
    <style:style style:name="P5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72f991" officeooo:paragraph-rsid="0238fa98" style:font-name-asian="Ubuntu Mono1" style:font-size-asian="10pt" style:font-name-complex="Ubuntu Mono1" style:font-size-complex="10pt"/>
    </style:style>
    <style:style style:name="P5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8af5a" officeooo:paragraph-rsid="00acab9a" style:font-name-asian="Ubuntu Mono1" style:font-size-asian="10pt" style:font-name-complex="Ubuntu Mono1" style:font-size-complex="10pt"/>
    </style:style>
    <style:style style:name="P5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8af5a" officeooo:paragraph-rsid="00abec70" style:font-name-asian="Ubuntu Mono1" style:font-size-asian="10pt" style:font-name-complex="Ubuntu Mono1" style:font-size-complex="10pt"/>
    </style:style>
    <style:style style:name="P5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8af5a" officeooo:paragraph-rsid="022d3c03" style:font-name-asian="Ubuntu Mono1" style:font-size-asian="10pt" style:font-name-complex="Ubuntu Mono1" style:font-size-complex="10pt"/>
    </style:style>
    <style:style style:name="P5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7055b" officeooo:paragraph-rsid="00abec70" style:font-name-asian="Ubuntu Mono1" style:font-size-asian="10pt" style:font-name-complex="Ubuntu Mono1" style:font-size-complex="10pt"/>
    </style:style>
    <style:style style:name="P5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7055b" officeooo:paragraph-rsid="00ab27e0" style:font-name-asian="Ubuntu Mono1" style:font-size-asian="10pt" style:font-name-complex="Ubuntu Mono1" style:font-size-complex="10pt"/>
    </style:style>
    <style:style style:name="P5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7055b" officeooo:paragraph-rsid="00aaa5c7" style:font-name-asian="Ubuntu Mono1" style:font-size-asian="10pt" style:font-name-complex="Ubuntu Mono1" style:font-size-complex="10pt"/>
    </style:style>
    <style:style style:name="P5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7055b" officeooo:paragraph-rsid="022d3c03" style:font-name-asian="Ubuntu Mono1" style:font-size-asian="10pt" style:font-name-complex="Ubuntu Mono1" style:font-size-complex="10pt"/>
    </style:style>
    <style:style style:name="P5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abec70" officeooo:paragraph-rsid="00abec70" style:font-name-asian="Ubuntu Mono1" style:font-size-asian="10pt" style:font-name-complex="Ubuntu Mono1" style:font-size-complex="10pt"/>
    </style:style>
    <style:style style:name="P5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4bafbc" officeooo:paragraph-rsid="00c2205b" style:font-name-asian="Ubuntu Mono1" style:font-size-asian="10pt" style:font-name-complex="Ubuntu Mono1" style:font-size-complex="10pt"/>
    </style:style>
    <style:style style:name="P5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5266c4" officeooo:paragraph-rsid="019912e4" style:font-name-asian="Ubuntu Mono1" style:font-size-asian="10pt" style:font-name-complex="Ubuntu Mono1" style:font-size-complex="10pt"/>
    </style:style>
    <style:style style:name="P5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be0c2" officeooo:paragraph-rsid="019912e4" style:font-name-asian="Ubuntu Mono1" style:font-size-asian="10pt" style:font-name-complex="Ubuntu Mono1" style:font-size-complex="10pt"/>
    </style:style>
    <style:style style:name="P5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065a12" officeooo:paragraph-rsid="019912e4" style:font-name-asian="Ubuntu Mono1" style:font-size-asian="10pt" style:font-name-complex="Ubuntu Mono1" style:font-size-complex="10pt"/>
    </style:style>
    <style:style style:name="P5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e72ec" officeooo:paragraph-rsid="0249b284" style:font-name-asian="Ubuntu Mono1" style:font-size-asian="10pt" style:font-name-complex="Ubuntu Mono1" style:font-size-complex="10pt"/>
    </style:style>
    <style:style style:name="P5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52f8dd" officeooo:paragraph-rsid="0249b284" style:font-name-asian="Ubuntu Mono1" style:font-size-asian="10pt" style:font-name-complex="Ubuntu Mono1" style:font-size-complex="10pt"/>
    </style:style>
    <style:style style:name="P5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54b551" officeooo:paragraph-rsid="019912e4" style:font-name-asian="Ubuntu Mono1" style:font-size-asian="10pt" style:font-name-complex="Ubuntu Mono1" style:font-size-complex="10pt"/>
    </style:style>
    <style:style style:name="P5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54b551" officeooo:paragraph-rsid="02315a18" style:font-name-asian="Ubuntu Mono1" style:font-size-asian="10pt" style:font-name-complex="Ubuntu Mono1" style:font-size-complex="10pt"/>
    </style:style>
    <style:style style:name="P5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557eab" officeooo:paragraph-rsid="019912e4" style:font-name-asian="Ubuntu Mono1" style:font-size-asian="10pt" style:font-name-complex="Ubuntu Mono1" style:font-size-complex="10pt"/>
    </style:style>
    <style:style style:name="P5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898ad" officeooo:paragraph-rsid="009898ad" style:font-name-asian="Ubuntu Mono1" style:font-size-asian="10pt" style:font-name-complex="Ubuntu Mono1" style:font-size-complex="10pt"/>
    </style:style>
    <style:style style:name="P5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a9121" officeooo:paragraph-rsid="009a9121" style:font-name-asian="Ubuntu Mono1" style:font-size-asian="10pt" style:font-name-complex="Ubuntu Mono1" style:font-size-complex="10pt"/>
    </style:style>
    <style:style style:name="P5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71665" officeooo:paragraph-rsid="009a9121" style:font-name-asian="Ubuntu Mono1" style:font-size-asian="10pt" style:font-name-complex="Ubuntu Mono1" style:font-size-complex="10pt"/>
    </style:style>
    <style:style style:name="P5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fe04f" officeooo:paragraph-rsid="009fe04f" style:font-name-asian="Ubuntu Mono1" style:font-size-asian="10pt" style:font-name-complex="Ubuntu Mono1" style:font-size-complex="10pt"/>
    </style:style>
    <style:style style:name="P5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93ac80" officeooo:paragraph-rsid="0236ca88" style:font-name-asian="Ubuntu Mono1" style:font-size-asian="10pt" style:font-name-complex="Ubuntu Mono1" style:font-size-complex="10pt"/>
    </style:style>
    <style:style style:name="P5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a268b" officeooo:paragraph-rsid="004a268b" style:font-name-asian="Ubuntu Mono1" style:font-size-asian="10pt" style:font-name-complex="Ubuntu Mono1" style:font-size-complex="10pt"/>
    </style:style>
    <style:style style:name="P5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ba37e" officeooo:paragraph-rsid="01a01178" style:font-name-asian="Ubuntu Mono1" style:font-size-asian="10pt" style:font-name-complex="Ubuntu Mono1" style:font-size-complex="10pt"/>
    </style:style>
    <style:style style:name="P5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ba37e" officeooo:paragraph-rsid="0238fa98" style:font-name-asian="Ubuntu Mono1" style:font-size-asian="10pt" style:font-name-complex="Ubuntu Mono1" style:font-size-complex="10pt"/>
    </style:style>
    <style:style style:name="P5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aa997" officeooo:paragraph-rsid="01a27d8e" style:font-name-asian="Ubuntu Mono1" style:font-size-asian="10pt" style:font-name-complex="Ubuntu Mono1" style:font-size-complex="10pt"/>
    </style:style>
    <style:style style:name="P5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b43948" officeooo:paragraph-rsid="01b43948" style:font-name-asian="Ubuntu Mono1" style:font-size-asian="10pt" style:font-name-complex="Ubuntu Mono1" style:font-size-complex="10pt"/>
    </style:style>
    <style:style style:name="P5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b43948" officeooo:paragraph-rsid="0238fa98" style:font-name-asian="Ubuntu Mono1" style:font-size-asian="10pt" style:font-name-complex="Ubuntu Mono1" style:font-size-complex="10pt"/>
    </style:style>
    <style:style style:name="P5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c88c92" officeooo:paragraph-rsid="01c88c92" style:font-name-asian="Ubuntu Mono1" style:font-size-asian="10pt" style:font-name-complex="Ubuntu Mono1" style:font-size-complex="10pt"/>
    </style:style>
    <style:style style:name="P5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c88c92" officeooo:paragraph-rsid="0235ce20" style:font-name-asian="Ubuntu Mono1" style:font-size-asian="10pt" style:font-name-complex="Ubuntu Mono1" style:font-size-complex="10pt"/>
    </style:style>
    <style:style style:name="P5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de1f75" officeooo:paragraph-rsid="01de1f75" style:font-name-asian="Ubuntu Mono1" style:font-size-asian="10pt" style:font-name-complex="Ubuntu Mono1" style:font-size-complex="10pt"/>
    </style:style>
    <style:style style:name="P5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df7a89" officeooo:paragraph-rsid="01df7a89" style:font-name-asian="Ubuntu Mono1" style:font-size-asian="10pt" style:font-name-complex="Ubuntu Mono1" style:font-size-complex="10pt"/>
    </style:style>
    <style:style style:name="P5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df7a89" officeooo:paragraph-rsid="0238fa98" style:font-name-asian="Ubuntu Mono1" style:font-size-asian="10pt" style:font-name-complex="Ubuntu Mono1" style:font-size-complex="10pt"/>
    </style:style>
    <style:style style:name="P5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0ce83" officeooo:paragraph-rsid="01e0ce83" style:font-name-asian="Ubuntu Mono1" style:font-size-asian="10pt" style:font-name-complex="Ubuntu Mono1" style:font-size-complex="10pt"/>
    </style:style>
    <style:style style:name="P5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0ce83" officeooo:paragraph-rsid="02315a18" style:font-name-asian="Ubuntu Mono1" style:font-size-asian="10pt" style:font-name-complex="Ubuntu Mono1" style:font-size-complex="10pt"/>
    </style:style>
    <style:style style:name="P5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0ce83" officeooo:paragraph-rsid="0238fa98" style:font-name-asian="Ubuntu Mono1" style:font-size-asian="10pt" style:font-name-complex="Ubuntu Mono1" style:font-size-complex="10pt"/>
    </style:style>
    <style:style style:name="P5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12346" officeooo:paragraph-rsid="01e12346" style:font-name-asian="Ubuntu Mono1" style:font-size-asian="10pt" style:font-name-complex="Ubuntu Mono1" style:font-size-complex="10pt"/>
    </style:style>
    <style:style style:name="P5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12346" officeooo:paragraph-rsid="0238fa98" style:font-name-asian="Ubuntu Mono1" style:font-size-asian="10pt" style:font-name-complex="Ubuntu Mono1" style:font-size-complex="10pt"/>
    </style:style>
    <style:style style:name="P5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41d0b" officeooo:paragraph-rsid="01e41d0b" style:font-name-asian="Ubuntu Mono1" style:font-size-asian="10pt" style:font-name-complex="Ubuntu Mono1" style:font-size-complex="10pt"/>
    </style:style>
    <style:style style:name="P5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41d0b" officeooo:paragraph-rsid="0238fa98" style:font-name-asian="Ubuntu Mono1" style:font-size-asian="10pt" style:font-name-complex="Ubuntu Mono1" style:font-size-complex="10pt"/>
    </style:style>
    <style:style style:name="P5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524f2" officeooo:paragraph-rsid="01e524f2" style:font-name-asian="Ubuntu Mono1" style:font-size-asian="10pt" style:font-name-complex="Ubuntu Mono1" style:font-size-complex="10pt"/>
    </style:style>
    <style:style style:name="P5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524f2" officeooo:paragraph-rsid="0238fa98" style:font-name-asian="Ubuntu Mono1" style:font-size-asian="10pt" style:font-name-complex="Ubuntu Mono1" style:font-size-complex="10pt"/>
    </style:style>
    <style:style style:name="P5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713ee" officeooo:paragraph-rsid="01e713ee" style:font-name-asian="Ubuntu Mono1" style:font-size-asian="10pt" style:font-name-complex="Ubuntu Mono1" style:font-size-complex="10pt"/>
    </style:style>
    <style:style style:name="P5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713ee" officeooo:paragraph-rsid="0238fa98" style:font-name-asian="Ubuntu Mono1" style:font-size-asian="10pt" style:font-name-complex="Ubuntu Mono1" style:font-size-complex="10pt"/>
    </style:style>
    <style:style style:name="P5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778c3" officeooo:paragraph-rsid="01e778c3" style:font-name-asian="Ubuntu Mono1" style:font-size-asian="10pt" style:font-name-complex="Ubuntu Mono1" style:font-size-complex="10pt"/>
    </style:style>
    <style:style style:name="P5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778c3" officeooo:paragraph-rsid="0238fa98" style:font-name-asian="Ubuntu Mono1" style:font-size-asian="10pt" style:font-name-complex="Ubuntu Mono1" style:font-size-complex="10pt"/>
    </style:style>
    <style:style style:name="P5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b2203" officeooo:paragraph-rsid="01eb2203" style:font-name-asian="Ubuntu Mono1" style:font-size-asian="10pt" style:font-name-complex="Ubuntu Mono1" style:font-size-complex="10pt"/>
    </style:style>
    <style:style style:name="P5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b2203" officeooo:paragraph-rsid="0238fa98" style:font-name-asian="Ubuntu Mono1" style:font-size-asian="10pt" style:font-name-complex="Ubuntu Mono1" style:font-size-complex="10pt"/>
    </style:style>
    <style:style style:name="P5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b6c5f" officeooo:paragraph-rsid="01eb6c5f" style:font-name-asian="Ubuntu Mono1" style:font-size-asian="10pt" style:font-name-complex="Ubuntu Mono1" style:font-size-complex="10pt"/>
    </style:style>
    <style:style style:name="P5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b6c5f" officeooo:paragraph-rsid="0238fa98" style:font-name-asian="Ubuntu Mono1" style:font-size-asian="10pt" style:font-name-complex="Ubuntu Mono1" style:font-size-complex="10pt"/>
    </style:style>
    <style:style style:name="P5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d1b03" officeooo:paragraph-rsid="01ed1b03" style:font-name-asian="Ubuntu Mono1" style:font-size-asian="10pt" style:font-name-complex="Ubuntu Mono1" style:font-size-complex="10pt"/>
    </style:style>
    <style:style style:name="P5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d1b03" officeooo:paragraph-rsid="0238fa98" style:font-name-asian="Ubuntu Mono1" style:font-size-asian="10pt" style:font-name-complex="Ubuntu Mono1" style:font-size-complex="10pt"/>
    </style:style>
    <style:style style:name="P5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ded07" officeooo:paragraph-rsid="01eded07" style:font-name-asian="Ubuntu Mono1" style:font-size-asian="10pt" style:font-name-complex="Ubuntu Mono1" style:font-size-complex="10pt"/>
    </style:style>
    <style:style style:name="P5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ded07" officeooo:paragraph-rsid="0238fa98" style:font-name-asian="Ubuntu Mono1" style:font-size-asian="10pt" style:font-name-complex="Ubuntu Mono1" style:font-size-complex="10pt"/>
    </style:style>
    <style:style style:name="P5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f4de6" officeooo:paragraph-rsid="01ef4de6" style:font-name-asian="Ubuntu Mono1" style:font-size-asian="10pt" style:font-name-complex="Ubuntu Mono1" style:font-size-complex="10pt"/>
    </style:style>
    <style:style style:name="P5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f4de6" officeooo:paragraph-rsid="0238fa98" style:font-name-asian="Ubuntu Mono1" style:font-size-asian="10pt" style:font-name-complex="Ubuntu Mono1" style:font-size-complex="10pt"/>
    </style:style>
    <style:style style:name="P5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2bf05" officeooo:paragraph-rsid="01f2bf05" style:font-name-asian="Ubuntu Mono1" style:font-size-asian="10pt" style:font-name-complex="Ubuntu Mono1" style:font-size-complex="10pt"/>
    </style:style>
    <style:style style:name="P5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2e304" officeooo:paragraph-rsid="01f2e304" style:font-name-asian="Ubuntu Mono1" style:font-size-asian="10pt" style:font-name-complex="Ubuntu Mono1" style:font-size-complex="10pt"/>
    </style:style>
    <style:style style:name="P5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2e304" officeooo:paragraph-rsid="024b77e6" style:font-name-asian="Ubuntu Mono1" style:font-size-asian="10pt" style:font-name-complex="Ubuntu Mono1" style:font-size-complex="10pt"/>
    </style:style>
    <style:style style:name="P5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3c4d3" officeooo:paragraph-rsid="01f3c4d3" style:font-name-asian="Ubuntu Mono1" style:font-size-asian="10pt" style:font-name-complex="Ubuntu Mono1" style:font-size-complex="10pt"/>
    </style:style>
    <style:style style:name="P5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3c4d3" officeooo:paragraph-rsid="024bb618" style:font-name-asian="Ubuntu Mono1" style:font-size-asian="10pt" style:font-name-complex="Ubuntu Mono1" style:font-size-complex="10pt"/>
    </style:style>
    <style:style style:name="P5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5224c" officeooo:paragraph-rsid="01f5224c" style:font-name-asian="Ubuntu Mono1" style:font-size-asian="10pt" style:font-name-complex="Ubuntu Mono1" style:font-size-complex="10pt"/>
    </style:style>
    <style:style style:name="P5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6dd0f" officeooo:paragraph-rsid="01f6dd0f" style:font-name-asian="Ubuntu Mono1" style:font-size-asian="10pt" style:font-name-complex="Ubuntu Mono1" style:font-size-complex="10pt"/>
    </style:style>
    <style:style style:name="P5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6dd0f" officeooo:paragraph-rsid="022d3c03" style:font-name-asian="Ubuntu Mono1" style:font-size-asian="10pt" style:font-name-complex="Ubuntu Mono1" style:font-size-complex="10pt"/>
    </style:style>
    <style:style style:name="P5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6dd0f" officeooo:paragraph-rsid="0235ce20" style:font-name-asian="Ubuntu Mono1" style:font-size-asian="10pt" style:font-name-complex="Ubuntu Mono1" style:font-size-complex="10pt"/>
    </style:style>
    <style:style style:name="P5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87535" officeooo:paragraph-rsid="01f87535" style:font-name-asian="Ubuntu Mono1" style:font-size-asian="10pt" style:font-name-complex="Ubuntu Mono1" style:font-size-complex="10pt"/>
    </style:style>
    <style:style style:name="P5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87535" officeooo:paragraph-rsid="0235ce20" style:font-name-asian="Ubuntu Mono1" style:font-size-asian="10pt" style:font-name-complex="Ubuntu Mono1" style:font-size-complex="10pt"/>
    </style:style>
    <style:style style:name="P5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b27ad" officeooo:paragraph-rsid="01fb27ad" style:font-name-asian="Ubuntu Mono1" style:font-size-asian="10pt" style:font-name-complex="Ubuntu Mono1" style:font-size-complex="10pt"/>
    </style:style>
    <style:style style:name="P5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b27ad" officeooo:paragraph-rsid="022d3c03" style:font-name-asian="Ubuntu Mono1" style:font-size-asian="10pt" style:font-name-complex="Ubuntu Mono1" style:font-size-complex="10pt"/>
    </style:style>
    <style:style style:name="P5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b27ad" officeooo:paragraph-rsid="0235ce20" style:font-name-asian="Ubuntu Mono1" style:font-size-asian="10pt" style:font-name-complex="Ubuntu Mono1" style:font-size-complex="10pt"/>
    </style:style>
    <style:style style:name="P5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bead4" officeooo:paragraph-rsid="01fbead4" style:font-name-asian="Ubuntu Mono1" style:font-size-asian="10pt" style:font-name-complex="Ubuntu Mono1" style:font-size-complex="10pt"/>
    </style:style>
    <style:style style:name="P5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bead4" officeooo:paragraph-rsid="022d3c03" style:font-name-asian="Ubuntu Mono1" style:font-size-asian="10pt" style:font-name-complex="Ubuntu Mono1" style:font-size-complex="10pt"/>
    </style:style>
    <style:style style:name="P5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d5c31" officeooo:paragraph-rsid="01fd5c31" style:font-name-asian="Ubuntu Mono1" style:font-size-asian="10pt" style:font-name-complex="Ubuntu Mono1" style:font-size-complex="10pt"/>
    </style:style>
    <style:style style:name="P6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d5c31" officeooo:paragraph-rsid="02315a18" style:font-name-asian="Ubuntu Mono1" style:font-size-asian="10pt" style:font-name-complex="Ubuntu Mono1" style:font-size-complex="10pt"/>
    </style:style>
    <style:style style:name="P6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f298f" officeooo:paragraph-rsid="01ff298f" style:font-name-asian="Ubuntu Mono1" style:font-size-asian="10pt" style:font-name-complex="Ubuntu Mono1" style:font-size-complex="10pt"/>
    </style:style>
    <style:style style:name="P6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ff298f" officeooo:paragraph-rsid="02315a18" style:font-name-asian="Ubuntu Mono1" style:font-size-asian="10pt" style:font-name-complex="Ubuntu Mono1" style:font-size-complex="10pt"/>
    </style:style>
    <style:style style:name="P6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3452c" officeooo:paragraph-rsid="0203452c" style:font-name-asian="Ubuntu Mono1" style:font-size-asian="10pt" style:font-name-complex="Ubuntu Mono1" style:font-size-complex="10pt"/>
    </style:style>
    <style:style style:name="P6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5056b" officeooo:paragraph-rsid="0205056b" style:font-name-asian="Ubuntu Mono1" style:font-size-asian="10pt" style:font-name-complex="Ubuntu Mono1" style:font-size-complex="10pt"/>
    </style:style>
    <style:style style:name="P6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6eb3b" officeooo:paragraph-rsid="0206eb3b" style:font-name-asian="Ubuntu Mono1" style:font-size-asian="10pt" style:font-name-complex="Ubuntu Mono1" style:font-size-complex="10pt"/>
    </style:style>
    <style:style style:name="P6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6eb3b" officeooo:paragraph-rsid="0249b284" style:font-name-asian="Ubuntu Mono1" style:font-size-asian="10pt" style:font-name-complex="Ubuntu Mono1" style:font-size-complex="10pt"/>
    </style:style>
    <style:style style:name="P6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8a099" officeooo:paragraph-rsid="0208a099" style:font-name-asian="Ubuntu Mono1" style:font-size-asian="10pt" style:font-name-complex="Ubuntu Mono1" style:font-size-complex="10pt"/>
    </style:style>
    <style:style style:name="P6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8a099" officeooo:paragraph-rsid="0249b284" style:font-name-asian="Ubuntu Mono1" style:font-size-asian="10pt" style:font-name-complex="Ubuntu Mono1" style:font-size-complex="10pt"/>
    </style:style>
    <style:style style:name="P6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11a4a" officeooo:paragraph-rsid="02111a4a" style:font-name-asian="Ubuntu Mono1" style:font-size-asian="10pt" style:font-name-complex="Ubuntu Mono1" style:font-size-complex="10pt"/>
    </style:style>
    <style:style style:name="P6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2ae36" officeooo:paragraph-rsid="0212ae36" style:font-name-asian="Ubuntu Mono1" style:font-size-asian="10pt" style:font-name-complex="Ubuntu Mono1" style:font-size-complex="10pt"/>
    </style:style>
    <style:style style:name="P6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37c0f" officeooo:paragraph-rsid="02137c0f" style:font-name-asian="Ubuntu Mono1" style:font-size-asian="10pt" style:font-name-complex="Ubuntu Mono1" style:font-size-complex="10pt"/>
    </style:style>
    <style:style style:name="P6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55dd5" officeooo:paragraph-rsid="02155dd5" style:font-name-asian="Ubuntu Mono1" style:font-size-asian="10pt" style:font-name-complex="Ubuntu Mono1" style:font-size-complex="10pt"/>
    </style:style>
    <style:style style:name="P6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55dd5" officeooo:paragraph-rsid="0249b284" style:font-name-asian="Ubuntu Mono1" style:font-size-asian="10pt" style:font-name-complex="Ubuntu Mono1" style:font-size-complex="10pt"/>
    </style:style>
    <style:style style:name="P6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678e0" officeooo:paragraph-rsid="021678e0" style:font-name-asian="Ubuntu Mono1" style:font-size-asian="10pt" style:font-name-complex="Ubuntu Mono1" style:font-size-complex="10pt"/>
    </style:style>
    <style:style style:name="P6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678e0" officeooo:paragraph-rsid="022d3c03" style:font-name-asian="Ubuntu Mono1" style:font-size-asian="10pt" style:font-name-complex="Ubuntu Mono1" style:font-size-complex="10pt"/>
    </style:style>
    <style:style style:name="P6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86990" officeooo:paragraph-rsid="0235ce20" style:font-name-asian="Ubuntu Mono1" style:font-size-asian="10pt" style:font-name-complex="Ubuntu Mono1" style:font-size-complex="10pt"/>
    </style:style>
    <style:style style:name="P6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a905b" officeooo:paragraph-rsid="021a905b" style:font-name-asian="Ubuntu Mono1" style:font-size-asian="10pt" style:font-name-complex="Ubuntu Mono1" style:font-size-complex="10pt"/>
    </style:style>
    <style:style style:name="P6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1b3396" officeooo:paragraph-rsid="021b3396" style:font-name-asian="Ubuntu Mono1" style:font-size-asian="10pt" style:font-name-complex="Ubuntu Mono1" style:font-size-complex="10pt"/>
    </style:style>
    <style:style style:name="P6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ebc7a" officeooo:paragraph-rsid="00a29c99" style:font-name-asian="Ubuntu Mono1" style:font-size-asian="10pt" style:font-name-complex="Ubuntu Mono1" style:font-size-complex="10pt"/>
    </style:style>
    <style:style style:name="P6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ebc7a" officeooo:paragraph-rsid="01fa33ef" style:font-name-asian="Ubuntu Mono1" style:font-size-asian="10pt" style:font-name-complex="Ubuntu Mono1" style:font-size-complex="10pt"/>
    </style:style>
    <style:style style:name="P6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7ebc7a" officeooo:paragraph-rsid="02375a8c" style:font-name-asian="Ubuntu Mono1" style:font-size-asian="10pt" style:font-name-complex="Ubuntu Mono1" style:font-size-complex="10pt"/>
    </style:style>
    <style:style style:name="P6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9f439" officeooo:paragraph-rsid="019912e4" style:font-name-asian="Ubuntu Mono1" style:font-size-asian="10pt" style:font-name-complex="Ubuntu Mono1" style:font-size-complex="10pt"/>
    </style:style>
    <style:style style:name="P6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c9552e" officeooo:paragraph-rsid="019912e4" style:font-name-asian="Ubuntu Mono1" style:font-size-asian="10pt" style:font-name-complex="Ubuntu Mono1" style:font-size-complex="10pt"/>
    </style:style>
    <style:style style:name="P6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ca7324" officeooo:paragraph-rsid="019912e4" style:font-name-asian="Ubuntu Mono1" style:font-size-asian="10pt" style:font-name-complex="Ubuntu Mono1" style:font-size-complex="10pt"/>
    </style:style>
    <style:style style:name="P6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ca515e" officeooo:paragraph-rsid="019912e4" style:font-name-asian="Ubuntu Mono1" style:font-size-asian="10pt" style:font-name-complex="Ubuntu Mono1" style:font-size-complex="10pt"/>
    </style:style>
    <style:style style:name="P6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c733cb" officeooo:paragraph-rsid="022d3c03" style:font-name-asian="Ubuntu Mono1" style:font-size-asian="10pt" style:font-name-complex="Ubuntu Mono1" style:font-size-complex="10pt"/>
    </style:style>
    <style:style style:name="P6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0da2f" officeooo:paragraph-rsid="022d3c03" style:font-name-asian="Ubuntu Mono1" style:font-size-asian="10pt" style:font-name-complex="Ubuntu Mono1" style:font-size-complex="10pt"/>
    </style:style>
    <style:style style:name="P6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9a3d9" officeooo:paragraph-rsid="02315a18" style:font-name-asian="Ubuntu Mono1" style:font-size-asian="10pt" style:font-name-complex="Ubuntu Mono1" style:font-size-complex="10pt"/>
    </style:style>
    <style:style style:name="P6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c02bf8" officeooo:paragraph-rsid="02315a18" style:font-name-asian="Ubuntu Mono1" style:font-size-asian="10pt" style:font-name-complex="Ubuntu Mono1" style:font-size-complex="10pt"/>
    </style:style>
    <style:style style:name="P6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289602" officeooo:paragraph-rsid="0235ce20" style:font-name-asian="Ubuntu Mono1" style:font-size-asian="10pt" style:font-name-complex="Ubuntu Mono1" style:font-size-complex="10pt"/>
    </style:style>
    <style:style style:name="P6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29a4b2" officeooo:paragraph-rsid="0229a4b2" style:font-name-asian="Ubuntu Mono1" style:font-size-asian="10pt" style:font-name-complex="Ubuntu Mono1" style:font-size-complex="10pt"/>
    </style:style>
    <style:style style:name="P6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d53492" officeooo:paragraph-rsid="022d0004" style:font-name-asian="Ubuntu Mono1" style:font-size-asian="10pt" style:font-name-complex="Ubuntu Mono1" style:font-size-complex="10pt"/>
    </style:style>
    <style:style style:name="P6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057568" officeooo:paragraph-rsid="022d0004" style:font-name-asian="Ubuntu Mono1" style:font-size-asian="10pt" style:font-name-complex="Ubuntu Mono1" style:font-size-complex="10pt"/>
    </style:style>
    <style:style style:name="P6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b9eeb8" officeooo:paragraph-rsid="022d0004" style:font-name-asian="Ubuntu Mono1" style:font-size-asian="10pt" style:font-name-complex="Ubuntu Mono1" style:font-size-complex="10pt"/>
    </style:style>
    <style:style style:name="P6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b88257" officeooo:paragraph-rsid="0238fa98" style:font-name-asian="Ubuntu Mono1" style:font-size-asian="10pt" style:font-name-complex="Ubuntu Mono1" style:font-size-complex="10pt"/>
    </style:style>
    <style:style style:name="P6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1c177" officeooo:paragraph-rsid="0238fa98" style:font-name-asian="Ubuntu Mono1" style:font-size-asian="10pt" style:font-name-complex="Ubuntu Mono1" style:font-size-complex="10pt"/>
    </style:style>
    <style:style style:name="P6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49776" officeooo:paragraph-rsid="0238fa98" style:font-name-asian="Ubuntu Mono1" style:font-size-asian="10pt" style:font-name-complex="Ubuntu Mono1" style:font-size-complex="10pt"/>
    </style:style>
    <style:style style:name="P6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04f1b" officeooo:paragraph-rsid="0238fa98" style:font-name-asian="Ubuntu Mono1" style:font-size-asian="10pt" style:font-name-complex="Ubuntu Mono1" style:font-size-complex="10pt"/>
    </style:style>
    <style:style style:name="P6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318801" officeooo:paragraph-rsid="0238fa98" style:font-name-asian="Ubuntu Mono1" style:font-size-asian="10pt" style:font-name-complex="Ubuntu Mono1" style:font-size-complex="10pt"/>
    </style:style>
    <style:style style:name="P6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e93978" officeooo:paragraph-rsid="0238fa98" style:font-name-asian="Ubuntu Mono1" style:font-size-asian="10pt" style:font-name-complex="Ubuntu Mono1" style:font-size-complex="10pt"/>
    </style:style>
    <style:style style:name="P6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82e3" officeooo:paragraph-rsid="0238fa98" style:font-name-asian="Ubuntu Mono1" style:font-size-asian="10pt" style:font-name-complex="Ubuntu Mono1" style:font-size-complex="10pt"/>
    </style:style>
    <style:style style:name="P6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4fac45" officeooo:paragraph-rsid="0238fa98" style:font-name-asian="Ubuntu Mono1" style:font-size-asian="10pt" style:font-name-complex="Ubuntu Mono1" style:font-size-complex="10pt"/>
    </style:style>
    <style:style style:name="P6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0289539" officeooo:paragraph-rsid="0238fa98" style:font-name-asian="Ubuntu Mono1" style:font-size-asian="10pt" style:font-name-complex="Ubuntu Mono1" style:font-size-complex="10pt"/>
    </style:style>
    <style:style style:name="P6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47cfa5" officeooo:paragraph-rsid="0247cfa5" style:font-name-asian="Ubuntu Mono1" style:font-size-asian="10pt" style:font-name-complex="Ubuntu Mono1" style:font-size-complex="10pt"/>
    </style:style>
    <style:style style:name="P6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24e95ba" officeooo:paragraph-rsid="024e95ba" style:font-name-asian="Ubuntu Mono1" style:font-size-asian="10pt" style:font-name-complex="Ubuntu Mono1" style:font-size-complex="10pt"/>
    </style:style>
    <style:style style:name="P6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style:font-name-asian="Ubuntu Mono1" style:font-size-asian="10pt" style:font-weight-asian="normal" style:font-name-complex="Ubuntu Mono1" style:font-size-complex="10pt" style:font-weight-complex="normal"/>
    </style:style>
    <style:style style:name="P6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4db7db" style:font-name-asian="Ubuntu Mono1" style:font-size-asian="10pt" style:font-weight-asian="normal" style:font-name-complex="Ubuntu Mono1" style:font-size-complex="10pt" style:font-weight-complex="normal"/>
    </style:style>
    <style:style style:name="P6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26a067" style:font-name-asian="Ubuntu Mono1" style:font-size-asian="10pt" style:font-weight-asian="normal" style:font-name-complex="Ubuntu Mono1" style:font-size-complex="10pt" style:font-weight-complex="normal"/>
    </style:style>
    <style:style style:name="P6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383eab" style:font-name-asian="Ubuntu Mono1" style:font-size-asian="10pt" style:font-weight-asian="normal" style:font-name-complex="Ubuntu Mono1" style:font-size-complex="10pt" style:font-weight-complex="normal"/>
    </style:style>
    <style:style style:name="P6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45716f" style:font-name-asian="Ubuntu Mono1" style:font-size-asian="10pt" style:font-weight-asian="normal" style:font-name-complex="Ubuntu Mono1" style:font-size-complex="10pt" style:font-weight-complex="normal"/>
    </style:style>
    <style:style style:name="P6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4eb3a1" style:font-name-asian="Ubuntu Mono1" style:font-size-asian="10pt" style:font-weight-asian="normal" style:font-name-complex="Ubuntu Mono1" style:font-size-complex="10pt" style:font-weight-complex="normal"/>
    </style:style>
    <style:style style:name="P6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4da4b8" style:font-name-asian="Ubuntu Mono1" style:font-size-asian="10pt" style:font-weight-asian="normal" style:font-name-complex="Ubuntu Mono1" style:font-size-complex="10pt" style:font-weight-complex="normal"/>
    </style:style>
    <style:style style:name="P6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30558a" style:font-name-asian="Ubuntu Mono1" style:font-size-asian="10pt" style:font-weight-asian="normal" style:font-name-complex="Ubuntu Mono1" style:font-size-complex="10pt" style:font-weight-complex="normal"/>
    </style:style>
    <style:style style:name="P6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35deb5" style:font-name-asian="Ubuntu Mono1" style:font-size-asian="10pt" style:font-weight-asian="normal" style:font-name-complex="Ubuntu Mono1" style:font-size-complex="10pt" style:font-weight-complex="normal"/>
    </style:style>
    <style:style style:name="P6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340755" style:font-name-asian="Ubuntu Mono1" style:font-size-asian="10pt" style:font-weight-asian="normal" style:font-name-complex="Ubuntu Mono1" style:font-size-complex="10pt" style:font-weight-complex="normal"/>
    </style:style>
    <style:style style:name="P6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34ed3b" style:font-name-asian="Ubuntu Mono1" style:font-size-asian="10pt" style:font-weight-asian="normal" style:font-name-complex="Ubuntu Mono1" style:font-size-complex="10pt" style:font-weight-complex="normal"/>
    </style:style>
    <style:style style:name="P6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022c744" style:font-name-asian="Ubuntu Mono1" style:font-size-asian="10pt" style:font-weight-asian="normal" style:font-name-complex="Ubuntu Mono1" style:font-size-complex="10pt" style:font-weight-complex="normal"/>
    </style:style>
    <style:style style:name="P6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1a01178" style:font-name-asian="Ubuntu Mono1" style:font-size-asian="10pt" style:font-weight-asian="normal" style:font-name-complex="Ubuntu Mono1" style:font-size-complex="10pt" style:font-weight-complex="normal"/>
    </style:style>
    <style:style style:name="P6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2dc338" officeooo:paragraph-rsid="0238fa98" style:font-name-asian="Ubuntu Mono1" style:font-size-asian="10pt" style:font-weight-asian="normal" style:font-name-complex="Ubuntu Mono1" style:font-size-complex="10pt" style:font-weight-complex="normal"/>
    </style:style>
    <style:style style:name="P6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9fe04f" style:font-name-asian="Ubuntu Mono1" style:font-size-asian="10pt" style:font-weight-asian="normal" style:font-name-complex="Ubuntu Mono1" style:font-size-complex="10pt" style:font-weight-complex="normal"/>
    </style:style>
    <style:style style:name="P6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9fe04f" officeooo:paragraph-rsid="009fe04f" style:font-name-asian="Ubuntu Mono1" style:font-size-asian="10pt" style:font-weight-asian="normal" style:font-name-complex="Ubuntu Mono1" style:font-size-complex="10pt" style:font-weight-complex="normal"/>
    </style:style>
    <style:style style:name="P6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9fe04f" officeooo:paragraph-rsid="0172f991" style:font-name-asian="Ubuntu Mono1" style:font-size-asian="10pt" style:font-weight-asian="normal" style:font-name-complex="Ubuntu Mono1" style:font-size-complex="10pt" style:font-weight-complex="normal"/>
    </style:style>
    <style:style style:name="P66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09fe04f" officeooo:paragraph-rsid="0236ca88" style:font-name-asian="Ubuntu Mono1" style:font-size-asian="10pt" style:font-weight-asian="normal" style:font-name-complex="Ubuntu Mono1" style:font-size-complex="10pt" style:font-weight-complex="normal"/>
    </style:style>
    <style:style style:name="P6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72f991" officeooo:paragraph-rsid="0172f991" style:font-name-asian="Ubuntu Mono1" style:font-size-asian="10pt" style:font-weight-asian="normal" style:font-name-complex="Ubuntu Mono1" style:font-size-complex="10pt" style:font-weight-complex="normal"/>
    </style:style>
    <style:style style:name="P66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72f991" officeooo:paragraph-rsid="0236ca88" style:font-name-asian="Ubuntu Mono1" style:font-size-asian="10pt" style:font-weight-asian="normal" style:font-name-complex="Ubuntu Mono1" style:font-size-complex="10pt" style:font-weight-complex="normal"/>
    </style:style>
    <style:style style:name="P6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72f991" officeooo:paragraph-rsid="0238fa98" style:font-name-asian="Ubuntu Mono1" style:font-size-asian="10pt" style:font-weight-asian="normal" style:font-name-complex="Ubuntu Mono1" style:font-size-complex="10pt" style:font-weight-complex="normal"/>
    </style:style>
    <style:style style:name="P6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b43948" officeooo:paragraph-rsid="01b43948" style:font-name-asian="Ubuntu Mono1" style:font-size-asian="10pt" style:font-weight-asian="normal" style:font-name-complex="Ubuntu Mono1" style:font-size-complex="10pt" style:font-weight-complex="normal"/>
    </style:style>
    <style:style style:name="P66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b43948" officeooo:paragraph-rsid="0238fa98" style:font-name-asian="Ubuntu Mono1" style:font-size-asian="10pt" style:font-weight-asian="normal" style:font-name-complex="Ubuntu Mono1" style:font-size-complex="10pt" style:font-weight-complex="normal"/>
    </style:style>
    <style:style style:name="P66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c88c92" officeooo:paragraph-rsid="01c88c92" style:font-name-asian="Ubuntu Mono1" style:font-size-asian="10pt" style:font-weight-asian="normal" style:font-name-complex="Ubuntu Mono1" style:font-size-complex="10pt" style:font-weight-complex="normal"/>
    </style:style>
    <style:style style:name="P67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c88c92" officeooo:paragraph-rsid="0236ca88" style:font-name-asian="Ubuntu Mono1" style:font-size-asian="10pt" style:font-weight-asian="normal" style:font-name-complex="Ubuntu Mono1" style:font-size-complex="10pt" style:font-weight-complex="normal"/>
    </style:style>
    <style:style style:name="P67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de1f75" officeooo:paragraph-rsid="01de1f75" style:font-name-asian="Ubuntu Mono1" style:font-size-asian="10pt" style:font-weight-asian="normal" style:font-name-complex="Ubuntu Mono1" style:font-size-complex="10pt" style:font-weight-complex="normal"/>
    </style:style>
    <style:style style:name="P67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04f1b" officeooo:paragraph-rsid="01e04f1b" style:font-name-asian="Ubuntu Mono1" style:font-size-asian="10pt" style:font-weight-asian="normal" style:font-name-complex="Ubuntu Mono1" style:font-size-complex="10pt" style:font-weight-complex="normal"/>
    </style:style>
    <style:style style:name="P67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12346" officeooo:paragraph-rsid="01e12346" style:font-name-asian="Ubuntu Mono1" style:font-size-asian="10pt" style:font-weight-asian="normal" style:font-name-complex="Ubuntu Mono1" style:font-size-complex="10pt" style:font-weight-complex="normal"/>
    </style:style>
    <style:style style:name="P67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12346" officeooo:paragraph-rsid="0238fa98" style:font-name-asian="Ubuntu Mono1" style:font-size-asian="10pt" style:font-weight-asian="normal" style:font-name-complex="Ubuntu Mono1" style:font-size-complex="10pt" style:font-weight-complex="normal"/>
    </style:style>
    <style:style style:name="P67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41d0b" officeooo:paragraph-rsid="01e41d0b" style:font-name-asian="Ubuntu Mono1" style:font-size-asian="10pt" style:font-weight-asian="normal" style:font-name-complex="Ubuntu Mono1" style:font-size-complex="10pt" style:font-weight-complex="normal"/>
    </style:style>
    <style:style style:name="P67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524f2" officeooo:paragraph-rsid="01e524f2" style:font-name-asian="Ubuntu Mono1" style:font-size-asian="10pt" style:font-weight-asian="normal" style:font-name-complex="Ubuntu Mono1" style:font-size-complex="10pt" style:font-weight-complex="normal"/>
    </style:style>
    <style:style style:name="P67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524f2" officeooo:paragraph-rsid="0238fa98" style:font-name-asian="Ubuntu Mono1" style:font-size-asian="10pt" style:font-weight-asian="normal" style:font-name-complex="Ubuntu Mono1" style:font-size-complex="10pt" style:font-weight-complex="normal"/>
    </style:style>
    <style:style style:name="P67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778c3" officeooo:paragraph-rsid="01e778c3" style:font-name-asian="Ubuntu Mono1" style:font-size-asian="10pt" style:font-weight-asian="normal" style:font-name-complex="Ubuntu Mono1" style:font-size-complex="10pt" style:font-weight-complex="normal"/>
    </style:style>
    <style:style style:name="P67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778c3" officeooo:paragraph-rsid="0238fa98" style:font-name-asian="Ubuntu Mono1" style:font-size-asian="10pt" style:font-weight-asian="normal" style:font-name-complex="Ubuntu Mono1" style:font-size-complex="10pt" style:font-weight-complex="normal"/>
    </style:style>
    <style:style style:name="P68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b6c5f" officeooo:paragraph-rsid="01eb6c5f" style:font-name-asian="Ubuntu Mono1" style:font-size-asian="10pt" style:font-weight-asian="normal" style:font-name-complex="Ubuntu Mono1" style:font-size-complex="10pt" style:font-weight-complex="normal"/>
    </style:style>
    <style:style style:name="P68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f4de6" officeooo:paragraph-rsid="01ef4de6" style:font-name-asian="Ubuntu Mono1" style:font-size-asian="10pt" style:font-weight-asian="normal" style:font-name-complex="Ubuntu Mono1" style:font-size-complex="10pt" style:font-weight-complex="normal"/>
    </style:style>
    <style:style style:name="P68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f4de6" officeooo:paragraph-rsid="0238fa98" style:font-name-asian="Ubuntu Mono1" style:font-size-asian="10pt" style:font-weight-asian="normal" style:font-name-complex="Ubuntu Mono1" style:font-size-complex="10pt" style:font-weight-complex="normal"/>
    </style:style>
    <style:style style:name="P68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f13319" officeooo:paragraph-rsid="01f13319" style:font-name-asian="Ubuntu Mono1" style:font-size-asian="10pt" style:font-weight-asian="normal" style:font-name-complex="Ubuntu Mono1" style:font-size-complex="10pt" style:font-weight-complex="normal"/>
    </style:style>
    <style:style style:name="P68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f5224c" officeooo:paragraph-rsid="01f5224c" style:font-name-asian="Ubuntu Mono1" style:font-size-asian="10pt" style:font-weight-asian="normal" style:font-name-complex="Ubuntu Mono1" style:font-size-complex="10pt" style:font-weight-complex="normal"/>
    </style:style>
    <style:style style:name="P68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f5224c" officeooo:paragraph-rsid="0236ca88" style:font-name-asian="Ubuntu Mono1" style:font-size-asian="10pt" style:font-weight-asian="normal" style:font-name-complex="Ubuntu Mono1" style:font-size-complex="10pt" style:font-weight-complex="normal"/>
    </style:style>
    <style:style style:name="P68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f87535" officeooo:paragraph-rsid="01f87535" style:font-name-asian="Ubuntu Mono1" style:font-size-asian="10pt" style:font-weight-asian="normal" style:font-name-complex="Ubuntu Mono1" style:font-size-complex="10pt" style:font-weight-complex="normal"/>
    </style:style>
    <style:style style:name="P68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f87535" officeooo:paragraph-rsid="0236ca88" style:font-name-asian="Ubuntu Mono1" style:font-size-asian="10pt" style:font-weight-asian="normal" style:font-name-complex="Ubuntu Mono1" style:font-size-complex="10pt" style:font-weight-complex="normal"/>
    </style:style>
    <style:style style:name="P68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2186990" officeooo:paragraph-rsid="02186990" style:font-name-asian="Ubuntu Mono1" style:font-size-asian="10pt" style:font-weight-asian="normal" style:font-name-complex="Ubuntu Mono1" style:font-size-complex="10pt" style:font-weight-complex="normal"/>
    </style:style>
    <style:style style:name="P68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2186990" officeooo:paragraph-rsid="0236ca88" style:font-name-asian="Ubuntu Mono1" style:font-size-asian="10pt" style:font-weight-asian="normal" style:font-name-complex="Ubuntu Mono1" style:font-size-complex="10pt" style:font-weight-complex="normal"/>
    </style:style>
    <style:style style:name="P69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0ce83" officeooo:paragraph-rsid="0238fa98" style:font-name-asian="Ubuntu Mono1" style:font-size-asian="10pt" style:font-weight-asian="normal" style:font-name-complex="Ubuntu Mono1" style:font-size-complex="10pt" style:font-weight-complex="normal"/>
    </style:style>
    <style:style style:name="P69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713ee" officeooo:paragraph-rsid="0238fa98" style:font-name-asian="Ubuntu Mono1" style:font-size-asian="10pt" style:font-weight-asian="normal" style:font-name-complex="Ubuntu Mono1" style:font-size-complex="10pt" style:font-weight-complex="normal"/>
    </style:style>
    <style:style style:name="P69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1e93978" officeooo:paragraph-rsid="0238fa98" style:font-name-asian="Ubuntu Mono1" style:font-size-asian="10pt" style:font-weight-asian="normal" style:font-name-complex="Ubuntu Mono1" style:font-size-complex="10pt" style:font-weight-complex="normal"/>
    </style:style>
    <style:style style:name="P69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fo:font-weight="normal" officeooo:rsid="024b77e6" officeooo:paragraph-rsid="024b77e6" style:font-name-asian="Ubuntu Mono1" style:font-size-asian="10pt" style:font-weight-asian="normal" style:font-name-complex="Ubuntu Mono1" style:font-size-complex="10pt" style:font-weight-complex="normal"/>
    </style:style>
    <style:style style:name="P69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2dc338" officeooo:paragraph-rsid="002dc338" style:font-name-asian="Ubuntu Mono1" style:font-size-asian="10pt" style:font-weight-asian="normal" style:font-name-complex="Ubuntu Mono1" style:font-size-complex="10pt" style:font-weight-complex="normal"/>
    </style:style>
    <style:style style:name="P69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2dc338" officeooo:paragraph-rsid="0238fa98" style:font-name-asian="Ubuntu Mono1" style:font-size-asian="10pt" style:font-weight-asian="normal" style:font-name-complex="Ubuntu Mono1" style:font-size-complex="10pt" style:font-weight-complex="normal"/>
    </style:style>
    <style:style style:name="P69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847ed7" officeooo:paragraph-rsid="00847ed7" style:font-name-asian="Ubuntu Mono1" style:font-size-asian="10pt" style:font-weight-asian="normal" style:font-name-complex="Ubuntu Mono1" style:font-size-complex="10pt" style:font-weight-complex="normal"/>
    </style:style>
    <style:style style:name="P69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866767" officeooo:paragraph-rsid="00866767" style:font-name-asian="Ubuntu Mono1" style:font-size-asian="10pt" style:font-weight-asian="normal" style:font-name-complex="Ubuntu Mono1" style:font-size-complex="10pt" style:font-weight-complex="normal"/>
    </style:style>
    <style:style style:name="P69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144efe5" officeooo:paragraph-rsid="00866767" style:font-name-asian="Ubuntu Mono1" style:font-size-asian="10pt" style:font-weight-asian="normal" style:font-name-complex="Ubuntu Mono1" style:font-size-complex="10pt" style:font-weight-complex="normal"/>
    </style:style>
    <style:style style:name="P69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144efe5" officeooo:paragraph-rsid="00847ed7" style:font-name-asian="Ubuntu Mono1" style:font-size-asian="10pt" style:font-weight-asian="normal" style:font-name-complex="Ubuntu Mono1" style:font-size-complex="10pt" style:font-weight-complex="normal"/>
    </style:style>
    <style:style style:name="P70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144efe5" officeooo:paragraph-rsid="022d0004" style:font-name-asian="Ubuntu Mono1" style:font-size-asian="10pt" style:font-weight-asian="normal" style:font-name-complex="Ubuntu Mono1" style:font-size-complex="10pt" style:font-weight-complex="normal"/>
    </style:style>
    <style:style style:name="P70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26a067" officeooo:paragraph-rsid="0029e08b" style:font-name-asian="Ubuntu Mono1" style:font-size-asian="10pt" style:font-weight-asian="normal" style:font-name-complex="Ubuntu Mono1" style:font-size-complex="10pt" style:font-weight-complex="normal"/>
    </style:style>
    <style:style style:name="P70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2eb089" officeooo:paragraph-rsid="0029e08b" style:font-name-asian="Ubuntu Mono1" style:font-size-asian="10pt" style:font-weight-asian="normal" style:font-name-complex="Ubuntu Mono1" style:font-size-complex="10pt" style:font-weight-complex="normal"/>
    </style:style>
    <style:style style:name="P70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1f2e304" officeooo:paragraph-rsid="01f2e304" style:font-name-asian="Ubuntu Mono1" style:font-size-asian="10pt" style:font-weight-asian="normal" style:font-name-complex="Ubuntu Mono1" style:font-size-complex="10pt" style:font-weight-complex="normal"/>
    </style:style>
    <style:style style:name="P70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1f2e304" officeooo:paragraph-rsid="022d0004" style:font-name-asian="Ubuntu Mono1" style:font-size-asian="10pt" style:font-weight-asian="normal" style:font-name-complex="Ubuntu Mono1" style:font-size-complex="10pt" style:font-weight-complex="normal"/>
    </style:style>
    <style:style style:name="P70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21644c4" officeooo:paragraph-rsid="021644c4" style:font-name-asian="Ubuntu Mono1" style:font-size-asian="10pt" style:font-weight-asian="normal" style:font-name-complex="Ubuntu Mono1" style:font-size-complex="10pt" style:font-weight-complex="normal"/>
    </style:style>
    <style:style style:name="P70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21678e0" officeooo:paragraph-rsid="021678e0" style:font-name-asian="Ubuntu Mono1" style:font-size-asian="10pt" style:font-weight-asian="normal" style:font-name-complex="Ubuntu Mono1" style:font-size-complex="10pt" style:font-weight-complex="normal"/>
    </style:style>
    <style:style style:name="P70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884f53" officeooo:paragraph-rsid="022d0004" style:font-name-asian="Ubuntu Mono1" style:font-size-asian="10pt" style:font-weight-asian="normal" style:font-name-complex="Ubuntu Mono1" style:font-size-complex="10pt" style:font-weight-complex="normal"/>
    </style:style>
    <style:style style:name="P70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172f991" officeooo:paragraph-rsid="022d0004" style:font-name-asian="Ubuntu Mono1" style:font-size-asian="10pt" style:font-weight-asian="normal" style:font-name-complex="Ubuntu Mono1" style:font-size-complex="10pt" style:font-weight-complex="normal"/>
    </style:style>
    <style:style style:name="P70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rsid="00b7eaf7" officeooo:paragraph-rsid="0249b284" style:font-name-asian="Ubuntu Mono1" style:font-size-asian="10pt" style:font-weight-asian="normal" style:font-name-complex="Ubuntu Mono1" style:font-size-complex="10pt" style:font-weight-complex="normal"/>
    </style:style>
    <style:style style:name="P71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fo:font-weight="normal" officeooo:paragraph-rsid="0177368d" style:font-size-asian="10pt" style:font-weight-asian="normal" style:font-size-complex="10pt" style:font-weight-complex="normal"/>
    </style:style>
    <style:style style:name="P71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089f7d8"/>
    </style:style>
    <style:style style:name="P71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style:style>
    <style:style style:name="P71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officeooo:paragraph-rsid="019912e4"/>
    </style:style>
    <style:style style:name="P71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officeooo:paragraph-rsid="01c6cd47"/>
    </style:style>
    <style:style style:name="P71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style:font-name-asian="Ubuntu Mono1" style:font-size-asian="9pt" style:font-name-complex="Ubuntu Mono1" style:font-size-complex="9pt"/>
    </style:style>
    <style:style style:name="P71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officeooo:rsid="0093ac80" officeooo:paragraph-rsid="0093ac80" style:font-name-asian="Ubuntu Mono1" style:font-size-asian="9pt" style:font-name-complex="Ubuntu Mono1" style:font-size-complex="9pt"/>
    </style:style>
    <style:style style:name="P71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officeooo:rsid="010d322d" officeooo:paragraph-rsid="010d322d" style:font-name-asian="Ubuntu Mono1" style:font-size-asian="9pt" style:font-name-complex="Ubuntu Mono1" style:font-size-complex="9pt"/>
    </style:style>
    <style:style style:name="P71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officeooo:rsid="014bbd67" officeooo:paragraph-rsid="010d322d" style:font-name-asian="Ubuntu Mono1" style:font-size-asian="9pt" style:font-name-complex="Ubuntu Mono1" style:font-size-complex="9pt"/>
    </style:style>
    <style:style style:name="P71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officeooo:rsid="01f5224c" officeooo:paragraph-rsid="01f5224c" style:font-name-asian="Ubuntu Mono1" style:font-size-asian="9pt" style:font-name-complex="Ubuntu Mono1" style:font-size-complex="9pt"/>
    </style:style>
    <style:style style:name="P72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fo:language="en" fo:country="GB" officeooo:rsid="01662319" officeooo:paragraph-rsid="0172f991" style:font-name-asian="Ubuntu Mono1" style:font-size-asian="9pt" style:font-name-complex="Ubuntu Mono1" style:font-size-complex="9pt"/>
    </style:style>
    <style:style style:name="P72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fo:language="en" fo:country="GB" officeooo:rsid="010b8eb6" officeooo:paragraph-rsid="019912e4" style:font-name-asian="Ubuntu Mono1" style:font-size-asian="9pt" style:font-name-complex="Ubuntu Mono1" style:font-size-complex="9pt"/>
    </style:style>
    <style:style style:name="P72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9pt" fo:language="en" fo:country="GB" officeooo:rsid="0247cfa5" officeooo:paragraph-rsid="0247cfa5" style:font-name-asian="Ubuntu Mono1" style:font-size-asian="9pt" style:font-name-complex="Ubuntu Mono1" style:font-size-complex="9pt"/>
    </style:style>
    <style:style style:name="P72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font-weight="normal" officeooo:rsid="0092b9e6" officeooo:paragraph-rsid="0092b9e6" style:font-name-asian="Ubuntu Mono1" style:font-size-asian="10pt" style:font-weight-asian="normal" style:font-name-complex="Ubuntu Mono1" style:font-size-complex="10pt" style:font-weight-complex="normal"/>
    </style:style>
    <style:style style:name="P72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font-weight="normal" officeooo:rsid="01f5224c" officeooo:paragraph-rsid="01f5224c" style:font-name-asian="Ubuntu Mono1" style:font-size-asian="10pt" style:font-weight-asian="normal" style:font-name-complex="Ubuntu Mono1" style:font-size-complex="10pt" style:font-weight-complex="normal"/>
    </style:style>
    <style:style style:name="P72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font-weight="normal" officeooo:rsid="01502ae6" officeooo:paragraph-rsid="024b77e6" style:font-name-asian="Ubuntu Mono1" style:font-size-asian="10pt" style:font-weight-asian="normal" style:font-name-complex="Ubuntu Mono1" style:font-size-complex="10pt" style:font-weight-complex="normal"/>
    </style:style>
    <style:style style:name="P72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fo:font-weight="normal" officeooo:rsid="0092b9e6" officeooo:paragraph-rsid="0092b9e6" style:font-name-asian="Ubuntu Mono1" style:font-size-asian="10pt" style:font-weight-asian="normal" style:font-name-complex="Ubuntu Mono1" style:font-size-complex="10pt" style:font-weight-complex="normal"/>
    </style:style>
    <style:style style:name="P72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fo:font-weight="normal" officeooo:rsid="01f5224c" officeooo:paragraph-rsid="01f5224c" style:font-name-asian="Ubuntu Mono1" style:font-size-asian="10pt" style:font-weight-asian="normal" style:font-name-complex="Ubuntu Mono1" style:font-size-complex="10pt" style:font-weight-complex="normal"/>
    </style:style>
    <style:style style:name="P72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fo:font-weight="normal" officeooo:rsid="01502ae6" officeooo:paragraph-rsid="024b77e6" style:font-name-asian="Ubuntu Mono1" style:font-size-asian="10pt" style:font-weight-asian="normal" style:font-name-complex="Ubuntu Mono1" style:font-size-complex="10pt" style:font-weight-complex="normal"/>
    </style:style>
    <style:style style:name="P72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officeooo:rsid="00948448" officeooo:paragraph-rsid="011636e2" style:font-name-asian="Ubuntu Mono1" style:font-size-asian="10pt" style:font-name-complex="Ubuntu Mono1" style:font-size-complex="10pt"/>
    </style:style>
    <style:style style:name="P73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officeooo:rsid="00948448" officeooo:paragraph-rsid="01160633" style:font-name-asian="Ubuntu Mono1" style:font-size-asian="10pt" style:font-name-complex="Ubuntu Mono1" style:font-size-complex="10pt"/>
    </style:style>
    <style:style style:name="P73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officeooo:rsid="00948448" officeooo:paragraph-rsid="021644c4" style:font-name-asian="Ubuntu Mono1" style:font-size-asian="10pt" style:font-name-complex="Ubuntu Mono1" style:font-size-complex="10pt"/>
    </style:style>
    <style:style style:name="P73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officeooo:rsid="00948448" officeooo:paragraph-rsid="01139b9e" style:font-name-asian="Ubuntu Mono1" style:font-size-asian="10pt" style:font-name-complex="Ubuntu Mono1" style:font-size-complex="10pt"/>
    </style:style>
    <style:style style:name="P7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fo:language="en" fo:country="GB" officeooo:rsid="00948448" officeooo:paragraph-rsid="0239ae11" style:font-name-asian="Ubuntu Mono1" style:font-size-asian="10pt" style:font-name-complex="Ubuntu Mono1" style:font-size-complex="10pt"/>
    </style:style>
    <style:style style:name="P73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0dc726" officeooo:paragraph-rsid="01436065" style:font-name-asian="Ubuntu Mono1" style:font-size-asian="10pt" style:font-name-complex="Ubuntu Mono1" style:font-size-complex="10pt"/>
    </style:style>
    <style:style style:name="P73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0dc726" officeooo:paragraph-rsid="0172f991" style:font-name-asian="Ubuntu Mono1" style:font-size-asian="10pt" style:font-name-complex="Ubuntu Mono1" style:font-size-complex="10pt"/>
    </style:style>
    <style:style style:name="P73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0dc726" officeooo:paragraph-rsid="0169e65b" style:font-name-asian="Ubuntu Mono1" style:font-size-asian="10pt" style:font-name-complex="Ubuntu Mono1" style:font-size-complex="10pt"/>
    </style:style>
    <style:style style:name="P73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1636e2" officeooo:paragraph-rsid="011636e2" style:font-name-asian="Ubuntu Mono1" style:font-size-asian="10pt" style:font-name-complex="Ubuntu Mono1" style:font-size-complex="10pt"/>
    </style:style>
    <style:style style:name="P73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1636e2" officeooo:paragraph-rsid="01b43948" style:font-name-asian="Ubuntu Mono1" style:font-size-asian="10pt" style:font-name-complex="Ubuntu Mono1" style:font-size-complex="10pt"/>
    </style:style>
    <style:style style:name="P73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style:font-name-asian="Ubuntu Mono1" style:font-size-asian="10pt" style:font-name-complex="Ubuntu Mono1" style:font-size-complex="10pt"/>
    </style:style>
    <style:style style:name="P74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294f57" officeooo:paragraph-rsid="01294f57" style:font-name-asian="Ubuntu Mono1" style:font-size-asian="10pt" style:font-name-complex="Ubuntu Mono1" style:font-size-complex="10pt"/>
    </style:style>
    <style:style style:name="P74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69e65b" officeooo:paragraph-rsid="0169e65b" style:font-name-asian="Ubuntu Mono1" style:font-size-asian="10pt" style:font-name-complex="Ubuntu Mono1" style:font-size-complex="10pt"/>
    </style:style>
    <style:style style:name="P74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4c9a7d" officeooo:paragraph-rsid="01436065" style:font-name-asian="Ubuntu Mono1" style:font-size-asian="10pt" style:font-name-complex="Ubuntu Mono1" style:font-size-complex="10pt"/>
    </style:style>
    <style:style style:name="P74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4bbd67" officeooo:paragraph-rsid="01436065" style:font-name-asian="Ubuntu Mono1" style:font-size-asian="10pt" style:font-name-complex="Ubuntu Mono1" style:font-size-complex="10pt"/>
    </style:style>
    <style:style style:name="P74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627f24" officeooo:paragraph-rsid="0172f991" style:font-name-asian="Ubuntu Mono1" style:font-size-asian="10pt" style:font-name-complex="Ubuntu Mono1" style:font-size-complex="10pt"/>
    </style:style>
    <style:style style:name="P74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b0b80d" officeooo:paragraph-rsid="01b0b80d" style:font-name-asian="Ubuntu Mono1" style:font-size-asian="10pt" style:font-name-complex="Ubuntu Mono1" style:font-size-complex="10pt"/>
    </style:style>
    <style:style style:name="P74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b43948" officeooo:paragraph-rsid="01b43948" style:font-name-asian="Ubuntu Mono1" style:font-size-asian="10pt" style:font-name-complex="Ubuntu Mono1" style:font-size-complex="10pt"/>
    </style:style>
    <style:style style:name="P74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b43948" officeooo:paragraph-rsid="01bddaee" style:font-name-asian="Ubuntu Mono1" style:font-size-asian="10pt" style:font-name-complex="Ubuntu Mono1" style:font-size-complex="10pt"/>
    </style:style>
    <style:style style:name="P74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c0f418" officeooo:paragraph-rsid="01c0f418" style:font-name-asian="Ubuntu Mono1" style:font-size-asian="10pt" style:font-name-complex="Ubuntu Mono1" style:font-size-complex="10pt"/>
    </style:style>
    <style:style style:name="P74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662319" officeooo:paragraph-rsid="01160633" style:font-name-asian="Ubuntu Mono1" style:font-size-asian="10pt" style:font-name-complex="Ubuntu Mono1" style:font-size-complex="10pt"/>
    </style:style>
    <style:style style:name="P75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bddaee" officeooo:paragraph-rsid="01bddaee" style:font-name-asian="Ubuntu Mono1" style:font-size-asian="10pt" style:font-name-complex="Ubuntu Mono1" style:font-size-complex="10pt"/>
    </style:style>
    <style:style style:name="P75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1ddbd55" officeooo:paragraph-rsid="01ddbd55" style:font-name-asian="Ubuntu Mono1" style:font-size-asian="10pt" style:font-name-complex="Ubuntu Mono1" style:font-size-complex="10pt"/>
    </style:style>
    <style:style style:name="P75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0df0e88" officeooo:paragraph-rsid="02310036" style:font-name-asian="Ubuntu Mono1" style:font-size-asian="10pt" style:font-name-complex="Ubuntu Mono1" style:font-size-complex="10pt"/>
    </style:style>
    <style:style style:name="P75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205056b" officeooo:paragraph-rsid="0205056b" style:font-name-asian="Ubuntu Mono1" style:font-size-asian="10pt" style:font-name-complex="Ubuntu Mono1" style:font-size-complex="10pt"/>
    </style:style>
    <style:style style:name="P75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21644c4" officeooo:paragraph-rsid="021644c4" style:font-name-asian="Ubuntu Mono1" style:font-size-asian="10pt" style:font-name-complex="Ubuntu Mono1" style:font-size-complex="10pt"/>
    </style:style>
    <style:style style:name="P755"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21678e0" officeooo:paragraph-rsid="021678e0" style:font-name-asian="Ubuntu Mono1" style:font-size-asian="10pt" style:font-name-complex="Ubuntu Mono1" style:font-size-complex="10pt"/>
    </style:style>
    <style:style style:name="P75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21678e0" officeooo:paragraph-rsid="02310036" style:font-name-asian="Ubuntu Mono1" style:font-size-asian="10pt" style:font-name-complex="Ubuntu Mono1" style:font-size-complex="10pt"/>
    </style:style>
    <style:style style:name="P75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241e76c" officeooo:paragraph-rsid="0241e76c" style:font-name-asian="Ubuntu Mono1" style:font-size-asian="10pt" style:font-name-complex="Ubuntu Mono1" style:font-size-complex="10pt"/>
    </style:style>
    <style:style style:name="P758"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000000" loext:opacity="100%" style:font-name="Arial1" fo:font-size="10pt" officeooo:rsid="02479819" officeooo:paragraph-rsid="02479819" style:font-name-asian="Ubuntu Mono1" style:font-size-asian="10pt" style:font-name-complex="Ubuntu Mono1" style:font-size-complex="10pt"/>
    </style:style>
    <style:style style:name="P759"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rsid="00fc713f" officeooo:paragraph-rsid="00fc713f"/>
    </style:style>
    <style:style style:name="P760"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color="#ff0000" loext:opacity="100%" style:font-name="Arial1" fo:font-size="10pt" officeooo:paragraph-rsid="019d5036" style:font-name-asian="Ubuntu Mono1" style:font-size-asian="10pt" style:font-name-complex="Ubuntu Mono1" style:font-size-complex="10pt"/>
    </style:style>
    <style:style style:name="P761"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font-variant="normal" fo:text-transform="none" fo:color="#000000" loext:opacity="100%" style:text-line-through-style="none" style:text-line-through-type="none" style:font-name="Arial1" fo:font-size="10pt" fo:font-style="italic" style:text-underline-style="none" fo:font-weight="normal" officeooo:rsid="013f7d9b" officeooo:paragraph-rsid="01d71cb5" style:text-blinking="false" fo:background-color="transparent" style:font-name-asian="Source Code Pro" style:font-size-asian="10pt" style:font-style-asian="italic" style:font-name-complex="Source Code Pro" style:font-size-complex="10pt"/>
    </style:style>
    <style:style style:name="P762"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font-variant="normal" fo:text-transform="none" fo:color="#000000" loext:opacity="100%" style:text-line-through-style="none" style:text-line-through-type="none" style:font-name="Arial1" fo:font-size="10pt" fo:font-style="italic" style:text-underline-style="none" fo:font-weight="normal" officeooo:rsid="013f7d9b" officeooo:paragraph-rsid="022b4a28" style:text-blinking="false" fo:background-color="transparent" style:font-name-asian="Source Code Pro" style:font-size-asian="10pt" style:font-style-asian="italic" style:font-name-complex="Source Code Pro" style:font-size-complex="10pt"/>
    </style:style>
    <style:style style:name="P763" style:family="paragraph" style:parent-style-name="Standard">
      <style:paragraph-properties fo:line-height="100%" fo:text-align="start" style:justify-single-word="false" fo:keep-together="auto" fo:orphans="0" fo:widows="0" fo:padding="0in" fo:border="none">
        <style:tab-stops>
          <style:tab-stop style:position="1in"/>
          <style:tab-stop style:position="3.35in"/>
          <style:tab-stop style:position="3.7252in"/>
        </style:tab-stops>
      </style:paragraph-properties>
      <style:text-properties fo:font-variant="normal" fo:text-transform="none" fo:color="#000000" loext:opacity="100%" style:text-line-through-style="none" style:text-line-through-type="none" style:font-name="Arial1" fo:font-size="10pt" fo:font-style="italic" style:text-underline-style="none" fo:font-weight="normal" officeooo:rsid="01d71cb5" officeooo:paragraph-rsid="022b4a28" style:text-blinking="false" fo:background-color="transparent" style:font-name-asian="Source Code Pro" style:font-size-asian="10pt" style:font-style-asian="italic" style:font-name-complex="Source Code Pro" style:font-size-complex="10pt"/>
    </style:style>
    <style:style style:name="P764"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fo:font-variant="normal" fo:text-transform="none" fo:color="#000000" loext:opacity="100%" style:text-line-through-style="none" style:text-line-through-type="none" style:font-name="Arial1" fo:font-size="10pt" fo:font-style="italic" style:text-underline-style="none" fo:font-weight="normal" officeooo:rsid="01d71cb5" officeooo:paragraph-rsid="01d71cb5" style:text-blinking="false" fo:background-color="transparent" style:font-name-asian="Source Code Pro" style:font-size-asian="10pt" style:font-style-asian="italic" style:font-name-complex="Source Code Pro" style:font-size-complex="10pt"/>
    </style:style>
    <style:style style:name="P765" style:family="paragraph" style:parent-style-name="Standard">
      <style:paragraph-properties fo:line-height="100%" fo:text-align="start" style:justify-single-word="false" fo:orphans="0" fo:widows="0" fo:padding="0in" fo:border="none">
        <style:tab-stops>
          <style:tab-stop style:position="1in"/>
          <style:tab-stop style:position="3.35in"/>
          <style:tab-stop style:position="3.7252in"/>
        </style:tab-stops>
      </style:paragraph-properties>
      <style:text-properties fo:font-variant="normal" fo:text-transform="none" fo:color="#000000" loext:opacity="100%" style:text-line-through-style="none" style:text-line-through-type="none" style:font-name="Arial1" fo:font-size="10pt" fo:font-style="italic" style:text-underline-style="none" fo:font-weight="normal" officeooo:rsid="01d71cb5" officeooo:paragraph-rsid="022d0004" style:text-blinking="false" fo:background-color="transparent" style:font-name-asian="Ubuntu Mono1" style:font-size-asian="10pt" style:font-style-asian="italic" style:font-name-complex="Ubuntu Mono1" style:font-size-complex="10pt"/>
    </style:style>
    <style:style style:name="P766"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rsid="01f5224c" officeooo:paragraph-rsid="01f5224c"/>
    </style:style>
    <style:style style:name="P767"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officeooo:rsid="00d53492" officeooo:paragraph-rsid="022d0004"/>
    </style:style>
    <style:style style:name="P768"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fo:font-style="italic" style:font-name-asian="Source Code Pro" style:font-size-asian="10pt" style:font-style-asian="italic" style:font-name-complex="Source Code Pro" style:font-size-complex="10pt"/>
    </style:style>
    <style:style style:name="P769"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style:font-name-asian="Source Code Pro" style:font-size-asian="10pt" style:font-name-complex="Source Code Pro" style:font-size-complex="10pt"/>
    </style:style>
    <style:style style:name="P770"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officeooo:rsid="00cf35b9" officeooo:paragraph-rsid="00cf35b9" style:font-name-asian="Source Code Pro" style:font-size-asian="10pt" style:font-name-complex="Source Code Pro" style:font-size-complex="10pt"/>
    </style:style>
    <style:style style:name="P771"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officeooo:rsid="01441406" officeooo:paragraph-rsid="00cf35b9" style:font-name-asian="Source Code Pro" style:font-size-asian="10pt" style:font-name-complex="Source Code Pro" style:font-size-complex="10pt"/>
    </style:style>
    <style:style style:name="P772"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officeooo:rsid="0209fdcd" officeooo:paragraph-rsid="0209fdcd" style:font-name-asian="Source Code Pro" style:font-size-asian="10pt" style:font-name-complex="Source Code Pro" style:font-size-complex="10pt"/>
    </style:style>
    <style:style style:name="P773"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style:font-name-asian="Ubuntu Mono1" style:font-size-asian="10pt" style:font-name-complex="Ubuntu Mono1" style:font-size-complex="10pt"/>
    </style:style>
    <style:style style:name="P774"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officeooo:paragraph-rsid="01192ee3" style:font-name-asian="Ubuntu Mono1" style:font-size-asian="10pt" style:font-name-complex="Ubuntu Mono1" style:font-size-complex="10pt"/>
    </style:style>
    <style:style style:name="P775"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officeooo:rsid="011c35d7" officeooo:paragraph-rsid="011c35d7" style:font-name-asian="Ubuntu Mono1" style:font-size-asian="10pt" style:font-name-complex="Ubuntu Mono1" style:font-size-complex="10pt"/>
    </style:style>
    <style:style style:name="P776"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officeooo:rsid="01192ee3" officeooo:paragraph-rsid="01192ee3" style:font-name-asian="Ubuntu Mono1" style:font-size-asian="10pt" style:font-name-complex="Ubuntu Mono1" style:font-size-complex="10pt"/>
    </style:style>
    <style:style style:name="P777"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officeooo:rsid="011adb99" officeooo:paragraph-rsid="011adb99" style:font-name-asian="Ubuntu Mono1" style:font-size-asian="10pt" style:font-name-complex="Ubuntu Mono1" style:font-size-complex="10pt"/>
    </style:style>
    <style:style style:name="P778"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officeooo:rsid="0080e891" officeooo:paragraph-rsid="019372ed" style:font-name-asian="Ubuntu Mono1" style:font-size-asian="10pt" style:font-name-complex="Ubuntu Mono1" style:font-size-complex="10pt"/>
    </style:style>
    <style:style style:name="P779"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fo:language="en" fo:country="GB" fo:font-weight="normal" officeooo:rsid="00c7b19c" officeooo:paragraph-rsid="00c7b19c" style:font-name-asian="Ubuntu Mono1" style:font-size-asian="10pt" style:font-weight-asian="normal" style:font-name-complex="Ubuntu Mono1" style:font-size-complex="10pt" style:font-weight-complex="normal"/>
    </style:style>
    <style:style style:name="P780"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fo:language="en" fo:country="GB" fo:font-weight="normal" officeooo:rsid="01c88c92" officeooo:paragraph-rsid="01c88c92" style:font-name-asian="Ubuntu Mono1" style:font-size-asian="10pt" style:font-weight-asian="normal" style:font-name-complex="Ubuntu Mono1" style:font-size-complex="10pt" style:font-weight-complex="normal"/>
    </style:style>
    <style:style style:name="P781"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fo:language="en" fo:country="GB" fo:font-weight="normal" officeooo:rsid="00c9552e" officeooo:paragraph-rsid="00c7b19c" style:font-name-asian="Ubuntu Mono1" style:font-size-asian="10pt" style:font-weight-asian="normal" style:font-name-complex="Ubuntu Mono1" style:font-size-complex="10pt" style:font-weight-complex="normal"/>
    </style:style>
    <style:style style:name="P782"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fo:language="en" fo:country="GB" fo:font-weight="normal" officeooo:rsid="00a12384" officeooo:paragraph-rsid="00a12384" style:font-name-asian="Ubuntu Mono1" style:font-size-asian="10pt" style:font-weight-asian="normal" style:font-name-complex="Ubuntu Mono1" style:font-size-complex="10pt" style:font-weight-complex="normal"/>
    </style:style>
    <style:style style:name="P783" style:family="paragraph" style:parent-style-name="Standard">
      <style:paragraph-properties fo:line-height="100%" fo:keep-together="always" fo:padding="0in" fo:border="none" fo:keep-with-next="always">
        <style:tab-stops>
          <style:tab-stop style:position="1in"/>
          <style:tab-stop style:position="3.35in"/>
          <style:tab-stop style:position="3.7252in"/>
        </style:tab-stops>
      </style:paragraph-properties>
      <style:text-properties style:font-name="Arial1" fo:font-size="10pt" fo:language="en" fo:country="GB" fo:font-weight="normal" officeooo:rsid="0200da2f" officeooo:paragraph-rsid="0200da2f" style:font-name-asian="Ubuntu Mono1" style:font-size-asian="10pt" style:font-weight-asian="normal" style:font-name-complex="Ubuntu Mono1" style:font-size-complex="10pt" style:font-weight-complex="normal"/>
    </style:style>
    <style:style style:name="P784" style:family="paragraph" style:parent-style-name="Standard">
      <style:paragraph-properties fo:line-height="100%" fo:padding="0in" fo:border="none" fo:keep-with-next="always">
        <style:tab-stops>
          <style:tab-stop style:position="1in"/>
          <style:tab-stop style:position="3.35in"/>
          <style:tab-stop style:position="3.7252in"/>
        </style:tab-stops>
      </style:paragraph-properties>
      <style:text-properties style:font-name="Arial1" fo:font-size="10pt" fo:language="en" fo:country="GB" officeooo:rsid="0209fdcd" officeooo:paragraph-rsid="0209fdcd" style:font-name-asian="Source Code Pro" style:font-size-asian="10pt" style:font-name-complex="Source Code Pro" style:font-size-complex="10pt"/>
    </style:style>
    <style:style style:name="P785" style:family="paragraph" style:parent-style-name="Preformatted_20_Text">
      <style:paragraph-properties fo:line-height="100%" fo:padding="0in" fo:border="none">
        <style:tab-stops>
          <style:tab-stop style:position="1in"/>
          <style:tab-stop style:position="3.35in"/>
          <style:tab-stop style:position="3.7252in"/>
        </style:tab-stops>
      </style:paragraph-properties>
      <style:text-properties style:font-name="Arial1" fo:font-size="10pt" fo:language="en" fo:country="GB" officeooo:rsid="01b62972" officeooo:paragraph-rsid="01c02c3c" style:font-name-asian="Ubuntu Mono1" style:font-size-asian="10pt" style:font-name-complex="Ubuntu Mono1" style:font-size-complex="10pt"/>
    </style:style>
    <style:style style:name="P786" style:family="paragraph" style:parent-style-name="Standard">
      <style:text-properties officeooo:paragraph-rsid="018ad7f8"/>
    </style:style>
    <style:style style:name="P787" style:family="paragraph" style:parent-style-name="Standard">
      <style:text-properties style:font-name="Arial1" fo:font-size="10pt" style:font-name-asian="Ubuntu Mono1" style:font-size-asian="10pt" style:font-name-complex="Ubuntu Mono1" style:font-size-complex="10pt"/>
    </style:style>
    <style:style style:name="P788"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style:font-name-asian="Ubuntu Mono1" style:font-size-asian="10pt" style:font-name-complex="Ubuntu Mono1" style:font-size-complex="10pt"/>
    </style:style>
    <style:style style:name="P789"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paragraph-rsid="018b908b" style:font-name-asian="Ubuntu Mono1" style:font-size-asian="10pt" style:font-name-complex="Ubuntu Mono1" style:font-size-complex="10pt"/>
    </style:style>
    <style:style style:name="P790"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0d4c5c4" officeooo:paragraph-rsid="00d4c5c4" style:font-name-asian="Ubuntu Mono1" style:font-size-asian="10pt" style:font-name-complex="Ubuntu Mono1" style:font-size-complex="10pt"/>
    </style:style>
    <style:style style:name="P791"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0dbe0c2" officeooo:paragraph-rsid="00dbe0c2" style:font-name-asian="Ubuntu Mono1" style:font-size-asian="10pt" style:font-name-complex="Ubuntu Mono1" style:font-size-complex="10pt"/>
    </style:style>
    <style:style style:name="P792"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0e4188b" officeooo:paragraph-rsid="00e4188b" style:font-name-asian="Ubuntu Mono1" style:font-size-asian="10pt" style:font-name-complex="Ubuntu Mono1" style:font-size-complex="10pt"/>
    </style:style>
    <style:style style:name="P793"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0e7f0d1" officeooo:paragraph-rsid="00e7f0d1" style:font-name-asian="Ubuntu Mono1" style:font-size-asian="10pt" style:font-name-complex="Ubuntu Mono1" style:font-size-complex="10pt"/>
    </style:style>
    <style:style style:name="P794"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0e9857d" officeooo:paragraph-rsid="00e9857d" style:font-name-asian="Ubuntu Mono1" style:font-size-asian="10pt" style:font-name-complex="Ubuntu Mono1" style:font-size-complex="10pt"/>
    </style:style>
    <style:style style:name="P795"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0e9c005" officeooo:paragraph-rsid="00e9c005" style:font-name-asian="Ubuntu Mono1" style:font-size-asian="10pt" style:font-name-complex="Ubuntu Mono1" style:font-size-complex="10pt"/>
    </style:style>
    <style:style style:name="P796"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1441406" officeooo:paragraph-rsid="00d4c5c4" style:font-name-asian="Ubuntu Mono1" style:font-size-asian="10pt" style:font-name-complex="Ubuntu Mono1" style:font-size-complex="10pt"/>
    </style:style>
    <style:style style:name="P797"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1441406" officeooo:paragraph-rsid="00dbe0c2" style:font-name-asian="Ubuntu Mono1" style:font-size-asian="10pt" style:font-name-complex="Ubuntu Mono1" style:font-size-complex="10pt"/>
    </style:style>
    <style:style style:name="P798"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1441406" officeooo:paragraph-rsid="00e4188b" style:font-name-asian="Ubuntu Mono1" style:font-size-asian="10pt" style:font-name-complex="Ubuntu Mono1" style:font-size-complex="10pt"/>
    </style:style>
    <style:style style:name="P799"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122d476" style:font-name-asian="Ubuntu Mono1" style:font-size-asian="10pt" style:font-name-complex="Ubuntu Mono1" style:font-size-complex="10pt"/>
    </style:style>
    <style:style style:name="P800" style:family="paragraph" style:parent-style-name="Standard">
      <style:text-properties style:font-name="Arial1" fo:font-size="10pt" officeooo:rsid="01662319" style:font-name-asian="Ubuntu Mono1" style:font-size-asian="10pt" style:font-name-complex="Ubuntu Mono1" style:font-size-complex="10pt"/>
    </style:style>
    <style:style style:name="P801" style:family="paragraph" style:parent-style-name="Standard">
      <style:text-properties style:font-name="Arial1" fo:font-size="10pt" officeooo:rsid="01662319" officeooo:paragraph-rsid="01c24495" style:font-name-asian="Ubuntu Mono1" style:font-size-asian="10pt" style:font-name-complex="Ubuntu Mono1" style:font-size-complex="10pt"/>
    </style:style>
    <style:style style:name="P802" style:family="paragraph" style:parent-style-name="Standard">
      <style:text-properties style:font-name="Arial1" fo:font-size="10pt" officeooo:rsid="01c24495" officeooo:paragraph-rsid="01c24495" style:font-name-asian="Ubuntu Mono1" style:font-size-asian="10pt" style:font-name-complex="Ubuntu Mono1" style:font-size-complex="10pt"/>
    </style:style>
    <style:style style:name="P803" style:family="paragraph" style:parent-style-name="Standard">
      <style:text-properties style:font-name="Arial1" fo:font-size="10pt" officeooo:rsid="00df0e88" style:font-name-asian="Ubuntu Mono1" style:font-size-asian="10pt" style:font-name-complex="Ubuntu Mono1" style:font-size-complex="10pt"/>
    </style:style>
    <style:style style:name="P804" style:family="paragraph" style:parent-style-name="Standard">
      <style:text-properties style:font-name="Arial1" fo:font-size="10pt" officeooo:rsid="00df0e88" officeooo:paragraph-rsid="02310036" style:font-name-asian="Ubuntu Mono1" style:font-size-asian="10pt" style:font-name-complex="Ubuntu Mono1" style:font-size-complex="10pt"/>
    </style:style>
    <style:style style:name="P805" style:family="paragraph" style:parent-style-name="Standard">
      <style:text-properties style:font-name="Arial1" fo:font-size="10pt" officeooo:rsid="01fa33ef" officeooo:paragraph-rsid="01fa33ef" style:font-name-asian="Ubuntu Mono1" style:font-size-asian="10pt" style:font-name-complex="Ubuntu Mono1" style:font-size-complex="10pt"/>
    </style:style>
    <style:style style:name="P806"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205056b" officeooo:paragraph-rsid="0205056b" style:font-name-asian="Ubuntu Mono1" style:font-size-asian="10pt" style:font-name-complex="Ubuntu Mono1" style:font-size-complex="10pt"/>
    </style:style>
    <style:style style:name="P807"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209fdcd" officeooo:paragraph-rsid="0209fdcd" style:font-name-asian="Ubuntu Mono1" style:font-size-asian="10pt" style:font-name-complex="Ubuntu Mono1" style:font-size-complex="10pt"/>
    </style:style>
    <style:style style:name="P808" style:family="paragraph" style:parent-style-name="Standard">
      <style:text-properties style:font-name="Arial1" fo:font-size="10pt" officeooo:rsid="0212ae36" officeooo:paragraph-rsid="0212ae36" style:font-name-asian="Ubuntu Mono1" style:font-size-asian="10pt" style:font-name-complex="Ubuntu Mono1" style:font-size-complex="10pt"/>
    </style:style>
    <style:style style:name="P809" style:family="paragraph" style:parent-style-name="Standard">
      <style:text-properties style:font-name="Arial1" fo:font-size="10pt" officeooo:rsid="02137c0f" officeooo:paragraph-rsid="02137c0f" style:font-name-asian="Ubuntu Mono1" style:font-size-asian="10pt" style:font-name-complex="Ubuntu Mono1" style:font-size-complex="10pt"/>
    </style:style>
    <style:style style:name="P810" style:family="paragraph" style:parent-style-name="Standard">
      <style:text-properties style:font-name="Arial1" fo:font-size="10pt" officeooo:rsid="02155dd5" officeooo:paragraph-rsid="02155dd5" style:font-name-asian="Ubuntu Mono1" style:font-size-asian="10pt" style:font-name-complex="Ubuntu Mono1" style:font-size-complex="10pt"/>
    </style:style>
    <style:style style:name="P811"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officeooo:rsid="02155dd5" officeooo:paragraph-rsid="02155dd5" style:font-name-asian="Ubuntu Mono1" style:font-size-asian="10pt" style:font-name-complex="Ubuntu Mono1" style:font-size-complex="10pt"/>
    </style:style>
    <style:style style:name="P812" style:family="paragraph" style:parent-style-name="Standard">
      <style:text-properties style:font-name="Arial1" fo:font-size="10pt" officeooo:rsid="021678e0" officeooo:paragraph-rsid="021678e0" style:font-name-asian="Ubuntu Mono1" style:font-size-asian="10pt" style:font-name-complex="Ubuntu Mono1" style:font-size-complex="10pt"/>
    </style:style>
    <style:style style:name="P813" style:family="paragraph" style:parent-style-name="Standard">
      <style:text-properties style:font-name="Arial1" fo:font-size="10pt" officeooo:rsid="020d5206" style:font-name-asian="Ubuntu Mono1" style:font-size-asian="10pt" style:font-name-complex="Ubuntu Mono1" style:font-size-complex="10pt"/>
    </style:style>
    <style:style style:name="P814" style:family="paragraph" style:parent-style-name="Standard">
      <style:text-properties style:font-name="Arial1" fo:font-size="10pt" officeooo:rsid="020d5206" officeooo:paragraph-rsid="01c02c3c" style:font-name-asian="Ubuntu Mono1" style:font-size-asian="10pt" style:font-name-complex="Ubuntu Mono1" style:font-size-complex="10pt"/>
    </style:style>
    <style:style style:name="P815" style:family="paragraph" style:parent-style-name="Standard">
      <style:text-properties style:font-name="Arial1" fo:font-size="10pt" officeooo:rsid="020d5206" officeooo:paragraph-rsid="020d5206" style:font-name-asian="Ubuntu Mono1" style:font-size-asian="10pt" style:font-name-complex="Ubuntu Mono1" style:font-size-complex="10pt"/>
    </style:style>
    <style:style style:name="P816" style:family="paragraph" style:parent-style-name="Standard">
      <style:text-properties style:font-name="Arial1" fo:font-size="10pt" officeooo:rsid="021b3396" officeooo:paragraph-rsid="021b3396" style:font-name-asian="Ubuntu Mono1" style:font-size-asian="10pt" style:font-name-complex="Ubuntu Mono1" style:font-size-complex="10pt"/>
    </style:style>
    <style:style style:name="P817" style:family="paragraph" style:parent-style-name="Standard">
      <style:text-properties style:font-name="Arial1" fo:font-size="10pt" officeooo:rsid="007ebc7a" officeooo:paragraph-rsid="019d5036" style:font-name-asian="Ubuntu Mono1" style:font-size-asian="10pt" style:font-name-complex="Ubuntu Mono1" style:font-size-complex="10pt"/>
    </style:style>
    <style:style style:name="P818" style:family="paragraph" style:parent-style-name="Standard">
      <style:text-properties style:font-name="Arial1" fo:font-size="10pt" officeooo:rsid="007ebc7a" officeooo:paragraph-rsid="02375a8c" style:font-name-asian="Ubuntu Mono1" style:font-size-asian="10pt" style:font-name-complex="Ubuntu Mono1" style:font-size-complex="10pt"/>
    </style:style>
    <style:style style:name="P819" style:family="paragraph" style:parent-style-name="Standard">
      <style:text-properties style:font-name="Arial1" fo:font-size="10pt" officeooo:rsid="024e95ba" officeooo:paragraph-rsid="024e95ba" style:font-name-asian="Ubuntu Mono1" style:font-size-asian="10pt" style:font-name-complex="Ubuntu Mono1" style:font-size-complex="10pt"/>
    </style:style>
    <style:style style:name="P820" style:family="paragraph" style:parent-style-name="Standard">
      <style:text-properties style:font-name="Arial1" fo:font-size="10pt" fo:language="en" fo:country="GB" officeooo:paragraph-rsid="01ab41de" style:font-name-asian="Ubuntu Mono1" style:font-size-asian="10pt" style:font-name-complex="Ubuntu Mono1" style:font-size-complex="10pt"/>
    </style:style>
    <style:style style:name="P821" style:family="paragraph" style:parent-style-name="Standard">
      <style:text-properties style:font-name="Arial1" fo:font-size="10pt" fo:language="en" fo:country="GB" officeooo:rsid="0154b551" officeooo:paragraph-rsid="019912e4" style:font-name-asian="Ubuntu Mono1" style:font-size-asian="10pt" style:font-name-complex="Ubuntu Mono1" style:font-size-complex="10pt"/>
    </style:style>
    <style:style style:name="P822" style:family="paragraph" style:parent-style-name="Standard">
      <style:text-properties style:font-name="Arial1" fo:font-size="10pt" fo:language="en" fo:country="GB" officeooo:rsid="008dc6b0" style:font-name-asian="Ubuntu Mono1" style:font-size-asian="10pt" style:font-name-complex="Ubuntu Mono1" style:font-size-complex="10pt"/>
    </style:style>
    <style:style style:name="P823" style:family="paragraph" style:parent-style-name="Standard">
      <style:text-properties style:font-name="Arial1" fo:font-size="10pt" fo:language="en" fo:country="GB" officeooo:rsid="008dc6b0" officeooo:paragraph-rsid="01a27d8e" style:font-name-asian="Ubuntu Mono1" style:font-size-asian="10pt" style:font-name-complex="Ubuntu Mono1" style:font-size-complex="10pt"/>
    </style:style>
    <style:style style:name="P824" style:family="paragraph" style:parent-style-name="Standard">
      <style:text-properties style:font-name="Arial1" fo:font-size="10pt" fo:language="en" fo:country="GB" officeooo:rsid="008dc6b0" officeooo:paragraph-rsid="01f2e304" style:font-name-asian="Ubuntu Mono1" style:font-size-asian="10pt" style:font-name-complex="Ubuntu Mono1" style:font-size-complex="10pt"/>
    </style:style>
    <style:style style:name="P825" style:family="paragraph" style:parent-style-name="Standard">
      <style:text-properties style:font-name="Arial1" fo:font-size="10pt" fo:language="en" fo:country="GB" officeooo:rsid="007bf4e8" style:font-name-asian="Ubuntu Mono1" style:font-size-asian="10pt" style:font-name-complex="Ubuntu Mono1" style:font-size-complex="10pt"/>
    </style:style>
    <style:style style:name="P826" style:family="paragraph" style:parent-style-name="Standard">
      <style:text-properties style:font-name="Arial1" fo:font-size="10pt" fo:language="en" fo:country="GB" officeooo:rsid="007bf4e8" officeooo:paragraph-rsid="01a27d8e" style:font-name-asian="Ubuntu Mono1" style:font-size-asian="10pt" style:font-name-complex="Ubuntu Mono1" style:font-size-complex="10pt"/>
    </style:style>
    <style:style style:name="P827" style:family="paragraph" style:parent-style-name="Standard">
      <style:text-properties style:font-name="Arial1" fo:font-size="10pt" fo:language="en" fo:country="GB" officeooo:rsid="007bf4e8" officeooo:paragraph-rsid="01f2e304" style:font-name-asian="Ubuntu Mono1" style:font-size-asian="10pt" style:font-name-complex="Ubuntu Mono1" style:font-size-complex="10pt"/>
    </style:style>
    <style:style style:name="P828" style:family="paragraph" style:parent-style-name="Standard">
      <style:text-properties style:font-name="Arial1" fo:font-size="10pt" fo:language="en" fo:country="GB" officeooo:rsid="00948448" style:font-name-asian="Ubuntu Mono1" style:font-size-asian="10pt" style:font-name-complex="Ubuntu Mono1" style:font-size-complex="10pt"/>
    </style:style>
    <style:style style:name="P829" style:family="paragraph" style:parent-style-name="Standard">
      <style:text-properties style:font-name="Arial1" fo:font-size="10pt" fo:language="en" fo:country="GB" officeooo:rsid="00948448" officeooo:paragraph-rsid="021644c4" style:font-name-asian="Ubuntu Mono1" style:font-size-asian="10pt" style:font-name-complex="Ubuntu Mono1" style:font-size-complex="10pt"/>
    </style:style>
    <style:style style:name="P830" style:family="paragraph" style:parent-style-name="Standard">
      <style:paragraph-properties fo:line-height="100%">
        <style:tab-stops>
          <style:tab-stop style:position="1in"/>
          <style:tab-stop style:position="3.35in"/>
          <style:tab-stop style:position="3.7252in"/>
        </style:tab-stops>
      </style:paragraph-properties>
      <style:text-properties style:font-name="Arial1" fo:font-size="10pt" fo:language="en" fo:country="GB" officeooo:rsid="00948448" officeooo:paragraph-rsid="02155dd5" style:font-name-asian="Ubuntu Mono1" style:font-size-asian="10pt" style:font-name-complex="Ubuntu Mono1" style:font-size-complex="10pt"/>
    </style:style>
    <style:style style:name="P831" style:family="paragraph" style:parent-style-name="Standard">
      <style:text-properties style:font-name="Arial1" fo:font-size="10pt" fo:language="en" fo:country="GB" officeooo:rsid="0219f1d1" officeooo:paragraph-rsid="0219f1d1" style:font-name-asian="Ubuntu Mono1" style:font-size-asian="10pt" style:font-name-complex="Ubuntu Mono1" style:font-size-complex="10pt"/>
    </style:style>
    <style:style style:name="P832" style:family="paragraph" style:parent-style-name="Standard">
      <style:text-properties style:font-name="Arial1" fo:font-size="10pt" fo:language="en" fo:country="GB" officeooo:rsid="0219f1d1" officeooo:paragraph-rsid="0239ae11" style:font-name-asian="Ubuntu Mono1" style:font-size-asian="10pt" style:font-name-complex="Ubuntu Mono1" style:font-size-complex="10pt"/>
    </style:style>
    <style:style style:name="P833" style:family="paragraph" style:parent-style-name="Standard">
      <style:text-properties fo:font-variant="normal" fo:text-transform="none" fo:color="#000000" loext:opacity="100%" style:text-line-through-style="none" style:text-line-through-type="none" style:font-name="Arial1" fo:font-size="10pt" fo:font-style="normal" style:text-underline-style="none" fo:font-weight="normal" officeooo:rsid="013f7d9b" style:text-blinking="false" fo:background-color="transparent" style:font-size-asian="10pt" style:font-size-complex="10pt"/>
    </style:style>
    <style:style style:name="P834" style:family="paragraph" style:parent-style-name="Standard">
      <style:text-properties fo:font-variant="normal" fo:text-transform="none" fo:color="#000000" loext:opacity="100%" style:text-line-through-style="none" style:text-line-through-type="none" style:font-name="Arial1" fo:font-size="10pt" fo:font-style="normal" style:text-underline-style="none" fo:font-weight="normal" officeooo:rsid="013f7d9b" officeooo:paragraph-rsid="022b4a28" style:text-blinking="false" fo:background-color="transparent" style:font-size-asian="10pt" style:font-size-complex="10pt"/>
    </style:style>
    <style:style style:name="P835" style:family="paragraph" style:parent-style-name="Standard">
      <style:text-properties fo:font-variant="normal" fo:text-transform="none" fo:color="#000000" loext:opacity="100%" style:text-line-through-style="none" style:text-line-through-type="none" style:font-name="Arial1" fo:font-size="10pt" fo:font-style="normal" style:text-underline-style="none" fo:font-weight="normal" officeooo:rsid="022b4a28" officeooo:paragraph-rsid="022b4a28" style:text-blinking="false" fo:background-color="transparent" style:font-size-asian="10pt" style:font-size-complex="10pt"/>
    </style:style>
    <style:style style:name="P836" style:family="paragraph" style:parent-style-name="Standard">
      <style:text-properties officeooo:paragraph-rsid="0189dcfa"/>
    </style:style>
    <style:style style:name="P837" style:family="paragraph" style:parent-style-name="Standard">
      <style:text-properties officeooo:rsid="0192ebaf" officeooo:paragraph-rsid="019372ed"/>
    </style:style>
    <style:style style:name="P838" style:family="paragraph" style:parent-style-name="Standard">
      <style:text-properties officeooo:paragraph-rsid="019372ed"/>
    </style:style>
    <style:style style:name="P839" style:family="paragraph" style:parent-style-name="Standard">
      <style:text-properties officeooo:paragraph-rsid="019912e4"/>
    </style:style>
    <style:style style:name="P840" style:family="paragraph" style:parent-style-name="Standard">
      <style:text-properties officeooo:rsid="01f2e304" officeooo:paragraph-rsid="01f2e304"/>
    </style:style>
    <style:style style:name="P841" style:family="paragraph" style:parent-style-name="Standard">
      <style:text-properties officeooo:rsid="020d5206" officeooo:paragraph-rsid="0249b284"/>
    </style:style>
    <style:style style:name="P842" style:family="paragraph" style:parent-style-name="Standard">
      <style:text-properties officeooo:rsid="01a27d8e" officeooo:paragraph-rsid="01a27d8e"/>
    </style:style>
    <style:style style:name="P843" style:family="paragraph" style:parent-style-name="Standard">
      <style:text-properties officeooo:paragraph-rsid="01a01178"/>
    </style:style>
    <style:style style:name="P844" style:family="paragraph" style:parent-style-name="Standard">
      <style:text-properties officeooo:paragraph-rsid="022d0004"/>
    </style:style>
    <style:style style:name="P845" style:family="paragraph" style:parent-style-name="Standard">
      <style:text-properties officeooo:paragraph-rsid="022d3c03"/>
    </style:style>
    <style:style style:name="P846" style:family="paragraph" style:parent-style-name="Standard">
      <style:text-properties officeooo:rsid="021678e0" officeooo:paragraph-rsid="022f2e66"/>
    </style:style>
    <style:style style:name="P847" style:family="paragraph" style:parent-style-name="Standard">
      <style:text-properties officeooo:paragraph-rsid="022f2e66"/>
    </style:style>
    <style:style style:name="P848" style:family="paragraph" style:parent-style-name="Standard">
      <style:text-properties officeooo:paragraph-rsid="02315a18"/>
    </style:style>
    <style:style style:name="P849" style:family="paragraph" style:parent-style-name="Standard">
      <style:text-properties officeooo:paragraph-rsid="0235ce20"/>
    </style:style>
    <style:style style:name="P850" style:family="paragraph" style:parent-style-name="Standard">
      <style:text-properties officeooo:paragraph-rsid="0236ca88"/>
    </style:style>
    <style:style style:name="P851" style:family="paragraph" style:parent-style-name="Standard">
      <style:text-properties officeooo:paragraph-rsid="0238fa98"/>
    </style:style>
    <style:style style:name="P852" style:family="paragraph" style:parent-style-name="Standard">
      <style:text-properties officeooo:paragraph-rsid="0249b284"/>
    </style:style>
    <style:style style:name="P853" style:family="paragraph" style:parent-style-name="Footer">
      <style:text-properties officeooo:rsid="01cb3384" officeooo:paragraph-rsid="01cb3384"/>
    </style:style>
    <style:style style:name="P85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size="10pt" style:font-name-asian="Ubuntu Mono1" style:font-size-asian="10pt" style:font-name-complex="Ubuntu Mono1" style:font-size-complex="10pt"/>
    </style:style>
    <style:style style:name="P85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size="10pt" officeooo:paragraph-rsid="019372ed" style:font-name-asian="Ubuntu Mono1" style:font-size-asian="10pt" style:font-name-complex="Ubuntu Mono1" style:font-size-complex="10pt"/>
    </style:style>
    <style:style style:name="P8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1in"/>
        </style:tab-stops>
      </style:paragraph-properties>
      <style:text-properties style:font-name="Arial1" fo:font-size="10pt" officeooo:paragraph-rsid="019912e4" style:font-name-asian="Ubuntu Mono1" style:font-size-asian="10pt" style:font-name-complex="Ubuntu Mono1" style:font-size-complex="10pt"/>
    </style:style>
    <style:style style:name="P85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1in"/>
          <style:tab-stop style:position="3.35in"/>
          <style:tab-stop style:position="3.7252in"/>
        </style:tab-stops>
      </style:paragraph-properties>
      <style:text-properties style:font-name="Arial1" fo:font-size="10pt" officeooo:paragraph-rsid="01ab41de" style:font-name-asian="Ubuntu Mono1" style:font-size-asian="10pt" style:font-name-complex="Ubuntu Mono1" style:font-size-complex="10pt"/>
    </style:style>
    <style:style style:name="P8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size="10pt" officeooo:paragraph-rsid="022f2e66" style:font-name-asian="Ubuntu Mono1" style:font-size-asian="10pt" style:font-name-complex="Ubuntu Mono1" style:font-size-complex="10pt"/>
    </style:style>
    <style:style style:name="P859"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style:font-name-asian="Ubuntu Mono1" style:font-size-asian="10pt" style:font-name-complex="Ubuntu Mono1" style:font-size-complex="10pt"/>
    </style:style>
    <style:style style:name="P860"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0d30b2c" officeooo:paragraph-rsid="00d30b2c" style:font-name-asian="Ubuntu Mono1" style:font-size-asian="10pt" style:font-name-complex="Ubuntu Mono1" style:font-size-complex="10pt"/>
    </style:style>
    <style:style style:name="P861"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0d30b2c" officeooo:paragraph-rsid="00d4c5c4" style:font-name-asian="Ubuntu Mono1" style:font-size-asian="10pt" style:font-name-complex="Ubuntu Mono1" style:font-size-complex="10pt"/>
    </style:style>
    <style:style style:name="P862"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0d30b2c" officeooo:paragraph-rsid="0172f991" style:font-name-asian="Ubuntu Mono1" style:font-size-asian="10pt" style:font-name-complex="Ubuntu Mono1" style:font-size-complex="10pt"/>
    </style:style>
    <style:style style:name="P863"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0deae99" officeooo:paragraph-rsid="00deae99" style:font-name-asian="Ubuntu Mono1" style:font-size-asian="10pt" style:font-name-complex="Ubuntu Mono1" style:font-size-complex="10pt"/>
    </style:style>
    <style:style style:name="P864"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0e619a8" officeooo:paragraph-rsid="00e619a8" style:font-name-asian="Ubuntu Mono1" style:font-size-asian="10pt" style:font-name-complex="Ubuntu Mono1" style:font-size-complex="10pt"/>
    </style:style>
    <style:style style:name="P865"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0e7baff" officeooo:paragraph-rsid="00e7baff" style:font-name-asian="Ubuntu Mono1" style:font-size-asian="10pt" style:font-name-complex="Ubuntu Mono1" style:font-size-complex="10pt"/>
    </style:style>
    <style:style style:name="P866"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72f991" officeooo:paragraph-rsid="0172f991" style:font-name-asian="Ubuntu Mono1" style:font-size-asian="10pt" style:font-name-complex="Ubuntu Mono1" style:font-size-complex="10pt"/>
    </style:style>
    <style:style style:name="P867"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72f991" officeooo:paragraph-rsid="00d30b2c" style:font-name-asian="Ubuntu Mono1" style:font-size-asian="10pt" style:font-name-complex="Ubuntu Mono1" style:font-size-complex="10pt"/>
    </style:style>
    <style:style style:name="P868"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441406" officeooo:paragraph-rsid="0172f991" style:font-name-asian="Ubuntu Mono1" style:font-size-asian="10pt" style:font-name-complex="Ubuntu Mono1" style:font-size-complex="10pt"/>
    </style:style>
    <style:style style:name="P869"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441406" officeooo:paragraph-rsid="00d30b2c" style:font-name-asian="Ubuntu Mono1" style:font-size-asian="10pt" style:font-name-complex="Ubuntu Mono1" style:font-size-complex="10pt"/>
    </style:style>
    <style:style style:name="P870"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441406" officeooo:paragraph-rsid="00d4c5c4" style:font-name-asian="Ubuntu Mono1" style:font-size-asian="10pt" style:font-name-complex="Ubuntu Mono1" style:font-size-complex="10pt"/>
    </style:style>
    <style:style style:name="P871"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441406" officeooo:paragraph-rsid="00deae99" style:font-name-asian="Ubuntu Mono1" style:font-size-asian="10pt" style:font-name-complex="Ubuntu Mono1" style:font-size-complex="10pt"/>
    </style:style>
    <style:style style:name="P872"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1441406" officeooo:paragraph-rsid="00e619a8" style:font-name-asian="Ubuntu Mono1" style:font-size-asian="10pt" style:font-name-complex="Ubuntu Mono1" style:font-size-complex="10pt"/>
    </style:style>
    <style:style style:name="P873"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205056b" officeooo:paragraph-rsid="0205056b" style:font-name-asian="Ubuntu Mono1" style:font-size-asian="10pt" style:font-name-complex="Ubuntu Mono1" style:font-size-complex="10pt"/>
    </style:style>
    <style:style style:name="P874"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208a099" officeooo:paragraph-rsid="0208a099" style:font-name-asian="Ubuntu Mono1" style:font-size-asian="10pt" style:font-name-complex="Ubuntu Mono1" style:font-size-complex="10pt"/>
    </style:style>
    <style:style style:name="P875" style:family="paragraph" style:parent-style-name="Standard">
      <style:paragraph-properties fo:margin-left="0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officeooo:rsid="021644c4" officeooo:paragraph-rsid="021644c4" style:font-name-asian="Ubuntu Mono1" style:font-size-asian="10pt" style:font-name-complex="Ubuntu Mono1" style:font-size-complex="10pt"/>
    </style:style>
    <style:style style:name="P876"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officeooo:rsid="00d0eb09" officeooo:paragraph-rsid="00d0eb09" style:font-name-asian="Source Code Pro" style:font-size-asian="10pt" style:font-name-complex="Source Code Pro" style:font-size-complex="10pt"/>
    </style:style>
    <style:style style:name="P877"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style:font-name-asian="Source Code Pro" style:font-size-asian="10pt" style:font-name-complex="Source Code Pro" style:font-size-complex="10pt"/>
    </style:style>
    <style:style style:name="P878"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0d0eb09" officeooo:paragraph-rsid="00d0eb09" style:font-name-asian="Source Code Pro" style:font-size-asian="10pt" style:font-name-complex="Source Code Pro" style:font-size-complex="10pt"/>
    </style:style>
    <style:style style:name="P879"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1441406" officeooo:paragraph-rsid="00d0eb09" style:font-name-asian="Source Code Pro" style:font-size-asian="10pt" style:font-name-complex="Source Code Pro" style:font-size-complex="10pt"/>
    </style:style>
    <style:style style:name="P880"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116a2b8" officeooo:paragraph-rsid="00d0eb09" style:font-name-asian="Source Code Pro" style:font-size-asian="10pt" style:font-name-complex="Source Code Pro" style:font-size-complex="10pt"/>
    </style:style>
    <style:style style:name="P881"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0e3dac6" officeooo:paragraph-rsid="00e3dac6" style:font-name-asian="Source Code Pro" style:font-size-asian="10pt" style:font-name-complex="Source Code Pro" style:font-size-complex="10pt"/>
    </style:style>
    <style:style style:name="P882"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0e619a8" officeooo:paragraph-rsid="00e3dac6" style:font-name-asian="Source Code Pro" style:font-size-asian="10pt" style:font-name-complex="Source Code Pro" style:font-size-complex="10pt"/>
    </style:style>
    <style:style style:name="P883"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0e619a8" officeooo:paragraph-rsid="00e54104" style:font-name-asian="Source Code Pro" style:font-size-asian="10pt" style:font-name-complex="Source Code Pro" style:font-size-complex="10pt"/>
    </style:style>
    <style:style style:name="P884" style:family="paragraph" style:parent-style-name="Standard">
      <style:paragraph-properties fo:line-height="100%" fo:keep-with-next="always">
        <style:tab-stops>
          <style:tab-stop style:position="1in"/>
          <style:tab-stop style:position="3.35in"/>
          <style:tab-stop style:position="3.7252in"/>
        </style:tab-stops>
      </style:paragraph-properties>
      <style:text-properties style:font-name="Arial1" fo:font-size="10pt" fo:language="en" fo:country="GB" officeooo:rsid="00e54104" officeooo:paragraph-rsid="00e54104" style:font-name-asian="Source Code Pro" style:font-size-asian="10pt" style:font-name-complex="Source Code Pro" style:font-size-complex="10pt"/>
    </style:style>
    <style:style style:name="P885" style:family="paragraph" style:parent-style-name="Standard">
      <style:paragraph-properties fo:keep-together="always" fo:keep-with-next="always"/>
    </style:style>
    <style:style style:name="P886" style:family="paragraph" style:parent-style-name="Standard">
      <style:paragraph-properties fo:keep-together="always" fo:keep-with-next="always"/>
      <style:text-properties officeooo:rsid="0200da2f" officeooo:paragraph-rsid="0200da2f"/>
    </style:style>
    <style:style style:name="P887" style:family="paragraph" style:parent-style-name="Standard">
      <style:paragraph-properties fo:line-height="100%" fo:keep-together="always" fo:padding="0.0193in" fo:border="0.06pt solid #000000">
        <style:tab-stops>
          <style:tab-stop style:position="1in"/>
          <style:tab-stop style:position="3.35in"/>
          <style:tab-stop style:position="3.7252in"/>
        </style:tab-stops>
      </style:paragraph-properties>
      <style:text-properties style:font-name="Arial1" fo:font-size="10pt" officeooo:rsid="01574c5d" officeooo:paragraph-rsid="01b332c5" style:font-name-asian="Ubuntu Mono1" style:font-size-asian="10pt" style:font-name-complex="Ubuntu Mono1" style:font-size-complex="10pt"/>
    </style:style>
    <style:style style:name="P888" style:family="paragraph" style:parent-style-name="Standard">
      <style:paragraph-properties fo:line-height="100%" fo:keep-together="always" fo:padding="0.0193in" fo:border="0.06pt solid #000000">
        <style:tab-stops>
          <style:tab-stop style:position="1in"/>
          <style:tab-stop style:position="3.35in"/>
          <style:tab-stop style:position="3.7252in"/>
        </style:tab-stops>
      </style:paragraph-properties>
      <style:text-properties style:font-name="Arial1" fo:font-size="10pt" officeooo:rsid="015a50aa" officeooo:paragraph-rsid="01b332c5" style:font-name-asian="Ubuntu Mono1" style:font-size-asian="10pt" style:font-name-complex="Ubuntu Mono1" style:font-size-complex="10pt"/>
    </style:style>
    <style:style style:name="P889" style:family="paragraph" style:parent-style-name="Standard">
      <style:paragraph-properties fo:line-height="100%" fo:keep-together="always"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5a50aa" officeooo:paragraph-rsid="01b332c5" style:font-name-asian="Ubuntu Mono1" style:font-size-asian="10pt" style:font-weight-asian="normal" style:font-name-complex="Ubuntu Mono1" style:font-size-complex="10pt" style:font-weight-complex="normal"/>
    </style:style>
    <style:style style:name="P890" style:family="paragraph" style:parent-style-name="Standard">
      <style:paragraph-properties fo:line-height="100%" fo:keep-together="always"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5f92fb" officeooo:paragraph-rsid="01b332c5" style:font-name-asian="Ubuntu Mono1" style:font-size-asian="10pt" style:font-weight-asian="normal" style:font-name-complex="Ubuntu Mono1" style:font-size-complex="10pt" style:font-weight-complex="normal"/>
    </style:style>
    <style:style style:name="P891" style:family="paragraph" style:parent-style-name="Standard">
      <style:paragraph-properties fo:line-height="100%"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5f92fb" officeooo:paragraph-rsid="01b332c5" style:font-name-asian="Ubuntu Mono1" style:font-size-asian="10pt" style:font-weight-asian="normal" style:font-name-complex="Ubuntu Mono1" style:font-size-complex="10pt" style:font-weight-complex="normal"/>
    </style:style>
    <style:style style:name="P892" style:family="paragraph" style:parent-style-name="Standard">
      <style:paragraph-properties fo:line-height="100%" fo:keep-together="always"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793a60" officeooo:paragraph-rsid="01b332c5" style:font-name-asian="Ubuntu Mono1" style:font-size-asian="10pt" style:font-weight-asian="normal" style:font-name-complex="Ubuntu Mono1" style:font-size-complex="10pt" style:font-weight-complex="normal"/>
    </style:style>
    <style:style style:name="P893" style:family="paragraph" style:parent-style-name="Standard">
      <style:paragraph-properties fo:line-height="100%" fo:keep-together="always"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5f1a7a" officeooo:paragraph-rsid="01d6e803" style:font-name-asian="Ubuntu Mono1" style:font-size-asian="10pt" style:font-weight-asian="normal" style:font-name-complex="Ubuntu Mono1" style:font-size-complex="10pt" style:font-weight-complex="normal"/>
    </style:style>
    <style:style style:name="P894" style:family="paragraph" style:parent-style-name="Standard">
      <style:paragraph-properties fo:line-height="100%"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d6e803" officeooo:paragraph-rsid="01d6e803" style:font-name-asian="Ubuntu Mono1" style:font-size-asian="10pt" style:font-weight-asian="normal" style:font-name-complex="Ubuntu Mono1" style:font-size-complex="10pt" style:font-weight-complex="normal"/>
    </style:style>
    <style:style style:name="P895" style:family="paragraph" style:parent-style-name="Standard">
      <style:paragraph-properties fo:line-height="100%" fo:padding="0.0193in" fo:border="0.06pt solid #000000">
        <style:tab-stops>
          <style:tab-stop style:position="1in"/>
          <style:tab-stop style:position="3.35in"/>
          <style:tab-stop style:position="3.7252in"/>
        </style:tab-stops>
      </style:paragraph-properties>
      <style:text-properties style:font-name="Arial1" fo:font-size="10pt" fo:font-weight="normal" officeooo:rsid="01d6f640" officeooo:paragraph-rsid="01d6f640" style:font-name-asian="Ubuntu Mono1" style:font-size-asian="10pt" style:font-weight-asian="normal" style:font-name-complex="Ubuntu Mono1" style:font-size-complex="10pt" style:font-weight-complex="normal"/>
    </style:style>
    <style:style style:name="P896" style:family="paragraph" style:parent-style-name="Standard">
      <style:paragraph-properties fo:line-height="100%" fo:padding="0.0193in" fo:border="none">
        <style:tab-stops>
          <style:tab-stop style:position="1in"/>
          <style:tab-stop style:position="3.35in"/>
          <style:tab-stop style:position="3.7252in"/>
        </style:tab-stops>
      </style:paragraph-properties>
      <style:text-properties style:font-name="Arial1" fo:font-size="10pt" fo:language="en" fo:country="GB" officeooo:rsid="01b7f2e7" officeooo:paragraph-rsid="01b7f2e7" style:font-name-asian="Ubuntu Mono1" style:font-size-asian="10pt" style:font-name-complex="Ubuntu Mono1" style:font-size-complex="10pt"/>
    </style:style>
    <style:style style:name="P897" style:family="paragraph" style:parent-style-name="Standard">
      <style:paragraph-properties fo:line-height="100%" fo:padding="0.0193in" fo:border="none">
        <style:tab-stops>
          <style:tab-stop style:position="1in"/>
          <style:tab-stop style:position="3.35in"/>
          <style:tab-stop style:position="3.7252in"/>
        </style:tab-stops>
      </style:paragraph-properties>
      <style:text-properties style:font-name="Arial1" fo:font-size="10pt" fo:language="en" fo:country="GB" officeooo:rsid="01b8d4d0" officeooo:paragraph-rsid="01c02c3c" style:font-name-asian="Ubuntu Mono1" style:font-size-asian="10pt" style:font-name-complex="Ubuntu Mono1" style:font-size-complex="10pt"/>
    </style:style>
    <style:style style:name="P898" style:family="paragraph" style:parent-style-name="Standard">
      <style:paragraph-properties fo:line-height="100%" fo:padding="0.0193in" fo:border="none">
        <style:tab-stops>
          <style:tab-stop style:position="1in"/>
          <style:tab-stop style:position="3.35in"/>
          <style:tab-stop style:position="3.7252in"/>
        </style:tab-stops>
      </style:paragraph-properties>
      <style:text-properties style:font-name="Arial1" fo:font-size="10pt" fo:language="en" fo:country="GB" officeooo:rsid="01b62972" officeooo:paragraph-rsid="01c02c3c" style:font-name-asian="Ubuntu Mono1" style:font-size-asian="10pt" style:font-name-complex="Ubuntu Mono1" style:font-size-complex="10pt"/>
    </style:style>
    <style:style style:name="P899" style:family="paragraph" style:parent-style-name="Standard">
      <style:paragraph-properties fo:line-height="100%" fo:text-align="start" style:justify-single-word="false" fo:padding="0.0193in" fo:border="none">
        <style:tab-stops>
          <style:tab-stop style:position="1in"/>
          <style:tab-stop style:position="3.35in"/>
          <style:tab-stop style:position="3.7252in"/>
        </style:tab-stops>
      </style:paragraph-properties>
      <style:text-properties fo:color="#000000" loext:opacity="100%" style:text-outline="false" style:text-line-through-style="none" style:text-line-through-type="none" style:font-name="Arial1" fo:font-size="10pt" fo:language="en" fo:country="GB" fo:font-style="normal" fo:text-shadow="none" style:text-underline-style="none" fo:font-weight="normal"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900" style:family="paragraph" style:parent-style-name="Preformatted_20_Text">
      <style:paragraph-properties fo:margin-left="0.5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fo:language="en" fo:country="GB" fo:font-style="normal" fo:font-weight="normal" officeooo:rsid="01b62972" officeooo:paragraph-rsid="01c02c3c" style:font-name-asian="Ubuntu Mono1" style:font-size-asian="10pt" style:font-name-complex="Ubuntu Mono1" style:font-size-complex="10pt"/>
    </style:style>
    <style:style style:name="P901" style:family="paragraph" style:parent-style-name="Preformatted_20_Text">
      <style:paragraph-properties fo:margin-left="0.5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fo:language="en" fo:country="GB" fo:font-style="normal" fo:font-weight="normal" officeooo:rsid="01b9eeb8" officeooo:paragraph-rsid="01c02c3c" style:font-name-asian="Ubuntu Mono1" style:font-size-asian="10pt" style:font-name-complex="Ubuntu Mono1" style:font-size-complex="10pt"/>
    </style:style>
    <style:style style:name="P902" style:family="paragraph" style:parent-style-name="Preformatted_20_Text">
      <style:paragraph-properties fo:margin-left="0.5in" fo:margin-right="0in" fo:line-height="100%" fo:text-indent="0in" style:auto-text-indent="false" fo:padding="0in" fo:border="none">
        <style:tab-stops>
          <style:tab-stop style:position="1in"/>
          <style:tab-stop style:position="3.35in"/>
          <style:tab-stop style:position="3.7252in"/>
        </style:tab-stops>
      </style:paragraph-properties>
      <style:text-properties style:font-name="Arial1" fo:font-size="10pt" fo:language="en" fo:country="GB" officeooo:rsid="01b62972" officeooo:paragraph-rsid="01c02c3c" style:font-name-asian="Ubuntu Mono1" style:font-size-asian="10pt" style:font-name-complex="Ubuntu Mono1" style:font-size-complex="10pt"/>
    </style:style>
    <style:style style:name="P903" style:family="paragraph" style:parent-style-name="Preformatted_20_Text">
      <style:paragraph-properties fo:margin-left="0.5in" fo:margin-right="0in" fo:line-height="100%" fo:text-indent="0in" style:auto-text-indent="false" fo:padding="0in" fo:border="none">
        <style:tab-stops>
          <style:tab-stop style:position="1in"/>
          <style:tab-stop style:position="3.35in"/>
          <style:tab-stop style:position="3.7252in"/>
        </style:tab-stops>
      </style:paragraph-properties>
      <style:text-properties fo:color="#000000" loext:opacity="100%" style:text-outline="false" style:text-line-through-style="none" style:text-line-through-type="none" style:font-name="Arial1" fo:font-size="10pt" fo:language="en" fo:country="GB" fo:font-style="normal" fo:text-shadow="none" style:text-underline-style="none" fo:font-weight="normal" officeooo:rsid="01b62972"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904" style:family="paragraph" style:parent-style-name="Standard" style:master-page-name="">
      <style:paragraph-properties fo:line-height="100%" fo:keep-together="always" style:page-number="auto" fo:padding="0in" fo:border="none">
        <style:tab-stops>
          <style:tab-stop style:position="1in"/>
          <style:tab-stop style:position="3.35in"/>
          <style:tab-stop style:position="3.7252in"/>
        </style:tab-stops>
      </style:paragraph-properties>
      <style:text-properties style:font-name="Arial1" fo:font-size="10pt" officeooo:rsid="010b48dc" officeooo:paragraph-rsid="010b48dc" style:font-name-asian="Ubuntu Mono1" style:font-size-asian="10pt" style:font-name-complex="Ubuntu Mono1" style:font-size-complex="10pt"/>
    </style:style>
    <style:style style:name="P9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1c02c3c"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906" style:family="paragraph" style:parent-style-name="Text_20_body">
      <style:paragraph-properties fo:margin-top="0in" fo:margin-bottom="0in" style:contextual-spacing="false"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1bddaee" officeooo:paragraph-rsid="0246a703"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907" style:family="paragraph" style:parent-style-name="Text_20_body">
      <style:paragraph-properties fo:margin-top="0in" fo:margin-bottom="0in" style:contextual-spacing="false"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1bddaee"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908" style:family="paragraph" style:parent-style-name="Text_20_body">
      <style:paragraph-properties fo:margin-top="0in" fo:margin-bottom="0in" style:contextual-spacing="false"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1bddaee" officeooo:paragraph-rsid="01be74f5"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909" style:family="paragraph" style:parent-style-name="Text_20_body">
      <style:paragraph-properties fo:margin-top="0in" fo:margin-bottom="0in" style:contextual-spacing="false" fo:line-height="100%"/>
      <style:text-properties officeooo:rsid="01bddaee" officeooo:paragraph-rsid="01bddaee"/>
    </style:style>
    <style:style style:name="P910" style:family="paragraph" style:parent-style-name="Heading_20_1">
      <style:text-properties officeooo:paragraph-rsid="0249b284"/>
    </style:style>
    <style:style style:name="P911" style:family="paragraph" style:parent-style-name="Heading_20_1" style:list-style-name="">
      <style:paragraph-properties fo:line-height="100%" fo:text-align="start" style:justify-single-word="false" fo:keep-together="auto" fo:orphans="0" fo:widows="0"/>
      <style:text-properties officeooo:paragraph-rsid="022b4a28"/>
    </style:style>
    <style:style style:name="P912" style:family="paragraph" style:parent-style-name="Heading_20_1">
      <style:text-properties officeooo:rsid="01294f57" officeooo:paragraph-rsid="0239ae11"/>
    </style:style>
    <style:style style:name="P913" style:family="paragraph" style:parent-style-name="Heading_20_1" style:master-page-name="Standard">
      <style:paragraph-properties fo:text-align="start" style:justify-single-word="false" style:page-number="1" fo:padding="0in" fo:border="none">
        <style:tab-stops>
          <style:tab-stop style:position="1in"/>
          <style:tab-stop style:position="3.35in"/>
          <style:tab-stop style:position="3.7252in"/>
        </style:tab-stops>
      </style:paragraph-properties>
      <style:text-properties style:font-name="Arial1"/>
    </style:style>
    <style:style style:name="P914" style:family="paragraph" style:parent-style-name="Heading_20_1">
      <style:paragraph-properties fo:break-before="page"/>
      <style:text-properties officeooo:paragraph-rsid="022b4a28"/>
    </style:style>
    <style:style style:name="P915" style:family="paragraph" style:parent-style-name="Heading_20_2">
      <style:text-properties officeooo:paragraph-rsid="0249b284"/>
    </style:style>
    <style:style style:name="P916" style:family="paragraph" style:parent-style-name="Heading_20_2">
      <style:text-properties officeooo:rsid="0241e76c" officeooo:paragraph-rsid="0241e76c"/>
    </style:style>
    <style:style style:name="P917" style:family="paragraph" style:parent-style-name="Heading_20_2">
      <style:text-properties officeooo:paragraph-rsid="0241e76c"/>
    </style:style>
    <style:style style:name="P918" style:family="paragraph" style:parent-style-name="Heading_20_2">
      <style:text-properties officeooo:paragraph-rsid="022d0004"/>
    </style:style>
    <style:style style:name="P919" style:family="paragraph" style:parent-style-name="Heading_20_2">
      <style:text-properties officeooo:paragraph-rsid="022d3c03"/>
    </style:style>
    <style:style style:name="P920" style:family="paragraph" style:parent-style-name="Heading_20_2">
      <style:text-properties officeooo:paragraph-rsid="022f2e66"/>
    </style:style>
    <style:style style:name="P921" style:family="paragraph" style:parent-style-name="Heading_20_2">
      <style:text-properties officeooo:paragraph-rsid="02315a18"/>
    </style:style>
    <style:style style:name="P922" style:family="paragraph" style:parent-style-name="Heading_20_2">
      <style:text-properties officeooo:paragraph-rsid="02344fc1"/>
    </style:style>
    <style:style style:name="P923" style:family="paragraph" style:parent-style-name="Heading_20_2">
      <style:text-properties officeooo:paragraph-rsid="0235ce20"/>
    </style:style>
    <style:style style:name="P924" style:family="paragraph" style:parent-style-name="Heading_20_2">
      <style:text-properties officeooo:paragraph-rsid="0236ca88"/>
    </style:style>
    <style:style style:name="P925" style:family="paragraph" style:parent-style-name="Heading_20_2">
      <style:text-properties officeooo:paragraph-rsid="02375a8c"/>
    </style:style>
    <style:style style:name="P926" style:family="paragraph" style:parent-style-name="Heading_20_2">
      <style:text-properties officeooo:paragraph-rsid="0238fa98"/>
    </style:style>
    <style:style style:name="P927" style:family="paragraph" style:parent-style-name="Heading_20_2">
      <style:text-properties officeooo:rsid="024b77e6" officeooo:paragraph-rsid="024b77e6"/>
    </style:style>
    <style:style style:name="P928" style:family="paragraph" style:parent-style-name="Heading_20_2">
      <style:text-properties officeooo:rsid="024bb618" officeooo:paragraph-rsid="024bb618"/>
    </style:style>
    <style:style style:name="P929" style:family="paragraph" style:parent-style-name="Heading_20_2">
      <style:text-properties officeooo:paragraph-rsid="024bb618"/>
    </style:style>
    <style:style style:name="P930" style:family="paragraph" style:parent-style-name="Heading_20_2">
      <style:paragraph-properties fo:break-before="page"/>
    </style:style>
    <style:style style:name="P931" style:family="paragraph" style:parent-style-name="Heading_20_2">
      <style:paragraph-properties fo:break-before="page"/>
      <style:text-properties officeooo:rsid="024b77e6" officeooo:paragraph-rsid="024b77e6"/>
    </style:style>
    <style:style style:name="P932" style:family="paragraph" style:parent-style-name="Heading_20_3">
      <style:text-properties officeooo:rsid="0239ae11" officeooo:paragraph-rsid="0239ae11"/>
    </style:style>
    <style:style style:name="P933" style:family="paragraph" style:parent-style-name="Standard">
      <style:paragraph-properties fo:line-height="100%" fo:padding="0in" fo:border="none">
        <style:tab-stops>
          <style:tab-stop style:position="1in"/>
          <style:tab-stop style:position="3.35in"/>
          <style:tab-stop style:position="3.7252in"/>
        </style:tab-stops>
      </style:paragraph-properties>
      <style:text-properties style:font-name="Arial1" fo:font-size="10pt" officeooo:paragraph-rsid="0249b284" style:font-name-asian="Ubuntu Mono1" style:font-size-asian="10pt" style:font-name-complex="Ubuntu Mono1" style:font-size-complex="10pt"/>
    </style:style>
    <style:style style:name="P934" style:family="paragraph" style:parent-style-name="Standard" style:list-style-name="WWNum1">
      <style:paragraph-properties fo:margin-left="1in" fo:margin-right="0in" fo:line-height="100%" fo:text-indent="-0.25in" style:auto-text-indent="false" fo:padding="0in" fo:border="none">
        <style:tab-stops>
          <style:tab-stop style:position="1in"/>
          <style:tab-stop style:position="3.35in"/>
          <style:tab-stop style:position="3.7252in"/>
        </style:tab-stops>
      </style:paragraph-properties>
      <style:text-properties style:font-name="Arial1" fo:font-size="10pt" officeooo:paragraph-rsid="019912e4" style:font-name-asian="Ubuntu Mono1" style:font-size-asian="10pt" style:font-name-complex="Ubuntu Mono1" style:font-size-complex="10pt"/>
    </style:style>
    <style:style style:name="T1" style:family="text">
      <style:text-properties officeooo:rsid="02479819"/>
    </style:style>
    <style:style style:name="T2" style:family="text">
      <style:text-properties fo:font-size="10pt" style:font-name-asian="Ubuntu Mono1" style:font-size-asian="10pt" style:font-name-complex="Ubuntu Mono1" style:font-size-complex="10pt"/>
    </style:style>
    <style:style style:name="T3" style:family="text">
      <style:text-properties fo:font-size="10pt" officeooo:rsid="00a78db1" style:font-name-asian="Ubuntu Mono1" style:font-size-asian="10pt" style:font-name-complex="Ubuntu Mono1" style:font-size-complex="10pt"/>
    </style:style>
    <style:style style:name="T4" style:family="text">
      <style:text-properties fo:font-size="10pt" officeooo:rsid="01c6cd47" style:font-name-asian="Ubuntu Mono1" style:font-size-asian="10pt" style:font-name-complex="Ubuntu Mono1" style:font-size-complex="10pt"/>
    </style:style>
    <style:style style:name="T5" style:family="text">
      <style:text-properties fo:color="#1155cc" loext:opacity="100%" style:font-name="Arial1" fo:font-size="10pt" style:text-underline-style="solid" style:text-underline-width="auto" style:text-underline-color="font-color" style:font-name-asian="Ubuntu Mono1" style:font-size-asian="10pt" style:font-name-complex="Ubuntu Mono1" style:font-size-complex="10pt"/>
    </style:style>
    <style:style style:name="T6" style:family="text">
      <style:text-properties officeooo:rsid="001def59"/>
    </style:style>
    <style:style style:name="T7" style:family="text">
      <style:text-properties fo:font-size="9pt" fo:language="en" fo:country="GB" officeooo:rsid="010e1349" style:font-size-asian="9pt" style:font-size-complex="9pt"/>
    </style:style>
    <style:style style:name="T8" style:family="text">
      <style:text-properties fo:font-size="9pt" fo:language="en" fo:country="GB" officeooo:rsid="010e2282" style:font-size-asian="9pt" style:font-size-complex="9pt"/>
    </style:style>
    <style:style style:name="T9" style:family="text">
      <style:text-properties style:font-name="Arial1" fo:font-size="10pt" style:font-name-asian="Ubuntu Mono1" style:font-size-asian="10pt" style:font-name-complex="Ubuntu Mono1" style:font-size-complex="10pt"/>
    </style:style>
    <style:style style:name="T10" style:family="text">
      <style:text-properties style:font-name="Arial1" fo:font-size="10pt" officeooo:rsid="00cc9e0a" style:font-name-asian="Ubuntu Mono1" style:font-size-asian="10pt" style:font-name-complex="Ubuntu Mono1" style:font-size-complex="10pt"/>
    </style:style>
    <style:style style:name="T11" style:family="text">
      <style:text-properties style:font-name="Arial1" fo:font-size="10pt" officeooo:rsid="00fb92d4" style:font-name-asian="Ubuntu Mono1" style:font-size-asian="10pt" style:font-name-complex="Ubuntu Mono1" style:font-size-complex="10pt"/>
    </style:style>
    <style:style style:name="T12" style:family="text">
      <style:text-properties style:font-name="Arial1" fo:font-size="10pt" officeooo:rsid="00fc713f" style:font-name-asian="Ubuntu Mono1" style:font-size-asian="10pt" style:font-name-complex="Ubuntu Mono1" style:font-size-complex="10pt"/>
    </style:style>
    <style:style style:name="T13" style:family="text">
      <style:text-properties style:font-name="Arial1" fo:font-size="10pt" officeooo:rsid="00fdd34f" style:font-name-asian="Ubuntu Mono1" style:font-size-asian="10pt" style:font-name-complex="Ubuntu Mono1" style:font-size-complex="10pt"/>
    </style:style>
    <style:style style:name="T14" style:family="text">
      <style:text-properties style:font-name="Arial1" fo:font-size="10pt" officeooo:rsid="011d2bcb" style:font-name-asian="Ubuntu Mono1" style:font-size-asian="10pt" style:font-name-complex="Ubuntu Mono1" style:font-size-complex="10pt"/>
    </style:style>
    <style:style style:name="T15" style:family="text">
      <style:text-properties style:font-name="Arial1" fo:font-size="10pt" fo:language="en" fo:country="GB" style:font-name-asian="Ubuntu Mono1" style:font-size-asian="10pt" style:font-name-complex="Ubuntu Mono1" style:font-size-complex="10pt"/>
    </style:style>
    <style:style style:name="T16" style:family="text">
      <style:text-properties style:font-name="Arial1" fo:font-size="10pt" fo:language="en" fo:country="GB" officeooo:rsid="002ba37e" style:font-name-asian="Ubuntu Mono1" style:font-size-asian="10pt" style:font-name-complex="Ubuntu Mono1" style:font-size-complex="10pt"/>
    </style:style>
    <style:style style:name="T17" style:family="text">
      <style:text-properties style:font-name="Arial1" fo:font-size="10pt" fo:language="en" fo:country="GB" officeooo:rsid="007bf4e8" style:font-name-asian="Ubuntu Mono1" style:font-size-asian="10pt" style:font-name-complex="Ubuntu Mono1" style:font-size-complex="10pt"/>
    </style:style>
    <style:style style:name="T18" style:family="text">
      <style:text-properties style:font-name="Arial1" fo:font-size="10pt" fo:language="en" fo:country="GB" officeooo:rsid="008f92c8" style:font-name-asian="Ubuntu Mono1" style:font-size-asian="10pt" style:font-name-complex="Ubuntu Mono1" style:font-size-complex="10pt"/>
    </style:style>
    <style:style style:name="T19" style:family="text">
      <style:text-properties style:font-name="Arial1" fo:font-size="10pt" fo:language="en" fo:country="GB" officeooo:rsid="00d4c5c4" style:font-name-asian="Ubuntu Mono1" style:font-size-asian="10pt" style:font-name-complex="Ubuntu Mono1" style:font-size-complex="10pt"/>
    </style:style>
    <style:style style:name="T20" style:family="text">
      <style:text-properties style:font-name="Arial1" fo:font-size="10pt" fo:language="en" fo:country="GB" officeooo:rsid="00d53492" style:font-name-asian="Ubuntu Mono1" style:font-size-asian="10pt" style:font-name-complex="Ubuntu Mono1" style:font-size-complex="10pt"/>
    </style:style>
    <style:style style:name="T21" style:family="text">
      <style:text-properties style:font-name="Arial1" fo:font-size="10pt" fo:language="en" fo:country="GB" officeooo:rsid="00fc713f" style:font-name-asian="Ubuntu Mono1" style:font-size-asian="10pt" style:font-name-complex="Ubuntu Mono1" style:font-size-complex="10pt"/>
    </style:style>
    <style:style style:name="T22" style:family="text">
      <style:text-properties style:font-name="Arial1" fo:font-size="10pt" fo:language="en" fo:country="GB" officeooo:rsid="01a01178" style:font-name-asian="Ubuntu Mono1" style:font-size-asian="10pt" style:font-name-complex="Ubuntu Mono1" style:font-size-complex="10pt"/>
    </style:style>
    <style:style style:name="T23" style:family="text">
      <style:text-properties fo:color="#000000" loext:opacity="100%"/>
    </style:style>
    <style:style style:name="T24" style:family="text">
      <style:text-properties fo:color="#000000" loext:opacity="100%" fo:font-size="10pt" style:text-underline-style="none" style:font-name-asian="Ubuntu Mono1" style:font-size-asian="10pt" style:font-name-complex="Ubuntu Mono1" style:font-size-complex="10pt"/>
    </style:style>
    <style:style style:name="T25" style:family="text">
      <style:text-properties fo:color="#000000" loext:opacity="100%" fo:font-size="10pt" style:text-underline-style="none" officeooo:rsid="00dc5b1b" style:font-name-asian="Ubuntu Mono1" style:font-size-asian="10pt" style:font-name-complex="Ubuntu Mono1" style:font-size-complex="10pt"/>
    </style:style>
    <style:style style:name="T26" style:family="text">
      <style:text-properties fo:color="#000000" loext:opacity="100%" style:font-name="Arial1" fo:font-size="10pt" style:font-name-asian="Ubuntu Mono1" style:font-size-asian="10pt" style:font-name-complex="Ubuntu Mono1" style:font-size-complex="10pt"/>
    </style:style>
    <style:style style:name="T27" style:family="text">
      <style:text-properties fo:color="#000000" loext:opacity="100%" officeooo:rsid="013757d0"/>
    </style:style>
    <style:style style:name="T28" style:family="text">
      <style:text-properties fo:color="#000000" loext:opacity="100%" officeooo:rsid="010dc726"/>
    </style:style>
    <style:style style:name="T29" style:family="text">
      <style:text-properties fo:language="en" fo:country="GB"/>
    </style:style>
    <style:style style:name="T30" style:family="text">
      <style:text-properties fo:language="en" fo:country="GB" officeooo:rsid="00229871"/>
    </style:style>
    <style:style style:name="T31" style:family="text">
      <style:text-properties fo:language="en" fo:country="GB" officeooo:rsid="0022c744"/>
    </style:style>
    <style:style style:name="T32" style:family="text">
      <style:text-properties fo:language="en" fo:country="GB" officeooo:rsid="004a268b"/>
    </style:style>
    <style:style style:name="T33" style:family="text">
      <style:text-properties fo:language="en" fo:country="GB" officeooo:rsid="004f2fab"/>
    </style:style>
    <style:style style:name="T34" style:family="text">
      <style:text-properties fo:language="en" fo:country="GB" officeooo:rsid="0089f7d8" style:font-name-asian="Ubuntu Mono1" style:font-size-asian="10pt" style:font-name-complex="Ubuntu Mono1" style:font-size-complex="10pt"/>
    </style:style>
    <style:style style:name="T35" style:family="text">
      <style:text-properties fo:language="en" fo:country="GB" fo:font-weight="normal" officeooo:rsid="009fe04f" style:font-weight-asian="normal" style:font-weight-complex="normal"/>
    </style:style>
    <style:style style:name="T36" style:family="text">
      <style:text-properties fo:language="en" fo:country="GB" officeooo:rsid="00a9e8eb"/>
    </style:style>
    <style:style style:name="T37" style:family="text">
      <style:text-properties fo:language="en" fo:country="GB" officeooo:rsid="00b36f09"/>
    </style:style>
    <style:style style:name="T38" style:family="text">
      <style:text-properties fo:language="en" fo:country="GB" officeooo:rsid="00bdd52a"/>
    </style:style>
    <style:style style:name="T39" style:family="text">
      <style:text-properties fo:language="en" fo:country="GB" officeooo:rsid="00c9552e"/>
    </style:style>
    <style:style style:name="T40" style:family="text">
      <style:text-properties fo:language="en" fo:country="GB" officeooo:rsid="00ca515e"/>
    </style:style>
    <style:style style:name="T41" style:family="text">
      <style:text-properties fo:language="en" fo:country="GB" officeooo:rsid="00ca7324"/>
    </style:style>
    <style:style style:name="T42" style:family="text">
      <style:text-properties fo:language="en" fo:country="GB" officeooo:rsid="00dade57"/>
    </style:style>
    <style:style style:name="T43" style:family="text">
      <style:text-properties fo:language="en" fo:country="GB" officeooo:rsid="00dbe0c2"/>
    </style:style>
    <style:style style:name="T44" style:family="text">
      <style:text-properties fo:language="en" fo:country="GB" officeooo:rsid="00dbbb0f"/>
    </style:style>
    <style:style style:name="T45" style:family="text">
      <style:text-properties fo:language="en" fo:country="GB" officeooo:rsid="01205ea4"/>
    </style:style>
    <style:style style:name="T46" style:family="text">
      <style:text-properties fo:language="en" fo:country="GB" officeooo:rsid="02025587"/>
    </style:style>
    <style:style style:name="T47" style:family="text">
      <style:text-properties officeooo:rsid="002558db"/>
    </style:style>
    <style:style style:name="T48" style:family="text">
      <style:text-properties officeooo:rsid="002eb089"/>
    </style:style>
    <style:style style:name="T49" style:family="text">
      <style:text-properties officeooo:rsid="00289539"/>
    </style:style>
    <style:style style:name="T50" style:family="text">
      <style:text-properties officeooo:rsid="00221ac9"/>
    </style:style>
    <style:style style:name="T51" style:family="text">
      <style:text-properties officeooo:rsid="004f2fab"/>
    </style:style>
    <style:style style:name="T52" style:family="text">
      <style:text-properties officeooo:rsid="0059a9b8"/>
    </style:style>
    <style:style style:name="T53" style:family="text">
      <style:text-properties officeooo:rsid="00700e56"/>
    </style:style>
    <style:style style:name="T54" style:family="text">
      <style:text-properties officeooo:rsid="0077e3de"/>
    </style:style>
    <style:style style:name="T55" style:family="text">
      <style:text-properties officeooo:rsid="007aa997"/>
    </style:style>
    <style:style style:name="T56" style:family="text">
      <style:text-properties officeooo:rsid="007d0352"/>
    </style:style>
    <style:style style:name="T57" style:family="text">
      <style:text-properties fo:font-variant="normal" fo:text-transform="none" fo:color="#000000" loext:opacity="100%" fo:letter-spacing="normal" fo:font-style="normal" fo:font-weight="normal"/>
    </style:style>
    <style:style style:name="T58" style:family="text">
      <style:text-properties fo:font-variant="normal" fo:text-transform="none" fo:color="#000000" loext:opacity="100%" fo:letter-spacing="normal" fo:font-style="normal" fo:font-weight="normal" style:font-name-asian="Ubuntu Mono1" style:font-size-asian="10pt" style:font-name-complex="Ubuntu Mono1" style:font-size-complex="10pt"/>
    </style:style>
    <style:style style:name="T59" style:family="text">
      <style:text-properties fo:font-variant="normal" fo:text-transform="none" fo:color="#000000" loext:opacity="100%" fo:letter-spacing="normal" fo:font-style="normal" fo:font-weight="normal" officeooo:rsid="0089f7d8" style:font-name-asian="Ubuntu Mono1" style:font-size-asian="10pt" style:font-name-complex="Ubuntu Mono1" style:font-size-complex="10pt"/>
    </style:style>
    <style:style style:name="T60" style:family="text">
      <style:text-properties fo:font-variant="normal" fo:text-transform="none" fo:color="#000000" loext:opacity="100%" fo:letter-spacing="normal" fo:font-style="normal" fo:font-weight="normal" officeooo:rsid="01b8d4d0"/>
    </style:style>
    <style:style style:name="T61" style:family="text">
      <style:text-properties fo:font-variant="normal" fo:text-transform="none" fo:color="#000000" loext:opacity="100%" fo:letter-spacing="normal" fo:language="en" fo:country="GB" fo:font-style="normal" fo:font-weight="normal" officeooo:rsid="0089f7d8" style:font-name-asian="Ubuntu Mono1" style:font-size-asian="10pt" style:font-name-complex="Ubuntu Mono1" style:font-size-complex="10pt"/>
    </style:style>
    <style:style style:name="T62" style:family="text">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loext:char-shading-value="0" style:font-name-asian="Ubuntu Mono1" style:font-size-asian="10pt" style:font-name-complex="Ubuntu Mono1" style:font-size-complex="10pt"/>
    </style:style>
    <style:style style:name="T63" style:family="text">
      <style:text-properties fo:font-variant="normal" fo:text-transform="none" fo:color="#000000" loext:opacity="100%" style:text-line-through-style="none" style:text-line-through-type="none" style:font-name="Arial1" fo:font-size="10pt" fo:font-style="normal" style:text-underline-style="none" fo:font-weight="normal" officeooo:rsid="011d2bcb" style:text-blinking="false" fo:background-color="transparent" loext:char-shading-value="0" style:font-name-asian="Ubuntu Mono1" style:font-size-asian="10pt" style:font-name-complex="Ubuntu Mono1" style:font-size-complex="10pt"/>
    </style:style>
    <style:style style:name="T6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12072c8" style:text-blinking="false" fo:background-color="transparent" loext:char-shading-value="0"/>
    </style:style>
    <style:style style:name="T66" style:family="text">
      <style:text-properties fo:font-variant="normal" fo:text-transform="none" fo:color="#000000" loext:opacity="100%" style:font-name="Calibri" fo:font-size="9.75pt" fo:letter-spacing="normal" fo:font-style="normal"/>
    </style:style>
    <style:style style:name="T67" style:family="text">
      <style:text-properties fo:font-variant="normal" fo:text-transform="none" fo:color="#000000" loext:opacity="100%" style:font-name="Calibri" fo:font-size="9.75pt" fo:letter-spacing="normal" fo:font-style="normal" officeooo:rsid="01793a60"/>
    </style:style>
    <style:style style:name="T68" style:family="text">
      <style:text-properties fo:font-variant="normal" fo:text-transform="none" fo:color="#000000" loext:opacity="100%" style:font-name="Calibri" fo:font-size="9.75pt" fo:letter-spacing="normal" fo:font-style="normal" officeooo:rsid="017a5af2"/>
    </style:style>
    <style:style style:name="T69" style:family="text">
      <style:text-properties officeooo:rsid="00866767"/>
    </style:style>
    <style:style style:name="T70" style:family="text">
      <style:text-properties officeooo:rsid="0088e537"/>
    </style:style>
    <style:style style:name="T71" style:family="text">
      <style:text-properties style:font-name="Courier New" fo:font-size="11pt" fo:language="en" fo:country="GB" officeooo:rsid="00deae99" style:font-size-asian="11pt"/>
    </style:style>
    <style:style style:name="T72" style:family="text">
      <style:text-properties officeooo:rsid="0089f7d8" style:font-name-asian="Ubuntu Mono1" style:font-size-asian="10pt" style:font-name-complex="Ubuntu Mono1" style:font-size-complex="10pt"/>
    </style:style>
    <style:style style:name="T73" style:family="text">
      <style:text-properties officeooo:rsid="00918cc8"/>
    </style:style>
    <style:style style:name="T74" style:family="text">
      <style:text-properties officeooo:rsid="0096a7f4"/>
    </style:style>
    <style:style style:name="T75" style:family="text">
      <style:text-properties officeooo:rsid="009bec20"/>
    </style:style>
    <style:style style:name="T76" style:family="text">
      <style:text-properties officeooo:rsid="00a78db1"/>
    </style:style>
    <style:style style:name="T77" style:family="text">
      <style:text-properties officeooo:rsid="00ae8c41"/>
    </style:style>
    <style:style style:name="T78" style:family="text">
      <style:text-properties officeooo:rsid="00bd1305"/>
    </style:style>
    <style:style style:name="T79" style:family="text">
      <style:text-properties officeooo:rsid="00bdd52a"/>
    </style:style>
    <style:style style:name="T80" style:family="text">
      <style:text-properties officeooo:rsid="00cc9e0a"/>
    </style:style>
    <style:style style:name="T81" style:family="text">
      <style:text-properties officeooo:rsid="00ce29d7"/>
    </style:style>
    <style:style style:name="T82" style:family="text">
      <style:text-properties officeooo:rsid="00d4c5c4"/>
    </style:style>
    <style:style style:name="T83" style:family="text">
      <style:text-properties officeooo:rsid="00d53492"/>
    </style:style>
    <style:style style:name="T84" style:family="text">
      <style:text-properties officeooo:rsid="00d9f439"/>
    </style:style>
    <style:style style:name="T85" style:family="text">
      <style:text-properties officeooo:rsid="00da3d02"/>
    </style:style>
    <style:style style:name="T86" style:family="text">
      <style:text-properties officeooo:rsid="00deae99"/>
    </style:style>
    <style:style style:name="T87" style:family="text">
      <style:text-properties officeooo:rsid="00e202b8"/>
    </style:style>
    <style:style style:name="T88" style:family="text">
      <style:text-properties officeooo:rsid="00e54104"/>
    </style:style>
    <style:style style:name="T89" style:family="text">
      <style:text-properties officeooo:rsid="00e9857d"/>
    </style:style>
    <style:style style:name="T90" style:family="text">
      <style:text-properties officeooo:rsid="00ee2374"/>
    </style:style>
    <style:style style:name="T91" style:family="text">
      <style:text-properties officeooo:rsid="00f560b1"/>
    </style:style>
    <style:style style:name="T92" style:family="text">
      <style:text-properties officeooo:rsid="00fc713f"/>
    </style:style>
    <style:style style:name="T93" style:family="text">
      <style:text-properties officeooo:rsid="01010732"/>
    </style:style>
    <style:style style:name="T94" style:family="text">
      <style:text-properties officeooo:rsid="010a5a44"/>
    </style:style>
    <style:style style:name="T95" style:family="text">
      <style:text-properties officeooo:rsid="010a6fa4"/>
    </style:style>
    <style:style style:name="T96" style:family="text">
      <style:text-properties officeooo:rsid="010e1349"/>
    </style:style>
    <style:style style:name="T97" style:family="text">
      <style:text-properties officeooo:rsid="010f94f6"/>
    </style:style>
    <style:style style:name="T98" style:family="text">
      <style:text-properties officeooo:rsid="01139b9e"/>
    </style:style>
    <style:style style:name="T99" style:family="text">
      <style:text-properties officeooo:rsid="01160633"/>
    </style:style>
    <style:style style:name="T100" style:family="text">
      <style:text-properties officeooo:rsid="01192ee3"/>
    </style:style>
    <style:style style:name="T101" style:family="text">
      <style:text-properties officeooo:rsid="011c35d7"/>
    </style:style>
    <style:style style:name="T102" style:family="text">
      <style:text-properties officeooo:rsid="011e91e2"/>
    </style:style>
    <style:style style:name="T103" style:family="text">
      <style:text-properties officeooo:rsid="01205ea4"/>
    </style:style>
    <style:style style:name="T104" style:family="text">
      <style:text-properties officeooo:rsid="0120e1e0"/>
    </style:style>
    <style:style style:name="T105" style:family="text">
      <style:text-properties officeooo:rsid="012b4c65"/>
    </style:style>
    <style:style style:name="T106" style:family="text">
      <style:text-properties officeooo:rsid="013757d0"/>
    </style:style>
    <style:style style:name="T107" style:family="text">
      <style:text-properties officeooo:rsid="013f7d9b"/>
    </style:style>
    <style:style style:name="T108" style:family="text">
      <style:text-properties officeooo:rsid="01406f86"/>
    </style:style>
    <style:style style:name="T109" style:family="text">
      <style:text-properties officeooo:rsid="010dc726"/>
    </style:style>
    <style:style style:name="T110" style:family="text">
      <style:text-properties officeooo:rsid="0148af5a"/>
    </style:style>
    <style:style style:name="T111" style:family="text">
      <style:text-properties officeooo:rsid="0151b1bb"/>
    </style:style>
    <style:style style:name="T112" style:family="text">
      <style:text-properties officeooo:rsid="0154b551"/>
    </style:style>
    <style:style style:name="T113" style:family="text">
      <style:text-properties officeooo:rsid="01574c5d"/>
    </style:style>
    <style:style style:name="T114" style:family="text">
      <style:text-properties fo:font-weight="bold" style:font-weight-asian="bold" style:font-weight-complex="bold"/>
    </style:style>
    <style:style style:name="T115" style:family="text">
      <style:text-properties officeooo:rsid="015c1b9b"/>
    </style:style>
    <style:style style:name="T116" style:family="text">
      <style:text-properties officeooo:rsid="015f1a7a"/>
    </style:style>
    <style:style style:name="T117" style:family="text">
      <style:text-properties officeooo:rsid="016171b5"/>
    </style:style>
    <style:style style:name="T118" style:family="text">
      <style:text-properties officeooo:rsid="01675822"/>
    </style:style>
    <style:style style:name="T119" style:family="text">
      <style:text-properties officeooo:rsid="0168d42d"/>
    </style:style>
    <style:style style:name="T120" style:family="text">
      <style:text-properties officeooo:rsid="0169e65b"/>
    </style:style>
    <style:style style:name="T121" style:family="text">
      <style:text-properties officeooo:rsid="016eb24c"/>
    </style:style>
    <style:style style:name="T122" style:family="text">
      <style:text-properties officeooo:rsid="017722a1"/>
    </style:style>
    <style:style style:name="T123" style:family="text">
      <style:text-properties officeooo:rsid="0177368d"/>
    </style:style>
    <style:style style:name="T124" style:family="text">
      <style:text-properties officeooo:rsid="017cfac1"/>
    </style:style>
    <style:style style:name="T125" style:family="text">
      <style:text-properties officeooo:rsid="018319c7"/>
    </style:style>
    <style:style style:name="T126" style:family="text">
      <style:text-properties officeooo:rsid="0189dcfa"/>
    </style:style>
    <style:style style:name="T127" style:family="text">
      <style:text-properties officeooo:rsid="018ad7f8"/>
    </style:style>
    <style:style style:name="T128" style:family="text">
      <style:text-properties officeooo:rsid="018d343f"/>
    </style:style>
    <style:style style:name="T129" style:family="text">
      <style:text-properties officeooo:rsid="018e3722"/>
    </style:style>
    <style:style style:name="T130" style:family="text">
      <style:text-properties officeooo:rsid="0195539f"/>
    </style:style>
    <style:style style:name="T131" style:family="text">
      <style:text-properties officeooo:rsid="019912e4"/>
    </style:style>
    <style:style style:name="T132" style:family="text">
      <style:text-properties officeooo:rsid="01a01178"/>
    </style:style>
    <style:style style:name="T133" style:family="text">
      <style:text-properties officeooo:rsid="01a67784"/>
    </style:style>
    <style:style style:name="T134" style:family="text">
      <style:text-properties officeooo:rsid="01b1b6c8"/>
    </style:style>
    <style:style style:name="T135" style:family="text">
      <style:text-properties officeooo:rsid="01793a60"/>
    </style:style>
    <style:style style:name="T136" style:family="text">
      <style:text-properties officeooo:rsid="01796c52"/>
    </style:style>
    <style:style style:name="T137" style:family="text">
      <style:text-properties officeooo:rsid="017a5af2"/>
    </style:style>
    <style:style style:name="T138" style:family="text">
      <style:text-properties officeooo:rsid="01b43948"/>
    </style:style>
    <style:style style:name="T139" style:family="text">
      <style:text-properties officeooo:rsid="01b4b2b9"/>
    </style:style>
    <style:style style:name="T140" style:family="text">
      <style:text-properties officeooo:rsid="01b62972"/>
    </style:style>
    <style:style style:name="T141" style:family="text">
      <style:text-properties officeooo:rsid="01b746cd"/>
    </style:style>
    <style:style style:name="T142" style:family="text">
      <style:text-properties fo:font-style="normal" fo:font-weight="normal"/>
    </style:style>
    <style:style style:name="T143" style:family="text">
      <style:text-properties fo:font-style="normal" fo:font-weight="normal" officeooo:rsid="01b8d4d0"/>
    </style:style>
    <style:style style:name="T144" style:family="text">
      <style:text-properties officeooo:rsid="01bc64c5"/>
    </style:style>
    <style:style style:name="T145" style:family="text">
      <style:text-properties officeooo:rsid="01bddaee"/>
    </style:style>
    <style:style style:name="T146" style:family="text">
      <style:text-properties officeooo:rsid="01c02c3c"/>
    </style:style>
    <style:style style:name="T147" style:family="text">
      <style:text-properties officeooo:rsid="01c24495"/>
    </style:style>
    <style:style style:name="T148" style:family="text">
      <style:text-properties officeooo:rsid="01c3ccff"/>
    </style:style>
    <style:style style:name="T149" style:family="text">
      <style:text-properties officeooo:rsid="01c519ef"/>
    </style:style>
    <style:style style:name="T150" style:family="text">
      <style:text-properties officeooo:rsid="01c628eb"/>
    </style:style>
    <style:style style:name="T151" style:family="text">
      <style:text-properties officeooo:rsid="01c6cd47"/>
    </style:style>
    <style:style style:name="T152" style:family="text">
      <style:text-properties officeooo:rsid="01c88c92"/>
    </style:style>
    <style:style style:name="T153" style:family="text">
      <style:text-properties officeooo:rsid="01d3d8c0"/>
    </style:style>
    <style:style style:name="T154" style:family="text">
      <style:text-properties officeooo:rsid="01d6e803"/>
    </style:style>
    <style:style style:name="T155" style:family="text">
      <style:text-properties fo:background-color="#00a933" loext:char-shading-value="0"/>
    </style:style>
    <style:style style:name="T156" style:family="text">
      <style:text-properties officeooo:rsid="015f1a7a" fo:background-color="#ff0000" loext:char-shading-value="0"/>
    </style:style>
    <style:style style:name="T157" style:family="text">
      <style:text-properties fo:background-color="#729fcf" loext:char-shading-value="0"/>
    </style:style>
    <style:style style:name="T158" style:family="text">
      <style:text-properties fo:background-color="#ffd428" loext:char-shading-value="0"/>
    </style:style>
    <style:style style:name="T159" style:family="text">
      <style:text-properties fo:color="#ff0000" loext:opacity="100%" fo:font-weight="bold" style:font-weight-asian="bold" style:font-weight-complex="bold"/>
    </style:style>
    <style:style style:name="T160" style:family="text">
      <style:text-properties fo:color="#ff0000" loext:opacity="100%" fo:font-weight="bold" officeooo:rsid="01d6f640" style:font-weight-asian="bold" style:font-weight-complex="bold"/>
    </style:style>
    <style:style style:name="T161" style:family="text">
      <style:text-properties officeooo:rsid="01d6f640"/>
    </style:style>
    <style:style style:name="T162" style:family="text">
      <style:text-properties fo:color="#111111" loext:opacity="100%"/>
    </style:style>
    <style:style style:name="T163" style:family="text">
      <style:text-properties fo:color="#111111" loext:opacity="100%" officeooo:rsid="01d6f640"/>
    </style:style>
    <style:style style:name="T164" style:family="text">
      <style:text-properties officeooo:rsid="01d71cb5"/>
    </style:style>
    <style:style style:name="T165" style:family="text">
      <style:text-properties officeooo:rsid="01d93b7a"/>
    </style:style>
    <style:style style:name="T166" style:family="text">
      <style:text-properties officeooo:rsid="01d97050"/>
    </style:style>
    <style:style style:name="T167" style:family="text">
      <style:text-properties officeooo:rsid="01e2fe3f"/>
    </style:style>
    <style:style style:name="T168" style:family="text">
      <style:text-properties officeooo:rsid="01e713ee"/>
    </style:style>
    <style:style style:name="T169" style:family="text">
      <style:text-properties officeooo:rsid="01ef4de6"/>
    </style:style>
    <style:style style:name="T170" style:family="text">
      <style:text-properties officeooo:rsid="01ff298f"/>
    </style:style>
    <style:style style:name="T171" style:family="text">
      <style:text-properties officeooo:rsid="020bb8dd"/>
    </style:style>
    <style:style style:name="T172" style:family="text">
      <style:text-properties officeooo:rsid="021644c4"/>
    </style:style>
    <style:style style:name="T173" style:family="text">
      <style:text-properties officeooo:rsid="0223bae7"/>
    </style:style>
    <style:style style:name="T174" style:family="text">
      <style:text-properties officeooo:rsid="022501fe"/>
    </style:style>
    <style:style style:name="T175" style:family="text">
      <style:text-properties officeooo:rsid="022b4a28"/>
    </style:style>
    <style:style style:name="T176" style:family="text">
      <style:text-properties officeooo:rsid="022d0004"/>
    </style:style>
    <style:style style:name="T177" style:family="text">
      <style:text-properties officeooo:rsid="022d3c03"/>
    </style:style>
    <style:style style:name="T178" style:family="text">
      <style:text-properties officeooo:rsid="022f2e66"/>
    </style:style>
    <style:style style:name="T179" style:family="text">
      <style:text-properties officeooo:rsid="02312f21"/>
    </style:style>
    <style:style style:name="T180" style:family="text">
      <style:text-properties officeooo:rsid="02315a18"/>
    </style:style>
    <style:style style:name="T181" style:family="text">
      <style:text-properties officeooo:rsid="02344fc1"/>
    </style:style>
    <style:style style:name="T182" style:family="text">
      <style:text-properties officeooo:rsid="0235ce20"/>
    </style:style>
    <style:style style:name="T183" style:family="text">
      <style:text-properties officeooo:rsid="0236ca88"/>
    </style:style>
    <style:style style:name="T184" style:family="text">
      <style:text-properties officeooo:rsid="02375a8c"/>
    </style:style>
    <style:style style:name="T185" style:family="text">
      <style:text-properties officeooo:rsid="0238fa98"/>
    </style:style>
    <style:style style:name="T186" style:family="text">
      <style:text-properties officeooo:rsid="0239ae11"/>
    </style:style>
    <style:style style:name="T187" style:family="text">
      <style:text-properties officeooo:rsid="023a43a2"/>
    </style:style>
    <style:style style:name="T188" style:family="text">
      <style:text-properties officeooo:rsid="023be84c"/>
    </style:style>
    <style:style style:name="T189" style:family="text">
      <style:text-properties officeooo:rsid="023dc5e4"/>
    </style:style>
    <style:style style:name="T190" style:family="text">
      <style:text-properties officeooo:rsid="0246a703"/>
    </style:style>
    <style:style style:name="T191" style:family="text">
      <style:text-properties officeooo:rsid="0249b284"/>
    </style:style>
    <style:style style:name="T192" style:family="text">
      <style:text-properties officeooo:rsid="024bb618"/>
    </style:style>
    <style:style style:name="T193" style:family="text">
      <style:text-properties officeooo:rsid="024caf4b"/>
    </style:style>
    <style:style style:name="T194" style:family="text">
      <style:text-properties officeooo:rsid="024e9ee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HidePrivateWord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3" text:outline-level="1"><text:bookmark-start text:name="__RefHeading___Toc15054_3727030152"/>TACHYON Forth<text:span text:style-name="T6"> version 5v7</text:span> GLOSSARY<text:span text:style-name="T100">------<text:tab/>for the PARALLAX PROPELLER P1</text:span><text:bookmark-end text:name="__RefHeading___Toc15054_3727030152"/></text:h>
      <text:p text:style-name="P8">The purpose of this glossary is to provide a sorted list of words, their <text:span text:style-name="T100">stack </text:span>effects, and a short description. It is recommended to go to the relev<text:span text:style-name="T122">a</text:span>nt source code to glean more information if necessary.</text:p>
      <text:p text:style-name="P8"/>
      <text:p text:style-name="P9">Stack notation shows input parameters with the rightmost being the top of the stack<text:span text:style-name="T121">, input parameters on the left, output on the right, separated by --</text:span></text:p>
      <text:p text:style-name="P10">Where a word has a compile time and a run time behaviour, the two stack effects are shown as &lt;compile effect&gt; ; &lt;runtime effect&gt;</text:p>
      <text:p text:style-name="P10"/>
      <text:p text:style-name="P11">e.g. ( a b -- c )<text:tab/>A word removes the top two stack items<text:span text:style-name="T149"> as input parameters</text:span>, b is top of stack (tos). The word places c on the stack as the result</text:p>
      <text:p text:style-name="P12">e.g. ( n -- ; -- adr ) During compilation this word removes n from the stack. During execution the word leaves an address on the stack</text:p>
      <text:p text:style-name="P15">e.g <text:s/>( &lt;text&gt; n -- ) This word expects another word it will consume from the input stream and n<text:span text:style-name="T193"> that</text:span> it will pop off the stack as inputs </text:p>
      <text:p text:style-name="P8"/>
      <text:p text:style-name="P13"><text:span text:style-name="T133">The Code </text:span>Type<text:span text:style-name="T133"> column is coded as follows</text:span> - C - <text:span text:style-name="T168">Assembly language</text:span> word, H - <text:span text:style-name="T168">H</text:span>igh level word, X - High level word defined in 'Extend.fth'<text:span text:style-name="T138">, EF - High level word defined in 'Easyfile.fth'. <text:s/>(there are other types unknown to the author)</text:span></text:p>
      <text:p text:style-name="P13"/>
      <text:p text:style-name="P14">The Word <text:span text:style-name="T168">Ty</text:span>pe column shows whether a word is <text:span text:style-name="T167">of type </text:span>public (PUB), private (PRI), preemptive (PRE) or a module header (MOD).</text:p>
      <text:p text:style-name="P8"/>
      <text:p text:style-name="P8"><text:span text:style-name="T107">Some words also have alias names, these</text:span> are made available so that those with traditional Forth or Spin experience can be familiar with them although some are favo<text:span text:style-name="T107">u</text:span>red for clarity and readability especially in various fonts.</text:p>
      <text:p text:style-name="P19"/>
      <text:p text:style-name="P710">The data stack is 4 levels deep in the cog and then implemented as a non-addressable LIFO stack in cog memory. Tachyon words are optimized for these four fixed cog registers and to encourage efficient stack use no messy PICK and ROLL words are implemented. There are many words that also avoid pushing and popping the stack as this slows execution speed too. Try to factor words so that they use four or less parameters.</text:p>
      <text:p text:style-name="P20"/>
      <text:p text:style-name="P833"><text:bookmark text:name="docs-internal-guid-0868b03d-7fff-44c6-ecc8-8fa1b985d7ac"/>Data is referred to as bytes (8 bits), words (16 bits), longs (32 bits) and doubles (64 bits). The Tachyon stacks are 32 bit<text:span text:style-name="T123"> wide, so types other than longs are padded or split when placed on the stack</text:span></text:p>
      <text:h text:style-name="Heading_20_1" text:outline-level="1">P<text:span text:style-name="T175">UBLIC WORDS</text:span></text:h>
      <text:p text:style-name="P835">This section lists all the public words in Tachyon. These are words that are always available in the dictionary to write programs with. If the programmer is not interested in the Private Words<text:span text:style-name="T176"> (Module low-level internal words)</text:span>, listed at the back of this document, then he can easily <text:span text:style-name="T176">delete that section</text:span>, or just print the Public Word section.</text:p>
      <text:p text:style-name="P833"/>
      <text:p text:style-name="P761">NAME<text:tab/>STACK<text:span text:style-name="T164"> <text:s text:c="35"/>CODE <text:s text:c="2"/>WORD <text:s text:c="2"/><text:tab/><text:tab/> </text:span><text:tab/>DESCRIPTION</text:p>
      <text:p text:style-name="P764"><text:tab/> <text:s text:c="47"/>TYPE <text:s text:c="3"/><text:span text:style-name="T168">TY</text:span>PE</text:p>
      <text:h text:style-name="Heading_20_2" text:outline-level="2"><text:bookmark-start text:name="__RefHeading___Toc15056_3727030152"/><text:span text:style-name="T151">DATA S</text:span>TACK<text:bookmark-end text:name="__RefHeading___Toc15056_3727030152"/></text:h>
      <text:p text:style-name="P768"/>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052512351120">
          <table:table-cell table:style-name="Table1.A1" office:value-type="string">
            <text:p text:style-name="P769">-ROT </text:p>
          </table:table-cell>
          <table:table-cell table:style-name="Table1.A1" office:value-type="string">
            <text:p text:style-name="P769">( a b c -- c a b ) </text:p>
          </table:table-cell>
          <table:table-cell table:style-name="Table1.A1" office:value-type="string">
            <text:p text:style-name="P769">H</text:p>
          </table:table-cell>
          <table:table-cell table:style-name="Table1.A1" office:value-type="string">
            <text:p text:style-name="P772">PUB</text:p>
          </table:table-cell>
          <table:table-cell table:style-name="Table1.A1" office:value-type="string">
            <text:p text:style-name="P769">Reverse rotate (equiv. to ROT ROT )</text:p>
          </table:table-cell>
        </table:table-row>
        <table:table-row table:style-name="TableLine94052523169392">
          <table:table-cell table:style-name="Table1.A1" office:value-type="string">
            <text:p text:style-name="P769">!SP </text:p>
          </table:table-cell>
          <table:table-cell table:style-name="Table1.A1" office:value-type="string">
            <text:p text:style-name="P769">( ? -- ) </text:p>
          </table:table-cell>
          <table:table-cell table:style-name="Table1.A1" office:value-type="string">
            <text:p text:style-name="P769">H</text:p>
          </table:table-cell>
          <table:table-cell table:style-name="Table1.A1" office:value-type="string">
            <text:p text:style-name="P772">PUB</text:p>
          </table:table-cell>
          <table:table-cell table:style-name="Table1.A1" office:value-type="string">
            <text:p text:style-name="P769">Init stack pointer, clear the stack</text:p>
          </table:table-cell>
        </table:table-row>
        <table:table-row table:style-name="TableLine94052523170272">
          <table:table-cell table:style-name="Table1.A1" office:value-type="string">
            <text:p text:style-name="P769">?DUP </text:p>
          </table:table-cell>
          <table:table-cell table:style-name="Table1.A1" office:value-type="string">
            <text:p text:style-name="P769">( a -- a a )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dup if a &lt;&gt;0, else ( a -- a )</text:p>
          </table:table-cell>
        </table:table-row>
        <table:table-row table:style-name="TableLine94052523171264">
          <table:table-cell table:style-name="Table1.A1" office:value-type="string">
            <text:p text:style-name="P769">2DROP </text:p>
          </table:table-cell>
          <table:table-cell table:style-name="Table1.A1" office:value-type="string">
            <text:p text:style-name="P769">( a b --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Drop top 2 items off the stack (pop)</text:p>
          </table:table-cell>
        </table:table-row>
        <table:table-row table:style-name="TableLine94052523172816">
          <table:table-cell table:style-name="Table1.A1" office:value-type="string">
            <text:p text:style-name="P769">2DUP </text:p>
          </table:table-cell>
          <table:table-cell table:style-name="Table1.A1" office:value-type="string">
            <text:p text:style-name="P769">( a b -- a b a b ) </text:p>
          </table:table-cell>
          <table:table-cell table:style-name="Table1.A1" office:value-type="string">
            <text:p text:style-name="P769">H</text:p>
          </table:table-cell>
          <table:table-cell table:style-name="Table1.A1" office:value-type="string">
            <text:p text:style-name="P772">PUB</text:p>
          </table:table-cell>
          <table:table-cell table:style-name="Table1.A1" office:value-type="string">
            <text:p text:style-name="P769">Duplicate the top two stack items (equiv. to OVER OVER ) (push)</text:p>
          </table:table-cell>
        </table:table-row>
        <table:table-row table:style-name="TableLine94052523174128">
          <table:table-cell table:style-name="Table1.A1" office:value-type="string">
            <text:p text:style-name="P876">2OVER</text:p>
          </table:table-cell>
          <table:table-cell table:style-name="Table1.A1" office:value-type="string">
            <text:p text:style-name="P878">( n1 n2 n3 n4 -- n1 n2 n3 n4 n1 n2 ) </text:p>
          </table:table-cell>
          <table:table-cell table:style-name="Table1.A1" office:value-type="string">
            <text:p text:style-name="P879">H</text:p>
          </table:table-cell>
          <table:table-cell table:style-name="Table1.A1" office:value-type="string">
            <text:p text:style-name="P784">PUB</text:p>
          </table:table-cell>
          <table:table-cell table:style-name="Table1.A1" office:value-type="string">
            <text:p text:style-name="P878">Copy 3rd and 4th items to tos</text:p>
          </table:table-cell>
        </table:table-row>
        <table:table-row table:style-name="TableLine94052523175312">
          <table:table-cell table:style-name="Table1.A1" office:value-type="string">
            <text:p text:style-name="P769">2OVER </text:p>
          </table:table-cell>
          <table:table-cell table:style-name="Table1.A1" office:value-type="string">
            <text:p text:style-name="P769">( a b c d -- a b c d a b ) </text:p>
          </table:table-cell>
          <table:table-cell table:style-name="Table1.A1" office:value-type="string">
            <text:p text:style-name="P769">H</text:p>
          </table:table-cell>
          <table:table-cell table:style-name="Table1.A1" office:value-type="string">
            <text:p text:style-name="P772">PUB</text:p>
          </table:table-cell>
          <table:table-cell table:style-name="Table1.A1" office:value-type="string">
            <text:p text:style-name="P769">Duplicate the next two stack items (as if it is a double number) (push)</text:p>
          </table:table-cell>
        </table:table-row>
        <table:table-row table:style-name="TableLine94052523172000">
          <table:table-cell table:style-name="Table1.A1" office:value-type="string">
            <text:p text:style-name="P878">2SWAP</text:p>
          </table:table-cell>
          <table:table-cell table:style-name="Table1.A1" office:value-type="string">
            <text:p text:style-name="P878">( n1 n2 n3 n4 -- n3 n4 n1 n2 )</text:p>
          </table:table-cell>
          <table:table-cell table:style-name="Table1.A1" office:value-type="string">
            <text:p text:style-name="P879">H</text:p>
          </table:table-cell>
          <table:table-cell table:style-name="Table1.A1" office:value-type="string">
            <text:p text:style-name="P784">PUB</text:p>
          </table:table-cell>
          <table:table-cell table:style-name="Table1.A1" office:value-type="string">
            <text:p text:style-name="P878">Swap items 1,2 with items 3,4</text:p>
          </table:table-cell>
        </table:table-row>
        <table:table-row table:style-name="TableLine94052523177504">
          <table:table-cell table:style-name="Table1.A1" office:value-type="string">
            <text:p text:style-name="P877">3DROP </text:p>
          </table:table-cell>
          <table:table-cell table:style-name="Table1.A1" office:value-type="string">
            <text:p text:style-name="P877">( a b c -- )</text:p>
          </table:table-cell>
          <table:table-cell table:style-name="Table1.A1" office:value-type="string">
            <text:p text:style-name="P877">C</text:p>
          </table:table-cell>
          <table:table-cell table:style-name="Table1.A1" office:value-type="string">
            <text:p text:style-name="P772">PUB</text:p>
          </table:table-cell>
          <table:table-cell table:style-name="Table1.A1" office:value-type="string">
            <text:p text:style-name="P877">Drop 3 top stack items</text:p>
          </table:table-cell>
        </table:table-row>
        <table:table-row table:style-name="TableLine94052523178656">
          <table:table-cell table:style-name="Table1.A1" office:value-type="string">
            <text:p text:style-name="P878">3DUP</text:p>
          </table:table-cell>
          <table:table-cell table:style-name="Table1.A1" office:value-type="string">
            <text:p text:style-name="P878">( n1 n2 n3 -- n1 n2 n3 n1 n2 n3 )</text:p>
          </table:table-cell>
          <table:table-cell table:style-name="Table1.A1" office:value-type="string">
            <text:p text:style-name="P880">X</text:p>
          </table:table-cell>
          <table:table-cell table:style-name="Table1.A1" office:value-type="string">
            <text:p text:style-name="P784">PUB</text:p>
          </table:table-cell>
          <table:table-cell table:style-name="Table1.A1" office:value-type="string">
            <text:p text:style-name="P878">Copy first 3 items to tos</text:p>
          </table:table-cell>
        </table:table-row>
        <table:table-row table:style-name="TableLine94052523179888">
          <table:table-cell table:style-name="Table1.A1" office:value-type="string">
            <text:p text:style-name="P769">3RD </text:p>
          </table:table-cell>
          <table:table-cell table:style-name="Table1.A1" office:value-type="string">
            <text:p text:style-name="P769">( a b c d -- a b c d b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Copy third stack item (push)</text:p>
          </table:table-cell>
        </table:table-row>
        <table:table-row table:style-name="TableLine94052523181120">
          <table:table-cell table:style-name="Table1.A1" office:value-type="string">
            <text:p text:style-name="P769">4TH </text:p>
          </table:table-cell>
          <table:table-cell table:style-name="Table1.A1" office:value-type="string">
            <text:p text:style-name="P769">( a b c d -- a b c d a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Copy fourth stack item (push)</text:p>
          </table:table-cell>
        </table:table-row>
        <table:table-row table:style-name="TableLine94052523182352">
          <table:table-cell table:style-name="Table1.A1" office:value-type="string">
            <text:p text:style-name="P881">BOUNDS</text:p>
          </table:table-cell>
          <table:table-cell table:style-name="Table1.A1" office:value-type="string">
            <text:p text:style-name="P881">( n1 n2 -- n1+n2 n1 )</text:p>
          </table:table-cell>
          <table:table-cell table:style-name="Table1.A1" office:value-type="string">
            <text:p text:style-name="P882">C</text:p>
          </table:table-cell>
          <table:table-cell table:style-name="Table1.A1" office:value-type="string">
            <text:p text:style-name="P784">PUB</text:p>
          </table:table-cell>
          <table:table-cell table:style-name="Table1.A1" office:value-type="string">
            <text:p text:style-name="P882">n1 becomes n1+n2, n2 unchanged</text:p>
          </table:table-cell>
        </table:table-row>
        <table:table-row table:style-name="TableLine94052523183584">
          <table:table-cell table:style-name="Table1.A1" office:value-type="string">
            <text:p text:style-name="P769">DEPTH </text:p>
          </table:table-cell>
          <table:table-cell table:style-name="Table1.A1" office:value-type="string">
            <text:p text:style-name="P769">( -- depth ) </text:p>
          </table:table-cell>
          <table:table-cell table:style-name="Table1.A1" office:value-type="string">
            <text:p text:style-name="P769">H</text:p>
          </table:table-cell>
          <table:table-cell table:style-name="Table1.A1" office:value-type="string">
            <text:p text:style-name="P772">PUB</text:p>
          </table:table-cell>
          <table:table-cell table:style-name="Table1.A1" office:value-type="string">
            <text:p text:style-name="P769">Return with current depth of data stack (but does not include depth itself) (push)</text:p>
          </table:table-cell>
        </table:table-row>
        <table:table-row table:style-name="TableLine94052523184816">
          <table:table-cell table:style-name="Table1.A1" office:value-type="string">
            <text:p text:style-name="P769">DROP </text:p>
          </table:table-cell>
          <table:table-cell table:style-name="Table1.A1" office:value-type="string">
            <text:p text:style-name="P769">( a --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Drop top item off the stack (pop)</text:p>
          </table:table-cell>
        </table:table-row>
        <table:table-row table:style-name="TableLine94052523186048">
          <table:table-cell table:style-name="Table1.A1" office:value-type="string">
            <text:p text:style-name="P770">DROP;</text:p>
          </table:table-cell>
          <table:table-cell table:style-name="Table1.A1" office:value-type="string">
            <text:p text:style-name="P771">( a -- )</text:p>
          </table:table-cell>
          <table:table-cell table:style-name="Table1.A1" office:value-type="string">
            <text:p text:style-name="P771">H</text:p>
          </table:table-cell>
          <table:table-cell table:style-name="Table1.A1" office:value-type="string">
            <text:p text:style-name="P772">PUB</text:p>
          </table:table-cell>
          <table:table-cell table:style-name="Table1.A1" office:value-type="string">
            <text:p text:style-name="P770">DROP ; - used by MOD</text:p>
          </table:table-cell>
        </table:table-row>
        <table:table-row table:style-name="TableLine94052523187280">
          <table:table-cell table:style-name="Table1.A1" office:value-type="string">
            <text:p text:style-name="P769">DUP </text:p>
          </table:table-cell>
          <table:table-cell table:style-name="Table1.A1" office:value-type="string">
            <text:p text:style-name="P769">( a -- a a )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Duplicate top item on stack (push)</text:p>
          </table:table-cell>
        </table:table-row>
        <table:table-row table:style-name="TableLine94052523188784">
          <table:table-cell table:style-name="Table1.A1" office:value-type="string">
            <text:p text:style-name="P877">LP! </text:p>
          </table:table-cell>
          <table:table-cell table:style-name="Table1.A1" office:value-type="string">
            <text:p text:style-name="P877">( a -- ) </text:p>
          </table:table-cell>
          <table:table-cell table:style-name="Table1.A1" office:value-type="string">
            <text:p text:style-name="P877">H</text:p>
          </table:table-cell>
          <table:table-cell table:style-name="Table1.A1" office:value-type="string">
            <text:p text:style-name="P772">PUB</text:p>
          </table:table-cell>
          <table:table-cell table:style-name="Table1.A1" office:value-type="string">
            <text:p text:style-name="P877">Set loop stack memory - each cog that uses FOR NEXT needs room for 8 longs or more</text:p>
          </table:table-cell>
        </table:table-row>
        <table:table-row table:style-name="TableLine94052523190016">
          <table:table-cell table:style-name="Table1.A1" office:value-type="string">
            <text:p text:style-name="P769">NIP </text:p>
          </table:table-cell>
          <table:table-cell table:style-name="Table1.A1" office:value-type="string">
            <text:p text:style-name="P769">( a b -- b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Drop 2nd stack item (pop)</text:p>
          </table:table-cell>
        </table:table-row>
        <table:table-row table:style-name="TableLine94052523191248">
          <table:table-cell table:style-name="Table1.A1" office:value-type="string">
            <text:p text:style-name="P769">OVER </text:p>
          </table:table-cell>
          <table:table-cell table:style-name="Table1.A1" office:value-type="string">
            <text:p text:style-name="P769">( a b -- a b a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Copy 2nd stack location to first (push)</text:p>
          </table:table-cell>
        </table:table-row>
        <table:table-row table:style-name="TableLine94052523192480">
          <table:table-cell table:style-name="Table1.A1" office:value-type="string">
            <text:p text:style-name="P884">OVER+</text:p>
          </table:table-cell>
          <table:table-cell table:style-name="Table1.A1" office:value-type="string">
            <text:p text:style-name="P884">( n1 n2 -- n1 n2+n1 )</text:p>
          </table:table-cell>
          <table:table-cell table:style-name="Table1.A1" office:value-type="string">
            <text:p text:style-name="P883">C</text:p>
          </table:table-cell>
          <table:table-cell table:style-name="Table1.A1" office:value-type="string">
            <text:p text:style-name="P784">PUB</text:p>
          </table:table-cell>
          <table:table-cell table:style-name="Table1.A1" office:value-type="string">
            <text:p text:style-name="P883">n2 becomes n1+n2, n1 unchanged</text:p>
          </table:table-cell>
        </table:table-row>
        <table:table-row table:style-name="TableLine94052523193712">
          <table:table-cell table:style-name="Table1.A1" office:value-type="string">
            <text:p text:style-name="P769">ROT </text:p>
          </table:table-cell>
          <table:table-cell table:style-name="Table1.A1" office:value-type="string">
            <text:p text:style-name="P769">( a b c -- b c a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Move 3rd item to 1st, 1st to 2nd, 2nd to 3rd </text:p>
          </table:table-cell>
        </table:table-row>
        <table:table-row table:style-name="TableLine94052523194944">
          <table:table-cell table:style-name="Table1.A1" office:value-type="string">
            <text:p text:style-name="P769">SWAP <text:s/></text:p>
          </table:table-cell>
          <table:table-cell table:style-name="Table1.A1" office:value-type="string">
            <text:p text:style-name="P769">( a b -- b a ) </text:p>
          </table:table-cell>
          <table:table-cell table:style-name="Table1.A1" office:value-type="string">
            <text:p text:style-name="P769">C</text:p>
          </table:table-cell>
          <table:table-cell table:style-name="Table1.A1" office:value-type="string">
            <text:p text:style-name="P772">PUB</text:p>
          </table:table-cell>
          <table:table-cell table:style-name="Table1.A1" office:value-type="string">
            <text:p text:style-name="P769">Swap top 2 stack items</text:p>
          </table:table-cell>
        </table:table-row>
      </table:table>
      <text:h text:style-name="Heading_20_2" text:outline-level="2"><text:bookmark-start text:name="__RefHeading___Toc15058_3727030152"/><text:span text:style-name="T6">R</text:span>ETURN STACK<text:bookmark-end text:name="__RefHeading___Toc15058_3727030152"/></text:h>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Line94052523071568">
          <table:table-cell table:style-name="Table29.A1" office:value-type="string">
            <text:p text:style-name="P46">!RP</text:p>
          </table:table-cell>
          <table:table-cell table:style-name="Table29.A1" office:value-type="string">
            <text:p text:style-name="P364">( -- )</text:p>
          </table:table-cell>
          <table:table-cell table:style-name="Table29.A1" office:value-type="string">
            <text:p text:style-name="P46">C2</text:p>
          </table:table-cell>
          <table:table-cell table:style-name="Table29.A1" office:value-type="string">
            <text:p text:style-name="P322">PUB</text:p>
          </table:table-cell>
          <table:table-cell table:style-name="Table29.A1" office:value-type="string">
            <text:p text:style-name="P46">Init return stack pointer</text:p>
          </table:table-cell>
        </table:table-row>
        <table:table-row table:style-name="TableLine94052523211760">
          <table:table-cell table:style-name="Table29.A1" office:value-type="string">
            <text:p text:style-name="P46">&gt;R </text:p>
          </table:table-cell>
          <table:table-cell table:style-name="Table29.A1" office:value-type="string">
            <text:p text:style-name="P46">( a -- )</text:p>
          </table:table-cell>
          <table:table-cell table:style-name="Table29.A1" office:value-type="string">
            <text:p text:style-name="P46">C</text:p>
          </table:table-cell>
          <table:table-cell table:style-name="Table29.A1" office:value-type="string">
            <text:p text:style-name="P322">PUB</text:p>
          </table:table-cell>
          <table:table-cell table:style-name="Table29.A1" office:value-type="string">
            <text:p text:style-name="P46">Push a from data stack onto return stack</text:p>
          </table:table-cell>
        </table:table-row>
        <table:table-row table:style-name="TableLine94052523212592">
          <table:table-cell table:style-name="Table29.A1" office:value-type="string">
            <text:p text:style-name="P287">FORK</text:p>
          </table:table-cell>
          <table:table-cell table:style-name="Table29.A1" office:value-type="string">
            <text:p text:style-name="P287">( -- <text:s/>)</text:p>
          </table:table-cell>
          <table:table-cell table:style-name="Table29.A1" office:value-type="string">
            <text:p text:style-name="P288">X</text:p>
          </table:table-cell>
          <table:table-cell table:style-name="Table29.A1" office:value-type="string">
            <text:p text:style-name="P322">PUB</text:p>
          </table:table-cell>
          <table:table-cell table:style-name="Table29.A1" office:value-type="string">
            <text:p text:style-name="P289">Duplicate top of return stack</text:p>
          </table:table-cell>
        </table:table-row>
        <table:table-row table:style-name="TableLine94052523213536">
          <table:table-cell table:style-name="Table29.A1" office:value-type="string">
            <text:p text:style-name="P289">R@</text:p>
          </table:table-cell>
          <table:table-cell table:style-name="Table29.A1" office:value-type="string">
            <text:p text:style-name="P289">( -- a )</text:p>
          </table:table-cell>
          <table:table-cell table:style-name="Table29.A1" office:value-type="string">
            <text:p text:style-name="P288">X</text:p>
          </table:table-cell>
          <table:table-cell table:style-name="Table29.A1" office:value-type="string">
            <text:p text:style-name="P322">PUB</text:p>
          </table:table-cell>
          <table:table-cell table:style-name="Table29.A1" office:value-type="string">
            <text:p text:style-name="P289">Copy top of return stack to tos</text:p>
          </table:table-cell>
        </table:table-row>
        <table:table-row table:style-name="TableLine94052523214992">
          <table:table-cell table:style-name="Table29.A1" office:value-type="string">
            <text:p text:style-name="P46">R&gt; </text:p>
          </table:table-cell>
          <table:table-cell table:style-name="Table29.A1" office:value-type="string">
            <text:p text:style-name="P46">( -- a )</text:p>
          </table:table-cell>
          <table:table-cell table:style-name="Table29.A1" office:value-type="string">
            <text:p text:style-name="P46">C</text:p>
          </table:table-cell>
          <table:table-cell table:style-name="Table29.A1" office:value-type="string">
            <text:p text:style-name="P322">PUB</text:p>
          </table:table-cell>
          <table:table-cell table:style-name="Table29.A1" office:value-type="string">
            <text:p text:style-name="P46">Pop a from return stack onto data stack</text:p>
          </table:table-cell>
        </table:table-row>
      </table:table>
      <text:h text:style-name="Heading_20_2" text:outline-level="2"><text:bookmark-start text:name="__RefHeading___Toc15060_3727030152"/>LOGICAL<text:bookmark-end text:name="__RefHeading___Toc15060_3727030152"/></text:h>
      <text:p text:style-name="P857">Some logical operations include a built-in parameter to avoid slow push/pop operations such as 8&lt;&lt; rather than 8 &lt;&lt; (0.4us vs 2.4us)</text:p>
      <text:p text:style-name="P21"/>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052523218288">
          <table:table-cell table:style-name="Table8.A1" office:value-type="string">
            <text:p text:style-name="P32"><text:s/>&lt;&lt;</text:p>
          </table:table-cell>
          <table:table-cell table:style-name="Table8.A1" office:value-type="string">
            <text:p text:style-name="P211">( n cnt -- n2 )</text:p>
          </table:table-cell>
          <table:table-cell table:style-name="Table8.A1" office:value-type="string">
            <text:p text:style-name="P211">C</text:p>
          </table:table-cell>
          <table:table-cell table:style-name="Table8.A1" office:value-type="string">
            <text:p text:style-name="P333">PUB</text:p>
          </table:table-cell>
          <table:table-cell table:style-name="Table8.A1" office:value-type="string">
            <text:p text:style-name="P32"><text:span text:style-name="T64">Shift n </text:span><text:span text:style-name="T65">left</text:span><text:span text:style-name="T64"> cnt places</text:span> </text:p>
          </table:table-cell>
        </table:table-row>
        <table:table-row table:style-name="TableLine94052523361152">
          <table:table-cell table:style-name="Table8.A1" office:value-type="string">
            <text:p text:style-name="P21"><text:s/>&gt;&gt;</text:p>
          </table:table-cell>
          <table:table-cell table:style-name="Table8.A1" office:value-type="string">
            <text:p text:style-name="P210">( n1 cnt -- n2 )</text:p>
          </table:table-cell>
          <table:table-cell table:style-name="Table8.A1" office:value-type="string">
            <text:p text:style-name="P210">C</text:p>
          </table:table-cell>
          <table:table-cell table:style-name="Table8.A1" office:value-type="string">
            <text:p text:style-name="P333">PUB</text:p>
          </table:table-cell>
          <table:table-cell table:style-name="Table8.A1" office:value-type="string">
            <text:p text:style-name="P21"><text:span text:style-name="T64">Shift n right cnt places</text:span> </text:p>
          </table:table-cell>
        </table:table-row>
        <table:table-row table:style-name="TableLine94052523362032">
          <table:table-cell table:style-name="Table8.A1" office:value-type="string">
            <text:p text:style-name="P21">&gt;|</text:p>
          </table:table-cell>
          <table:table-cell table:style-name="Table8.A1" office:value-type="string">
            <text:p text:style-name="P21">( mask -- bit )</text:p>
          </table:table-cell>
          <table:table-cell table:style-name="Table8.A1" office:value-type="string">
            <text:p text:style-name="P21">X</text:p>
          </table:table-cell>
          <table:table-cell table:style-name="Table8.A1" office:value-type="string">
            <text:p text:style-name="P329">PUB</text:p>
          </table:table-cell>
          <table:table-cell table:style-name="Table8.A1" office:value-type="string">
            <text:p text:style-name="P21">Convert mask to bit position of first lsb that is set<text:span text:style-name="T104"> e.g. 512 &gt;| . --- 9 <text:s/>ok</text:span></text:p>
          </table:table-cell>
        </table:table-row>
        <table:table-row table:style-name="TableLine94052523363024">
          <table:table-cell table:style-name="Table8.A1" office:value-type="string">
            <text:p text:style-name="P792">&gt;b</text:p>
          </table:table-cell>
          <table:table-cell table:style-name="Table8.A1" office:value-type="string">
            <text:p text:style-name="P792">( n1 -- byte )</text:p>
          </table:table-cell>
          <table:table-cell table:style-name="Table8.A1" office:value-type="string">
            <text:p text:style-name="P792">C</text:p>
          </table:table-cell>
          <table:table-cell table:style-name="Table8.A1" office:value-type="string">
            <text:p text:style-name="P333">PUB</text:p>
          </table:table-cell>
          <table:table-cell table:style-name="Table8.A1" office:value-type="string">
            <text:p text:style-name="P792">Mask n to <text:span text:style-name="T88">the </text:span>l<text:span text:style-name="T88">.</text:span>s<text:span text:style-name="T88">.</text:span> b<text:span text:style-name="T88">it</text:span></text:p>
          </table:table-cell>
        </table:table-row>
        <table:table-row table:style-name="TableLine94052523364576">
          <table:table-cell table:style-name="Table8.A1" office:value-type="string">
            <text:p text:style-name="P21">&gt;B </text:p>
          </table:table-cell>
          <table:table-cell table:style-name="Table8.A1" office:value-type="string">
            <text:p text:style-name="P21">( n -- byte )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Mask off a byte ($FF AND)</text:p>
          </table:table-cell>
        </table:table-row>
        <table:table-row table:style-name="TableLine94052523365888">
          <table:table-cell table:style-name="Table8.A1" office:value-type="string">
            <text:p text:style-name="P21">&gt;N </text:p>
          </table:table-cell>
          <table:table-cell table:style-name="Table8.A1" office:value-type="string">
            <text:p text:style-name="P21">( n -- nib )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Mask off a nibble ($0F AND)</text:p>
          </table:table-cell>
        </table:table-row>
        <table:table-row table:style-name="TableLine94052523367072">
          <table:table-cell table:style-name="Table8.A1" office:value-type="string">
            <text:p text:style-name="P21">|&lt;</text:p>
          </table:table-cell>
          <table:table-cell table:style-name="Table8.A1" office:value-type="string">
            <text:p text:style-name="P170">( bit -- mask )</text:p>
          </table:table-cell>
          <table:table-cell table:style-name="Table8.A1" office:value-type="string">
            <text:p text:style-name="P170">X</text:p>
          </table:table-cell>
          <table:table-cell table:style-name="Table8.A1" office:value-type="string">
            <text:p text:style-name="P321">PUB</text:p>
          </table:table-cell>
          <table:table-cell table:style-name="Table8.A1" office:value-type="string">
            <text:p text:style-name="P170">Alias for MASK</text:p>
          </table:table-cell>
        </table:table-row>
        <table:table-row table:style-name="TableLine94052523363760">
          <table:table-cell table:style-name="Table8.A1" office:value-type="string">
            <text:p text:style-name="P21">2* </text:p>
          </table:table-cell>
          <table:table-cell table:style-name="Table8.A1" office:value-type="string">
            <text:p text:style-name="P21">( a -- b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Shift left one bit (multiply by two unsigned)</text:p>
          </table:table-cell>
        </table:table-row>
        <table:table-row table:style-name="TableLine94052523369264">
          <table:table-cell table:style-name="Table8.A1" office:value-type="string">
            <text:p text:style-name="P21">2/ </text:p>
          </table:table-cell>
          <table:table-cell table:style-name="Table8.A1" office:value-type="string">
            <text:p text:style-name="P21">( a -- b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Shift right one bit (divide by two unsigned)</text:p>
          </table:table-cell>
        </table:table-row>
        <table:table-row table:style-name="TableLine94052523370416">
          <table:table-cell table:style-name="Table8.A1" office:value-type="string">
            <text:p text:style-name="P169">4*</text:p>
          </table:table-cell>
          <table:table-cell table:style-name="Table8.A1" office:value-type="string">
            <text:p text:style-name="P169">( a -- b )</text:p>
          </table:table-cell>
          <table:table-cell table:style-name="Table8.A1" office:value-type="string">
            <text:p text:style-name="P169">C</text:p>
          </table:table-cell>
          <table:table-cell table:style-name="Table8.A1" office:value-type="string">
            <text:p text:style-name="P333">PUB</text:p>
          </table:table-cell>
          <table:table-cell table:style-name="Table8.A1" office:value-type="string">
            <text:p text:style-name="P169">Shift left two bits (multiply by 4 unsigned)</text:p>
          </table:table-cell>
        </table:table-row>
        <table:table-row table:style-name="TableLine94052523371648">
          <table:table-cell table:style-name="Table8.A1" office:value-type="string">
            <text:p text:style-name="P21">8&lt;&lt;</text:p>
          </table:table-cell>
          <table:table-cell table:style-name="Table8.A1" office:value-type="string">
            <text:p text:style-name="P21">( a -- b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Fast 8-bit shift left - avoids slow push and pop of literal</text:p>
          </table:table-cell>
        </table:table-row>
        <table:table-row table:style-name="TableLine94052523372880">
          <table:table-cell table:style-name="Table8.A1" office:value-type="string">
            <text:p text:style-name="P21">8&gt;&gt;</text:p>
          </table:table-cell>
          <table:table-cell table:style-name="Table8.A1" office:value-type="string">
            <text:p text:style-name="P21">( a -- b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Fast 8-bit shift right - avoids slow push and pop of <text:s/>literal (i.e. $12345678 -&gt; $00123456)</text:p>
          </table:table-cell>
        </table:table-row>
        <text:soft-page-break/>
        <table:table-row table:style-name="TableLine94052523374112">
          <table:table-cell table:style-name="Table8.A1" office:value-type="string">
            <text:p text:style-name="P21">AND </text:p>
          </table:table-cell>
          <table:table-cell table:style-name="Table8.A1" office:value-type="string">
            <text:p text:style-name="P21">( a b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c = a AND b</text:p>
          </table:table-cell>
        </table:table-row>
        <table:table-row table:style-name="TableLine94052523375344">
          <table:table-cell table:style-name="Table8.A1" office:value-type="string">
            <text:p text:style-name="P21">ANDN </text:p>
          </table:table-cell>
          <table:table-cell table:style-name="Table8.A1" office:value-type="string">
            <text:p text:style-name="P21">( a b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c = a AND NOT b ($DEADBEEF $FF ANDN .LONG DEAD.BE00 ok)</text:p>
          </table:table-cell>
        </table:table-row>
        <table:table-row table:style-name="TableLine94052523376576">
          <table:table-cell table:style-name="Table8.A1" office:value-type="string">
            <text:p text:style-name="P795">BIT!</text:p>
          </table:table-cell>
          <table:table-cell table:style-name="Table8.A1" office:value-type="string">
            <text:p text:style-name="P795">( addr flg -- )</text:p>
          </table:table-cell>
          <table:table-cell table:style-name="Table8.A1" office:value-type="string">
            <text:p text:style-name="P795">H</text:p>
          </table:table-cell>
          <table:table-cell table:style-name="Table8.A1" office:value-type="string">
            <text:p text:style-name="P333">PUB</text:p>
          </table:table-cell>
          <table:table-cell table:style-name="Table8.A1" office:value-type="string">
            <text:p text:style-name="P795">store 1 in long at addr if flg&lt;&gt;0, else store 0</text:p>
          </table:table-cell>
        </table:table-row>
        <table:table-row table:style-name="TableLine94052523377808">
          <table:table-cell table:style-name="Table8.A1" office:value-type="string">
            <text:p text:style-name="P793">BIT?</text:p>
          </table:table-cell>
          <table:table-cell table:style-name="Table8.A1" office:value-type="string">
            <text:p text:style-name="P793">( mask addr -- mask flg )</text:p>
          </table:table-cell>
          <table:table-cell table:style-name="Table8.A1" office:value-type="string">
            <text:p text:style-name="P793">C</text:p>
          </table:table-cell>
          <table:table-cell table:style-name="Table8.A1" office:value-type="string">
            <text:p text:style-name="P333">PUB</text:p>
          </table:table-cell>
          <table:table-cell table:style-name="Table8.A1" office:value-type="string">
            <text:p text:style-name="P793">flg = <text:span text:style-name="T89">long</text:span> at addr anded with mask</text:p>
          </table:table-cell>
        </table:table-row>
        <table:table-row table:style-name="TableLine94052523379040">
          <table:table-cell table:style-name="Table8.A1" office:value-type="string">
            <text:p text:style-name="P790">FALSE</text:p>
          </table:table-cell>
          <table:table-cell table:style-name="Table8.A1" office:value-type="string">
            <text:p text:style-name="P790">( -- 0 )</text:p>
          </table:table-cell>
          <table:table-cell table:style-name="Table8.A1" office:value-type="string">
            <text:p text:style-name="P796">C</text:p>
          </table:table-cell>
          <table:table-cell table:style-name="Table8.A1" office:value-type="string">
            <text:p text:style-name="P806">PUB</text:p>
          </table:table-cell>
          <table:table-cell table:style-name="Table8.A1" office:value-type="string">
            <text:p text:style-name="P790">Constant</text:p>
          </table:table-cell>
        </table:table-row>
        <table:table-row table:style-name="TableLine94052523380544">
          <table:table-cell table:style-name="Table8.A1" office:value-type="string">
            <text:p text:style-name="P21">INVERT </text:p>
          </table:table-cell>
          <table:table-cell table:style-name="Table8.A1" office:value-type="string">
            <text:p text:style-name="P21">( a -- b )</text:p>
          </table:table-cell>
          <table:table-cell table:style-name="Table8.A1" office:value-type="string">
            <text:p text:style-name="P213">H</text:p>
          </table:table-cell>
          <table:table-cell table:style-name="Table8.A1" office:value-type="string">
            <text:p text:style-name="P321">PUB</text:p>
          </table:table-cell>
          <table:table-cell table:style-name="Table8.A1" office:value-type="string">
            <text:p text:style-name="P21">Bitwise inversion - all bits are flipped (i.e. $FFFFFFF5 -&gt; $0A )</text:p>
          </table:table-cell>
        </table:table-row>
        <table:table-row table:style-name="TableLine94052523381776">
          <table:table-cell table:style-name="Table8.A1" office:value-type="string">
            <text:p text:style-name="P792">L&gt;S</text:p>
          </table:table-cell>
          <table:table-cell table:style-name="Table8.A1" office:value-type="string">
            <text:p text:style-name="P792">( n -- lsb9 h )</text:p>
          </table:table-cell>
          <table:table-cell table:style-name="Table8.A1" office:value-type="string">
            <text:p text:style-name="P792">C</text:p>
          </table:table-cell>
          <table:table-cell table:style-name="Table8.A1" office:value-type="string">
            <text:p text:style-name="P333">PUB</text:p>
          </table:table-cell>
          <table:table-cell table:style-name="Table8.A1" office:value-type="string">
            <text:p text:style-name="P792">Specialized operation for filesystem addresses</text:p>
          </table:table-cell>
        </table:table-row>
        <table:table-row table:style-name="TableLine94052523383008">
          <table:table-cell table:style-name="Table8.A1" office:value-type="string">
            <text:p text:style-name="P21">MASK </text:p>
          </table:table-cell>
          <table:table-cell table:style-name="Table8.A1" office:value-type="string">
            <text:p text:style-name="P21">( bit -- mask )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Convert 5-bit number to a mask over 32-bits - mask=0 if bit&gt;31</text:p>
          </table:table-cell>
        </table:table-row>
        <table:table-row table:style-name="TableLine94052523384240">
          <table:table-cell table:style-name="Table8.A1" office:value-type="string">
            <text:p text:style-name="P33"><text:span text:style-name="T109">N</text:span><text:span text:style-name="T28">OOP</text:span></text:p>
          </table:table-cell>
          <table:table-cell table:style-name="Table8.A1" office:value-type="string">
            <text:p text:style-name="P741">( -- )</text:p>
          </table:table-cell>
          <table:table-cell table:style-name="Table8.A1" office:value-type="string">
            <text:p text:style-name="P741">H</text:p>
          </table:table-cell>
          <table:table-cell table:style-name="Table8.A1" office:value-type="string">
            <text:p text:style-name="P344">PUB</text:p>
          </table:table-cell>
          <table:table-cell table:style-name="Table8.A1" office:value-type="string">
            <text:p text:style-name="P736">No operation</text:p>
          </table:table-cell>
        </table:table-row>
        <table:table-row table:style-name="TableLine94052523385472">
          <table:table-cell table:style-name="Table8.A1" office:value-type="string">
            <text:p text:style-name="P788">NOP</text:p>
          </table:table-cell>
          <table:table-cell table:style-name="Table8.A1" office:value-type="string">
            <text:p text:style-name="P799">( -- )</text:p>
          </table:table-cell>
          <table:table-cell table:style-name="Table8.A1" office:value-type="string">
            <text:p text:style-name="P788">C</text:p>
          </table:table-cell>
          <table:table-cell table:style-name="Table8.A1" office:value-type="string">
            <text:p text:style-name="P807">PUB</text:p>
          </table:table-cell>
          <table:table-cell table:style-name="Table8.A1" office:value-type="string">
            <text:p text:style-name="P788">No operation<text:span text:style-name="T120"> - </text:span>( 0.4 us )<text:span text:style-name="T120"> - can be used as a placeholder and overwritten later e.g. pri trap nop nop ;</text:span></text:p>
          </table:table-cell>
        </table:table-row>
        <table:table-row table:style-name="TableLine94052523386704">
          <table:table-cell table:style-name="Table8.A1" office:value-type="string">
            <text:p text:style-name="P791">OFF</text:p>
          </table:table-cell>
          <table:table-cell table:style-name="Table8.A1" office:value-type="string">
            <text:p text:style-name="P791">( -- 0 )</text:p>
          </table:table-cell>
          <table:table-cell table:style-name="Table8.A1" office:value-type="string">
            <text:p text:style-name="P797">C</text:p>
          </table:table-cell>
          <table:table-cell table:style-name="Table8.A1" office:value-type="string">
            <text:p text:style-name="P811">PUB</text:p>
          </table:table-cell>
          <table:table-cell table:style-name="Table8.A1" office:value-type="string">
            <text:p text:style-name="P791">Alias for FALSE</text:p>
          </table:table-cell>
        </table:table-row>
        <table:table-row table:style-name="TableLine94052523387936">
          <table:table-cell table:style-name="Table8.A1" office:value-type="string">
            <text:p text:style-name="P791">ON</text:p>
          </table:table-cell>
          <table:table-cell table:style-name="Table8.A1" office:value-type="string">
            <text:p text:style-name="P791">( -- -1 )</text:p>
          </table:table-cell>
          <table:table-cell table:style-name="Table8.A1" office:value-type="string">
            <text:p text:style-name="P797">C</text:p>
          </table:table-cell>
          <table:table-cell table:style-name="Table8.A1" office:value-type="string">
            <text:p text:style-name="P811">PUB</text:p>
          </table:table-cell>
          <table:table-cell table:style-name="Table8.A1" office:value-type="string">
            <text:p text:style-name="P791">Alias for TRUE</text:p>
          </table:table-cell>
        </table:table-row>
        <table:table-row table:style-name="TableLine94052523389168">
          <table:table-cell table:style-name="Table8.A1" office:value-type="string">
            <text:p text:style-name="P21">OR </text:p>
          </table:table-cell>
          <table:table-cell table:style-name="Table8.A1" office:value-type="string">
            <text:p text:style-name="P21">( a b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c = a OR b ($123400 $56 OR .LONG 0012.3456 ok)</text:p>
          </table:table-cell>
        </table:table-row>
        <table:table-row table:style-name="TableLine94052523390400">
          <table:table-cell table:style-name="Table8.A1" office:value-type="string">
            <text:p text:style-name="P21">REV </text:p>
          </table:table-cell>
          <table:table-cell table:style-name="Table8.A1" office:value-type="string">
            <text:p text:style-name="P21">( n1 bits -- n2 )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Reverse LSBs of n1 and zero-extend</text:p>
          </table:table-cell>
        </table:table-row>
        <table:table-row table:style-name="TableLine94052523224624">
          <table:table-cell table:style-name="Table8.A1" office:value-type="string">
            <text:p text:style-name="P21">ROL </text:p>
          </table:table-cell>
          <table:table-cell table:style-name="Table8.A1" office:value-type="string">
            <text:p text:style-name="P21">( a cnt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Rotate a left with b31 rotating into b0 for cnt ($12345678 8 ROL .LONG 3456.7812 ok)</text:p>
          </table:table-cell>
        </table:table-row>
        <table:table-row table:style-name="TableLine94052523033216">
          <table:table-cell table:style-name="Table8.A1" office:value-type="string">
            <text:p text:style-name="P21">ROR </text:p>
          </table:table-cell>
          <table:table-cell table:style-name="Table8.A1" office:value-type="string">
            <text:p text:style-name="P21">( a cnt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Rotate right bit b0 rotating into b31 for cnt ($DEADBEEF 8 ROR .LONG EFDE.ADBE ok)</text:p>
          </table:table-cell>
        </table:table-row>
        <table:table-row table:style-name="TableLine94052523036096">
          <table:table-cell table:style-name="Table8.A1" office:value-type="string">
            <text:p text:style-name="P792">SAR</text:p>
          </table:table-cell>
          <table:table-cell table:style-name="Table8.A1" office:value-type="string">
            <text:p text:style-name="P792">( a n -- b )</text:p>
          </table:table-cell>
          <table:table-cell table:style-name="Table8.A1" office:value-type="string">
            <text:p text:style-name="P798">C</text:p>
          </table:table-cell>
          <table:table-cell table:style-name="Table8.A1" office:value-type="string">
            <text:p text:style-name="P333">PUB</text:p>
          </table:table-cell>
          <table:table-cell table:style-name="Table8.A1" office:value-type="string">
            <text:p text:style-name="P792">b = a Shift Arithmetic Right n places</text:p>
          </table:table-cell>
        </table:table-row>
        <table:table-row table:style-name="TableLine94052523040352">
          <table:table-cell table:style-name="Table8.A1" office:value-type="string">
            <text:p text:style-name="P21">SHL </text:p>
          </table:table-cell>
          <table:table-cell table:style-name="Table8.A1" office:value-type="string">
            <text:p text:style-name="P21">( a cnt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Shift left all bits by cnt</text:p>
          </table:table-cell>
        </table:table-row>
        <table:table-row table:style-name="TableLine94052523015520">
          <table:table-cell table:style-name="Table8.A1" office:value-type="string">
            <text:p text:style-name="P21">SHR </text:p>
          </table:table-cell>
          <table:table-cell table:style-name="Table8.A1" office:value-type="string">
            <text:p text:style-name="P21">( a cnt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Shift right all bits by cnt</text:p>
          </table:table-cell>
        </table:table-row>
        <table:table-row table:style-name="TableLine94052518603856">
          <table:table-cell table:style-name="Table8.A1" office:value-type="string">
            <text:p text:style-name="P794">TOG</text:p>
          </table:table-cell>
          <table:table-cell table:style-name="Table8.A1" office:value-type="string">
            <text:p text:style-name="P794">( mask caddr -- )</text:p>
          </table:table-cell>
          <table:table-cell table:style-name="Table8.A1" office:value-type="string">
            <text:p text:style-name="P794">H</text:p>
          </table:table-cell>
          <table:table-cell table:style-name="Table8.A1" office:value-type="string">
            <text:p text:style-name="P333">PUB</text:p>
          </table:table-cell>
          <table:table-cell table:style-name="Table8.A1" office:value-type="string">
            <text:p text:style-name="P794">toggle bits defined by mask in hub byte at caddr</text:p>
          </table:table-cell>
        </table:table-row>
        <table:table-row table:style-name="TableLine94052523393648">
          <table:table-cell table:style-name="Table8.A1" office:value-type="string">
            <text:p text:style-name="P790">TRUE</text:p>
          </table:table-cell>
          <table:table-cell table:style-name="Table8.A1" office:value-type="string">
            <text:p text:style-name="P790">( -- -1 )</text:p>
          </table:table-cell>
          <table:table-cell table:style-name="Table8.A1" office:value-type="string">
            <text:p text:style-name="P796">C</text:p>
          </table:table-cell>
          <table:table-cell table:style-name="Table8.A1" office:value-type="string">
            <text:p text:style-name="P806">PUB</text:p>
          </table:table-cell>
          <table:table-cell table:style-name="Table8.A1" office:value-type="string">
            <text:p text:style-name="P790">Constant (although any non-zero number is treated as true as well</text:p>
          </table:table-cell>
        </table:table-row>
        <table:table-row table:style-name="TableLine94052523380192">
          <table:table-cell table:style-name="Table8.A1" office:value-type="string">
            <text:p text:style-name="P21">XOR </text:p>
          </table:table-cell>
          <table:table-cell table:style-name="Table8.A1" office:value-type="string">
            <text:p text:style-name="P21">( a b -- c )</text:p>
          </table:table-cell>
          <table:table-cell table:style-name="Table8.A1" office:value-type="string">
            <text:p text:style-name="P21">C</text:p>
          </table:table-cell>
          <table:table-cell table:style-name="Table8.A1" office:value-type="string">
            <text:p text:style-name="P333">PUB</text:p>
          </table:table-cell>
          <table:table-cell table:style-name="Table8.A1" office:value-type="string">
            <text:p text:style-name="P21">c = a XOR b ($123456 $FF XOR .LONG 0012.34A9 ok)</text:p>
          </table:table-cell>
        </table:table-row>
        <table:table-row table:style-name="TableLine94052523395840">
          <table:table-cell table:style-name="Table8.A1" office:value-type="string">
            <text:p text:style-name="P171">|&lt;=</text:p>
          </table:table-cell>
          <table:table-cell table:style-name="Table8.A1" office:value-type="string">
            <text:p text:style-name="P171">( bit -- ; -- mask )</text:p>
          </table:table-cell>
          <table:table-cell table:style-name="Table8.A1" office:value-type="string">
            <text:p text:style-name="P212">H</text:p>
          </table:table-cell>
          <table:table-cell table:style-name="Table8.A1" office:value-type="string">
            <text:p text:style-name="P323">PRE</text:p>
          </table:table-cell>
          <table:table-cell table:style-name="Table8.A1" office:value-type="string">
            <text:p text:style-name="Standard"/>
          </table:table-cell>
        </table:table-row>
      </table:table>
      <text:h text:style-name="Heading_20_2" text:outline-level="2"><text:bookmark-start text:name="__RefHeading___Toc15062_3727030152"/>COMPARISON<text:bookmark-end text:name="__RefHeading___Toc15062_3727030152"/></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94052523220128">
          <table:table-cell table:style-name="Table16.A1" office:value-type="string">
            <text:p text:style-name="P21">&lt; </text:p>
          </table:table-cell>
          <table:table-cell table:style-name="Table16.A1" office:value-type="string">
            <text:p text:style-name="P21">( a b -- flg )</text:p>
          </table:table-cell>
          <table:table-cell table:style-name="Table16.A1" office:value-type="string">
            <text:p text:style-name="P21">H</text:p>
          </table:table-cell>
          <table:table-cell table:style-name="Table16.A1" office:value-type="string">
            <text:p text:style-name="P333">PUB</text:p>
          </table:table-cell>
          <table:table-cell table:style-name="Table16.A1" office:value-type="string">
            <text:p text:style-name="P21">If a is less than b then return with true flag</text:p>
          </table:table-cell>
        </table:table-row>
        <table:table-row table:style-name="TableLine94052523426816">
          <table:table-cell table:style-name="Table16.A1" office:value-type="string">
            <text:p text:style-name="P21">&lt;=</text:p>
          </table:table-cell>
          <table:table-cell table:style-name="Table16.A1" office:value-type="string">
            <text:p text:style-name="P739">( a b -- flg )</text:p>
          </table:table-cell>
          <table:table-cell table:style-name="Table16.A1" office:value-type="string">
            <text:p text:style-name="P739">X</text:p>
          </table:table-cell>
          <table:table-cell table:style-name="Table16.A1" office:value-type="string">
            <text:p text:style-name="P753">PUB</text:p>
          </table:table-cell>
          <table:table-cell table:style-name="Table16.A1" office:value-type="string">
            <text:p text:style-name="P739">if a &lt; or = to b then flg = true</text:p>
          </table:table-cell>
        </table:table-row>
        <table:table-row table:style-name="TableLine94052523427696">
          <table:table-cell table:style-name="Table16.A1" office:value-type="string">
            <text:p text:style-name="P21">&lt;&gt; </text:p>
          </table:table-cell>
          <table:table-cell table:style-name="Table16.A1" office:value-type="string">
            <text:p text:style-name="P21">( n1 n2 -- flg ) </text:p>
          </table:table-cell>
          <table:table-cell table:style-name="Table16.A1" office:value-type="string">
            <text:p text:style-name="P21">C2</text:p>
          </table:table-cell>
          <table:table-cell table:style-name="Table16.A1" office:value-type="string">
            <text:p text:style-name="P333">PUB</text:p>
          </table:table-cell>
          <table:table-cell table:style-name="Table16.A1" office:value-type="string">
            <text:p text:style-name="P21">Return with flag indicating if n1 &lt;&gt; n2 (equiv. to = NOT ) </text:p>
          </table:table-cell>
        </table:table-row>
        <table:table-row table:style-name="TableLine94052523428688">
          <table:table-cell table:style-name="Table16.A1" office:value-type="string">
            <text:p text:style-name="P21">= </text:p>
          </table:table-cell>
          <table:table-cell table:style-name="Table16.A1" office:value-type="string">
            <text:p text:style-name="P21">( a b -- flg )</text:p>
          </table:table-cell>
          <table:table-cell table:style-name="Table16.A1" office:value-type="string">
            <text:p text:style-name="P21">C</text:p>
          </table:table-cell>
          <table:table-cell table:style-name="Table16.A1" office:value-type="string">
            <text:p text:style-name="P333">PUB</text:p>
          </table:table-cell>
          <table:table-cell table:style-name="Table16.A1" office:value-type="string">
            <text:p text:style-name="P21">Compare a with b </text:p>
          </table:table-cell>
        </table:table-row>
        <table:table-row table:style-name="TableLine94052523430240">
          <table:table-cell table:style-name="Table16.A1" office:value-type="string">
            <text:p text:style-name="P739">=&gt;</text:p>
          </table:table-cell>
          <table:table-cell table:style-name="Table16.A1" office:value-type="string">
            <text:p text:style-name="P739">( a b -- flg )</text:p>
          </table:table-cell>
          <table:table-cell table:style-name="Table16.A1" office:value-type="string">
            <text:p text:style-name="P739">X</text:p>
          </table:table-cell>
          <table:table-cell table:style-name="Table16.A1" office:value-type="string">
            <text:p text:style-name="P753">PUB</text:p>
          </table:table-cell>
          <table:table-cell table:style-name="Table16.A1" office:value-type="string">
            <text:p text:style-name="P739">if a &gt; or = to b then flg = true</text:p>
          </table:table-cell>
        </table:table-row>
        <table:table-row table:style-name="TableLine94052523431552">
          <table:table-cell table:style-name="Table16.A1" office:value-type="string">
            <text:p text:style-name="P21">&gt; </text:p>
          </table:table-cell>
          <table:table-cell table:style-name="Table16.A1" office:value-type="string">
            <text:p text:style-name="P21">( a b -- flg )</text:p>
          </table:table-cell>
          <table:table-cell table:style-name="Table16.A1" office:value-type="string">
            <text:p text:style-name="P21">C</text:p>
          </table:table-cell>
          <table:table-cell table:style-name="Table16.A1" office:value-type="string">
            <text:p text:style-name="P333">PUB</text:p>
          </table:table-cell>
          <table:table-cell table:style-name="Table16.A1" office:value-type="string">
            <text:p text:style-name="P21">If a &gt; b then flg = true</text:p>
          </table:table-cell>
        </table:table-row>
        <table:table-row table:style-name="TableLine94052523432736">
          <table:table-cell table:style-name="Table16.A1" office:value-type="string">
            <text:p text:style-name="P21">0&lt; </text:p>
          </table:table-cell>
          <table:table-cell table:style-name="Table16.A1" office:value-type="string">
            <text:p text:style-name="P21">( val -- flg )</text:p>
          </table:table-cell>
          <table:table-cell table:style-name="Table16.A1" office:value-type="string">
            <text:p text:style-name="P214">C</text:p>
          </table:table-cell>
          <table:table-cell table:style-name="Table16.A1" office:value-type="string">
            <text:p text:style-name="P333">PUB</text:p>
          </table:table-cell>
          <table:table-cell table:style-name="Table16.A1" office:value-type="string">
            <text:p text:style-name="P21">If val is less than zero (negative) then return with true flag</text:p>
          </table:table-cell>
        </table:table-row>
        <table:table-row table:style-name="TableLine94052523429424">
          <table:table-cell table:style-name="Table16.A1" office:value-type="string">
            <text:p text:style-name="P21">0&lt;&gt; </text:p>
          </table:table-cell>
          <table:table-cell table:style-name="Table16.A1" office:value-type="string">
            <text:p text:style-name="P21">( n -- flg ) </text:p>
          </table:table-cell>
          <table:table-cell table:style-name="Table16.A1" office:value-type="string">
            <text:p text:style-name="P21">C2</text:p>
          </table:table-cell>
          <table:table-cell table:style-name="Table16.A1" office:value-type="string">
            <text:p text:style-name="P345">PUB</text:p>
          </table:table-cell>
          <table:table-cell table:style-name="Table16.A1" office:value-type="string">
            <text:p text:style-name="P21">Return with flag indicating if n &lt;&gt; 0 (equiva. to 0= NOT )</text:p>
          </table:table-cell>
        </table:table-row>
        <table:table-row table:style-name="TableLine94052523434928">
          <table:table-cell table:style-name="Table16.A1" office:value-type="string">
            <text:p text:style-name="P21">0= </text:p>
          </table:table-cell>
          <table:table-cell table:style-name="Table16.A1" office:value-type="string">
            <text:p text:style-name="P21">( val -- flg )</text:p>
          </table:table-cell>
          <table:table-cell table:style-name="Table16.A1" office:value-type="string">
            <text:p text:style-name="P21">C</text:p>
          </table:table-cell>
          <table:table-cell table:style-name="Table16.A1" office:value-type="string">
            <text:p text:style-name="P333">PUB</text:p>
          </table:table-cell>
          <table:table-cell table:style-name="Table16.A1" office:value-type="string">
            <text:p text:style-name="P21">Compare n to zero and return with boolean flag</text:p>
          </table:table-cell>
        </table:table-row>
        <table:table-row table:style-name="TableLine94052523436080">
          <table:table-cell table:style-name="Table16.A1" office:value-type="string">
            <text:p text:style-name="P34">NOT</text:p>
          </table:table-cell>
          <table:table-cell table:style-name="Table16.A1" office:value-type="string">
            <text:p text:style-name="P34">( val -- flg )</text:p>
          </table:table-cell>
          <table:table-cell table:style-name="Table16.A1" office:value-type="string">
            <text:p text:style-name="P34">C</text:p>
          </table:table-cell>
          <table:table-cell table:style-name="Table16.A1" office:value-type="string">
            <text:p text:style-name="P333">PUB</text:p>
          </table:table-cell>
          <table:table-cell table:style-name="Table16.A1" office:value-type="string">
            <text:p text:style-name="P215">Alias for 0=</text:p>
          </table:table-cell>
        </table:table-row>
        <table:table-row table:style-name="TableLine94052523437312">
          <table:table-cell table:style-name="Table16.A1" office:value-type="string">
            <text:p text:style-name="P21">U&lt; </text:p>
          </table:table-cell>
          <table:table-cell table:style-name="Table16.A1" office:value-type="string">
            <text:p text:style-name="P21">( a b -- flg )</text:p>
          </table:table-cell>
          <table:table-cell table:style-name="Table16.A1" office:value-type="string">
            <text:p text:style-name="P214">C</text:p>
          </table:table-cell>
          <table:table-cell table:style-name="Table16.A1" office:value-type="string">
            <text:p text:style-name="P333">PUB</text:p>
          </table:table-cell>
          <table:table-cell table:style-name="Table16.A1" office:value-type="string">
            <text:p text:style-name="P21">If a is unsigned less than b then return with true flag</text:p>
          </table:table-cell>
        </table:table-row>
        <table:table-row table:style-name="TableLine94052523438544">
          <table:table-cell table:style-name="Table16.A1" office:value-type="string">
            <text:p text:style-name="P739">U&gt;</text:p>
          </table:table-cell>
          <table:table-cell table:style-name="Table16.A1" office:value-type="string">
            <text:p text:style-name="P739">( a b -- flg )</text:p>
          </table:table-cell>
          <table:table-cell table:style-name="Table16.A1" office:value-type="string">
            <text:p text:style-name="P739">X</text:p>
          </table:table-cell>
          <table:table-cell table:style-name="Table16.A1" office:value-type="string">
            <text:p text:style-name="P333">PUB</text:p>
          </table:table-cell>
          <table:table-cell table:style-name="Table16.A1" office:value-type="string">
            <text:p text:style-name="P739">If a is unsigned greater than b then return with true flag</text:p>
          </table:table-cell>
        </table:table-row>
        <table:table-row table:style-name="TableLine94052523439776">
          <table:table-cell table:style-name="Table16.A1" office:value-type="string">
            <text:p text:style-name="P21">WITHIN </text:p>
          </table:table-cell>
          <table:table-cell table:style-name="Table16.A1" office:value-type="string">
            <text:p text:style-name="P21">( val min max -- flg )</text:p>
          </table:table-cell>
          <table:table-cell table:style-name="Table16.A1" office:value-type="string">
            <text:p text:style-name="P21">H</text:p>
          </table:table-cell>
          <table:table-cell table:style-name="Table16.A1" office:value-type="string">
            <text:p text:style-name="P333">PUB</text:p>
          </table:table-cell>
          <table:table-cell table:style-name="Table16.A1" office:value-type="string">
            <text:p text:style-name="P21">Return with flag if val is within min and max (inclusive, not ANSI)</text:p>
          </table:table-cell>
        </table:table-row>
      </table:table>
      <text:h text:style-name="Heading_20_2" text:outline-level="2"><text:bookmark-start text:name="__RefHeading___Toc15064_3727030152"/>MEMORY<text:bookmark-end text:name="__RefHeading___Toc15064_3727030152"/></text:h>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Line94052523443040">
          <table:table-cell table:style-name="Table17.A1" office:value-type="string">
            <text:p text:style-name="P21">--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Decrement the long in hub memory</text:p>
          </table:table-cell>
        </table:table-row>
        <table:table-row table:style-name="TableLine94052523625424">
          <table:table-cell table:style-name="Table17.A1" office:value-type="string">
            <text:p text:style-name="P21">! </text:p>
          </table:table-cell>
          <table:table-cell table:style-name="Table17.A1" office:value-type="string">
            <text:p text:style-name="P21">( long adr --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Store the long in hub memory (2.2us) (pops)</text:p>
          </table:table-cell>
        </table:table-row>
        <table:table-row table:style-name="TableLine94052523626304">
          <table:table-cell table:style-name="Table17.A1" office:value-type="string">
            <text:p text:style-name="P21">@ </text:p>
          </table:table-cell>
          <table:table-cell table:style-name="Table17.A1" office:value-type="string">
            <text:p text:style-name="P21">( adr -- long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Fetch a long from hub memory (0.4us)</text:p>
          </table:table-cell>
        </table:table-row>
        <table:table-row table:style-name="TableLine94052523627296">
          <table:table-cell table:style-name="Table17.A1" office:value-type="string">
            <text:p text:style-name="P862">@<text:span text:style-name="T82">1</text:span></text:p>
          </table:table-cell>
          <table:table-cell table:style-name="Table17.A1" office:value-type="string">
            <text:p text:style-name="P866">( -- adr )</text:p>
          </table:table-cell>
          <table:table-cell table:style-name="Table17.A1" office:value-type="string">
            <text:p text:style-name="P868">X</text:p>
          </table:table-cell>
          <table:table-cell table:style-name="Table17.A1" office:value-type="string">
            <text:p text:style-name="P873">PUB</text:p>
          </table:table-cell>
          <table:table-cell table:style-name="Table17.A1" office:value-type="string">
            <text:p text:style-name="P862">1 long</text:p>
          </table:table-cell>
        </table:table-row>
        <table:table-row table:style-name="TableLine94052523628848">
          <table:table-cell table:style-name="Table17.A1" office:value-type="string">
            <text:p text:style-name="P862">@2</text:p>
          </table:table-cell>
          <table:table-cell table:style-name="Table17.A1" office:value-type="string">
            <text:p text:style-name="P866">( -- adr )</text:p>
          </table:table-cell>
          <table:table-cell table:style-name="Table17.A1" office:value-type="string">
            <text:p text:style-name="P868">X</text:p>
          </table:table-cell>
          <table:table-cell table:style-name="Table17.A1" office:value-type="string">
            <text:p text:style-name="P873">PUB</text:p>
          </table:table-cell>
          <table:table-cell table:style-name="Table17.A1" office:value-type="string">
            <text:p text:style-name="P862">1 long</text:p>
          </table:table-cell>
        </table:table-row>
        <table:table-row table:style-name="TableLine94052523630160">
          <table:table-cell table:style-name="Table17.A1" office:value-type="string">
            <text:p text:style-name="P860">@3</text:p>
          </table:table-cell>
          <table:table-cell table:style-name="Table17.A1" office:value-type="string">
            <text:p text:style-name="P867">( -- adr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1 long</text:p>
          </table:table-cell>
        </table:table-row>
        <table:table-row table:style-name="TableLine94052523631344">
          <table:table-cell table:style-name="Table17.A1" office:value-type="string">
            <text:p text:style-name="P21">+! </text:p>
          </table:table-cell>
          <table:table-cell table:style-name="Table17.A1" office:value-type="string">
            <text:p text:style-name="P21">( long adr --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Add long to long in hub memory</text:p>
          </table:table-cell>
        </table:table-row>
        <table:table-row table:style-name="TableLine94052523628032">
          <table:table-cell table:style-name="Table17.A1" office:value-type="string">
            <text:p text:style-name="P21">++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Increment the long in hub memory</text:p>
          </table:table-cell>
        </table:table-row>
        <table:table-row table:style-name="TableLine94052523633536">
          <table:table-cell table:style-name="Table17.A1" office:value-type="string">
            <text:p text:style-name="P21">&lt;CMOVE </text:p>
          </table:table-cell>
          <table:table-cell table:style-name="Table17.A1" office:value-type="string">
            <text:p text:style-name="P21">( src dst cnt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Reverse MOVE bytes starting from end of src to end of dst by cnt bytes</text:p>
          </table:table-cell>
        </table:table-row>
        <table:table-row table:style-name="TableLine94052523634688">
          <table:table-cell table:style-name="Table17.A1" office:value-type="string">
            <text:p text:style-name="P21">~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Set the long in hub memory to zeros</text:p>
          </table:table-cell>
        </table:table-row>
        <table:table-row table:style-name="TableLine94052523635920">
          <table:table-cell table:style-name="Table17.A1" office:value-type="string">
            <text:p text:style-name="P21">~~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Set the long in hub memory to all ones</text:p>
          </table:table-cell>
        </table:table-row>
        <table:table-row table:style-name="TableLine94052523637152">
          <table:table-cell table:style-name="Table17.A1" office:value-type="string">
            <text:p text:style-name="P861"><text:span text:style-name="T82">1</text:span>!</text:p>
          </table:table-cell>
          <table:table-cell table:style-name="Table17.A1" office:value-type="string">
            <text:p text:style-name="P861">( n -- )</text:p>
          </table:table-cell>
          <table:table-cell table:style-name="Table17.A1" office:value-type="string">
            <text:p text:style-name="P870">X</text:p>
          </table:table-cell>
          <table:table-cell table:style-name="Table17.A1" office:value-type="string">
            <text:p text:style-name="P873">PUB</text:p>
          </table:table-cell>
          <table:table-cell table:style-name="Table17.A1" office:value-type="string">
            <text:p text:style-name="P861">store n in <text:span text:style-name="T82">@1</text:span></text:p>
          </table:table-cell>
        </table:table-row>
        <table:table-row table:style-name="TableLine94052523638384">
          <table:table-cell table:style-name="Table17.A1" office:value-type="string">
            <text:p text:style-name="P861"><text:span text:style-name="T82">1</text:span>@</text:p>
          </table:table-cell>
          <table:table-cell table:style-name="Table17.A1" office:value-type="string">
            <text:p text:style-name="P861">( -- n )</text:p>
          </table:table-cell>
          <table:table-cell table:style-name="Table17.A1" office:value-type="string">
            <text:p text:style-name="P870">X</text:p>
          </table:table-cell>
          <table:table-cell table:style-name="Table17.A1" office:value-type="string">
            <text:p text:style-name="P873">PUB</text:p>
          </table:table-cell>
          <table:table-cell table:style-name="Table17.A1" office:value-type="string">
            <text:p text:style-name="P861">return value n stored at @<text:span text:style-name="T82">1</text:span></text:p>
          </table:table-cell>
        </table:table-row>
        <table:table-row table:style-name="TableLine94052523639616">
          <table:table-cell table:style-name="Table17.A1" office:value-type="string">
            <text:p text:style-name="P861"><text:span text:style-name="T82">1</text:span>++</text:p>
          </table:table-cell>
          <table:table-cell table:style-name="Table17.A1" office:value-type="string">
            <text:p text:style-name="P861">( -- )</text:p>
          </table:table-cell>
          <table:table-cell table:style-name="Table17.A1" office:value-type="string">
            <text:p text:style-name="P870">X</text:p>
          </table:table-cell>
          <table:table-cell table:style-name="Table17.A1" office:value-type="string">
            <text:p text:style-name="P873">PUB</text:p>
          </table:table-cell>
          <table:table-cell table:style-name="Table17.A1" office:value-type="string">
            <text:p text:style-name="P861">increment value stored at @<text:span text:style-name="T82">1</text:span></text:p>
          </table:table-cell>
        </table:table-row>
        <table:table-row table:style-name="TableLine94052523640848">
          <table:table-cell table:style-name="Table17.A1" office:value-type="string">
            <text:p text:style-name="P860">2!</text:p>
          </table:table-cell>
          <table:table-cell table:style-name="Table17.A1" office:value-type="string">
            <text:p text:style-name="P860">( n --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store n in 2@</text:p>
          </table:table-cell>
        </table:table-row>
        <table:table-row table:style-name="TableLine94052523642080">
          <table:table-cell table:style-name="Table17.A1" office:value-type="string">
            <text:p text:style-name="P860">2@</text:p>
          </table:table-cell>
          <table:table-cell table:style-name="Table17.A1" office:value-type="string">
            <text:p text:style-name="P860">( -- n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return value n stored at @2</text:p>
          </table:table-cell>
        </table:table-row>
        <table:table-row table:style-name="TableLine94052523643312">
          <table:table-cell table:style-name="Table17.A1" office:value-type="string">
            <text:p text:style-name="P860">2++</text:p>
          </table:table-cell>
          <table:table-cell table:style-name="Table17.A1" office:value-type="string">
            <text:p text:style-name="P860">( --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increment value stored at @2</text:p>
          </table:table-cell>
        </table:table-row>
        <table:table-row table:style-name="TableLine94052523644816">
          <table:table-cell table:style-name="Table17.A1" office:value-type="string">
            <text:p text:style-name="P860">3!</text:p>
          </table:table-cell>
          <table:table-cell table:style-name="Table17.A1" office:value-type="string">
            <text:p text:style-name="P860">(n --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store n in 3@</text:p>
          </table:table-cell>
        </table:table-row>
        <table:table-row table:style-name="TableLine94052523646048">
          <table:table-cell table:style-name="Table17.A1" office:value-type="string">
            <text:p text:style-name="P860">3@</text:p>
          </table:table-cell>
          <table:table-cell table:style-name="Table17.A1" office:value-type="string">
            <text:p text:style-name="P860">( -- n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return value n stored at @3</text:p>
          </table:table-cell>
        </table:table-row>
        <table:table-row table:style-name="TableLine94052523647280">
          <table:table-cell table:style-name="Table17.A1" office:value-type="string">
            <text:p text:style-name="P860">3++</text:p>
          </table:table-cell>
          <table:table-cell table:style-name="Table17.A1" office:value-type="string">
            <text:p text:style-name="P860">( -- )</text:p>
          </table:table-cell>
          <table:table-cell table:style-name="Table17.A1" office:value-type="string">
            <text:p text:style-name="P869">X</text:p>
          </table:table-cell>
          <table:table-cell table:style-name="Table17.A1" office:value-type="string">
            <text:p text:style-name="P873">PUB</text:p>
          </table:table-cell>
          <table:table-cell table:style-name="Table17.A1" office:value-type="string">
            <text:p text:style-name="P860">increment value stored in @3</text:p>
          </table:table-cell>
        </table:table-row>
        <table:table-row table:style-name="TableLine94052523648512">
          <table:table-cell table:style-name="Table17.A1" office:value-type="string">
            <text:p text:style-name="P859">ALIGN </text:p>
          </table:table-cell>
          <table:table-cell table:style-name="Table17.A1" office:value-type="string">
            <text:p text:style-name="P859">( adr align -- adr1 )</text:p>
          </table:table-cell>
          <table:table-cell table:style-name="Table17.A1" office:value-type="string">
            <text:p text:style-name="P859">X</text:p>
          </table:table-cell>
          <table:table-cell table:style-name="Table17.A1" office:value-type="string">
            <text:p text:style-name="P875">PUB</text:p>
          </table:table-cell>
          <table:table-cell table:style-name="Table17.A1" office:value-type="string">
            <text:p text:style-name="P859">Align address upwards to match alignment boundary (i.e. $474A $40 ALIGN .WORD 4780 ok )</text:p>
          </table:table-cell>
        </table:table-row>
        <table:table-row table:style-name="TableLine94052523649744">
          <table:table-cell table:style-name="Table17.A1" office:value-type="string">
            <text:p text:style-name="P863">BIG!</text:p>
          </table:table-cell>
          <table:table-cell table:style-name="Table17.A1" office:value-type="string">
            <text:p text:style-name="P863">( long addr -- )</text:p>
          </table:table-cell>
          <table:table-cell table:style-name="Table17.A1" office:value-type="string">
            <text:p text:style-name="P871">X</text:p>
          </table:table-cell>
          <table:table-cell table:style-name="Table17.A1" office:value-type="string">
            <text:p text:style-name="P874">PUB</text:p>
          </table:table-cell>
          <table:table-cell table:style-name="Table17.A1" office:value-type="string">
            <text:p text:style-name="P863">store long big-endian style</text:p>
          </table:table-cell>
        </table:table-row>
        <table:table-row table:style-name="TableLine94052523650976">
          <table:table-cell table:style-name="Table17.A1" office:value-type="string">
            <text:p text:style-name="P863">BIG@</text:p>
          </table:table-cell>
          <table:table-cell table:style-name="Table17.A1" office:value-type="string">
            <text:p text:style-name="P863">( addr -- long )</text:p>
          </table:table-cell>
          <table:table-cell table:style-name="Table17.A1" office:value-type="string">
            <text:p text:style-name="P871">X</text:p>
          </table:table-cell>
          <table:table-cell table:style-name="Table17.A1" office:value-type="string">
            <text:p text:style-name="P874">PUB</text:p>
          </table:table-cell>
          <table:table-cell table:style-name="Table17.A1" office:value-type="string">
            <text:p text:style-name="P863">read long big-endian style</text:p>
          </table:table-cell>
        </table:table-row>
        <table:table-row table:style-name="TableLine94052523652208">
          <table:table-cell table:style-name="Table17.A1" office:value-type="string">
            <text:p text:style-name="P21">C--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Decrement the byte in hub memory</text:p>
          </table:table-cell>
        </table:table-row>
        <table:table-row table:style-name="TableLine94052523653440">
          <table:table-cell table:style-name="Table17.A1" office:value-type="string">
            <text:p text:style-name="P21">C! </text:p>
          </table:table-cell>
          <table:table-cell table:style-name="Table17.A1" office:value-type="string">
            <text:p text:style-name="P21">( byte adr --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store byte to hub memory</text:p>
          </table:table-cell>
        </table:table-row>
        <table:table-row table:style-name="TableLine94052523654672">
          <table:table-cell table:style-name="Table17.A1" office:value-type="string">
            <text:p text:style-name="P21">C@ </text:p>
          </table:table-cell>
          <table:table-cell table:style-name="Table17.A1" office:value-type="string">
            <text:p text:style-name="P21">( adr -- byte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Fetch a byte from hub memory </text:p>
          </table:table-cell>
        </table:table-row>
        <table:table-row table:style-name="TableLine94052523412640">
          <table:table-cell table:style-name="Table17.A1" office:value-type="string">
            <text:p text:style-name="P21">C@++ </text:p>
          </table:table-cell>
          <table:table-cell table:style-name="Table17.A1" office:value-type="string">
            <text:p text:style-name="P21">( adr -- adr+1 char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Fetch a byte from hub memory and maintain and increment the address</text:p>
          </table:table-cell>
        </table:table-row>
        <table:table-row table:style-name="TableLine94052523409520">
          <table:table-cell table:style-name="Table17.A1" office:value-type="string">
            <text:p text:style-name="P21">C+! </text:p>
          </table:table-cell>
          <table:table-cell table:style-name="Table17.A1" office:value-type="string">
            <text:p text:style-name="P21">( byte adr --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add byte to hub memory</text:p>
          </table:table-cell>
        </table:table-row>
        <table:table-row table:style-name="TableLine94052523441312">
          <table:table-cell table:style-name="Table17.A1" office:value-type="string">
            <text:p text:style-name="P21">C++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Increment the byte in hub memory</text:p>
          </table:table-cell>
        </table:table-row>
        <table:table-row table:style-name="TableLine94052523658256">
          <table:table-cell table:style-name="Table17.A1" office:value-type="string">
            <text:p text:style-name="P21">C~</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Clear the byte in hub memory to zeros</text:p>
          </table:table-cell>
        </table:table-row>
        <table:table-row table:style-name="TableLine94052523659440">
          <table:table-cell table:style-name="Table17.A1" office:value-type="string">
            <text:p text:style-name="P21">C~~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Set the byte in hub memory to all ones</text:p>
          </table:table-cell>
        </table:table-row>
        <table:table-row table:style-name="TableLine94052523660624">
          <table:table-cell table:style-name="Table17.A1" office:value-type="string">
            <text:p text:style-name="P864">CELL+</text:p>
          </table:table-cell>
          <table:table-cell table:style-name="Table17.A1" office:value-type="string">
            <text:p text:style-name="P864">( addr -- addr+4 )</text:p>
          </table:table-cell>
          <table:table-cell table:style-name="Table17.A1" office:value-type="string">
            <text:p text:style-name="P872">H</text:p>
          </table:table-cell>
          <table:table-cell table:style-name="Table17.A1" office:value-type="string">
            <text:p text:style-name="P333">PUB</text:p>
          </table:table-cell>
          <table:table-cell table:style-name="Table17.A1" office:value-type="string">
            <text:p text:style-name="P864">Advance address by one cell - A cell is defined as 4 bytes in Tachyon</text:p>
          </table:table-cell>
        </table:table-row>
        <table:table-row table:style-name="TableLine94052523661808">
          <table:table-cell table:style-name="Table17.A1" office:value-type="string">
            <text:p text:style-name="P21">CLR </text:p>
          </table:table-cell>
          <table:table-cell table:style-name="Table17.A1" office:value-type="string">
            <text:p text:style-name="P21">( mask addr --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Clear the bits in the byte at addr</text:p>
          </table:table-cell>
        </table:table-row>
        <table:table-row table:style-name="TableLine94052523644464">
          <table:table-cell table:style-name="Table17.A1" office:value-type="string">
            <text:p text:style-name="P21">CMOVE </text:p>
          </table:table-cell>
          <table:table-cell table:style-name="Table17.A1" office:value-type="string">
            <text:p text:style-name="P21">( src dst cnt -- )</text:p>
          </table:table-cell>
          <table:table-cell table:style-name="Table17.A1" office:value-type="string">
            <text:p text:style-name="P21">C2</text:p>
          </table:table-cell>
          <table:table-cell table:style-name="Table17.A1" office:value-type="string">
            <text:p text:style-name="P333">PUB</text:p>
          </table:table-cell>
          <table:table-cell table:style-name="Table17.A1" office:value-type="string">
            <text:p text:style-name="P21">CMOVE bytes from src to dst by cnt bytes (13.11ms for 32k)</text:p>
          </table:table-cell>
        </table:table-row>
        <table:table-row table:style-name="TableLine94052523663904">
          <table:table-cell table:style-name="Table17.A1" office:value-type="string">
            <text:p text:style-name="P865">D!</text:p>
          </table:table-cell>
          <table:table-cell table:style-name="Table17.A1" office:value-type="string">
            <text:p text:style-name="P865">( n1 n2 addr -- )</text:p>
          </table:table-cell>
          <table:table-cell table:style-name="Table17.A1" office:value-type="string">
            <text:p text:style-name="P865">H</text:p>
          </table:table-cell>
          <table:table-cell table:style-name="Table17.A1" office:value-type="string">
            <text:p text:style-name="P333">PUB</text:p>
          </table:table-cell>
          <table:table-cell table:style-name="Table17.A1" office:value-type="string">
            <text:p text:style-name="P865">Store double n1 n2 at addr</text:p>
          </table:table-cell>
        </table:table-row>
        <table:table-row table:style-name="TableLine94052523665088">
          <table:table-cell table:style-name="Table17.A1" office:value-type="string">
            <text:p text:style-name="P865">D@</text:p>
          </table:table-cell>
          <table:table-cell table:style-name="Table17.A1" office:value-type="string">
            <text:p text:style-name="P865">( addr -- n1 n2 )</text:p>
          </table:table-cell>
          <table:table-cell table:style-name="Table17.A1" office:value-type="string">
            <text:p text:style-name="P865">H</text:p>
          </table:table-cell>
          <table:table-cell table:style-name="Table17.A1" office:value-type="string">
            <text:p text:style-name="P333">PUB</text:p>
          </table:table-cell>
          <table:table-cell table:style-name="Table17.A1" office:value-type="string">
            <text:p text:style-name="P865">Fetch double n1, n2 from addr</text:p>
          </table:table-cell>
        </table:table-row>
        <table:table-row table:style-name="TableLine94052523666272">
          <table:table-cell table:style-name="Table17.A1" office:value-type="string">
            <text:p text:style-name="P21">ERASE </text:p>
          </table:table-cell>
          <table:table-cell table:style-name="Table17.A1" office:value-type="string">
            <text:p text:style-name="P21">( adr cnt --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ERASE memory (to 0) from adr for cnt bytes</text:p>
          </table:table-cell>
        </table:table-row>
        <table:table-row table:style-name="TableLine94052523667456">
          <table:table-cell table:style-name="Table17.A1" office:value-type="string">
            <text:p text:style-name="P21">FILL </text:p>
          </table:table-cell>
          <table:table-cell table:style-name="Table17.A1" office:value-type="string">
            <text:p text:style-name="P21">( adr cnt ch --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FILL memory from adr for cnt bytes with ch</text:p>
          </table:table-cell>
        </table:table-row>
        <table:table-row table:style-name="TableLine94052523668640">
          <table:table-cell table:style-name="Table17.A1" office:value-type="string">
            <text:p text:style-name="P21">SET </text:p>
          </table:table-cell>
          <table:table-cell table:style-name="Table17.A1" office:value-type="string">
            <text:p text:style-name="P21">( mask addr --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Set the bits in the byte at addr</text:p>
          </table:table-cell>
        </table:table-row>
        <table:table-row table:style-name="TableLine94052523669824">
          <table:table-cell table:style-name="Table17.A1" office:value-type="string">
            <text:p text:style-name="P21">SET? </text:p>
          </table:table-cell>
          <table:table-cell table:style-name="Table17.A1" office:value-type="string">
            <text:p text:style-name="P21">( mask addr -- flg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Test the bits in the byte at addr and return with state</text:p>
          </table:table-cell>
        </table:table-row>
        <table:table-row table:style-name="TableLine94052523671008">
          <table:table-cell table:style-name="Table17.A1" office:value-type="string">
            <text:p text:style-name="P21">U!</text:p>
          </table:table-cell>
          <table:table-cell table:style-name="Table17.A1" office:value-type="string">
            <text:p text:style-name="P216">( n <text:s/>adr -<text:span text:style-name="T171">- )</text:span></text:p>
          </table:table-cell>
          <table:table-cell table:style-name="Table17.A1" office:value-type="string">
            <text:p text:style-name="P21">X</text:p>
          </table:table-cell>
          <table:table-cell table:style-name="Table17.A1" office:value-type="string">
            <text:p text:style-name="P329">PUB</text:p>
          </table:table-cell>
          <table:table-cell table:style-name="Table17.A1" office:value-type="string">
            <text:p text:style-name="P216">Write unaligned long</text:p>
          </table:table-cell>
        </table:table-row>
        <table:table-row table:style-name="TableLine94052523672240">
          <table:table-cell table:style-name="Table17.A1" office:value-type="string">
            <text:p text:style-name="P21">U@</text:p>
          </table:table-cell>
          <table:table-cell table:style-name="Table17.A1" office:value-type="string">
            <text:p text:style-name="P216">( adr -- n )</text:p>
          </table:table-cell>
          <table:table-cell table:style-name="Table17.A1" office:value-type="string">
            <text:p text:style-name="P21">X</text:p>
          </table:table-cell>
          <table:table-cell table:style-name="Table17.A1" office:value-type="string">
            <text:p text:style-name="P329">PUB</text:p>
          </table:table-cell>
          <table:table-cell table:style-name="Table17.A1" office:value-type="string">
            <text:p text:style-name="P21"><text:span text:style-name="T86">Read </text:span><text:span text:style-name="T71">unaligned long</text:span></text:p>
          </table:table-cell>
        </table:table-row>
        <table:table-row table:style-name="TableLine94052523673472">
          <table:table-cell table:style-name="Table17.A1" office:value-type="string">
            <text:p text:style-name="P21">W--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Decrement the word in hub memory</text:p>
          </table:table-cell>
        </table:table-row>
        <table:table-row table:style-name="TableLine94052523674704">
          <table:table-cell table:style-name="Table17.A1" office:value-type="string">
            <text:p text:style-name="P21">W! </text:p>
          </table:table-cell>
          <table:table-cell table:style-name="Table17.A1" office:value-type="string">
            <text:p text:style-name="P21">( word adr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Store word to word at adr</text:p>
          </table:table-cell>
        </table:table-row>
        <table:table-row table:style-name="TableLine94052523675936">
          <table:table-cell table:style-name="Table17.A1" office:value-type="string">
            <text:p text:style-name="P21">W@ </text:p>
          </table:table-cell>
          <table:table-cell table:style-name="Table17.A1" office:value-type="string">
            <text:p text:style-name="P21">( adr -- word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Fetch a word from hub memory</text:p>
          </table:table-cell>
        </table:table-row>
        <table:table-row table:style-name="TableLine94052523677168">
          <table:table-cell table:style-name="Table17.A1" office:value-type="string">
            <text:p text:style-name="P21">W+! </text:p>
          </table:table-cell>
          <table:table-cell table:style-name="Table17.A1" office:value-type="string">
            <text:p text:style-name="P21">( word adr -- )</text:p>
          </table:table-cell>
          <table:table-cell table:style-name="Table17.A1" office:value-type="string">
            <text:p text:style-name="P21">C</text:p>
          </table:table-cell>
          <table:table-cell table:style-name="Table17.A1" office:value-type="string">
            <text:p text:style-name="P333">PUB</text:p>
          </table:table-cell>
          <table:table-cell table:style-name="Table17.A1" office:value-type="string">
            <text:p text:style-name="P21">Add word to word at adr</text:p>
          </table:table-cell>
        </table:table-row>
        <table:table-row table:style-name="TableLine94052523678400">
          <table:table-cell table:style-name="Table17.A1" office:value-type="string">
            <text:p text:style-name="P21">W++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Increment the word in hub memory</text:p>
          </table:table-cell>
        </table:table-row>
        <table:table-row table:style-name="TableLine94052523679632">
          <table:table-cell table:style-name="Table17.A1" office:value-type="string">
            <text:p text:style-name="P21">W~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33">PUB</text:p>
          </table:table-cell>
          <table:table-cell table:style-name="Table17.A1" office:value-type="string">
            <text:p text:style-name="P21">Clear the word in hub memory to zeros</text:p>
          </table:table-cell>
        </table:table-row>
        <table:table-row table:style-name="TableLine94052523680864">
          <table:table-cell table:style-name="Table17.A1" office:value-type="string">
            <text:p text:style-name="P21">W~~ </text:p>
          </table:table-cell>
          <table:table-cell table:style-name="Table17.A1" office:value-type="string">
            <text:p text:style-name="P21">( adr -- )</text:p>
          </table:table-cell>
          <table:table-cell table:style-name="Table17.A1" office:value-type="string">
            <text:p text:style-name="P21">H</text:p>
          </table:table-cell>
          <table:table-cell table:style-name="Table17.A1" office:value-type="string">
            <text:p text:style-name="P321">PUB</text:p>
          </table:table-cell>
          <table:table-cell table:style-name="Table17.A1" office:value-type="string">
            <text:p text:style-name="P21">Set the word in hub memory to all ones</text:p>
          </table:table-cell>
        </table:table-row>
      </table:table>
      <text:p text:style-name="P865"/>
      <text:h text:style-name="Heading_20_2" text:outline-level="2"><text:bookmark-start text:name="__RefHeading___Toc15066_3727030152"/><text:soft-page-break/><text:span text:style-name="T6">M</text:span>ATHS<text:bookmark-end text:name="__RefHeading___Toc15066_3727030152"/></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Line94052523444880">
          <table:table-cell table:style-name="Table18.A1" office:value-type="string">
            <text:p text:style-name="P21">- </text:p>
          </table:table-cell>
          <table:table-cell table:style-name="Table18.A1" office:value-type="string">
            <text:p text:style-name="P21">( a b -- c )</text:p>
          </table:table-cell>
          <table:table-cell table:style-name="Table18.A1" office:value-type="string">
            <text:p text:style-name="P21">C</text:p>
          </table:table-cell>
          <table:table-cell table:style-name="Table18.A1" office:value-type="string">
            <text:p text:style-name="P333">PUB</text:p>
          </table:table-cell>
          <table:table-cell table:style-name="Table18.A1" office:value-type="string">
            <text:p text:style-name="P21">c = a - b [6912 5678 - . 1234 ok]</text:p>
          </table:table-cell>
        </table:table-row>
        <table:table-row table:style-name="TableLine94052523782016">
          <table:table-cell table:style-name="Table18.A1" office:value-type="string">
            <text:p text:style-name="P21">?NEGATE </text:p>
          </table:table-cell>
          <table:table-cell table:style-name="Table18.A1" office:value-type="string">
            <text:p text:style-name="P21">( a flg -- b )</text:p>
          </table:table-cell>
          <table:table-cell table:style-name="Table18.A1" office:value-type="string">
            <text:p text:style-name="P221">H</text:p>
          </table:table-cell>
          <table:table-cell table:style-name="Table18.A1" office:value-type="string">
            <text:p text:style-name="P344">PUB</text:p>
          </table:table-cell>
          <table:table-cell table:style-name="Table18.A1" office:value-type="string">
            <text:p text:style-name="P21">Negate a if flg is true</text:p>
          </table:table-cell>
        </table:table-row>
        <table:table-row table:style-name="TableLine94052523782896">
          <table:table-cell table:style-name="Table18.A1" office:value-type="string">
            <text:p text:style-name="P21">* </text:p>
          </table:table-cell>
          <table:table-cell table:style-name="Table18.A1" office:value-type="string">
            <text:p text:style-name="P21">( s1 s2 -- s3 )</text:p>
          </table:table-cell>
          <table:table-cell table:style-name="Table18.A1" office:value-type="string">
            <text:p text:style-name="P21">C2</text:p>
          </table:table-cell>
          <table:table-cell table:style-name="Table18.A1" office:value-type="string">
            <text:p text:style-name="P333">PUB</text:p>
          </table:table-cell>
          <table:table-cell table:style-name="Table18.A1" office:value-type="string">
            <text:p text:style-name="P21">Signed multiply [-1234 5678 * . -7006652 <text:s/>ok]</text:p>
          </table:table-cell>
        </table:table-row>
        <table:table-row table:style-name="TableLine94052523783888">
          <table:table-cell table:style-name="Table18.A1" office:value-type="string">
            <text:p text:style-name="P21">*/ </text:p>
          </table:table-cell>
          <table:table-cell table:style-name="Table18.A1" office:value-type="string">
            <text:p text:style-name="P21">( um1 um2 udiv -- rslt32 )</text:p>
          </table:table-cell>
          <table:table-cell table:style-name="Table18.A1" office:value-type="string">
            <text:p text:style-name="P21">H</text:p>
          </table:table-cell>
          <table:table-cell table:style-name="Table18.A1" office:value-type="string">
            <text:p text:style-name="P333">PUB</text:p>
          </table:table-cell>
          <table:table-cell table:style-name="Table18.A1" office:value-type="string">
            <text:p text:style-name="P21">Multiply um1 and um2 to produce a 64-bit intermediate result divided by udiv for 32-bit result</text:p>
          </table:table-cell>
        </table:table-row>
        <table:table-row table:style-name="TableLine94052523785440">
          <table:table-cell table:style-name="Table18.A1" office:value-type="string">
            <text:p text:style-name="P21">/</text:p>
          </table:table-cell>
          <table:table-cell table:style-name="Table18.A1" office:value-type="string">
            <text:p text:style-name="P21">( div1 div2 -- rslt )</text:p>
          </table:table-cell>
          <table:table-cell table:style-name="Table18.A1" office:value-type="string">
            <text:p text:style-name="P21">X</text:p>
          </table:table-cell>
          <table:table-cell table:style-name="Table18.A1" office:value-type="string">
            <text:p text:style-name="P333">PUB</text:p>
          </table:table-cell>
          <table:table-cell table:style-name="Table18.A1" office:value-type="string">
            <text:p text:style-name="P21">Signed divide</text:p>
          </table:table-cell>
        </table:table-row>
        <table:table-row table:style-name="TableLine94052523786752">
          <table:table-cell table:style-name="Table18.A1" office:value-type="string">
            <text:p text:style-name="P21">+ </text:p>
          </table:table-cell>
          <table:table-cell table:style-name="Table18.A1" office:value-type="string">
            <text:p text:style-name="P21">( a b -- c )</text:p>
          </table:table-cell>
          <table:table-cell table:style-name="Table18.A1" office:value-type="string">
            <text:p text:style-name="P21">C</text:p>
          </table:table-cell>
          <table:table-cell table:style-name="Table18.A1" office:value-type="string">
            <text:p text:style-name="P333">PUB</text:p>
          </table:table-cell>
          <table:table-cell table:style-name="Table18.A1" office:value-type="string">
            <text:p text:style-name="P21">c = a + b [1234 5678 + . 6912 ok]</text:p>
          </table:table-cell>
        </table:table-row>
        <table:table-row table:style-name="TableLine94052523787936">
          <table:table-cell table:style-name="Table18.A1" office:value-type="string">
            <text:p text:style-name="P21">1- </text:p>
          </table:table-cell>
          <table:table-cell table:style-name="Table18.A1" office:value-type="string">
            <text:p text:style-name="P21">( a -- a-1 )</text:p>
          </table:table-cell>
          <table:table-cell table:style-name="Table18.A1" office:value-type="string">
            <text:p text:style-name="P21">C</text:p>
          </table:table-cell>
          <table:table-cell table:style-name="Table18.A1" office:value-type="string">
            <text:p text:style-name="P333">PUB</text:p>
          </table:table-cell>
          <table:table-cell table:style-name="Table18.A1" office:value-type="string">
            <text:p text:style-name="P21">Decrement a unsigned</text:p>
          </table:table-cell>
        </table:table-row>
        <table:table-row table:style-name="TableLine94052523784624">
          <table:table-cell table:style-name="Table18.A1" office:value-type="string">
            <text:p text:style-name="P21">1+ </text:p>
          </table:table-cell>
          <table:table-cell table:style-name="Table18.A1" office:value-type="string">
            <text:p text:style-name="P21">( a -- a+1 )</text:p>
          </table:table-cell>
          <table:table-cell table:style-name="Table18.A1" office:value-type="string">
            <text:p text:style-name="P21">C</text:p>
          </table:table-cell>
          <table:table-cell table:style-name="Table18.A1" office:value-type="string">
            <text:p text:style-name="P333">PUB</text:p>
          </table:table-cell>
          <table:table-cell table:style-name="Table18.A1" office:value-type="string">
            <text:p text:style-name="P21">Increment a unsigned</text:p>
          </table:table-cell>
        </table:table-row>
        <table:table-row table:style-name="TableLine94052523790128">
          <table:table-cell table:style-name="Table18.A1" office:value-type="string">
            <text:p text:style-name="P21">2- </text:p>
          </table:table-cell>
          <table:table-cell table:style-name="Table18.A1" office:value-type="string">
            <text:p text:style-name="P21">( a -- a-2 )</text:p>
          </table:table-cell>
          <table:table-cell table:style-name="Table18.A1" office:value-type="string">
            <text:p text:style-name="P21">C2</text:p>
          </table:table-cell>
          <table:table-cell table:style-name="Table18.A1" office:value-type="string">
            <text:p text:style-name="P333">PUB</text:p>
          </table:table-cell>
          <table:table-cell table:style-name="Table18.A1" office:value-type="string">
            <text:p text:style-name="P21">Decrement a by 2 unsigned (double bytecode instruction)</text:p>
          </table:table-cell>
        </table:table-row>
        <table:table-row table:style-name="TableLine94052523791280">
          <table:table-cell table:style-name="Table18.A1" office:value-type="string">
            <text:p text:style-name="P21">2+ </text:p>
          </table:table-cell>
          <table:table-cell table:style-name="Table18.A1" office:value-type="string">
            <text:p text:style-name="P21">( a -- a+2 )</text:p>
          </table:table-cell>
          <table:table-cell table:style-name="Table18.A1" office:value-type="string">
            <text:p text:style-name="P21">C2</text:p>
          </table:table-cell>
          <table:table-cell table:style-name="Table18.A1" office:value-type="string">
            <text:p text:style-name="P333">PUB</text:p>
          </table:table-cell>
          <table:table-cell table:style-name="Table18.A1" office:value-type="string">
            <text:p text:style-name="P21">Increment a by 2 unsigned (actually a double bytecode instruction 1+ 1+)</text:p>
          </table:table-cell>
        </table:table-row>
        <table:table-row table:style-name="TableLine94052523792512">
          <table:table-cell table:style-name="Table18.A1" office:value-type="string">
            <text:p text:style-name="P21">ABS </text:p>
          </table:table-cell>
          <table:table-cell table:style-name="Table18.A1" office:value-type="string">
            <text:p text:style-name="P21">( a -- b )</text:p>
          </table:table-cell>
          <table:table-cell table:style-name="Table18.A1" office:value-type="string">
            <text:p text:style-name="P21">C</text:p>
          </table:table-cell>
          <table:table-cell table:style-name="Table18.A1" office:value-type="string">
            <text:p text:style-name="P344">PUB</text:p>
          </table:table-cell>
          <table:table-cell table:style-name="Table18.A1" office:value-type="string">
            <text:p text:style-name="P21">Absolute value of a - if a is negative then negate it to a positive number</text:p>
          </table:table-cell>
        </table:table-row>
        <table:table-row table:style-name="TableLine94052523793744">
          <table:table-cell table:style-name="Table18.A1" office:value-type="string">
            <text:p text:style-name="P160">ADDABS</text:p>
          </table:table-cell>
          <table:table-cell table:style-name="Table18.A1" office:value-type="string">
            <text:p text:style-name="P160">( n1 n2 -- n3 )</text:p>
          </table:table-cell>
          <table:table-cell table:style-name="Table18.A1" office:value-type="string">
            <text:p text:style-name="P224">C</text:p>
          </table:table-cell>
          <table:table-cell table:style-name="Table18.A1" office:value-type="string">
            <text:p text:style-name="P344">PUB</text:p>
          </table:table-cell>
          <table:table-cell table:style-name="Table18.A1" office:value-type="string">
            <text:p text:style-name="P160">n3 = n1 + abs(n3) e.g. -2 -3 ADDABS . --- 1 ok</text:p>
          </table:table-cell>
        </table:table-row>
        <table:table-row table:style-name="TableLine94052523794976">
          <table:table-cell table:style-name="Table18.A1" office:value-type="string">
            <text:p text:style-name="P21">AVG</text:p>
          </table:table-cell>
          <table:table-cell table:style-name="Table18.A1" office:value-type="string">
            <text:p text:style-name="P21">( val var -- avg )</text:p>
          </table:table-cell>
          <table:table-cell table:style-name="Table18.A1" office:value-type="string">
            <text:p text:style-name="P21">X</text:p>
          </table:table-cell>
          <table:table-cell table:style-name="Table18.A1" office:value-type="string">
            <text:p text:style-name="P321">PUB</text:p>
          </table:table-cell>
          <table:table-cell table:style-name="Table18.A1" office:value-type="string">
            <text:p text:style-name="P21">Accumulate the average using 25% of the difference between the current average and val</text:p>
          </table:table-cell>
        </table:table-row>
        <table:table-row table:style-name="TableLine94052523796208">
          <table:table-cell table:style-name="Table18.A1" office:value-type="string">
            <text:p text:style-name="P172">CMPSUB</text:p>
          </table:table-cell>
          <table:table-cell table:style-name="Table18.A1" office:value-type="string">
            <text:p text:style-name="P172">( n1 n2 -- n3 )</text:p>
          </table:table-cell>
          <table:table-cell table:style-name="Table18.A1" office:value-type="string">
            <text:p text:style-name="P225">C</text:p>
          </table:table-cell>
          <table:table-cell table:style-name="Table18.A1" office:value-type="string">
            <text:p text:style-name="P344">PUB</text:p>
          </table:table-cell>
          <table:table-cell table:style-name="Table18.A1" office:value-type="string">
            <text:p text:style-name="P173">Compare unsigined, substitute n1 if lesser or equal<text:span text:style-name="T124"> </text:span>e.g. 2 3 CMPSUB . --- 2 <text:s/>ok</text:p>
          </table:table-cell>
        </table:table-row>
        <table:table-row table:style-name="TableLine94052523797440">
          <table:table-cell table:style-name="Table18.A1" office:value-type="string">
            <text:p text:style-name="P157">LIMIT</text:p>
          </table:table-cell>
          <table:table-cell table:style-name="Table18.A1" office:value-type="string">
            <text:p text:style-name="P157">( n min max -- )</text:p>
          </table:table-cell>
          <table:table-cell table:style-name="Table18.A1" office:value-type="string">
            <text:p text:style-name="P226">X</text:p>
          </table:table-cell>
          <table:table-cell table:style-name="Table18.A1" office:value-type="string">
            <text:p text:style-name="P329">PUB</text:p>
          </table:table-cell>
          <table:table-cell table:style-name="Table18.A1" office:value-type="string">
            <text:p text:style-name="P157">Return n <text:s/>limited to within range of min and max inclusive</text:p>
          </table:table-cell>
        </table:table-row>
        <table:table-row table:style-name="TableLine94052523798672">
          <table:table-cell table:style-name="Table18.A1" office:value-type="string">
            <text:p text:style-name="P29">MAX </text:p>
          </table:table-cell>
          <table:table-cell table:style-name="Table18.A1" office:value-type="string">
            <text:p text:style-name="P29">( n1 n2 -- n3 )</text:p>
          </table:table-cell>
          <table:table-cell table:style-name="Table18.A1" office:value-type="string">
            <text:p text:style-name="P222">C</text:p>
          </table:table-cell>
          <table:table-cell table:style-name="Table18.A1" office:value-type="string">
            <text:p text:style-name="P344">PUB</text:p>
          </table:table-cell>
          <table:table-cell table:style-name="Table18.A1" office:value-type="string">
            <text:p text:style-name="P29">Return <text:span text:style-name="T97">un</text:span>signed maximum of two items</text:p>
          </table:table-cell>
        </table:table-row>
        <table:table-row table:style-name="TableLine94052523799904">
          <table:table-cell table:style-name="Table18.A1" office:value-type="string">
            <text:p text:style-name="P28">MAX<text:span text:style-name="T97">S</text:span> </text:p>
          </table:table-cell>
          <table:table-cell table:style-name="Table18.A1" office:value-type="string">
            <text:p text:style-name="P28">( n1 n2 -- n3 )</text:p>
          </table:table-cell>
          <table:table-cell table:style-name="Table18.A1" office:value-type="string">
            <text:p text:style-name="P223">C</text:p>
          </table:table-cell>
          <table:table-cell table:style-name="Table18.A1" office:value-type="string">
            <text:p text:style-name="P344">PUB</text:p>
          </table:table-cell>
          <table:table-cell table:style-name="Table18.A1" office:value-type="string">
            <text:p text:style-name="P28">Return signed maximum of two items</text:p>
          </table:table-cell>
        </table:table-row>
        <table:table-row table:style-name="TableLine94052523801408">
          <table:table-cell table:style-name="Table18.A1" office:value-type="string">
            <text:p text:style-name="P28">MIN </text:p>
          </table:table-cell>
          <table:table-cell table:style-name="Table18.A1" office:value-type="string">
            <text:p text:style-name="P28">( n1 n2 -- n3 )</text:p>
          </table:table-cell>
          <table:table-cell table:style-name="Table18.A1" office:value-type="string">
            <text:p text:style-name="P223">C</text:p>
          </table:table-cell>
          <table:table-cell table:style-name="Table18.A1" office:value-type="string">
            <text:p text:style-name="P344">PUB</text:p>
          </table:table-cell>
          <table:table-cell table:style-name="Table18.A1" office:value-type="string">
            <text:p text:style-name="P28">Return <text:span text:style-name="T97">un</text:span>signed minimum of two items</text:p>
          </table:table-cell>
        </table:table-row>
        <table:table-row table:style-name="TableLine94052523802640">
          <table:table-cell table:style-name="Table18.A1" office:value-type="string">
            <text:p text:style-name="P160">MINS</text:p>
          </table:table-cell>
          <table:table-cell table:style-name="Table18.A1" office:value-type="string">
            <text:p text:style-name="P28">( n1 n2 -- n3 )</text:p>
          </table:table-cell>
          <table:table-cell table:style-name="Table18.A1" office:value-type="string">
            <text:p text:style-name="P160">C</text:p>
          </table:table-cell>
          <table:table-cell table:style-name="Table18.A1" office:value-type="string">
            <text:p text:style-name="P344">PUB</text:p>
          </table:table-cell>
          <table:table-cell table:style-name="Table18.A1" office:value-type="string">
            <text:p text:style-name="P160">Return signed minimum of two items</text:p>
          </table:table-cell>
        </table:table-row>
        <table:table-row table:style-name="TableLine94052523803872">
          <table:table-cell table:style-name="Table18.A1" office:value-type="string">
            <text:p text:style-name="P21">MOD</text:p>
          </table:table-cell>
          <table:table-cell table:style-name="Table18.A1" office:value-type="string">
            <text:p text:style-name="P21">( a mod -- rem )</text:p>
          </table:table-cell>
          <table:table-cell table:style-name="Table18.A1" office:value-type="string">
            <text:p text:style-name="P21">X</text:p>
          </table:table-cell>
          <table:table-cell table:style-name="Table18.A1" office:value-type="string">
            <text:p text:style-name="P321">PUB</text:p>
          </table:table-cell>
          <table:table-cell table:style-name="Table18.A1" office:value-type="string">
            <text:p text:style-name="P21">Extract the remainder after division</text:p>
          </table:table-cell>
        </table:table-row>
        <table:table-row table:style-name="TableLine94052523805104">
          <table:table-cell table:style-name="Table18.A1" office:value-type="string">
            <text:p text:style-name="P21">NEGATE </text:p>
          </table:table-cell>
          <table:table-cell table:style-name="Table18.A1" office:value-type="string">
            <text:p text:style-name="P21">( a -- 0-a )</text:p>
          </table:table-cell>
          <table:table-cell table:style-name="Table18.A1" office:value-type="string">
            <text:p text:style-name="P21">C</text:p>
          </table:table-cell>
          <table:table-cell table:style-name="Table18.A1" office:value-type="string">
            <text:p text:style-name="P344">PUB</text:p>
          </table:table-cell>
          <table:table-cell table:style-name="Table18.A1" office:value-type="string">
            <text:p text:style-name="P21">Negate a - that is subtract a from zero</text:p>
          </table:table-cell>
        </table:table-row>
        <table:table-row table:style-name="TableLine94052523806336">
          <table:table-cell table:style-name="Table18.A1" office:value-type="string">
            <text:p text:style-name="P21">RND</text:p>
          </table:table-cell>
          <table:table-cell table:style-name="Table18.A1" office:value-type="string">
            <text:p text:style-name="P21">( -- rnd )</text:p>
          </table:table-cell>
          <table:table-cell table:style-name="Table18.A1" office:value-type="string">
            <text:p text:style-name="P21">X</text:p>
          </table:table-cell>
          <table:table-cell table:style-name="Table18.A1" office:value-type="string">
            <text:p text:style-name="P315">PUB</text:p>
          </table:table-cell>
          <table:table-cell table:style-name="Table18.A1" office:value-type="string">
            <text:p text:style-name="P21">Generate a 32-bit pseudo-random number enhanced with the system counter</text:p>
          </table:table-cell>
        </table:table-row>
        <table:table-row table:style-name="TableLine94052523807568">
          <table:table-cell table:style-name="Table18.A1" office:value-type="string">
            <text:p text:style-name="P162">SUBABS</text:p>
          </table:table-cell>
          <table:table-cell table:style-name="Table18.A1" office:value-type="string">
            <text:p text:style-name="P161">( n1 n2 -- n3 )</text:p>
          </table:table-cell>
          <table:table-cell table:style-name="Table18.A1" office:value-type="string">
            <text:p text:style-name="P227">C</text:p>
          </table:table-cell>
          <table:table-cell table:style-name="Table18.A1" office:value-type="string">
            <text:p text:style-name="P344">PUB</text:p>
          </table:table-cell>
          <table:table-cell table:style-name="Table18.A1" office:value-type="string">
            <text:p text:style-name="P162">n3 = n1 - abs(n2) e.g. 3 -2 SUBABS . --- 1 <text:s/>ok</text:p>
          </table:table-cell>
        </table:table-row>
        <table:table-row table:style-name="TableLine94052523808800">
          <table:table-cell table:style-name="Table18.A1" office:value-type="string">
            <text:p text:style-name="P788">U/ </text:p>
          </table:table-cell>
          <table:table-cell table:style-name="Table18.A1" office:value-type="string">
            <text:p text:style-name="P788">( u1 u2 -- u3 )</text:p>
          </table:table-cell>
          <table:table-cell table:style-name="Table18.A1" office:value-type="string">
            <text:p text:style-name="P788">H</text:p>
          </table:table-cell>
          <table:table-cell table:style-name="Table18.A1" office:value-type="string">
            <text:p text:style-name="P333">PUB</text:p>
          </table:table-cell>
          <table:table-cell table:style-name="Table18.A1" office:value-type="string">
            <text:p text:style-name="P788">Unsigned divide</text:p>
          </table:table-cell>
        </table:table-row>
        <table:table-row table:style-name="TableLine94052523810032">
          <table:table-cell table:style-name="Table18.A1" office:value-type="string">
            <text:p text:style-name="P21">U/MOD </text:p>
          </table:table-cell>
          <table:table-cell table:style-name="Table18.A1" office:value-type="string">
            <text:p text:style-name="P21">( u1 u2 -- rem quot )</text:p>
          </table:table-cell>
          <table:table-cell table:style-name="Table18.A1" office:value-type="string">
            <text:p text:style-name="P21">H</text:p>
          </table:table-cell>
          <table:table-cell table:style-name="Table18.A1" office:value-type="string">
            <text:p text:style-name="P333">PUB</text:p>
          </table:table-cell>
          <table:table-cell table:style-name="Table18.A1" office:value-type="string">
            <text:p text:style-name="P21">Unsigned modulo divide includes remainder [1024 10 U/MOD . SPACE . 102 4 ok]</text:p>
          </table:table-cell>
        </table:table-row>
        <table:table-row table:style-name="TableLine94052523811264">
          <table:table-cell table:style-name="Table18.A1" office:value-type="string">
            <text:p text:style-name="P21">UM* </text:p>
          </table:table-cell>
          <table:table-cell table:style-name="Table18.A1" office:value-type="string">
            <text:p text:style-name="P21">( u1 u2 -- u1*u2L u1*u2H )</text:p>
          </table:table-cell>
          <table:table-cell table:style-name="Table18.A1" office:value-type="string">
            <text:p text:style-name="P21">C</text:p>
          </table:table-cell>
          <table:table-cell table:style-name="Table18.A1" office:value-type="string">
            <text:p text:style-name="P333">PUB</text:p>
          </table:table-cell>
          <table:table-cell table:style-name="Table18.A1" office:value-type="string">
            <text:p text:style-name="P21">unsigned 32bit * 32bit multiply --&gt; 64bit double result</text:p>
          </table:table-cell>
        </table:table-row>
        <table:table-row table:style-name="TableLine94052523589184">
          <table:table-cell table:style-name="Table18.A1" office:value-type="string">
            <text:p text:style-name="P21">UM*/</text:p>
          </table:table-cell>
          <table:table-cell table:style-name="Table18.A1" office:value-type="string">
            <text:p text:style-name="P21">( um1 um2 udiv -- rsltL rsltH )</text:p>
          </table:table-cell>
          <table:table-cell table:style-name="Table18.A1" office:value-type="string">
            <text:p text:style-name="P21">X</text:p>
          </table:table-cell>
          <table:table-cell table:style-name="Table18.A1" office:value-type="string">
            <text:p text:style-name="P333">PUB</text:p>
          </table:table-cell>
          <table:table-cell table:style-name="Table18.A1" office:value-type="string">
            <text:p text:style-name="P21">Multiply um1 by um2 with 64-bit intermediate divided by udiv for a 64-bit result </text:p>
          </table:table-cell>
        </table:table-row>
        <table:table-row table:style-name="TableLine94052523570576">
          <table:table-cell table:style-name="Table18.A1" office:value-type="string">
            <text:p text:style-name="P30"><text:span text:style-name="T98">UM/DMOD</text:span> </text:p>
          </table:table-cell>
          <table:table-cell table:style-name="Table18.A1" office:value-type="string">
            <text:p text:style-name="P30">( dvnL dvdH dvsr -- rem qL qH )</text:p>
          </table:table-cell>
          <table:table-cell table:style-name="Table18.A1" office:value-type="string">
            <text:p text:style-name="P30">C</text:p>
          </table:table-cell>
          <table:table-cell table:style-name="Table18.A1" office:value-type="string">
            <text:p text:style-name="P344">PUB</text:p>
          </table:table-cell>
          <table:table-cell table:style-name="Table18.A1" office:value-type="string">
            <text:p text:style-name="P30">Full 64-bit by 32-bit divide - used by U/ and U/MOD</text:p>
          </table:table-cell>
        </table:table-row>
        <table:table-row table:style-name="TableLine94052523566832">
          <table:table-cell table:style-name="Table18.A1" office:value-type="string">
            <text:p text:style-name="P21">UM/MOD </text:p>
          </table:table-cell>
          <table:table-cell table:style-name="Table18.A1" office:value-type="string">
            <text:p text:style-name="P21">( dvndL dvndH dvsr -- rem quot )</text:p>
          </table:table-cell>
          <table:table-cell table:style-name="Table18.A1" office:value-type="string">
            <text:p text:style-name="P21">C2</text:p>
          </table:table-cell>
          <table:table-cell table:style-name="Table18.A1" office:value-type="string">
            <text:p text:style-name="P344">PUB</text:p>
          </table:table-cell>
          <table:table-cell table:style-name="Table18.A1" office:value-type="string">
            <text:p text:style-name="P21">Same as UM/MOD64 but constructed with (bytecodes UM/MOD64 DROP)</text:p>
          </table:table-cell>
        </table:table-row>
      </table:table>
      <text:h text:style-name="Heading_20_2" text:outline-level="2">FLOATING POINT MATHS</text:h>
      <text:p text:style-name="P16"/>
      <text:p text:style-name="P696">The following words require the F32 ROM be loaded - N.B. there are more functions in the ROM <text:span text:style-name="T69">than there are forth words currently to drive them. The words below were written as proof of concept and would probably need expanding for any f.p. application. See the F32 ROM source for more details.</text:span></text:p>
      <text:p text:style-name="P16"/>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Line94052522846320">
          <table:table-cell table:style-name="Table19.A1" office:value-type="string">
            <text:p text:style-name="P697">&gt;F</text:p>
          </table:table-cell>
          <table:table-cell table:style-name="Table19.A1" office:value-type="string">
            <text:p text:style-name="P697">(n1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Standard"/>
          </table:table-cell>
        </table:table-row>
        <table:table-row table:style-name="TableLine94052523496224">
          <table:table-cell table:style-name="Table19.A1" office:value-type="string">
            <text:p text:style-name="P697">F-</text:p>
          </table:table-cell>
          <table:table-cell table:style-name="Table19.A1" office:value-type="string">
            <text:p text:style-name="P697">(n1 n2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P697">Subtraction</text:p>
          </table:table-cell>
        </table:table-row>
        <table:table-row table:style-name="TableLine94052523454944">
          <table:table-cell table:style-name="Table19.A1" office:value-type="string">
            <text:p text:style-name="P697">F*</text:p>
          </table:table-cell>
          <table:table-cell table:style-name="Table19.A1" office:value-type="string">
            <text:p text:style-name="P697">(n1 n2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P697">Multiplication</text:p>
          </table:table-cell>
        </table:table-row>
        <table:table-row table:style-name="TableLine94052523717184">
          <table:table-cell table:style-name="Table19.A1" office:value-type="string">
            <text:p text:style-name="P697">F/</text:p>
          </table:table-cell>
          <table:table-cell table:style-name="Table19.A1" office:value-type="string">
            <text:p text:style-name="P697">(n1 n2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P697">Division</text:p>
          </table:table-cell>
        </table:table-row>
        <table:table-row table:style-name="TableLine94052524078432">
          <table:table-cell table:style-name="Table19.A1" office:value-type="string">
            <text:p text:style-name="P697">F+</text:p>
          </table:table-cell>
          <table:table-cell table:style-name="Table19.A1" office:value-type="string">
            <text:p text:style-name="P697">(n1 n2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P697">Addition</text:p>
          </table:table-cell>
        </table:table-row>
        <table:table-row table:style-name="TableLine94052524079376">
          <table:table-cell table:style-name="Table19.A1" office:value-type="string">
            <text:p text:style-name="P697">F&gt;</text:p>
          </table:table-cell>
          <table:table-cell table:style-name="Table19.A1" office:value-type="string">
            <text:p text:style-name="P697">( n1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P17"/>
          </table:table-cell>
        </table:table-row>
        <table:table-row table:style-name="TableLine94052524080320">
          <table:table-cell table:style-name="Table19.A1" office:value-type="string">
            <text:p text:style-name="P697">FSIN</text:p>
          </table:table-cell>
          <table:table-cell table:style-name="Table19.A1" office:value-type="string">
            <text:p text:style-name="P697">( n1 -- result )</text:p>
          </table:table-cell>
          <table:table-cell table:style-name="Table19.A1" office:value-type="string">
            <text:p text:style-name="P698">X</text:p>
          </table:table-cell>
          <table:table-cell table:style-name="Table19.A1" office:value-type="string">
            <text:p text:style-name="P705">PUB</text:p>
          </table:table-cell>
          <table:table-cell table:style-name="Table19.A1" office:value-type="string">
            <text:p text:style-name="P697">Sine</text:p>
          </table:table-cell>
        </table:table-row>
        <table:table-row table:style-name="TableLine94052523710880">
          <table:table-cell table:style-name="Table19.A1" office:value-type="string">
            <text:p text:style-name="P696">FSQRT</text:p>
          </table:table-cell>
          <table:table-cell table:style-name="Table19.A1" office:value-type="string">
            <text:p text:style-name="P696">( n1 -- result )</text:p>
          </table:table-cell>
          <table:table-cell table:style-name="Table19.A1" office:value-type="string">
            <text:p text:style-name="P699">X</text:p>
          </table:table-cell>
          <table:table-cell table:style-name="Table19.A1" office:value-type="string">
            <text:p text:style-name="P703">PUB</text:p>
          </table:table-cell>
          <table:table-cell table:style-name="Table19.A1" office:value-type="string">
            <text:p text:style-name="P696">Square root</text:p>
          </table:table-cell>
        </table:table-row>
      </table:table>
      <text:h text:style-name="Heading_20_2" text:outline-level="2"><text:bookmark-start text:name="__RefHeading___Toc15068_3727030152"/>CONVERSION<text:bookmark-end text:name="__RefHeading___Toc15068_3727030152"/></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4052524083040">
          <table:table-cell table:style-name="Table20.A1" office:value-type="string">
            <text:p text:style-name="P21">&gt;W</text:p>
          </table:table-cell>
          <table:table-cell table:style-name="Table20.A1" office:value-type="string">
            <text:p text:style-name="P21">( n -- word )</text:p>
          </table:table-cell>
          <table:table-cell table:style-name="Table20.A1" office:value-type="string">
            <text:p text:style-name="P21">X</text:p>
          </table:table-cell>
          <table:table-cell table:style-name="Table20.A1" office:value-type="string">
            <text:p text:style-name="P321">PUB</text:p>
          </table:table-cell>
          <table:table-cell table:style-name="Table20.A1" office:value-type="string">
            <text:p text:style-name="P21">Mask n to a 16-bit word (eq. $FFFF AND)</text:p>
          </table:table-cell>
        </table:table-row>
        <table:table-row table:style-name="TableLine94052524118368">
          <table:table-cell table:style-name="Table20.A1" office:value-type="string">
            <text:p text:style-name="P122">1M</text:p>
          </table:table-cell>
          <table:table-cell table:style-name="Table20.A1" office:value-type="string">
            <text:p text:style-name="P122">( -- 1000000 )</text:p>
          </table:table-cell>
          <table:table-cell table:style-name="Table20.A1" office:value-type="string">
            <text:p text:style-name="P228">X</text:p>
          </table:table-cell>
          <table:table-cell table:style-name="Table20.A1" office:value-type="string">
            <text:p text:style-name="P318">PUB</text:p>
          </table:table-cell>
          <table:table-cell table:style-name="Table20.A1" office:value-type="string">
            <text:p text:style-name="P122">constant, 1000000</text:p>
          </table:table-cell>
        </table:table-row>
        <table:table-row table:style-name="TableLine94052524119248">
          <table:table-cell table:style-name="Table20.A1" office:value-type="string">
            <text:p text:style-name="P21">B&gt;L </text:p>
          </table:table-cell>
          <table:table-cell table:style-name="Table20.A1" office:value-type="string">
            <text:p text:style-name="P21">( a b c d -- dcba )</text:p>
          </table:table-cell>
          <table:table-cell table:style-name="Table20.A1" office:value-type="string">
            <text:p text:style-name="P21">X</text:p>
          </table:table-cell>
          <table:table-cell table:style-name="Table20.A1" office:value-type="string">
            <text:p text:style-name="P321">PUB</text:p>
          </table:table-cell>
          <table:table-cell table:style-name="Table20.A1" office:value-type="string">
            <text:p text:style-name="P21">Merge four bytes into one long ( $12 $34 $56 $78 B&gt;L .LONG 7856.3412 ok )</text:p>
          </table:table-cell>
        </table:table-row>
        <table:table-row table:style-name="TableLine94052524120240">
          <table:table-cell table:style-name="Table20.A1" office:value-type="string">
            <text:p text:style-name="P21">B&gt;W</text:p>
          </table:table-cell>
          <table:table-cell table:style-name="Table20.A1" office:value-type="string">
            <text:p text:style-name="P21">( bytel byteh -- word )</text:p>
          </table:table-cell>
          <table:table-cell table:style-name="Table20.A1" office:value-type="string">
            <text:p text:style-name="P21">X</text:p>
          </table:table-cell>
          <table:table-cell table:style-name="Table20.A1" office:value-type="string">
            <text:p text:style-name="P321">PUB</text:p>
          </table:table-cell>
          <table:table-cell table:style-name="Table20.A1" office:value-type="string">
            <text:p text:style-name="P21">Merge bytes into a word</text:p>
          </table:table-cell>
        </table:table-row>
        <table:table-row table:style-name="TableLine94052524121792">
          <table:table-cell table:style-name="Table20.A1" office:value-type="string">
            <text:p text:style-name="P122">KB</text:p>
          </table:table-cell>
          <table:table-cell table:style-name="Table20.A1" office:value-type="string">
            <text:p text:style-name="P122">( n - n&lt;&lt;10 )</text:p>
          </table:table-cell>
          <table:table-cell table:style-name="Table20.A1" office:value-type="string">
            <text:p text:style-name="P228">X</text:p>
          </table:table-cell>
          <table:table-cell table:style-name="Table20.A1" office:value-type="string">
            <text:p text:style-name="P318">PUB</text:p>
          </table:table-cell>
          <table:table-cell table:style-name="Table20.A1" office:value-type="string">
            <text:p text:style-name="P122">kilobytes</text:p>
          </table:table-cell>
        </table:table-row>
        <table:table-row table:style-name="TableLine94052524123104">
          <table:table-cell table:style-name="Table20.A1" office:value-type="string">
            <text:p text:style-name="P21">L&gt;W</text:p>
          </table:table-cell>
          <table:table-cell table:style-name="Table20.A1" office:value-type="string">
            <text:p text:style-name="P21">( long -- wordl wordh )</text:p>
          </table:table-cell>
          <table:table-cell table:style-name="Table20.A1" office:value-type="string">
            <text:p text:style-name="P21">X</text:p>
          </table:table-cell>
          <table:table-cell table:style-name="Table20.A1" office:value-type="string">
            <text:p text:style-name="P321">PUB</text:p>
          </table:table-cell>
          <table:table-cell table:style-name="Table20.A1" office:value-type="string">
            <text:p text:style-name="P21">Split a long into words</text:p>
          </table:table-cell>
        </table:table-row>
        <table:table-row table:style-name="TableLine94052524124288">
          <table:table-cell table:style-name="Table20.A1" office:value-type="string">
            <text:p text:style-name="P118">M</text:p>
          </table:table-cell>
          <table:table-cell table:style-name="Table20.A1" office:value-type="string">
            <text:p text:style-name="P118">( n -- n*1000000 )</text:p>
          </table:table-cell>
          <table:table-cell table:style-name="Table20.A1" office:value-type="string">
            <text:p text:style-name="P229">X</text:p>
          </table:table-cell>
          <table:table-cell table:style-name="Table20.A1" office:value-type="string">
            <text:p text:style-name="P318">PUB</text:p>
          </table:table-cell>
          <table:table-cell table:style-name="Table20.A1" office:value-type="string">
            <text:p text:style-name="P118">million</text:p>
          </table:table-cell>
        </table:table-row>
        <table:table-row table:style-name="TableLine94052524120976">
          <table:table-cell table:style-name="Table20.A1" office:value-type="string">
            <text:p text:style-name="P119">MB</text:p>
          </table:table-cell>
          <table:table-cell table:style-name="Table20.A1" office:value-type="string">
            <text:p text:style-name="P119">( n<text:span text:style-name="T81"> - n&lt;&lt;20 )</text:span></text:p>
          </table:table-cell>
          <table:table-cell table:style-name="Table20.A1" office:value-type="string">
            <text:p text:style-name="P122">X</text:p>
          </table:table-cell>
          <table:table-cell table:style-name="Table20.A1" office:value-type="string">
            <text:p text:style-name="P318">PUB</text:p>
          </table:table-cell>
          <table:table-cell table:style-name="Table20.A1" office:value-type="string">
            <text:p text:style-name="P122">megabytes</text:p>
          </table:table-cell>
        </table:table-row>
        <table:table-row table:style-name="TableLine94052524126480">
          <table:table-cell table:style-name="Table20.A1" office:value-type="string">
            <text:p text:style-name="P21">W&gt;B</text:p>
          </table:table-cell>
          <table:table-cell table:style-name="Table20.A1" office:value-type="string">
            <text:p text:style-name="P21">( word -- bytel byteh )</text:p>
          </table:table-cell>
          <table:table-cell table:style-name="Table20.A1" office:value-type="string">
            <text:p text:style-name="P21">X</text:p>
          </table:table-cell>
          <table:table-cell table:style-name="Table20.A1" office:value-type="string">
            <text:p text:style-name="P321">PUB</text:p>
          </table:table-cell>
          <table:table-cell table:style-name="Table20.A1" office:value-type="string">
            <text:p text:style-name="P21">Split a word into bytes</text:p>
          </table:table-cell>
        </table:table-row>
        <table:table-row table:style-name="TableLine94052524127632">
          <table:table-cell table:style-name="Table20.A1" office:value-type="string">
            <text:p text:style-name="P21">W&gt;L</text:p>
          </table:table-cell>
          <table:table-cell table:style-name="Table20.A1" office:value-type="string">
            <text:p text:style-name="P21">( wordl wordh -- long )</text:p>
          </table:table-cell>
          <table:table-cell table:style-name="Table20.A1" office:value-type="string">
            <text:p text:style-name="P21">X</text:p>
          </table:table-cell>
          <table:table-cell table:style-name="Table20.A1" office:value-type="string">
            <text:p text:style-name="P321">PUB</text:p>
          </table:table-cell>
          <table:table-cell table:style-name="Table20.A1" office:value-type="string">
            <text:p text:style-name="P21">Merge words into a long</text:p>
          </table:table-cell>
        </table:table-row>
      </table:table>
      <text:h text:style-name="Heading_20_2" text:outline-level="2"><text:bookmark-start text:name="__RefHeading___Toc15070_3727030152"/>LOOPING<text:bookmark-end text:name="__RefHeading___Toc15070_3727030152"/></text:h>
      <text:p text:style-name="P44">DO and LOOP use a separate loop stack to hold the parameters and a branch stack to hold the looping address for very fast looping. So loop indices are available outside of the loop as when functions are called from inside the loop. The words associated with DO and FOR are actual instructions which do not need to calculate branch addresses immediately at compile time. These instructions push their current IP onto the branch stack and use this for fast and efficient looping. Take care with unstructured exiting from loops, use LEAVE or UNLOOP.</text:p>
      <text:p text:style-name="P44"/>
      <text:p text:style-name="P396">Each FOR will push four parameters onto the loop stack being:</text:p>
      <text:p text:style-name="P396"/>
      <text:p text:style-name="P820">FOR<text:tab/><text:tab/>The number of times FOR NEXT will loop (not affected by BY)</text:p>
      <text:p text:style-name="P820">FROM<text:tab/><text:tab/>The value that the index starts FROM (0 if not set)</text:p>
      <text:p text:style-name="P820">BY<text:tab/><text:tab/>The value to increment the FROM index I by (1 if not set)</text:p>
      <text:p text:style-name="P396">BRANCH<text:tab/>The address after FOR which is used by NEXT</text:p>
      <text:p text:style-name="P396"/>
      <text:p text:style-name="P396">The loop stack is maintained in hub RAM at $180 for COG 0. Any other Tachyon cogs should allocate 12 to 16 bytes typically</text:p>
      <text:p text:style-name="P396">for 3 to 4 levels recommended (rarely reaches 4)</text:p>
      <text:p text:style-name="P21"/>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Line94052524095840">
          <table:table-cell table:style-name="Table21.A1" office:value-type="string">
            <text:p text:style-name="P135">ADO</text:p>
          </table:table-cell>
          <table:table-cell table:style-name="Table21.A1" office:value-type="string">
            <text:p text:style-name="P135">( from for -- )</text:p>
          </table:table-cell>
          <table:table-cell table:style-name="Table21.A1" office:value-type="string">
            <text:p text:style-name="P135">C</text:p>
          </table:table-cell>
          <table:table-cell table:style-name="Table21.A1" office:value-type="string">
            <text:p text:style-name="P333">PUB</text:p>
          </table:table-cell>
          <table:table-cell table:style-name="Table21.A1" office:value-type="string">
            <text:p text:style-name="P135">Start a DO loop with slightly different parameters to DO</text:p>
          </table:table-cell>
        </table:table-row>
        <table:table-row table:style-name="TableLine94052524204608">
          <table:table-cell table:style-name="Table21.A1" office:value-type="string">
            <text:p text:style-name="P21">BY</text:p>
          </table:table-cell>
          <table:table-cell table:style-name="Table21.A1" office:value-type="string">
            <text:p text:style-name="P21">( by -- )</text:p>
          </table:table-cell>
          <table:table-cell table:style-name="Table21.A1" office:value-type="string">
            <text:p text:style-name="P230">C</text:p>
          </table:table-cell>
          <table:table-cell table:style-name="Table21.A1" office:value-type="string">
            <text:p text:style-name="P333">PUB</text:p>
          </table:table-cell>
          <table:table-cell table:style-name="Table21.A1" office:value-type="string">
            <text:p text:style-name="P230">e.g. 100 FROM 2 BY 10 FOR I . NEXT --- 100 102 104 106 108 110 112 114 116 118 <text:s/>ok</text:p>
          </table:table-cell>
        </table:table-row>
        <table:table-row table:style-name="TableLine94052524205488">
          <table:table-cell table:style-name="Table21.A1" office:value-type="string">
            <text:p text:style-name="P137">BY!</text:p>
          </table:table-cell>
          <table:table-cell table:style-name="Table21.A1" office:value-type="string">
            <text:p text:style-name="P137">( newby -- )</text:p>
          </table:table-cell>
          <table:table-cell table:style-name="Table21.A1" office:value-type="string">
            <text:p text:style-name="P137">C</text:p>
          </table:table-cell>
          <table:table-cell table:style-name="Table21.A1" office:value-type="string">
            <text:p text:style-name="P333">PUB</text:p>
          </table:table-cell>
          <table:table-cell table:style-name="Table21.A1" office:value-type="string">
            <text:p text:style-name="P137">set the BY value in a running FOR loop to newby</text:p>
          </table:table-cell>
        </table:table-row>
        <table:table-row table:style-name="TableLine94052524206480">
          <table:table-cell table:style-name="Table21.A1" office:value-type="string">
            <text:p text:style-name="P135">DO</text:p>
          </table:table-cell>
          <table:table-cell table:style-name="Table21.A1" office:value-type="string">
            <text:p text:style-name="P135">( to from -- )</text:p>
          </table:table-cell>
          <table:table-cell table:style-name="Table21.A1" office:value-type="string">
            <text:p text:style-name="P135">C</text:p>
          </table:table-cell>
          <table:table-cell table:style-name="Table21.A1" office:value-type="string">
            <text:p text:style-name="P333">PUB</text:p>
          </table:table-cell>
          <table:table-cell table:style-name="Table21.A1" office:value-type="string">
            <text:p text:style-name="P135">Start a DO loop<text:span text:style-name="T148"> e.g. 5 0 <text:s/>DO I . LOOP --- 0 1 2 3 4 <text:s/>ok</text:span></text:p>
          </table:table-cell>
        </table:table-row>
        <table:table-row table:style-name="TableLine94052524208032">
          <table:table-cell table:style-name="Table21.A1" office:value-type="string">
            <text:p text:style-name="P21">FOR </text:p>
          </table:table-cell>
          <table:table-cell table:style-name="Table21.A1" office:value-type="string">
            <text:p text:style-name="P21">( cnt -- )</text:p>
          </table:table-cell>
          <table:table-cell table:style-name="Table21.A1" office:value-type="string">
            <text:p text:style-name="P21">C</text:p>
          </table:table-cell>
          <table:table-cell table:style-name="Table21.A1" office:value-type="string">
            <text:p text:style-name="P333">PUB</text:p>
          </table:table-cell>
          <table:table-cell table:style-name="Table21.A1" office:value-type="string">
            <text:p text:style-name="P21">Push cnt onto loop stack and save next IP onto branch stack for NEXT</text:p>
            <text:p text:style-name="P285">e.g. 5 FOR I . NEXT --- 0 1 2 3 4 <text:s/>ok</text:p>
          </table:table-cell>
        </table:table-row>
        <table:table-row table:style-name="TableLine94052524209344">
          <table:table-cell table:style-name="Table21.A1" office:value-type="string">
            <text:p text:style-name="P136">FOR!</text:p>
          </table:table-cell>
          <table:table-cell table:style-name="Table21.A1" office:value-type="string">
            <text:p text:style-name="P231">( n -- )</text:p>
          </table:table-cell>
          <table:table-cell table:style-name="Table21.A1" office:value-type="string">
            <text:p text:style-name="P231">C</text:p>
          </table:table-cell>
          <table:table-cell table:style-name="Table21.A1" office:value-type="string">
            <text:p text:style-name="P333">PUB</text:p>
          </table:table-cell>
          <table:table-cell table:style-name="Table21.A1" office:value-type="string">
            <text:p text:style-name="P231">FOR value on loop stack set to tos</text:p>
          </table:table-cell>
        </table:table-row>
        <table:table-row table:style-name="TableLine94052524210528">
          <table:table-cell table:style-name="Table21.A1" office:value-type="string">
            <text:p text:style-name="P136">FOR@</text:p>
          </table:table-cell>
          <table:table-cell table:style-name="Table21.A1" office:value-type="string">
            <text:p text:style-name="P231">( -- n )</text:p>
          </table:table-cell>
          <table:table-cell table:style-name="Table21.A1" office:value-type="string">
            <text:p text:style-name="P231">C</text:p>
          </table:table-cell>
          <table:table-cell table:style-name="Table21.A1" office:value-type="string">
            <text:p text:style-name="P333">PUB</text:p>
          </table:table-cell>
          <table:table-cell table:style-name="Table21.A1" office:value-type="string">
            <text:p text:style-name="P231">Present FOR value copied to tos</text:p>
          </table:table-cell>
        </table:table-row>
        <table:table-row table:style-name="TableLine94052524207216">
          <table:table-cell table:style-name="Table21.A1" office:value-type="string">
            <text:p text:style-name="P21">FROM</text:p>
          </table:table-cell>
          <table:table-cell table:style-name="Table21.A1" office:value-type="string">
            <text:p text:style-name="P21">( <text:span text:style-name="T91">start</text:span> -- )</text:p>
          </table:table-cell>
          <table:table-cell table:style-name="Table21.A1" office:value-type="string">
            <text:p text:style-name="P232">C</text:p>
          </table:table-cell>
          <table:table-cell table:style-name="Table21.A1" office:value-type="string">
            <text:p text:style-name="P333">PUB</text:p>
          </table:table-cell>
          <table:table-cell table:style-name="Table21.A1" office:value-type="string">
            <text:p text:style-name="P232">e.g. 100 FROM 8 FOR I . NEXT -- --- 100 101 102 103 104 105 106 107 <text:s/>ok</text:p>
          </table:table-cell>
        </table:table-row>
        <table:table-row table:style-name="TableLine94052524212720">
          <table:table-cell table:style-name="Table21.A1" office:value-type="string">
            <text:p text:style-name="P21">I </text:p>
          </table:table-cell>
          <table:table-cell table:style-name="Table21.A1" office:value-type="string">
            <text:p text:style-name="P21">( -- index )</text:p>
          </table:table-cell>
          <table:table-cell table:style-name="Table21.A1" office:value-type="string">
            <text:p text:style-name="P21">C</text:p>
          </table:table-cell>
          <table:table-cell table:style-name="Table21.A1" office:value-type="string">
            <text:p text:style-name="P333">PUB</text:p>
          </table:table-cell>
          <table:table-cell table:style-name="Table21.A1" office:value-type="string">
            <text:p text:style-name="P21">Push DO index onto data stack</text:p>
          </table:table-cell>
        </table:table-row>
        <table:table-row table:style-name="TableLine94052524213872">
          <table:table-cell table:style-name="Table21.A1" office:value-type="string">
            <text:p text:style-name="P134">IC!</text:p>
          </table:table-cell>
          <table:table-cell table:style-name="Table21.A1" office:value-type="string">
            <text:p text:style-name="P134">( byte -- byte )</text:p>
          </table:table-cell>
          <table:table-cell table:style-name="Table21.A1" office:value-type="string">
            <text:p text:style-name="P134">C</text:p>
          </table:table-cell>
          <table:table-cell table:style-name="Table21.A1" office:value-type="string">
            <text:p text:style-name="P333">PUB</text:p>
          </table:table-cell>
          <table:table-cell table:style-name="Table21.A1" office:value-type="string">
            <text:p text:style-name="P134">Store byte in hub ram pointed at by I</text:p>
          </table:table-cell>
        </table:table-row>
        <table:table-row table:style-name="TableLine94052524215104">
          <table:table-cell table:style-name="Table21.A1" office:value-type="string">
            <text:p text:style-name="P134">IC@</text:p>
          </table:table-cell>
          <table:table-cell table:style-name="Table21.A1" office:value-type="string">
            <text:p text:style-name="P134">( n -- byte )</text:p>
          </table:table-cell>
          <table:table-cell table:style-name="Table21.A1" office:value-type="string">
            <text:p text:style-name="P134">C</text:p>
          </table:table-cell>
          <table:table-cell table:style-name="Table21.A1" office:value-type="string">
            <text:p text:style-name="P333">PUB</text:p>
          </table:table-cell>
          <table:table-cell table:style-name="Table21.A1" office:value-type="string">
            <text:p text:style-name="P134">Fetch byte from hub ram pointed at by I</text:p>
          </table:table-cell>
        </table:table-row>
        <table:table-row table:style-name="TableLine94052524216336">
          <table:table-cell table:style-name="Table21.A1" office:value-type="string">
            <text:p text:style-name="P21">J </text:p>
          </table:table-cell>
          <table:table-cell table:style-name="Table21.A1" office:value-type="string">
            <text:p text:style-name="P21">( -- index3 )</text:p>
          </table:table-cell>
          <table:table-cell table:style-name="Table21.A1" office:value-type="string">
            <text:p text:style-name="P21">H</text:p>
          </table:table-cell>
          <table:table-cell table:style-name="Table21.A1" office:value-type="string">
            <text:p text:style-name="P333">PUB</text:p>
          </table:table-cell>
          <table:table-cell table:style-name="Table21.A1" office:value-type="string">
            <text:p text:style-name="P21">Push third level DO index</text:p>
          </table:table-cell>
        </table:table-row>
        <table:table-row table:style-name="TableLine94052524217568">
          <table:table-cell table:style-name="Table21.A1" office:value-type="string">
            <text:p text:style-name="P21">K </text:p>
          </table:table-cell>
          <table:table-cell table:style-name="Table21.A1" office:value-type="string">
            <text:p text:style-name="P21">( -- index2 )</text:p>
          </table:table-cell>
          <table:table-cell table:style-name="Table21.A1" office:value-type="string">
            <text:p text:style-name="P21">H</text:p>
          </table:table-cell>
          <table:table-cell table:style-name="Table21.A1" office:value-type="string">
            <text:p text:style-name="P333">PUB</text:p>
          </table:table-cell>
          <table:table-cell table:style-name="Table21.A1" office:value-type="string">
            <text:p text:style-name="P21">Push second level DO index</text:p>
          </table:table-cell>
        </table:table-row>
        <text:soft-page-break/>
        <table:table-row table:style-name="TableLine94052524218800">
          <table:table-cell table:style-name="Table21.A1" office:value-type="string">
            <text:p text:style-name="P21">LEAVE </text:p>
          </table:table-cell>
          <table:table-cell table:style-name="Table21.A1" office:value-type="string">
            <text:p text:style-name="P21">( -- )</text:p>
          </table:table-cell>
          <table:table-cell table:style-name="Table21.A1" office:value-type="string">
            <text:p text:style-name="P21">H</text:p>
          </table:table-cell>
          <table:table-cell table:style-name="Table21.A1" office:value-type="string">
            <text:p text:style-name="P333">PUB</text:p>
          </table:table-cell>
          <table:table-cell table:style-name="Table21.A1" office:value-type="string">
            <text:p text:style-name="P21">Set the index to limit-1 so that it will LEAVE the loop when it encounters LOOP</text:p>
          </table:table-cell>
        </table:table-row>
        <table:table-row table:style-name="TableLine94052524220032">
          <table:table-cell table:style-name="Table21.A1" office:value-type="string">
            <text:p text:style-name="P135">LOOP</text:p>
          </table:table-cell>
          <table:table-cell table:style-name="Table21.A1" office:value-type="string">
            <text:p text:style-name="P135">( -- )</text:p>
          </table:table-cell>
          <table:table-cell table:style-name="Table21.A1" office:value-type="string">
            <text:p text:style-name="P135">C</text:p>
          </table:table-cell>
          <table:table-cell table:style-name="Table21.A1" office:value-type="string">
            <text:p text:style-name="P333">PUB</text:p>
          </table:table-cell>
          <table:table-cell table:style-name="Table21.A1" office:value-type="string">
            <text:p text:style-name="P135">Loop back if the loop count has not finished, else leave the loop</text:p>
          </table:table-cell>
        </table:table-row>
        <table:table-row table:style-name="TableLine94052524221264">
          <table:table-cell table:style-name="Table21.A1" office:value-type="string">
            <text:p text:style-name="P138">LP!</text:p>
          </table:table-cell>
          <table:table-cell table:style-name="Table21.A1" office:value-type="string">
            <text:p text:style-name="P138">( loopstk -- )</text:p>
          </table:table-cell>
          <table:table-cell table:style-name="Table21.A1" office:value-type="string">
            <text:p text:style-name="P138">H</text:p>
          </table:table-cell>
          <table:table-cell table:style-name="Table21.A1" office:value-type="string">
            <text:p text:style-name="P333">PUB</text:p>
          </table:table-cell>
          <table:table-cell table:style-name="Table21.A1" office:value-type="string">
            <text:p text:style-name="P138"/>
          </table:table-cell>
        </table:table-row>
        <table:table-row table:style-name="TableLine94052524222496">
          <table:table-cell table:style-name="Table21.A1" office:value-type="string">
            <text:p text:style-name="P138">LP@</text:p>
          </table:table-cell>
          <table:table-cell table:style-name="Table21.A1" office:value-type="string">
            <text:p text:style-name="P138">( offset -- (addr) )</text:p>
          </table:table-cell>
          <table:table-cell table:style-name="Table21.A1" office:value-type="string">
            <text:p text:style-name="P138">H</text:p>
          </table:table-cell>
          <table:table-cell table:style-name="Table21.A1" office:value-type="string">
            <text:p text:style-name="P333">PUB</text:p>
          </table:table-cell>
          <table:table-cell table:style-name="Table21.A1" office:value-type="string">
            <text:p text:style-name="Standard"/>
          </table:table-cell>
        </table:table-row>
        <table:table-row table:style-name="TableLine94052524224000">
          <table:table-cell table:style-name="Table21.A1" office:value-type="string">
            <text:p text:style-name="P21">NEXT </text:p>
          </table:table-cell>
          <table:table-cell table:style-name="Table21.A1" office:value-type="string">
            <text:p text:style-name="P21">( -- )</text:p>
          </table:table-cell>
          <table:table-cell table:style-name="Table21.A1" office:value-type="string">
            <text:p text:style-name="P21">C</text:p>
          </table:table-cell>
          <table:table-cell table:style-name="Table21.A1" office:value-type="string">
            <text:p text:style-name="P333">PUB</text:p>
          </table:table-cell>
          <table:table-cell table:style-name="Table21.A1" office:value-type="string">
            <text:p text:style-name="P21">Decrement loop IX and exit loop if IX = 0 or else branch using saved FOR branch address</text:p>
          </table:table-cell>
        </table:table-row>
      </table:table>
      <text:h text:style-name="Heading_20_2" text:outline-level="2"><text:bookmark-start text:name="__RefHeading___Toc15072_3727030152"/>CONDITIONAL BRANCH &amp; LOOPING<text:bookmark-end text:name="__RefHeading___Toc15072_3727030152"/></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94052524195168">
          <table:table-cell table:style-name="Table22.A1" office:value-type="string">
            <text:p text:style-name="P334">AGAIN</text:p>
          </table:table-cell>
          <table:table-cell table:style-name="Table22.A1" office:value-type="string">
            <text:p text:style-name="P334"/>
          </table:table-cell>
          <table:table-cell table:style-name="Table22.A1" office:value-type="string">
            <text:p text:style-name="P334">HI</text:p>
          </table:table-cell>
          <table:table-cell table:style-name="Table22.A1" office:value-type="string">
            <text:p text:style-name="P336">PRE</text:p>
          </table:table-cell>
          <table:table-cell table:style-name="Table22.A1" office:value-type="string">
            <text:p text:style-name="P334">Jump back AGAIN to first instruction after matching BEGIN ( BEGIN......AGAIN )</text:p>
          </table:table-cell>
        </table:table-row>
        <table:table-row table:style-name="TableLine94052524260528">
          <table:table-cell table:style-name="Table22.A1" office:value-type="string">
            <text:p text:style-name="P335">BEGIN</text:p>
          </table:table-cell>
          <table:table-cell table:style-name="Table22.A1" office:value-type="string">
            <text:p text:style-name="P335"/>
          </table:table-cell>
          <table:table-cell table:style-name="Table22.A1" office:value-type="string">
            <text:p text:style-name="P335">HI</text:p>
          </table:table-cell>
          <table:table-cell table:style-name="Table22.A1" office:value-type="string">
            <text:p text:style-name="P336">PRE</text:p>
          </table:table-cell>
          <table:table-cell table:style-name="Table22.A1" office:value-type="string">
            <text:p text:style-name="P335">BEGIN a conditional loop - marks the spot for a BEGIN UNTIL or BEGIN WHILE REPEAT. During compilation this leaves the address of the next instruction merged with $BE.0000</text:p>
          </table:table-cell>
        </table:table-row>
        <table:table-row table:style-name="TableLine94052524261296">
          <table:table-cell table:style-name="Table22.A1" office:value-type="string">
            <text:p text:style-name="P335">ELSE</text:p>
          </table:table-cell>
          <table:table-cell table:style-name="Table22.A1" office:value-type="string">
            <text:p text:style-name="P335"/>
          </table:table-cell>
          <table:table-cell table:style-name="Table22.A1" office:value-type="string">
            <text:p text:style-name="P335">HI</text:p>
          </table:table-cell>
          <table:table-cell table:style-name="Table22.A1" office:value-type="string">
            <text:p text:style-name="P336">PRE</text:p>
          </table:table-cell>
          <table:table-cell table:style-name="Table22.A1" office:value-type="string">
            <text:p text:style-name="P335">IF flg was not true then execute between ELSE THEN. During compilation this checks and resolves a preceding IF and sets up for a THEN</text:p>
          </table:table-cell>
        </table:table-row>
        <table:table-row table:style-name="TableLine94052524262288">
          <table:table-cell table:style-name="Table22.A1" office:value-type="string">
            <text:p text:style-name="P334">ENDIF</text:p>
          </table:table-cell>
          <table:table-cell table:style-name="Table22.A1" office:value-type="string">
            <text:p text:style-name="P813"/>
          </table:table-cell>
          <table:table-cell table:style-name="Table22.A1" office:value-type="string">
            <text:p text:style-name="P814">HI</text:p>
          </table:table-cell>
          <table:table-cell table:style-name="Table22.A1" office:value-type="string">
            <text:p text:style-name="P815">PRE</text:p>
          </table:table-cell>
          <table:table-cell table:style-name="Table22.A1" office:value-type="string">
            <text:p text:style-name="P814">Alias for THEN</text:p>
          </table:table-cell>
        </table:table-row>
        <table:table-row table:style-name="TableLine94052524263840">
          <table:table-cell table:style-name="Table22.A1" office:value-type="string">
            <text:p text:style-name="P335">IF </text:p>
          </table:table-cell>
          <table:table-cell table:style-name="Table22.A1" office:value-type="string">
            <text:p text:style-name="P335">( flg -- )</text:p>
          </table:table-cell>
          <table:table-cell table:style-name="Table22.A1" office:value-type="string">
            <text:p text:style-name="P335">HI</text:p>
          </table:table-cell>
          <table:table-cell table:style-name="Table22.A1" office:value-type="string">
            <text:p text:style-name="P336">PRE</text:p>
          </table:table-cell>
          <table:table-cell table:style-name="Table22.A1" office:value-type="string">
            <text:p text:style-name="P335">IF flg is true (non-zero) then execute between IF THEN or IF ELSE. During compilation this leaves the address of the next instruction IF merged with $1F.0000 </text:p>
          </table:table-cell>
        </table:table-row>
        <table:table-row table:style-name="TableLine94052524265152">
          <table:table-cell table:style-name="Table22.A1" office:value-type="string">
            <text:p text:style-name="P334">REPEAT</text:p>
          </table:table-cell>
          <table:table-cell table:style-name="Table22.A1" office:value-type="string">
            <text:p text:style-name="P334"/>
          </table:table-cell>
          <table:table-cell table:style-name="Table22.A1" office:value-type="string">
            <text:p text:style-name="P334">HI</text:p>
          </table:table-cell>
          <table:table-cell table:style-name="Table22.A1" office:value-type="string">
            <text:p text:style-name="P336">PRE</text:p>
          </table:table-cell>
          <table:table-cell table:style-name="Table22.A1" office:value-type="string">
            <text:p text:style-name="P334">REPEAT the conditional loop by jumping back to after matching BEGIN</text:p>
          </table:table-cell>
        </table:table-row>
        <table:table-row table:style-name="TableLine94052524266336">
          <table:table-cell table:style-name="Table22.A1" office:value-type="string">
            <text:p text:style-name="P335">THEN</text:p>
          </table:table-cell>
          <table:table-cell table:style-name="Table22.A1" office:value-type="string">
            <text:p text:style-name="P335"/>
          </table:table-cell>
          <table:table-cell table:style-name="Table22.A1" office:value-type="string">
            <text:p text:style-name="P335">HI</text:p>
          </table:table-cell>
          <table:table-cell table:style-name="Table22.A1" office:value-type="string">
            <text:p text:style-name="P336">PRE</text:p>
          </table:table-cell>
          <table:table-cell table:style-name="Table22.A1" office:value-type="string">
            <text:p text:style-name="P335">THEN continue on executing normally (terminates an IF). Check and resolve any IFs or ELSEs and set the forward branch offset</text:p>
          </table:table-cell>
        </table:table-row>
        <table:table-row table:style-name="TableLine94052524263024">
          <table:table-cell table:style-name="Table22.A1" office:value-type="string">
            <text:p text:style-name="P334">UNTIL </text:p>
          </table:table-cell>
          <table:table-cell table:style-name="Table22.A1" office:value-type="string">
            <text:p text:style-name="P334">( flg -- )</text:p>
          </table:table-cell>
          <table:table-cell table:style-name="Table22.A1" office:value-type="string">
            <text:p text:style-name="P334">HI</text:p>
          </table:table-cell>
          <table:table-cell table:style-name="Table22.A1" office:value-type="string">
            <text:p text:style-name="P336">PRE</text:p>
          </table:table-cell>
          <table:table-cell table:style-name="Table22.A1" office:value-type="string">
            <text:p text:style-name="P334">UNTIL flg is true continue back to matching BEGIN <text:s/>( BEGIN.......UNTIL )</text:p>
          </table:table-cell>
        </table:table-row>
        <table:table-row table:style-name="TableLine94052524268528">
          <table:table-cell table:style-name="Table22.A1" office:value-type="string">
            <text:p text:style-name="P334">WHILE </text:p>
          </table:table-cell>
          <table:table-cell table:style-name="Table22.A1" office:value-type="string">
            <text:p text:style-name="P334">( flg -- )</text:p>
          </table:table-cell>
          <table:table-cell table:style-name="Table22.A1" office:value-type="string">
            <text:p text:style-name="P334">HI</text:p>
          </table:table-cell>
          <table:table-cell table:style-name="Table22.A1" office:value-type="string">
            <text:p text:style-name="P336">PRE</text:p>
          </table:table-cell>
          <table:table-cell table:style-name="Table22.A1" office:value-type="string">
            <text:p text:style-name="P334">WHILE flg is true continue executing code up to REPEAT ( BEGIN......WHILE.....REPEAT )</text:p>
          </table:table-cell>
        </table:table-row>
      </table:table>
      <text:p text:style-name="Text_20_body"/>
      <text:p text:style-name="P909"><text:span text:style-name="T146">Examples</text:span>:</text:p>
      <table:table table:name="Table2" table:style-name="Table2">
        <table:table-column table:style-name="Table2.A"/>
        <table:table-column table:style-name="Table2.B"/>
        <table:table-row table:style-name="Table2.1">
          <table:table-cell table:style-name="Table2.A1" office:value-type="string">
            <text:p text:style-name="P908">IF &lt;words<text:span text:style-name="T190"> to execute if condition true</text:span>&gt; THEN</text:p>
          </table:table-cell>
          <table:table-cell table:style-name="Table2.A1" office:value-type="string">
            <text:p text:style-name="P905">BEGIN <text:span text:style-name="T145">&lt;more words&gt;</text:span>WHILE <text:span text:style-name="T145">&lt;more words&gt;</text:span> REPEAT</text:p>
          </table:table-cell>
        </table:table-row>
        <table:table-row table:style-name="Table2.1">
          <table:table-cell table:style-name="Table2.A1" office:value-type="string">
            <text:p text:style-name="P906">IF &lt;words<text:span text:style-name="T190"> if condition true</text:span>&gt;<text:span text:style-name="T190"> ELSE</text:span> <text:span text:style-name="T190">&lt;</text:span>words<text:span text:style-name="T190"> if condition false</text:span>&gt;<text:span text:style-name="T190"> </text:span>THEN</text:p>
          </table:table-cell>
          <table:table-cell table:style-name="Table2.A1" office:value-type="string">
            <text:p text:style-name="P905">BEGIN <text:span text:style-name="T145">&lt;more words&gt;</text:span> UNTIL</text:p>
          </table:table-cell>
        </table:table-row>
        <table:table-row table:style-name="Table2.1">
          <table:table-cell table:style-name="Table2.A1" office:value-type="string">
            <text:p text:style-name="P907"/>
          </table:table-cell>
          <table:table-cell table:style-name="Table2.A1" office:value-type="string">
            <text:p text:style-name="P905">BEGIN <text:span text:style-name="T145">&lt;more words&gt;</text:span> AGAIN - useful within other COGS started within a Tachyon program </text:p>
          </table:table-cell>
        </table:table-row>
      </table:table>
      <text:p text:style-name="Standard"/>
      <text:h text:style-name="Heading_20_2" text:outline-level="2"><text:bookmark-start text:name="__RefHeading___Toc15074_3727030152"/>CALLS AND BRANCHING<text:bookmark-end text:name="__RefHeading___Toc15074_3727030152"/></text:h>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Line94052524272704">
          <table:table-cell table:style-name="Table23.A1" office:value-type="string">
            <text:p text:style-name="P26">?EXIT </text:p>
          </table:table-cell>
          <table:table-cell table:style-name="Table23.A1" office:value-type="string">
            <text:p text:style-name="P26">( flg -- ) </text:p>
          </table:table-cell>
          <table:table-cell table:style-name="Table23.A1" office:value-type="string">
            <text:p text:style-name="P26">H</text:p>
          </table:table-cell>
          <table:table-cell table:style-name="Table23.A1" office:value-type="string">
            <text:p text:style-name="P333">PUB</text:p>
          </table:table-cell>
          <table:table-cell table:style-name="Table23.A1" office:value-type="string">
            <text:p text:style-name="P26">Exit if flg is true.</text:p>
          </table:table-cell>
        </table:table-row>
        <table:table-row table:style-name="TableLine94052524306048">
          <table:table-cell table:style-name="Table23.A1" office:value-type="string">
            <text:p text:style-name="P138">?JUMP</text:p>
          </table:table-cell>
          <table:table-cell table:style-name="Table23.A1" office:value-type="string">
            <text:p text:style-name="P365">( flg -- )</text:p>
          </table:table-cell>
          <table:table-cell table:style-name="Table23.A1" office:value-type="string">
            <text:p text:style-name="P138">C</text:p>
          </table:table-cell>
          <table:table-cell table:style-name="Table23.A1" office:value-type="string">
            <text:p text:style-name="P333">PUB</text:p>
          </table:table-cell>
          <table:table-cell table:style-name="Table23.A1" office:value-type="string">
            <text:p text:style-name="P138">VECTOR JUMP if set</text:p>
          </table:table-cell>
        </table:table-row>
        <table:table-row table:style-name="TableLine94052524307040">
          <table:table-cell table:style-name="Table23.A1" office:value-type="string">
            <text:p text:style-name="P26">0EXIT </text:p>
          </table:table-cell>
          <table:table-cell table:style-name="Table23.A1" office:value-type="string">
            <text:p text:style-name="P26">( flg -- ) </text:p>
          </table:table-cell>
          <table:table-cell table:style-name="Table23.A1" office:value-type="string">
            <text:p text:style-name="P26">C</text:p>
          </table:table-cell>
          <table:table-cell table:style-name="Table23.A1" office:value-type="string">
            <text:p text:style-name="P333">PUB</text:p>
          </table:table-cell>
          <table:table-cell table:style-name="Table23.A1" office:value-type="string">
            <text:p text:style-name="P26">Exit if flg is zero. This saves a IF … THEN ;</text:p>
          </table:table-cell>
        </table:table-row>
        <table:table-row table:style-name="TableLine94052524308032">
          <table:table-cell table:style-name="Table23.A1" office:value-type="string">
            <text:p text:style-name="P26">CALL</text:p>
          </table:table-cell>
          <table:table-cell table:style-name="Table23.A1" office:value-type="string">
            <text:p text:style-name="P26">( adr -- )</text:p>
          </table:table-cell>
          <table:table-cell table:style-name="Table23.A1" office:value-type="string">
            <text:p text:style-name="P26">C</text:p>
          </table:table-cell>
          <table:table-cell table:style-name="Table23.A1" office:value-type="string">
            <text:p text:style-name="P333">PUB</text:p>
          </table:table-cell>
          <table:table-cell table:style-name="Table23.A1" office:value-type="string">
            <text:p text:style-name="P26">Call the adr - used to execute cfa vectors</text:p>
          </table:table-cell>
        </table:table-row>
        <table:table-row table:style-name="TableLine94052524309584">
          <table:table-cell table:style-name="Table23.A1" office:value-type="string">
            <text:p text:style-name="P26">EXIT</text:p>
          </table:table-cell>
          <table:table-cell table:style-name="Table23.A1" office:value-type="string">
            <text:p text:style-name="P365">( -- )</text:p>
          </table:table-cell>
          <table:table-cell table:style-name="Table23.A1" office:value-type="string">
            <text:p text:style-name="P26">C</text:p>
          </table:table-cell>
          <table:table-cell table:style-name="Table23.A1" office:value-type="string">
            <text:p text:style-name="P333">PUB</text:p>
          </table:table-cell>
          <table:table-cell table:style-name="Table23.A1" office:value-type="string">
            <text:p text:style-name="P26">Exit from a called routine and pop the return stack into the IP </text:p>
          </table:table-cell>
        </table:table-row>
        <table:table-row table:style-name="TableLine94052524310896">
          <table:table-cell table:style-name="Table23.A1" office:value-type="string">
            <text:p text:style-name="P26">JUMP </text:p>
          </table:table-cell>
          <table:table-cell table:style-name="Table23.A1" office:value-type="string">
            <text:p text:style-name="P26">( adr -- )</text:p>
          </table:table-cell>
          <table:table-cell table:style-name="Table23.A1" office:value-type="string">
            <text:p text:style-name="P26">C</text:p>
          </table:table-cell>
          <table:table-cell table:style-name="Table23.A1" office:value-type="string">
            <text:p text:style-name="P333">PUB</text:p>
          </table:table-cell>
          <table:table-cell table:style-name="Table23.A1" office:value-type="string">
            <text:p text:style-name="P26">Same as CALL but doesn't save the return address</text:p>
          </table:table-cell>
        </table:table-row>
      </table:table>
      <text:h text:style-name="Heading_20_2" text:outline-level="2"><text:bookmark-start text:name="__RefHeading___Toc15076_3727030152"/>CASE STATEMENTS<text:bookmark-end text:name="__RefHeading___Toc15076_3727030152"/></text:h>
      <text:p text:style-name="P26">CASE statements are constructed in a manner similar to C using SWITCH, CASE, and BREAK.</text:p>
      <text:p text:style-name="P26"/>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Line94052524284528">
          <table:table-cell table:style-name="Table25.A1" office:value-type="string">
            <text:p text:style-name="P26">SWITCH </text:p>
          </table:table-cell>
          <table:table-cell table:style-name="Table25.A1" office:value-type="string">
            <text:p text:style-name="P26">( val -- ) </text:p>
          </table:table-cell>
          <table:table-cell table:style-name="Table25.A1" office:value-type="string">
            <text:p text:style-name="P236">X</text:p>
          </table:table-cell>
          <table:table-cell table:style-name="Table25.A1" office:value-type="string">
            <text:p text:style-name="P323">PUB</text:p>
          </table:table-cell>
          <table:table-cell table:style-name="Table25.A1" office:value-type="string">
            <text:p text:style-name="P26">Store the switch value in a task variables so that is can be referenced by a CASE statement.</text:p>
          </table:table-cell>
        </table:table-row>
        <table:table-row table:style-name="TableLine94052524347152">
          <table:table-cell table:style-name="Table25.A1" office:value-type="string">
            <text:p text:style-name="P26">SWITCH@</text:p>
          </table:table-cell>
          <table:table-cell table:style-name="Table25.A1" office:value-type="string">
            <text:p text:style-name="P26">( -- val ) </text:p>
          </table:table-cell>
          <table:table-cell table:style-name="Table25.A1" office:value-type="string">
            <text:p text:style-name="P236">X</text:p>
          </table:table-cell>
          <table:table-cell table:style-name="Table25.A1" office:value-type="string">
            <text:p text:style-name="P323">PUB</text:p>
          </table:table-cell>
          <table:table-cell table:style-name="Table25.A1" office:value-type="string">
            <text:p text:style-name="P26">Retrieve the switch value - useful if we want to perform more complex comparisons</text:p>
          </table:table-cell>
        </table:table-row>
        <table:table-row table:style-name="TableLine94052524348032">
          <table:table-cell table:style-name="Table25.A1" office:value-type="string">
            <text:p text:style-name="P123">SWITCHES</text:p>
          </table:table-cell>
          <table:table-cell table:style-name="Table25.A1" office:value-type="string">
            <text:p text:style-name="P123">( <text:span text:style-name="T140">val &lt;val-word pairs&gt;</text:span> -- )</text:p>
          </table:table-cell>
          <table:table-cell table:style-name="Table25.A1" office:value-type="string">
            <text:p text:style-name="P237">X</text:p>
          </table:table-cell>
          <table:table-cell table:style-name="Table25.A1" office:value-type="string">
            <text:p text:style-name="P323">PUB</text:p>
          </table:table-cell>
          <table:table-cell table:style-name="Table25.A1" office:value-type="string">
            <text:p text:style-name="P2"><text:span text:style-name="T15">Scan the following val and word pairs for a match</text:span><text:span text:style-name="T20"> </text:span><text:span text:style-name="T19">or until a non-value is encountered</text:span></text:p>
          </table:table-cell>
        </table:table-row>
        <table:table-row table:style-name="TableLine94052524349024">
          <table:table-cell table:style-name="Table25.A1" office:value-type="string">
            <text:p text:style-name="P123">]</text:p>
          </table:table-cell>
          <table:table-cell table:style-name="Table25.A1" office:value-type="string">
            <text:p text:style-name="P365">( -- )</text:p>
          </table:table-cell>
          <table:table-cell table:style-name="Table25.A1" office:value-type="string">
            <text:p text:style-name="P284">X</text:p>
          </table:table-cell>
          <table:table-cell table:style-name="Table25.A1" office:value-type="string">
            <text:p text:style-name="P323">PRE</text:p>
          </table:table-cell>
          <table:table-cell table:style-name="Table25.A1" office:value-type="string">
            <text:p text:style-name="P123">Alias for BREAK</text:p>
          </table:table-cell>
        </table:table-row>
        <table:table-row table:style-name="TableLine94052524350576">
          <table:table-cell table:style-name="Table25.A1" office:value-type="string">
            <text:p text:style-name="P123">=[</text:p>
          </table:table-cell>
          <table:table-cell table:style-name="Table25.A1" office:value-type="string">
            <text:p text:style-name="P36">( val -- ) </text:p>
          </table:table-cell>
          <table:table-cell table:style-name="Table25.A1" office:value-type="string">
            <text:p text:style-name="P233">HI</text:p>
          </table:table-cell>
          <table:table-cell table:style-name="Table25.A1" office:value-type="string">
            <text:p text:style-name="P323">PRE</text:p>
          </table:table-cell>
          <table:table-cell table:style-name="Table25.A1" office:value-type="string">
            <text:p text:style-name="P123">Alias for CASE</text:p>
          </table:table-cell>
        </table:table-row>
        <table:table-row table:style-name="TableLine94052524351888">
          <table:table-cell table:style-name="Table25.A1" office:value-type="string">
            <text:p text:style-name="P26">BREAK</text:p>
          </table:table-cell>
          <table:table-cell table:style-name="Table25.A1" office:value-type="string">
            <text:p text:style-name="P365">( -- )</text:p>
          </table:table-cell>
          <table:table-cell table:style-name="Table25.A1" office:value-type="string">
            <text:p text:style-name="P26">HI</text:p>
          </table:table-cell>
          <table:table-cell table:style-name="Table25.A1" office:value-type="string">
            <text:p text:style-name="P323">PRE</text:p>
          </table:table-cell>
          <table:table-cell table:style-name="Table25.A1" office:value-type="string">
            <text:p text:style-name="P26">Stop executing this CASE code and return immediately from routine</text:p>
          </table:table-cell>
        </table:table-row>
        <table:table-row table:style-name="TableLine94052524353072">
          <table:table-cell table:style-name="Table25.A1" office:value-type="string">
            <text:p text:style-name="P36">CASE </text:p>
          </table:table-cell>
          <table:table-cell table:style-name="Table25.A1" office:value-type="string">
            <text:p text:style-name="P36">( val -- ) </text:p>
          </table:table-cell>
          <table:table-cell table:style-name="Table25.A1" office:value-type="string">
            <text:p text:style-name="P36">HI</text:p>
          </table:table-cell>
          <table:table-cell table:style-name="Table25.A1" office:value-type="string">
            <text:p text:style-name="P323">PRE</text:p>
          </table:table-cell>
          <table:table-cell table:style-name="Table25.A1" office:value-type="string">
            <text:p text:style-name="P36">Execute the following code up to BREAK if val = SWITCH val<text:span text:style-name="T125"> i.e. ( $0D CASE PRINT" CARRIAGE RETURN" BREAK )</text:span> </text:p>
          </table:table-cell>
        </table:table-row>
        <table:table-row table:style-name="TableLine94052524349760">
          <table:table-cell table:style-name="Table25.A1" office:value-type="string">
            <text:p text:style-name="P235">CASES</text:p>
          </table:table-cell>
          <table:table-cell table:style-name="Table25.A1" office:value-type="string">
            <text:p text:style-name="P235">( from to -- )</text:p>
          </table:table-cell>
          <table:table-cell table:style-name="Table25.A1" office:value-type="string">
            <text:p text:style-name="P234">H</text:p>
          </table:table-cell>
          <table:table-cell table:style-name="Table25.A1" office:value-type="string">
            <text:p text:style-name="P323">PRE</text:p>
          </table:table-cell>
          <table:table-cell table:style-name="Table25.A1" office:value-type="string">
            <text:p text:style-name="P393">Use as: <text:s/>from to CASES ..... BREAK</text:p>
          </table:table-cell>
        </table:table-row>
      </table:table>
      <text:p text:style-name="Standard"/>
      <text:p text:style-name="P896">CASE<text:span text:style-name="T147"> and SWITCHES</text:span> example<text:span text:style-name="T147">s</text:span>:-</text:p>
      <table:table table:name="Table74" table:style-name="Table74">
        <table:table-column table:style-name="Table74.A"/>
        <table:table-column table:style-name="Table74.B"/>
        <table:table-row table:style-name="TableLine94052524314640">
          <table:table-cell table:style-name="Table74.A1" office:value-type="string">
            <text:p text:style-name="P785"><text:span text:style-name="T57">pub RunLED</text:span><text:span text:style-name="T60">s</text:span></text:p>
            <text:p text:style-name="P900">LState C@ SWITCH</text:p>
            <text:p text:style-name="P902"><text:span text:style-name="T143"><text:tab/></text:span><text:span text:style-name="T142">0 CASE</text:span></text:p>
            <text:p text:style-name="P902"><text:span text:style-name="T143"><text:tab/> <text:s text:c="6"/></text:span><text:span text:style-name="T142">10 HIGH 10 LOW 10 FLOAT 1 LState C! BREA</text:span><text:span text:style-name="T143">K</text:span></text:p>
            <text:p text:style-name="P902"><text:span text:style-name="T143"><text:tab/></text:span><text:span text:style-name="T142">1 CASE</text:span></text:p>
            <text:p text:style-name="P902"><text:span text:style-name="T143"><text:tab/> <text:s text:c="6"/></text:span><text:span text:style-name="T142">11 HIGH 11 LOW 11 FLOAT 2 LState C! BREAK</text:span></text:p>
            <text:p text:style-name="P902"><text:span text:style-name="T143"><text:tab/></text:span><text:span text:style-name="T142">2 CASE</text:span></text:p>
            <text:p text:style-name="P902"><text:span text:style-name="T143"><text:tab/> <text:s text:c="6"/></text:span><text:span text:style-name="T142">12 HIGH 12 LOW 12 FLOAT 0 LState C! BREAK</text:span></text:p>
            <text:p text:style-name="P901"><text:tab/>3 10 CASES <text:s/>&lt;more words&gt; BREAK</text:p>
            <text:p text:style-name="P903">;</text:p>
          </table:table-cell>
          <table:table-cell table:style-name="Table74.A1" office:value-type="string">
            <text:p text:style-name="P897">SWITCH@<text:span text:style-name="T144"> and</text:span> SWITCH=<text:span text:style-name="T144"> can be used wherever the switch value needs checking for more complex behaviour within a CASE (say)</text:span></text:p>
            <text:p text:style-name="P898"/>
            <text:p text:style-name="P898">SWITCHES is followed by a list of &lt;value&gt; &lt;word&gt; pairs in the input stream. If the input = one of <text:s/>the &lt;value&gt;, then the corresponding word executes </text:p>
            <text:p text:style-name="P899"><text:span text:style-name="T140">e.g. </text:span>SWITCHES $0D LCDCR $0A LCDLF $09 LCDTAB <text:s/>NOP<text:span text:style-name="T140"> </text:span>This function automatically terminates when it encounters a word in the list<text:span text:style-name="T140"> </text:span>that is not a 15-bit literal, so use any other function including<text:span text:style-name="T140"> NOP or ;</text:span></text:p>
          </table:table-cell>
        </table:table-row>
      </table:table>
      <text:p text:style-name="P896"/>
      <text:h text:style-name="Heading_20_2" text:outline-level="2">VECTORED EXECUTION</text:h>
      <text:p text:style-name="P101"/>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Line94052524357712">
          <table:table-cell table:style-name="Table26.A1" office:value-type="string">
            <text:p text:style-name="P101">+VECTOR</text:p>
          </table:table-cell>
          <table:table-cell table:style-name="Table26.A1" office:value-type="string">
            <text:p text:style-name="P101"/>
          </table:table-cell>
          <table:table-cell table:style-name="Table26.A1" office:value-type="string">
            <text:p text:style-name="P236">X</text:p>
          </table:table-cell>
          <table:table-cell table:style-name="Table26.A1" office:value-type="string">
            <text:p text:style-name="P310">PRE</text:p>
          </table:table-cell>
          <table:table-cell table:style-name="Table26.A1" office:value-type="string">
            <text:p text:style-name="P101">Insert a call over first instruction</text:p>
          </table:table-cell>
        </table:table-row>
        <table:table-row table:style-name="TableLine94052524382976">
          <table:table-cell table:style-name="Table26.A1" office:value-type="string">
            <text:p text:style-name="P518">REDEFINE</text:p>
          </table:table-cell>
          <table:table-cell table:style-name="Table26.A1" office:value-type="string">
            <text:p text:style-name="P519">( &lt;target&gt; &lt;new&gt; -- )</text:p>
          </table:table-cell>
          <table:table-cell table:style-name="Table26.A1" office:value-type="string">
            <text:p text:style-name="P510">X</text:p>
          </table:table-cell>
          <table:table-cell table:style-name="Table26.A1" office:value-type="string">
            <text:p text:style-name="P599">PRE</text:p>
          </table:table-cell>
          <table:table-cell table:style-name="Table26.A1" office:value-type="string">
            <text:p text:style-name="P518">Alias for REVECTOR</text:p>
          </table:table-cell>
        </table:table-row>
        <table:table-row table:style-name="TableLine94052524383968">
          <table:table-cell table:style-name="Table26.A1" office:value-type="string">
            <text:p text:style-name="P101">REVECTOR</text:p>
          </table:table-cell>
          <table:table-cell table:style-name="Table26.A1" office:value-type="string">
            <text:p text:style-name="P101">( &lt;target&gt; &lt;new&gt; -- )</text:p>
          </table:table-cell>
          <table:table-cell table:style-name="Table26.A1" office:value-type="string">
            <text:p text:style-name="P236">X</text:p>
          </table:table-cell>
          <table:table-cell table:style-name="Table26.A1" office:value-type="string">
            <text:p text:style-name="P310">PRE</text:p>
          </table:table-cell>
          <table:table-cell table:style-name="Table26.A1" office:value-type="string">
            <text:p text:style-name="P520">Replaces first instruction of target with jump to new</text:p>
          </table:table-cell>
        </table:table-row>
      </table:table>
      <text:h text:style-name="Heading_20_2" text:outline-level="2"><text:span text:style-name="T29">TACHYON</text:span><text:span text:style-name="T37"> START-UP</text:span></text:h>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Line94052524371552">
          <table:table-cell table:style-name="Table27.A1" office:value-type="string">
            <text:p text:style-name="P477">!INITS</text:p>
          </table:table-cell>
          <table:table-cell table:style-name="Table27.A1" office:value-type="string">
            <text:p text:style-name="P477">( -- )</text:p>
          </table:table-cell>
          <table:table-cell table:style-name="Table27.A1" office:value-type="string">
            <text:p text:style-name="P511">X</text:p>
          </table:table-cell>
          <table:table-cell table:style-name="Table27.A1" office:value-type="string">
            <text:p text:style-name="P599">PUB</text:p>
          </table:table-cell>
          <table:table-cell table:style-name="Table27.A1" office:value-type="string">
            <text:p text:style-name="P477">Initialise the user INIT list to do nothing on Tachyon start</text:p>
          </table:table-cell>
        </table:table-row>
        <table:table-row table:style-name="TableLine94052524411904">
          <table:table-cell table:style-name="Table27.A1" office:value-type="string">
            <text:p text:style-name="P477">+INIT</text:p>
          </table:table-cell>
          <table:table-cell table:style-name="Table27.A1" office:value-type="string">
            <text:p text:style-name="P477">( nfa -- )</text:p>
          </table:table-cell>
          <table:table-cell table:style-name="Table27.A1" office:value-type="string">
            <text:p text:style-name="P511">X</text:p>
          </table:table-cell>
          <table:table-cell table:style-name="Table27.A1" office:value-type="string">
            <text:p text:style-name="P599">PUB</text:p>
          </table:table-cell>
          <table:table-cell table:style-name="Table27.A1" office:value-type="string">
            <text:p text:style-name="P477">Add the word whose nfa is tos to the user INIT list to execute on Tachyon starting</text:p>
          </table:table-cell>
        </table:table-row>
        <table:table-row table:style-name="TableLine94052524412672">
          <table:table-cell table:style-name="Table27.A1" office:value-type="string">
            <text:p text:style-name="P477">AUTORUN</text:p>
          </table:table-cell>
          <table:table-cell table:style-name="Table27.A1" office:value-type="string">
            <text:p text:style-name="P477">( nfa -- )</text:p>
          </table:table-cell>
          <table:table-cell table:style-name="Table27.A1" office:value-type="string">
            <text:p text:style-name="P511">X</text:p>
          </table:table-cell>
          <table:table-cell table:style-name="Table27.A1" office:value-type="string">
            <text:p text:style-name="P599">PUB</text:p>
          </table:table-cell>
          <table:table-cell table:style-name="Table27.A1" office:value-type="string">
            <text:p text:style-name="P477">An alias of +INIT</text:p>
          </table:table-cell>
        </table:table-row>
        <table:table-row table:style-name="TableLine94052524413664">
          <table:table-cell table:style-name="Table27.A1" office:value-type="string">
            <text:p text:style-name="P487">boot</text:p>
          </table:table-cell>
          <table:table-cell table:style-name="Table27.A1" office:value-type="string">
            <text:p text:style-name="P521">( -- adr )</text:p>
          </table:table-cell>
          <table:table-cell table:style-name="Table27.A1" office:value-type="string">
            <text:p text:style-name="P512">X</text:p>
          </table:table-cell>
          <table:table-cell table:style-name="Table27.A1" office:value-type="string">
            <text:p text:style-name="P603">PUB</text:p>
          </table:table-cell>
          <table:table-cell table:style-name="Table27.A1" office:value-type="string">
            <text:p text:style-name="P487">1 long - maybe unused now</text:p>
          </table:table-cell>
        </table:table-row>
        <table:table-row table:style-name="TableLine94052524415216">
          <table:table-cell table:style-name="Table27.A1" office:value-type="string">
            <text:p text:style-name="P477">INIT</text:p>
          </table:table-cell>
          <table:table-cell table:style-name="Table27.A1" office:value-type="string">
            <text:p text:style-name="P477"/>
          </table:table-cell>
          <table:table-cell table:style-name="Table27.A1" office:value-type="string">
            <text:p text:style-name="P511">X</text:p>
          </table:table-cell>
          <table:table-cell table:style-name="Table27.A1" office:value-type="string">
            <text:p text:style-name="P599">PUB</text:p>
          </table:table-cell>
          <table:table-cell table:style-name="Table27.A1" office:value-type="string">
            <text:p text:style-name="P477">Executes up to 16 user INIT words at Tachyon start</text:p>
          </table:table-cell>
        </table:table-row>
        <table:table-row table:style-name="TableLine94052524416528">
          <table:table-cell table:style-name="Table27.A1" office:value-type="string">
            <text:p text:style-name="P749">uauto</text:p>
          </table:table-cell>
          <table:table-cell table:style-name="Table27.A1" office:value-type="string">
            <text:p text:style-name="P801">( -- adr )</text:p>
          </table:table-cell>
          <table:table-cell table:style-name="Table27.A1" office:value-type="string">
            <text:p text:style-name="P802">C</text:p>
          </table:table-cell>
          <table:table-cell table:style-name="Table27.A1" office:value-type="string">
            <text:p text:style-name="P812">PUB</text:p>
          </table:table-cell>
          <table:table-cell table:style-name="Table27.A1" office:value-type="string">
            <text:p text:style-name="P800">user autostart address if non-zero - called from within terminal</text:p>
          </table:table-cell>
        </table:table-row>
      </table:table>
      <text:p text:style-name="Standard"/>
      <text:h text:style-name="P930" text:outline-level="2"><text:bookmark-start text:name="__RefHeading___Toc15078_3727030152"/>I/O PORTS<text:bookmark-end text:name="__RefHeading___Toc15078_3727030152"/></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94052524418240">
          <table:table-cell table:style-name="Table28.A1" office:value-type="string">
            <text:p text:style-name="P475">!COUNT</text:p>
          </table:table-cell>
          <table:table-cell table:style-name="Table28.A1" office:value-type="string">
            <text:p text:style-name="P475"/>
          </table:table-cell>
          <table:table-cell table:style-name="Table28.A1" office:value-type="string">
            <text:p text:style-name="P513">X</text:p>
          </table:table-cell>
          <table:table-cell table:style-name="Table28.A1" office:value-type="string">
            <text:p text:style-name="P594">PUB</text:p>
          </table:table-cell>
          <table:table-cell table:style-name="Table28.A1" office:value-type="string">
            <text:p text:style-name="P475"/>
          </table:table-cell>
        </table:table-row>
        <table:table-row table:style-name="TableLine94052524700112">
          <table:table-cell table:style-name="Table28.A1" office:value-type="string">
            <text:p text:style-name="P467">A</text:p>
          </table:table-cell>
          <table:table-cell table:style-name="Table28.A1" office:value-type="string">
            <text:p text:style-name="P467"/>
          </table:table-cell>
          <table:table-cell table:style-name="Table28.A1" office:value-type="string">
            <text:p text:style-name="P528">X</text:p>
          </table:table-cell>
          <table:table-cell table:style-name="Table28.A1" office:value-type="string">
            <text:p text:style-name="P594">PUB</text:p>
          </table:table-cell>
          <table:table-cell table:style-name="Table28.A1" office:value-type="string">
            <text:p text:style-name="P467">Select the desired target CTR A before use</text:p>
          </table:table-cell>
        </table:table-row>
        <table:table-row table:style-name="TableLine94052524700992">
          <table:table-cell table:style-name="Table28.A1" office:value-type="string">
            <text:p text:style-name="P467">APIN</text:p>
          </table:table-cell>
          <table:table-cell table:style-name="Table28.A1" office:value-type="string">
            <text:p text:style-name="P467">( pin -- )</text:p>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P467">Set the APIN of the current CTR</text:p>
          </table:table-cell>
        </table:table-row>
        <table:table-row table:style-name="TableLine94052524701984">
          <table:table-cell table:style-name="Table28.A1" office:value-type="string">
            <text:p text:style-name="P467">B</text:p>
          </table:table-cell>
          <table:table-cell table:style-name="Table28.A1" office:value-type="string">
            <text:p text:style-name="P467"/>
          </table:table-cell>
          <table:table-cell table:style-name="Table28.A1" office:value-type="string">
            <text:p text:style-name="P528">X</text:p>
          </table:table-cell>
          <table:table-cell table:style-name="Table28.A1" office:value-type="string">
            <text:p text:style-name="P594">PUB</text:p>
          </table:table-cell>
          <table:table-cell table:style-name="Table28.A1" office:value-type="string">
            <text:p text:style-name="P467">Select the desired target CTR B before use</text:p>
          </table:table-cell>
        </table:table-row>
        <table:table-row table:style-name="TableLine94052524703536">
          <table:table-cell table:style-name="Table28.A1" office:value-type="string">
            <text:p text:style-name="P472">BEEP</text:p>
          </table:table-cell>
          <table:table-cell table:style-name="Table28.A1" office:value-type="string">
            <text:p text:style-name="P472">(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Output 2250Hz for 150 ms on the currently selected pin</text:p>
          </table:table-cell>
        </table:table-row>
        <table:table-row table:style-name="TableLine94052524704848">
          <table:table-cell table:style-name="Table28.A1" office:value-type="string">
            <text:p text:style-name="P472">BEEPS</text:p>
          </table:table-cell>
          <table:table-cell table:style-name="Table28.A1" office:value-type="string">
            <text:p text:style-name="P472">( cnt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Output cnt BEEPs with a 50 ms break between on the currently selected pin</text:p>
          </table:table-cell>
        </table:table-row>
        <table:table-row table:style-name="TableLine94052524706032">
          <table:table-cell table:style-name="Table28.A1" office:value-type="string">
            <text:p text:style-name="P472">BIP</text:p>
          </table:table-cell>
          <table:table-cell table:style-name="Table28.A1" office:value-type="string">
            <text:p text:style-name="P472">(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Output 3kHz for 80 ms on the currently selected pin</text:p>
          </table:table-cell>
        </table:table-row>
        <table:table-row table:style-name="TableLine94052524702720">
          <table:table-cell table:style-name="Table28.A1" office:value-type="string">
            <text:p text:style-name="P98">BLINK</text:p>
          </table:table-cell>
          <table:table-cell table:style-name="Table28.A1" office:value-type="string">
            <text:p text:style-name="P98">( pin -- )</text:p>
          </table:table-cell>
          <table:table-cell table:style-name="Table28.A1" office:value-type="string">
            <text:p text:style-name="P238">X</text:p>
          </table:table-cell>
          <table:table-cell table:style-name="Table28.A1" office:value-type="string">
            <text:p text:style-name="P309">PUB</text:p>
          </table:table-cell>
          <table:table-cell table:style-name="Table28.A1" office:value-type="string">
            <text:p text:style-name="P98">Toggle pin on and off at 2Hz<text:span text:style-name="T29"> - also useful for setting up a pin quickly - then use HZ etc</text:span></text:p>
          </table:table-cell>
        </table:table-row>
        <table:table-row table:style-name="TableLine94052524708224">
          <table:table-cell table:style-name="Table28.A1" office:value-type="string">
            <text:p text:style-name="P467">BPIN</text:p>
          </table:table-cell>
          <table:table-cell table:style-name="Table28.A1" office:value-type="string">
            <text:p text:style-name="P467">( pin -- )</text:p>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P467">Set the BPIN of the current CTR</text:p>
          </table:table-cell>
        </table:table-row>
        <table:table-row table:style-name="TableLine94052524709376">
          <table:table-cell table:style-name="Table28.A1" office:value-type="string">
            <text:p text:style-name="P473">CLICK</text:p>
          </table:table-cell>
          <table:table-cell table:style-name="Table28.A1" office:value-type="string">
            <text:p text:style-name="P473">( --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P473">Output a click on the currently selected pin</text:p>
          </table:table-cell>
        </table:table-row>
        <table:table-row table:style-name="TableLine94052524710608">
          <table:table-cell table:style-name="Table28.A1" office:value-type="string">
            <text:p text:style-name="P482">CLKIN</text:p>
          </table:table-cell>
          <table:table-cell table:style-name="Table28.A1" office:value-type="string">
            <text:p text:style-name="P482">( iomask dat -- iomask dat2 )</text:p>
          </table:table-cell>
          <table:table-cell table:style-name="Table28.A1" office:value-type="string">
            <text:p text:style-name="P482">C</text:p>
          </table:table-cell>
          <table:table-cell table:style-name="Table28.A1" office:value-type="string">
            <text:p text:style-name="P333">PUB</text:p>
          </table:table-cell>
          <table:table-cell table:style-name="Table28.A1" office:value-type="string">
            <text:p text:style-name="P482">Shift bit in<text:span text:style-name="T90"> from pin</text:span>, <text:s/>clock high, clock low</text:p>
          </table:table-cell>
        </table:table-row>
        <table:table-row table:style-name="TableLine94052524711840">
          <table:table-cell table:style-name="Table28.A1" office:value-type="string">
            <text:p text:style-name="P482">CLKOUT</text:p>
          </table:table-cell>
          <table:table-cell table:style-name="Table28.A1" office:value-type="string">
            <text:p text:style-name="P482">(iomask dat -- iomask dat2 )</text:p>
          </table:table-cell>
          <table:table-cell table:style-name="Table28.A1" office:value-type="string">
            <text:p text:style-name="P482">C</text:p>
          </table:table-cell>
          <table:table-cell table:style-name="Table28.A1" office:value-type="string">
            <text:p text:style-name="P333">PUB</text:p>
          </table:table-cell>
          <table:table-cell table:style-name="Table28.A1" office:value-type="string">
            <text:p text:style-name="P482">Shift <text:span text:style-name="T90">msb </text:span>bit out<text:span text:style-name="T90"> to pin</text:span>, <text:s/>clock high, clock low</text:p>
          </table:table-cell>
        </table:table-row>
        <table:table-row table:style-name="TableLine94052524713072">
          <table:table-cell table:style-name="Table28.A1" office:value-type="string">
            <text:p text:style-name="P21">CLOCK</text:p>
          </table:table-cell>
          <table:table-cell table:style-name="Table28.A1" office:value-type="string">
            <text:p text:style-name="P21"/>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text:p>
          </table:table-cell>
        </table:table-row>
        <table:table-row table:style-name="TableLine94052524714304">
          <table:table-cell table:style-name="Table28.A1" office:value-type="string">
            <text:p text:style-name="P473">COUNT@</text:p>
          </table:table-cell>
          <table:table-cell table:style-name="Table28.A1" office:value-type="string">
            <text:p text:style-name="P473"/>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15536">
          <table:table-cell table:style-name="Table28.A1" office:value-type="string">
            <text:p text:style-name="P534">CTRMODE</text:p>
          </table:table-cell>
          <table:table-cell table:style-name="Table28.A1" office:value-type="string">
            <text:p text:style-name="P534">( n -- )</text:p>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P467">Writes to the CTRMODE field of the current CTR channel without disturbing the other bits of the counter</text:p>
          </table:table-cell>
        </table:table-row>
        <table:table-row table:style-name="TableLine94052524716768">
          <table:table-cell table:style-name="Table28.A1" office:value-type="string">
            <text:p text:style-name="P466">DAC!</text:p>
          </table:table-cell>
          <table:table-cell table:style-name="Table28.A1" office:value-type="string">
            <text:p text:style-name="P466">( byte oin -- )</text:p>
          </table:table-cell>
          <table:table-cell table:style-name="Table28.A1" office:value-type="string">
            <text:p text:style-name="P531">X</text:p>
          </table:table-cell>
          <table:table-cell table:style-name="Table28.A1" office:value-type="string">
            <text:p text:style-name="P594">PUB</text:p>
          </table:table-cell>
          <table:table-cell table:style-name="Table28.A1" office:value-type="string">
            <text:p text:style-name="P466">Write an 8-bit value to the pin as a duty cycle - filter output for a voltage</text:p>
          </table:table-cell>
        </table:table-row>
        <table:table-row table:style-name="TableLine94052524718000">
          <table:table-cell table:style-name="Table28.A1" office:value-type="string">
            <text:p text:style-name="P475">DETECT</text:p>
          </table:table-cell>
          <table:table-cell table:style-name="Table28.A1" office:value-type="string">
            <text:p text:style-name="P475">( pol edge fb -- )</text:p>
          </table:table-cell>
          <table:table-cell table:style-name="Table28.A1" office:value-type="string">
            <text:p text:style-name="P513">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19504">
          <table:table-cell table:style-name="Table28.A1" office:value-type="string">
            <text:p text:style-name="P467">DIFF</text:p>
          </table:table-cell>
          <table:table-cell table:style-name="Table28.A1" office:value-type="string">
            <text:p text:style-name="P467"/>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P467">Change counter mode to differential</text:p>
          </table:table-cell>
        </table:table-row>
        <table:table-row table:style-name="TableLine94052524720736">
          <table:table-cell table:style-name="Table28.A1" office:value-type="string">
            <text:p text:style-name="P467">DUTY</text:p>
          </table:table-cell>
          <table:table-cell table:style-name="Table28.A1" office:value-type="string">
            <text:p text:style-name="P467"/>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21968">
          <table:table-cell table:style-name="Table28.A1" office:value-type="string">
            <text:p text:style-name="P473">EDGE</text:p>
          </table:table-cell>
          <table:table-cell table:style-name="Table28.A1" office:value-type="string">
            <text:p text:style-name="P473">( n -- n+2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23200">
          <table:table-cell table:style-name="Table28.A1" office:value-type="string">
            <text:p text:style-name="P483">F</text:p>
          </table:table-cell>
          <table:table-cell table:style-name="Table28.A1" office:value-type="string">
            <text:p text:style-name="P483">( mask -- mask )</text:p>
          </table:table-cell>
          <table:table-cell table:style-name="Table28.A1" office:value-type="string">
            <text:p text:style-name="P483">C</text:p>
          </table:table-cell>
          <table:table-cell table:style-name="Table28.A1" office:value-type="string">
            <text:p text:style-name="P333">PUB</text:p>
          </table:table-cell>
          <table:table-cell table:style-name="Table28.A1" office:value-type="string">
            <text:p text:style-name="P483">float ( make high impedance ) bits on the output - leave stack intact - fast operation</text:p>
          </table:table-cell>
        </table:table-row>
        <table:table-row table:style-name="TableLine94052524724432">
          <table:table-cell table:style-name="Table28.A1" office:value-type="string">
            <text:p text:style-name="P473">FB</text:p>
          </table:table-cell>
          <table:table-cell table:style-name="Table28.A1" office:value-type="string">
            <text:p text:style-name="P473">( n -- n+1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25664">
          <table:table-cell table:style-name="Table28.A1" office:value-type="string">
            <text:p text:style-name="P21">FLOAT </text:p>
          </table:table-cell>
          <table:table-cell table:style-name="Table28.A1" office:value-type="string">
            <text:p text:style-name="P21">( pin -- )</text:p>
          </table:table-cell>
          <table:table-cell table:style-name="Table28.A1" office:value-type="string">
            <text:p text:style-name="P21">X</text:p>
          </table:table-cell>
          <table:table-cell table:style-name="Table28.A1" office:value-type="string">
            <text:p text:style-name="P333">PUB</text:p>
          </table:table-cell>
          <table:table-cell table:style-name="Table28.A1" office:value-type="string">
            <text:p text:style-name="P21">Float the pin (make it an input)</text:p>
          </table:table-cell>
        </table:table-row>
        <table:table-row table:style-name="TableLine94052524726896">
          <table:table-cell table:style-name="Table28.A1" office:value-type="string">
            <text:p text:style-name="P473">FREQ@</text:p>
          </table:table-cell>
          <table:table-cell table:style-name="Table28.A1" office:value-type="string">
            <text:p text:style-name="P473">( pin -- freq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P473">Measure frequency of pulses at pin, measured over 1/10s</text:p>
          </table:table-cell>
        </table:table-row>
        <table:table-row table:style-name="TableLine94052524728128">
          <table:table-cell table:style-name="Table28.A1" office:value-type="string">
            <text:p text:style-name="P466">FRQ</text:p>
          </table:table-cell>
          <table:table-cell table:style-name="Table28.A1" office:value-type="string">
            <text:p text:style-name="P466">( n -- )</text:p>
          </table:table-cell>
          <table:table-cell table:style-name="Table28.A1" office:value-type="string">
            <text:p text:style-name="P531">X</text:p>
          </table:table-cell>
          <table:table-cell table:style-name="Table28.A1" office:value-type="string">
            <text:p text:style-name="P594">PUB</text:p>
          </table:table-cell>
          <table:table-cell table:style-name="Table28.A1" office:value-type="string">
            <text:p text:style-name="P466">Set the duty cycle frequency FRQ, either A or B</text:p>
          </table:table-cell>
        </table:table-row>
        <table:table-row table:style-name="TableLine94052524729360">
          <table:table-cell table:style-name="Table28.A1" office:value-type="string">
            <text:p text:style-name="P483">H</text:p>
          </table:table-cell>
          <table:table-cell table:style-name="Table28.A1" office:value-type="string">
            <text:p text:style-name="P483">( iomask -- iomask )</text:p>
          </table:table-cell>
          <table:table-cell table:style-name="Table28.A1" office:value-type="string">
            <text:p text:style-name="P483">C</text:p>
          </table:table-cell>
          <table:table-cell table:style-name="Table28.A1" office:value-type="string">
            <text:p text:style-name="P333">PUB</text:p>
          </table:table-cell>
          <table:table-cell table:style-name="Table28.A1" office:value-type="string">
            <text:p text:style-name="P483">Set mask bits on the output high - leave stack intact - fast operation</text:p>
          </table:table-cell>
        </table:table-row>
        <table:table-row table:style-name="TableLine94052524732336">
          <table:table-cell table:style-name="Table28.A1" office:value-type="string">
            <text:p text:style-name="P21">HIGH </text:p>
          </table:table-cell>
          <table:table-cell table:style-name="Table28.A1" office:value-type="string">
            <text:p text:style-name="P21">( pin -- )</text:p>
          </table:table-cell>
          <table:table-cell table:style-name="Table28.A1" office:value-type="string">
            <text:p text:style-name="P21">X</text:p>
          </table:table-cell>
          <table:table-cell table:style-name="Table28.A1" office:value-type="string">
            <text:p text:style-name="P333">PUB</text:p>
          </table:table-cell>
          <table:table-cell table:style-name="Table28.A1" office:value-type="string">
            <text:p text:style-name="P21">Set pin high as an output</text:p>
          </table:table-cell>
        </table:table-row>
        <table:table-row table:style-name="TableLine94052524733424">
          <table:table-cell table:style-name="Table28.A1" office:value-type="string">
            <text:p text:style-name="P473">HIGH@</text:p>
          </table:table-cell>
          <table:table-cell table:style-name="Table28.A1" office:value-type="string">
            <text:p text:style-name="P473">( pin -- clks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P473">Measure high pulse width in clock cycles at pin</text:p>
          </table:table-cell>
        </table:table-row>
        <table:table-row table:style-name="TableLine94052524734656">
          <table:table-cell table:style-name="Table28.A1" office:value-type="string">
            <text:p text:style-name="P476">HZ</text:p>
          </table:table-cell>
          <table:table-cell table:style-name="Table28.A1" office:value-type="string">
            <text:p text:style-name="P476">( n -- )</text:p>
          </table:table-cell>
          <table:table-cell table:style-name="Table28.A1" office:value-type="string">
            <text:p text:style-name="P532">X</text:p>
          </table:table-cell>
          <table:table-cell table:style-name="Table28.A1" office:value-type="string">
            <text:p text:style-name="P594">PUB</text:p>
          </table:table-cell>
          <table:table-cell table:style-name="Table28.A1" office:value-type="string">
            <text:p text:style-name="P476">Output a 1:1 m/s tone, n Hz, on the currently selected pin</text:p>
          </table:table-cell>
        </table:table-row>
        <table:table-row table:style-name="TableLine94052524735888">
          <table:table-cell table:style-name="Table28.A1" office:value-type="string">
            <text:p text:style-name="P21">IN </text:p>
          </table:table-cell>
          <table:table-cell table:style-name="Table28.A1" office:value-type="string">
            <text:p text:style-name="P21">( pinmask -- flg )</text:p>
          </table:table-cell>
          <table:table-cell table:style-name="Table28.A1" office:value-type="string">
            <text:p text:style-name="P241">C</text:p>
          </table:table-cell>
          <table:table-cell table:style-name="Table28.A1" office:value-type="string">
            <text:p text:style-name="P333">PUB</text:p>
          </table:table-cell>
          <table:table-cell table:style-name="Table28.A1" office:value-type="string">
            <text:p text:style-name="P21">Test pins using mask</text:p>
          </table:table-cell>
        </table:table-row>
        <table:table-row table:style-name="TableLine94052524737120">
          <table:table-cell table:style-name="Table28.A1" office:value-type="string">
            <text:p text:style-name="P21">INPUTS </text:p>
          </table:table-cell>
          <table:table-cell table:style-name="Table28.A1" office:value-type="string">
            <text:p text:style-name="P21">( mask -- ) </text:p>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Float the pins to inputs.</text:p>
          </table:table-cell>
        </table:table-row>
        <table:table-row table:style-name="TableLine94052524738352">
          <table:table-cell table:style-name="Table28.A1" office:value-type="string">
            <text:p text:style-name="P468">ISERIAL</text:p>
          </table:table-cell>
          <table:table-cell table:style-name="Table28.A1" office:value-type="string">
            <text:p text:style-name="P468">( pin -- )</text:p>
          </table:table-cell>
          <table:table-cell table:style-name="Table28.A1" office:value-type="string">
            <text:p text:style-name="P527">X</text:p>
          </table:table-cell>
          <table:table-cell table:style-name="Table28.A1" office:value-type="string">
            <text:p text:style-name="P594">PUB</text:p>
          </table:table-cell>
          <table:table-cell table:style-name="Table28.A1" office:value-type="string">
            <text:p text:style-name="P468">Redirect character output to select serial channel using SEROUT</text:p>
          </table:table-cell>
        </table:table-row>
        <table:table-row table:style-name="TableLine94052524739584">
          <table:table-cell table:style-name="Table28.A1" office:value-type="string">
            <text:p text:style-name="P470">ISEROUT</text:p>
          </table:table-cell>
          <table:table-cell table:style-name="Table28.A1" office:value-type="string">
            <text:p text:style-name="P470">( data pin -- )</text:p>
          </table:table-cell>
          <table:table-cell table:style-name="Table28.A1" office:value-type="string">
            <text:p text:style-name="P527">X</text:p>
          </table:table-cell>
          <table:table-cell table:style-name="Table28.A1" office:value-type="string">
            <text:p text:style-name="P597">PUB</text:p>
          </table:table-cell>
          <table:table-cell table:style-name="Table28.A1" office:value-type="string">
            <text:p text:style-name="Standard"/>
          </table:table-cell>
        </table:table-row>
        <table:table-row table:style-name="TableLine94052524719152">
          <table:table-cell table:style-name="Table28.A1" office:value-type="string">
            <text:p text:style-name="P476">KHZ</text:p>
          </table:table-cell>
          <table:table-cell table:style-name="Table28.A1" office:value-type="string">
            <text:p text:style-name="P476">( n -- )</text:p>
          </table:table-cell>
          <table:table-cell table:style-name="Table28.A1" office:value-type="string">
            <text:p text:style-name="P532">X</text:p>
          </table:table-cell>
          <table:table-cell table:style-name="Table28.A1" office:value-type="string">
            <text:p text:style-name="P594">PUB</text:p>
          </table:table-cell>
          <table:table-cell table:style-name="Table28.A1" office:value-type="string">
            <text:p text:style-name="P476">Output a 1:1 m/s tone, n kHz, on the currently selected pin</text:p>
          </table:table-cell>
        </table:table-row>
        <table:table-row table:style-name="TableLine94052524741776">
          <table:table-cell table:style-name="Table28.A1" office:value-type="string">
            <text:p text:style-name="P483">L</text:p>
          </table:table-cell>
          <table:table-cell table:style-name="Table28.A1" office:value-type="string">
            <text:p text:style-name="P483">( mask -- mask )</text:p>
          </table:table-cell>
          <table:table-cell table:style-name="Table28.A1" office:value-type="string">
            <text:p text:style-name="P483">C</text:p>
          </table:table-cell>
          <table:table-cell table:style-name="Table28.A1" office:value-type="string">
            <text:p text:style-name="P333">PUB</text:p>
          </table:table-cell>
          <table:table-cell table:style-name="Table28.A1" office:value-type="string">
            <text:p text:style-name="P483">Set mask bits on the output low - leave stack intact - fast operation</text:p>
          </table:table-cell>
        </table:table-row>
        <table:table-row table:style-name="TableLine94052524743008">
          <table:table-cell table:style-name="Table28.A1" office:value-type="string">
            <text:p text:style-name="P21">LOW </text:p>
          </table:table-cell>
          <table:table-cell table:style-name="Table28.A1" office:value-type="string">
            <text:p text:style-name="P21">( pin -- )</text:p>
          </table:table-cell>
          <table:table-cell table:style-name="Table28.A1" office:value-type="string">
            <text:p text:style-name="P21">X</text:p>
          </table:table-cell>
          <table:table-cell table:style-name="Table28.A1" office:value-type="string">
            <text:p text:style-name="P333">PUB</text:p>
          </table:table-cell>
          <table:table-cell table:style-name="Table28.A1" office:value-type="string">
            <text:p text:style-name="P21">Clear pin low as an output</text:p>
          </table:table-cell>
        </table:table-row>
        <table:table-row table:style-name="TableLine94052524744240">
          <table:table-cell table:style-name="Table28.A1" office:value-type="string">
            <text:p text:style-name="P473">LOW@</text:p>
          </table:table-cell>
          <table:table-cell table:style-name="Table28.A1" office:value-type="string">
            <text:p text:style-name="P473">( pin -- clks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P473">Measure low pulse width in clock cycles at pin</text:p>
          </table:table-cell>
        </table:table-row>
        <table:table-row table:style-name="TableLine94052524745472">
          <table:table-cell table:style-name="Table28.A1" office:value-type="string">
            <text:p text:style-name="P476">MHZ</text:p>
          </table:table-cell>
          <table:table-cell table:style-name="Table28.A1" office:value-type="string">
            <text:p text:style-name="P476">( n -- )</text:p>
          </table:table-cell>
          <table:table-cell table:style-name="Table28.A1" office:value-type="string">
            <text:p text:style-name="P532">X</text:p>
          </table:table-cell>
          <table:table-cell table:style-name="Table28.A1" office:value-type="string">
            <text:p text:style-name="P594">PUB</text:p>
          </table:table-cell>
          <table:table-cell table:style-name="Table28.A1" office:value-type="string">
            <text:p text:style-name="P476">Output a 1:1 m/s tone, n MHz, on the currently selected pin</text:p>
          </table:table-cell>
        </table:table-row>
        <table:table-row table:style-name="TableLine94052524746704">
          <table:table-cell table:style-name="Table28.A1" office:value-type="string">
            <text:p text:style-name="P475">MUTE</text:p>
          </table:table-cell>
          <table:table-cell table:style-name="Table28.A1" office:value-type="string">
            <text:p text:style-name="P475">( -- )</text:p>
          </table:table-cell>
          <table:table-cell table:style-name="Table28.A1" office:value-type="string">
            <text:p text:style-name="P513">X</text:p>
          </table:table-cell>
          <table:table-cell table:style-name="Table28.A1" office:value-type="string">
            <text:p text:style-name="P594">PUB</text:p>
          </table:table-cell>
          <table:table-cell table:style-name="Table28.A1" office:value-type="string">
            <text:p text:style-name="P475">Cancel all activity on the currently selected pin</text:p>
          </table:table-cell>
        </table:table-row>
        <table:table-row table:style-name="TableLine94052524747936">
          <table:table-cell table:style-name="Table28.A1" office:value-type="string">
            <text:p text:style-name="P534">NCO</text:p>
          </table:table-cell>
          <table:table-cell table:style-name="Table28.A1" office:value-type="string">
            <text:p text:style-name="P534">( -- )</text:p>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P534">Set counter mode to NCO</text:p>
          </table:table-cell>
        </table:table-row>
        <table:table-row table:style-name="TableLine94052524749168">
          <table:table-cell table:style-name="Table28.A1" office:value-type="string">
            <text:p text:style-name="P473">NEG</text:p>
          </table:table-cell>
          <table:table-cell table:style-name="Table28.A1" office:value-type="string">
            <text:p text:style-name="P473">( -- 4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50400">
          <table:table-cell table:style-name="Table28.A1" office:value-type="string">
            <text:p text:style-name="P21">OUT </text:p>
          </table:table-cell>
          <table:table-cell table:style-name="Table28.A1" office:value-type="string">
            <text:p text:style-name="P21">( data pinmask -- )</text:p>
          </table:table-cell>
          <table:table-cell table:style-name="Table28.A1" office:value-type="string">
            <text:p text:style-name="P21">X</text:p>
          </table:table-cell>
          <table:table-cell table:style-name="Table28.A1" office:value-type="string">
            <text:p text:style-name="P315">PUB</text:p>
          </table:table-cell>
          <table:table-cell table:style-name="Table28.A1" office:value-type="string">
            <text:p text:style-name="P21">Set pins in pinmask to outputs and write data to them</text:p>
          </table:table-cell>
        </table:table-row>
        <table:table-row table:style-name="TableLine94052524751632">
          <table:table-cell table:style-name="Table28.A1" office:value-type="string">
            <text:p text:style-name="P21">OUTCLR </text:p>
          </table:table-cell>
          <table:table-cell table:style-name="Table28.A1" office:value-type="string">
            <text:p text:style-name="P21">( mask -- ) </text:p>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Clear the pins to low outputs (also sets DIR bits)</text:p>
          </table:table-cell>
        </table:table-row>
        <table:table-row table:style-name="TableLine94052524752864">
          <table:table-cell table:style-name="Table28.A1" office:value-type="string">
            <text:p text:style-name="P21">OUTPUTS </text:p>
          </table:table-cell>
          <table:table-cell table:style-name="Table28.A1" office:value-type="string">
            <text:p text:style-name="P21">( mask -- ) </text:p>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Set the pins to outputs (normally redundant) </text:p>
          </table:table-cell>
        </table:table-row>
        <table:table-row table:style-name="TableLine94052524754096">
          <table:table-cell table:style-name="Table28.A1" office:value-type="string">
            <text:p text:style-name="P21">OUTSET </text:p>
          </table:table-cell>
          <table:table-cell table:style-name="Table28.A1" office:value-type="string">
            <text:p text:style-name="P21">( mask -- ) </text:p>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Set the pins as high outputs (also sets DIR bits)</text:p>
          </table:table-cell>
        </table:table-row>
        <table:table-row table:style-name="TableLine94052524755328">
          <table:table-cell table:style-name="Table28.A1" office:value-type="string">
            <text:p text:style-name="P483">P</text:p>
          </table:table-cell>
          <table:table-cell table:style-name="Table28.A1" office:value-type="string">
            <text:p text:style-name="P483">( mask -- mask )</text:p>
          </table:table-cell>
          <table:table-cell table:style-name="Table28.A1" office:value-type="string">
            <text:p text:style-name="P483">C</text:p>
          </table:table-cell>
          <table:table-cell table:style-name="Table28.A1" office:value-type="string">
            <text:p text:style-name="P333">PUB</text:p>
          </table:table-cell>
          <table:table-cell table:style-name="Table28.A1" office:value-type="string">
            <text:p text:style-name="P483">pulse high mask bits on the output - leave stack intact - fast operation</text:p>
          </table:table-cell>
        </table:table-row>
        <table:table-row table:style-name="TableLine94052524756560">
          <table:table-cell table:style-name="Table28.A1" office:value-type="string">
            <text:p text:style-name="P21">P! </text:p>
          </table:table-cell>
          <table:table-cell table:style-name="Table28.A1" office:value-type="string">
            <text:p text:style-name="P21">( long -- )</text:p>
          </table:table-cell>
          <table:table-cell table:style-name="Table28.A1" office:value-type="string">
            <text:p text:style-name="P21">X</text:p>
          </table:table-cell>
          <table:table-cell table:style-name="Table28.A1" office:value-type="string">
            <text:p text:style-name="P315">PUB</text:p>
          </table:table-cell>
          <table:table-cell table:style-name="Table28.A1" office:value-type="string">
            <text:p text:style-name="P21">Write directly to OUTA</text:p>
          </table:table-cell>
        </table:table-row>
        <table:table-row table:style-name="TableLine94052524757792">
          <table:table-cell table:style-name="Table28.A1" office:value-type="string">
            <text:p text:style-name="P21">P@ </text:p>
          </table:table-cell>
          <table:table-cell table:style-name="Table28.A1" office:value-type="string">
            <text:p text:style-name="P21">( -- long )</text:p>
          </table:table-cell>
          <table:table-cell table:style-name="Table28.A1" office:value-type="string">
            <text:p text:style-name="P21">X</text:p>
          </table:table-cell>
          <table:table-cell table:style-name="Table28.A1" office:value-type="string">
            <text:p text:style-name="P315">PUB</text:p>
          </table:table-cell>
          <table:table-cell table:style-name="Table28.A1" office:value-type="string">
            <text:p text:style-name="P21">Read directly from OUTA</text:p>
          </table:table-cell>
        </table:table-row>
        <table:table-row table:style-name="TableLine94052524759024">
          <table:table-cell table:style-name="Table28.A1" office:value-type="string">
            <text:p text:style-name="P21">PIN! </text:p>
          </table:table-cell>
          <table:table-cell table:style-name="Table28.A1" office:value-type="string">
            <text:p text:style-name="P21">( state pin -- )</text:p>
          </table:table-cell>
          <table:table-cell table:style-name="Table28.A1" office:value-type="string">
            <text:p text:style-name="P21">X</text:p>
          </table:table-cell>
          <table:table-cell table:style-name="Table28.A1" office:value-type="string">
            <text:p text:style-name="P315">PUB</text:p>
          </table:table-cell>
          <table:table-cell table:style-name="Table28.A1" office:value-type="string">
            <text:p text:style-name="P21">Set pin to state (i.e. ON 6 PIN!)</text:p>
          </table:table-cell>
        </table:table-row>
        <table:table-row table:style-name="TableLine94052524760256">
          <table:table-cell table:style-name="Table28.A1" office:value-type="string">
            <text:p text:style-name="P21">PIN@ </text:p>
          </table:table-cell>
          <table:table-cell table:style-name="Table28.A1" office:value-type="string">
            <text:p text:style-name="P21">( pin -- flg )</text:p>
          </table:table-cell>
          <table:table-cell table:style-name="Table28.A1" office:value-type="string">
            <text:p text:style-name="P241">C</text:p>
          </table:table-cell>
          <table:table-cell table:style-name="Table28.A1" office:value-type="string">
            <text:p text:style-name="P333">PUB</text:p>
          </table:table-cell>
          <table:table-cell table:style-name="Table28.A1" office:value-type="string">
            <text:p text:style-name="P21">Test state of pin</text:p>
          </table:table-cell>
        </table:table-row>
        <table:table-row table:style-name="TableLine94052524761488">
          <table:table-cell table:style-name="Table28.A1" office:value-type="string">
            <text:p text:style-name="P21">PINS@ </text:p>
          </table:table-cell>
          <table:table-cell table:style-name="Table28.A1" office:value-type="string">
            <text:p text:style-name="P21">( pin pins -- n )</text:p>
          </table:table-cell>
          <table:table-cell table:style-name="Table28.A1" office:value-type="string">
            <text:p text:style-name="P21">X</text:p>
          </table:table-cell>
          <table:table-cell table:style-name="Table28.A1" office:value-type="string">
            <text:p text:style-name="P315">PUB</text:p>
          </table:table-cell>
          <table:table-cell table:style-name="Table28.A1" office:value-type="string">
            <text:p text:style-name="P21">Read from pin for pins and right justify result</text:p>
          </table:table-cell>
        </table:table-row>
        <table:table-row table:style-name="TableLine94052524762720">
          <table:table-cell table:style-name="Table28.A1" office:value-type="string">
            <text:p text:style-name="P467">PLL</text:p>
          </table:table-cell>
          <table:table-cell table:style-name="Table28.A1" office:value-type="string">
            <text:p text:style-name="P467"/>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30816">
          <table:table-cell table:style-name="Table28.A1" office:value-type="string">
            <text:p text:style-name="P467">PLLDIV</text:p>
          </table:table-cell>
          <table:table-cell table:style-name="Table28.A1" office:value-type="string">
            <text:p text:style-name="P467">( n -- )</text:p>
          </table:table-cell>
          <table:table-cell table:style-name="Table28.A1" office:value-type="string">
            <text:p text:style-name="P530">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32048">
          <table:table-cell table:style-name="Table28.A1" office:value-type="string">
            <text:p text:style-name="P473">POS</text:p>
          </table:table-cell>
          <table:table-cell table:style-name="Table28.A1" office:value-type="string">
            <text:p text:style-name="P473">( -- 0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Standard"/>
          </table:table-cell>
        </table:table-row>
        <table:table-row table:style-name="TableLine94052524768480">
          <table:table-cell table:style-name="Table28.A1" office:value-type="string">
            <text:p text:style-name="P472">RING</text:p>
          </table:table-cell>
          <table:table-cell table:style-name="Table28.A1" office:value-type="string">
            <text:p text:style-name="P472">(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WARBLE twice on the currently selected pin</text:p>
          </table:table-cell>
        </table:table-row>
        <table:table-row table:style-name="TableLine94052524769712">
          <table:table-cell table:style-name="Table28.A1" office:value-type="string">
            <text:p text:style-name="P472">RINGS</text:p>
          </table:table-cell>
          <table:table-cell table:style-name="Table28.A1" office:value-type="string">
            <text:p text:style-name="P472">( rings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Ring 'rings' times on the currently selected pin</text:p>
          </table:table-cell>
        </table:table-row>
        <table:table-row table:style-name="TableLine94052524770944">
          <table:table-cell table:style-name="Table28.A1" office:value-type="string">
            <text:p text:style-name="P470">S<text:span text:style-name="T110">E</text:span>RBAUD</text:p>
          </table:table-cell>
          <table:table-cell table:style-name="Table28.A1" office:value-type="string">
            <text:p text:style-name="P470">( baud -- )</text:p>
          </table:table-cell>
          <table:table-cell table:style-name="Table28.A1" office:value-type="string">
            <text:p text:style-name="P527">X</text:p>
          </table:table-cell>
          <table:table-cell table:style-name="Table28.A1" office:value-type="string">
            <text:p text:style-name="P599">PUB</text:p>
          </table:table-cell>
          <table:table-cell table:style-name="Table28.A1" office:value-type="string">
            <text:p text:style-name="P468">Calc bit ticks <text:s text:c="2"/>and set <text:s text:c="2"/>as well as start bit compensation</text:p>
          </table:table-cell>
        </table:table-row>
        <table:table-row table:style-name="TableLine94052524772176">
          <table:table-cell table:style-name="Table28.A1" office:value-type="string">
            <text:p text:style-name="P468">SERIAL</text:p>
          </table:table-cell>
          <table:table-cell table:style-name="Table28.A1" office:value-type="string">
            <text:p text:style-name="P468">( pin -- )</text:p>
          </table:table-cell>
          <table:table-cell table:style-name="Table28.A1" office:value-type="string">
            <text:p text:style-name="P527">X</text:p>
          </table:table-cell>
          <table:table-cell table:style-name="Table28.A1" office:value-type="string">
            <text:p text:style-name="P597">PUB</text:p>
          </table:table-cell>
          <table:table-cell table:style-name="Table28.A1" office:value-type="string">
            <text:p text:style-name="P468">redirect character output to select serial channel using SEROUT</text:p>
          </table:table-cell>
        </table:table-row>
        <table:table-row table:style-name="TableLine94052524773408">
          <table:table-cell table:style-name="Table28.A1" office:value-type="string">
            <text:p text:style-name="P468">SERIN</text:p>
          </table:table-cell>
          <table:table-cell table:style-name="Table28.A1" office:value-type="string">
            <text:p text:style-name="P468">( pin -- data )</text:p>
          </table:table-cell>
          <table:table-cell table:style-name="Table28.A1" office:value-type="string">
            <text:p text:style-name="P527">X</text:p>
          </table:table-cell>
          <table:table-cell table:style-name="Table28.A1" office:value-type="string">
            <text:p text:style-name="P594">PUB</text:p>
          </table:table-cell>
          <table:table-cell table:style-name="Table28.A1" office:value-type="string">
            <text:p text:style-name="P468">Receive 8 bit serial data from pin at rate set with SERBAUD, blocks until character received</text:p>
          </table:table-cell>
        </table:table-row>
        <table:table-row table:style-name="TableLine94052524774640">
          <table:table-cell table:style-name="Table28.A1" office:value-type="string">
            <text:p text:style-name="P470">SEROUT</text:p>
          </table:table-cell>
          <table:table-cell table:style-name="Table28.A1" office:value-type="string">
            <text:p text:style-name="P470">( data pin -- )</text:p>
          </table:table-cell>
          <table:table-cell table:style-name="Table28.A1" office:value-type="string">
            <text:p text:style-name="P527">X</text:p>
          </table:table-cell>
          <table:table-cell table:style-name="Table28.A1" office:value-type="string">
            <text:p text:style-name="P597">PUB</text:p>
          </table:table-cell>
          <table:table-cell table:style-name="Table28.A1" office:value-type="string">
            <text:p text:style-name="Standard"/>
          </table:table-cell>
        </table:table-row>
        <table:table-row table:style-name="TableLine94052524775872">
          <table:table-cell table:style-name="Table28.A1" office:value-type="string">
            <text:p text:style-name="P21">SHRINP </text:p>
          </table:table-cell>
          <table:table-cell table:style-name="Table28.A1" office:value-type="string">
            <text:p text:style-name="P21">( iomask dat -- iomask dat/2 )</text:p>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Shift in right into msb of dat using iomask to specify the pin.</text:p>
          </table:table-cell>
        </table:table-row>
        <table:table-row table:style-name="TableLine94052524777104">
          <table:table-cell table:style-name="Table28.A1" office:value-type="string">
            <text:p text:style-name="P21">SHROUT </text:p>
          </table:table-cell>
          <table:table-cell table:style-name="Table28.A1" office:value-type="string">
            <text:p text:style-name="P21">( mask dat -- iomask dat/2 )</text:p>
          </table:table-cell>
          <table:table-cell table:style-name="Table28.A1" office:value-type="string">
            <text:p text:style-name="P21">C</text:p>
          </table:table-cell>
          <table:table-cell table:style-name="Table28.A1" office:value-type="string">
            <text:p text:style-name="P333">PUB</text:p>
          </table:table-cell>
          <table:table-cell table:style-name="Table28.A1" office:value-type="string">
            <text:p text:style-name="P21">Shift out right the lsb of dat over the pins in iomask and return with the shifted data</text:p>
          </table:table-cell>
        </table:table-row>
        <table:table-row table:style-name="TableLine94052524778336">
          <table:table-cell table:style-name="Table28.A1" office:value-type="string">
            <text:p text:style-name="P472">SIREN</text:p>
          </table:table-cell>
          <table:table-cell table:style-name="Table28.A1" office:value-type="string">
            <text:p text:style-name="P472">(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Use WARBLE to make weewaa for 400 mS on currently selected pin</text:p>
          </table:table-cell>
        </table:table-row>
        <table:table-row table:style-name="TableLine94052524779568">
          <table:table-cell table:style-name="Table28.A1" office:value-type="string">
            <text:p text:style-name="P473">SPKR</text:p>
          </table:table-cell>
          <table:table-cell table:style-name="Table28.A1" office:value-type="string">
            <text:p text:style-name="P473">( pin -- )</text:p>
          </table:table-cell>
          <table:table-cell table:style-name="Table28.A1" office:value-type="string">
            <text:p text:style-name="P515">X</text:p>
          </table:table-cell>
          <table:table-cell table:style-name="Table28.A1" office:value-type="string">
            <text:p text:style-name="P594">PUB</text:p>
          </table:table-cell>
          <table:table-cell table:style-name="Table28.A1" office:value-type="string">
            <text:p text:style-name="P473">Set the pin for audio output</text:p>
          </table:table-cell>
        </table:table-row>
        <table:table-row table:style-name="TableLine94052524780800">
          <table:table-cell table:style-name="Table28.A1" office:value-type="string">
            <text:p text:style-name="P483">T</text:p>
          </table:table-cell>
          <table:table-cell table:style-name="Table28.A1" office:value-type="string">
            <text:p text:style-name="P483">( mask -- mask )</text:p>
          </table:table-cell>
          <table:table-cell table:style-name="Table28.A1" office:value-type="string">
            <text:p text:style-name="P483">C</text:p>
          </table:table-cell>
          <table:table-cell table:style-name="Table28.A1" office:value-type="string">
            <text:p text:style-name="P333">PUB</text:p>
          </table:table-cell>
          <table:table-cell table:style-name="Table28.A1" office:value-type="string">
            <text:p text:style-name="P483">toggle bits on the output - leave stack intact - fast operation</text:p>
          </table:table-cell>
        </table:table-row>
        <table:table-row table:style-name="TableLine94052524782032">
          <table:table-cell table:style-name="Table28.A1" office:value-type="string">
            <text:p text:style-name="P100"><text:span text:style-name="T29">TO</text:span><text:span text:style-name="T36">N</text:span><text:span text:style-name="T29">E</text:span></text:p>
          </table:table-cell>
          <table:table-cell table:style-name="Table28.A1" office:value-type="string">
            <text:p text:style-name="P472">( tone dur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Output tone Hz for dur milliseconds on the currently selected pin</text:p>
          </table:table-cell>
        </table:table-row>
        <table:table-row table:style-name="TableLine94052524783264">
          <table:table-cell table:style-name="Table28.A1" office:value-type="string">
            <text:p text:style-name="P466">VOLTS</text:p>
          </table:table-cell>
          <table:table-cell table:style-name="Table28.A1" office:value-type="string">
            <text:p text:style-name="P466">( mV pin -- )</text:p>
          </table:table-cell>
          <table:table-cell table:style-name="Table28.A1" office:value-type="string">
            <text:p text:style-name="P531">X</text:p>
          </table:table-cell>
          <table:table-cell table:style-name="Table28.A1" office:value-type="string">
            <text:p text:style-name="P594">PUB</text:p>
          </table:table-cell>
          <table:table-cell table:style-name="Table28.A1" office:value-type="string">
            <text:p text:style-name="P466">Use duty cycle mode plus RC on a pin to generate a voltage from 0 to 3.3V (mV set 0-3300 )</text:p>
          </table:table-cell>
        </table:table-row>
        <table:table-row table:style-name="TableLine94052524784496">
          <table:table-cell table:style-name="Table28.A1" office:value-type="string">
            <text:p text:style-name="P484">WAITHI</text:p>
          </table:table-cell>
          <table:table-cell table:style-name="Table28.A1" office:value-type="string">
            <text:p text:style-name="P484">( -- )</text:p>
          </table:table-cell>
          <table:table-cell table:style-name="Table28.A1" office:value-type="string">
            <text:p text:style-name="P484">C</text:p>
          </table:table-cell>
          <table:table-cell table:style-name="Table28.A1" office:value-type="string">
            <text:p text:style-name="P333">PUB</text:p>
          </table:table-cell>
          <table:table-cell table:style-name="Table28.A1" office:value-type="string">
            <text:p text:style-name="P484">Wait until the currently selected pin goes high</text:p>
          </table:table-cell>
        </table:table-row>
        <table:table-row table:style-name="TableLine94052524785728">
          <table:table-cell table:style-name="Table28.A1" office:value-type="string">
            <text:p text:style-name="P484">WAITLO</text:p>
          </table:table-cell>
          <table:table-cell table:style-name="Table28.A1" office:value-type="string">
            <text:p text:style-name="P484">( -- )</text:p>
          </table:table-cell>
          <table:table-cell table:style-name="Table28.A1" office:value-type="string">
            <text:p text:style-name="P484">C</text:p>
          </table:table-cell>
          <table:table-cell table:style-name="Table28.A1" office:value-type="string">
            <text:p text:style-name="P333">PUB</text:p>
          </table:table-cell>
          <table:table-cell table:style-name="Table28.A1" office:value-type="string">
            <text:p text:style-name="P484">Wait until the currently selected pin goes low</text:p>
          </table:table-cell>
        </table:table-row>
        <table:table-row table:style-name="TableLine94052524786960">
          <table:table-cell table:style-name="Table28.A1" office:value-type="string">
            <text:p text:style-name="P472">WARBLE</text:p>
          </table:table-cell>
          <table:table-cell table:style-name="Table28.A1" office:value-type="string">
            <text:p text:style-name="P472">( hz1 hz2 ms -- )</text:p>
          </table:table-cell>
          <table:table-cell table:style-name="Table28.A1" office:value-type="string">
            <text:p text:style-name="P514">X</text:p>
          </table:table-cell>
          <table:table-cell table:style-name="Table28.A1" office:value-type="string">
            <text:p text:style-name="P594">PUB</text:p>
          </table:table-cell>
          <table:table-cell table:style-name="Table28.A1" office:value-type="string">
            <text:p text:style-name="P472">Flip between hz1 and hz2 frequency tone for ms milliseconds on the currently selected pin</text:p>
          </table:table-cell>
        </table:table-row>
      </table:table>
      <text:p text:style-name="Standard"/>
      <text:h text:style-name="P930" text:outline-level="2"><text:bookmark-start text:name="__RefHeading___Toc15080_3727030152"/>SPI INSTRUCTIONS<text:bookmark-end text:name="__RefHeading___Toc15080_3727030152"/></text:h>
      <text:p text:style-name="P21">These are fast optimized bytecode instructions for reading and writing an SPI bus whose parameters are held in COGREGS - use SPIPINS to set. Most parameters can be reused as in multibyte shifts plus this makes the transfer faster as pushing and popping the data stack slows things down.</text:p>
      <text:p text:style-name="P21"/>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Line94052524421216">
          <table:table-cell table:style-name="Table30.A1" office:value-type="string">
            <text:p text:style-name="P98">@CE</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Returns @SCK + 3</text:p>
          </table:table-cell>
        </table:table-row>
        <table:table-row table:style-name="TableLine94052524804144">
          <table:table-cell table:style-name="Table30.A1" office:value-type="string">
            <text:p text:style-name="P98">@CNT</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Returns @SCK + 4</text:p>
          </table:table-cell>
        </table:table-row>
        <table:table-row table:style-name="TableLine94052524804976">
          <table:table-cell table:style-name="Table30.A1" office:value-type="string">
            <text:p text:style-name="P98">@MISO</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Retuns @SCK + 2</text:p>
          </table:table-cell>
        </table:table-row>
        <table:table-row table:style-name="TableLine94052524805920">
          <table:table-cell table:style-name="Table30.A1" office:value-type="string">
            <text:p text:style-name="P98">@MOSI</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Returns @SCK + 1</text:p>
          </table:table-cell>
        </table:table-row>
        <table:table-row table:style-name="TableLine94052524807376">
          <table:table-cell table:style-name="Table30.A1" office:value-type="string">
            <text:p text:style-name="P98">@SCK</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Returns 1 default</text:p>
          </table:table-cell>
        </table:table-row>
        <table:table-row table:style-name="TableLine94052524808640">
          <table:table-cell table:style-name="Table30.A1" office:value-type="string">
            <text:p text:style-name="P98">@SCL</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Constant, default 15</text:p>
          </table:table-cell>
        </table:table-row>
        <table:table-row table:style-name="TableLine94052524809824">
          <table:table-cell table:style-name="Table30.A1" office:value-type="string">
            <text:p text:style-name="P98">@SPISCK</text:p>
          </table:table-cell>
          <table:table-cell table:style-name="Table30.A1" office:value-type="string">
            <text:p text:style-name="P98"/>
          </table:table-cell>
          <table:table-cell table:style-name="Table30.A1" office:value-type="string">
            <text:p text:style-name="P243">X</text:p>
          </table:table-cell>
          <table:table-cell table:style-name="Table30.A1" office:value-type="string">
            <text:p text:style-name="P308">PUB</text:p>
          </table:table-cell>
          <table:table-cell table:style-name="Table30.A1" office:value-type="string">
            <text:p text:style-name="P98">Constant, default 10</text:p>
          </table:table-cell>
        </table:table-row>
        <table:table-row table:style-name="TableLine94052524806608">
          <table:table-cell table:style-name="Table30.A1" office:value-type="string">
            <text:p text:style-name="P21">SPICE</text:p>
          </table:table-cell>
          <table:table-cell table:style-name="Table30.A1" office:value-type="string">
            <text:p text:style-name="P21">( -- )</text:p>
          </table:table-cell>
          <table:table-cell table:style-name="Table30.A1" office:value-type="string">
            <text:p text:style-name="P21">C</text:p>
          </table:table-cell>
          <table:table-cell table:style-name="Table30.A1" office:value-type="string">
            <text:p text:style-name="P333">PUB</text:p>
          </table:table-cell>
          <table:table-cell table:style-name="Table30.A1" office:value-type="string">
            <text:p text:style-name="P21">Release the SPI CE line (automatically enabled on any SPI operation)</text:p>
          </table:table-cell>
        </table:table-row>
        <table:table-row table:style-name="TableLine94052524811920">
          <table:table-cell table:style-name="Table30.A1" office:value-type="string">
            <text:p text:style-name="P21">SPIPINS </text:p>
          </table:table-cell>
          <table:table-cell table:style-name="Table30.A1" office:value-type="string">
            <text:p text:style-name="P712"><text:span text:style-name="T2">( </text:span><text:span text:style-name="T3">&amp;ce.mi</text:span><text:span text:style-name="T76">so.mosi.clk</text:span><text:span text:style-name="T2"> -- )</text:span></text:p>
          </table:table-cell>
          <table:table-cell table:style-name="Table30.A1" office:value-type="string">
            <text:p text:style-name="P21">X</text:p>
          </table:table-cell>
          <table:table-cell table:style-name="Table30.A1" office:value-type="string">
            <text:p text:style-name="P308">PUB</text:p>
          </table:table-cell>
          <table:table-cell table:style-name="Table30.A1" office:value-type="string">
            <text:p text:style-name="P21">Set pins to be used by SPI - parameter is encoded as byte fields - use &amp; prefix to force decimal bytes</text:p>
          </table:table-cell>
        </table:table-row>
        <table:table-row table:style-name="TableLine94052524813024">
          <table:table-cell table:style-name="Table30.A1" office:value-type="string">
            <text:p text:style-name="P21">SPIRD </text:p>
          </table:table-cell>
          <table:table-cell table:style-name="Table30.A1" office:value-type="string">
            <text:p text:style-name="P21">( long -- long1 ) </text:p>
          </table:table-cell>
          <table:table-cell table:style-name="Table30.A1" office:value-type="string">
            <text:p text:style-name="P21">C</text:p>
          </table:table-cell>
          <table:table-cell table:style-name="Table30.A1" office:value-type="string">
            <text:p text:style-name="P333">PUB</text:p>
          </table:table-cell>
          <table:table-cell table:style-name="Table30.A1" office:value-type="string">
            <text:p text:style-name="P21">Read SPI data and left rotate into long with long1 as result ( $12345678 -&gt; $345678NN )</text:p>
          </table:table-cell>
        </table:table-row>
        <table:table-row table:style-name="TableLine94052524814208">
          <table:table-cell table:style-name="Table30.A1" office:value-type="string">
            <text:p text:style-name="P21">SPIWR </text:p>
          </table:table-cell>
          <table:table-cell table:style-name="Table30.A1" office:value-type="string">
            <text:p text:style-name="P21">( long -- long1 ) </text:p>
          </table:table-cell>
          <table:table-cell table:style-name="Table30.A1" office:value-type="string">
            <text:p text:style-name="P21">C</text:p>
          </table:table-cell>
          <table:table-cell table:style-name="Table30.A1" office:value-type="string">
            <text:p text:style-name="P333">PUB</text:p>
          </table:table-cell>
          <table:table-cell table:style-name="Table30.A1" office:value-type="string">
            <text:p text:style-name="P21">Send 8 MSBs of long over SPI and return with left rotated long1 ( $12345678 -&gt; $34567812 )</text:p>
          </table:table-cell>
        </table:table-row>
        <table:table-row table:style-name="TableLine94052524815392">
          <table:table-cell table:style-name="Table30.A1" office:value-type="string">
            <text:p text:style-name="P21">SPIWR16 </text:p>
          </table:table-cell>
          <table:table-cell table:style-name="Table30.A1" office:value-type="string">
            <text:p text:style-name="P21">( long -- long1 ) </text:p>
          </table:table-cell>
          <table:table-cell table:style-name="Table30.A1" office:value-type="string">
            <text:p text:style-name="P21">C</text:p>
          </table:table-cell>
          <table:table-cell table:style-name="Table30.A1" office:value-type="string">
            <text:p text:style-name="P333">PUB</text:p>
          </table:table-cell>
          <table:table-cell table:style-name="Table30.A1" office:value-type="string">
            <text:p text:style-name="P21">Send msb 16-bits (b31..b16) over SPI and return with long rotated left by 16 bits </text:p>
          </table:table-cell>
        </table:table-row>
        <table:table-row table:style-name="TableLine94052524816576">
          <table:table-cell table:style-name="Table30.A1" office:value-type="string">
            <text:p text:style-name="P135">SPIWR32</text:p>
          </table:table-cell>
          <table:table-cell table:style-name="Table30.A1" office:value-type="string">
            <text:p text:style-name="P135">( long - long )</text:p>
          </table:table-cell>
          <table:table-cell table:style-name="Table30.A1" office:value-type="string">
            <text:p text:style-name="P135">C</text:p>
          </table:table-cell>
          <table:table-cell table:style-name="Table30.A1" office:value-type="string">
            <text:p text:style-name="P333">PUB</text:p>
          </table:table-cell>
          <table:table-cell table:style-name="Table30.A1" office:value-type="string">
            <text:p text:style-name="P135">Send 32-bits over SPI, leaves tos unchanged</text:p>
          </table:table-cell>
        </table:table-row>
        <table:table-row table:style-name="TableLine94052524817760">
          <table:table-cell table:style-name="Table30.A1" office:value-type="string">
            <text:p text:style-name="P21">SPIWRB </text:p>
          </table:table-cell>
          <table:table-cell table:style-name="Table30.A1" office:value-type="string">
            <text:p text:style-name="P21">( byte -- byte ) </text:p>
          </table:table-cell>
          <table:table-cell table:style-name="Table30.A1" office:value-type="string">
            <text:p text:style-name="P21">C</text:p>
          </table:table-cell>
          <table:table-cell table:style-name="Table30.A1" office:value-type="string">
            <text:p text:style-name="P333">PUB</text:p>
          </table:table-cell>
          <table:table-cell table:style-name="Table30.A1" office:value-type="string">
            <text:p text:style-name="P21">Send byte over SPI lines as defined in COGREGs and return with same byte</text:p>
          </table:table-cell>
        </table:table-row>
      </table:table>
      <text:h text:style-name="Heading_20_2" text:outline-level="2"><text:bookmark-start text:name="__RefHeading___Toc15082_3727030152"/>I/O MASKS<text:bookmark-end text:name="__RefHeading___Toc15082_3727030152"/></text:h>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Line94052524819440">
          <table:table-cell table:style-name="Table31.A1" office:value-type="string">
            <text:p text:style-name="P21">@CE</text:p>
          </table:table-cell>
          <table:table-cell table:style-name="Table31.A1" office:value-type="string">
            <text:p text:style-name="P21">( -- 3 )</text:p>
          </table:table-cell>
          <table:table-cell table:style-name="Table31.A1" office:value-type="string">
            <text:p text:style-name="P242">X</text:p>
          </table:table-cell>
          <table:table-cell table:style-name="Table31.A1" office:value-type="string">
            <text:p text:style-name="P346">PUB</text:p>
          </table:table-cell>
          <table:table-cell table:style-name="Table31.A1" office:value-type="string">
            <text:p text:style-name="Standard"/>
          </table:table-cell>
        </table:table-row>
        <table:table-row table:style-name="TableLine94052524841920">
          <table:table-cell table:style-name="Table31.A1" office:value-type="string">
            <text:p text:style-name="P21">@CNT</text:p>
          </table:table-cell>
          <table:table-cell table:style-name="Table31.A1" office:value-type="string">
            <text:p text:style-name="P21">( -- 4 )</text:p>
          </table:table-cell>
          <table:table-cell table:style-name="Table31.A1" office:value-type="string">
            <text:p text:style-name="P21">X</text:p>
          </table:table-cell>
          <table:table-cell table:style-name="Table31.A1" office:value-type="string">
            <text:p text:style-name="P346">PUB</text:p>
          </table:table-cell>
          <table:table-cell table:style-name="Table31.A1" office:value-type="string">
            <text:p text:style-name="P21">COGREG address for variable CNT used by some RUNMODs</text:p>
          </table:table-cell>
        </table:table-row>
        <table:table-row table:style-name="TableLine94052524842640">
          <table:table-cell table:style-name="Table31.A1" office:value-type="string">
            <text:p text:style-name="P21">@MISO</text:p>
          </table:table-cell>
          <table:table-cell table:style-name="Table31.A1" office:value-type="string">
            <text:p text:style-name="P21">( -- 2 )</text:p>
          </table:table-cell>
          <table:table-cell table:style-name="Table31.A1" office:value-type="string">
            <text:p text:style-name="P242">X</text:p>
          </table:table-cell>
          <table:table-cell table:style-name="Table31.A1" office:value-type="string">
            <text:p text:style-name="P346">PUB</text:p>
          </table:table-cell>
          <table:table-cell table:style-name="Table31.A1" office:value-type="string">
            <text:p text:style-name="Standard"/>
          </table:table-cell>
        </table:table-row>
        <table:table-row table:style-name="TableLine94052524843584">
          <table:table-cell table:style-name="Table31.A1" office:value-type="string">
            <text:p text:style-name="P21">@MOSI</text:p>
          </table:table-cell>
          <table:table-cell table:style-name="Table31.A1" office:value-type="string">
            <text:p text:style-name="P21">( -- 1 )</text:p>
          </table:table-cell>
          <table:table-cell table:style-name="Table31.A1" office:value-type="string">
            <text:p text:style-name="P242">X</text:p>
          </table:table-cell>
          <table:table-cell table:style-name="Table31.A1" office:value-type="string">
            <text:p text:style-name="P346">PUB</text:p>
          </table:table-cell>
          <table:table-cell table:style-name="Table31.A1" office:value-type="string">
            <text:p text:style-name="Standard"/>
          </table:table-cell>
        </table:table-row>
        <table:table-row table:style-name="TableLine94052524845040">
          <table:table-cell table:style-name="Table31.A1" office:value-type="string">
            <text:p text:style-name="P21">@SCK</text:p>
          </table:table-cell>
          <table:table-cell table:style-name="Table31.A1" office:value-type="string">
            <text:p text:style-name="P21">( -- 0 )</text:p>
          </table:table-cell>
          <table:table-cell table:style-name="Table31.A1" office:value-type="string">
            <text:p text:style-name="P21">X</text:p>
          </table:table-cell>
          <table:table-cell table:style-name="Table31.A1" office:value-type="string">
            <text:p text:style-name="P346">PUB</text:p>
          </table:table-cell>
          <table:table-cell table:style-name="Table31.A1" office:value-type="string">
            <text:p text:style-name="P21">COGREG address for SCK mask</text:p>
          </table:table-cell>
        </table:table-row>
        <table:table-row table:style-name="TableLine94052524846304">
          <table:table-cell table:style-name="Table31.A1" office:value-type="string">
            <text:p text:style-name="P21">@SCL</text:p>
          </table:table-cell>
          <table:table-cell table:style-name="Table31.A1" office:value-type="string">
            <text:p text:style-name="P21">( -- -6 )</text:p>
          </table:table-cell>
          <table:table-cell table:style-name="Table31.A1" office:value-type="string">
            <text:p text:style-name="P21">X</text:p>
          </table:table-cell>
          <table:table-cell table:style-name="Table31.A1" office:value-type="string">
            <text:p text:style-name="P346">PUB</text:p>
          </table:table-cell>
          <table:table-cell table:style-name="Table31.A1" office:value-type="string">
            <text:p text:style-name="P21">COGREG address for SCL (used for fast CLOCK instruction)</text:p>
          </table:table-cell>
        </table:table-row>
        <table:table-row table:style-name="TableLine94052524847488">
          <table:table-cell table:style-name="Table31.A1" office:value-type="string">
            <text:p text:style-name="P21">MODPINS</text:p>
          </table:table-cell>
          <table:table-cell table:style-name="Table31.A1" office:value-type="string">
            <text:p text:style-name="P21">( pins -- )</text:p>
          </table:table-cell>
          <table:table-cell table:style-name="Table31.A1" office:value-type="string">
            <text:p text:style-name="P21">X</text:p>
          </table:table-cell>
          <table:table-cell table:style-name="Table31.A1" office:value-type="string">
            <text:p text:style-name="P308">PUB</text:p>
          </table:table-cell>
          <table:table-cell table:style-name="Table31.A1" office:value-type="string">
            <text:p text:style-name="P21">Set the pin masks for RUNMODs using (&amp;27.26.25.23 MODPINS to set ce.miso.mosi.clk)</text:p>
          </table:table-cell>
        </table:table-row>
        <table:table-row table:style-name="TableLine94052524844272">
          <table:table-cell table:style-name="Table31.A1" office:value-type="string">
            <text:p text:style-name="P21">SETPINS</text:p>
          </table:table-cell>
          <table:table-cell table:style-name="Table31.A1" office:value-type="string">
            <text:p text:style-name="P21">( pins adr -- )</text:p>
          </table:table-cell>
          <table:table-cell table:style-name="Table31.A1" office:value-type="string">
            <text:p text:style-name="P21">X</text:p>
          </table:table-cell>
          <table:table-cell table:style-name="Table31.A1" office:value-type="string">
            <text:p text:style-name="P308">PUB</text:p>
          </table:table-cell>
          <table:table-cell table:style-name="Table31.A1" office:value-type="string">
            <text:p text:style-name="P21">Set pins masks using adr for cog starting address of clk pin</text:p>
          </table:table-cell>
        </table:table-row>
      </table:table>
      <text:h text:style-name="Heading_20_2" text:outline-level="2"><text:bookmark-start text:name="__RefHeading___Toc15084_3727030152"/>COG INSTRUCTIONS<text:bookmark-end text:name="__RefHeading___Toc15084_3727030152"/></text:h>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Line94052524850448">
          <table:table-cell table:style-name="Table32.A1" office:value-type="string">
            <text:p text:style-name="P77">.TASKS</text:p>
          </table:table-cell>
          <table:table-cell table:style-name="Table32.A1" office:value-type="string">
            <text:p text:style-name="P77">( -- )</text:p>
          </table:table-cell>
          <table:table-cell table:style-name="Table32.A1" office:value-type="string">
            <text:p text:style-name="P244">X</text:p>
          </table:table-cell>
          <table:table-cell table:style-name="Table32.A1" office:value-type="string">
            <text:p text:style-name="P293">PUB</text:p>
          </table:table-cell>
          <table:table-cell table:style-name="Table32.A1" office:value-type="string">
            <text:p text:style-name="P77">Display the status of cog 0,2-7<text:span text:style-name="T53"> w.r.t what they are running</text:span></text:p>
          </table:table-cell>
        </table:table-row>
        <table:table-row table:style-name="TableLine94052524928080">
          <table:table-cell table:style-name="Table32.A1" office:value-type="string">
            <text:p text:style-name="P479">boot</text:p>
          </table:table-cell>
          <table:table-cell table:style-name="Table32.A1" office:value-type="string">
            <text:p text:style-name="P521">( -- adr )</text:p>
          </table:table-cell>
          <table:table-cell table:style-name="Table32.A1" office:value-type="string">
            <text:p text:style-name="P720">X</text:p>
          </table:table-cell>
          <table:table-cell table:style-name="Table32.A1" office:value-type="string">
            <text:p text:style-name="P614">PUB</text:p>
          </table:table-cell>
          <table:table-cell table:style-name="Table32.A1" office:value-type="string">
            <text:p text:style-name="P720">1 long</text:p>
          </table:table-cell>
        </table:table-row>
        <table:table-row table:style-name="TableLine94052524928960">
          <table:table-cell table:style-name="Table32.A1" office:value-type="string">
            <text:p text:style-name="P21">COG! </text:p>
          </table:table-cell>
          <table:table-cell table:style-name="Table32.A1" office:value-type="string">
            <text:p text:style-name="P21">( long adr -- ) </text:p>
          </table:table-cell>
          <table:table-cell table:style-name="Table32.A1" office:value-type="string">
            <text:p text:style-name="P21">C2</text:p>
          </table:table-cell>
          <table:table-cell table:style-name="Table32.A1" office:value-type="string">
            <text:p text:style-name="P333">PUB</text:p>
          </table:table-cell>
          <table:table-cell table:style-name="Table32.A1" office:value-type="string">
            <text:p text:style-name="P21">Store long to cog memory</text:p>
          </table:table-cell>
        </table:table-row>
        <table:table-row table:style-name="TableLine94052524929952">
          <table:table-cell table:style-name="Table32.A1" office:value-type="string">
            <text:p text:style-name="P21">COG@ </text:p>
          </table:table-cell>
          <table:table-cell table:style-name="Table32.A1" office:value-type="string">
            <text:p text:style-name="P21">( adr -- long ) </text:p>
          </table:table-cell>
          <table:table-cell table:style-name="Table32.A1" office:value-type="string">
            <text:p text:style-name="P21">C2</text:p>
          </table:table-cell>
          <table:table-cell table:style-name="Table32.A1" office:value-type="string">
            <text:p text:style-name="P333">PUB</text:p>
          </table:table-cell>
          <table:table-cell table:style-name="Table32.A1" office:value-type="string">
            <text:p text:style-name="P21">Fetch long from cog memory</text:p>
          </table:table-cell>
        </table:table-row>
        <table:table-row table:style-name="TableLine94052524931504">
          <table:table-cell table:style-name="Table32.A1" office:value-type="string">
            <text:p text:style-name="P21">COGID </text:p>
          </table:table-cell>
          <table:table-cell table:style-name="Table32.A1" office:value-type="string">
            <text:p text:style-name="P21">( -- id )</text:p>
          </table:table-cell>
          <table:table-cell table:style-name="Table32.A1" office:value-type="string">
            <text:p text:style-name="P21">C2</text:p>
          </table:table-cell>
          <table:table-cell table:style-name="Table32.A1" office:value-type="string">
            <text:p text:style-name="P339">PUB</text:p>
          </table:table-cell>
          <table:table-cell table:style-name="Table32.A1" office:value-type="string">
            <text:p text:style-name="Standard"/>
          </table:table-cell>
        </table:table-row>
        <table:table-row table:style-name="TableLine94052524932816">
          <table:table-cell table:style-name="Table32.A1" office:value-type="string">
            <text:p text:style-name="P21">COGINIT </text:p>
          </table:table-cell>
          <table:table-cell table:style-name="Table32.A1" office:value-type="string">
            <text:p text:style-name="P21">( code pars cog -- ret )</text:p>
          </table:table-cell>
          <table:table-cell table:style-name="Table32.A1" office:value-type="string">
            <text:p text:style-name="P21">H</text:p>
          </table:table-cell>
          <table:table-cell table:style-name="Table32.A1" office:value-type="string">
            <text:p text:style-name="P314">PUB</text:p>
          </table:table-cell>
          <table:table-cell table:style-name="Table32.A1" office:value-type="string">
            <text:p text:style-name="P21">Same as COGINIT in PASM - also saves information in cog TASK block (8 bytes/cog)</text:p>
          </table:table-cell>
        </table:table-row>
        <table:table-row table:style-name="TableLine94052524934000">
          <table:table-cell table:style-name="Table32.A1" office:value-type="string">
            <text:p text:style-name="P144">COGSTOP</text:p>
          </table:table-cell>
          <table:table-cell table:style-name="Table32.A1" office:value-type="string">
            <text:p text:style-name="P144">( n -- )</text:p>
          </table:table-cell>
          <table:table-cell table:style-name="Table32.A1" office:value-type="string">
            <text:p text:style-name="P245">H</text:p>
          </table:table-cell>
          <table:table-cell table:style-name="Table32.A1" office:value-type="string">
            <text:p text:style-name="P339">PUB</text:p>
          </table:table-cell>
          <table:table-cell table:style-name="Table32.A1" office:value-type="string">
            <text:p text:style-name="P144">Stop cog n</text:p>
          </table:table-cell>
        </table:table-row>
        <table:table-row table:style-name="TableLine94052524930688">
          <table:table-cell table:style-name="Table32.A1" office:value-type="string">
            <text:p text:style-name="P248">LOADCOG</text:p>
          </table:table-cell>
          <table:table-cell table:style-name="Table32.A1" office:value-type="string">
            <text:p text:style-name="P248">( name cog par -- )</text:p>
          </table:table-cell>
          <table:table-cell table:style-name="Table32.A1" office:value-type="string">
            <text:p text:style-name="P246">X</text:p>
          </table:table-cell>
          <table:table-cell table:style-name="Table32.A1" office:value-type="string">
            <text:p text:style-name="P298">PUB</text:p>
          </table:table-cell>
          <table:table-cell table:style-name="Table32.A1" office:value-type="string">
            <text:p text:style-name="P711"><text:span text:style-name="T72">e.g. </text:span><text:span text:style-name="T58">" VGA32x15 <text:s/>" 3 vgapars LOADCOG</text:span><text:span text:style-name="T59"> <text:s/>- Load VGA32x15 ROM into cog3 with vgapars parameter block</text:span></text:p>
          </table:table-cell>
        </table:table-row>
        <table:table-row table:style-name="TableLine94052524936192">
          <table:table-cell table:style-name="Table32.A1" office:value-type="string">
            <text:p text:style-name="P248">LOADCOGS</text:p>
          </table:table-cell>
          <table:table-cell table:style-name="Table32.A1" office:value-type="string">
            <text:p text:style-name="P248">( name cog par step cogs -- )</text:p>
          </table:table-cell>
          <table:table-cell table:style-name="Table32.A1" office:value-type="string">
            <text:p text:style-name="P246">X</text:p>
          </table:table-cell>
          <table:table-cell table:style-name="Table32.A1" office:value-type="string">
            <text:p text:style-name="P298">PUB</text:p>
          </table:table-cell>
          <table:table-cell table:style-name="Table32.A1" office:value-type="string">
            <text:p text:style-name="P711"><text:span text:style-name="T72">e.g. </text:span><text:span text:style-name="T34">" HSUART <text:s text:c="3"/>" 3 par1 12 5 LOADCOGS</text:span><text:span text:style-name="T61">- Load HSUART ROM into cog3, 12 byte pars entries for another 5 cogs</text:span></text:p>
          </table:table-cell>
        </table:table-row>
        <table:table-row table:style-name="TableLine94052524937344">
          <table:table-cell table:style-name="Table32.A1" office:value-type="string">
            <text:p text:style-name="P21">LOADMOD </text:p>
          </table:table-cell>
          <table:table-cell table:style-name="Table32.A1" office:value-type="string">
            <text:p text:style-name="P21">( src dst cnt -- )</text:p>
          </table:table-cell>
          <table:table-cell table:style-name="Table32.A1" office:value-type="string">
            <text:p text:style-name="P21">C2</text:p>
          </table:table-cell>
          <table:table-cell table:style-name="Table32.A1" office:value-type="string">
            <text:p text:style-name="P339">PUB</text:p>
          </table:table-cell>
          <table:table-cell table:style-name="Table32.A1" office:value-type="string">
            <text:p text:style-name="P21">Load cog memory from hub memory - used internally by CODE MODULES</text:p>
          </table:table-cell>
        </table:table-row>
        <table:table-row table:style-name="TableLine94052524938576">
          <table:table-cell table:style-name="Table32.A1" office:value-type="string">
            <text:p text:style-name="P144">pCOGINIT</text:p>
          </table:table-cell>
          <table:table-cell table:style-name="Table32.A1" office:value-type="string">
            <text:p text:style-name="P144"/>
          </table:table-cell>
          <table:table-cell table:style-name="Table32.A1" office:value-type="string">
            <text:p text:style-name="P245">H</text:p>
          </table:table-cell>
          <table:table-cell table:style-name="Table32.A1" office:value-type="string">
            <text:p text:style-name="P339">PUB</text:p>
          </table:table-cell>
          <table:table-cell table:style-name="Table32.A1" office:value-type="string">
            <text:p text:style-name="P144">Part of COGINIT</text:p>
          </table:table-cell>
        </table:table-row>
        <table:table-row table:style-name="TableLine94052524939808">
          <table:table-cell table:style-name="Table32.A1" office:value-type="string">
            <text:p text:style-name="P21">REBOOT </text:p>
          </table:table-cell>
          <table:table-cell table:style-name="Table32.A1" office:value-type="string">
            <text:p text:style-name="P21"><text:s/></text:p>
          </table:table-cell>
          <table:table-cell table:style-name="Table32.A1" office:value-type="string">
            <text:p text:style-name="P21">H</text:p>
          </table:table-cell>
          <table:table-cell table:style-name="Table32.A1" office:value-type="string">
            <text:p text:style-name="P339">PUB</text:p>
          </table:table-cell>
          <table:table-cell table:style-name="Table32.A1" office:value-type="string">
            <text:p text:style-name="P21">Reboot the current co<text:span text:style-name="T105">g</text:span></text:p>
          </table:table-cell>
        </table:table-row>
        <table:table-row table:style-name="TableLine94052524941040">
          <table:table-cell table:style-name="Table32.A1" office:value-type="string">
            <text:p text:style-name="P35">RESET</text:p>
          </table:table-cell>
          <table:table-cell table:style-name="Table32.A1" office:value-type="string">
            <text:p text:style-name="P35"/>
          </table:table-cell>
          <table:table-cell table:style-name="Table32.A1" office:value-type="string">
            <text:p text:style-name="P35">C</text:p>
          </table:table-cell>
          <table:table-cell table:style-name="Table32.A1" office:value-type="string">
            <text:p text:style-name="P333">PUB</text:p>
          </table:table-cell>
          <table:table-cell table:style-name="Table32.A1" office:value-type="string">
            <text:p text:style-name="P35">Reset this cog only</text:p>
          </table:table-cell>
        </table:table-row>
        <table:table-row table:style-name="TableLine94052524943152">
          <table:table-cell table:style-name="Table32.A1" office:value-type="string">
            <text:p text:style-name="P478">RUN</text:p>
          </table:table-cell>
          <table:table-cell table:style-name="Table32.A1" office:value-type="string">
            <text:p text:style-name="P478">( pfa cog -- )</text:p>
          </table:table-cell>
          <table:table-cell table:style-name="Table32.A1" office:value-type="string">
            <text:p text:style-name="P535">X</text:p>
          </table:table-cell>
          <table:table-cell table:style-name="Table32.A1" office:value-type="string">
            <text:p text:style-name="P601">PUB</text:p>
          </table:table-cell>
          <table:table-cell table:style-name="Table32.A1" office:value-type="string">
            <text:p text:style-name="P478">e.g. ' MYTASK TASK? RUN - run MYTASK on the next available cog</text:p>
          </table:table-cell>
        </table:table-row>
        <table:table-row table:style-name="TableLine94052524944032">
          <table:table-cell table:style-name="Table32.A1" office:value-type="string">
            <text:p text:style-name="P478">RUN:</text:p>
          </table:table-cell>
          <table:table-cell table:style-name="Table32.A1" office:value-type="string">
            <text:p text:style-name="P478">( pfa cog -- )</text:p>
          </table:table-cell>
          <table:table-cell table:style-name="Table32.A1" office:value-type="string">
            <text:p text:style-name="P535">X</text:p>
          </table:table-cell>
          <table:table-cell table:style-name="Table32.A1" office:value-type="string">
            <text:p text:style-name="P601">PUB</text:p>
          </table:table-cell>
          <table:table-cell table:style-name="Table32.A1" office:value-type="string">
            <text:p text:style-name="P480">Run following code as a task in cog n<text:span text:style-name="T126"> </text:span></text:p>
            <table:table table:name="Table24" table:style-name="Table24">
              <table:table-column table:style-name="Table24.A"/>
              <table:table-row table:style-name="TableLine94052524912064">
                <table:table-cell table:style-name="Table24.A1" office:value-type="string">
                  <text:p text:style-name="P480">e.g. : pri SENSORS 3 RUN: BEGIN 12 13 DISTANCE mm W! 15 DHT 'c W! rh W! 60 ms AGAIN ;</text:p>
                </table:table-cell>
              </table:table-row>
            </table:table>
            <text:p text:style-name="P836"/>
          </table:table-cell>
        </table:table-row>
        <table:table-row table:style-name="TableLine94052524945312">
          <table:table-cell table:style-name="Table32.A1" office:value-type="string">
            <text:p text:style-name="P21">RUNMOD <text:s text:c="3"/></text:p>
          </table:table-cell>
          <table:table-cell table:style-name="Table32.A1" office:value-type="string">
            <text:p text:style-name="P21"/>
          </table:table-cell>
          <table:table-cell table:style-name="Table32.A1" office:value-type="string">
            <text:p text:style-name="P21">C</text:p>
          </table:table-cell>
          <table:table-cell table:style-name="Table32.A1" office:value-type="string">
            <text:p text:style-name="P339">PUB</text:p>
          </table:table-cell>
          <table:table-cell table:style-name="Table32.A1" office:value-type="string">
            <text:p text:style-name="P21">Run the currently loaded code module</text:p>
          </table:table-cell>
        </table:table-row>
        <table:table-row table:style-name="TableLine94052524946544">
          <table:table-cell table:style-name="Table32.A1" office:value-type="string">
            <text:p text:style-name="P478">TASK?</text:p>
          </table:table-cell>
          <table:table-cell table:style-name="Table32.A1" office:value-type="string">
            <text:p text:style-name="P478">( -- task )</text:p>
          </table:table-cell>
          <table:table-cell table:style-name="Table32.A1" office:value-type="string">
            <text:p text:style-name="P535">X</text:p>
          </table:table-cell>
          <table:table-cell table:style-name="Table32.A1" office:value-type="string">
            <text:p text:style-name="P601">PUB</text:p>
          </table:table-cell>
          <table:table-cell table:style-name="Table32.A1" office:value-type="string">
            <text:p text:style-name="P478">Find the next available cog that's free to run a task - ready and in IDLE</text:p>
          </table:table-cell>
        </table:table-row>
        <table:table-row table:style-name="TableLine94052524948048">
          <table:table-cell table:style-name="Table32.A1" office:value-type="string">
            <text:p text:style-name="P117">TASKREGS</text:p>
          </table:table-cell>
          <table:table-cell table:style-name="Table32.A1" office:value-type="string">
            <text:p text:style-name="P117">( addr -- )</text:p>
          </table:table-cell>
          <table:table-cell table:style-name="Table32.A1" office:value-type="string">
            <text:p text:style-name="P247">X</text:p>
          </table:table-cell>
          <table:table-cell table:style-name="Table32.A1" office:value-type="string">
            <text:p text:style-name="P314">PUB</text:p>
          </table:table-cell>
          <table:table-cell table:style-name="Table32.A1" office:value-type="string">
            <text:p text:style-name="P478">Set starting address of a task's registers</text:p>
          </table:table-cell>
        </table:table-row>
      </table:table>
      <text:h text:style-name="Heading_20_2" text:outline-level="2"><text:bookmark-start text:name="__RefHeading___Toc15086_3727030152"/>CODE MODULES<text:bookmark-end text:name="__RefHeading___Toc15086_3727030152"/></text:h>
      <text:p text:style-name="P38">These are small PASM modules that loaded into once the Tachyon cog and executed repeatedly with the separate RUNMOD word.</text:p>
      <text:p text:style-name="P38"/>
      <text:p text:style-name="P38">[SDRD] <text:s text:c="3"/><text:tab/><text:tab/>H<text:tab/>SD card block read</text:p>
      <table:table table:name="Table4" table:style-name="Table4">
        <table:table-column table:style-name="Table4.A"/>
        <table:table-row table:style-name="Table4.1">
          <table:table-cell table:style-name="Table4.A1" office:value-type="string">
            <text:p text:style-name="P38">RUNMOD <text:tab/>( dst char <text:s/>-- <text:s/>firstPos charcnt )<text:span text:style-name="T172"><text:tab/>H<text:tab/>PUB</text:span></text:p>
            <text:p text:style-name="P38">Read block from SD into memory while scanning for special char</text:p>
            <text:p text:style-name="P38">dst is a 32 bit SD-card address 0..4GB, char is the character to scan for while, reading in the block.</text:p>
            <text:p text:style-name="P38"><text:s/>NOTE: ensure MOSI is set as an output high from caller by <text:s/>1 COGREG@ OUTSET</text:p>
            <text:p text:style-name="P38"><text:s/>This is just the low-level block read once the SD card has been setup, so it just reads a sector into the dst</text:p>
            <text:p text:style-name="P38"><text:s/>There is also a scan character that it will look for and return its first position and how many were found</text:p>
          </table:table-cell>
        </table:table-row>
      </table:table>
      <text:p text:style-name="P38"><text:s/></text:p>
      <text:p text:style-name="P38"/>
      <text:p text:style-name="P38">[SDWR] <text:s text:c="3"/><text:tab/><text:tab/>H<text:tab/>SD card block write</text:p>
      <table:table table:name="Table5" table:style-name="Table5">
        <table:table-column table:style-name="Table5.A"/>
        <table:table-row table:style-name="Table5.1">
          <table:table-cell table:style-name="Table5.A1" office:value-type="string">
            <text:p text:style-name="P50">RUNMOD <text:tab/>( src cnt <text:s/>-- <text:s/>)<text:span text:style-name="T172"><text:tab/>H<text:tab/>PUB</text:span></text:p>
            <text:p text:style-name="P38">Write a block to the SD card - normally 512 bytes</text:p>
          </table:table-cell>
        </table:table-row>
      </table:table>
      <text:p text:style-name="P38"/>
      <text:p text:style-name="P38">[PWM32] <text:s text:c="3"/><text:tab/><text:tab/>H<text:tab/>PWM32 runtime (takes over cog)</text:p>
      <table:table table:name="Table6" table:style-name="Table6">
        <table:table-column table:style-name="Table6.A"/>
        <table:table-row table:style-name="Table6.1">
          <table:table-cell table:style-name="Table6.A1" office:value-type="string">
            <text:p text:style-name="P50">RUNMOD <text:tab/>( table waitcnt -- )<text:span text:style-name="T172"><text:tab/>H<text:tab/>PUB</text:span></text:p>
            <text:p text:style-name="P38">32 channel 8-bit PWM that runs up to 7.6kHz</text:p>
            <text:p text:style-name="P38">Can be used as an arbitrary waveform generator too as it reads a long from table (32 channels) every waitcnt sample and writes to all the outputs that are enabled in the PWM cog. The normal wave table is 256 longs deep.<text:span text:style-name="T173"> </text:span>The table must be aligned to a 256 long<text:span text:style-name="T174"> </text:span>boundary</text:p>
          </table:table-cell>
        </table:table-row>
      </table:table>
      <text:p text:style-name="P38"/>
      <text:p text:style-name="P38">[PWM32!] <text:s text:c="3"/><text:tab/><text:tab/>H<text:tab/>PWM32 table setup</text:p>
      <table:table table:name="Table7" table:style-name="Table7">
        <table:table-column table:style-name="Table7.A"/>
        <table:table-row table:style-name="Table7.1">
          <table:table-cell table:style-name="Table7.A1" office:value-type="string">
            <text:p text:style-name="P50">RUNMOD <text:tab/>( duty8 mask table -- )<text:span text:style-name="T172"><text:tab/>H<text:tab/>PUB</text:span></text:p>
            <text:p text:style-name="P38">Write 8-bit duty cycle to channels specified in mask at specified table</text:p>
          </table:table-cell>
        </table:table-row>
      </table:table>
      <text:p text:style-name="P38"/>
      <text:p text:style-name="P38"/>
      <text:p text:style-name="P38">[WS2812] <text:s text:c="3"/><text:tab/><text:tab/><text:span text:style-name="T172">H</text:span><text:tab/>WS2812 RGB LEDs ( array cnt -- )</text:p>
      <table:table table:name="Table9" table:style-name="Table9">
        <table:table-column table:style-name="Table9.A"/>
        <text:soft-page-break/>
        <table:table-row table:style-name="Table9.1">
          <table:table-cell table:style-name="Table9.A1" office:value-type="string">
            <text:p text:style-name="P50">RUNMOD <text:tab/>( array cnt -- ) <text:span text:style-name="T172"><text:tab/>C<text:tab/>PUB</text:span></text:p>
            <text:p text:style-name="P38">pin mask is in COGREG4, line RET is done at HL, not here</text:p>
            <text:p text:style-name="P38">Will transmit a whole array of bytes each back to back in WS2812 timing format</text:p>
            <text:p text:style-name="P38">A zero is transmitted as 350ns high by 800ns low (+/-150ns)</text:p>
            <text:p text:style-name="P38">A one is transmitted as 700ns high by 600ns low</text:p>
          </table:table-cell>
        </table:table-row>
      </table:table>
      <text:p text:style-name="P38"/>
      <text:p text:style-name="P789">[SDRDF] [SDRD] [SDWR] [SDIO] [SSD!] [PLOT] [CAP] [WAV] [MCP32] [RCTIME]<text:span text:style-name="T99">[LTC2754][SSD!]</text:span></text:p>
      <text:p text:style-name="P38"/>
      <text:p text:style-name="P38">[SSD] <text:s text:c="3"/><text:tab/><text:tab/><text:span text:style-name="T172">H PUB</text:span><text:tab/>TFT display</text:p>
      <text:p text:style-name="P50">[ESPIO] <text:s text:c="2"/><text:tab/> <text:tab/><text:span text:style-name="T172">H PUB</text:span><text:tab/>Enhanced Serial Peripheral I/O</text:p>
      <text:p text:style-name="P50">[SPIO] <text:s text:c="2"/><text:tab/> <text:tab/><text:span text:style-name="T172">H PUB</text:span><text:tab/>Serial Peripheral I/O</text:p>
      <text:p text:style-name="P50">[MCP32] <text:s text:c="2"/><text:tab/> <text:tab/><text:span text:style-name="T172">H PUB</text:span><text:tab/>SPI for MCP3208 style chips etc</text:p>
      <text:p text:style-name="P50">[PLOT] <text:s text:c="3"/><text:tab/><text:tab/><text:span text:style-name="T172">H PUB</text:span><text:tab/>Fast plotting</text:p>
      <text:p text:style-name="P50">[CAP] <text:s text:c="3"/><text:tab/><text:tab/><text:span text:style-name="T172">H PUB</text:span><text:tab/>Fast I/O Capture for SPLAT logic analyser ( buf lcnt dly -- )</text:p>
      <text:h text:style-name="Heading_20_2" text:outline-level="2"><text:bookmark-start text:name="__RefHeading___Toc15088_3727030152"/>ROMS<text:bookmark-end text:name="__RefHeading___Toc15088_3727030152"/></text:h>
      <table:table table:name="Table10" table:style-name="Table10">
        <table:table-column table:style-name="Table10.A"/>
        <table:table-row table:style-name="Table10.1">
          <table:table-cell table:style-name="Table10.A1" office:value-type="string">
            <text:p text:style-name="P858">ROMS are binary images<text:span text:style-name="T178"> of assembly language</text:span> <text:span text:style-name="T178">code </text:span>that are saved to upper EEPROM (or elsewhere) that can be loaded into cogs at runtime by name.<text:span text:style-name="T178"> Just send the relevant .hex file to Tachyon, like you would with any other .fth file. The new ROM will show up on boot or if 'lsrom' is executed</text:span></text:p>
          </table:table-cell>
        </table:table-row>
      </table:table>
      <text:p text:style-name="P38"/>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Line94052524981920">
          <table:table-cell table:style-name="TableBox94052524975056" office:value-type="string">
            <text:p text:style-name="P38">lsroms</text:p>
          </table:table-cell>
          <table:table-cell table:style-name="TableBox94052524987344" office:value-type="string">
            <text:p text:style-name="P38"/>
          </table:table-cell>
          <table:table-cell table:style-name="TableBox94052524990576" office:value-type="string">
            <text:p text:style-name="P38"/>
          </table:table-cell>
          <table:table-cell table:style-name="TableBox94052524990848" office:value-type="string">
            <text:p text:style-name="P296">PUB</text:p>
          </table:table-cell>
          <table:table-cell table:style-name="TableBox94052524991120" office:value-type="string">
            <text:p text:style-name="P357">List the ROMS present in the upper 32k of EEPROM</text:p>
          </table:table-cell>
        </table:table-row>
      </table:table>
      <text:h text:style-name="Heading_20_2" text:outline-level="2"><text:bookmark-start text:name="__RefHeading___Toc15090_3727030152"/><text:span text:style-name="T165">T</text:span>IMING<text:span text:style-name="T56"> and FREQUENCY</text:span><text:bookmark-end text:name="__RefHeading___Toc15090_3727030152"/></text:h>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Line94052524976864">
          <table:table-cell table:style-name="Table33.A1" office:value-type="string">
            <text:p text:style-name="P124"><text:s/>~F</text:p>
          </table:table-cell>
          <table:table-cell table:style-name="Table33.A1" office:value-type="string">
            <text:p text:style-name="P124">( -- )</text:p>
          </table:table-cell>
          <table:table-cell table:style-name="Table33.A1" office:value-type="string">
            <text:p text:style-name="P124">X</text:p>
          </table:table-cell>
          <table:table-cell table:style-name="Table33.A1" office:value-type="string">
            <text:p text:style-name="P128">PUB</text:p>
          </table:table-cell>
          <table:table-cell table:style-name="Table33.A1" office:value-type="string">
            <text:p text:style-name="P124">Display the P1 .clock frequency</text:p>
          </table:table-cell>
        </table:table-row>
        <table:table-row table:style-name="TableLine94052525066128">
          <table:table-cell table:style-name="Table33.A1" office:value-type="string">
            <text:p text:style-name="P127">.FREQ</text:p>
          </table:table-cell>
          <table:table-cell table:style-name="Table33.A1" office:value-type="string">
            <text:p text:style-name="P127">( -- )</text:p>
          </table:table-cell>
          <table:table-cell table:style-name="Table33.A1" office:value-type="string">
            <text:p text:style-name="P127">X</text:p>
          </table:table-cell>
          <table:table-cell table:style-name="Table33.A1" office:value-type="string">
            <text:p text:style-name="P128">PUB</text:p>
          </table:table-cell>
          <table:table-cell table:style-name="Table33.A1" office:value-type="string">
            <text:p text:style-name="P127">Display the phrase 'FREQ = &lt;cpu clock frequency&gt;'</text:p>
          </table:table-cell>
        </table:table-row>
        <table:table-row table:style-name="TableLine94052525067008">
          <table:table-cell table:style-name="Table33.A1" office:value-type="string">
            <text:p text:style-name="P126">.LAP</text:p>
          </table:table-cell>
          <table:table-cell table:style-name="Table33.A1" office:value-type="string">
            <text:p text:style-name="P126"/>
          </table:table-cell>
          <table:table-cell table:style-name="Table33.A1" office:value-type="string">
            <text:p text:style-name="P126">X</text:p>
          </table:table-cell>
          <table:table-cell table:style-name="Table33.A1" office:value-type="string">
            <text:p text:style-name="P128">PUB</text:p>
          </table:table-cell>
          <table:table-cell table:style-name="Table33.A1" office:value-type="string">
            <text:p text:style-name="P126">Print results of LAP &lt;tests&gt; LAP</text:p>
          </table:table-cell>
        </table:table-row>
        <table:table-row table:style-name="TableLine94052525068000">
          <table:table-cell table:style-name="Table33.A1" office:value-type="string">
            <text:p text:style-name="P129">CLK</text:p>
          </table:table-cell>
          <table:table-cell table:style-name="Table33.A1" office:value-type="string">
            <text:p text:style-name="P129"/>
          </table:table-cell>
          <table:table-cell table:style-name="Table33.A1" office:value-type="string">
            <text:p text:style-name="P129">H</text:p>
          </table:table-cell>
          <table:table-cell table:style-name="Table33.A1" office:value-type="string">
            <text:p text:style-name="P339">PUB</text:p>
          </table:table-cell>
          <table:table-cell table:style-name="Table33.A1" office:value-type="string">
            <text:p text:style-name="P803"/>
          </table:table-cell>
        </table:table-row>
        <table:table-row table:style-name="TableLine94052525069552">
          <table:table-cell table:style-name="Table33.A1" office:value-type="string">
            <text:p text:style-name="P125">CLKFREQ</text:p>
          </table:table-cell>
          <table:table-cell table:style-name="Table33.A1" office:value-type="string">
            <text:p text:style-name="P125">( -- n )</text:p>
          </table:table-cell>
          <table:table-cell table:style-name="Table33.A1" office:value-type="string">
            <text:p text:style-name="P125">X</text:p>
          </table:table-cell>
          <table:table-cell table:style-name="Table33.A1" office:value-type="string">
            <text:p text:style-name="P329">PUB</text:p>
          </table:table-cell>
          <table:table-cell table:style-name="Table33.A1" office:value-type="string">
            <text:p text:style-name="P125">constant, CPU frequency</text:p>
          </table:table-cell>
        </table:table-row>
        <table:table-row table:style-name="TableLine94052525070864">
          <table:table-cell table:style-name="Table33.A1" office:value-type="string">
            <text:p text:style-name="P125">CLKMHZ</text:p>
          </table:table-cell>
          <table:table-cell table:style-name="Table33.A1" office:value-type="string">
            <text:p text:style-name="P125">( -- n )</text:p>
          </table:table-cell>
          <table:table-cell table:style-name="Table33.A1" office:value-type="string">
            <text:p text:style-name="P125">X</text:p>
          </table:table-cell>
          <table:table-cell table:style-name="Table33.A1" office:value-type="string">
            <text:p text:style-name="P329">PUB</text:p>
          </table:table-cell>
          <table:table-cell table:style-name="Table33.A1" office:value-type="string">
            <text:p text:style-name="P125">constant, CPU frequency / 1000000</text:p>
          </table:table-cell>
        </table:table-row>
        <table:table-row table:style-name="TableLine94052525072048">
          <table:table-cell table:style-name="Table33.A1" office:value-type="string">
            <text:p text:style-name="P129">CLKSET</text:p>
          </table:table-cell>
          <table:table-cell table:style-name="Table33.A1" office:value-type="string">
            <text:p text:style-name="P129"/>
          </table:table-cell>
          <table:table-cell table:style-name="Table33.A1" office:value-type="string">
            <text:p text:style-name="P129">H</text:p>
          </table:table-cell>
          <table:table-cell table:style-name="Table33.A1" office:value-type="string">
            <text:p text:style-name="P339">PUB</text:p>
          </table:table-cell>
          <table:table-cell table:style-name="Table33.A1" office:value-type="string">
            <text:p text:style-name="P803"/>
          </table:table-cell>
        </table:table-row>
        <table:table-row table:style-name="TableLine94052525068736">
          <table:table-cell table:style-name="Table33.A1" office:value-type="string">
            <text:p text:style-name="P124">LAP </text:p>
          </table:table-cell>
          <table:table-cell table:style-name="Table33.A1" office:value-type="string">
            <text:p text:style-name="P124">( -- ) </text:p>
          </table:table-cell>
          <table:table-cell table:style-name="Table33.A1" office:value-type="string">
            <text:p text:style-name="P124">C2</text:p>
          </table:table-cell>
          <table:table-cell table:style-name="Table33.A1" office:value-type="string">
            <text:p text:style-name="P344">PUB</text:p>
          </table:table-cell>
          <table:table-cell table:style-name="Table33.A1" office:value-type="string">
            <text:p text:style-name="P124">Latch the CNT value and before saving calculate the difference from previous LAP and save</text:p>
          </table:table-cell>
        </table:table-row>
        <table:table-row table:style-name="TableLine94052525074240">
          <table:table-cell table:style-name="Table33.A1" office:value-type="string">
            <text:p text:style-name="P717">LAP@</text:p>
          </table:table-cell>
          <table:table-cell table:style-name="Table33.A1" office:value-type="string">
            <text:p text:style-name="P717">( -- n )</text:p>
          </table:table-cell>
          <table:table-cell table:style-name="Table33.A1" office:value-type="string">
            <text:p text:style-name="P718">H</text:p>
          </table:table-cell>
          <table:table-cell table:style-name="Table33.A1" office:value-type="string">
            <text:p text:style-name="P344">PUB</text:p>
          </table:table-cell>
          <table:table-cell table:style-name="Table33.A1" office:value-type="string">
            <text:p text:style-name="P717">Used to zero LAP <text:s/>timing ?</text:p>
          </table:table-cell>
        </table:table-row>
        <table:table-row table:style-name="TableLine94052525075392">
          <table:table-cell table:style-name="Table33.A1" office:value-type="string">
            <text:p text:style-name="P121">ms</text:p>
          </table:table-cell>
          <table:table-cell table:style-name="Table33.A1" office:value-type="string">
            <text:p text:style-name="P121">( n -- )</text:p>
          </table:table-cell>
          <table:table-cell table:style-name="Table33.A1" office:value-type="string">
            <text:p text:style-name="P249">X</text:p>
          </table:table-cell>
          <table:table-cell table:style-name="Table33.A1" office:value-type="string">
            <text:p text:style-name="P321">PUB</text:p>
          </table:table-cell>
          <table:table-cell table:style-name="Table33.A1" office:value-type="string">
            <text:p text:style-name="P121">Pause execution for n milliseconds</text:p>
          </table:table-cell>
        </table:table-row>
        <table:table-row table:style-name="TableLine94052525076624">
          <table:table-cell table:style-name="Table33.A1" office:value-type="string">
            <text:p text:style-name="P734">runtime</text:p>
          </table:table-cell>
          <table:table-cell table:style-name="Table33.A1" office:value-type="string">
            <text:p text:style-name="P742">( -- addr )</text:p>
          </table:table-cell>
          <table:table-cell table:style-name="Table33.A1" office:value-type="string">
            <text:p text:style-name="P742">X</text:p>
          </table:table-cell>
          <table:table-cell table:style-name="Table33.A1" office:value-type="string">
            <text:p text:style-name="P755">PUB</text:p>
          </table:table-cell>
          <table:table-cell table:style-name="Table33.A1" office:value-type="string">
            <text:p text:style-name="P742">1 long variable</text:p>
          </table:table-cell>
        </table:table-row>
        <table:table-row table:style-name="TableLine94052525077856">
          <table:table-cell table:style-name="Table33.A1" office:value-type="string">
            <text:p text:style-name="P121">s</text:p>
          </table:table-cell>
          <table:table-cell table:style-name="Table33.A1" office:value-type="string">
            <text:p text:style-name="P121">( n -- )</text:p>
          </table:table-cell>
          <table:table-cell table:style-name="Table33.A1" office:value-type="string">
            <text:p text:style-name="P249">X</text:p>
          </table:table-cell>
          <table:table-cell table:style-name="Table33.A1" office:value-type="string">
            <text:p text:style-name="P321">PUB</text:p>
          </table:table-cell>
          <table:table-cell table:style-name="Table33.A1" office:value-type="string">
            <text:p text:style-name="P121">Pause execution for n seconds</text:p>
          </table:table-cell>
        </table:table-row>
        <table:table-row table:style-name="TableLine94052525079088">
          <table:table-cell table:style-name="Table33.A1" office:value-type="string">
            <text:p text:style-name="P734">time</text:p>
          </table:table-cell>
          <table:table-cell table:style-name="Table33.A1" office:value-type="string">
            <text:p text:style-name="P743">( -- addr </text:p>
          </table:table-cell>
          <table:table-cell table:style-name="Table33.A1" office:value-type="string">
            <text:p text:style-name="P743">X</text:p>
          </table:table-cell>
          <table:table-cell table:style-name="Table33.A1" office:value-type="string">
            <text:p text:style-name="P755">PUB</text:p>
          </table:table-cell>
          <table:table-cell table:style-name="Table33.A1" office:value-type="string">
            <text:p text:style-name="P743">4 bytes variable</text:p>
          </table:table-cell>
        </table:table-row>
        <table:table-row table:style-name="TableLine94052525081360">
          <table:table-cell table:style-name="Table33.A1" office:value-type="string">
            <text:p text:style-name="P734">TIMERJOB</text:p>
          </table:table-cell>
          <table:table-cell table:style-name="Table33.A1" office:value-type="string">
            <text:p text:style-name="P743">( cfa -- )</text:p>
          </table:table-cell>
          <table:table-cell table:style-name="Table33.A1" office:value-type="string">
            <text:p text:style-name="P743">X</text:p>
          </table:table-cell>
          <table:table-cell table:style-name="Table33.A1" office:value-type="string">
            <text:p text:style-name="P755">PUB</text:p>
          </table:table-cell>
          <table:table-cell table:style-name="Table33.A1" office:value-type="string">
            <text:p text:style-name="Standard"/>
          </table:table-cell>
        </table:table-row>
        <table:table-row table:style-name="TableLine94052525082592">
          <table:table-cell table:style-name="Table33.A1" office:value-type="string">
            <text:p text:style-name="P734">timers</text:p>
          </table:table-cell>
          <table:table-cell table:style-name="Table33.A1" office:value-type="string">
            <text:p text:style-name="P742">( --- addr )</text:p>
          </table:table-cell>
          <table:table-cell table:style-name="Table33.A1" office:value-type="string">
            <text:p text:style-name="P742">X</text:p>
          </table:table-cell>
          <table:table-cell table:style-name="Table33.A1" office:value-type="string">
            <text:p text:style-name="P755">PUB</text:p>
          </table:table-cell>
          <table:table-cell table:style-name="Table33.A1" office:value-type="string">
            <text:p text:style-name="P742">1 cword variable</text:p>
          </table:table-cell>
        </table:table-row>
        <table:table-row table:style-name="TableLine94052525083824">
          <table:table-cell table:style-name="Table33.A1" office:value-type="string">
            <text:p text:style-name="P121">us</text:p>
          </table:table-cell>
          <table:table-cell table:style-name="Table33.A1" office:value-type="string">
            <text:p text:style-name="P121">( n -- )</text:p>
          </table:table-cell>
          <table:table-cell table:style-name="Table33.A1" office:value-type="string">
            <text:p text:style-name="P249">X</text:p>
          </table:table-cell>
          <table:table-cell table:style-name="Table33.A1" office:value-type="string">
            <text:p text:style-name="P321">PUB</text:p>
          </table:table-cell>
          <table:table-cell table:style-name="Table33.A1" office:value-type="string">
            <text:p text:style-name="P121">Pause execution for n microseconds</text:p>
          </table:table-cell>
        </table:table-row>
        <table:table-row table:style-name="TableLine94052525085056">
          <table:table-cell table:style-name="Table33.A1" office:value-type="string">
            <text:p text:style-name="P21">us </text:p>
          </table:table-cell>
          <table:table-cell table:style-name="Table33.A1" office:value-type="string">
            <text:p text:style-name="P21">( n -- )</text:p>
          </table:table-cell>
          <table:table-cell table:style-name="Table33.A1" office:value-type="string">
            <text:p text:style-name="P21">X</text:p>
          </table:table-cell>
          <table:table-cell table:style-name="Table33.A1" office:value-type="string">
            <text:p text:style-name="P346">PUB</text:p>
          </table:table-cell>
          <table:table-cell table:style-name="Table33.A1" office:value-type="string">
            <text:p text:style-name="P21">Delay for n microseconds (+10us overhead but values are compensated so 20 us = 20us )</text:p>
          </table:table-cell>
        </table:table-row>
        <table:table-row table:style-name="TableLine94052525086560">
          <table:table-cell table:style-name="Table33.A1" office:value-type="string">
            <text:p text:style-name="P21">WAITCNT</text:p>
          </table:table-cell>
          <table:table-cell table:style-name="Table33.A1" office:value-type="string">
            <text:p text:style-name="P21"/>
          </table:table-cell>
          <table:table-cell table:style-name="Table33.A1" office:value-type="string">
            <text:p text:style-name="P21">C2</text:p>
          </table:table-cell>
          <table:table-cell table:style-name="Table33.A1" office:value-type="string">
            <text:p text:style-name="P342">PUB</text:p>
          </table:table-cell>
          <table:table-cell table:style-name="Table33.A1" office:value-type="string">
            <text:p text:style-name="P21">Wait until CNT reaches the DELTA value - callo repeatedly after first setting DELTA</text:p>
          </table:table-cell>
        </table:table-row>
        <table:table-row table:style-name="TableLine94052525087792">
          <table:table-cell table:style-name="Table33.A1" office:value-type="string">
            <text:p text:style-name="P341">WAITX</text:p>
          </table:table-cell>
          <table:table-cell table:style-name="Table33.A1" office:value-type="string">
            <text:p text:style-name="P341">( delta -- )</text:p>
          </table:table-cell>
          <table:table-cell table:style-name="Table33.A1" office:value-type="string">
            <text:p text:style-name="P341">C</text:p>
          </table:table-cell>
          <table:table-cell table:style-name="Table33.A1" office:value-type="string">
            <text:p text:style-name="P341">PUB</text:p>
          </table:table-cell>
          <table:table-cell table:style-name="Table33.A1" office:value-type="string">
            <text:p text:style-name="P21">Wait for x cycles and set WAITCNT delta</text:p>
          </table:table-cell>
        </table:table-row>
      </table:table>
      <text:h text:style-name="Heading_20_2" text:outline-level="2"><text:bookmark-start text:name="__RefHeading___Toc15092_3727030152"/>DEFINITIONS<text:bookmark-end text:name="__RefHeading___Toc15092_3727030152"/></text:h>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Line94052525052800">
          <table:table-cell table:style-name="Table35.A1" office:value-type="string">
            <text:p text:style-name="P27"><text:s/>pub</text:p>
          </table:table-cell>
          <table:table-cell table:style-name="Table35.A1" office:value-type="string">
            <text:p text:style-name="P27"/>
          </table:table-cell>
          <table:table-cell table:style-name="Table35.A1" office:value-type="string">
            <text:p text:style-name="P250">HI</text:p>
          </table:table-cell>
          <table:table-cell table:style-name="Table35.A1" office:value-type="string">
            <text:p text:style-name="P336">PRE</text:p>
          </table:table-cell>
          <table:table-cell table:style-name="Table35.A1" office:value-type="string">
            <text:p text:style-name="P250">Alias of :</text:p>
          </table:table-cell>
        </table:table-row>
        <table:table-row table:style-name="TableLine94052525117872">
          <table:table-cell table:style-name="Table35.A1" office:value-type="string">
            <text:p text:style-name="P21">;</text:p>
          </table:table-cell>
          <table:table-cell table:style-name="Table35.A1" office:value-type="string">
            <text:p text:style-name="P21"/>
          </table:table-cell>
          <table:table-cell table:style-name="Table35.A1" office:value-type="string">
            <text:p text:style-name="P21">HI</text:p>
          </table:table-cell>
          <table:table-cell table:style-name="Table35.A1" office:value-type="string">
            <text:p text:style-name="P336">PRE</text:p>
          </table:table-cell>
          <table:table-cell table:style-name="Table35.A1" office:value-type="string">
            <text:p text:style-name="P21">Compile an EXIT instruction before finishing off a definition</text:p>
          </table:table-cell>
        </table:table-row>
        <table:table-row table:style-name="TableLine94052525118752">
          <table:table-cell table:style-name="Table35.A1" office:value-type="string">
            <text:p text:style-name="P21">: </text:p>
          </table:table-cell>
          <table:table-cell table:style-name="Table35.A1" office:value-type="string">
            <text:p text:style-name="P21">( &lt;name&gt; -- ) </text:p>
          </table:table-cell>
          <table:table-cell table:style-name="Table35.A1" office:value-type="string">
            <text:p text:style-name="P21">HI</text:p>
          </table:table-cell>
          <table:table-cell table:style-name="Table35.A1" office:value-type="string">
            <text:p text:style-name="P336">PRE</text:p>
          </table:table-cell>
          <table:table-cell table:style-name="Table35.A1" office:value-type="string">
            <text:p text:style-name="P21">Create a Forth definition and compile all words into it until a ; is encountered</text:p>
          </table:table-cell>
        </table:table-row>
        <table:table-row table:style-name="TableLine94052525119744">
          <table:table-cell table:style-name="Table35.A1" office:value-type="string">
            <text:p text:style-name="P759"><text:span text:style-name="T11">[</text:span><text:span text:style-name="T9">C]</text:span></text:p>
          </table:table-cell>
          <table:table-cell table:style-name="Table35.A1" office:value-type="string">
            <text:p text:style-name="P145">( &lt;word&gt; -- )</text:p>
          </table:table-cell>
          <table:table-cell table:style-name="Table35.A1" office:value-type="string">
            <text:p text:style-name="P145">H</text:p>
          </table:table-cell>
          <table:table-cell table:style-name="Table35.A1" office:value-type="string">
            <text:p text:style-name="P336">PRE</text:p>
          </table:table-cell>
          <table:table-cell table:style-name="Table35.A1" office:value-type="string">
            <text:p text:style-name="P759"><text:span text:style-name="T9">Forces the compilation </text:span><text:span text:style-name="T13">of </text:span><text:span text:style-name="T9">a preemptive word</text:span></text:p>
          </table:table-cell>
        </table:table-row>
        <table:table-row table:style-name="TableLine94052525121056">
          <table:table-cell table:style-name="Table35.A1" office:value-type="string">
            <text:p text:style-name="P145">ALIAS</text:p>
          </table:table-cell>
          <table:table-cell table:style-name="Table35.A1" office:value-type="string">
            <text:p text:style-name="P145">( &lt;oldword&gt; &lt;newword&gt; --)</text:p>
          </table:table-cell>
          <table:table-cell table:style-name="Table35.A1" office:value-type="string">
            <text:p text:style-name="P251">H</text:p>
          </table:table-cell>
          <table:table-cell table:style-name="Table35.A1" office:value-type="string">
            <text:p text:style-name="P336">PRE</text:p>
          </table:table-cell>
          <table:table-cell table:style-name="Table35.A1" office:value-type="string">
            <text:p text:style-name="P145">Create an alias for an existing word</text:p>
          </table:table-cell>
        </table:table-row>
        <table:table-row table:style-name="TableLine94052525122048">
          <table:table-cell table:style-name="Table35.A1" office:value-type="string">
            <text:p text:style-name="P253">module</text:p>
          </table:table-cell>
          <table:table-cell table:style-name="Table35.A1" office:value-type="string">
            <text:p text:style-name="P145">( -- )</text:p>
          </table:table-cell>
          <table:table-cell table:style-name="Table35.A1" office:value-type="string">
            <text:p text:style-name="P145">H</text:p>
          </table:table-cell>
          <table:table-cell table:style-name="Table35.A1" office:value-type="string">
            <text:p text:style-name="P336">PRE</text:p>
          </table:table-cell>
          <table:table-cell table:style-name="Table35.A1" office:value-type="string">
            <text:p text:style-name="P3"><text:span text:style-name="T12">e.g. </text:span><text:span text:style-name="T15">module EXTEND</text:span><text:span text:style-name="T21"> </text:span><text:span text:style-name="T15">." </text:span><text:span text:style-name="T21">My Forth Module</text:span><text:span text:style-name="T15"> " ;</text:span><text:span text:style-name="T21"> The string is displayed under MODULES at Tachyon start</text:span></text:p>
          </table:table-cell>
        </table:table-row>
        <table:table-row table:style-name="TableLine94052525123152">
          <table:table-cell table:style-name="Table35.A1" office:value-type="string">
            <text:p text:style-name="P250">pre</text:p>
          </table:table-cell>
          <table:table-cell table:style-name="Table35.A1" office:value-type="string">
            <text:p text:style-name="P250">( &lt;name&gt; -- )</text:p>
          </table:table-cell>
          <table:table-cell table:style-name="Table35.A1" office:value-type="string">
            <text:p text:style-name="P250">HI</text:p>
          </table:table-cell>
          <table:table-cell table:style-name="Table35.A1" office:value-type="string">
            <text:p text:style-name="P336">PRE</text:p>
          </table:table-cell>
          <table:table-cell table:style-name="Table35.A1" office:value-type="string">
            <text:p text:style-name="P250">Create a preemptive Forth header for a word which must execute at compile time, not be compiled</text:p>
          </table:table-cell>
        </table:table-row>
        <table:table-row table:style-name="TableLine94052525120400">
          <table:table-cell table:style-name="Table35.A1" office:value-type="string">
            <text:p text:style-name="P39">pri </text:p>
          </table:table-cell>
          <table:table-cell table:style-name="Table35.A1" office:value-type="string">
            <text:p text:style-name="P39">( &lt;name&gt; -- ) </text:p>
          </table:table-cell>
          <table:table-cell table:style-name="Table35.A1" office:value-type="string">
            <text:p text:style-name="P39">HI</text:p>
          </table:table-cell>
          <table:table-cell table:style-name="Table35.A1" office:value-type="string">
            <text:p text:style-name="P336">PRE</text:p>
          </table:table-cell>
          <table:table-cell table:style-name="Table35.A1" office:value-type="string">
            <text:p text:style-name="P39">Create a <text:span text:style-name="T92">private </text:span>Forth header exactly the same as : except set the private attribute in the header.<text:span text:style-name="T128"> If RECLAIM is executed later on it will find all headers with the private attribute and strip them out.</text:span></text:p>
          </table:table-cell>
        </table:table-row>
      </table:table>
      <text:h text:style-name="Heading_20_2" text:outline-level="2"><text:bookmark-start text:name="__RefHeading___Toc15094_3727030152"/>COMMENTS<text:bookmark-end text:name="__RefHeading___Toc15094_3727030152"/></text:h>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Line94052525125616">
          <table:table-cell table:style-name="Table36.A1" office:value-type="string">
            <text:p text:style-name="P21"><text:s/><text:span text:style-name="T96"><text:s/></text:span>---</text:p>
          </table:table-cell>
          <table:table-cell table:style-name="Table36.A1" office:value-type="string">
            <text:p text:style-name="P21"/>
          </table:table-cell>
          <table:table-cell table:style-name="Table36.A1" office:value-type="string">
            <text:p text:style-name="P21">XI</text:p>
          </table:table-cell>
          <table:table-cell table:style-name="Table36.A1" office:value-type="string">
            <text:p text:style-name="P344">PRE</text:p>
          </table:table-cell>
          <table:table-cell table:style-name="Table36.A1" office:value-type="string">
            <text:p text:style-name="P21"><text:span text:style-name="T165">P</text:span>refered Tachyon comment as it separates sufficiently and does not look like any other operator</text:p>
          </table:table-cell>
        </table:table-row>
        <table:table-row table:style-name="TableLine94052525150512">
          <table:table-cell table:style-name="Table36.A1" office:value-type="string">
            <text:p text:style-name="P159"><text:s text:c="2"/>--&gt;</text:p>
          </table:table-cell>
          <table:table-cell table:style-name="Table36.A1" office:value-type="string">
            <text:p text:style-name="P159"/>
          </table:table-cell>
          <table:table-cell table:style-name="Table36.A1" office:value-type="string">
            <text:p text:style-name="P252">HI</text:p>
          </table:table-cell>
          <table:table-cell table:style-name="Table36.A1" office:value-type="string">
            <text:p text:style-name="P344">PRE</text:p>
          </table:table-cell>
          <table:table-cell table:style-name="Table36.A1" office:value-type="string">
            <text:p text:style-name="P159"><text:span text:style-name="T165">R</text:span>esult comment</text:p>
          </table:table-cell>
        </table:table-row>
        <table:table-row table:style-name="TableLine94052525151392">
          <table:table-cell table:style-name="Table36.A1" office:value-type="string">
            <text:p text:style-name="P21"><text:s text:c="2"/>''</text:p>
          </table:table-cell>
          <table:table-cell table:style-name="Table36.A1" office:value-type="string">
            <text:p text:style-name="P21"/>
          </table:table-cell>
          <table:table-cell table:style-name="Table36.A1" office:value-type="string">
            <text:p text:style-name="P21">HI</text:p>
          </table:table-cell>
          <table:table-cell table:style-name="Table36.A1" office:value-type="string">
            <text:p text:style-name="P344">PRE</text:p>
          </table:table-cell>
          <table:table-cell table:style-name="Table36.A1" office:value-type="string">
            <text:p text:style-name="P21"><text:span text:style-name="T165">S</text:span>imilar to Spin comment operator</text:p>
          </table:table-cell>
        </table:table-row>
        <table:table-row table:style-name="TableLine94052525152384">
          <table:table-cell table:style-name="Table36.A1" office:value-type="string">
            <text:p text:style-name="P21">( </text:p>
          </table:table-cell>
          <table:table-cell table:style-name="Table36.A1" office:value-type="string">
            <text:p text:style-name="P21"/>
          </table:table-cell>
          <table:table-cell table:style-name="Table36.A1" office:value-type="string">
            <text:p text:style-name="P21">HI</text:p>
          </table:table-cell>
          <table:table-cell table:style-name="Table36.A1" office:value-type="string">
            <text:p text:style-name="P344">PRE</text:p>
          </table:table-cell>
          <table:table-cell table:style-name="Table36.A1" office:value-type="string">
            <text:p text:style-name="P21">Comment up to the matching ) and echo - <text:s text:c="3"/>( what follows is a stack comment ) <text:s text:c="3"/>( n1 n2 -- n3 )</text:p>
          </table:table-cell>
        </table:table-row>
        <table:table-row table:style-name="TableLine94052525153936">
          <table:table-cell table:style-name="Table36.A1" office:value-type="string">
            <text:p text:style-name="P21">{ </text:p>
          </table:table-cell>
          <table:table-cell table:style-name="Table36.A1" office:value-type="string">
            <text:p text:style-name="P21"/>
          </table:table-cell>
          <table:table-cell table:style-name="Table36.A1" office:value-type="string">
            <text:p text:style-name="P21">HI</text:p>
          </table:table-cell>
          <table:table-cell table:style-name="Table36.A1" office:value-type="string">
            <text:p text:style-name="P344">PRE</text:p>
          </table:table-cell>
          <table:table-cell table:style-name="Table36.A1" office:value-type="string">
            <text:p text:style-name="P21">Ignore all text up to the matching }. Used for multiline comments. Nesting to 255 levels</text:p>
          </table:table-cell>
        </table:table-row>
        <table:table-row table:style-name="TableLine94052525155248">
          <table:table-cell table:style-name="Table36.A1" office:value-type="string">
            <text:p text:style-name="P21">} </text:p>
          </table:table-cell>
          <table:table-cell table:style-name="Table36.A1" office:value-type="string">
            <text:p text:style-name="P21"/>
          </table:table-cell>
          <table:table-cell table:style-name="Table36.A1" office:value-type="string">
            <text:p text:style-name="P21">HI</text:p>
          </table:table-cell>
          <table:table-cell table:style-name="Table36.A1" office:value-type="string">
            <text:p text:style-name="P344">PRE</text:p>
          </table:table-cell>
          <table:table-cell table:style-name="Table36.A1" office:value-type="string">
            <text:p text:style-name="P21">Outside of a block comment this symbol will simply be ignored</text:p>
          </table:table-cell>
        </table:table-row>
        <table:table-row table:style-name="TableLine94052525156432">
          <table:table-cell table:style-name="Table36.A1" office:value-type="string">
            <text:p text:style-name="P21">\ <text:s text:c="3"/></text:p>
          </table:table-cell>
          <table:table-cell table:style-name="Table36.A1" office:value-type="string">
            <text:p text:style-name="P21"/>
          </table:table-cell>
          <table:table-cell table:style-name="Table36.A1" office:value-type="string">
            <text:p text:style-name="P21">HI</text:p>
          </table:table-cell>
          <table:table-cell table:style-name="Table36.A1" office:value-type="string">
            <text:p text:style-name="P344">PRE</text:p>
          </table:table-cell>
          <table:table-cell table:style-name="Table36.A1" office:value-type="string">
            <text:p text:style-name="P21">Comment the rest of the line and do not echo - \ this is a comment</text:p>
          </table:table-cell>
        </table:table-row>
      </table:table>
      <text:h text:style-name="Heading_20_2" text:outline-level="2"><text:bookmark-start text:name="__RefHeading___Toc15096_3727030152"/>CONDITIONAL COMPILE<text:bookmark-end text:name="__RefHeading___Toc15096_3727030152"/></text:h>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Line94052525126544">
          <table:table-cell table:style-name="Table37.A1" office:value-type="string">
            <text:p text:style-name="P773">IFDEF</text:p>
          </table:table-cell>
          <table:table-cell table:style-name="Table37.A1" office:value-type="string">
            <text:p text:style-name="P773"><text:span text:style-name="T129">( </text:span>&lt;name &gt;<text:span text:style-name="T129"> -- )</text:span></text:p>
          </table:table-cell>
          <table:table-cell table:style-name="Table37.A1" office:value-type="string">
            <text:p text:style-name="P773">HI</text:p>
          </table:table-cell>
          <table:table-cell table:style-name="Table37.A1" office:value-type="string">
            <text:p text:style-name="P344">PRE</text:p>
          </table:table-cell>
          <table:table-cell table:style-name="Table37.A1" office:value-type="string">
            <text:p text:style-name="P773">IF &lt;name&gt; DEFINED then process all source between here and the matching }</text:p>
          </table:table-cell>
        </table:table-row>
        <table:table-row table:style-name="TableLine94052525167488">
          <table:table-cell table:style-name="Table37.A1" office:value-type="string">
            <text:p text:style-name="P773">IFNDEF</text:p>
          </table:table-cell>
          <table:table-cell table:style-name="Table37.A1" office:value-type="string">
            <text:p text:style-name="P773"><text:span text:style-name="T129">( </text:span>&lt;name&gt;<text:span text:style-name="T129"> -- )</text:span></text:p>
          </table:table-cell>
          <table:table-cell table:style-name="Table37.A1" office:value-type="string">
            <text:p text:style-name="P773">HI</text:p>
          </table:table-cell>
          <table:table-cell table:style-name="Table37.A1" office:value-type="string">
            <text:p text:style-name="P344">PRE</text:p>
          </table:table-cell>
          <table:table-cell table:style-name="Table37.A1" office:value-type="string">
            <text:p text:style-name="P773">IF &lt;name&gt; NOT DEFINED then process all source between here and the matching }</text:p>
          </table:table-cell>
        </table:table-row>
      </table:table>
      <text:h text:style-name="Heading_20_2" text:outline-level="2"><text:bookmark-start text:name="__RefHeading___Toc15098_3727030152"/>COMPILE LITERALS<text:bookmark-end text:name="__RefHeading___Toc15098_3727030152"/></text:h>
      <text:p text:style-name="P21">Bytes, words, and longs may be compiled directly into code memory usually for building fixed tables.</text:p>
      <text:p text:style-name="P21">These cannot be used inside a definition as any preceding literal would have already been compiled as a literal.</text:p>
      <text:p text:style-name="P21"/>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Line94052525159552">
          <table:table-cell table:style-name="Table38.A1" office:value-type="string">
            <text:p text:style-name="P21">, </text:p>
          </table:table-cell>
          <table:table-cell table:style-name="Table38.A1" office:value-type="string">
            <text:p text:style-name="P21">( long -- ) </text:p>
          </table:table-cell>
          <table:table-cell table:style-name="Table38.A1" office:value-type="string">
            <text:p text:style-name="P21">HI</text:p>
          </table:table-cell>
          <table:table-cell table:style-name="Table38.A1" office:value-type="string">
            <text:p text:style-name="P336">PRE</text:p>
          </table:table-cell>
          <table:table-cell table:style-name="Table38.A1" office:value-type="string">
            <text:p text:style-name="P21">Compile a long as used in building tables i.e. $1234.5678 , $DEAD.BEEF ,</text:p>
          </table:table-cell>
        </table:table-row>
        <table:table-row table:style-name="TableLine94052525201008">
          <table:table-cell table:style-name="Table38.A1" office:value-type="string">
            <text:p text:style-name="P21">| </text:p>
          </table:table-cell>
          <table:table-cell table:style-name="Table38.A1" office:value-type="string">
            <text:p text:style-name="P21">( byte -- )</text:p>
          </table:table-cell>
          <table:table-cell table:style-name="Table38.A1" office:value-type="string">
            <text:p text:style-name="P21">HI</text:p>
          </table:table-cell>
          <table:table-cell table:style-name="Table38.A1" office:value-type="string">
            <text:p text:style-name="P337">PRE</text:p>
          </table:table-cell>
          <table:table-cell table:style-name="Table38.A1" office:value-type="string">
            <text:p text:style-name="P21">Alias for C, - less clutter when building tables i.e. 34 | 45 | 98 | 20 | etc</text:p>
          </table:table-cell>
        </table:table-row>
        <table:table-row table:style-name="TableLine94052525201888">
          <table:table-cell table:style-name="Table38.A1" office:value-type="string">
            <text:p text:style-name="P21">|| </text:p>
          </table:table-cell>
          <table:table-cell table:style-name="Table38.A1" office:value-type="string">
            <text:p text:style-name="P21">( word -- )</text:p>
          </table:table-cell>
          <table:table-cell table:style-name="Table38.A1" office:value-type="string">
            <text:p text:style-name="P21">HI</text:p>
          </table:table-cell>
          <table:table-cell table:style-name="Table38.A1" office:value-type="string">
            <text:p text:style-name="P706">PRE</text:p>
          </table:table-cell>
          <table:table-cell table:style-name="Table38.A1" office:value-type="string">
            <text:p text:style-name="P21">Compile the preceding word into code memory i.e. $1234 || $0FCA || $0082 ||</text:p>
          </table:table-cell>
        </table:table-row>
        <table:table-row table:style-name="TableLine94052525202880">
          <table:table-cell table:style-name="Table38.A1" office:value-type="string">
            <text:p text:style-name="P21">C, </text:p>
          </table:table-cell>
          <table:table-cell table:style-name="Table38.A1" office:value-type="string">
            <text:p text:style-name="P21">( byte -- )</text:p>
          </table:table-cell>
          <table:table-cell table:style-name="Table38.A1" office:value-type="string">
            <text:p text:style-name="P21">HI</text:p>
          </table:table-cell>
          <table:table-cell table:style-name="Table38.A1" office:value-type="string">
            <text:p text:style-name="P339">PUB</text:p>
          </table:table-cell>
          <table:table-cell table:style-name="Table38.A1" office:value-type="string">
            <text:p text:style-name="P21">Compile the preceding byte into code memory</text:p>
          </table:table-cell>
        </table:table-row>
        <table:table-row table:style-name="TableLine94052525204432">
          <table:table-cell table:style-name="Table38.A1" office:value-type="string">
            <text:p text:style-name="P140"><text:span text:style-name="T93">L</text:span>,</text:p>
          </table:table-cell>
          <table:table-cell table:style-name="Table38.A1" office:value-type="string">
            <text:p text:style-name="P140">( <text:span text:style-name="T93">long</text:span> -- )</text:p>
          </table:table-cell>
          <table:table-cell table:style-name="Table38.A1" office:value-type="string">
            <text:p text:style-name="P254">HI</text:p>
          </table:table-cell>
          <table:table-cell table:style-name="Table38.A1" office:value-type="string">
            <text:p text:style-name="P339">PUB</text:p>
          </table:table-cell>
          <table:table-cell table:style-name="Table38.A1" office:value-type="string">
            <text:p text:style-name="P140">Compile the preceding <text:span text:style-name="T93">long</text:span> into code memory</text:p>
          </table:table-cell>
        </table:table-row>
        <table:table-row table:style-name="TableLine94052525205744">
          <table:table-cell table:style-name="Table38.A1" office:value-type="string">
            <text:p text:style-name="P142">NFA,</text:p>
          </table:table-cell>
          <table:table-cell table:style-name="Table38.A1" office:value-type="string">
            <text:p text:style-name="P142">( &lt;word&gt; -- )</text:p>
          </table:table-cell>
          <table:table-cell table:style-name="Table38.A1" office:value-type="string">
            <text:p text:style-name="P142">H</text:p>
          </table:table-cell>
          <table:table-cell table:style-name="Table38.A1" office:value-type="string">
            <text:p text:style-name="P336">PRE</text:p>
          </table:table-cell>
          <table:table-cell table:style-name="Table38.A1" office:value-type="string">
            <text:p text:style-name="P142">Compile the name field address into code memory</text:p>
          </table:table-cell>
        </table:table-row>
        <table:table-row table:style-name="TableLine94052525206928">
          <table:table-cell table:style-name="Table38.A1" office:value-type="string">
            <text:p text:style-name="P139">W,</text:p>
          </table:table-cell>
          <table:table-cell table:style-name="Table38.A1" office:value-type="string">
            <text:p text:style-name="P139">( word -- )</text:p>
          </table:table-cell>
          <table:table-cell table:style-name="Table38.A1" office:value-type="string">
            <text:p text:style-name="P255">HI</text:p>
          </table:table-cell>
          <table:table-cell table:style-name="Table38.A1" office:value-type="string">
            <text:p text:style-name="P339">PUB</text:p>
          </table:table-cell>
          <table:table-cell table:style-name="Table38.A1" office:value-type="string">
            <text:p text:style-name="P139">Compile the preceding word into code memory</text:p>
          </table:table-cell>
        </table:table-row>
      </table:table>
      <text:p text:style-name="Standard"/>
      <text:h text:style-name="P930" text:outline-level="2">RADIX WORDS</text:h>
      <table:table table:name="Table11" table:style-name="Table11">
        <table:table-column table:style-name="Table11.A"/>
        <table:table-row table:style-name="Table11.1">
          <table:table-cell table:style-name="Table11.A1" office:value-type="string">
            <text:p text:style-name="P21">Numbers entered and printed can be represented in any base (radix) by setting the cog variable "base" to that value. </text:p>
            <text:p text:style-name="P21">The three most common bases are predefined.</text:p>
            <text:p text:style-name="P854">NOTE: It is recommended that numbers other than decimal are always forced with a prefix or alternatively a suffix such as $0FAD or 0FADh etc.</text:p>
          </table:table-cell>
        </table:table-row>
      </table:table>
      <text:p text:style-name="P21"><text:tab/> <text:tab/> <text:tab/> <text:tab/></text:p>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Line94052525209392">
          <table:table-cell table:style-name="Table39.A1" office:value-type="string">
            <text:p text:style-name="P21">HEX</text:p>
          </table:table-cell>
          <table:table-cell table:style-name="Table39.A1" office:value-type="string">
            <text:p text:style-name="P21"/>
          </table:table-cell>
          <table:table-cell table:style-name="Table39.A1" office:value-type="string">
            <text:p text:style-name="P21">H</text:p>
          </table:table-cell>
          <table:table-cell table:style-name="Table39.A1" office:value-type="string">
            <text:p text:style-name="P344">PUB</text:p>
          </table:table-cell>
          <table:table-cell table:style-name="Table39.A1" office:value-type="string">
            <text:p text:style-name="P21">Switch number base to HEX mode - all input and output will default to HEX unless overridden</text:p>
          </table:table-cell>
        </table:table-row>
        <table:table-row table:style-name="TableLine94052525225296">
          <table:table-cell table:style-name="Table39.A1" office:value-type="string">
            <text:p text:style-name="P21">DECIMAL</text:p>
          </table:table-cell>
          <table:table-cell table:style-name="Table39.A1" office:value-type="string">
            <text:p text:style-name="P21"/>
          </table:table-cell>
          <table:table-cell table:style-name="Table39.A1" office:value-type="string">
            <text:p text:style-name="P21">H</text:p>
          </table:table-cell>
          <table:table-cell table:style-name="Table39.A1" office:value-type="string">
            <text:p text:style-name="P344">PUB</text:p>
          </table:table-cell>
          <table:table-cell table:style-name="Table39.A1" office:value-type="string">
            <text:p text:style-name="Standard"/>
          </table:table-cell>
        </table:table-row>
        <table:table-row table:style-name="TableLine94052525226064">
          <table:table-cell table:style-name="Table39.A1" office:value-type="string">
            <text:p text:style-name="P21">BINARY</text:p>
          </table:table-cell>
          <table:table-cell table:style-name="Table39.A1" office:value-type="string">
            <text:p text:style-name="P21"/>
          </table:table-cell>
          <table:table-cell table:style-name="Table39.A1" office:value-type="string">
            <text:p text:style-name="P21">H</text:p>
          </table:table-cell>
          <table:table-cell table:style-name="Table39.A1" office:value-type="string">
            <text:p text:style-name="P344">PUB</text:p>
          </table:table-cell>
          <table:table-cell table:style-name="Table39.A1" office:value-type="string">
            <text:p text:style-name="Standard"/>
          </table:table-cell>
        </table:table-row>
      </table:table>
      <text:h text:style-name="Heading_20_2" text:outline-level="2">RADIX OPERATORS</text:h>
      <table:table table:name="Table12" table:style-name="Table12">
        <table:table-column table:style-name="Table12.A"/>
        <table:table-row table:style-name="Table12.1">
          <table:table-cell table:style-name="Table12.A1" office:value-type="string">
            <text:p text:style-name="P21">While not defined in the dictionary radix operators force a number to be recognized in a certain base. The operators may be prefixed or suffixed while the prefixed operators have the advantage that the compiler will compile these immediately as a number rather than search the dictionary first as it would with any other number. Tachyon convention is that all hex number are prefixed with $ with the number base set to decimal by default. All numbers 0 to 9 do not need a prefix as that is redundant and besides some of these single digits are predefined as fast constants making them a single bytecode.</text:p>
            <text:p text:style-name="P21"/>
            <text:p text:style-name="P21">$<text:tab/>HEX prefix - number may contain symbols but must end in a valid digit i.e. $Q00FA</text:p>
            <text:p text:style-name="P21">#<text:tab/>Decimal prefix - " " i.e. #P26</text:p>
            <text:p text:style-name="P21">%<text:tab/>Binary prefix </text:p>
            <text:p text:style-name="P21">H<text:tab/>i.e. 00FAh - number must begin with a decimal digit or zero.</text:p>
            <text:p text:style-name="P21">D<text:tab/>i.e. 1234d</text:p>
            <text:p text:style-name="P21">B<text:tab/>i.e. 01101110b</text:p>
            <text:p text:style-name="P21">^&lt;ch&gt;<text:tab/>Return with the control character literal for the next character i.e. ^Z returns $1A</text:p>
            <text:p text:style-name="P21"><text:span text:style-name="T103">'</text:span>&lt;ch&gt;<text:span text:style-name="T103">'</text:span><text:tab/>Return with the ASCII literal for the enclosed character i.e. <text:span text:style-name="T103">'</text:span>Z<text:span text:style-name="T103">'</text:span> returns $5A</text:p>
          </table:table-cell>
        </table:table-row>
      </table:table>
      <text:h text:style-name="Heading_20_2" text:outline-level="2">DEBUG</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94052525229904">
          <table:table-cell table:style-name="Table34.A1" office:value-type="string">
            <text:p text:style-name="P174">??</text:p>
          </table:table-cell>
          <table:table-cell table:style-name="Table34.A1" office:value-type="string">
            <text:p text:style-name="P174">( -- )</text:p>
          </table:table-cell>
          <table:table-cell table:style-name="Table34.A1" office:value-type="string">
            <text:p text:style-name="P260">X</text:p>
          </table:table-cell>
          <table:table-cell table:style-name="Table34.A1" office:value-type="string">
            <text:p text:style-name="P294">PUB</text:p>
          </table:table-cell>
          <table:table-cell table:style-name="Table34.A1" office:value-type="string">
            <text:p text:style-name="P174">Called as part of REBOOT. Displays Modules loaded; Clock frequency; <text:span text:style-name="T54">User i</text:span>nitialisation words; ROMS;<text:span text:style-name="T127"> </text:span>I2C devices sensed; Pi0-P31 loads sensed; Memory free; Data stack; Date and Time</text:p>
          </table:table-cell>
        </table:table-row>
        <table:table-row table:style-name="TableLine94052525304768">
          <table:table-cell table:style-name="Table34.A1" office:value-type="string">
            <text:p text:style-name="P194">.MODULES</text:p>
          </table:table-cell>
          <table:table-cell table:style-name="Table34.A1" office:value-type="string">
            <text:p text:style-name="P194">( -- )</text:p>
          </table:table-cell>
          <table:table-cell table:style-name="Table34.A1" office:value-type="string">
            <text:p text:style-name="P265">X</text:p>
          </table:table-cell>
          <table:table-cell table:style-name="Table34.A1" office:value-type="string">
            <text:p text:style-name="P296">PUB</text:p>
          </table:table-cell>
          <table:table-cell table:style-name="Table34.A1" office:value-type="string">
            <text:p text:style-name="P194">Displays list of Tachyon forth modules installed</text:p>
          </table:table-cell>
        </table:table-row>
        <table:table-row table:style-name="TableLine94052525305648">
          <table:table-cell table:style-name="Table34.A1" office:value-type="string">
            <text:p text:style-name="P21">.S</text:p>
          </table:table-cell>
          <table:table-cell table:style-name="Table34.A1" office:value-type="string">
            <text:p text:style-name="P21"/>
          </table:table-cell>
          <table:table-cell table:style-name="Table34.A1" office:value-type="string">
            <text:p text:style-name="P21">H</text:p>
          </table:table-cell>
          <table:table-cell table:style-name="Table34.A1" office:value-type="string">
            <text:p text:style-name="P344">PUB</text:p>
          </table:table-cell>
          <table:table-cell table:style-name="Table34.A1" office:value-type="string">
            <text:p text:style-name="P21">Print the contents of the data stack</text:p>
          </table:table-cell>
        </table:table-row>
        <table:table-row table:style-name="TableLine94052525306640">
          <table:table-cell table:style-name="Table34.A1" office:value-type="string">
            <text:p text:style-name="P195">.STATS</text:p>
          </table:table-cell>
          <table:table-cell table:style-name="Table34.A1" office:value-type="string">
            <text:p text:style-name="P195">( -- )</text:p>
          </table:table-cell>
          <table:table-cell table:style-name="Table34.A1" office:value-type="string">
            <text:p text:style-name="P266">H</text:p>
          </table:table-cell>
          <table:table-cell table:style-name="Table34.A1" office:value-type="string">
            <text:p text:style-name="P344">PUB</text:p>
          </table:table-cell>
          <table:table-cell table:style-name="Table34.A1" office:value-type="string">
            <text:p text:style-name="P195">Display code, name, data and free space sizes</text:p>
          </table:table-cell>
        </table:table-row>
        <table:table-row table:style-name="TableLine94052525308192">
          <table:table-cell table:style-name="Table34.A1" office:value-type="string">
            <text:p text:style-name="P188">.VARS</text:p>
          </table:table-cell>
          <table:table-cell table:style-name="Table34.A1" office:value-type="string">
            <text:p text:style-name="P188">( -- )</text:p>
          </table:table-cell>
          <table:table-cell table:style-name="Table34.A1" office:value-type="string">
            <text:p text:style-name="P256">X</text:p>
          </table:table-cell>
          <table:table-cell table:style-name="Table34.A1" office:value-type="string">
            <text:p text:style-name="P294">PUB</text:p>
          </table:table-cell>
          <table:table-cell table:style-name="Table34.A1" office:value-type="string">
            <text:p text:style-name="P188">Display all variables and constants, with present values, in the dictionary</text:p>
          </table:table-cell>
        </table:table-row>
        <table:table-row table:style-name="TableLine94052525309504">
          <table:table-cell table:style-name="Table34.A1" office:value-type="string">
            <text:p text:style-name="P80">BOOT</text:p>
          </table:table-cell>
          <table:table-cell table:style-name="Table34.A1" office:value-type="string">
            <text:p text:style-name="P80">( -- )</text:p>
          </table:table-cell>
          <table:table-cell table:style-name="Table34.A1" office:value-type="string">
            <text:p text:style-name="P258">X</text:p>
          </table:table-cell>
          <table:table-cell table:style-name="Table34.A1" office:value-type="string">
            <text:p text:style-name="P299">PUB</text:p>
          </table:table-cell>
          <table:table-cell table:style-name="Table34.A1" office:value-type="string">
            <text:p text:style-name="P80">Starts the Tachyon system</text:p>
          </table:table-cell>
        </table:table-row>
        <table:table-row table:style-name="TableLine94052525310688">
          <table:table-cell table:style-name="Table34.A1" office:value-type="string">
            <text:p text:style-name="P37">DEBUG</text:p>
          </table:table-cell>
          <table:table-cell table:style-name="Table34.A1" office:value-type="string">
            <text:p text:style-name="P37"/>
          </table:table-cell>
          <table:table-cell table:style-name="Table34.A1" office:value-type="string">
            <text:p text:style-name="P37">H</text:p>
          </table:table-cell>
          <table:table-cell table:style-name="Table34.A1" office:value-type="string">
            <text:p text:style-name="P344">PUB</text:p>
          </table:table-cell>
          <table:table-cell table:style-name="Table34.A1" office:value-type="string">
            <text:p text:style-name="P37">Will dump stacks, registers, and current compilation area. Can also be accessed by a single keystroke ^D (control D)</text:p>
          </table:table-cell>
        </table:table-row>
        <table:table-row table:style-name="TableLine94052525307376">
          <table:table-cell table:style-name="Table34.A1" office:value-type="string">
            <text:p text:style-name="P191">lsi2c</text:p>
          </table:table-cell>
          <table:table-cell table:style-name="Table34.A1" office:value-type="string">
            <text:p text:style-name="P191">( -- )</text:p>
          </table:table-cell>
          <table:table-cell table:style-name="Table34.A1" office:value-type="string">
            <text:p text:style-name="P262">X</text:p>
          </table:table-cell>
          <table:table-cell table:style-name="Table34.A1" office:value-type="string">
            <text:p text:style-name="P298">PUB</text:p>
          </table:table-cell>
          <table:table-cell table:style-name="Table34.A1" office:value-type="string">
            <text:p text:style-name="P191">Displays list of i2c devices sensed - used by ?? word</text:p>
          </table:table-cell>
        </table:table-row>
        <table:table-row table:style-name="TableLine94052525312880">
          <table:table-cell table:style-name="Table34.A1" office:value-type="string">
            <text:p text:style-name="P190">lsini</text:p>
          </table:table-cell>
          <table:table-cell table:style-name="Table34.A1" office:value-type="string">
            <text:p text:style-name="P190">( -- )</text:p>
          </table:table-cell>
          <table:table-cell table:style-name="Table34.A1" office:value-type="string">
            <text:p text:style-name="P261">X</text:p>
          </table:table-cell>
          <table:table-cell table:style-name="Table34.A1" office:value-type="string">
            <text:p text:style-name="P294">PUB</text:p>
          </table:table-cell>
          <table:table-cell table:style-name="Table34.A1" office:value-type="string">
            <text:p text:style-name="P190">Displays list of user initialisation words - used by ?? word</text:p>
          </table:table-cell>
        </table:table-row>
        <table:table-row table:style-name="TableLine94052525314032">
          <table:table-cell table:style-name="Table34.A1" office:value-type="string">
            <text:p text:style-name="P192">lsio</text:p>
          </table:table-cell>
          <table:table-cell table:style-name="Table34.A1" office:value-type="string">
            <text:p text:style-name="P192">( -- )</text:p>
          </table:table-cell>
          <table:table-cell table:style-name="Table34.A1" office:value-type="string">
            <text:p text:style-name="P263">X</text:p>
          </table:table-cell>
          <table:table-cell table:style-name="Table34.A1" office:value-type="string">
            <text:p text:style-name="P298">PUB</text:p>
          </table:table-cell>
          <table:table-cell table:style-name="Table34.A1" office:value-type="string">
            <text:p text:style-name="P192">Displays list of loads sensed on P0 - P31 - used by ?? word</text:p>
          </table:table-cell>
        </table:table-row>
        <table:table-row table:style-name="TableLine94052525315264">
          <table:table-cell table:style-name="Table34.A1" office:value-type="string">
            <text:p text:style-name="P193">lsroms</text:p>
          </table:table-cell>
          <table:table-cell table:style-name="Table34.A1" office:value-type="string">
            <text:p text:style-name="P193">( -- )</text:p>
          </table:table-cell>
          <table:table-cell table:style-name="Table34.A1" office:value-type="string">
            <text:p text:style-name="P264">X</text:p>
          </table:table-cell>
          <table:table-cell table:style-name="Table34.A1" office:value-type="string">
            <text:p text:style-name="P346">PUB</text:p>
          </table:table-cell>
          <table:table-cell table:style-name="Table34.A1" office:value-type="string">
            <text:p text:style-name="P193">Displays list of ROMS loaded - used by ?? word</text:p>
          </table:table-cell>
        </table:table-row>
        <table:table-row table:style-name="TableLine94052525316496">
          <table:table-cell table:style-name="Table34.A1" office:value-type="string">
            <text:p text:style-name="P175">REBOOT</text:p>
          </table:table-cell>
          <table:table-cell table:style-name="Table34.A1" office:value-type="string">
            <text:p text:style-name="P175">( -- )</text:p>
          </table:table-cell>
          <table:table-cell table:style-name="Table34.A1" office:value-type="string">
            <text:p text:style-name="P259">H</text:p>
          </table:table-cell>
          <table:table-cell table:style-name="Table34.A1" office:value-type="string">
            <text:p text:style-name="P346">PUB</text:p>
          </table:table-cell>
          <table:table-cell table:style-name="Table34.A1" office:value-type="string">
            <text:p text:style-name="P175">Restarts the <text:span text:style-name="T73">Tachyon system</text:span></text:p>
          </table:table-cell>
        </table:table-row>
        <table:table-row table:style-name="TableLine94052525317728">
          <table:table-cell table:style-name="Table34.A1" office:value-type="string">
            <text:p text:style-name="P102">TRAP</text:p>
          </table:table-cell>
          <table:table-cell table:style-name="Table34.A1" office:value-type="string">
            <text:p text:style-name="P102">( <text:span text:style-name="T77">&lt;wordtotrap&gt;</text:span> <text:span text:style-name="T77">&lt;debugword&gt;</text:span> -- )</text:p>
          </table:table-cell>
          <table:table-cell table:style-name="Table34.A1" office:value-type="string">
            <text:p text:style-name="P268">X</text:p>
          </table:table-cell>
          <table:table-cell table:style-name="Table34.A1" office:value-type="string">
            <text:p text:style-name="P310">PUB</text:p>
          </table:table-cell>
          <table:table-cell table:style-name="Table34.A1" office:value-type="string">
            <text:p text:style-name="P268">Has the effect of inserting debugword at the start of wordtotrap e.g. to print stuff each time wordtotrap is called; wordtotrap will only revert to normal after Tachyon is rebooted</text:p>
          </table:table-cell>
        </table:table-row>
        <table:table-row table:style-name="TableLine94052525319840">
          <table:table-cell table:style-name="Table34.A1" office:value-type="string">
            <text:p text:style-name="P189">HELP</text:p>
          </table:table-cell>
          <table:table-cell table:style-name="Table34.A1" office:value-type="string">
            <text:p text:style-name="P189">( &lt;word&gt; -- )</text:p>
          </table:table-cell>
          <table:table-cell table:style-name="Table34.A1" office:value-type="string">
            <text:p text:style-name="P257">X</text:p>
          </table:table-cell>
          <table:table-cell table:style-name="Table34.A1" office:value-type="string">
            <text:p text:style-name="P293">PRE</text:p>
          </table:table-cell>
          <table:table-cell table:style-name="Table34.A1" office:value-type="string">
            <text:p text:style-name="P189">Displays decompilation of the word if present in dictionary. Use CR to terminate</text:p>
          </table:table-cell>
        </table:table-row>
      </table:table>
      <text:h text:style-name="Heading_20_2" text:outline-level="2"><text:span text:style-name="T153">DEBUG </text:span>CONTROL KEYS</text:h>
      <table:table table:name="Table13" table:style-name="Table13">
        <table:table-column table:style-name="Table13.A"/>
        <table:table-row table:style-name="Table13.1">
          <table:table-cell table:style-name="Table13.A1" office:value-type="string">
            <text:p text:style-name="P47">To speed up interactive testing there are certain control keys that can perform operations.</text:p>
            <text:p text:style-name="P774"/>
            <table:table table:name="Table71" table:style-name="Table71">
              <table:table-column table:style-name="Table71.A"/>
              <table:table-column table:style-name="Table71.B"/>
              <table:table-row table:style-name="TableLine94052525322208">
                <table:table-cell table:style-name="TableBox94052525322752" office:value-type="string">
                  <text:p text:style-name="P775">^?</text:p>
                </table:table-cell>
                <table:table-cell table:style-name="TableBox94052525344784" office:value-type="string">
                  <text:p text:style-name="P775">Executes .STATS , displaying code, name, data, <text:s/>free and data stack space </text:p>
                </table:table-cell>
              </table:table-row>
              <table:table-row table:style-name="TableLine94052525345056">
                <table:table-cell table:style-name="TableBox94052525322752" office:value-type="string">
                  <text:p text:style-name="P774">^B</text:p>
                </table:table-cell>
                <table:table-cell table:style-name="TableBox94052525344784" office:value-type="string">
                  <text:p text:style-name="P774">Block dump all of hub memory (wait for it)</text:p>
                </table:table-cell>
              </table:table-row>
              <table:table-row table:style-name="TableLine94052525345664">
                <table:table-cell table:style-name="TableBox94052525322752" office:value-type="string">
                  <text:p text:style-name="P776">^C</text:p>
                </table:table-cell>
                <table:table-cell table:style-name="TableBox94052525344784" office:value-type="string">
                  <text:p text:style-name="P776">Reboot Tachyon</text:p>
                </table:table-cell>
              </table:table-row>
              <table:table-row table:style-name="TableLine94052525346272">
                <table:table-cell table:style-name="TableBox94052525322752" office:value-type="string">
                  <text:p text:style-name="P777">^D</text:p>
                </table:table-cell>
                <table:table-cell table:style-name="TableBox94052525344784" office:value-type="string">
                  <text:p text:style-name="P777">Dump stacks, registers, and current compilation area</text:p>
                </table:table-cell>
              </table:table-row>
              <table:table-row table:style-name="TableLine94052525346960">
                <table:table-cell table:style-name="TableBox94052525322752" office:value-type="string">
                  <text:p text:style-name="P777">^Q</text:p>
                </table:table-cell>
                <table:table-cell table:style-name="TableBox94052525344784" office:value-type="string">
                  <text:p text:style-name="P777">Display two lines of memory data starting at address on tos. Consumes tos</text:p>
                </table:table-cell>
              </table:table-row>
              <table:table-row table:style-name="TableLine94052525347728">
                <table:table-cell table:style-name="TableBox94052525322752" office:value-type="string">
                  <text:p text:style-name="P777">^S</text:p>
                </table:table-cell>
                <table:table-cell table:style-name="TableBox94052525344784" office:value-type="string">
                  <text:p text:style-name="P777">Reset data stack</text:p>
                </table:table-cell>
              </table:table-row>
              <table:table-row table:style-name="TableLine94052525348496">
                <table:table-cell table:style-name="TableBox94052525322752" office:value-type="string">
                  <text:p text:style-name="P776">^V</text:p>
                </table:table-cell>
                <table:table-cell table:style-name="TableBox94052525344784" office:value-type="string">
                  <text:p text:style-name="P776">Display all variables and constants, with values, in memory</text:p>
                </table:table-cell>
              </table:table-row>
              <table:table-row table:style-name="TableLine94052525349264">
                <table:table-cell table:style-name="TableBox94052525322752" office:value-type="string">
                  <text:p text:style-name="P776">^W</text:p>
                </table:table-cell>
                <table:table-cell table:style-name="TableBox94052525344784" office:value-type="string">
                  <text:p text:style-name="P776">Execute WORDS<text:span text:style-name="T101">, display</text:span> all the words in the dictionary</text:p>
                </table:table-cell>
              </table:table-row>
              <table:table-row table:style-name="TableLine94052525350032">
                <table:table-cell table:style-name="TableBox94052525322752" office:value-type="string">
                  <text:p text:style-name="P774">^X</text:p>
                </table:table-cell>
                <table:table-cell table:style-name="TableBox94052525344784" office:value-type="string">
                  <text:p text:style-name="P774">Repeat previous line (re-executes the previous interactive code)</text:p>
                </table:table-cell>
              </table:table-row>
              <table:table-row table:style-name="TableLine94052525350992">
                <table:table-cell table:style-name="TableBox94052525322752" office:value-type="string">
                  <text:p text:style-name="P774">^Z^Z</text:p>
                </table:table-cell>
                <table:table-cell table:style-name="TableBox94052525344784" office:value-type="string">
                  <text:p text:style-name="P774">Cold start - wipe all extensions bar the kernel although everything is still intact in EEPROM</text:p>
                </table:table-cell>
              </table:table-row>
              <table:table-row table:style-name="TableLine94052525351760">
                <table:table-cell table:style-name="TableBox94052525322752" office:value-type="string">
                  <text:p text:style-name="P774">&lt;BREAK&gt;</text:p>
                </table:table-cell>
                <table:table-cell table:style-name="TableBox94052525344784" office:value-type="string">
                  <text:p text:style-name="P774">Will reboot the processor regardless of what code it is running (system in fact detects 100 "framing errors" in a row)</text:p>
                </table:table-cell>
              </table:table-row>
              <table:table-row table:style-name="TableLine94052525352528">
                <table:table-cell table:style-name="TableBox94052525322752" office:value-type="string">
                  <text:p text:style-name="P774">&lt;ESC&gt;</text:p>
                </table:table-cell>
                <table:table-cell table:style-name="TableBox94052525344784" office:value-type="string">
                  <text:p text:style-name="P774"><text:span text:style-name="T101">Discard</text:span> the current interactive line</text:p>
                </table:table-cell>
              </table:table-row>
              <table:table-row table:style-name="TableLine94052525353296">
                <table:table-cell table:style-name="TableBox94052525322752" office:value-type="string">
                  <text:p text:style-name="P774">BKSP</text:p>
                </table:table-cell>
                <table:table-cell table:style-name="TableBox94052525344784" office:value-type="string">
                  <text:p text:style-name="P774">Backspace up to the beginning of a word or else the line (preceding words are already compiled)</text:p>
                </table:table-cell>
              </table:table-row>
              <table:table-row table:style-name="TableLine94052525354064">
                <table:table-cell table:style-name="TableBox94052525322752" office:value-type="string">
                  <text:p text:style-name="P774">LF</text:p>
                </table:table-cell>
                <table:table-cell table:style-name="TableBox94052525344784" office:value-type="string">
                  <text:p text:style-name="P774">Ignore (as part of a CRLF)</text:p>
                </table:table-cell>
              </table:table-row>
              <table:table-row table:style-name="TableLine94052525354832">
                <table:table-cell table:style-name="TableBox94052525322752" office:value-type="string">
                  <text:p text:style-name="P774">TAB</text:p>
                </table:table-cell>
                <table:table-cell table:style-name="TableBox94052525344784" office:value-type="string">
                  <text:p text:style-name="P774">Tab as normal but handled like a single space</text:p>
                </table:table-cell>
              </table:table-row>
            </table:table>
          </table:table-cell>
        </table:table-row>
      </table:table>
      <text:p text:style-name="P778"/>
      <text:h text:style-name="Heading_20_2" text:outline-level="2">DUMP MEMORY OPERATIONS</text:h>
      <table:table table:name="Table14" table:style-name="Table14">
        <table:table-column table:style-name="Table14.A"/>
        <table:table-row table:style-name="Table14.1">
          <table:table-cell table:style-name="Table14.A1" office:value-type="string">
            <text:p text:style-name="P855">Various words are available for general-purpose dumping of memory in hex format. Normally the memory that the DUMP words examine is hub memory but a modifier may be used before a DUMP is executed to use other types of memory. After any dump the default if set back to hub RAM. </text:p>
            <text:p text:style-name="P855">Some modifiers are:</text:p>
            <text:p text:style-name="P855">EE = EEPROM</text:p>
            <text:p text:style-name="P855">COG = COG MEMORY (LONG)</text:p>
            <text:p text:style-name="P855">SD = SD card raw</text:p>
            <text:p text:style-name="P855">FS = File System (from the start of an open file)</text:p>
            <text:p text:style-name="P855">WIZ = WIZnet chip</text:p>
          </table:table-cell>
        </table:table-row>
      </table:table>
      <text:p text:style-name="P40"><text:tab/> <text:tab/> <text:tab/> <text:tab/></text:p>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Line94052525356368">
          <table:table-cell table:style-name="Table40.A1" office:value-type="string">
            <text:p text:style-name="P40">DUMP </text:p>
          </table:table-cell>
          <table:table-cell table:style-name="Table40.A1" office:value-type="string">
            <text:p text:style-name="P40">( adr bytes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0">Dump as bytes from current dump device including an ASCII code column (revert back to RAM after)</text:p>
          </table:table-cell>
        </table:table-row>
        <table:table-row table:style-name="TableLine94052525408800">
          <table:table-cell table:style-name="Table40.A1" office:value-type="string">
            <text:p text:style-name="P40">DUMPW </text:p>
          </table:table-cell>
          <table:table-cell table:style-name="Table40.A1" office:value-type="string">
            <text:p text:style-name="P40">( adr bytes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0">Dump as words (same as DUMP)</text:p>
          </table:table-cell>
        </table:table-row>
        <table:table-row table:style-name="TableLine94052525409680">
          <table:table-cell table:style-name="Table40.A1" office:value-type="string">
            <text:p text:style-name="P40">DUMPL </text:p>
          </table:table-cell>
          <table:table-cell table:style-name="Table40.A1" office:value-type="string">
            <text:p text:style-name="P40">( adr bytes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0">Dump as longs (same as DUMP, formatted as 0000.0000)</text:p>
          </table:table-cell>
        </table:table-row>
        <table:table-row table:style-name="TableLine94052525410672">
          <table:table-cell table:style-name="Table40.A1" office:value-type="string">
            <text:p text:style-name="P40">DUMPA </text:p>
          </table:table-cell>
          <table:table-cell table:style-name="Table40.A1" office:value-type="string">
            <text:p text:style-name="P40">( adr bytes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0">Dump ASCII printable characters - default width of 64 characters/line (uses . for non-printable)</text:p>
          </table:table-cell>
        </table:table-row>
        <table:table-row table:style-name="TableLine94052525411984">
          <table:table-cell table:style-name="Table40.A1" office:value-type="string">
            <text:p text:style-name="P196">DUMPAW</text:p>
          </table:table-cell>
          <table:table-cell table:style-name="Table40.A1" office:value-type="string">
            <text:p text:style-name="P196">( adr bytes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196">Dump ASCII wide</text:p>
          </table:table-cell>
        </table:table-row>
        <table:table-row table:style-name="TableLine94052525412976">
          <table:table-cell table:style-name="Table40.A1" office:value-type="string">
            <text:p text:style-name="P196">DUMPC</text:p>
          </table:table-cell>
          <table:table-cell table:style-name="Table40.A1" office:value-type="string">
            <text:p text:style-name="P366">(<text:span text:style-name="T109"> adr bytes -- )</text:span></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196">Dump COG longs</text:p>
          </table:table-cell>
        </table:table-row>
        <table:table-row table:style-name="TableLine94052525413920">
          <table:table-cell table:style-name="Table40.A1" office:value-type="string">
            <text:p text:style-name="P40">QD </text:p>
          </table:table-cell>
          <table:table-cell table:style-name="Table40.A1" office:value-type="string">
            <text:p text:style-name="P40">( adr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0">Quick Dump two lines of standard DUMP data</text:p>
          </table:table-cell>
        </table:table-row>
        <table:table-row table:style-name="Table40.8">
          <table:table-cell table:style-name="Table40.A1" office:value-type="string">
            <text:p text:style-name="P40">RAM</text:p>
          </table:table-cell>
          <table:table-cell table:style-name="Table40.A1" office:value-type="string">
            <text:p text:style-name="P366">( -- )</text:p>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0">Change DUMP device to standard HUB RAM (DUMP always defaults here after every DUMP)</text:p>
          </table:table-cell>
        </table:table-row>
        <text:soft-page-break/>
        <table:table-row table:style-name="TableLine94052525416112">
          <table:table-cell table:style-name="Table40.A1" office:value-type="string">
            <text:p text:style-name="P40">EE</text:p>
          </table:table-cell>
          <table:table-cell table:style-name="Table40.A1" office:value-type="string">
            <text:p text:style-name="P366">( -- )</text:p>
          </table:table-cell>
          <table:table-cell table:style-name="Table40.A1" office:value-type="string">
            <text:p text:style-name="P269">H</text:p>
          </table:table-cell>
          <table:table-cell table:style-name="Table40.A1" office:value-type="string">
            <text:p text:style-name="P346">PUB</text:p>
          </table:table-cell>
          <table:table-cell table:style-name="Table40.A1" office:value-type="string">
            <text:p text:style-name="P40">Change DUMP device to EEPROM (&gt;64k addresses next device etc)</text:p>
          </table:table-cell>
        </table:table-row>
        <table:table-row table:style-name="TableLine94052525417264">
          <table:table-cell table:style-name="Table40.A1" office:value-type="string">
            <text:p text:style-name="P197">DUMP:</text:p>
          </table:table-cell>
          <table:table-cell table:style-name="Table40.A1" office:value-type="string">
            <text:p text:style-name="P270"/>
          </table:table-cell>
          <table:table-cell table:style-name="Table40.A1" office:value-type="string">
            <text:p text:style-name="P269">H</text:p>
          </table:table-cell>
          <table:table-cell table:style-name="Table40.A1" office:value-type="string">
            <text:p text:style-name="P344">PUB</text:p>
          </table:table-cell>
          <table:table-cell table:style-name="Table40.A1" office:value-type="string">
            <text:p text:style-name="P4"><text:span text:style-name="T14">For defining new DUMP type words e.g. pub</text:span><text:span text:style-name="T62"> SD DUMP: </text:span><text:span text:style-name="T63">&lt;more words&gt;</text:span><text:span text:style-name="T62"> ;</text:span><text:span text:style-name="T26"> </text:span></text:p>
          </table:table-cell>
        </table:table-row>
        <table:table-row table:style-name="TableLine94052525418496">
          <table:table-cell table:style-name="Table40.A1" office:value-type="string">
            <text:p text:style-name="P197">DUMPX</text:p>
          </table:table-cell>
          <table:table-cell table:style-name="Table40.A1" office:value-type="string">
            <text:p text:style-name="P197">( from cnt spaces:bytes:width+format 'method -- )<text:span text:style-name="T111"> </text:span></text:p>
          </table:table-cell>
          <table:table-cell table:style-name="Table40.A1" office:value-type="string">
            <text:p text:style-name="P837">H</text:p>
          </table:table-cell>
          <table:table-cell table:style-name="Table40.A1" office:value-type="string">
            <text:p text:style-name="P344">PUB</text:p>
          </table:table-cell>
          <table:table-cell table:style-name="Table40.A1" office:value-type="string">
            <text:p text:style-name="P838"/>
          </table:table-cell>
        </table:table-row>
      </table:table>
      <text:h text:style-name="Heading_20_2" text:outline-level="2">STREAMING I/O</text:h>
      <text:p text:style-name="P41">Character based devices such as serial, VGA, LCD etc are treated as streaming I/O where the device code automatically detects and handles special characters. EMIT words will send a single character via the currently selected output device. Conversely KEY is the input from the device.</text:p>
      <text:p text:style-name="P41"/>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Line94052524388416">
          <table:table-cell table:style-name="Table15.A1" office:value-type="string">
            <text:p text:style-name="P41">.VER</text:p>
          </table:table-cell>
          <table:table-cell table:style-name="Table15.A1" office:value-type="string">
            <text:p text:style-name="P366">( -- )</text:p>
          </table:table-cell>
          <table:table-cell table:style-name="Table15.A1" office:value-type="string">
            <text:p text:style-name="P41">H</text:p>
          </table:table-cell>
          <table:table-cell table:style-name="Table15.A1" office:value-type="string">
            <text:p text:style-name="P344">PUB</text:p>
          </table:table-cell>
          <table:table-cell table:style-name="Table15.A1" office:value-type="string">
            <text:p text:style-name="P41">Print verbose Tachyon version number i.e. .VER Propeller .:.:--TACHYON--:.:. Forth V27150908.1000</text:p>
          </table:table-cell>
        </table:table-row>
        <table:table-row table:style-name="TableLine94052525556928">
          <table:table-cell table:style-name="Table15.A1" office:value-type="string">
            <text:p text:style-name="P41">(EMIT) </text:p>
          </table:table-cell>
          <table:table-cell table:style-name="Table15.A1" office:value-type="string">
            <text:p text:style-name="P41">( ch -- ) </text:p>
          </table:table-cell>
          <table:table-cell table:style-name="Table15.A1" office:value-type="string">
            <text:p text:style-name="P41">C2</text:p>
          </table:table-cell>
          <table:table-cell table:style-name="Table15.A1" office:value-type="string">
            <text:p text:style-name="P342">PUB</text:p>
          </table:table-cell>
          <table:table-cell table:style-name="Table15.A1" office:value-type="string">
            <text:p text:style-name="P41">The default emit code if uemit is zero</text:p>
          </table:table-cell>
        </table:table-row>
        <table:table-row table:style-name="TableLine94052525557808">
          <table:table-cell table:style-name="Table15.A1" office:value-type="string">
            <text:p text:style-name="P198">(EMITX)</text:p>
          </table:table-cell>
          <table:table-cell table:style-name="Table15.A1" office:value-type="string">
            <text:p text:style-name="P198"/>
          </table:table-cell>
          <table:table-cell table:style-name="Table15.A1" office:value-type="string">
            <text:p text:style-name="P271">C2</text:p>
          </table:table-cell>
          <table:table-cell table:style-name="Table15.A1" office:value-type="string">
            <text:p text:style-name="P342">PUB</text:p>
          </table:table-cell>
          <table:table-cell table:style-name="Table15.A1" office:value-type="string">
            <text:p text:style-name="P198">Part of (EMIT)</text:p>
          </table:table-cell>
        </table:table-row>
        <table:table-row table:style-name="TableLine94052525558800">
          <table:table-cell table:style-name="Table15.A1" office:value-type="string">
            <text:p text:style-name="P41">(KEY) </text:p>
          </table:table-cell>
          <table:table-cell table:style-name="Table15.A1" office:value-type="string">
            <text:p text:style-name="P41">( -- ch )</text:p>
          </table:table-cell>
          <table:table-cell table:style-name="Table15.A1" office:value-type="string">
            <text:p text:style-name="P41">H</text:p>
          </table:table-cell>
          <table:table-cell table:style-name="Table15.A1" office:value-type="string">
            <text:p text:style-name="P342">PUB</text:p>
          </table:table-cell>
          <table:table-cell table:style-name="Table15.A1" office:value-type="string">
            <text:p text:style-name="P5"><text:span text:style-name="T9">Read the console input, this is the default execution vector when ukey = 0 (see </text:span><text:a xlink:type="simple" xlink:href="#cavvt3v69mps" text:style-name="ListLabel_20_10" text:visited-style-name="ListLabel_20_10"><text:span text:style-name="T5">task registers</text:span></text:a><text:span text:style-name="T9">)</text:span></text:p>
          </table:table-cell>
        </table:table-row>
        <table:table-row table:style-name="TableLine94052525560112">
          <table:table-cell table:style-name="Table15.A1" office:value-type="string">
            <text:p text:style-name="P41">[CON</text:p>
          </table:table-cell>
          <table:table-cell table:style-name="Table15.A1" office:value-type="string">
            <text:p text:style-name="P41"/>
          </table:table-cell>
          <table:table-cell table:style-name="Table15.A1" office:value-type="string">
            <text:p text:style-name="P41">X</text:p>
          </table:table-cell>
          <table:table-cell table:style-name="Table15.A1" office:value-type="string">
            <text:p text:style-name="P318">PUB</text:p>
          </table:table-cell>
          <table:table-cell table:style-name="Table15.A1" office:value-type="string">
            <text:p text:style-name="P41">Switch to console but save current output device - use to print console messages without changes</text:p>
          </table:table-cell>
        </table:table-row>
        <table:table-row table:style-name="TableLine94052525561344">
          <table:table-cell table:style-name="Table15.A1" office:value-type="string">
            <text:p text:style-name="P41">&lt;CR&gt;</text:p>
          </table:table-cell>
          <table:table-cell table:style-name="Table15.A1" office:value-type="string">
            <text:p text:style-name="P41"/>
          </table:table-cell>
          <table:table-cell table:style-name="Table15.A1" office:value-type="string">
            <text:p text:style-name="P41">X</text:p>
          </table:table-cell>
          <table:table-cell table:style-name="Table15.A1" office:value-type="string">
            <text:p text:style-name="P342">PUB</text:p>
          </table:table-cell>
          <table:table-cell table:style-name="Table15.A1" office:value-type="string">
            <text:p text:style-name="P41">Emit a single CR (no LF)</text:p>
          </table:table-cell>
        </table:table-row>
        <table:table-row table:style-name="TableLine94052525562528">
          <table:table-cell table:style-name="Table15.A1" office:value-type="string">
            <text:p text:style-name="P272">CON</text:p>
          </table:table-cell>
          <table:table-cell table:style-name="Table15.A1" office:value-type="string">
            <text:p text:style-name="P272">( -- )</text:p>
          </table:table-cell>
          <table:table-cell table:style-name="Table15.A1" office:value-type="string">
            <text:p text:style-name="P271">X</text:p>
          </table:table-cell>
          <table:table-cell table:style-name="Table15.A1" office:value-type="string">
            <text:p text:style-name="P318">PUB</text:p>
          </table:table-cell>
          <table:table-cell table:style-name="Table15.A1" office:value-type="string">
            <text:p text:style-name="P5"><text:span text:style-name="T10">R</text:span><text:span text:style-name="T15">eset character I/O ( EMIT &amp; KEY) back to default console</text:span></text:p>
          </table:table-cell>
        </table:table-row>
        <table:table-row table:style-name="TableLine94052525559456">
          <table:table-cell table:style-name="Table15.A1" office:value-type="string">
            <text:p text:style-name="P41">CON]</text:p>
          </table:table-cell>
          <table:table-cell table:style-name="Table15.A1" office:value-type="string">
            <text:p text:style-name="P41"/>
          </table:table-cell>
          <table:table-cell table:style-name="Table15.A1" office:value-type="string">
            <text:p text:style-name="P41">X</text:p>
          </table:table-cell>
          <table:table-cell table:style-name="Table15.A1" office:value-type="string">
            <text:p text:style-name="P318">PUB</text:p>
          </table:table-cell>
          <table:table-cell table:style-name="Table15.A1" office:value-type="string">
            <text:p text:style-name="P41">Restore previous output device before the [CON word was executed</text:p>
          </table:table-cell>
        </table:table-row>
        <table:table-row table:style-name="TableLine94052525564432">
          <table:table-cell table:style-name="Table15.A1" office:value-type="string">
            <text:p text:style-name="P41">CR </text:p>
          </table:table-cell>
          <table:table-cell table:style-name="Table15.A1" office:value-type="string">
            <text:p text:style-name="P41">( -- ) </text:p>
          </table:table-cell>
          <table:table-cell table:style-name="Table15.A1" office:value-type="string">
            <text:p text:style-name="P41">H</text:p>
          </table:table-cell>
          <table:table-cell table:style-name="Table15.A1" office:value-type="string">
            <text:p text:style-name="P342">PUB</text:p>
          </table:table-cell>
          <table:table-cell table:style-name="Table15.A1" office:value-type="string">
            <text:p text:style-name="P41">Emit a CR+LF sequence</text:p>
          </table:table-cell>
        </table:table-row>
        <table:table-row table:style-name="TableLine94052525565456">
          <table:table-cell table:style-name="Table15.A1" office:value-type="string">
            <text:p text:style-name="P41">CTYPE </text:p>
          </table:table-cell>
          <table:table-cell table:style-name="Table15.A1" office:value-type="string">
            <text:p text:style-name="P41">( str cnt -- )</text:p>
          </table:table-cell>
          <table:table-cell table:style-name="Table15.A1" office:value-type="string">
            <text:p text:style-name="P41">X</text:p>
          </table:table-cell>
          <table:table-cell table:style-name="Table15.A1" office:value-type="string">
            <text:p text:style-name="P342">PUB</text:p>
          </table:table-cell>
          <table:table-cell table:style-name="Table15.A1" office:value-type="string">
            <text:p text:style-name="P41">Print the string for cnt characters, normally in Forth this is simple TYPE but that is used in FTP</text:p>
          </table:table-cell>
        </table:table-row>
        <table:table-row table:style-name="TableLine94052525566688">
          <table:table-cell table:style-name="Table15.A1" office:value-type="string">
            <text:p text:style-name="P147">doKEY</text:p>
          </table:table-cell>
          <table:table-cell table:style-name="Table15.A1" office:value-type="string">
            <text:p text:style-name="P839"/>
          </table:table-cell>
          <table:table-cell table:style-name="Table15.A1" office:value-type="string">
            <text:p text:style-name="P839"/>
          </table:table-cell>
          <table:table-cell table:style-name="Table15.A1" office:value-type="string">
            <text:p text:style-name="P342">PUB</text:p>
          </table:table-cell>
          <table:table-cell table:style-name="Table15.A1" office:value-type="string">
            <text:p text:style-name="P839"/>
          </table:table-cell>
        </table:table-row>
        <table:table-row table:style-name="TableLine94052525567920">
          <table:table-cell table:style-name="Table15.A1" office:value-type="string">
            <text:p text:style-name="P147">DOT</text:p>
          </table:table-cell>
          <table:table-cell table:style-name="Table15.A1" office:value-type="string">
            <text:p text:style-name="P147">( -- )</text:p>
          </table:table-cell>
          <table:table-cell table:style-name="Table15.A1" office:value-type="string">
            <text:p text:style-name="P147">H </text:p>
          </table:table-cell>
          <table:table-cell table:style-name="Table15.A1" office:value-type="string">
            <text:p text:style-name="P342">PUB</text:p>
          </table:table-cell>
          <table:table-cell table:style-name="Table15.A1" office:value-type="string">
            <text:p text:style-name="P147">emit one full stop character</text:p>
          </table:table-cell>
        </table:table-row>
        <table:table-row table:style-name="TableLine94052525569152">
          <table:table-cell table:style-name="Table15.A1" office:value-type="string">
            <text:p text:style-name="P491">ECHO</text:p>
          </table:table-cell>
          <table:table-cell table:style-name="Table15.A1" office:value-type="string">
            <text:p text:style-name="P644">( -- )</text:p>
          </table:table-cell>
          <table:table-cell table:style-name="Table15.A1" office:value-type="string">
            <text:p text:style-name="P536">H</text:p>
          </table:table-cell>
          <table:table-cell table:style-name="Table15.A1" office:value-type="string">
            <text:p text:style-name="P344">PUB</text:p>
          </table:table-cell>
          <table:table-cell table:style-name="Table15.A1" office:value-type="string">
            <text:p text:style-name="P491">ECHO OFF - streaming input not echoed, ECHO ON - input is echoed</text:p>
          </table:table-cell>
        </table:table-row>
        <table:table-row table:style-name="TableLine94052525571424">
          <table:table-cell table:style-name="Table15.A1" office:value-type="string">
            <text:p text:style-name="P41">EMIT </text:p>
          </table:table-cell>
          <table:table-cell table:style-name="Table15.A1" office:value-type="string">
            <text:p text:style-name="P41">( ch -- ) </text:p>
          </table:table-cell>
          <table:table-cell table:style-name="Table15.A1" office:value-type="string">
            <text:p text:style-name="P41">H</text:p>
          </table:table-cell>
          <table:table-cell table:style-name="Table15.A1" office:value-type="string">
            <text:p text:style-name="P342">PUB</text:p>
          </table:table-cell>
          <table:table-cell table:style-name="Table15.A1" office:value-type="string">
            <text:p text:style-name="P41">emit the character via the vector at uemit</text:p>
          </table:table-cell>
        </table:table-row>
        <table:table-row table:style-name="TableLine94052525572656">
          <table:table-cell table:style-name="Table15.A1" office:value-type="string">
            <text:p text:style-name="P120">EMIT:</text:p>
          </table:table-cell>
          <table:table-cell table:style-name="Table15.A1" office:value-type="string">
            <text:p text:style-name="P120">( -- )</text:p>
          </table:table-cell>
          <table:table-cell table:style-name="Table15.A1" office:value-type="string">
            <text:p text:style-name="P271">X</text:p>
          </table:table-cell>
          <table:table-cell table:style-name="Table15.A1" office:value-type="string">
            <text:p text:style-name="P318">PUB</text:p>
          </table:table-cell>
          <table:table-cell table:style-name="Table15.A1" office:value-type="string">
            <text:p text:style-name="P120">Used to create char output redirection words e.g <text:s/><text:span text:style-name="T29">pub NULLOUT EMIT: DROP ;</text:span></text:p>
          </table:table-cell>
        </table:table-row>
        <table:table-row table:style-name="TableLine94052525573888">
          <table:table-cell table:style-name="Table15.A1" office:value-type="string">
            <text:p text:style-name="P41">EMITS </text:p>
          </table:table-cell>
          <table:table-cell table:style-name="Table15.A1" office:value-type="string">
            <text:p text:style-name="P41">( char cnt -- )</text:p>
          </table:table-cell>
          <table:table-cell table:style-name="Table15.A1" office:value-type="string">
            <text:p text:style-name="P41">X</text:p>
          </table:table-cell>
          <table:table-cell table:style-name="Table15.A1" office:value-type="string">
            <text:p text:style-name="P342">PUB</text:p>
          </table:table-cell>
          <table:table-cell table:style-name="Table15.A1" office:value-type="string">
            <text:p text:style-name="P41">Print the char repeatedly for cnt</text:p>
          </table:table-cell>
        </table:table-row>
        <table:table-row table:style-name="TableLine94052525575120">
          <table:table-cell table:style-name="Table15.A1" office:value-type="string">
            <text:p text:style-name="P41">ESC? </text:p>
          </table:table-cell>
          <table:table-cell table:style-name="Table15.A1" office:value-type="string">
            <text:p text:style-name="P41">( -- flg )</text:p>
          </table:table-cell>
          <table:table-cell table:style-name="Table15.A1" office:value-type="string">
            <text:p text:style-name="P41">X</text:p>
          </table:table-cell>
          <table:table-cell table:style-name="Table15.A1" office:value-type="string">
            <text:p text:style-name="P318">PUB</text:p>
          </table:table-cell>
          <table:table-cell table:style-name="Table15.A1" office:value-type="string">
            <text:p text:style-name="P41">Return true if the last console key pressed was an escape? (even if it's still buffered)</text:p>
          </table:table-cell>
        </table:table-row>
        <table:table-row table:style-name="TableLine94052525576624">
          <table:table-cell table:style-name="Table15.A1" office:value-type="string">
            <text:p text:style-name="P491">GRAB</text:p>
          </table:table-cell>
          <table:table-cell table:style-name="Table15.A1" office:value-type="string">
            <text:p text:style-name="P722">( -- )</text:p>
          </table:table-cell>
          <table:table-cell table:style-name="Table15.A1" office:value-type="string">
            <text:p text:style-name="P721">H</text:p>
          </table:table-cell>
          <table:table-cell table:style-name="Table15.A1" office:value-type="string">
            <text:p text:style-name="P612">PUB</text:p>
          </table:table-cell>
          <table:table-cell table:style-name="Table15.A1" office:value-type="string">
            <text:p text:style-name="P202"><text:span text:style-name="T7">Force execution of </text:span><text:span text:style-name="T8">all preceding words on a streaming input line</text:span></text:p>
          </table:table-cell>
        </table:table-row>
        <table:table-row table:style-name="TableLine94052525577856">
          <table:table-cell table:style-name="Table15.A1" office:value-type="string">
            <text:p text:style-name="P41">KEY </text:p>
          </table:table-cell>
          <table:table-cell table:style-name="Table15.A1" office:value-type="string">
            <text:p text:style-name="P41">( -- ch )</text:p>
          </table:table-cell>
          <table:table-cell table:style-name="Table15.A1" office:value-type="string">
            <text:p text:style-name="P41">H</text:p>
          </table:table-cell>
          <table:table-cell table:style-name="Table15.A1" office:value-type="string">
            <text:p text:style-name="P342">PUB</text:p>
          </table:table-cell>
          <table:table-cell table:style-name="Table15.A1" office:value-type="string">
            <text:p text:style-name="P41">Read a character from the device, a null indicates that no character was available</text:p>
          </table:table-cell>
        </table:table-row>
        <table:table-row table:style-name="TableLine94052525579088">
          <table:table-cell table:style-name="Table15.A1" office:value-type="string">
            <text:p text:style-name="P120">KEY:</text:p>
          </table:table-cell>
          <table:table-cell table:style-name="Table15.A1" office:value-type="string">
            <text:p text:style-name="P120">( -- )</text:p>
          </table:table-cell>
          <table:table-cell table:style-name="Table15.A1" office:value-type="string">
            <text:p text:style-name="P271">X</text:p>
          </table:table-cell>
          <table:table-cell table:style-name="Table15.A1" office:value-type="string">
            <text:p text:style-name="P318">PUB</text:p>
          </table:table-cell>
          <table:table-cell table:style-name="Table15.A1" office:value-type="string">
            <text:p text:style-name="P120">Used to create char input redirection words - like EMIT: </text:p>
          </table:table-cell>
        </table:table-row>
        <table:table-row table:style-name="TableLine94052525580320">
          <table:table-cell table:style-name="Table15.A1" office:value-type="string">
            <text:p text:style-name="P41">KEY! </text:p>
          </table:table-cell>
          <table:table-cell table:style-name="Table15.A1" office:value-type="string">
            <text:p text:style-name="P41">( char -- )</text:p>
          </table:table-cell>
          <table:table-cell table:style-name="Table15.A1" office:value-type="string">
            <text:p text:style-name="P41">X</text:p>
          </table:table-cell>
          <table:table-cell table:style-name="Table15.A1" office:value-type="string">
            <text:p text:style-name="P342">PUB</text:p>
          </table:table-cell>
          <table:table-cell table:style-name="Table15.A1" office:value-type="string">
            <text:p text:style-name="P41">Force a character to be read as the next KEY</text:p>
          </table:table-cell>
        </table:table-row>
        <table:table-row table:style-name="TableLine94052525581552">
          <table:table-cell table:style-name="Table15.A1" office:value-type="string">
            <text:p text:style-name="P155">KEY$</text:p>
          </table:table-cell>
          <table:table-cell table:style-name="Table15.A1" office:value-type="string">
            <text:p text:style-name="P155"/>
          </table:table-cell>
          <table:table-cell table:style-name="Table15.A1" office:value-type="string">
            <text:p text:style-name="P271">H</text:p>
          </table:table-cell>
          <table:table-cell table:style-name="Table15.A1" office:value-type="string">
            <text:p text:style-name="P344">PUB</text:p>
          </table:table-cell>
          <table:table-cell table:style-name="Table15.A1" office:value-type="string">
            <text:p text:style-name="P839"><text:span text:style-name="T191">r</text:span>eads keys and preprocesses them for building the string</text:p>
          </table:table-cell>
        </table:table-row>
        <table:table-row table:style-name="TableLine94052525582784">
          <table:table-cell table:style-name="Table15.A1" office:value-type="string">
            <text:p text:style-name="P120">NULLOUT</text:p>
          </table:table-cell>
          <table:table-cell table:style-name="Table15.A1" office:value-type="string">
            <text:p text:style-name="P120">( -- )</text:p>
          </table:table-cell>
          <table:table-cell table:style-name="Table15.A1" office:value-type="string">
            <text:p text:style-name="P271">X</text:p>
          </table:table-cell>
          <table:table-cell table:style-name="Table15.A1" office:value-type="string">
            <text:p text:style-name="P318">PUB</text:p>
          </table:table-cell>
          <table:table-cell table:style-name="Table15.A1" office:value-type="string">
            <text:p text:style-name="P120">Throw away all char output - do not display anywhere</text:p>
          </table:table-cell>
        </table:table-row>
        <table:table-row table:style-name="TableLine94052525584016">
          <table:table-cell table:style-name="Table15.A1" office:value-type="string">
            <text:p text:style-name="P537">QUIET</text:p>
          </table:table-cell>
          <table:table-cell table:style-name="Table15.A1" office:value-type="string">
            <text:p text:style-name="P537">( on/off -- )</text:p>
          </table:table-cell>
          <table:table-cell table:style-name="Table15.A1" office:value-type="string">
            <text:p text:style-name="P536">X</text:p>
          </table:table-cell>
          <table:table-cell table:style-name="Table15.A1" office:value-type="string">
            <text:p text:style-name="P605">PUB</text:p>
          </table:table-cell>
          <table:table-cell table:style-name="Table15.A1" office:value-type="string">
            <text:p text:style-name="P41"><text:span text:style-name="T44">Non-interactive mode - just accept "commands"</text:span><text:span text:style-name="T43"> - ON QUIET</text:span></text:p>
          </table:table-cell>
        </table:table-row>
        <table:table-row table:style-name="TableLine94052525585248">
          <table:table-cell table:style-name="Table15.A1" office:value-type="string">
            <text:p text:style-name="P200">SHORTCUT</text:p>
          </table:table-cell>
          <table:table-cell table:style-name="Table15.A1" office:value-type="string">
            <text:p text:style-name="P200">( vec key -- )</text:p>
          </table:table-cell>
          <table:table-cell table:style-name="Table15.A1" office:value-type="string">
            <text:p text:style-name="P271">X</text:p>
          </table:table-cell>
          <table:table-cell table:style-name="Table15.A1" office:value-type="string">
            <text:p text:style-name="P327">PUB</text:p>
          </table:table-cell>
          <table:table-cell table:style-name="Table15.A1" office:value-type="string">
            <text:p text:style-name="P200">A<text:span text:style-name="T29">ssign a control key shortcut</text:span></text:p>
          </table:table-cell>
        </table:table-row>
        <table:table-row table:style-name="TableLine94052525586480">
          <table:table-cell table:style-name="Table15.A1" office:value-type="string">
            <text:p text:style-name="P41">SPACE </text:p>
          </table:table-cell>
          <table:table-cell table:style-name="Table15.A1" office:value-type="string">
            <text:p text:style-name="P41">( -- ) </text:p>
          </table:table-cell>
          <table:table-cell table:style-name="Table15.A1" office:value-type="string">
            <text:p text:style-name="P41">H</text:p>
          </table:table-cell>
          <table:table-cell table:style-name="Table15.A1" office:value-type="string">
            <text:p text:style-name="P342">PUB</text:p>
          </table:table-cell>
          <table:table-cell table:style-name="Table15.A1" office:value-type="string">
            <text:p text:style-name="P41">Emit a space</text:p>
          </table:table-cell>
        </table:table-row>
        <table:table-row table:style-name="TableLine94052525589776">
          <table:table-cell table:style-name="Table15.A1" office:value-type="string">
            <text:p text:style-name="P147">SPACES</text:p>
          </table:table-cell>
          <table:table-cell table:style-name="Table15.A1" office:value-type="string">
            <text:p text:style-name="P147">( n -- )</text:p>
          </table:table-cell>
          <table:table-cell table:style-name="Table15.A1" office:value-type="string">
            <text:p text:style-name="P286">X</text:p>
          </table:table-cell>
          <table:table-cell table:style-name="Table15.A1" office:value-type="string">
            <text:p text:style-name="P342">PUB</text:p>
          </table:table-cell>
          <table:table-cell table:style-name="Table15.A1" office:value-type="string">
            <text:p text:style-name="P147">Emit n spaces</text:p>
          </table:table-cell>
        </table:table-row>
        <table:table-row table:style-name="TableLine94052525591008">
          <table:table-cell table:style-name="Table15.A1" office:value-type="string">
            <text:p text:style-name="P41">TAB</text:p>
          </table:table-cell>
          <table:table-cell table:style-name="Table15.A1" office:value-type="string">
            <text:p text:style-name="P147">( -- )</text:p>
          </table:table-cell>
          <table:table-cell table:style-name="Table15.A1" office:value-type="string">
            <text:p text:style-name="P41">X</text:p>
          </table:table-cell>
          <table:table-cell table:style-name="Table15.A1" office:value-type="string">
            <text:p text:style-name="P342">PUB</text:p>
          </table:table-cell>
          <table:table-cell table:style-name="Table15.A1" office:value-type="string">
            <text:p text:style-name="P41">Emit a single TAB</text:p>
          </table:table-cell>
        </table:table-row>
        <table:table-row table:style-name="TableLine94052525592240">
          <table:table-cell table:style-name="Table15.A1" office:value-type="string">
            <text:p text:style-name="P147">TABS</text:p>
          </table:table-cell>
          <table:table-cell table:style-name="Table15.A1" office:value-type="string">
            <text:p text:style-name="P147">( n -- )</text:p>
          </table:table-cell>
          <table:table-cell table:style-name="Table15.A1" office:value-type="string">
            <text:p text:style-name="P271">H</text:p>
          </table:table-cell>
          <table:table-cell table:style-name="Table15.A1" office:value-type="string">
            <text:p text:style-name="P342">PUB</text:p>
          </table:table-cell>
          <table:table-cell table:style-name="Table15.A1" office:value-type="string">
            <text:p text:style-name="P147">Emit n TAB characters</text:p>
          </table:table-cell>
        </table:table-row>
        <table:table-row table:style-name="TableLine94052525593472">
          <table:table-cell table:style-name="Table15.A1" office:value-type="string">
            <text:p text:style-name="P41">WKEY </text:p>
          </table:table-cell>
          <table:table-cell table:style-name="Table15.A1" office:value-type="string">
            <text:p text:style-name="P41">( -- ch )</text:p>
          </table:table-cell>
          <table:table-cell table:style-name="Table15.A1" office:value-type="string">
            <text:p text:style-name="P41">H</text:p>
          </table:table-cell>
          <table:table-cell table:style-name="Table15.A1" office:value-type="string">
            <text:p text:style-name="P342">PUB</text:p>
          </table:table-cell>
          <table:table-cell table:style-name="Table15.A1" office:value-type="string">
            <text:p text:style-name="P41">Always WAIT for a KEY so that even a null is a character</text:p>
          </table:table-cell>
        </table:table-row>
        <table:table-row table:style-name="TableLine94052525594704">
          <table:table-cell table:style-name="Table15.A1" office:value-type="string">
            <text:p text:style-name="P147"><text:span text:style-name="T43">X</text:span><text:span text:style-name="T29">TAB</text:span></text:p>
          </table:table-cell>
          <table:table-cell table:style-name="Table15.A1" office:value-type="string">
            <text:p text:style-name="P538">( pos -- )</text:p>
          </table:table-cell>
          <table:table-cell table:style-name="Table15.A1" office:value-type="string">
            <text:p text:style-name="P536">H</text:p>
          </table:table-cell>
          <table:table-cell table:style-name="Table15.A1" office:value-type="string">
            <text:p text:style-name="P609">PUB</text:p>
          </table:table-cell>
          <table:table-cell table:style-name="Table15.A1" office:value-type="string">
            <text:p text:style-name="P839"/>
          </table:table-cell>
        </table:table-row>
      </table:table>
      <text:h text:style-name="P915" text:outline-level="2">CONSTANTS and VARIABLES</text:h>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Line94052525496848">
          <table:table-cell table:style-name="Table42.A1" office:value-type="string">
            <text:p text:style-name="P158"><text:span text:style-name="T42">:</text:span><text:span text:style-name="T29">=!</text:span></text:p>
          </table:table-cell>
          <table:table-cell table:style-name="Table42.A1" office:value-type="string">
            <text:p text:style-name="P539">( newcon 'oldcon -- )</text:p>
          </table:table-cell>
          <table:table-cell table:style-name="Table42.A1" office:value-type="string">
            <text:p text:style-name="P540">X</text:p>
          </table:table-cell>
          <table:table-cell table:style-name="Table42.A1" office:value-type="string">
            <text:p text:style-name="P608">PUB</text:p>
          </table:table-cell>
          <table:table-cell table:style-name="Table42.A1" office:value-type="string">
            <text:p text:style-name="P158"><text:span text:style-name="T29">change a pseudo constant value e.g. : myconst 3 ; 5 ' myconst :=!</text:span><text:span text:style-name="T45">. Does not work with := type constants</text:span></text:p>
          </table:table-cell>
        </table:table-row>
        <table:table-row table:style-name="TableLine94052525672512">
          <table:table-cell table:style-name="Table42.A1" office:value-type="string">
            <text:p text:style-name="P58">@org</text:p>
          </table:table-cell>
          <table:table-cell table:style-name="Table42.A1" office:value-type="string">
            <text:p text:style-name="P58">( -- ptr )</text:p>
          </table:table-cell>
          <table:table-cell table:style-name="Table42.A1" office:value-type="string">
            <text:p text:style-name="P274">H</text:p>
          </table:table-cell>
          <table:table-cell table:style-name="Table42.A1" office:value-type="string">
            <text:p text:style-name="P340">PUB</text:p>
          </table:table-cell>
          <table:table-cell table:style-name="Table42.A1" office:value-type="string">
            <text:p text:style-name="P58">Pointer for org</text:p>
          </table:table-cell>
        </table:table-row>
        <table:table-row table:style-name="TableLine94052525673504">
          <table:table-cell table:style-name="Table42.A1" office:value-type="string">
            <text:p text:style-name="P58"><text:span text:style-name="T84">DS</text:span>+</text:p>
          </table:table-cell>
          <table:table-cell table:style-name="Table42.A1" office:value-type="string">
            <text:p text:style-name="P58">( bytes -- )</text:p>
          </table:table-cell>
          <table:table-cell table:style-name="Table42.A1" office:value-type="string">
            <text:p text:style-name="P58">X</text:p>
          </table:table-cell>
          <table:table-cell table:style-name="Table42.A1" office:value-type="string">
            <text:p text:style-name="P328">PUB</text:p>
          </table:table-cell>
          <table:table-cell table:style-name="Table42.A1" office:value-type="string">
            <text:p text:style-name="P58">Allocate bytes at org</text:p>
          </table:table-cell>
        </table:table-row>
        <table:table-row table:style-name="TableLine94052525674496">
          <table:table-cell table:style-name="Table42.A1" office:value-type="string">
            <text:p text:style-name="P58">org</text:p>
          </table:table-cell>
          <table:table-cell table:style-name="Table42.A1" office:value-type="string">
            <text:p text:style-name="P58">( adr -- )</text:p>
          </table:table-cell>
          <table:table-cell table:style-name="Table42.A1" office:value-type="string">
            <text:p text:style-name="P58">X</text:p>
          </table:table-cell>
          <table:table-cell table:style-name="Table42.A1" office:value-type="string">
            <text:p text:style-name="P340">PUB</text:p>
          </table:table-cell>
          <table:table-cell table:style-name="Table42.A1" office:value-type="string">
            <text:p text:style-name="P58">Set the data origin for DS style data memory allocation</text:p>
          </table:table-cell>
        </table:table-row>
        <table:table-row table:style-name="TableLine94052525676048">
          <table:table-cell table:style-name="Table42.A1" office:value-type="string">
            <text:p text:style-name="P204">org@</text:p>
          </table:table-cell>
          <table:table-cell table:style-name="Table42.A1" office:value-type="string">
            <text:p text:style-name="P204">( n -- )</text:p>
          </table:table-cell>
          <table:table-cell table:style-name="Table42.A1" office:value-type="string">
            <text:p text:style-name="P274">X</text:p>
          </table:table-cell>
          <table:table-cell table:style-name="Table42.A1" office:value-type="string">
            <text:p text:style-name="P332">PUB</text:p>
          </table:table-cell>
          <table:table-cell table:style-name="Table42.A1" office:value-type="string">
            <text:p text:style-name="P204">Save n as word at @org</text:p>
          </table:table-cell>
        </table:table-row>
        <table:table-row table:style-name="TableLine94052525677360">
          <table:table-cell table:style-name="Table42.A1" office:value-type="string">
            <text:p text:style-name="P494">vars</text:p>
          </table:table-cell>
          <table:table-cell table:style-name="Table42.A1" office:value-type="string">
            <text:p text:style-name="P852"/>
          </table:table-cell>
          <table:table-cell table:style-name="Table42.A1" office:value-type="string">
            <text:p text:style-name="P852"/>
          </table:table-cell>
          <table:table-cell table:style-name="Table42.A1" office:value-type="string">
            <text:p text:style-name="P841">PUB</text:p>
          </table:table-cell>
          <table:table-cell table:style-name="Table42.A1" office:value-type="string">
            <text:p text:style-name="P852"/>
          </table:table-cell>
        </table:table-row>
        <table:table-row table:style-name="TableLine94052525678544">
          <table:table-cell table:style-name="Table42.A1" office:value-type="string">
            <text:p text:style-name="P494">VER </text:p>
          </table:table-cell>
          <table:table-cell table:style-name="Table42.A1" office:value-type="string">
            <text:p text:style-name="P494">( -- adr )</text:p>
          </table:table-cell>
          <table:table-cell table:style-name="Table42.A1" office:value-type="string">
            <text:p text:style-name="P494">H</text:p>
          </table:table-cell>
          <table:table-cell table:style-name="Table42.A1" office:value-type="string">
            <text:p text:style-name="P613">PUB</text:p>
          </table:table-cell>
          <table:table-cell table:style-name="Table42.A1" office:value-type="string">
            <text:p text:style-name="P494">Address of longs that holds current kernel version build i.e. VER @ .DEC 27150908 = V2.7 150908</text:p>
          </table:table-cell>
        </table:table-row>
        <table:table-row table:style-name="TableLine94052525675232">
          <table:table-cell table:style-name="Table42.A1" office:value-type="string">
            <text:p text:style-name="P58">:= </text:p>
          </table:table-cell>
          <table:table-cell table:style-name="Table42.A1" office:value-type="string">
            <text:p text:style-name="P58">( val &lt;name&gt; -- )</text:p>
          </table:table-cell>
          <table:table-cell table:style-name="Table42.A1" office:value-type="string">
            <text:p text:style-name="P58">XI</text:p>
          </table:table-cell>
          <table:table-cell table:style-name="Table42.A1" office:value-type="string">
            <text:p text:style-name="P338">PRE</text:p>
          </table:table-cell>
          <table:table-cell table:style-name="Table42.A1" office:value-type="string">
            <text:p text:style-name="P58">Create a constant (preferred format reduces clutter around values and names)</text:p>
          </table:table-cell>
        </table:table-row>
        <table:table-row table:style-name="TableLine94052525680736">
          <table:table-cell table:style-name="Table42.A1" office:value-type="string">
            <text:p text:style-name="P58">byte </text:p>
          </table:table-cell>
          <table:table-cell table:style-name="Table42.A1" office:value-type="string">
            <text:p text:style-name="P58">( &lt;csv&gt; -- )</text:p>
          </table:table-cell>
          <table:table-cell table:style-name="Table42.A1" office:value-type="string">
            <text:p text:style-name="P58">XI</text:p>
          </table:table-cell>
          <table:table-cell table:style-name="Table42.A1" office:value-type="string">
            <text:p text:style-name="P340">PRE</text:p>
          </table:table-cell>
          <table:table-cell table:style-name="Table42.A1" office:value-type="string">
            <text:p text:style-name="P58">Create byte variables from the CSV list (or just a single variable) (BYTE xy,myvar,net)</text:p>
          </table:table-cell>
        </table:table-row>
        <table:table-row table:style-name="TableLine94052525681888">
          <table:table-cell table:style-name="Table42.A1" office:value-type="string">
            <text:p text:style-name="P141">bytes</text:p>
          </table:table-cell>
          <table:table-cell table:style-name="Table42.A1" office:value-type="string">
            <text:p text:style-name="P141">( n &lt;name&gt; -- )</text:p>
          </table:table-cell>
          <table:table-cell table:style-name="Table42.A1" office:value-type="string">
            <text:p text:style-name="P274">H</text:p>
          </table:table-cell>
          <table:table-cell table:style-name="Table42.A1" office:value-type="string">
            <text:p text:style-name="P338">PRE</text:p>
          </table:table-cell>
          <table:table-cell table:style-name="Table42.A1" office:value-type="string">
            <text:p text:style-name="P141">Create a block n bytes</text:p>
          </table:table-cell>
        </table:table-row>
        <table:table-row table:style-name="TableLine94052525683120">
          <table:table-cell table:style-name="Table42.A1" office:value-type="string">
            <text:p text:style-name="P493">CARRAY</text:p>
          </table:table-cell>
          <table:table-cell table:style-name="Table42.A1" office:value-type="string">
            <text:p text:style-name="P493">( cnt &lt;name&gt; -- ; index -- addr )</text:p>
          </table:table-cell>
          <table:table-cell table:style-name="Table42.A1" office:value-type="string">
            <text:p text:style-name="P540">X</text:p>
          </table:table-cell>
          <table:table-cell table:style-name="Table42.A1" office:value-type="string">
            <text:p text:style-name="P606">PRE</text:p>
          </table:table-cell>
          <table:table-cell table:style-name="Table42.A1" office:value-type="string">
            <text:p text:style-name="P208"><text:span text:style-name="T42">create an array of bytes in code memory tha</text:span><text:span text:style-name="T29">t</text:span><text:span text:style-name="T42"> can be indexed (saved in EEPROM on BACKUP)</text:span></text:p>
          </table:table-cell>
        </table:table-row>
        <table:table-row table:style-name="TableLine94052525684352">
          <table:table-cell table:style-name="Table42.A1" office:value-type="string">
            <text:p text:style-name="P492">cbytes</text:p>
          </table:table-cell>
          <table:table-cell table:style-name="Table42.A1" office:value-type="string">
            <text:p text:style-name="P492">( val cnt &lt;name&gt; -- )</text:p>
          </table:table-cell>
          <table:table-cell table:style-name="Table42.A1" office:value-type="string">
            <text:p text:style-name="P540">X</text:p>
          </table:table-cell>
          <table:table-cell table:style-name="Table42.A1" office:value-type="string">
            <text:p text:style-name="P606">PRE</text:p>
          </table:table-cell>
          <table:table-cell table:style-name="Table42.A1" office:value-type="string">
            <text:p text:style-name="P492">allocate and fill bytes in code memory</text:p>
          </table:table-cell>
        </table:table-row>
        <table:table-row table:style-name="TableLine94052525685584">
          <table:table-cell table:style-name="Table42.A1" office:value-type="string">
            <text:p text:style-name="P207">clong</text:p>
          </table:table-cell>
          <table:table-cell table:style-name="Table42.A1" office:value-type="string">
            <text:p text:style-name="P207">( &lt;name&gt; -- )</text:p>
          </table:table-cell>
          <table:table-cell table:style-name="Table42.A1" office:value-type="string">
            <text:p text:style-name="P207">X</text:p>
          </table:table-cell>
          <table:table-cell table:style-name="Table42.A1" office:value-type="string">
            <text:p text:style-name="P328">PRE</text:p>
          </table:table-cell>
          <table:table-cell table:style-name="Table42.A1" office:value-type="string">
            <text:p text:style-name="P397">create a long in code memory (saved in EEPROM on BACKUP)</text:p>
          </table:table-cell>
        </table:table-row>
        <table:table-row table:style-name="TableLine94052525686816">
          <table:table-cell table:style-name="Table42.A1" office:value-type="string">
            <text:p text:style-name="P207">cword</text:p>
          </table:table-cell>
          <table:table-cell table:style-name="Table42.A1" office:value-type="string">
            <text:p text:style-name="P207">( &lt;name&gt; -- )</text:p>
          </table:table-cell>
          <table:table-cell table:style-name="Table42.A1" office:value-type="string">
            <text:p text:style-name="P274">X</text:p>
          </table:table-cell>
          <table:table-cell table:style-name="Table42.A1" office:value-type="string">
            <text:p text:style-name="P328">PRE</text:p>
          </table:table-cell>
          <table:table-cell table:style-name="Table42.A1" office:value-type="string">
            <text:p text:style-name="P492">create a word in code memory (saved in EEPROM on BACKUP)</text:p>
          </table:table-cell>
        </table:table-row>
        <table:table-row table:style-name="TableLine94052525688048">
          <table:table-cell table:style-name="Table42.A1" office:value-type="string">
            <text:p text:style-name="P206">DS</text:p>
          </table:table-cell>
          <table:table-cell table:style-name="Table42.A1" office:value-type="string">
            <text:p text:style-name="P58">( bytes &lt;name&gt; -- )</text:p>
          </table:table-cell>
          <table:table-cell table:style-name="Table42.A1" office:value-type="string">
            <text:p text:style-name="P58">XI</text:p>
          </table:table-cell>
          <table:table-cell table:style-name="Table42.A1" office:value-type="string">
            <text:p text:style-name="P328">PRE</text:p>
          </table:table-cell>
          <table:table-cell table:style-name="Table42.A1" office:value-type="string">
            <text:p text:style-name="P58">Create a constant with the current value of the ORG then advance it by bytes for next DS</text:p>
          </table:table-cell>
        </table:table-row>
        <table:table-row table:style-name="TableLine94052525689280">
          <table:table-cell table:style-name="Table42.A1" office:value-type="string">
            <text:p text:style-name="P58">long </text:p>
          </table:table-cell>
          <table:table-cell table:style-name="Table42.A1" office:value-type="string">
            <text:p text:style-name="P58">( &lt;csv&gt; -- )</text:p>
          </table:table-cell>
          <table:table-cell table:style-name="Table42.A1" office:value-type="string">
            <text:p text:style-name="P58">XI</text:p>
          </table:table-cell>
          <table:table-cell table:style-name="Table42.A1" office:value-type="string">
            <text:p text:style-name="P338">PRE</text:p>
          </table:table-cell>
          <table:table-cell table:style-name="Table42.A1" office:value-type="string">
            <text:p text:style-name="P58">Create long variables (long aligned)</text:p>
          </table:table-cell>
        </table:table-row>
        <table:table-row table:style-name="TableLine94052525690512">
          <table:table-cell table:style-name="Table42.A1" office:value-type="string">
            <text:p text:style-name="P58">longs </text:p>
          </table:table-cell>
          <table:table-cell table:style-name="Table42.A1" office:value-type="string">
            <text:p text:style-name="P58">( cnt &lt;name&gt; -- )</text:p>
          </table:table-cell>
          <table:table-cell table:style-name="Table42.A1" office:value-type="string">
            <text:p text:style-name="P58">XI</text:p>
          </table:table-cell>
          <table:table-cell table:style-name="Table42.A1" office:value-type="string">
            <text:p text:style-name="P338">PRE</text:p>
          </table:table-cell>
          <table:table-cell table:style-name="Table42.A1" office:value-type="string">
            <text:p text:style-name="P58">Create a long array (long aligned)</text:p>
          </table:table-cell>
        </table:table-row>
        <table:table-row table:style-name="TableLine94052525692016">
          <table:table-cell table:style-name="Table42.A1" office:value-type="string">
            <text:p text:style-name="P206">res</text:p>
          </table:table-cell>
          <table:table-cell table:style-name="Table42.A1" office:value-type="string">
            <text:p text:style-name="P206"/>
          </table:table-cell>
          <table:table-cell table:style-name="Table42.A1" office:value-type="string">
            <text:p text:style-name="P274">XI</text:p>
          </table:table-cell>
          <table:table-cell table:style-name="Table42.A1" office:value-type="string">
            <text:p text:style-name="P328">PRE</text:p>
          </table:table-cell>
          <table:table-cell table:style-name="Table42.A1" office:value-type="string">
            <text:p text:style-name="P206">Alias for DS</text:p>
          </table:table-cell>
        </table:table-row>
        <table:table-row table:style-name="TableLine94052525693248">
          <table:table-cell table:style-name="Table42.A1" office:value-type="string">
            <text:p text:style-name="P58">TABLE </text:p>
          </table:table-cell>
          <table:table-cell table:style-name="Table42.A1" office:value-type="string">
            <text:p text:style-name="P58">( &lt;name&gt; -- )</text:p>
          </table:table-cell>
          <table:table-cell table:style-name="Table42.A1" office:value-type="string">
            <text:p text:style-name="P58">XI</text:p>
          </table:table-cell>
          <table:table-cell table:style-name="Table42.A1" office:value-type="string">
            <text:p text:style-name="P326">PRE</text:p>
          </table:table-cell>
          <table:table-cell table:style-name="Table42.A1" office:value-type="string">
            <text:p text:style-name="P58">Create a table with zero entries (use , | || words to add entries)</text:p>
          </table:table-cell>
        </table:table-row>
        <table:table-row table:style-name="TableLine94052525694480">
          <table:table-cell table:style-name="Table42.A1" office:value-type="string">
            <text:p text:style-name="P58">word </text:p>
          </table:table-cell>
          <table:table-cell table:style-name="Table42.A1" office:value-type="string">
            <text:p text:style-name="P58">( &lt;csv&gt; -- )</text:p>
          </table:table-cell>
          <table:table-cell table:style-name="Table42.A1" office:value-type="string">
            <text:p text:style-name="P58">XI</text:p>
          </table:table-cell>
          <table:table-cell table:style-name="Table42.A1" office:value-type="string">
            <text:p text:style-name="P338">PRE</text:p>
          </table:table-cell>
          <table:table-cell table:style-name="Table42.A1" office:value-type="string">
            <text:p text:style-name="P58">Create word variables (word aligned)</text:p>
          </table:table-cell>
        </table:table-row>
        <table:table-row table:style-name="TableLine94052525695712">
          <table:table-cell table:style-name="Table42.A1" office:value-type="string">
            <text:p text:style-name="P141">words</text:p>
          </table:table-cell>
          <table:table-cell table:style-name="Table42.A1" office:value-type="string">
            <text:p text:style-name="P141">( n &lt;name&gt; -- )</text:p>
          </table:table-cell>
          <table:table-cell table:style-name="Table42.A1" office:value-type="string">
            <text:p text:style-name="P274">H</text:p>
          </table:table-cell>
          <table:table-cell table:style-name="Table42.A1" office:value-type="string">
            <text:p text:style-name="P338">PRE</text:p>
          </table:table-cell>
          <table:table-cell table:style-name="Table42.A1" office:value-type="string">
            <text:p text:style-name="P141">Create a block of n words (word aligned)</text:p>
          </table:table-cell>
        </table:table-row>
        <table:table-row table:style-name="TableLine94052525696944">
          <table:table-cell table:style-name="Table42.A1" office:value-type="string">
            <text:p text:style-name="P58">words</text:p>
          </table:table-cell>
          <table:table-cell table:style-name="Table42.A1" office:value-type="string">
            <text:p text:style-name="P58">( cnt &lt;name&gt; -- )</text:p>
          </table:table-cell>
          <table:table-cell table:style-name="Table42.A1" office:value-type="string">
            <text:p text:style-name="P58">X</text:p>
          </table:table-cell>
          <table:table-cell table:style-name="Table42.A1" office:value-type="string">
            <text:p text:style-name="P58"/>
          </table:table-cell>
          <table:table-cell table:style-name="Table42.A1" office:value-type="string">
            <text:p text:style-name="P58">Indirectly called by WORDS which performs another action if there is no name</text:p>
          </table:table-cell>
        </table:table-row>
      </table:table>
      <text:section text:style-name="Sect1" text:name="Section8" text:condition="ooow:HidePrivate Words==&quot;not shown&quot;" text:is-hidden="true" text:display="condition">
        <text:h text:style-name="P915" text:outline-level="2">Private Words</text:h>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Line94052525701200">
            <table:table-cell table:style-name="Table67.A1" office:value-type="string">
              <text:p text:style-name="P493">CALIGN</text:p>
            </table:table-cell>
            <table:table-cell table:style-name="Table67.A1" office:value-type="string">
              <text:p text:style-name="P493">( -- )</text:p>
            </table:table-cell>
            <table:table-cell table:style-name="Table67.A1" office:value-type="string">
              <text:p text:style-name="P540">X</text:p>
            </table:table-cell>
            <table:table-cell table:style-name="Table67.A1" office:value-type="string">
              <text:p text:style-name="P606">PRI</text:p>
            </table:table-cell>
            <table:table-cell table:style-name="Table67.A1" office:value-type="string">
              <text:p text:style-name="P493">long align code memory</text:p>
            </table:table-cell>
          </table:table-row>
        </table:table>
        <text:h text:style-name="P910" text:outline-level="1"/>
      </text:section>
      <text:h text:style-name="Heading_20_2" text:outline-level="2">STRINGS</text:h>
      <text:p text:style-name="P58">Strings are represented in Tachyon as an address to a null (or 8th bit) terminated string.</text:p>
      <text:p text:style-name="P709">Strings <text:span text:style-name="T83">may</text:span> be defined in Tachyon as STRING mystringname Hello World! &lt;cr&gt;</text:p>
      <text:p text:style-name="P18"/>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Line94052525648432">
          <table:table-cell table:style-name="Table43.A1" office:value-type="string">
            <text:p text:style-name="P58"><text:s/>$=</text:p>
          </table:table-cell>
          <table:table-cell table:style-name="Table43.A1" office:value-type="string">
            <text:p text:style-name="P274">( str1 str2 -- flg )</text:p>
          </table:table-cell>
          <table:table-cell table:style-name="Table43.A1" office:value-type="string">
            <text:p text:style-name="P274">X</text:p>
          </table:table-cell>
          <table:table-cell table:style-name="Table43.A1" office:value-type="string">
            <text:p text:style-name="P320">PUB</text:p>
          </table:table-cell>
          <table:table-cell table:style-name="Table43.A1" office:value-type="string">
            <text:p text:style-name="P274">Compare two strings for equality</text:p>
          </table:table-cell>
        </table:table-row>
        <table:table-row table:style-name="TableLine94052525783232">
          <table:table-cell table:style-name="Table43.A1" office:value-type="string">
            <text:p text:style-name="P320">$!</text:p>
          </table:table-cell>
          <table:table-cell table:style-name="Table43.A1" office:value-type="string">
            <text:p text:style-name="P320">( str1 str2 -- )</text:p>
          </table:table-cell>
          <table:table-cell table:style-name="Table43.A1" office:value-type="string">
            <text:p text:style-name="P274"/>
          </table:table-cell>
          <table:table-cell table:style-name="Table43.A1" office:value-type="string">
            <text:p text:style-name="P320">PUB</text:p>
          </table:table-cell>
          <table:table-cell table:style-name="Table43.A1" office:value-type="string">
            <text:p text:style-name="P274"/>
          </table:table-cell>
        </table:table-row>
        <table:table-row table:style-name="TableLine94052525784112">
          <table:table-cell table:style-name="Table43.A1" office:value-type="string">
            <text:p text:style-name="P58">." </text:p>
          </table:table-cell>
          <table:table-cell table:style-name="Table43.A1" office:value-type="string">
            <text:p text:style-name="P58">( &lt;str&gt;” -- ) </text:p>
          </table:table-cell>
          <table:table-cell table:style-name="Table43.A1" office:value-type="string">
            <text:p text:style-name="P58">HI</text:p>
          </table:table-cell>
          <table:table-cell table:style-name="Table43.A1" office:value-type="string">
            <text:p text:style-name="P338">PRE</text:p>
          </table:table-cell>
          <table:table-cell table:style-name="Table43.A1" office:value-type="string">
            <text:p text:style-name="P58">Print the literal string. Example: PRINT" HELLO WORLD" -- actually the compile-time part of it</text:p>
          </table:table-cell>
        </table:table-row>
        <table:table-row table:style-name="TableLine94052525785104">
          <table:table-cell table:style-name="Table43.A1" office:value-type="string">
            <text:p text:style-name="P58">" </text:p>
          </table:table-cell>
          <table:table-cell table:style-name="Table43.A1" office:value-type="string">
            <text:p text:style-name="P58">( &lt;str&gt;" -- str ) </text:p>
          </table:table-cell>
          <table:table-cell table:style-name="Table43.A1" office:value-type="string">
            <text:p text:style-name="P58">HI</text:p>
          </table:table-cell>
          <table:table-cell table:style-name="Table43.A1" office:value-type="string">
            <text:p text:style-name="P338">PRE</text:p>
          </table:table-cell>
          <table:table-cell table:style-name="Table43.A1" office:value-type="string">
            <text:p text:style-name="P58">Process the following characters up to " as a string and leave the address on the stack.<text:span text:style-name="T130"> Outside of a definition the string buffer will be reused and not available after the line is processed.</text:span></text:p>
          </table:table-cell>
        </table:table-row>
        <table:table-row table:style-name="TableLine94052525786656">
          <table:table-cell table:style-name="Table43.A1" office:value-type="string">
            <text:p text:style-name="P58">(.") </text:p>
          </table:table-cell>
          <table:table-cell table:style-name="Table43.A1" office:value-type="string">
            <text:p text:style-name="P58">( -- ) </text:p>
          </table:table-cell>
          <table:table-cell table:style-name="Table43.A1" office:value-type="string">
            <text:p text:style-name="P58">HI</text:p>
          </table:table-cell>
          <table:table-cell table:style-name="Table43.A1" office:value-type="string">
            <text:p text:style-name="P347">PUB</text:p>
          </table:table-cell>
          <table:table-cell table:style-name="Table43.A1" office:value-type="string">
            <text:p text:style-name="P58">this is the helper which does the runtime printing</text:p>
          </table:table-cell>
        </table:table-row>
        <table:table-row table:style-name="TableLine94052525787968">
          <table:table-cell table:style-name="Table43.A1" office:value-type="string">
            <text:p text:style-name="P58">+CHAR</text:p>
          </table:table-cell>
          <table:table-cell table:style-name="Table43.A1" office:value-type="string">
            <text:p text:style-name="P367">( ch str2 -- )</text:p>
          </table:table-cell>
          <table:table-cell table:style-name="Table43.A1" office:value-type="string">
            <text:p text:style-name="P367">X</text:p>
          </table:table-cell>
          <table:table-cell table:style-name="Table43.A1" office:value-type="string">
            <text:p text:style-name="P320">PUB</text:p>
          </table:table-cell>
          <table:table-cell table:style-name="Table43.A1" office:value-type="string">
            <text:p text:style-name="P367">Add a character to a string</text:p>
          </table:table-cell>
        </table:table-row>
        <table:table-row table:style-name="TableLine94052525789152">
          <table:table-cell table:style-name="Table43.A1" office:value-type="string">
            <text:p text:style-name="P58">APPEND$</text:p>
          </table:table-cell>
          <table:table-cell table:style-name="Table43.A1" office:value-type="string">
            <text:p text:style-name="P367">( str1 str2 -- )</text:p>
          </table:table-cell>
          <table:table-cell table:style-name="Table43.A1" office:value-type="string">
            <text:p text:style-name="P367">X</text:p>
          </table:table-cell>
          <table:table-cell table:style-name="Table43.A1" office:value-type="string">
            <text:p text:style-name="P320">PUB</text:p>
          </table:table-cell>
          <table:table-cell table:style-name="Table43.A1" office:value-type="string">
            <text:p text:style-name="P367">Append str1 to the end of str2</text:p>
          </table:table-cell>
        </table:table-row>
        <table:table-row table:style-name="TableLine94052525785840">
          <table:table-cell table:style-name="Table43.A1" office:value-type="string">
            <text:p text:style-name="P58">LEFT$ </text:p>
          </table:table-cell>
          <table:table-cell table:style-name="Table43.A1" office:value-type="string">
            <text:p text:style-name="P58">( str len -- str )</text:p>
          </table:table-cell>
          <table:table-cell table:style-name="Table43.A1" office:value-type="string">
            <text:p text:style-name="P58">X</text:p>
          </table:table-cell>
          <table:table-cell table:style-name="Table43.A1" office:value-type="string">
            <text:p text:style-name="P320">PUB</text:p>
          </table:table-cell>
          <table:table-cell table:style-name="Table43.A1" office:value-type="string">
            <text:p text:style-name="P58">Destructive LEFT$ - uses same string</text:p>
          </table:table-cell>
        </table:table-row>
        <table:table-row table:style-name="TableLine94052525791344">
          <table:table-cell table:style-name="Table43.A1" office:value-type="string">
            <text:p text:style-name="P58">LEN$</text:p>
          </table:table-cell>
          <table:table-cell table:style-name="Table43.A1" office:value-type="string">
            <text:p text:style-name="P58">( str -- len ) </text:p>
          </table:table-cell>
          <table:table-cell table:style-name="Table43.A1" office:value-type="string">
            <text:p text:style-name="P58">H</text:p>
          </table:table-cell>
          <table:table-cell table:style-name="Table43.A1" office:value-type="string">
            <text:p text:style-name="P343">PUB</text:p>
          </table:table-cell>
          <table:table-cell table:style-name="Table43.A1" office:value-type="string">
            <text:p text:style-name="P58">Return with the length of the null terminated string</text:p>
          </table:table-cell>
        </table:table-row>
        <table:table-row table:style-name="TableLine94052525792496">
          <table:table-cell table:style-name="Table43.A1" office:value-type="string">
            <text:p text:style-name="P58">LOCATE$ </text:p>
          </table:table-cell>
          <table:table-cell table:style-name="Table43.A1" office:value-type="string">
            <text:p text:style-name="P58">( ch str -- str )</text:p>
          </table:table-cell>
          <table:table-cell table:style-name="Table43.A1" office:value-type="string">
            <text:p text:style-name="P58">X</text:p>
          </table:table-cell>
          <table:table-cell table:style-name="Table43.A1" office:value-type="string">
            <text:p text:style-name="P320">PUB</text:p>
          </table:table-cell>
          <table:table-cell table:style-name="Table43.A1" office:value-type="string">
            <text:p text:style-name="P58">variableLocate the first ch in the string and return else null</text:p>
          </table:table-cell>
        </table:table-row>
        <table:table-row table:style-name="TableLine94052525793728">
          <table:table-cell table:style-name="Table43.A1" office:value-type="string">
            <text:p text:style-name="P58">MID$ </text:p>
          </table:table-cell>
          <table:table-cell table:style-name="Table43.A1" office:value-type="string">
            <text:p text:style-name="P58">( str offset len -- str )</text:p>
          </table:table-cell>
          <table:table-cell table:style-name="Table43.A1" office:value-type="string">
            <text:p text:style-name="P58">X</text:p>
          </table:table-cell>
          <table:table-cell table:style-name="Table43.A1" office:value-type="string">
            <text:p text:style-name="P320">PUB</text:p>
          </table:table-cell>
          <table:table-cell table:style-name="Table43.A1" office:value-type="string">
            <text:p text:style-name="P58">Extract the substring of str starting at offset len chars long</text:p>
          </table:table-cell>
        </table:table-row>
        <table:table-row table:style-name="TableLine94052525794960">
          <table:table-cell table:style-name="Table43.A1" office:value-type="string">
            <text:p text:style-name="P58">NULL$ </text:p>
          </table:table-cell>
          <table:table-cell table:style-name="Table43.A1" office:value-type="string">
            <text:p text:style-name="P58">( -- str )</text:p>
          </table:table-cell>
          <table:table-cell table:style-name="Table43.A1" office:value-type="string">
            <text:p text:style-name="P58">X</text:p>
          </table:table-cell>
          <table:table-cell table:style-name="Table43.A1" office:value-type="string">
            <text:p text:style-name="P320">PUB</text:p>
          </table:table-cell>
          <table:table-cell table:style-name="Table43.A1" office:value-type="string">
            <text:p text:style-name="P58">Just an empty string</text:p>
          </table:table-cell>
        </table:table-row>
        <table:table-row table:style-name="TableLine94052525796192">
          <table:table-cell table:style-name="Table43.A1" office:value-type="string">
            <text:p text:style-name="P368">PRINT"</text:p>
          </table:table-cell>
          <table:table-cell table:style-name="Table43.A1" office:value-type="string">
            <text:p text:style-name="P368">( &lt;str&gt;" -- )</text:p>
          </table:table-cell>
          <table:table-cell table:style-name="Table43.A1" office:value-type="string">
            <text:p text:style-name="P274">HI</text:p>
          </table:table-cell>
          <table:table-cell table:style-name="Table43.A1" office:value-type="string">
            <text:p text:style-name="P338">PRE</text:p>
          </table:table-cell>
          <table:table-cell table:style-name="Table43.A1" office:value-type="string">
            <text:p text:style-name="P368">Alias for ."</text:p>
          </table:table-cell>
        </table:table-row>
        <table:table-row table:style-name="TableLine94052525798464">
          <table:table-cell table:style-name="Table43.A1" office:value-type="string">
            <text:p text:style-name="P58">PRINT$ </text:p>
          </table:table-cell>
          <table:table-cell table:style-name="Table43.A1" office:value-type="string">
            <text:p text:style-name="P58">( str -- ) </text:p>
          </table:table-cell>
          <table:table-cell table:style-name="Table43.A1" office:value-type="string">
            <text:p text:style-name="P58">H</text:p>
          </table:table-cell>
          <table:table-cell table:style-name="Table43.A1" office:value-type="string">
            <text:p text:style-name="P343">PUB</text:p>
          </table:table-cell>
          <table:table-cell table:style-name="Table43.A1" office:value-type="string">
            <text:p text:style-name="P58">Print out the null terminated string at str onto the currently selected output device (via uemit)</text:p>
          </table:table-cell>
        </table:table-row>
        <table:table-row table:style-name="TableLine94052525799696">
          <table:table-cell table:style-name="Table43.A1" office:value-type="string">
            <text:p text:style-name="P58">RIGHT$ </text:p>
          </table:table-cell>
          <table:table-cell table:style-name="Table43.A1" office:value-type="string">
            <text:p text:style-name="P58">( str len -- str )</text:p>
          </table:table-cell>
          <table:table-cell table:style-name="Table43.A1" office:value-type="string">
            <text:p text:style-name="P58">X</text:p>
          </table:table-cell>
          <table:table-cell table:style-name="Table43.A1" office:value-type="string">
            <text:p text:style-name="P320">PUB</text:p>
          </table:table-cell>
          <table:table-cell table:style-name="Table43.A1" office:value-type="string">
            <text:p text:style-name="P58">give a copy of the rightmost len chars of str</text:p>
          </table:table-cell>
        </table:table-row>
        <table:table-row table:style-name="TableLine94052525800928">
          <table:table-cell table:style-name="Table43.A1" office:value-type="string">
            <text:p text:style-name="P369">STRING</text:p>
          </table:table-cell>
          <table:table-cell table:style-name="Table43.A1" office:value-type="string">
            <text:p text:style-name="P369">( &lt;wordname&gt; &lt;string&gt; -- )</text:p>
          </table:table-cell>
          <table:table-cell table:style-name="Table43.A1" office:value-type="string">
            <text:p text:style-name="P369"/>
          </table:table-cell>
          <table:table-cell table:style-name="Table43.A1" office:value-type="string">
            <text:p text:style-name="P326">PRE</text:p>
          </table:table-cell>
          <table:table-cell table:style-name="Table43.A1" office:value-type="string">
            <text:p text:style-name="P369">Define anew string called wordname, initialised to string</text:p>
          </table:table-cell>
        </table:table-row>
        <table:table-row table:style-name="TableLine94052525802160">
          <table:table-cell table:style-name="Table43.A1" office:value-type="string">
            <text:p text:style-name="P58">STRING </text:p>
          </table:table-cell>
          <table:table-cell table:style-name="Table43.A1" office:value-type="string">
            <text:p text:style-name="P58">( str max -- )</text:p>
          </table:table-cell>
          <table:table-cell table:style-name="Table43.A1" office:value-type="string">
            <text:p text:style-name="P58">XI</text:p>
          </table:table-cell>
          <table:table-cell table:style-name="Table43.A1" office:value-type="string">
            <text:p text:style-name="P58"/>
          </table:table-cell>
          <table:table-cell table:style-name="Table43.A1" office:value-type="string">
            <text:p text:style-name="P58">Immediate word to build a string with a maximum size (use 0 to fit current length)</text:p>
          </table:table-cell>
        </table:table-row>
      </table:table>
      <text:h text:style-name="Heading_20_2" text:outline-level="2"><text:soft-page-break/>PRINT NUMBERS</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Line94052525731296">
          <table:table-cell table:style-name="Table44.A1" office:value-type="string">
            <text:p text:style-name="P41">. </text:p>
          </table:table-cell>
          <table:table-cell table:style-name="Table44.A1" office:value-type="string">
            <text:p text:style-name="P41">( n -- ) </text:p>
          </table:table-cell>
          <table:table-cell table:style-name="Table44.A1" office:value-type="string">
            <text:p text:style-name="P275">H</text:p>
          </table:table-cell>
          <table:table-cell table:style-name="Table44.A1" office:value-type="string">
            <text:p text:style-name="P342">PUB</text:p>
          </table:table-cell>
          <table:table-cell table:style-name="Table44.A1" office:value-type="string">
            <text:p text:style-name="P41">Print number unformatted in the current base</text:p>
          </table:table-cell>
        </table:table-row>
        <table:table-row table:style-name="TableLine94052525922848">
          <table:table-cell table:style-name="Table44.A1" office:value-type="string">
            <text:p text:style-name="P499">.AS</text:p>
          </table:table-cell>
          <table:table-cell table:style-name="Table44.A1" office:value-type="string">
            <text:p text:style-name="P499">( num format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9">Display num with format defined in format string</text:p>
          </table:table-cell>
        </table:table-row>
        <table:table-row table:style-name="TableLine94052525960128">
          <table:table-cell table:style-name="Table44.A1" office:value-type="string">
            <text:p text:style-name="P607">.B</text:p>
          </table:table-cell>
          <table:table-cell table:style-name="Table44.A1" office:value-type="string">
            <text:p text:style-name="P607">( n -- )</text:p>
          </table:table-cell>
          <table:table-cell table:style-name="Table44.A1" office:value-type="string">
            <text:p text:style-name="P607">X</text:p>
          </table:table-cell>
          <table:table-cell table:style-name="Table44.A1" office:value-type="string">
            <text:p text:style-name="P607">PUB</text:p>
          </table:table-cell>
          <table:table-cell table:style-name="Table44.A1" office:value-type="string">
            <text:p text:style-name="P607">Display n as two hex digits</text:p>
          </table:table-cell>
        </table:table-row>
        <table:table-row table:style-name="TableLine94052525961120">
          <table:table-cell table:style-name="Table44.A1" office:value-type="string">
            <text:p text:style-name="P495">.BIN16</text:p>
          </table:table-cell>
          <table:table-cell table:style-name="Table44.A1" office:value-type="string">
            <text:p text:style-name="P495">( n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5">Display n as a 16 bit binary number</text:p>
          </table:table-cell>
        </table:table-row>
        <table:table-row table:style-name="TableLine94052525962432">
          <table:table-cell table:style-name="Table44.A1" office:value-type="string">
            <text:p text:style-name="P115"><text:span text:style-name="T30">.</text:span><text:span text:style-name="T29">BIN32</text:span></text:p>
          </table:table-cell>
          <table:table-cell table:style-name="Table44.A1" office:value-type="string">
            <text:p text:style-name="P495">( n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5">Display n as a 32 bit binary number with an underscore in the middle and a % prefix</text:p>
          </table:table-cell>
        </table:table-row>
        <table:table-row table:style-name="TableLine94052525963424">
          <table:table-cell table:style-name="Table44.A1" office:value-type="string">
            <text:p text:style-name="P41">.BYTE </text:p>
          </table:table-cell>
          <table:table-cell table:style-name="Table44.A1" office:value-type="string">
            <text:p text:style-name="P41">( n --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int the byte in n as two hex characters</text:p>
          </table:table-cell>
        </table:table-row>
        <table:table-row table:style-name="TableLine94052525964368">
          <table:table-cell table:style-name="Table44.A1" office:value-type="string">
            <text:p text:style-name="P495">.DEC2</text:p>
          </table:table-cell>
          <table:table-cell table:style-name="Table44.A1" office:value-type="string">
            <text:p text:style-name="P495">( n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7">Display n as a decimal number in the range 00 - 99</text:p>
          </table:table-cell>
        </table:table-row>
        <table:table-row table:style-name="TableLine94052525961776">
          <table:table-cell table:style-name="Table44.A1" office:value-type="string">
            <text:p text:style-name="P497">.DEC2.</text:p>
          </table:table-cell>
          <table:table-cell table:style-name="Table44.A1" office:value-type="string">
            <text:p text:style-name="P497">( n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7">Display n as a decimal number in the range 00 - 99 with a decimal point suffix</text:p>
          </table:table-cell>
        </table:table-row>
        <table:table-row table:style-name="TableLine94052525966080">
          <table:table-cell table:style-name="Table44.A1" office:value-type="string">
            <text:p text:style-name="P209">.DEC4</text:p>
          </table:table-cell>
          <table:table-cell table:style-name="Table44.A1" office:value-type="string">
            <text:p text:style-name="P209">( n -- )</text:p>
          </table:table-cell>
          <table:table-cell table:style-name="Table44.A1" office:value-type="string">
            <text:p text:style-name="P275">X</text:p>
          </table:table-cell>
          <table:table-cell table:style-name="Table44.A1" office:value-type="string">
            <text:p text:style-name="P310">PUB</text:p>
          </table:table-cell>
          <table:table-cell table:style-name="Table44.A1" office:value-type="string">
            <text:p text:style-name="P209">Display n as a four digit decimal number</text:p>
          </table:table-cell>
        </table:table-row>
        <table:table-row table:style-name="TableLine94052525967232">
          <table:table-cell table:style-name="Table44.A1" office:value-type="string">
            <text:p text:style-name="P498">.DECL</text:p>
          </table:table-cell>
          <table:table-cell table:style-name="Table44.A1" office:value-type="string">
            <text:p text:style-name="P498">( n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8">Display n with commas at the thousands, millions etc.</text:p>
          </table:table-cell>
        </table:table-row>
        <table:table-row table:style-name="TableLine94052525968464">
          <table:table-cell table:style-name="Table44.A1" office:value-type="string">
            <text:p text:style-name="P41">.DP </text:p>
          </table:table-cell>
          <table:table-cell table:style-name="Table44.A1" office:value-type="string">
            <text:p text:style-name="P41">( dblnum decimals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int the double number with decimal places (scaled)</text:p>
          </table:table-cell>
        </table:table-row>
        <table:table-row table:style-name="TableLine94052525969696">
          <table:table-cell table:style-name="Table44.A1" office:value-type="string">
            <text:p text:style-name="P41">.HEX </text:p>
          </table:table-cell>
          <table:table-cell table:style-name="Table44.A1" office:value-type="string">
            <text:p text:style-name="P41">( n --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int the nibble in n as a single hex character</text:p>
          </table:table-cell>
        </table:table-row>
        <table:table-row table:style-name="TableLine94052525970928">
          <table:table-cell table:style-name="Table44.A1" office:value-type="string">
            <text:p text:style-name="P41">.INDEX</text:p>
          </table:table-cell>
          <table:table-cell table:style-name="Table44.A1" office:value-type="string">
            <text:p text:style-name="P41"/>
          </table:table-cell>
          <table:table-cell table:style-name="Table44.A1" office:value-type="string">
            <text:p text:style-name="P41">X</text:p>
          </table:table-cell>
          <table:table-cell table:style-name="Table44.A1" office:value-type="string">
            <text:p text:style-name="P293">PUB</text:p>
          </table:table-cell>
          <table:table-cell table:style-name="Table44.A1" office:value-type="string">
            <text:p text:style-name="P41">Print the current DO index on a new line as (0000: )</text:p>
          </table:table-cell>
        </table:table-row>
        <table:table-row table:style-name="TableLine94052525972160">
          <table:table-cell table:style-name="Table44.A1" office:value-type="string">
            <text:p text:style-name="P503">.L</text:p>
          </table:table-cell>
          <table:table-cell table:style-name="Table44.A1" office:value-type="string">
            <text:p text:style-name="P503">( n -- )</text:p>
          </table:table-cell>
          <table:table-cell table:style-name="Table44.A1" office:value-type="string">
            <text:p text:style-name="P543">X</text:p>
          </table:table-cell>
          <table:table-cell table:style-name="Table44.A1" office:value-type="string">
            <text:p text:style-name="P607">PUB</text:p>
          </table:table-cell>
          <table:table-cell table:style-name="Table44.A1" office:value-type="string">
            <text:p text:style-name="P503">Display n as 8 digits of hex with . in the centre</text:p>
          </table:table-cell>
        </table:table-row>
        <table:table-row table:style-name="TableLine94052525973392">
          <table:table-cell table:style-name="Table44.A1" office:value-type="string">
            <text:p text:style-name="P41">.LONG </text:p>
          </table:table-cell>
          <table:table-cell table:style-name="Table44.A1" office:value-type="string">
            <text:p text:style-name="P41">( n --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int the number in hexadecimal as a long (i.e. 0 @ .LONG 05B8.D800 ok )</text:p>
          </table:table-cell>
        </table:table-row>
        <table:table-row table:style-name="TableLine94052525974624">
          <table:table-cell table:style-name="Table44.A1" office:value-type="string">
            <text:p text:style-name="P505">.NFA</text:p>
          </table:table-cell>
          <table:table-cell table:style-name="Table44.A1" office:value-type="string">
            <text:p text:style-name="P505">( nfa -- )</text:p>
          </table:table-cell>
          <table:table-cell table:style-name="Table44.A1" office:value-type="string">
            <text:p text:style-name="P543">H</text:p>
          </table:table-cell>
          <table:table-cell table:style-name="Table44.A1" office:value-type="string">
            <text:p text:style-name="P609">PUB</text:p>
          </table:table-cell>
          <table:table-cell table:style-name="Table44.A1" office:value-type="string">
            <text:p text:style-name="P505">Display the corresponding word name</text:p>
          </table:table-cell>
        </table:table-row>
        <table:table-row table:style-name="TableLine94052525975856">
          <table:table-cell table:style-name="Table44.A1" office:value-type="string">
            <text:p text:style-name="P502">.W</text:p>
          </table:table-cell>
          <table:table-cell table:style-name="Table44.A1" office:value-type="string">
            <text:p text:style-name="P502">( n -- )</text:p>
          </table:table-cell>
          <table:table-cell table:style-name="Table44.A1" office:value-type="string">
            <text:p text:style-name="P543">X</text:p>
          </table:table-cell>
          <table:table-cell table:style-name="Table44.A1" office:value-type="string">
            <text:p text:style-name="P607">PUB</text:p>
          </table:table-cell>
          <table:table-cell table:style-name="Table44.A1" office:value-type="string">
            <text:p text:style-name="P502">Display n as 4 digits in hex</text:p>
          </table:table-cell>
        </table:table-row>
        <table:table-row table:style-name="TableLine94052525977360">
          <table:table-cell table:style-name="Table44.A1" office:value-type="string">
            <text:p text:style-name="P502">.W:</text:p>
          </table:table-cell>
          <table:table-cell table:style-name="Table44.A1" office:value-type="string">
            <text:p text:style-name="P502">( n -- )</text:p>
          </table:table-cell>
          <table:table-cell table:style-name="Table44.A1" office:value-type="string">
            <text:p text:style-name="P543">X</text:p>
          </table:table-cell>
          <table:table-cell table:style-name="Table44.A1" office:value-type="string">
            <text:p text:style-name="P607">PUB</text:p>
          </table:table-cell>
          <table:table-cell table:style-name="Table44.A1" office:value-type="string">
            <text:p text:style-name="P502">Display n as 4 digits of hex with : suffix </text:p>
          </table:table-cell>
        </table:table-row>
        <table:table-row table:style-name="TableLine94052525978592">
          <table:table-cell table:style-name="Table44.A1" office:value-type="string">
            <text:p text:style-name="P41">.WORD </text:p>
          </table:table-cell>
          <table:table-cell table:style-name="Table44.A1" office:value-type="string">
            <text:p text:style-name="P41">( n --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int the word in n as four hex characters</text:p>
          </table:table-cell>
        </table:table-row>
        <table:table-row table:style-name="TableLine94052525979824">
          <table:table-cell table:style-name="Table44.A1" office:value-type="string">
            <text:p text:style-name="P149">.WORD$</text:p>
          </table:table-cell>
          <table:table-cell table:style-name="Table44.A1" office:value-type="string">
            <text:p text:style-name="P149">( n )</text:p>
          </table:table-cell>
          <table:table-cell table:style-name="Table44.A1" office:value-type="string">
            <text:p text:style-name="P275">H</text:p>
          </table:table-cell>
          <table:table-cell table:style-name="Table44.A1" office:value-type="string">
            <text:p text:style-name="P342">PUB</text:p>
          </table:table-cell>
          <table:table-cell table:style-name="Table44.A1" office:value-type="string">
            <text:p text:style-name="P149">Print the word in n as four hex characters with $ prefix</text:p>
          </table:table-cell>
        </table:table-row>
        <table:table-row table:style-name="TableLine94052525981056">
          <table:table-cell table:style-name="Table44.A1" office:value-type="string">
            <text:p text:style-name="P41">@.</text:p>
          </table:table-cell>
          <table:table-cell table:style-name="Table44.A1" office:value-type="string">
            <text:p text:style-name="P41">( adr -- )</text:p>
          </table:table-cell>
          <table:table-cell table:style-name="Table44.A1" office:value-type="string">
            <text:p text:style-name="P41">X</text:p>
          </table:table-cell>
          <table:table-cell table:style-name="Table44.A1" office:value-type="string">
            <text:p text:style-name="P321">PUB</text:p>
          </table:table-cell>
          <table:table-cell table:style-name="Table44.A1" office:value-type="string">
            <text:p text:style-name="P41">Fetch long and print value in current base</text:p>
          </table:table-cell>
        </table:table-row>
        <table:table-row table:style-name="TableLine94052525982288">
          <table:table-cell table:style-name="Table44.A1" office:value-type="string">
            <text:p text:style-name="P501">@.</text:p>
          </table:table-cell>
          <table:table-cell table:style-name="Table44.A1" office:value-type="string">
            <text:p text:style-name="P501">( addr -- )</text:p>
          </table:table-cell>
          <table:table-cell table:style-name="Table44.A1" office:value-type="string">
            <text:p text:style-name="P543">X</text:p>
          </table:table-cell>
          <table:table-cell table:style-name="Table44.A1" office:value-type="string">
            <text:p text:style-name="P617">PUB</text:p>
          </table:table-cell>
          <table:table-cell table:style-name="Table44.A1" office:value-type="string">
            <text:p text:style-name="P501">Display long value stored at addr</text:p>
          </table:table-cell>
        </table:table-row>
        <table:table-row table:style-name="TableLine94052525983520">
          <table:table-cell table:style-name="Table44.A1" office:value-type="string">
            <text:p text:style-name="P41">@PAD </text:p>
          </table:table-cell>
          <table:table-cell table:style-name="Table44.A1" office:value-type="string">
            <text:p text:style-name="P41">( -- adr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ointer to current position in number pad</text:p>
          </table:table-cell>
        </table:table-row>
        <table:table-row table:style-name="TableLine94052525984752">
          <table:table-cell table:style-name="Table44.A1" office:value-type="string">
            <text:p text:style-name="P41"># </text:p>
          </table:table-cell>
          <table:table-cell table:style-name="Table44.A1" office:value-type="string">
            <text:p text:style-name="P41">( a -- b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Extract another digit from the a leaving b and prepend the digit to the number string buffer</text:p>
          </table:table-cell>
        </table:table-row>
        <table:table-row table:style-name="TableLine94052525985984">
          <table:table-cell table:style-name="Table44.A1" office:value-type="string">
            <text:p text:style-name="P41">#&gt; </text:p>
          </table:table-cell>
          <table:table-cell table:style-name="Table44.A1" office:value-type="string">
            <text:p text:style-name="P41">( a -- str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Stop converting the number and discard what's left and return with a ptr to the string</text:p>
          </table:table-cell>
        </table:table-row>
        <table:table-row table:style-name="TableLine94052525987216">
          <table:table-cell table:style-name="Table44.A1" office:value-type="string">
            <text:p text:style-name="P41">#S </text:p>
          </table:table-cell>
          <table:table-cell table:style-name="Table44.A1" office:value-type="string">
            <text:p text:style-name="P41">( a n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Extract n digits using # word</text:p>
          </table:table-cell>
        </table:table-row>
        <table:table-row table:style-name="TableLine94052525990192">
          <table:table-cell table:style-name="Table44.A1" office:value-type="string">
            <text:p text:style-name="P41">&lt;#</text:p>
          </table:table-cell>
          <table:table-cell table:style-name="Table44.A1" office:value-type="string">
            <text:p text:style-name="P41"/>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Start converting a number to a string by resetting the number buffer</text:p>
          </table:table-cell>
        </table:table-row>
        <table:table-row table:style-name="TableLine94052525990736">
          <table:table-cell table:style-name="Table44.A1" office:value-type="string">
            <text:p text:style-name="P41">&lt;D&gt; </text:p>
          </table:table-cell>
          <table:table-cell table:style-name="Table44.A1" office:value-type="string">
            <text:p text:style-name="P41">( --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Signal that the current number to be printed should be processed as a double number</text:p>
          </table:table-cell>
        </table:table-row>
        <table:table-row table:style-name="TableLine94052525991920">
          <table:table-cell table:style-name="Table44.A1" office:value-type="string">
            <text:p text:style-name="P41">&gt;CHAR </text:p>
          </table:table-cell>
          <table:table-cell table:style-name="Table44.A1" office:value-type="string">
            <text:p text:style-name="P41">( val -- ch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Convert a binary value to a character that represents that digit (0-9,A-Z,a-z)</text:p>
          </table:table-cell>
        </table:table-row>
        <table:table-row table:style-name="TableLine94052525993200">
          <table:table-cell table:style-name="Table44.A1" office:value-type="string">
            <text:p text:style-name="P504">ASCBIN</text:p>
          </table:table-cell>
          <table:table-cell table:style-name="Table44.A1" office:value-type="string">
            <text:p text:style-name="P504">( char -- val flg )</text:p>
          </table:table-cell>
          <table:table-cell table:style-name="Table44.A1" office:value-type="string">
            <text:p text:style-name="P543">H</text:p>
          </table:table-cell>
          <table:table-cell table:style-name="Table44.A1" office:value-type="string">
            <text:p text:style-name="P609">PUB</text:p>
          </table:table-cell>
          <table:table-cell table:style-name="Table44.A1" office:value-type="string">
            <text:p text:style-name="P504">If char is 0-9,A-F, converts to 4 bit binary and flg=true, else flg=false</text:p>
          </table:table-cell>
        </table:table-row>
        <table:table-row table:style-name="TableLine94052525994432">
          <table:table-cell table:style-name="Table44.A1" office:value-type="string">
            <text:p text:style-name="P501">D.</text:p>
          </table:table-cell>
          <table:table-cell table:style-name="Table44.A1" office:value-type="string">
            <text:p text:style-name="P501">(n1 n2 -- )</text:p>
          </table:table-cell>
          <table:table-cell table:style-name="Table44.A1" office:value-type="string">
            <text:p text:style-name="P543">X</text:p>
          </table:table-cell>
          <table:table-cell table:style-name="Table44.A1" office:value-type="string">
            <text:p text:style-name="P604">PUB</text:p>
          </table:table-cell>
          <table:table-cell table:style-name="Table44.A1" office:value-type="string">
            <text:p text:style-name="P501">Display n1 / n2 as a double number (64 bit)</text:p>
          </table:table-cell>
        </table:table-row>
        <table:table-row table:style-name="TableLine94052525995664">
          <table:table-cell table:style-name="Table44.A1" office:value-type="string">
            <text:p text:style-name="P41">HOLD </text:p>
          </table:table-cell>
          <table:table-cell table:style-name="Table44.A1" office:value-type="string">
            <text:p text:style-name="P41">( ch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epend the character to the number string buffer</text:p>
          </table:table-cell>
        </table:table-row>
        <table:table-row table:style-name="TableLine94052525996896">
          <table:table-cell table:style-name="Table44.A1" office:value-type="string">
            <text:p text:style-name="P41">NUM&gt;STR </text:p>
          </table:table-cell>
          <table:table-cell table:style-name="Table44.A1" office:value-type="string">
            <text:p text:style-name="P41">( num -- str )</text:p>
          </table:table-cell>
          <table:table-cell table:style-name="Table44.A1" office:value-type="string">
            <text:p text:style-name="P41">X</text:p>
          </table:table-cell>
          <table:table-cell table:style-name="Table44.A1" office:value-type="string">
            <text:p text:style-name="P327">PUB</text:p>
          </table:table-cell>
          <table:table-cell table:style-name="Table44.A1" office:value-type="string">
            <text:p text:style-name="P41">Convert a number to a string and buffer it in NUM$ where it can be manipulated etc</text:p>
          </table:table-cell>
        </table:table-row>
        <table:table-row table:style-name="TableLine94052525977008">
          <table:table-cell table:style-name="Table44.A1" office:value-type="string">
            <text:p text:style-name="P152">PRINT</text:p>
          </table:table-cell>
          <table:table-cell table:style-name="Table44.A1" office:value-type="string">
            <text:p text:style-name="P152">( n -- )</text:p>
          </table:table-cell>
          <table:table-cell table:style-name="Table44.A1" office:value-type="string">
            <text:p text:style-name="P275">H</text:p>
          </table:table-cell>
          <table:table-cell table:style-name="Table44.A1" office:value-type="string">
            <text:p text:style-name="P342">PUB</text:p>
          </table:table-cell>
          <table:table-cell table:style-name="Table44.A1" office:value-type="string">
            <text:p text:style-name="P152">Alias for .</text:p>
          </table:table-cell>
        </table:table-row>
        <table:table-row table:style-name="TableLine94052525999088">
          <table:table-cell table:style-name="Table44.A1" office:value-type="string">
            <text:p text:style-name="P495">PRINT&amp;</text:p>
          </table:table-cell>
          <table:table-cell table:style-name="Table44.A1" office:value-type="string">
            <text:p text:style-name="P495">( n -- )</text:p>
          </table:table-cell>
          <table:table-cell table:style-name="Table44.A1" office:value-type="string">
            <text:p text:style-name="P541">X</text:p>
          </table:table-cell>
          <table:table-cell table:style-name="Table44.A1" office:value-type="string">
            <text:p text:style-name="P599">PUB</text:p>
          </table:table-cell>
          <table:table-cell table:style-name="Table44.A1" office:value-type="string">
            <text:p text:style-name="P495">Display n in IP address format - &amp;aa.bb.cc.dd</text:p>
          </table:table-cell>
        </table:table-row>
        <table:table-row table:style-name="TableLine94052526000320">
          <table:table-cell table:style-name="Table44.A1" office:value-type="string">
            <text:p text:style-name="P713"><text:span text:style-name="T25">STR&gt;NUM</text:span><text:span text:style-name="T24"> </text:span></text:p>
          </table:table-cell>
          <table:table-cell table:style-name="Table44.A1" office:value-type="string">
            <text:p text:style-name="P41">( str -- val digits | false ) </text:p>
          </table:table-cell>
          <table:table-cell table:style-name="Table44.A1" office:value-type="string">
            <text:p text:style-name="P41">X</text:p>
          </table:table-cell>
          <table:table-cell table:style-name="Table44.A1" office:value-type="string">
            <text:p text:style-name="P327">PUB</text:p>
          </table:table-cell>
          <table:table-cell table:style-name="Table44.A1" office:value-type="string">
            <text:p text:style-name="P41">Convert a string to a number if possible </text:p>
          </table:table-cell>
        </table:table-row>
        <table:table-row table:style-name="TableLine94052526001552">
          <table:table-cell table:style-name="Table44.A1" office:value-type="string">
            <text:p text:style-name="P41">U. </text:p>
          </table:table-cell>
          <table:table-cell table:style-name="Table44.A1" office:value-type="string">
            <text:p text:style-name="P41">( u1 -- )</text:p>
          </table:table-cell>
          <table:table-cell table:style-name="Table44.A1" office:value-type="string">
            <text:p text:style-name="P41">X</text:p>
          </table:table-cell>
          <table:table-cell table:style-name="Table44.A1" office:value-type="string">
            <text:p text:style-name="P342">PUB</text:p>
          </table:table-cell>
          <table:table-cell table:style-name="Table44.A1" office:value-type="string">
            <text:p text:style-name="P41">Print unsigned number</text:p>
          </table:table-cell>
        </table:table-row>
        <table:table-row table:style-name="TableLine94052526002784">
          <table:table-cell table:style-name="Table44.A1" office:value-type="string">
            <text:p text:style-name="P209">.AS"</text:p>
          </table:table-cell>
          <table:table-cell table:style-name="Table44.A1" office:value-type="string">
            <text:p text:style-name="P209">( n -- )</text:p>
          </table:table-cell>
          <table:table-cell table:style-name="Table44.A1" office:value-type="string">
            <text:p text:style-name="P209">X</text:p>
          </table:table-cell>
          <table:table-cell table:style-name="Table44.A1" office:value-type="string">
            <text:p text:style-name="P310">PRE</text:p>
          </table:table-cell>
          <table:table-cell table:style-name="Table44.A1" office:value-type="string">
            <text:p text:style-name="P41"><text:span text:style-name="T79">Define a number display word with a defined format e.g. <text:s/>pub </text:span><text:span text:style-name="T29">.DEC4</text:span><text:span text:style-name="T38"> </text:span><text:span text:style-name="T29">.AS" ###`#" ;</text:span></text:p>
          </table:table-cell>
        </table:table-row>
      </table:table>
      <text:p text:style-name="P41"/>
      <text:p text:style-name="P51"><text:tab/></text:p>
      <table:table table:name="Table45" table:style-name="Table45">
        <table:table-column table:style-name="Table45.A"/>
        <table:table-row table:style-name="Table45.1">
          <table:table-cell table:style-name="Table45.A1" office:value-type="string">
            <text:p text:style-name="P541">Number Print Formatting <text:s/>--- .AS" and friends are very versatile ...</text:p>
            <text:p text:style-name="P541"/>
            <text:p text:style-name="P541">.. <text:s/>123456 .AS" $~###,###,##~#.##" <text:s text:c="3"/>$1,234.56 ok</text:p>
            <text:p text:style-name="P821">.. <text:s/>1234 .AS" 8|~" <text:s text:c="2"/>00001234 ok</text:p>
            <text:p text:style-name="P821">.. <text:s/>1234 .AS" 8|`" <text:s text:c="6"/>1234 ok</text:p>
            <text:p text:style-name="P821">~<text:tab/>pad leading zeros with spaces</text:p>
            <text:p text:style-name="P821">`<text:tab/>skip over leading zeros</text:p>
            <text:p text:style-name="P856"/>
          </table:table-cell>
        </table:table-row>
      </table:table>
      <text:h text:style-name="Heading_20_2" text:outline-level="2">TASK VARIABLES</text:h>
      <text:p text:style-name="P41">Each cog may have its own set of variables that are offset from the address in COGREG 7.<text:span text:style-name="T85"> </text:span>This is so that any cog running Tachyon may have different I/O devices selected etc.Only a small number of these variables are named in the dictionary but they can be referenced from these with an offset by referring to the source.</text:p>
      <text:p text:style-name="P41"/>
      <table:table table:name="Table73" table:style-name="Table73">
        <table:table-column table:style-name="Table73.A"/>
        <table:table-column table:style-name="Table73.B"/>
        <table:table-column table:style-name="Table73.C"/>
        <table:table-column table:style-name="Table73.D"/>
        <table:table-column table:style-name="Table73.E"/>
        <table:table-row table:style-name="TableLine94052526005856">
          <table:table-cell table:style-name="Table73.A1" office:value-type="string">
            <text:p text:style-name="P41">REG </text:p>
          </table:table-cell>
          <table:table-cell table:style-name="Table73.A1" office:value-type="string">
            <text:p text:style-name="P41">( index -- adr )</text:p>
          </table:table-cell>
          <table:table-cell table:style-name="Table73.A1" office:value-type="string">
            <text:p text:style-name="P41">C</text:p>
          </table:table-cell>
          <table:table-cell table:style-name="Table73.A1" office:value-type="string">
            <text:p text:style-name="P344">PUB</text:p>
          </table:table-cell>
          <table:table-cell table:style-name="Table73.A1" office:value-type="string">
            <text:p text:style-name="P41">Find the address of the register for this cog</text:p>
          </table:table-cell>
        </table:table-row>
        <table:table-row table:style-name="TableLine94052526009920">
          <table:table-cell table:style-name="Table73.A1" office:value-type="string">
            <text:p text:style-name="P205">reg</text:p>
          </table:table-cell>
          <table:table-cell table:style-name="Table73.A1" office:value-type="string">
            <text:p text:style-name="P205">( &lt;name&gt; -- )</text:p>
          </table:table-cell>
          <table:table-cell table:style-name="Table73.A1" office:value-type="string">
            <text:p text:style-name="P354">X</text:p>
          </table:table-cell>
          <table:table-cell table:style-name="Table73.A1" office:value-type="string">
            <text:p text:style-name="P327">PRE</text:p>
          </table:table-cell>
          <table:table-cell table:style-name="Table73.A1" office:value-type="string">
            <text:p text:style-name="P622">Create user register variable ( normally up to 256 byte addresses )</text:p>
          </table:table-cell>
        </table:table-row>
        <table:table-row table:style-name="TableLine94052526010608">
          <table:table-cell table:style-name="Table73.A1" office:value-type="string">
            <text:p text:style-name="P41">rx</text:p>
          </table:table-cell>
          <table:table-cell table:style-name="Table73.A1" office:value-type="string">
            <text:p text:style-name="P355">( -- adr )</text:p>
          </table:table-cell>
          <table:table-cell table:style-name="Table73.A1" office:value-type="string">
            <text:p text:style-name="P41">H</text:p>
          </table:table-cell>
          <table:table-cell table:style-name="Table73.A1" office:value-type="string">
            <text:p text:style-name="P348">PUB</text:p>
          </table:table-cell>
          <table:table-cell table:style-name="Table73.A1" office:value-type="string">
            <text:p text:style-name="P41">Pointer to the rx buffer with the 2 words before the buffer as rxrd and rxwr index</text:p>
          </table:table-cell>
        </table:table-row>
        <table:table-row table:style-name="TableLine94052526012096">
          <table:table-cell table:style-name="Table73.A1" office:value-type="string">
            <text:p text:style-name="P41">flags</text:p>
          </table:table-cell>
          <table:table-cell table:style-name="Table73.A1" office:value-type="string">
            <text:p text:style-name="P355">( -- adr )</text:p>
          </table:table-cell>
          <table:table-cell table:style-name="Table73.A1" office:value-type="string">
            <text:p text:style-name="P41">H</text:p>
          </table:table-cell>
          <table:table-cell table:style-name="Table73.A1" office:value-type="string">
            <text:p text:style-name="P348">PUB</text:p>
          </table:table-cell>
          <table:table-cell table:style-name="Table73.A1" office:value-type="string">
            <text:p text:style-name="P41">Bit flags used by the kernel</text:p>
          </table:table-cell>
        </table:table-row>
      </table:table>
      <text:p text:style-name="P41"/>
      <text:list xml:id="list3138549974" text:style-name="WWNum1">
        <text:list-item>
          <text:p text:style-name="P934">echo <text:s text:c="2"/><text:tab/> = 1<text:tab/><text:tab/> ' managed by pub ECHO <text:s/>\ ON ECHO \ OFF ECHO for console echo</text:p>
        </text:list-item>
        <text:list-item>
          <text:p text:style-name="P934">linenums <text:s text:c="2"/><text:tab/> = 2 <text:s text:c="2"/><text:tab/> ' prepend line number to each new line</text:p>
        </text:list-item>
        <text:list-item>
          <text:p text:style-name="P934">ipmode <text:s text:c="2"/><text:tab/> = 4 <text:s text:c="2"/><text:tab/> ' interpret this number in IP format where a "." separates bytes</text:p>
        </text:list-item>
        <text:list-item>
          <text:p text:style-name="P934">leadspaces <text:s text:c="2"/><text:tab/> = 4</text:p>
        </text:list-item>
        <text:list-item>
          <text:p text:style-name="P934">prset <text:s text:c="2"/><text:tab/> = 8 <text:s text:c="2"/><text:tab/> ' private headers set as default</text:p>
        </text:list-item>
        <text:list-item>
          <text:p text:style-name="P934">striplf <text:s text:c="2"/><text:tab/> = $10 <text:s text:c="2"/><text:tab/> ' strip linefeeds from output if set ( not used - LEMIT replaces this !!!)</text:p>
        </text:list-item>
        <text:list-item>
          <text:p text:style-name="P934">sign <text:s text:c="2"/><text:tab/> = $20</text:p>
        </text:list-item>
        <text:list-item>
          <text:p text:style-name="P934">comp <text:s text:c="2"/><text:tab/> = $40 <text:s text:c="2"/><text:tab/> ' force compilation of the current word - resets each time</text:p>
        </text:list-item>
        <text:list-item>
          <text:p text:style-name="P934">defining <text:s text:c="2"/><text:tab/> = $80<text:tab/> ' set flag so we know we are inside a definition now</text:p>
        </text:list-item>
      </text:list>
      <text:p text:style-name="P41"><text:tab/> <text:tab/> <text:tab/> <text:tab/></text:p>
      <text:p text:style-name="P41">base <text:tab/>( -- adr )<text:tab/>H<text:tab/>Byte variable specifying the current base + backup byte used during overrides</text:p>
      <text:p text:style-name="P41">digits <text:tab/>( -- adr )<text:tab/>H<text:tab/>Byte variable with count of digits from last number parsed</text:p>
      <text:p text:style-name="P41">delim <text:tab/>( -- adr )<text:tab/>H<text:tab/>Word delimiter (normally space) plus backup byte with delimiter detected (SP,TAB,CR etc)</text:p>
      <text:p text:style-name="P41">word <text:tab/>( -- adr )<text:tab/>H<text:tab/>Pointer to word buffer where a parsed word is stored</text:p>
      <text:p text:style-name="P41">switch <text:tab/>( -- adr )<text:tab/>H<text:tab/>SWITCH value is stored as a long here (single level only)</text:p>
      <text:p text:style-name="P41">autorun <text:tab/>( -- adr )<text:tab/>H<text:tab/>Pointer to cfa of user autostart routine normally used by EXTEND which implements a new user vect</text:p>
      <text:p text:style-name="P41">keypoll <text:tab/>( -- adr )<text:tab/>H<text:tab/>User app may set this to the cfa of a routine that gets polled while KEY is idling.</text:p>
      <text:p text:style-name="P41">tasks <text:tab/>( -- adr )<text:tab/>H<text:tab/>Holds task list of 8 bytes for each 8 cogs (IP[2],RUN[1] implemented in EXTEND</text:p>
      <text:p text:style-name="P41">unum <text:tab/>( -- adr )<text:tab/>H<text:tab/>User number processor vector. 0 defaults to kernel method.</text:p>
      <text:p text:style-name="P41">uemit <text:tab/>( -- adr )<text:tab/>H<text:tab/>Vector points to cfa of current EMIT routine (0=console=(EMIT))</text:p>
      <text:p text:style-name="P41">ukey <text:tab/>( -- adr )<text:tab/>H<text:tab/>Vector points to cfa of current KEY routine (0=console=(KEY))</text:p>
      <text:p text:style-name="P41">names <text:tab/>( -- adr )<text:tab/>H<text:tab/>Points to the start of the latest name field in the dictionary (builds down)</text:p>
      <text:p text:style-name="P41">here <text:tab/>( -- adr )<text:tab/>H<text:tab/>Points to the end of the code space but normally referenced by HERE (here W@)</text:p>
      <text:p text:style-name="P41">codes <text:tab/>( -- adr )<text:tab/>H<text:tab/>Temporary code space pointer while a line is compiled but not yet committed (interactive)</text:p>
      <text:p text:style-name="P41">baudcnt <text:tab/>( -- adr )<text:tab/>H<text:tab/>EXTEND has SERIN and SEROUT routines which store their baudrate CNT value here for each cog</text:p>
      <text:p text:style-name="P41">prompt <text:tab/>( -- adr )<text:tab/>H<text:tab/>User vector may point to code to change the prompt (normally blank)</text:p>
      <text:p text:style-name="P41">ufind <text:s text:c="3"/><text:tab/>( -- adr )<text:tab/>H<text:tab/></text:p>
      <text:p text:style-name="P41">create <text:s text:c="2"/><text:tab/>( -- adr )<text:tab/>H<text:tab/></text:p>
      <text:p text:style-name="P41">Lines <text:s text:c="2"/><text:tab/>( -- adr )<text:tab/>H<text:tab/>holds line count during block load</text:p>
      <text:p text:style-name="P41">errors <text:s text:c="2"/><text:tab/>( -- adr )<text:tab/>H<text:tab/>holds count of errors detected during block load of source via TACHYON word</text:p>
      <text:p text:style-name="P41"><text:soft-page-break/>lastkey <text:s text:c="2"/><text:tab/>( -- adr )<text:tab/>H<text:tab/>The last key that was pressed from the serial console is stored here, useful for lookaheads.</text:p>
      <text:p text:style-name="P41"/>
      <text:h text:style-name="Heading_20_3" text:outline-level="3"><text:bookmark-start text:name="__RefHeading___Toc15100_3727030152"/>Special Purpose Registers<text:bookmark-end text:name="__RefHeading___Toc15100_3727030152"/></text:h>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Line94052526053536">
          <table:table-cell table:style-name="Table65.A1" office:value-type="string">
            <text:p text:style-name="P623">SPR</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41"><text:span text:style-name="T39">constant = $01F0, </text:span><text:span text:style-name="T40">Special Purpose Register table</text:span></text:p>
          </table:table-cell>
        </table:table-row>
        <table:table-row table:style-name="TableLine94052526117888">
          <table:table-cell table:style-name="Table65.A1" office:value-type="string">
            <text:p text:style-name="P41"><text:span text:style-name="T29">PA</text:span><text:span text:style-name="T40">R</text:span></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0, Boot Parameter</text:p>
          </table:table-cell>
        </table:table-row>
        <table:table-row table:style-name="TableLine94052526118608">
          <table:table-cell table:style-name="Table65.A1" office:value-type="string">
            <text:p text:style-name="P394">CNT</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1, System Counter</text:p>
          </table:table-cell>
        </table:table-row>
        <table:table-row table:style-name="TableLine94052526119648">
          <table:table-cell table:style-name="Table65.A1" office:value-type="string">
            <text:p text:style-name="P394">INA</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2, Input States for P31-P0</text:p>
          </table:table-cell>
        </table:table-row>
        <table:table-row table:style-name="TableLine94052526120960">
          <table:table-cell table:style-name="Table65.A1" office:value-type="string">
            <text:p text:style-name="P394">INB</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3, Input States for P63-P32 (not used)</text:p>
          </table:table-cell>
        </table:table-row>
        <table:table-row table:style-name="TableLine94052526121952">
          <table:table-cell table:style-name="Table65.A1" office:value-type="string">
            <text:p text:style-name="P394">OUTA</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4, Output States for P31-P0</text:p>
          </table:table-cell>
        </table:table-row>
        <table:table-row table:style-name="TableLine94052526122896">
          <table:table-cell table:style-name="Table65.A1" office:value-type="string">
            <text:p text:style-name="P394">OUTB</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49"><text:span text:style-name="T40">constant = $01F5</text:span><text:span text:style-name="T46"> </text:span><text:span text:style-name="T40">Output States for P63-P32 (not used)</text:span></text:p>
          </table:table-cell>
        </table:table-row>
        <table:table-row table:style-name="TableLine94052526120304">
          <table:table-cell table:style-name="Table65.A1" office:value-type="string">
            <text:p text:style-name="P394">DIRA</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49"><text:span text:style-name="T40">constant = $01F6</text:span><text:span text:style-name="T46"> </text:span><text:span text:style-name="T40">Direction States for P31-P0</text:span></text:p>
          </table:table-cell>
        </table:table-row>
        <table:table-row table:style-name="TableLine94052526124608">
          <table:table-cell table:style-name="Table65.A1" office:value-type="string">
            <text:p text:style-name="P394">DIRB</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7, Direction States for P63-P32 (not used)</text:p>
          </table:table-cell>
        </table:table-row>
        <table:table-row table:style-name="TableLine94052526125600">
          <table:table-cell table:style-name="Table65.A1" office:value-type="string">
            <text:p text:style-name="P394">CTRA</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8, Counter A Control</text:p>
          </table:table-cell>
        </table:table-row>
        <table:table-row table:style-name="TableLine94052526126592">
          <table:table-cell table:style-name="Table65.A1" office:value-type="string">
            <text:p text:style-name="P394">CTRB</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9, Counter B Control</text:p>
          </table:table-cell>
        </table:table-row>
        <table:table-row table:style-name="TableLine94052526127824">
          <table:table-cell table:style-name="Table65.A1" office:value-type="string">
            <text:p text:style-name="P394">FRQA</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A, Counter A Frequency</text:p>
          </table:table-cell>
        </table:table-row>
        <table:table-row table:style-name="TableLine94052526129056">
          <table:table-cell table:style-name="Table65.A1" office:value-type="string">
            <text:p text:style-name="P394">FRQB</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B, Counter B Frequency</text:p>
          </table:table-cell>
        </table:table-row>
        <table:table-row table:style-name="TableLine94052526130288">
          <table:table-cell table:style-name="Table65.A1" office:value-type="string">
            <text:p text:style-name="P394">PHSA</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C, Counter A Phase</text:p>
          </table:table-cell>
        </table:table-row>
        <table:table-row table:style-name="TableLine94052526131520">
          <table:table-cell table:style-name="Table65.A1" office:value-type="string">
            <text:p text:style-name="P394">PHSB</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625">constant = $01FD, Counter B Phase</text:p>
          </table:table-cell>
        </table:table-row>
        <table:table-row table:style-name="TableLine94052526132752">
          <table:table-cell table:style-name="Table65.A1" office:value-type="string">
            <text:p text:style-name="P394">VCFG</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41"><text:span text:style-name="T40">constant = $01F</text:span><text:span text:style-name="T41">E</text:span><text:span text:style-name="T40">,</text:span><text:span text:style-name="T41"> Video Configuration</text:span></text:p>
          </table:table-cell>
        </table:table-row>
        <table:table-row table:style-name="TableLine94052526133984">
          <table:table-cell table:style-name="Table65.A1" office:value-type="string">
            <text:p text:style-name="P623">VSCL</text:p>
          </table:table-cell>
          <table:table-cell table:style-name="Table65.A1" office:value-type="string">
            <text:p text:style-name="P624">( -- adr )</text:p>
          </table:table-cell>
          <table:table-cell table:style-name="Table65.A1" office:value-type="string">
            <text:p text:style-name="P41"/>
          </table:table-cell>
          <table:table-cell table:style-name="Table65.A1" office:value-type="string">
            <text:p text:style-name="P317">PUB</text:p>
          </table:table-cell>
          <table:table-cell table:style-name="Table65.A1" office:value-type="string">
            <text:p text:style-name="P41"><text:span text:style-name="T40">constant = $01F</text:span><text:span text:style-name="T41">F</text:span><text:span text:style-name="T40">,</text:span><text:span text:style-name="T41"> Video Scale</text:span><text:span text:style-name="T40"> </text:span></text:p>
          </table:table-cell>
        </table:table-row>
      </table:table>
      <text:h text:style-name="Heading_20_3" text:outline-level="3"><text:bookmark-start text:name="__RefHeading___Toc15102_3727030152"/>Registers by index<text:bookmark-end text:name="__RefHeading___Toc15102_3727030152"/></text:h>
      <text:p text:style-name="P41">' Minimum registers required for a new task - other registers after the ' ---- are not needed other than by the console</text:p>
      <text:p text:style-name="P61">0<text:tab/>temp <text:s text:c="2"/><text:tab/>res 12 <text:s text:c="2"/><text:tab/>' general purpose</text:p>
      <text:p text:style-name="P60">12<text:tab/>cntr <text:s text:c="2"/><text:tab/>res 4 <text:s text:c="2"/><text:tab/>' hold CNT or temp</text:p>
      <text:p text:style-name="P60">' @16</text:p>
      <text:p text:style-name="P60">16<text:tab/>uemit <text:s text:c="2"/><text:tab/>res 2 <text:s text:c="2"/><text:tab/>' emit vector – 0 = default</text:p>
      <text:p text:style-name="P60">18<text:tab/>ukey <text:s text:c="2"/><text:tab/>res 2 <text:s text:c="2"/><text:tab/>' key vector</text:p>
      <text:p text:style-name="P60">20<text:tab/>keypoll <text:s text:c="2"/><text:tab/>res 2 <text:s text:c="2"/><text:tab/>' poll user routines - low priority background task</text:p>
      <text:p text:style-name="P60">22<text:tab/>base <text:s text:c="2"/><text:tab/>res 2 <text:s text:c="2"/><text:tab/>' current number base + backup location during overrides</text:p>
      <text:p text:style-name="P60">24<text:tab/>baudcnt <text:s text:c="2"/><text:tab/>res 4 <text:s text:c="2"/><text:tab/>' SERIN SEROUT baud cnt value where baud = clkfreq/baudcnt – each cog can have it's own</text:p>
      <text:p text:style-name="P60">28<text:tab/>uswitch <text:s text:c="2"/><text:tab/>res 4 <text:s text:c="2"/><text:tab/>' target parameter used in CASE structures</text:p>
      <text:p text:style-name="P60">32<text:tab/>flags <text:s text:c="2"/><text:tab/>res 2 <text:s text:c="2"/><text:tab/>' echo,linenums,ipmode,leadspaces,prset,striplf,sign,comp,defining</text:p>
      <text:p text:style-name="P60">34<text:tab/>keycol <text:s text:c="2"/><text:tab/>res 1 <text:s text:c="2"/><text:tab/>' maintains column position of key input</text:p>
      <text:p text:style-name="P60">35<text:tab/>wordcnt <text:s text:c="2"/><text:tab/>res 1 <text:s text:c="2"/><text:tab/>' length of current word (which is still null terminated)</text:p>
      <text:p text:style-name="P60">36<text:tab/>wordbuf <text:s text:c="2"/><text:tab/>res wordsz <text:s text:c="2"/><text:tab/>' words from the input stream are assembled here</text:p>
      <text:p text:style-name="P60">75<text:tab/>numpad <text:s text:c="2"/><text:tab/>res numpadsz<text:tab/>' Number print format routines assemble digit characters here – builds from end - 18,446,744,073,709,551,615</text:p>
      <text:p text:style-name="P60"><text:span text:style-name="T118"><text:tab/><text:tab/><text:tab/><text:tab/></text:span>' numpad may continue to build backwards into wordbuf for special cases such as long binary numbers</text:p>
      <text:p text:style-name="P60">101<text:tab/>padwr <text:s text:c="2"/><text:tab/>res 1 <text:s text:c="2"/><text:tab/>' write index (builds characters down from lsb to msb in MODULO style)</text:p>
      <text:p text:style-name="P60"/>
      <text:p text:style-name="P60">'</text:p>
      <text:p text:style-name="P60">' ------ console only registers – not required for other tasks - so no need to allocate memory beyond here</text:p>
      <text:p text:style-name="P60">'</text:p>
      <text:p text:style-name="P60"/>
      <text:p text:style-name="P60"/>
      <text:p text:style-name="P60">102<text:tab/>unum <text:s text:c="2"/><text:tab/>res 2 <text:s text:c="2"/><text:tab/>' User number processing routine - executed if number failed and UNUM &lt;&gt; 0</text:p>
      <text:p text:style-name="P60">104<text:tab/>anumber <text:s text:c="2"/><text:tab/>res 4 <text:s text:c="2"/><text:tab/>' Assembled number from input</text:p>
      <text:p text:style-name="P60">108<text:tab/>bnumber <text:s text:c="2"/><text:tab/>res 4</text:p>
      <text:p text:style-name="P60">112<text:tab/>digits <text:s text:c="2"/><text:tab/>res 1 <text:s text:c="2"/><text:tab/>' number of digits in current number that has just been processed</text:p>
      <text:p text:style-name="P60">113<text:tab/>dpl <text:s text:c="2"/><text:span text:style-name="T119"><text:tab/></text:span><text:tab/>res 1 <text:s text:c="2"/><text:tab/>' Position of the decimal point if encountered (else zero)</text:p>
      <text:p text:style-name="P60"/>
      <text:p text:style-name="P60">' WORD aligned registers</text:p>
      <text:p text:style-name="P60"/>
      <text:p text:style-name="P60">114<text:tab/>ufind <text:s text:c="2"/><text:tab/>res 2 <text:s text:c="2"/><text:tab/>' runs extended dictionary search if set after failing precompiled dictionary search</text:p>
      <text:p text:style-name="P60">116<text:tab/>createvec <text:s text:c="2"/><text:tab/>res 2 <text:s text:c="2"/><text:tab/>' If set will execute user create routines rather than the kernel's</text:p>
      <text:p text:style-name="P60"/>
      <text:p text:style-name="P60">118<text:tab/>rxptr <text:s text:c="2"/><text:tab/>res 2 <text:s text:c="2"/><text:tab/>' Pointer to the terminal receive buffer - read &amp; write index precedes</text:p>
      <text:p text:style-name="P60">120<text:tab/>rxsz <text:s text:c="2"/><text:tab/>res 2 <text:s text:c="2"/><text:tab/>' normally set to 256 bytes but increased during block load</text:p>
      <text:p text:style-name="P60">122<text:tab/>corenames <text:s text:c="2"/><text:tab/>res 2 <text:s text:c="2"/><text:tab/>' points to core kernel names for optimizing search sequence</text:p>
      <text:p text:style-name="P60">124<text:tab/>oldnames <text:s text:c="2"/><text:tab/>res 2 <text:s text:c="2"/><text:tab/>' backup of names used at start of TACHYON load</text:p>
      <text:p text:style-name="P60">126<text:tab/>names <text:s text:c="2"/><text:tab/>res 2 <text:s text:c="2"/><text:tab/>' start of dictionary (builds down)</text:p>
      <text:p text:style-name="P60">128<text:tab/>prevname <text:s text:c="2"/><text:tab/>res 2 <text:s text:c="2"/><text:tab/>' temp location used by CREATE</text:p>
      <text:p text:style-name="P60">130<text:tab/>fromhere <text:s text:c="2"/><text:tab/>res 2 <text:s text:c="2"/><text:tab/>' Used by TACHYON word to backup current “here” to determine code size at end of load</text:p>
      <text:p text:style-name="P60">132<text:tab/>here <text:s text:c="2"/><text:tab/>res 2 <text:s text:c="2"/><text:tab/>' pointer to compilation area (overwrites VM image)</text:p>
      <text:p text:style-name="P60">134<text:tab/>codes <text:s text:c="2"/><text:tab/>res 2 <text:s text:c="2"/><text:tab/>' current code compilation pointer (updates "here" or is reset by it)</text:p>
      <text:p text:style-name="P60">136<text:tab/>cold <text:s text:c="2"/><text:tab/>res 2 <text:s text:c="2"/><text:tab/>' pattern to detect if this is a cold or warm start ($A55A )</text:p>
      <text:p text:style-name="P60">138<text:tab/>autovec <text:s text:c="2"/><text:tab/>res 2 <text:s text:c="2"/><text:tab/>' user autostart address if non-zero - called from within terminal</text:p>
      <text:p text:style-name="P60">140<text:tab/>errors <text:s text:c="2"/><text:tab/>res 2</text:p>
      <text:p text:style-name="P60">142<text:tab/>linenum <text:s text:c="2"/><text:tab/>res 2</text:p>
      <text:p text:style-name="P60"/>
      <text:p text:style-name="P60">' Unaligned registers</text:p>
      <text:p text:style-name="P60"/>
      <text:p text:style-name="P60">144<text:tab/>delim <text:s text:c="2"/><text:tab/>res 2 <text:s text:c="2"/><text:tab/>' the delimiter used in text input and a save location</text:p>
      <text:p text:style-name="P60"/>
      <text:p text:style-name="P60">146<text:tab/>prompt <text:s text:c="2"/><text:tab/>res 2 <text:s text:c="2"/><text:tab/>' pointer to code to execute when Forth prompts for a new line</text:p>
      <text:p text:style-name="P60">148<text:tab/>accept <text:s text:c="2"/><text:tab/>res 2 <text:s text:c="2"/><text:tab/>' pointer to code to execute when Forth accepts a line to interpret (0=ok)</text:p>
      <text:p text:style-name="P60"/>
      <text:p text:style-name="P60"/>
      <text:p text:style-name="P60">150<text:tab/>prevch <text:s text:c="2"/><text:tab/>res 2 <text:s text:c="2"/><text:tab/>' used to detect LF only sequences vs CRLF to perform auto CR</text:p>
      <text:p text:style-name="P60">152<text:tab/>lastkey <text:s text:c="2"/><text:tab/>res 1 <text:s text:c="2"/><text:tab/>' written to directly from serialrx</text:p>
      <text:p text:style-name="P60">153<text:tab/>keychar <text:s text:c="2"/><text:tab/>res 1 <text:s text:c="2"/><text:tab/>' override for key character</text:p>
      <text:p text:style-name="P60"/>
      <text:p text:style-name="P60">154<text:tab/>spincnt <text:s text:c="2"/><text:tab/>res 1 <text:s text:c="2"/><text:tab/>' Used by spinner to rotate busy symbol</text:p>
      <text:p text:style-name="P60"/>
      <text:p text:style-name="P60">155<text:tab/>prefix <text:s text:c="2"/><text:tab/>res 1 <text:s text:c="2"/><text:tab/>' NUMBER input prefix</text:p>
      <text:p text:style-name="P60">156<text:tab/>suffix <text:s text:c="2"/><text:tab/>res 1 <text:s text:c="2"/><text:tab/>' NUMBER input suffix</text:p>
      <text:p text:style-name="P60">157<text:tab/> <text:s text:c="9"/><text:tab/>res 3</text:p>
      <text:p text:style-name="P60"/>
      <text:p text:style-name="P60">160<text:tab/>tasks <text:s text:c="2"/><text:tab/> res tasksz*8 <text:s/><text:tab/>' (must be long aligned)</text:p>
      <text:p text:style-name="P60"><text:soft-page-break/></text:p>
      <text:p text:style-name="P60">224<text:tab/>endreg <text:s text:c="2"/><text:tab/> res 0</text:p>
      <text:h text:style-name="Heading_20_2" text:outline-level="2"><text:bookmark-start text:name="__RefHeading___Toc15104_3727030152"/>DICTIONARY<text:bookmark-end text:name="__RefHeading___Toc15104_3727030152"/></text:h>
      <text:p text:style-name="P21">The Tachyon names dictionary is a completely separate area from the code dictionary and is where all the names, name and code attributes, and code "pointer" is stored. Unlike traditional Forths the names are not stored inline with the code and this allows for more flexibility with memory and dictionary. For instance names may be removed without touching or impacting code and also aliases may be added that are simply clones of the original header so they do not add any overhead. Also names may be declared as private allowing them to be removed later on and the memory reclaimed. Because code no longer has inline headers and is always bytecode it also means that code can "fall through" into the next code forward definition thus simplifying code. </text:p>
      <text:p text:style-name="P21"/>
      <text:p text:style-name="P45">Here is an example of a code header which has the fields: count(1), name(V), ATR(1), pointer(2)</text:p>
      <text:p text:style-name="P45"><text:span text:style-name="T27"><text:tab/></text:span><text:span text:style-name="T23">: HELLO PRINT" HELLO WORLD" <text:s/>CR ; <text:s/>ok</text:span></text:p>
      <text:p text:style-name="P739"><text:span text:style-name="T106"><text:tab/></text:span>@NAMES 10 DUMP</text:p>
      <text:p text:style-name="P739"><text:span text:style-name="T106"><text:tab/></text:span>0000_559D: <text:s text:c="2"/>05 48 45 4C <text:s/>4C 4F 82 BD <text:s text:c="2"/>53</text:p>
      <text:p text:style-name="P21">Dictionary ATR fields always have the msb set thus terminating the name if it is referenced as a string since both nulls and &gt;$7F characters are valid string terminators in Tachyon. The pointer is more commonly not a pointer as such but the bytecodes to be compiled, either one or two bytes. The name count is used both for quick linking into the next word (nextadr = adr+cnt+4) and also to speed up searching as string compare is skipped if counts do not match. Name dictionaries build down from a high address toward the code dictionary which builds up (since it needs to execute in this manner) from a low address towards the name dictionary. So free space is the difference between the latest entry in the names dictionary @NAMES and the current HERE which points to the next free code location.</text:p>
      <text:p text:style-name="P48"><text:tab/> <text:tab/> <text:tab/> <text:tab/> <text:tab/> <text:tab/> <text:tab/></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Line94052526055296">
          <table:table-cell table:style-name="Table46.A1" office:value-type="string">
            <text:p text:style-name="P107">.CFA</text:p>
          </table:table-cell>
          <table:table-cell table:style-name="Table46.A1" office:value-type="string">
            <text:p text:style-name="P107">( cfa -- )</text:p>
          </table:table-cell>
          <table:table-cell table:style-name="Table46.A1" office:value-type="string">
            <text:p text:style-name="P107"/>
          </table:table-cell>
          <table:table-cell table:style-name="Table46.A1" office:value-type="string">
            <text:p text:style-name="P310">PUB</text:p>
          </table:table-cell>
          <table:table-cell table:style-name="Table46.A1" office:value-type="string">
            <text:p text:style-name="P107">Displays word name and code field address</text:p>
          </table:table-cell>
        </table:table-row>
        <table:table-row table:style-name="Table46.2">
          <table:table-cell table:style-name="Table46.A2" office:value-type="string">
            <text:p text:style-name="P104">(FORGET)</text:p>
          </table:table-cell>
          <table:table-cell table:style-name="Table46.A2" office:value-type="string">
            <text:p text:style-name="P104">( nfa -- )</text:p>
          </table:table-cell>
          <table:table-cell table:style-name="Table46.A2" office:value-type="string">
            <text:p text:style-name="P104"/>
          </table:table-cell>
          <table:table-cell table:style-name="Table46.A2" office:value-type="string">
            <text:p text:style-name="P310">PUB</text:p>
          </table:table-cell>
          <table:table-cell table:style-name="Table46.A2" office:value-type="string">
            <text:p text:style-name="P104">Forget the word with this nfa</text:p>
          </table:table-cell>
        </table:table-row>
        <table:table-row table:style-name="Table46.2">
          <table:table-cell table:style-name="Table46.A2" office:value-type="string">
            <text:p text:style-name="P21">[']</text:p>
          </table:table-cell>
          <table:table-cell table:style-name="Table46.A2" office:value-type="string">
            <text:p text:style-name="P21"/>
          </table:table-cell>
          <table:table-cell table:style-name="Table46.A2" office:value-type="string">
            <text:p text:style-name="P21">H</text:p>
          </table:table-cell>
          <table:table-cell table:style-name="Table46.A2" office:value-type="string">
            <text:p text:style-name="P336">PUB</text:p>
          </table:table-cell>
          <table:table-cell table:style-name="Table46.A2" office:value-type="string">
            <text:p text:style-name="P21"/>
          </table:table-cell>
        </table:table-row>
        <table:table-row table:style-name="Table46.2">
          <table:table-cell table:style-name="Table46.A2" office:value-type="string">
            <text:p text:style-name="P154">[W,]</text:p>
          </table:table-cell>
          <table:table-cell table:style-name="Table46.A2" office:value-type="string">
            <text:p text:style-name="P154">( wordcode -- )</text:p>
          </table:table-cell>
          <table:table-cell table:style-name="Table46.A2" office:value-type="string">
            <text:p text:style-name="P787"/>
          </table:table-cell>
          <table:table-cell table:style-name="Table46.A2" office:value-type="string">
            <text:p text:style-name="P810">PUB</text:p>
          </table:table-cell>
          <table:table-cell table:style-name="Table46.A2" office:value-type="string">
            <text:p text:style-name="P787"/>
          </table:table-cell>
        </table:table-row>
        <table:table-row table:style-name="Table46.2">
          <table:table-cell table:style-name="Table46.A2" office:value-type="string">
            <text:p text:style-name="P21">@NAMES</text:p>
          </table:table-cell>
          <table:table-cell table:style-name="Table46.A2" office:value-type="string">
            <text:p text:style-name="P21">( -- adr )</text:p>
          </table:table-cell>
          <table:table-cell table:style-name="Table46.A2" office:value-type="string">
            <text:p text:style-name="P21">X</text:p>
          </table:table-cell>
          <table:table-cell table:style-name="Table46.A2" office:value-type="string">
            <text:p text:style-name="P808">PUB</text:p>
          </table:table-cell>
          <table:table-cell table:style-name="Table46.A2" office:value-type="string">
            <text:p text:style-name="P21">Return with point to start of latest dictionary header (builds down)</text:p>
          </table:table-cell>
        </table:table-row>
        <table:table-row table:style-name="Table46.2">
          <table:table-cell table:style-name="Table46.A2" office:value-type="string">
            <text:p text:style-name="P486">+NFA</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153">ALIGN</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153">ALIGNORG</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21">ALLOCATED</text:p>
          </table:table-cell>
          <table:table-cell table:style-name="Table46.A2" office:value-type="string">
            <text:p text:style-name="P21"/>
          </table:table-cell>
          <table:table-cell table:style-name="Table46.A2" office:value-type="string">
            <text:p text:style-name="P21">H</text:p>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21">ALLOT <text:s text:c="5"/></text:p>
          </table:table-cell>
          <table:table-cell table:style-name="Table46.A2" office:value-type="string">
            <text:p text:style-name="P21">( n -- )</text:p>
          </table:table-cell>
          <table:table-cell table:style-name="Table46.A2" office:value-type="string">
            <text:p text:style-name="P21">H</text:p>
          </table:table-cell>
          <table:table-cell table:style-name="Table46.A2" office:value-type="string">
            <text:p text:style-name="P808">PUB</text:p>
          </table:table-cell>
          <table:table-cell table:style-name="Table46.A2" office:value-type="string">
            <text:p text:style-name="P21">Allot n bytes of code memory - advances "here"</text:p>
          </table:table-cell>
        </table:table-row>
        <table:table-row table:style-name="Table46.2">
          <table:table-cell table:style-name="Table46.A2" office:value-type="string">
            <text:p text:style-name="P610">CFA</text:p>
          </table:table-cell>
          <table:table-cell table:style-name="Table46.A2" office:value-type="string">
            <text:p text:style-name="P808">( -- adr )</text:p>
          </table:table-cell>
          <table:table-cell table:style-name="Table46.A2" office:value-type="string">
            <text:p text:style-name="P787"/>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21">CONSOLE</text:p>
          </table:table-cell>
          <table:table-cell table:style-name="Table46.A2" office:value-type="string">
            <text:p text:style-name="P21"/>
          </table:table-cell>
          <table:table-cell table:style-name="Table46.A2" office:value-type="string">
            <text:p text:style-name="P21">H</text:p>
          </table:table-cell>
          <table:table-cell table:style-name="Table46.A2" office:value-type="string">
            <text:p text:style-name="P344">PUB</text:p>
          </table:table-cell>
          <table:table-cell table:style-name="Table46.A2" office:value-type="string">
            <text:p text:style-name="P21"/>
          </table:table-cell>
        </table:table-row>
        <table:table-row table:style-name="Table46.2">
          <table:table-cell table:style-name="Table46.A2" office:value-type="string">
            <text:p text:style-name="P486">CPA</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21">CREATE</text:p>
          </table:table-cell>
          <table:table-cell table:style-name="Table46.A2" office:value-type="string">
            <text:p text:style-name="P199">( &lt;name&gt; -- )</text:p>
          </table:table-cell>
          <table:table-cell table:style-name="Table46.A2" office:value-type="string">
            <text:p text:style-name="P21">H</text:p>
          </table:table-cell>
          <table:table-cell table:style-name="Table46.A2" office:value-type="string">
            <text:p text:style-name="P327">PUB</text:p>
          </table:table-cell>
          <table:table-cell table:style-name="Table46.A2" office:value-type="string">
            <text:p text:style-name="P392">create new dev with dummy cfa (save ptr to it</text:p>
          </table:table-cell>
        </table:table-row>
        <table:table-row table:style-name="Table46.2">
          <table:table-cell table:style-name="Table46.A2" office:value-type="string">
            <text:p text:style-name="P151">CREATE:</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342">PUB</text:p>
          </table:table-cell>
          <table:table-cell table:style-name="Table46.A2" office:value-type="string">
            <text:p text:style-name="P787"/>
          </table:table-cell>
        </table:table-row>
        <table:table-row table:style-name="Table46.2">
          <table:table-cell table:style-name="Table46.A2" office:value-type="string">
            <text:p text:style-name="P21">CREATE$</text:p>
          </table:table-cell>
          <table:table-cell table:style-name="Table46.A2" office:value-type="string">
            <text:p text:style-name="P150">( wordcode -- )</text:p>
          </table:table-cell>
          <table:table-cell table:style-name="Table46.A2" office:value-type="string">
            <text:p text:style-name="P21">X</text:p>
          </table:table-cell>
          <table:table-cell table:style-name="Table46.A2" office:value-type="string">
            <text:p text:style-name="P342">PUB</text:p>
          </table:table-cell>
          <table:table-cell table:style-name="Table46.A2" office:value-type="string">
            <text:p text:style-name="P21"><text:span text:style-name="T94">C</text:span>reate a name in the dictionary from wordcnt+wordbuf</text:p>
          </table:table-cell>
        </table:table-row>
        <table:table-row table:style-name="Table46.2">
          <table:table-cell table:style-name="Table46.A2" office:value-type="string">
            <text:p text:style-name="P356">DEFAULTS</text:p>
          </table:table-cell>
          <table:table-cell table:style-name="Table46.A2" office:value-type="string">
            <text:p text:style-name="P76">( -- )</text:p>
          </table:table-cell>
          <table:table-cell table:style-name="Table46.A2" office:value-type="string">
            <text:p text:style-name="P76"/>
          </table:table-cell>
          <table:table-cell table:style-name="Table46.A2" office:value-type="string">
            <text:p text:style-name="P292">PUB</text:p>
          </table:table-cell>
          <table:table-cell table:style-name="Table46.A2" office:value-type="string">
            <text:p text:style-name="P76">Reset dictionary pointers and stop COGS 3-7</text:p>
          </table:table-cell>
        </table:table-row>
        <table:table-row table:style-name="Table46.2">
          <table:table-cell table:style-name="Table46.A2" office:value-type="string">
            <text:p text:style-name="P21">DEFER </text:p>
          </table:table-cell>
          <table:table-cell table:style-name="Table46.A2" office:value-type="string">
            <text:p text:style-name="P21">( &lt;word&gt; -- str )</text:p>
          </table:table-cell>
          <table:table-cell table:style-name="Table46.A2" office:value-type="string">
            <text:p text:style-name="P21">H</text:p>
          </table:table-cell>
          <table:table-cell table:style-name="Table46.A2" office:value-type="string">
            <text:p text:style-name="P299">PUB</text:p>
          </table:table-cell>
          <table:table-cell table:style-name="Table46.A2" office:value-type="string">
            <text:p text:style-name="P21">Wait for a terminated word to be entered and return with the ptr to the wordbuf</text:p>
          </table:table-cell>
        </table:table-row>
        <table:table-row table:style-name="Table46.2">
          <table:table-cell table:style-name="Table46.A2" office:value-type="string">
            <text:p text:style-name="P42">DISCARD</text:p>
          </table:table-cell>
          <table:table-cell table:style-name="Table46.A2" office:value-type="string">
            <text:p text:style-name="P42"/>
          </table:table-cell>
          <table:table-cell table:style-name="Table46.A2" office:value-type="string">
            <text:p text:style-name="P42">H</text:p>
          </table:table-cell>
          <table:table-cell table:style-name="Table46.A2" office:value-type="string">
            <text:p text:style-name="P344">PUB</text:p>
          </table:table-cell>
          <table:table-cell table:style-name="Table46.A2" office:value-type="string">
            <text:p text:style-name="P203">Discard the current input line</text:p>
          </table:table-cell>
        </table:table-row>
        <table:table-row table:style-name="Table46.2">
          <table:table-cell table:style-name="Table46.A2" office:value-type="string">
            <text:p text:style-name="P485">DOES&gt;</text:p>
          </table:table-cell>
          <table:table-cell table:style-name="Table46.A2" office:value-type="string">
            <text:p text:style-name="P485">( -- )</text:p>
          </table:table-cell>
          <table:table-cell table:style-name="Table46.A2" office:value-type="string">
            <text:p text:style-name="P485"/>
          </table:table-cell>
          <table:table-cell table:style-name="Table46.A2" office:value-type="string">
            <text:p text:style-name="P605">PUB</text:p>
          </table:table-cell>
          <table:table-cell table:style-name="Table46.A2" office:value-type="string">
            <text:p text:style-name="P485">set new cfa to point back to DOES: code (skipped by DOES: itself)</text:p>
          </table:table-cell>
        </table:table-row>
        <table:table-row table:style-name="Table46.2">
          <table:table-cell table:style-name="Table46.A2" office:value-type="string">
            <text:p text:style-name="P154">END</text:p>
          </table:table-cell>
          <table:table-cell table:style-name="Table46.A2" office:value-type="string">
            <text:p text:style-name="P154">( -- )</text:p>
          </table:table-cell>
          <table:table-cell table:style-name="Table46.A2" office:value-type="string">
            <text:p text:style-name="P154"/>
          </table:table-cell>
          <table:table-cell table:style-name="Table46.A2" office:value-type="string">
            <text:p text:style-name="P344">PUB</text:p>
          </table:table-cell>
          <table:table-cell table:style-name="Table46.A2" office:value-type="string">
            <text:p text:style-name="P154">Used to signal the end of a TACHYON source code section</text:p>
          </table:table-cell>
        </table:table-row>
        <table:table-row table:style-name="Table46.2">
          <table:table-cell table:style-name="Table46.A2" office:value-type="string">
            <text:p text:style-name="P21">GETWORD <text:s text:c="3"/></text:p>
          </table:table-cell>
          <table:table-cell table:style-name="Table46.A2" office:value-type="string">
            <text:p text:style-name="P21">( &lt;word&gt; -- str )</text:p>
          </table:table-cell>
          <table:table-cell table:style-name="Table46.A2" office:value-type="string">
            <text:p text:style-name="P21">H</text:p>
          </table:table-cell>
          <table:table-cell table:style-name="Table46.A2" office:value-type="string">
            <text:p text:style-name="P342">PUB</text:p>
          </table:table-cell>
          <table:table-cell table:style-name="Table46.A2" office:value-type="string">
            <text:p text:style-name="P21">Wait for a terminated word to be entered and return with the ptr to the wordbuf (Deprecated use DEFER)</text:p>
          </table:table-cell>
        </table:table-row>
        <table:table-row table:style-name="Table46.2">
          <table:table-cell table:style-name="Table46.A2" office:value-type="string">
            <text:p text:style-name="P21">HERE</text:p>
          </table:table-cell>
          <table:table-cell table:style-name="Table46.A2" office:value-type="string">
            <text:p text:style-name="P21">( -- adr )</text:p>
          </table:table-cell>
          <table:table-cell table:style-name="Table46.A2" office:value-type="string">
            <text:p text:style-name="P21">H</text:p>
          </table:table-cell>
          <table:table-cell table:style-name="Table46.A2" office:value-type="string">
            <text:p text:style-name="P808">PUB</text:p>
          </table:table-cell>
          <table:table-cell table:style-name="Table46.A2" office:value-type="string">
            <text:p text:style-name="P21"/>
          </table:table-cell>
        </table:table-row>
        <table:table-row table:style-name="Table46.2">
          <table:table-cell table:style-name="Table46.A2" office:value-type="string">
            <text:p text:style-name="P21">IDLE</text:p>
          </table:table-cell>
          <table:table-cell table:style-name="Table46.A2" office:value-type="string">
            <text:p text:style-name="P21"/>
          </table:table-cell>
          <table:table-cell table:style-name="Table46.A2" office:value-type="string">
            <text:p text:style-name="P21">H</text:p>
          </table:table-cell>
          <table:table-cell table:style-name="Table46.A2" office:value-type="string">
            <text:p text:style-name="P344">PUB</text:p>
          </table:table-cell>
          <table:table-cell table:style-name="Table46.A2" office:value-type="string">
            <text:p text:style-name="P21">Start-up used by idle cogs which checks for a run address while pausing to save power</text:p>
          </table:table-cell>
        </table:table-row>
        <table:table-row table:style-name="Table46.2">
          <table:table-cell table:style-name="Table46.A2" office:value-type="string">
            <text:p text:style-name="P611">names</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09">PUB</text:p>
          </table:table-cell>
          <table:table-cell table:style-name="Table46.A2" office:value-type="string">
            <text:p text:style-name="P787"/>
          </table:table-cell>
        </table:table-row>
        <table:table-row table:style-name="Table46.2">
          <table:table-cell table:style-name="Table46.A2" office:value-type="string">
            <text:p text:style-name="P486">NFA</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08">PUB</text:p>
          </table:table-cell>
          <table:table-cell table:style-name="Table46.A2" office:value-type="string">
            <text:p text:style-name="P787"/>
          </table:table-cell>
        </table:table-row>
        <table:table-row table:style-name="Table46.2">
          <table:table-cell table:style-name="Table46.A2" office:value-type="string">
            <text:p text:style-name="P486">NFA</text:p>
          </table:table-cell>
          <table:table-cell table:style-name="Table46.A2" office:value-type="string">
            <text:p text:style-name="P787"/>
          </table:table-cell>
          <table:table-cell table:style-name="Table46.A2" office:value-type="string">
            <text:p text:style-name="P787"/>
          </table:table-cell>
          <table:table-cell table:style-name="Table46.A2" office:value-type="string">
            <text:p text:style-name="P816">PUB</text:p>
          </table:table-cell>
          <table:table-cell table:style-name="Table46.A2" office:value-type="string">
            <text:p text:style-name="P787"/>
          </table:table-cell>
        </table:table-row>
        <table:table-row table:style-name="Table46.2">
          <table:table-cell table:style-name="Table46.A2" office:value-type="string">
            <text:p text:style-name="P143">NFA$</text:p>
          </table:table-cell>
          <table:table-cell table:style-name="Table46.A2" office:value-type="string">
            <text:p text:style-name="P143">( str -- nfaptr )</text:p>
          </table:table-cell>
          <table:table-cell table:style-name="Table46.A2" office:value-type="string">
            <text:p text:style-name="P143">H</text:p>
          </table:table-cell>
          <table:table-cell table:style-name="Table46.A2" office:value-type="string">
            <text:p text:style-name="P336">PUB</text:p>
          </table:table-cell>
          <table:table-cell table:style-name="Table46.A2" office:value-type="string">
            <text:p text:style-name="P143"/>
          </table:table-cell>
        </table:table-row>
        <table:table-row table:style-name="Table46.2">
          <table:table-cell table:style-name="Table46.A2" office:value-type="string">
            <text:p text:style-name="P133">PRIVATE</text:p>
          </table:table-cell>
          <table:table-cell table:style-name="Table46.A2" office:value-type="string">
            <text:p text:style-name="P133">( -- )</text:p>
          </table:table-cell>
          <table:table-cell table:style-name="Table46.A2" office:value-type="string">
            <text:p text:style-name="P133"/>
          </table:table-cell>
          <table:table-cell table:style-name="Table46.A2" office:value-type="string">
            <text:p text:style-name="P329">PUB</text:p>
          </table:table-cell>
          <table:table-cell table:style-name="Table46.A2" office:value-type="string">
            <text:p text:style-name="P133">All <text:span text:style-name="T87">: , var and const </text:span>definitions that follow may be removed from the dictionary so that<text:span text:style-name="T131"> </text:span>they can no longer be used in new definitions<text:span text:style-name="T87">. 'pub' and 'pri' words override this</text:span></text:p>
          </table:table-cell>
        </table:table-row>
        <table:table-row table:style-name="Table46.2">
          <table:table-cell table:style-name="Table46.A2" office:value-type="string">
            <text:p text:style-name="P132">PUBLIC</text:p>
          </table:table-cell>
          <table:table-cell table:style-name="Table46.A2" office:value-type="string">
            <text:p text:style-name="P132">( -- )</text:p>
          </table:table-cell>
          <table:table-cell table:style-name="Table46.A2" office:value-type="string">
            <text:p text:style-name="P132"/>
          </table:table-cell>
          <table:table-cell table:style-name="Table46.A2" office:value-type="string">
            <text:p text:style-name="P329">PUB</text:p>
          </table:table-cell>
          <table:table-cell table:style-name="Table46.A2" office:value-type="string">
            <text:p text:style-name="P132">All <text:span text:style-name="T87">: , variable and constant </text:span>definitions that follow can be used in <text:span text:style-name="T87">all </text:span>following definitions</text:p>
          </table:table-cell>
        </table:table-row>
        <table:table-row table:style-name="Table46.2">
          <table:table-cell table:style-name="Table46.A2" office:value-type="string">
            <text:p text:style-name="P74">QW</text:p>
          </table:table-cell>
          <table:table-cell table:style-name="Table46.A2" office:value-type="string">
            <text:p text:style-name="P74">( -- )</text:p>
          </table:table-cell>
          <table:table-cell table:style-name="Table46.A2" office:value-type="string">
            <text:p text:style-name="P74">X</text:p>
          </table:table-cell>
          <table:table-cell table:style-name="Table46.A2" office:value-type="string">
            <text:p text:style-name="P293">PUB</text:p>
          </table:table-cell>
          <table:table-cell table:style-name="Table46.A2" office:value-type="string">
            <text:p text:style-name="P74">List the latest 128 words in quick compact format</text:p>
          </table:table-cell>
        </table:table-row>
        <table:table-row table:style-name="Table46.2">
          <table:table-cell table:style-name="Table46.A2" office:value-type="string">
            <text:p text:style-name="P21">SEARCH </text:p>
          </table:table-cell>
          <table:table-cell table:style-name="Table46.A2" office:value-type="string">
            <text:p text:style-name="P21">( cstr -- nfaptr )</text:p>
          </table:table-cell>
          <table:table-cell table:style-name="Table46.A2" office:value-type="string">
            <text:p text:style-name="P21">H</text:p>
          </table:table-cell>
          <table:table-cell table:style-name="Table46.A2" office:value-type="string">
            <text:p text:style-name="P342">PUB</text:p>
          </table:table-cell>
          <table:table-cell table:style-name="Table46.A2" office:value-type="string">
            <text:p text:style-name="P21">Search the dictionaries for cstr which points to the word string constructed as count+string+null</text:p>
          </table:table-cell>
        </table:table-row>
        <table:table-row table:style-name="Table46.2">
          <table:table-cell table:style-name="Table46.A2" office:value-type="string">
            <text:p text:style-name="P154">TACHYON</text:p>
          </table:table-cell>
          <table:table-cell table:style-name="Table46.A2" office:value-type="string">
            <text:p text:style-name="P154">( -- )</text:p>
          </table:table-cell>
          <table:table-cell table:style-name="Table46.A2" office:value-type="string">
            <text:p text:style-name="P154"/>
          </table:table-cell>
          <table:table-cell table:style-name="Table46.A2" office:value-type="string">
            <text:p text:style-name="P344">PUB</text:p>
          </table:table-cell>
          <table:table-cell table:style-name="Table46.A2" office:value-type="string">
            <text:p text:style-name="P154">used to verify that source code is intended for Tachyon and also to reset load stats - terminate with END</text:p>
          </table:table-cell>
        </table:table-row>
        <table:table-row table:style-name="Table46.2">
          <table:table-cell table:style-name="Table46.A2" office:value-type="string">
            <text:p text:style-name="P21">TASK</text:p>
          </table:table-cell>
          <table:table-cell table:style-name="Table46.A2" office:value-type="string">
            <text:p text:style-name="P201">( cog -- addr )</text:p>
          </table:table-cell>
          <table:table-cell table:style-name="Table46.A2" office:value-type="string">
            <text:p text:style-name="P21">H</text:p>
          </table:table-cell>
          <table:table-cell table:style-name="Table46.A2" office:value-type="string">
            <text:p text:style-name="P344">PUB</text:p>
          </table:table-cell>
          <table:table-cell table:style-name="Table46.A2" office:value-type="string">
            <text:p text:style-name="P21">Return with address of task control register in "tasks"</text:p>
          </table:table-cell>
        </table:table-row>
        <table:table-row table:style-name="Table46.2">
          <table:table-cell table:style-name="Table46.A2" office:value-type="string">
            <text:p text:style-name="P735">uhere</text:p>
          </table:table-cell>
          <table:table-cell table:style-name="Table46.A2" office:value-type="string">
            <text:p text:style-name="P744">( -- adr )</text:p>
          </table:table-cell>
          <table:table-cell table:style-name="Table46.A2" office:value-type="string">
            <text:p text:style-name="P735"/>
          </table:table-cell>
          <table:table-cell table:style-name="Table46.A2" office:value-type="string">
            <text:p text:style-name="P754">PUB</text:p>
          </table:table-cell>
          <table:table-cell table:style-name="Table46.A2" office:value-type="string">
            <text:p text:style-name="P744">1 word, pointer to to compilation area</text:p>
          </table:table-cell>
        </table:table-row>
        <table:table-row table:style-name="Table46.2">
          <table:table-cell table:style-name="Table46.A2" office:value-type="string">
            <text:p text:style-name="P738">undef</text:p>
          </table:table-cell>
          <table:table-cell table:style-name="Table46.A2" office:value-type="string">
            <text:p text:style-name="P746">( -- <text:span text:style-name="T145">a</text:span>dr )</text:p>
          </table:table-cell>
          <table:table-cell table:style-name="Table46.A2" office:value-type="string">
            <text:p text:style-name="P746">C</text:p>
          </table:table-cell>
          <table:table-cell table:style-name="Table46.A2" office:value-type="string">
            <text:p text:style-name="P754">PUB</text:p>
          </table:table-cell>
          <table:table-cell table:style-name="Table46.A2" office:value-type="string">
            <text:p text:style-name="P747">1 word, <text:s/>user word cfa <text:span text:style-name="T145">can be </text:span>stored here<text:span text:style-name="T145"> which</text:span> will be called when <text:span text:style-name="T145">a </text:span>word<text:span text:style-name="T145"> in the input stream</text:span> is not found in <text:span text:style-name="T145">the </text:span>dictionary. Reset 0 to do normal Tachyon behaviour<text:span text:style-name="T145"> e.g. ' FRUN undef W! causes the SD card to be searched for a file name and if found will load it to the input stream </text:span></text:p>
            <text:p text:style-name="P750">(Implements MSDOS 'batch file' behaviour) 0 undef W! disables the function</text:p>
          </table:table-cell>
        </table:table-row>
        <table:table-row table:style-name="Table46.2">
          <table:table-cell table:style-name="Table46.A2" office:value-type="string">
            <text:p text:style-name="P735">uthere </text:p>
          </table:table-cell>
          <table:table-cell table:style-name="Table46.A2" office:value-type="string">
            <text:p text:style-name="P744">( -- adr )</text:p>
          </table:table-cell>
          <table:table-cell table:style-name="Table46.A2" office:value-type="string">
            <text:p text:style-name="P746">C</text:p>
          </table:table-cell>
          <table:table-cell table:style-name="Table46.A2" office:value-type="string">
            <text:p text:style-name="P754">PUB</text:p>
          </table:table-cell>
          <table:table-cell table:style-name="Table46.A2" office:value-type="string">
            <text:p text:style-name="P744">1 word, current code compilation pointer (updates "here" or is reset by it)</text:p>
          </table:table-cell>
        </table:table-row>
        <table:table-row table:style-name="Table46.2">
          <table:table-cell table:style-name="Table46.A2" office:value-type="string">
            <text:p text:style-name="P345">V5</text:p>
          </table:table-cell>
          <table:table-cell table:style-name="Table46.A2" office:value-type="string">
            <text:p text:style-name="P276"/>
          </table:table-cell>
          <table:table-cell table:style-name="Table46.A2" office:value-type="string">
            <text:p text:style-name="P167"/>
          </table:table-cell>
          <table:table-cell table:style-name="Table46.A2" office:value-type="string">
            <text:p text:style-name="P345">PUB</text:p>
          </table:table-cell>
          <table:table-cell table:style-name="Table46.A2" office:value-type="string">
            <text:p text:style-name="P167"/>
          </table:table-cell>
        </table:table-row>
        <table:table-row table:style-name="Table46.2">
          <table:table-cell table:style-name="Table46.A2" office:value-type="string">
            <text:p text:style-name="P167">W</text:p>
          </table:table-cell>
          <table:table-cell table:style-name="Table46.A2" office:value-type="string">
            <text:p text:style-name="P276">( &lt;char&gt; -- )</text:p>
          </table:table-cell>
          <table:table-cell table:style-name="Table46.A2" office:value-type="string">
            <text:p text:style-name="P167">X</text:p>
          </table:table-cell>
          <table:table-cell table:style-name="Table46.A2" office:value-type="string">
            <text:p text:style-name="P293">PUB</text:p>
          </table:table-cell>
          <table:table-cell table:style-name="Table46.A2" office:value-type="string">
            <text:p text:style-name="P349">List all words with detail - like WWORDS &lt;cr&gt;</text:p>
          </table:table-cell>
        </table:table-row>
        <table:table-row table:style-name="Table46.2">
          <table:table-cell table:style-name="Table46.A2" office:value-type="string">
            <text:p text:style-name="P24">WORDS</text:p>
          </table:table-cell>
          <table:table-cell table:style-name="Table46.A2" office:value-type="string">
            <text:p text:style-name="P24"/>
          </table:table-cell>
          <table:table-cell table:style-name="Table46.A2" office:value-type="string">
            <text:p text:style-name="P24">XI</text:p>
          </table:table-cell>
          <table:table-cell table:style-name="Table46.A2" office:value-type="string">
            <text:p text:style-name="P808">PUB</text:p>
          </table:table-cell>
          <table:table-cell table:style-name="Table46.A2" office:value-type="string">
            <text:p text:style-name="P24">NOTE: special case performs one of two functions </text:p>
          </table:table-cell>
        </table:table-row>
        <table:table-row table:style-name="Table46.2">
          <table:table-cell table:style-name="Table46.A2" office:value-type="string">
            <text:p text:style-name="P24">WORDS</text:p>
          </table:table-cell>
          <table:table-cell table:style-name="Table46.A2" office:value-type="string">
            <text:p text:style-name="P277">( -- )</text:p>
          </table:table-cell>
          <table:table-cell table:style-name="Table46.A2" office:value-type="string">
            <text:p text:style-name="P349">X</text:p>
          </table:table-cell>
          <table:table-cell table:style-name="Table46.A2" office:value-type="string">
            <text:p text:style-name="P349">PUB</text:p>
          </table:table-cell>
          <table:table-cell table:style-name="Table46.A2" office:value-type="string">
            <text:p text:style-name="P24">List words in dictionary</text:p>
          </table:table-cell>
        </table:table-row>
        <table:table-row table:style-name="Table46.2">
          <table:table-cell table:style-name="Table46.A2" office:value-type="string">
            <text:p text:style-name="P24">WORDS</text:p>
          </table:table-cell>
          <table:table-cell table:style-name="Table46.A2" office:value-type="string">
            <text:p text:style-name="P24">( n &lt;name&gt; -- )</text:p>
          </table:table-cell>
          <table:table-cell table:style-name="Table46.A2" office:value-type="string">
            <text:p text:style-name="P24"/>
          </table:table-cell>
          <table:table-cell table:style-name="Table46.A2" office:value-type="string">
            <text:p text:style-name="P351">PUB</text:p>
          </table:table-cell>
          <table:table-cell table:style-name="Table46.A2" office:value-type="string">
            <text:p text:style-name="P24">Allocate n words of variable memory accessed by name</text:p>
          </table:table-cell>
        </table:table-row>
        <table:table-row table:style-name="Table46.2">
          <table:table-cell table:style-name="Table46.A2" office:value-type="string">
            <text:p text:style-name="P21">' <text:s text:c="3"/></text:p>
          </table:table-cell>
          <table:table-cell table:style-name="Table46.A2" office:value-type="string">
            <text:p text:style-name="P21">( &lt;word&gt; -- cfa )</text:p>
          </table:table-cell>
          <table:table-cell table:style-name="Table46.A2" office:value-type="string">
            <text:p text:style-name="P21">H</text:p>
          </table:table-cell>
          <table:table-cell table:style-name="Table46.A2" office:value-type="string">
            <text:p text:style-name="P349">PRE</text:p>
          </table:table-cell>
          <table:table-cell table:style-name="Table46.A2" office:value-type="string">
            <text:p text:style-name="P21">Return with the code address of the following word. If cfa&lt;$100 = bytecode address in cog memory.</text:p>
          </table:table-cell>
        </table:table-row>
        <table:table-row table:style-name="Table46.2">
          <table:table-cell table:style-name="Table46.A2" office:value-type="string">
            <text:p text:style-name="P154">[B]</text:p>
          </table:table-cell>
          <table:table-cell table:style-name="Table46.A2" office:value-type="string">
            <text:p text:style-name="P154">( bytecode -- )</text:p>
          </table:table-cell>
          <table:table-cell table:style-name="Table46.A2" office:value-type="string">
            <text:p text:style-name="P154"/>
          </table:table-cell>
          <table:table-cell table:style-name="Table46.A2" office:value-type="string">
            <text:p text:style-name="P344">PRE</text:p>
          </table:table-cell>
          <table:table-cell table:style-name="Table46.A2" office:value-type="string">
            <text:p text:style-name="P154"><text:span text:style-name="T95">append this </text:span>byte<text:span text:style-name="T95">code to next free code location + append EXIT (without counting)</text:span></text:p>
          </table:table-cell>
        </table:table-row>
        <table:table-row table:style-name="Table46.2">
          <table:table-cell table:style-name="Table46.A2" office:value-type="string">
            <text:p text:style-name="P153">[W]</text:p>
          </table:table-cell>
          <table:table-cell table:style-name="Table46.A2" office:value-type="string">
            <text:p text:style-name="P153">( wordcode -- )</text:p>
          </table:table-cell>
          <table:table-cell table:style-name="Table46.A2" office:value-type="string">
            <text:p text:style-name="P153"/>
          </table:table-cell>
          <table:table-cell table:style-name="Table46.A2" office:value-type="string">
            <text:p text:style-name="P344">PRE</text:p>
          </table:table-cell>
          <table:table-cell table:style-name="Table46.A2" office:value-type="string">
            <text:p text:style-name="P153">append this wordcode to next free code location + append EXIT (without counting)</text:p>
          </table:table-cell>
        </table:table-row>
        <table:table-row table:style-name="Table46.2">
          <table:table-cell table:style-name="Table46.A2" office:value-type="string">
            <text:p text:style-name="P104">FORGET</text:p>
          </table:table-cell>
          <table:table-cell table:style-name="Table46.A2" office:value-type="string">
            <text:p text:style-name="P104">( &lt;word&gt; -- )</text:p>
          </table:table-cell>
          <table:table-cell table:style-name="Table46.A2" office:value-type="string">
            <text:p text:style-name="P104"/>
          </table:table-cell>
          <table:table-cell table:style-name="Table46.A2" office:value-type="string">
            <text:p text:style-name="P310">PRE</text:p>
          </table:table-cell>
          <table:table-cell table:style-name="Table46.A2" office:value-type="string">
            <text:p text:style-name="P104">Forget and remove code for <text:s/>'word' and all words defined after it in the dictionary</text:p>
          </table:table-cell>
        </table:table-row>
        <table:table-row table:style-name="Table46.2">
          <table:table-cell table:style-name="Table46.A2" office:value-type="string">
            <text:p text:style-name="P21">NFA' </text:p>
          </table:table-cell>
          <table:table-cell table:style-name="Table46.A2" office:value-type="string">
            <text:p text:style-name="P21">( &lt;word&gt; -- nfa )</text:p>
          </table:table-cell>
          <table:table-cell table:style-name="Table46.A2" office:value-type="string">
            <text:p text:style-name="P21">H</text:p>
          </table:table-cell>
          <table:table-cell table:style-name="Table46.A2" office:value-type="string">
            <text:p text:style-name="P336">PRE</text:p>
          </table:table-cell>
          <table:table-cell table:style-name="Table46.A2" office:value-type="string">
            <text:p text:style-name="P21">Return with the name field address of the following word</text:p>
          </table:table-cell>
        </table:table-row>
        <table:table-row table:style-name="Table46.2">
          <table:table-cell table:style-name="Table46.A2" office:value-type="string">
            <text:p text:style-name="P75">RECLAIM</text:p>
          </table:table-cell>
          <table:table-cell table:style-name="Table46.A2" office:value-type="string">
            <text:p text:style-name="P105">( &lt;word&gt; -- )</text:p>
          </table:table-cell>
          <table:table-cell table:style-name="Table46.A2" office:value-type="string">
            <text:p text:style-name="P75">X</text:p>
          </table:table-cell>
          <table:table-cell table:style-name="Table46.A2" office:value-type="string">
            <text:p text:style-name="P310">PRE</text:p>
          </table:table-cell>
          <table:table-cell table:style-name="Table46.A2" office:value-type="string">
            <text:p text:style-name="P75">Scan the dictionary for any private words and removed their headers and reclaim dictionary memory by compacting<text:span text:style-name="T131">. Will RECLAIM from 'word' if that is present, else RECLAIMS all dictionary</text:span></text:p>
          </table:table-cell>
        </table:table-row>
        <table:table-row table:style-name="Table46.2">
          <table:table-cell table:style-name="Table46.A2" office:value-type="string">
            <text:p text:style-name="P104">STRIP</text:p>
          </table:table-cell>
          <table:table-cell table:style-name="Table46.A2" office:value-type="string">
            <text:p text:style-name="P104">( &lt;word&gt; -- )</text:p>
          </table:table-cell>
          <table:table-cell table:style-name="Table46.A2" office:value-type="string">
            <text:p text:style-name="P104"/>
          </table:table-cell>
          <table:table-cell table:style-name="Table46.A2" office:value-type="string">
            <text:p text:style-name="P310">PRE</text:p>
          </table:table-cell>
          <table:table-cell table:style-name="Table46.A2" office:value-type="string">
            <text:p text:style-name="P104">Strip a single header from the dictionary - 'word' then cannot be used in future definitions</text:p>
          </table:table-cell>
        </table:table-row>
        <table:table-row table:style-name="Table46.2">
          <table:table-cell table:style-name="Table46.A2" office:value-type="string">
            <text:p text:style-name="P24">WWORDS</text:p>
          </table:table-cell>
          <table:table-cell table:style-name="Table46.A2" office:value-type="string">
            <text:p text:style-name="P277">( &lt;char&gt; -- )</text:p>
          </table:table-cell>
          <table:table-cell table:style-name="Table46.A2" office:value-type="string">
            <text:p text:style-name="P24">X</text:p>
          </table:table-cell>
          <table:table-cell table:style-name="Table46.A2" office:value-type="string">
            <text:p text:style-name="P293">PRE</text:p>
          </table:table-cell>
          <table:table-cell table:style-name="Table46.A2" office:value-type="string">
            <text:p text:style-name="P24">List words in dictionary in wide 4 column format with detail<text:span text:style-name="T113"> and optional filtering *</text:span></text:p>
          </table:table-cell>
        </table:table-row>
        <table:table-row table:style-name="Table46.2">
          <table:table-cell table:style-name="Table46.A2" office:value-type="string">
            <text:p text:style-name="P481">EXTEND</text:p>
          </table:table-cell>
          <table:table-cell table:style-name="Table46.A2" office:value-type="string">
            <text:p text:style-name="P481">( -- )</text:p>
          </table:table-cell>
          <table:table-cell table:style-name="Table46.A2" office:value-type="string">
            <text:p text:style-name="P481"/>
          </table:table-cell>
          <table:table-cell table:style-name="Table46.A2" office:value-type="string">
            <text:p text:style-name="P618">MOD</text:p>
          </table:table-cell>
          <table:table-cell table:style-name="Table46.A2" office:value-type="string">
            <text:p text:style-name="P481">Module start marker for high level extension words to the core Tachyon in file EXTEND.fth</text:p>
          </table:table-cell>
        </table:table-row>
      </table:table>
      <text:p text:style-name="P904"/>
      <text:p text:style-name="P887">* WWORD<text:span text:style-name="T115">S</text:span> has some useful features for <text:span text:style-name="T136">inspecting</text:span> the dictionary<text:span text:style-name="T136">:-</text:span></text:p>
      <text:p text:style-name="P887"/>
      <text:p text:style-name="P887">The listing can<text:span text:style-name="T135"> be</text:span> filtered or not: e.g. WWORD G lists only words starting with G. WWORD &lt;cr&gt; lists all words</text:p>
      <text:p text:style-name="P887">Each entry is <text:span text:style-name="T137">&lt;Name Field Address&gt; &lt;Code Field Address&gt; </text:span><text:s/><text:span text:style-name="T137">&lt;Key Field&gt; &lt;Word Name&gt;</text:span></text:p>
      <text:p text:style-name="P887"/>
      <text:p text:style-name="P888">1. Immediate words are shown in <text:span text:style-name="T114">BOLD</text:span></text:p>
      <text:p text:style-name="P893"><text:span text:style-name="T154">2. </text:span>Public words <text:span text:style-name="T155">are coloured green</text:span></text:p>
      <text:p text:style-name="P889"><text:span text:style-name="T154">3</text:span>. <text:span text:style-name="T116">Private words </text:span><text:span text:style-name="T156">are coloured red</text:span></text:p>
      <text:p text:style-name="P894">4. Public variables and constants <text:span text:style-name="T157">are coloured cyan</text:span></text:p>
      <text:p text:style-name="P894">5.Private variables and constants <text:span text:style-name="T158">are coloured yellow</text:span></text:p>
      <text:p text:style-name="P890"><text:span text:style-name="T154">6</text:span>. <text:span text:style-name="T136">Module Header w</text:span>ords <text:span text:style-name="T161">like EASYFILE and EXTEND which are </text:span>defined <text:span text:style-name="T162">with</text:span><text:span text:style-name="T163"> the </text:span><text:span text:style-name="T162"><text:s/>'module'</text:span><text:span text:style-name="T163"> word</text:span><text:span text:style-name="T159"> are</text:span><text:span text:style-name="T160"> coloured </text:span><text:span text:style-name="T159">bold red</text:span></text:p>
      <text:p text:style-name="P890"><text:soft-page-break/></text:p>
      <text:p text:style-name="P895">If RECLAIM is run to remove all private word entries from the dictionary, WWORDS &lt;cr&gt; will then list only the public words - all the plain red and yellow words disappear, as you'd expect.</text:p>
      <text:p text:style-name="P891"/>
      <text:p text:style-name="P892">The Key field</text:p>
      <text:p text:style-name="P890"><text:span text:style-name="T66">Bit 7 is an immediate or preemptive attribute</text:span><text:line-break/><text:span text:style-name="T66">Bit 6 is a private word</text:span><text:line-break/><text:span text:style-name="T66">Bit 7&amp;6 together represents this entry as a module header.</text:span></text:p>
      <text:p text:style-name="P890"><text:span text:style-name="T67">Bits 5 - 3 reserved</text:span><text:line-break/><text:span text:style-name="T135">V</text:span><text:span text:style-name="T66">alid values </text:span><text:span text:style-name="T67">for bits 2 - 0 </text:span><text:span text:style-name="T66">are:</text:span><text:line-break/><text:span text:style-name="T135"><text:tab/></text:span><text:span text:style-name="T66">0 </text:span><text:span text:style-name="T68"><text:s/></text:span><text:span text:style-name="T66">public definition</text:span><text:line-break/><text:span text:style-name="T135"><text:tab/></text:span><text:span text:style-name="T66">1</text:span><text:span text:style-name="T67"> </text:span><text:span text:style-name="T68"><text:s/></text:span><text:span text:style-name="T67">reserved</text:span><text:line-break/><text:span text:style-name="T135"><text:tab/></text:span><text:span text:style-name="T66">2 </text:span><text:span text:style-name="T68"><text:s/></text:span><text:span text:style-name="T66">private (can be removed by RECLAIM)</text:span><text:line-break/><text:span text:style-name="T135"><text:tab/></text:span><text:span text:style-name="T66">3</text:span><text:span text:style-name="T67"> </text:span><text:span text:style-name="T68"><text:s/></text:span><text:span text:style-name="T67">reserved</text:span><text:line-break/><text:span text:style-name="T135"><text:tab/></text:span><text:span text:style-name="T66">4 </text:span><text:span text:style-name="T68"><text:s/>p</text:span><text:span text:style-name="T66">reemptive immediate word executes - normally to read in more words from the stream</text:span><text:line-break/><text:span text:style-name="T135"><text:tab/></text:span><text:span text:style-name="T66">5</text:span><text:span text:style-name="T67"> </text:span><text:span text:style-name="T68"><text:s/></text:span><text:span text:style-name="T67">reserved</text:span><text:line-break/><text:span text:style-name="T135"><text:tab/></text:span><text:span text:style-name="T66">6 </text:span><text:span text:style-name="T68"><text:s/>m</text:span><text:span text:style-name="T66">odule header</text:span><text:line-break/><text:span text:style-name="T135"><text:tab/></text:span><text:span text:style-name="T66">7</text:span><text:span text:style-name="T67"> <text:s/>reserved</text:span></text:p>
      <text:h text:style-name="Heading_20_2" text:outline-level="2"><text:span text:style-name="T166">B</text:span>UFFERS</text:h>
      <table:table table:name="Table70" table:style-name="Table70">
        <table:table-column table:style-name="Table70.A"/>
        <table:table-column table:style-name="Table70.B"/>
        <table:table-column table:style-name="Table70.C"/>
        <table:table-column table:style-name="Table70.D"/>
        <table:table-column table:style-name="Table70.E"/>
        <table:table-row table:style-name="TableLine94052526488992">
          <table:table-cell table:style-name="Table70.A1" office:value-type="string">
            <text:p text:style-name="P21">BUFFERS</text:p>
          </table:table-cell>
          <table:table-cell table:style-name="Table70.A1" office:value-type="string">
            <text:p text:style-name="P278">( -- adr )</text:p>
          </table:table-cell>
          <table:table-cell table:style-name="Table70.A1" office:value-type="string">
            <text:p text:style-name="P715">H</text:p>
          </table:table-cell>
          <table:table-cell table:style-name="Table70.A1" office:value-type="string">
            <text:p text:style-name="P344">PUB</text:p>
          </table:table-cell>
          <table:table-cell table:style-name="Table70.A1" office:value-type="string">
            <text:p text:style-name="P715">2k bytes available for up to 4 open files or general use</text:p>
          </table:table-cell>
        </table:table-row>
      </table:table>
      <text:p text:style-name="P21"/>
      <text:h text:style-name="Heading_20_2" text:outline-level="2">REAL TIME CLOCK</text:h>
      <text:p text:style-name="P714"><text:span text:style-name="T2">Many I2C RTC chips are very similar in layout and at present there are two types</text:span><text:span text:style-name="T4">, MCP79410 series and the DS3231 which is temperature compensated and includes temperature readings..</text:span><text:span text:style-name="T2"> But these are mostly compatible with many other types</text:span><text:span text:style-name="T4">.</text:span><text:span text:style-name="T2"> As the registers are in the same place it's just that sometimes some chips use the unused bits for various things. </text:span></text:p>
      <text:p text:style-name="P21"/>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Line94052526318848">
          <table:table-cell table:style-name="Table48.A1" office:value-type="string">
            <text:p text:style-name="P453">!RTC</text:p>
          </table:table-cell>
          <table:table-cell table:style-name="Table48.A1" office:value-type="string">
            <text:p text:style-name="P453">( -- )</text:p>
          </table:table-cell>
          <table:table-cell table:style-name="Table48.A1" office:value-type="string">
            <text:p text:style-name="P555">X</text:p>
          </table:table-cell>
          <table:table-cell table:style-name="Table48.A1" office:value-type="string">
            <text:p text:style-name="P588">PUB</text:p>
          </table:table-cell>
          <table:table-cell table:style-name="Table48.A1" office:value-type="string">
            <text:p text:style-name="P453">Read the RTC chip and set Tachyon date an<text:span text:style-name="T75">d time from it (if the chip is present)</text:span></text:p>
          </table:table-cell>
        </table:table-row>
        <table:table-row table:style-name="TableLine94052526578080">
          <table:table-cell table:style-name="Table48.A1" office:value-type="string">
            <text:p text:style-name="P21">.ASMONTH </text:p>
          </table:table-cell>
          <table:table-cell table:style-name="Table48.A1" office:value-type="string">
            <text:p text:style-name="P21">( month -- )</text:p>
          </table:table-cell>
          <table:table-cell table:style-name="Table48.A1" office:value-type="string">
            <text:p text:style-name="P21">X</text:p>
          </table:table-cell>
          <table:table-cell table:style-name="Table48.A1" office:value-type="string">
            <text:p text:style-name="P299">PUB</text:p>
          </table:table-cell>
          <table:table-cell table:style-name="Table48.A1" office:value-type="string">
            <text:p text:style-name="P21">Print month index 1-12 as 3 characters (Jan..Dec)</text:p>
          </table:table-cell>
        </table:table-row>
        <table:table-row table:style-name="TableLine94052526578960">
          <table:table-cell table:style-name="Table48.A1" office:value-type="string">
            <text:p text:style-name="P21">.DATE</text:p>
          </table:table-cell>
          <table:table-cell table:style-name="Table48.A1" office:value-type="string">
            <text:p text:style-name="P21"/>
          </table:table-cell>
          <table:table-cell table:style-name="Table48.A1" office:value-type="string">
            <text:p text:style-name="P21">X</text:p>
          </table:table-cell>
          <table:table-cell table:style-name="Table48.A1" office:value-type="string">
            <text:p text:style-name="P302">PUB</text:p>
          </table:table-cell>
          <table:table-cell table:style-name="Table48.A1" office:value-type="string">
            <text:p text:style-name="P21">Print the current date as YY/MM/DD</text:p>
          </table:table-cell>
        </table:table-row>
        <table:table-row table:style-name="TableLine94052526579952">
          <table:table-cell table:style-name="Table48.A1" office:value-type="string">
            <text:p text:style-name="P21">.DAY</text:p>
          </table:table-cell>
          <table:table-cell table:style-name="Table48.A1" office:value-type="string">
            <text:p text:style-name="P21"/>
          </table:table-cell>
          <table:table-cell table:style-name="Table48.A1" office:value-type="string">
            <text:p text:style-name="P21">X</text:p>
          </table:table-cell>
          <table:table-cell table:style-name="Table48.A1" office:value-type="string">
            <text:p text:style-name="P302">PUB</text:p>
          </table:table-cell>
          <table:table-cell table:style-name="Table48.A1" office:value-type="string">
            <text:p text:style-name="P21">Print day as 3 characters (Mon..Sun)</text:p>
          </table:table-cell>
        </table:table-row>
        <table:table-row table:style-name="TableLine94052526581504">
          <table:table-cell table:style-name="Table48.A1" office:value-type="string">
            <text:p text:style-name="P21">.DT</text:p>
          </table:table-cell>
          <table:table-cell table:style-name="Table48.A1" office:value-type="string">
            <text:p text:style-name="P279">( -- )</text:p>
          </table:table-cell>
          <table:table-cell table:style-name="Table48.A1" office:value-type="string">
            <text:p text:style-name="P21">X</text:p>
          </table:table-cell>
          <table:table-cell table:style-name="Table48.A1" office:value-type="string">
            <text:p text:style-name="P299">PUB</text:p>
          </table:table-cell>
          <table:table-cell table:style-name="Table48.A1" office:value-type="string">
            <text:p text:style-name="P21"><text:span text:style-name="T74">Display</text:span> <text:span text:style-name="T74">day of week, </text:span>date and time</text:p>
          </table:table-cell>
        </table:table-row>
        <table:table-row table:style-name="TableLine94052526582816">
          <table:table-cell table:style-name="Table48.A1" office:value-type="string">
            <text:p text:style-name="P21">.TIME</text:p>
          </table:table-cell>
          <table:table-cell table:style-name="Table48.A1" office:value-type="string">
            <text:p text:style-name="P21"/>
          </table:table-cell>
          <table:table-cell table:style-name="Table48.A1" office:value-type="string">
            <text:p text:style-name="P21">X</text:p>
          </table:table-cell>
          <table:table-cell table:style-name="Table48.A1" office:value-type="string">
            <text:p text:style-name="P302">PUB</text:p>
          </table:table-cell>
          <table:table-cell table:style-name="Table48.A1" office:value-type="string">
            <text:p text:style-name="P21">Print the current time as HH:MM:SS</text:p>
          </table:table-cell>
        </table:table-row>
        <table:table-row table:style-name="TableLine94052526584000">
          <table:table-cell table:style-name="Table48.A1" office:value-type="string">
            <text:p text:style-name="P90">BCD&gt;DEC</text:p>
          </table:table-cell>
          <table:table-cell table:style-name="Table48.A1" office:value-type="string">
            <text:p text:style-name="P90">( bcd -- dec )</text:p>
          </table:table-cell>
          <table:table-cell table:style-name="Table48.A1" office:value-type="string">
            <text:p text:style-name="P290">X</text:p>
          </table:table-cell>
          <table:table-cell table:style-name="Table48.A1" office:value-type="string">
            <text:p text:style-name="P350">PUB</text:p>
          </table:table-cell>
          <table:table-cell table:style-name="Table48.A1" office:value-type="string">
            <text:p text:style-name="P90">BCD to decimal conversion</text:p>
          </table:table-cell>
        </table:table-row>
        <table:table-row table:style-name="TableLine94052526580688">
          <table:table-cell table:style-name="Table48.A1" office:value-type="string">
            <text:p text:style-name="P488">date</text:p>
          </table:table-cell>
          <table:table-cell table:style-name="Table48.A1" office:value-type="string">
            <text:p text:style-name="P521">( -- adr )</text:p>
          </table:table-cell>
          <table:table-cell table:style-name="Table48.A1" office:value-type="string">
            <text:p text:style-name="P555">X</text:p>
          </table:table-cell>
          <table:table-cell table:style-name="Table48.A1" office:value-type="string">
            <text:p text:style-name="P592">PUB</text:p>
          </table:table-cell>
          <table:table-cell table:style-name="Table48.A1" office:value-type="string">
            <text:p text:style-name="P488">4 byte buffer</text:p>
          </table:table-cell>
        </table:table-row>
        <table:table-row table:style-name="TableLine94052526586192">
          <table:table-cell table:style-name="Table48.A1" office:value-type="string">
            <text:p text:style-name="P21">DATE! </text:p>
          </table:table-cell>
          <table:table-cell table:style-name="Table48.A1" office:value-type="string">
            <text:p text:style-name="P21">( date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Store date as international format decimal yymmdd</text:p>
          </table:table-cell>
        </table:table-row>
        <table:table-row table:style-name="TableLine94052526587344">
          <table:table-cell table:style-name="Table48.A1" office:value-type="string">
            <text:p text:style-name="P21">DATE@ <text:s text:c="3"/></text:p>
          </table:table-cell>
          <table:table-cell table:style-name="Table48.A1" office:value-type="string">
            <text:p text:style-name="P21">( -- date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Fetch data as yymmdd</text:p>
          </table:table-cell>
        </table:table-row>
        <table:table-row table:style-name="TableLine94052526588576">
          <table:table-cell table:style-name="Table48.A1" office:value-type="string">
            <text:p text:style-name="P89">DAY</text:p>
          </table:table-cell>
          <table:table-cell table:style-name="Table48.A1" office:value-type="string">
            <text:p text:style-name="P89">( day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544">set DAY as in MON DAY etc</text:p>
          </table:table-cell>
        </table:table-row>
        <table:table-row table:style-name="TableLine94052526589808">
          <table:table-cell table:style-name="Table48.A1" office:value-type="string">
            <text:p text:style-name="P86">DAY@ </text:p>
          </table:table-cell>
          <table:table-cell table:style-name="Table48.A1" office:value-type="string">
            <text:p text:style-name="P86">( -- day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86">Fetch day of week</text:p>
          </table:table-cell>
        </table:table-row>
        <table:table-row table:style-name="TableLine94052526591040">
          <table:table-cell table:style-name="Table48.A1" office:value-type="string">
            <text:p text:style-name="P31">DEC&gt;BCD </text:p>
          </table:table-cell>
          <table:table-cell table:style-name="Table48.A1" office:value-type="string">
            <text:p text:style-name="P31">( dec -- bcd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31">Convert decimal 0..99 to BCD</text:p>
          </table:table-cell>
        </table:table-row>
        <table:table-row table:style-name="TableLine94052526592272">
          <table:table-cell table:style-name="Table48.A1" office:value-type="string">
            <text:p text:style-name="P280">DT!</text:p>
          </table:table-cell>
          <table:table-cell table:style-name="Table48.A1" office:value-type="string">
            <text:p text:style-name="P395">( hh.mm.ss|yy.mm.dd d/t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545">Write time/date in decimal format where d/t = 4 for date</text:p>
          </table:table-cell>
        </table:table-row>
        <table:table-row table:style-name="TableLine94052526593504">
          <table:table-cell table:style-name="Table48.A1" office:value-type="string">
            <text:p text:style-name="P21">FRI <text:s text:c="3"/></text:p>
          </table:table-cell>
          <table:table-cell table:style-name="Table48.A1" office:value-type="string">
            <text:p text:style-name="P21">( -- 5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text:p>
          </table:table-cell>
        </table:table-row>
        <table:table-row table:style-name="TableLine94052526594736">
          <table:table-cell table:style-name="Table48.A1" office:value-type="string">
            <text:p text:style-name="P87">HMS</text:p>
          </table:table-cell>
          <table:table-cell table:style-name="Table48.A1" office:value-type="string">
            <text:p text:style-name="P546">( #xxyyzz -- zz yy xx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546">Split 6 digit decimal number into 3 two digit groups</text:p>
          </table:table-cell>
        </table:table-row>
        <table:table-row table:style-name="TableLine94052526595968">
          <table:table-cell table:style-name="Table48.A1" office:value-type="string">
            <text:p text:style-name="P21">MON </text:p>
          </table:table-cell>
          <table:table-cell table:style-name="Table48.A1" office:value-type="string">
            <text:p text:style-name="P21">( -- 1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text:p>
          </table:table-cell>
        </table:table-row>
        <table:table-row table:style-name="TableLine94052526597472">
          <table:table-cell table:style-name="Table48.A1" office:value-type="string">
            <text:p text:style-name="P90">MS&gt;TIME</text:p>
          </table:table-cell>
          <table:table-cell table:style-name="Table48.A1" office:value-type="string">
            <text:p text:style-name="P90">( n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90">Convert N milliseconds to hhmmss</text:p>
          </table:table-cell>
        </table:table-row>
        <table:table-row table:style-name="TableLine94052526598704">
          <table:table-cell table:style-name="Table48.A1" office:value-type="string">
            <text:p text:style-name="P463">RTC</text:p>
          </table:table-cell>
          <table:table-cell table:style-name="Table48.A1" office:value-type="string">
            <text:p text:style-name="P463"/>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454">Select RTC as a DUMP device - byte method only</text:p>
          </table:table-cell>
        </table:table-row>
        <table:table-row table:style-name="TableLine94052526599936">
          <table:table-cell table:style-name="Table48.A1" office:value-type="string">
            <text:p text:style-name="P451">RTC! </text:p>
          </table:table-cell>
          <table:table-cell table:style-name="Table48.A1" office:value-type="string">
            <text:p text:style-name="P451">( byte adr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451">Write a byte into the RTC register</text:p>
          </table:table-cell>
        </table:table-row>
        <table:table-row table:style-name="TableLine94052526601168">
          <table:table-cell table:style-name="Table48.A1" office:value-type="string">
            <text:p text:style-name="P451">RTC@ </text:p>
          </table:table-cell>
          <table:table-cell table:style-name="Table48.A1" office:value-type="string">
            <text:p text:style-name="P451">( adr -- byte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451">Read a byte from the RTC register</text:p>
          </table:table-cell>
        </table:table-row>
        <table:table-row table:style-name="TableLine94052526602400">
          <table:table-cell table:style-name="Table48.A1" office:value-type="string">
            <text:p text:style-name="P490">runtime</text:p>
          </table:table-cell>
          <table:table-cell table:style-name="Table48.A1" office:value-type="string">
            <text:p text:style-name="P521">( -- adr )</text:p>
          </table:table-cell>
          <table:table-cell table:style-name="Table48.A1" office:value-type="string">
            <text:p text:style-name="P555">X</text:p>
          </table:table-cell>
          <table:table-cell table:style-name="Table48.A1" office:value-type="string">
            <text:p text:style-name="P592">PUB</text:p>
          </table:table-cell>
          <table:table-cell table:style-name="Table48.A1" office:value-type="string">
            <text:p text:style-name="P490">1 long</text:p>
          </table:table-cell>
        </table:table-row>
        <table:table-row table:style-name="TableLine94052526603632">
          <table:table-cell table:style-name="Table48.A1" office:value-type="string">
            <text:p text:style-name="P21">SAT <text:s text:c="3"/></text:p>
          </table:table-cell>
          <table:table-cell table:style-name="Table48.A1" office:value-type="string">
            <text:p text:style-name="P21">( -- 6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text:p>
          </table:table-cell>
        </table:table-row>
        <table:table-row table:style-name="TableLine94052526604864">
          <table:table-cell table:style-name="Table48.A1" office:value-type="string">
            <text:p text:style-name="P460">SDT!</text:p>
          </table:table-cell>
          <table:table-cell table:style-name="Table48.A1" office:value-type="string">
            <text:p text:style-name="P460">( hh.mm.ss|yy.mm.dd d/t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460">Write soft time/date in decimal format where d/t = 4 for date</text:p>
          </table:table-cell>
        </table:table-row>
        <table:table-row table:style-name="TableLine94052526606096">
          <table:table-cell table:style-name="Table48.A1" office:value-type="string">
            <text:p text:style-name="P463">SETRTC</text:p>
          </table:table-cell>
          <table:table-cell table:style-name="Table48.A1" office:value-type="string">
            <text:p text:style-name="P463">( $opt.addr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463">Select and set the RTC device</text:p>
          </table:table-cell>
        </table:table-row>
        <table:table-row table:style-name="TableLine94052526607328">
          <table:table-cell table:style-name="Table48.A1" office:value-type="string">
            <text:p text:style-name="P461">STAMP@</text:p>
          </table:table-cell>
          <table:table-cell table:style-name="Table48.A1" office:value-type="string">
            <text:p text:style-name="P461">( -- dhmsc )</text:p>
          </table:table-cell>
          <table:table-cell table:style-name="Table48.A1" office:value-type="string">
            <text:p text:style-name="P555">X</text:p>
          </table:table-cell>
          <table:table-cell table:style-name="Table48.A1" office:value-type="string">
            <text:p text:style-name="P588">PUB</text:p>
          </table:table-cell>
          <table:table-cell table:style-name="Table48.A1" office:value-type="string">
            <text:p text:style-name="P461">Returns a 32-bit millisecond time + day of month in top 5-bits</text:p>
          </table:table-cell>
        </table:table-row>
        <table:table-row table:style-name="TableLine94052526610496">
          <table:table-cell table:style-name="Table48.A1" office:value-type="string">
            <text:p text:style-name="P21">SUN <text:s text:c="2"/></text:p>
          </table:table-cell>
          <table:table-cell table:style-name="Table48.A1" office:value-type="string">
            <text:p text:style-name="P21">( -- 7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 - use like this - SUN DAY!</text:p>
          </table:table-cell>
        </table:table-row>
        <table:table-row table:style-name="TableLine94052526611680">
          <table:table-cell table:style-name="Table48.A1" office:value-type="string">
            <text:p text:style-name="P21">THU <text:s text:c="3"/></text:p>
          </table:table-cell>
          <table:table-cell table:style-name="Table48.A1" office:value-type="string">
            <text:p text:style-name="P21">( -- 4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text:p>
          </table:table-cell>
        </table:table-row>
        <table:table-row table:style-name="TableLine94052526612912">
          <table:table-cell table:style-name="Table48.A1" office:value-type="string">
            <text:p text:style-name="P490">time</text:p>
          </table:table-cell>
          <table:table-cell table:style-name="Table48.A1" office:value-type="string">
            <text:p text:style-name="P521">( -- adr )</text:p>
          </table:table-cell>
          <table:table-cell table:style-name="Table48.A1" office:value-type="string">
            <text:p text:style-name="P555">X</text:p>
          </table:table-cell>
          <table:table-cell table:style-name="Table48.A1" office:value-type="string">
            <text:p text:style-name="P592">PUB</text:p>
          </table:table-cell>
          <table:table-cell table:style-name="Table48.A1" office:value-type="string">
            <text:p text:style-name="P490">4 byte buffered</text:p>
          </table:table-cell>
        </table:table-row>
        <table:table-row table:style-name="TableLine94052526614144">
          <table:table-cell table:style-name="Table48.A1" office:value-type="string">
            <text:p text:style-name="P21">TIME! <text:s text:c="2"/></text:p>
          </table:table-cell>
          <table:table-cell table:style-name="Table48.A1" office:value-type="string">
            <text:p text:style-name="P21">( time --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Store time as decimal hhmmss</text:p>
          </table:table-cell>
        </table:table-row>
        <table:table-row table:style-name="TableLine94052526615376">
          <table:table-cell table:style-name="Table48.A1" office:value-type="string">
            <text:p text:style-name="P21">TIME@ <text:s text:c="3"/></text:p>
          </table:table-cell>
          <table:table-cell table:style-name="Table48.A1" office:value-type="string">
            <text:p text:style-name="P21">( -- time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Fetch time as decimal hhmmss</text:p>
          </table:table-cell>
        </table:table-row>
        <table:table-row table:style-name="TableLine94052526616608">
          <table:table-cell table:style-name="Table48.A1" office:value-type="string">
            <text:p text:style-name="P21">TUE </text:p>
          </table:table-cell>
          <table:table-cell table:style-name="Table48.A1" office:value-type="string">
            <text:p text:style-name="P21">( -- 2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text:p>
          </table:table-cell>
        </table:table-row>
        <table:table-row table:style-name="TableLine94052526617840">
          <table:table-cell table:style-name="Table48.A1" office:value-type="string">
            <text:p text:style-name="P462">TZ</text:p>
          </table:table-cell>
          <table:table-cell table:style-name="Table48.A1" office:value-type="string">
            <text:p text:style-name="P462">( str -- )</text:p>
          </table:table-cell>
          <table:table-cell table:style-name="Table48.A1" office:value-type="string">
            <text:p text:style-name="P555">X</text:p>
          </table:table-cell>
          <table:table-cell table:style-name="Table48.A1" office:value-type="string">
            <text:p text:style-name="P588">PUB</text:p>
          </table:table-cell>
          <table:table-cell table:style-name="Table48.A1" office:value-type="string">
            <text:p text:style-name="P462">Save time zone to EEPROM?</text:p>
          </table:table-cell>
        </table:table-row>
        <table:table-row table:style-name="TableLine94052526597120">
          <table:table-cell table:style-name="Table48.A1" office:value-type="string">
            <text:p text:style-name="P462">tz$</text:p>
          </table:table-cell>
          <table:table-cell table:style-name="Table48.A1" office:value-type="string">
            <text:p text:style-name="P462"/>
          </table:table-cell>
          <table:table-cell table:style-name="Table48.A1" office:value-type="string">
            <text:p text:style-name="P555">X</text:p>
          </table:table-cell>
          <table:table-cell table:style-name="Table48.A1" office:value-type="string">
            <text:p text:style-name="P588">PUB</text:p>
          </table:table-cell>
          <table:table-cell table:style-name="Table48.A1" office:value-type="string">
            <text:p text:style-name="P462">1 long, default to 0</text:p>
          </table:table-cell>
        </table:table-row>
        <table:table-row table:style-name="TableLine94052526620032">
          <table:table-cell table:style-name="Table48.A1" office:value-type="string">
            <text:p text:style-name="P21">WED </text:p>
          </table:table-cell>
          <table:table-cell table:style-name="Table48.A1" office:value-type="string">
            <text:p text:style-name="P21">( -- 3 )</text:p>
          </table:table-cell>
          <table:table-cell table:style-name="Table48.A1" office:value-type="string">
            <text:p text:style-name="P555">X</text:p>
          </table:table-cell>
          <table:table-cell table:style-name="Table48.A1" office:value-type="string">
            <text:p text:style-name="P589">PUB</text:p>
          </table:table-cell>
          <table:table-cell table:style-name="Table48.A1" office:value-type="string">
            <text:p text:style-name="P21">Day constant</text:p>
          </table:table-cell>
        </table:table-row>
      </table:table>
      <text:h text:style-name="Heading_20_2" text:outline-level="2">TIMERS</text:h>
      <text:p text:style-name="P21">Tachyon maintains a background timer cog which counts every millisecond and scans a linked list of user counters that may be setup to simply countup or countdown to zero and optionally execute an ALARM condition. Also system runtime is maintained so this can be quite useful plus soft RTC functions are available too.</text:p>
      <text:p text:style-name="P21"/>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Line94052526447952">
          <table:table-cell table:style-name="Table49.A1" office:value-type="string">
            <text:p text:style-name="P77">.TIMERS</text:p>
          </table:table-cell>
          <table:table-cell table:style-name="Table49.A1" office:value-type="string">
            <text:p text:style-name="P77">( -- )</text:p>
          </table:table-cell>
          <table:table-cell table:style-name="Table49.A1" office:value-type="string">
            <text:p text:style-name="P669">X</text:p>
          </table:table-cell>
          <table:table-cell table:style-name="Table49.A1" office:value-type="string">
            <text:p text:style-name="P683">PUB</text:p>
          </table:table-cell>
          <table:table-cell table:style-name="Table49.A1" office:value-type="string">
            <text:p text:style-name="P77">Display the list of active timers</text:p>
          </table:table-cell>
        </table:table-row>
        <table:table-row table:style-name="TableLine94052526651024">
          <table:table-cell table:style-name="Table49.A1" office:value-type="string">
            <text:p text:style-name="P21">ALARM </text:p>
          </table:table-cell>
          <table:table-cell table:style-name="Table49.A1" office:value-type="string">
            <text:p text:style-name="P21">( cfa timer -- )</text:p>
          </table:table-cell>
          <table:table-cell table:style-name="Table49.A1" office:value-type="string">
            <text:p text:style-name="P669">X</text:p>
          </table:table-cell>
          <table:table-cell table:style-name="Table49.A1" office:value-type="string">
            <text:p text:style-name="P686">PUB</text:p>
          </table:table-cell>
          <table:table-cell table:style-name="Table49.A1" office:value-type="string">
            <text:p text:style-name="P21">Set the alarm condition to be executed when this timer has timed out</text:p>
          </table:table-cell>
        </table:table-row>
        <table:table-row table:style-name="TableLine94052526651856">
          <table:table-cell table:style-name="Table49.A1" office:value-type="string">
            <text:p text:style-name="P91">ALARM:</text:p>
          </table:table-cell>
          <table:table-cell table:style-name="Table49.A1" office:value-type="string">
            <text:p text:style-name="P91">(val tmr : code -- )</text:p>
          </table:table-cell>
          <table:table-cell table:style-name="Table49.A1" office:value-type="string">
            <text:p text:style-name="P669">X</text:p>
          </table:table-cell>
          <table:table-cell table:style-name="Table49.A1" office:value-type="string">
            <text:p text:style-name="P686">PUB</text:p>
          </table:table-cell>
          <table:table-cell table:style-name="Table49.A1" office:value-type="string">
            <text:p text:style-name="P547">use to setup timer code easily: e.g 50 mytimer ALARM: &lt;inline alarm code follows&gt; ;</text:p>
          </table:table-cell>
        </table:table-row>
        <table:table-row table:style-name="TableLine94052526652800">
          <table:table-cell table:style-name="Table49.A1" office:value-type="string">
            <text:p text:style-name="P21">COUNTUP </text:p>
          </table:table-cell>
          <table:table-cell table:style-name="Table49.A1" office:value-type="string">
            <text:p text:style-name="P21">( timer -- )</text:p>
          </table:table-cell>
          <table:table-cell table:style-name="Table49.A1" office:value-type="string">
            <text:p text:style-name="P669">X</text:p>
          </table:table-cell>
          <table:table-cell table:style-name="Table49.A1" office:value-type="string">
            <text:p text:style-name="P686">PUB</text:p>
          </table:table-cell>
          <table:table-cell table:style-name="Table49.A1" office:value-type="string">
            <text:p text:style-name="P21">Set this timer as a simple up counter e<text:span text:style-name="T35">very ms</text:span></text:p>
          </table:table-cell>
        </table:table-row>
        <table:table-row table:style-name="TableLine94052526653904">
          <table:table-cell table:style-name="Table49.A1" office:value-type="string">
            <text:p text:style-name="P661">TIMEOUT</text:p>
          </table:table-cell>
          <table:table-cell table:style-name="Table49.A1" office:value-type="string">
            <text:p text:style-name="P661">( ms addr -- )</text:p>
          </table:table-cell>
          <table:table-cell table:style-name="Table49.A1" office:value-type="string">
            <text:p text:style-name="P669">X</text:p>
          </table:table-cell>
          <table:table-cell table:style-name="Table49.A1" office:value-type="string">
            <text:p text:style-name="P688">PUB</text:p>
          </table:table-cell>
          <table:table-cell table:style-name="Table49.A1" office:value-type="string">
            <text:p text:style-name="P661">Set the timeout period in ms for this timer - link and init if not already set </text:p>
          </table:table-cell>
        </table:table-row>
        <table:table-row table:style-name="TableLine94052526654848">
          <table:table-cell table:style-name="Table49.A1" office:value-type="string">
            <text:p text:style-name="P21">TIMEOUT? </text:p>
          </table:table-cell>
          <table:table-cell table:style-name="Table49.A1" office:value-type="string">
            <text:p text:style-name="P21">( timer -- flg )</text:p>
          </table:table-cell>
          <table:table-cell table:style-name="Table49.A1" office:value-type="string">
            <text:p text:style-name="P669">X</text:p>
          </table:table-cell>
          <table:table-cell table:style-name="Table49.A1" office:value-type="string">
            <text:p text:style-name="P686">PUB</text:p>
          </table:table-cell>
          <table:table-cell table:style-name="Table49.A1" office:value-type="string">
            <text:p text:style-name="P21">Check if this timer (using TIMER name) has timed out. (also links this timer into the list)</text:p>
          </table:table-cell>
        </table:table-row>
        <table:table-row table:style-name="TableLine94052526655792">
          <table:table-cell table:style-name="Table49.A1" office:value-type="string">
            <text:p text:style-name="P83">TIMERJOB</text:p>
          </table:table-cell>
          <table:table-cell table:style-name="Table49.A1" office:value-type="string">
            <text:p text:style-name="P83">( cfa -- )</text:p>
          </table:table-cell>
          <table:table-cell table:style-name="Table49.A1" office:value-type="string">
            <text:p text:style-name="P669">X</text:p>
          </table:table-cell>
          <table:table-cell table:style-name="Table49.A1" office:value-type="string">
            <text:p text:style-name="P684">PUB</text:p>
          </table:table-cell>
          <table:table-cell table:style-name="Table49.A1" office:value-type="string">
            <text:p text:style-name="P83">Wait until _job=0, then set _job to cfa</text:p>
          </table:table-cell>
        </table:table-row>
        <table:table-row table:style-name="TableLine94052526653408">
          <table:table-cell table:style-name="Table49.A1" office:value-type="string">
            <text:p text:style-name="P662">timers</text:p>
          </table:table-cell>
          <table:table-cell table:style-name="Table49.A1" office:value-type="string">
            <text:p text:style-name="P664">( -- adr )</text:p>
          </table:table-cell>
          <table:table-cell table:style-name="Table49.A1" office:value-type="string">
            <text:p text:style-name="P669">X</text:p>
          </table:table-cell>
          <table:table-cell table:style-name="Table49.A1" office:value-type="string">
            <text:p text:style-name="P688">PUB</text:p>
          </table:table-cell>
          <table:table-cell table:style-name="Table49.A1" office:value-type="string">
            <text:p text:style-name="P662">1 cword, link to timers - set to 1 as last</text:p>
          </table:table-cell>
        </table:table-row>
        <table:table-row table:style-name="TableLine94052526657888">
          <table:table-cell table:style-name="Table49.A1" office:value-type="string">
            <text:p text:style-name="P660">WATCHDOG </text:p>
          </table:table-cell>
          <table:table-cell table:style-name="Table49.A1" office:value-type="string">
            <text:p text:style-name="P660">( ms -- )</text:p>
          </table:table-cell>
          <table:table-cell table:style-name="Table49.A1" office:value-type="string">
            <text:p text:style-name="P669">X</text:p>
          </table:table-cell>
          <table:table-cell table:style-name="Table49.A1" office:value-type="string">
            <text:p text:style-name="P686">PUB</text:p>
          </table:table-cell>
          <table:table-cell table:style-name="Table49.A1" office:value-type="string">
            <text:p text:style-name="P660">(Re)Trigger watchdog and timeout in milliseconds to reboot</text:p>
          </table:table-cell>
        </table:table-row>
        <table:table-row table:style-name="TableLine94052526658992">
          <table:table-cell table:style-name="Table49.A1" office:value-type="string">
            <text:p text:style-name="P21">TIMER </text:p>
          </table:table-cell>
          <table:table-cell table:style-name="Table49.A1" office:value-type="string">
            <text:p text:style-name="P21">( &lt;name&gt; -- )</text:p>
          </table:table-cell>
          <table:table-cell table:style-name="Table49.A1" office:value-type="string">
            <text:p text:style-name="P669">X</text:p>
          </table:table-cell>
          <table:table-cell table:style-name="Table49.A1" office:value-type="string">
            <text:p text:style-name="P688">PRE</text:p>
          </table:table-cell>
          <table:table-cell table:style-name="Table49.A1" office:value-type="string">
            <text:p text:style-name="P58">Create a new timer structure<text:span text:style-name="T191"> (12 bytes), </text:span><text:span text:style-name="T35">ms(4), alarm/mode(2), link(2), tid(1), nu(1), nu(2)</text:span></text:p>
          </table:table-cell>
        </table:table-row>
      </table:table>
      <text:p text:style-name="Standard"/>
      <text:h text:style-name="P930" text:outline-level="2">SYSTEM COUNTER</text:h>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Line94052526479408">
          <table:table-cell table:style-name="Table50.A1" office:value-type="string">
            <text:p text:style-name="P779">=CNT</text:p>
          </table:table-cell>
          <table:table-cell table:style-name="Table50.A1" office:value-type="string">
            <text:p text:style-name="P779">( addr -- )</text:p>
          </table:table-cell>
          <table:table-cell table:style-name="Table50.A1" office:value-type="string">
            <text:p text:style-name="P780"/>
          </table:table-cell>
          <table:table-cell table:style-name="Table50.A1" office:value-type="string">
            <text:p text:style-name="P783">PUB</text:p>
          </table:table-cell>
          <table:table-cell table:style-name="Table50.A1" office:value-type="string">
            <text:p text:style-name="P781">store the system counter value at addr</text:p>
          </table:table-cell>
        </table:table-row>
        <table:table-row table:style-name="TableLine94052526670960">
          <table:table-cell table:style-name="Table50.A1" office:value-type="string">
            <text:p text:style-name="P779">CNT?</text:p>
          </table:table-cell>
          <table:table-cell table:style-name="Table50.A1" office:value-type="string">
            <text:p text:style-name="P779">( cycles var -- flg )</text:p>
          </table:table-cell>
          <table:table-cell table:style-name="Table50.A1" office:value-type="string">
            <text:p text:style-name="P885"/>
          </table:table-cell>
          <table:table-cell table:style-name="Table50.A1" office:value-type="string">
            <text:p text:style-name="P886">PUB</text:p>
          </table:table-cell>
          <table:table-cell table:style-name="Table50.A1" office:value-type="string">
            <text:p text:style-name="P885"/>
          </table:table-cell>
        </table:table-row>
        <table:table-row table:style-name="TableLine94052526671680">
          <table:table-cell table:style-name="Table50.A1" office:value-type="string">
            <text:p text:style-name="P779">CNT@</text:p>
          </table:table-cell>
          <table:table-cell table:style-name="Table50.A1" office:value-type="string">
            <text:p text:style-name="P779">( -- cntr )</text:p>
          </table:table-cell>
          <table:table-cell table:style-name="Table50.A1" office:value-type="string">
            <text:p text:style-name="P779"/>
          </table:table-cell>
          <table:table-cell table:style-name="Table50.A1" office:value-type="string">
            <text:p text:style-name="P783">PUB</text:p>
          </table:table-cell>
          <table:table-cell table:style-name="Table50.A1" office:value-type="string">
            <text:p text:style-name="P779">Fetch the current contents of the system counter</text:p>
          </table:table-cell>
        </table:table-row>
      </table:table>
      <text:p text:style-name="P782"/>
      <text:h text:style-name="Heading_20_2" text:outline-level="2">POLLING</text:h>
      <text:p text:style-name="P21">Somewhat related to timers but completely different is the background polling which goes on when a cog is waiting for KEY input. In the main console task this allows a user routine to add POLLS that check for low priority tasks that are more able to be handled by the main console cog such as detecting for SD card inserted etc. The user may add up to 8 polls and this needs to be done in the user init routine as all polls are cleared on boot. </text:p>
      <text:p text:style-name="P21"/>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Line94052526661376">
          <table:table-cell table:style-name="Table51.A1" office:value-type="string">
            <text:p text:style-name="P716">?POLL</text:p>
          </table:table-cell>
          <table:table-cell table:style-name="Table51.A1" office:value-type="string">
            <text:p text:style-name="P716">( -- )</text:p>
          </table:table-cell>
          <table:table-cell table:style-name="Table51.A1" office:value-type="string">
            <text:p text:style-name="P716"/>
          </table:table-cell>
          <table:table-cell table:style-name="Table51.A1" office:value-type="string">
            <text:p text:style-name="P719">PUB</text:p>
          </table:table-cell>
          <table:table-cell table:style-name="Table51.A1" office:value-type="string">
            <text:p text:style-name="P716">read up to 8 words and call them if set</text:p>
          </table:table-cell>
        </table:table-row>
        <table:table-row table:style-name="TableLine94052526684336">
          <table:table-cell table:style-name="Table51.A1" office:value-type="string">
            <text:p text:style-name="P21">+POLL</text:p>
          </table:table-cell>
          <table:table-cell table:style-name="Table51.A1" office:value-type="string">
            <text:p text:style-name="P21">( cfa -- )</text:p>
          </table:table-cell>
          <table:table-cell table:style-name="Table51.A1" office:value-type="string">
            <text:p text:style-name="P715">X</text:p>
          </table:table-cell>
          <table:table-cell table:style-name="Table51.A1" office:value-type="string">
            <text:p text:style-name="P719">PUB</text:p>
          </table:table-cell>
          <table:table-cell table:style-name="Table51.A1" office:value-type="string">
            <text:p text:style-name="P715">Add the code routine as a background POLL</text:p>
          </table:table-cell>
        </table:table-row>
      </table:table>
      <text:p text:style-name="P21"/>
      <text:h text:style-name="Heading_20_2" text:outline-level="2">I2C BUS</text:h>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Line94052526676240">
          <table:table-cell table:style-name="Table52.A1" office:value-type="string">
            <text:p text:style-name="P306">_I2C@</text:p>
          </table:table-cell>
          <table:table-cell table:style-name="Table52.A1" office:value-type="string">
            <text:p text:style-name="P25"/>
          </table:table-cell>
          <table:table-cell table:style-name="Table52.A1" office:value-type="string">
            <text:p text:style-name="P59">X</text:p>
          </table:table-cell>
          <table:table-cell table:style-name="Table52.A1" office:value-type="string">
            <text:p text:style-name="P306">PUB</text:p>
          </table:table-cell>
          <table:table-cell table:style-name="Table52.A1" office:value-type="string">
            <text:p text:style-name="P25"/>
          </table:table-cell>
        </table:table-row>
        <table:table-row table:style-name="TableLine94052526763712">
          <table:table-cell table:style-name="Table52.A1" office:value-type="string">
            <text:p text:style-name="P165">?I2C</text:p>
          </table:table-cell>
          <table:table-cell table:style-name="Table52.A1" office:value-type="string">
            <text:p text:style-name="P25"/>
          </table:table-cell>
          <table:table-cell table:style-name="Table52.A1" office:value-type="string">
            <text:p text:style-name="P59">X</text:p>
          </table:table-cell>
          <table:table-cell table:style-name="Table52.A1" office:value-type="string">
            <text:p text:style-name="P306">PUB</text:p>
          </table:table-cell>
          <table:table-cell table:style-name="Table52.A1" office:value-type="string">
            <text:p text:style-name="P25"><text:span text:style-name="T76">W</text:span><text:span text:style-name="T29">ait but timeout while busy</text:span></text:p>
          </table:table-cell>
        </table:table-row>
        <table:table-row table:style-name="TableLine94052526764592">
          <table:table-cell table:style-name="Table52.A1" office:value-type="string">
            <text:p text:style-name="P98">*SCL</text:p>
          </table:table-cell>
          <table:table-cell table:style-name="Table52.A1" office:value-type="string">
            <text:p text:style-name="P98"/>
          </table:table-cell>
          <table:table-cell table:style-name="Table52.A1" office:value-type="string">
            <text:p text:style-name="P99">X</text:p>
          </table:table-cell>
          <table:table-cell table:style-name="Table52.A1" office:value-type="string">
            <text:p text:style-name="P309">PUB</text:p>
          </table:table-cell>
          <table:table-cell table:style-name="Table52.A1" office:value-type="string">
            <text:p text:style-name="P98">Pseudo constant, defaults to 28</text:p>
          </table:table-cell>
        </table:table-row>
        <table:table-row table:style-name="TableLine94052526765584">
          <table:table-cell table:style-name="Table52.A1" office:value-type="string">
            <text:p text:style-name="P98">*SDA</text:p>
          </table:table-cell>
          <table:table-cell table:style-name="Table52.A1" office:value-type="string">
            <text:p text:style-name="P98"/>
          </table:table-cell>
          <table:table-cell table:style-name="Table52.A1" office:value-type="string">
            <text:p text:style-name="P99">X</text:p>
          </table:table-cell>
          <table:table-cell table:style-name="Table52.A1" office:value-type="string">
            <text:p text:style-name="P309">PUB</text:p>
          </table:table-cell>
          <table:table-cell table:style-name="Table52.A1" office:value-type="string">
            <text:p text:style-name="P98">Pseudo constant, defaults to 29</text:p>
          </table:table-cell>
        </table:table-row>
        <table:table-row table:style-name="TableLine94052526767136">
          <table:table-cell table:style-name="Table52.A1" office:value-type="string">
            <text:p text:style-name="P95">&lt;I2C</text:p>
          </table:table-cell>
          <table:table-cell table:style-name="Table52.A1" office:value-type="string">
            <text:p text:style-name="P95"/>
          </table:table-cell>
          <table:table-cell table:style-name="Table52.A1" office:value-type="string">
            <text:p text:style-name="P97">X</text:p>
          </table:table-cell>
          <table:table-cell table:style-name="Table52.A1" office:value-type="string">
            <text:p text:style-name="P306">PUB</text:p>
          </table:table-cell>
          <table:table-cell table:style-name="Table52.A1" office:value-type="string">
            <text:p text:style-name="P95">Generate an I2C START condition</text:p>
          </table:table-cell>
        </table:table-row>
        <table:table-row table:style-name="TableLine94052526768448">
          <table:table-cell table:style-name="Table52.A1" office:value-type="string">
            <text:p text:style-name="P165">&lt;I2C&gt;</text:p>
          </table:table-cell>
          <table:table-cell table:style-name="Table52.A1" office:value-type="string">
            <text:p text:style-name="P165"/>
          </table:table-cell>
          <table:table-cell table:style-name="Table52.A1" office:value-type="string">
            <text:p text:style-name="P166">X</text:p>
          </table:table-cell>
          <table:table-cell table:style-name="Table52.A1" office:value-type="string">
            <text:p text:style-name="P306">PUB</text:p>
          </table:table-cell>
          <table:table-cell table:style-name="Table52.A1" office:value-type="string">
            <text:p text:style-name="P165">Restart without checking busy</text:p>
          </table:table-cell>
        </table:table-row>
        <table:table-row table:style-name="TableLine94052526769632">
          <table:table-cell table:style-name="Table52.A1" office:value-type="string">
            <text:p text:style-name="P21">ackI2C@ </text:p>
          </table:table-cell>
          <table:table-cell table:style-name="Table52.A1" office:value-type="string">
            <text:p text:style-name="P21">( -- byte )</text:p>
          </table:table-cell>
          <table:table-cell table:style-name="Table52.A1" office:value-type="string">
            <text:p text:style-name="P59">X</text:p>
          </table:table-cell>
          <table:table-cell table:style-name="Table52.A1" office:value-type="string">
            <text:p text:style-name="P350">PUB</text:p>
          </table:table-cell>
          <table:table-cell table:style-name="Table52.A1" office:value-type="string">
            <text:p text:style-name="P21">Same as I2C@ except the ack state is set active already (= 0 I2C@)</text:p>
          </table:table-cell>
        </table:table-row>
        <table:table-row table:style-name="TableLine94052526766320">
          <table:table-cell table:style-name="Table52.A1" office:value-type="string">
            <text:p text:style-name="P21">EEPROM</text:p>
          </table:table-cell>
          <table:table-cell table:style-name="Table52.A1" office:value-type="string">
            <text:p text:style-name="P21"/>
          </table:table-cell>
          <table:table-cell table:style-name="Table52.A1" office:value-type="string">
            <text:p text:style-name="P59">X</text:p>
          </table:table-cell>
          <table:table-cell table:style-name="Table52.A1" office:value-type="string">
            <text:p text:style-name="P350">PUB</text:p>
          </table:table-cell>
          <table:table-cell table:style-name="Table52.A1" office:value-type="string">
            <text:p text:style-name="P21">Setup P29 and P28 as the I2C bus pins</text:p>
          </table:table-cell>
        </table:table-row>
        <table:table-row table:style-name="TableLine94052526771824">
          <table:table-cell table:style-name="Table52.A1" office:value-type="string">
            <text:p text:style-name="P21">I2C! </text:p>
          </table:table-cell>
          <table:table-cell table:style-name="Table52.A1" office:value-type="string">
            <text:p text:style-name="P21">( byte -- )</text:p>
          </table:table-cell>
          <table:table-cell table:style-name="Table52.A1" office:value-type="string">
            <text:p text:style-name="P59">X</text:p>
          </table:table-cell>
          <table:table-cell table:style-name="Table52.A1" office:value-type="string">
            <text:p text:style-name="P306">PUB</text:p>
          </table:table-cell>
          <table:table-cell table:style-name="Table52.A1" office:value-type="string">
            <text:p text:style-name="P21">Write a byte to the I2C bus</text:p>
          </table:table-cell>
        </table:table-row>
        <table:table-row table:style-name="TableLine94052526772976">
          <table:table-cell table:style-name="Table52.A1" office:value-type="string">
            <text:p text:style-name="P21">I2C!? </text:p>
          </table:table-cell>
          <table:table-cell table:style-name="Table52.A1" office:value-type="string">
            <text:p text:style-name="P21">( byte -- flg )</text:p>
          </table:table-cell>
          <table:table-cell table:style-name="Table52.A1" office:value-type="string">
            <text:p text:style-name="P59">X</text:p>
          </table:table-cell>
          <table:table-cell table:style-name="Table52.A1" office:value-type="string">
            <text:p text:style-name="P306">PUB</text:p>
          </table:table-cell>
          <table:table-cell table:style-name="Table52.A1" office:value-type="string">
            <text:p text:style-name="P21">Write a byte to the I2C bus and return with the ack state</text:p>
          </table:table-cell>
        </table:table-row>
        <table:table-row table:style-name="TableLine94052526774208">
          <table:table-cell table:style-name="Table52.A1" office:value-type="string">
            <text:p text:style-name="P21">I2C@ </text:p>
          </table:table-cell>
          <table:table-cell table:style-name="Table52.A1" office:value-type="string">
            <text:p text:style-name="P21">( ack -- byte )</text:p>
          </table:table-cell>
          <table:table-cell table:style-name="Table52.A1" office:value-type="string">
            <text:p text:style-name="P59">X</text:p>
          </table:table-cell>
          <table:table-cell table:style-name="Table52.A1" office:value-type="string">
            <text:p text:style-name="P306">PUB</text:p>
          </table:table-cell>
          <table:table-cell table:style-name="Table52.A1" office:value-type="string">
            <text:p text:style-name="P21">Fetch a byte from the I2C bus and write the ack state (as is so that 0 = ack)</text:p>
          </table:table-cell>
        </table:table-row>
        <table:table-row table:style-name="TableLine94052526775440">
          <table:table-cell table:style-name="Table52.A1" office:value-type="string">
            <text:p text:style-name="P95">I2C&gt;</text:p>
          </table:table-cell>
          <table:table-cell table:style-name="Table52.A1" office:value-type="string">
            <text:p text:style-name="P95"/>
          </table:table-cell>
          <table:table-cell table:style-name="Table52.A1" office:value-type="string">
            <text:p text:style-name="P97">X</text:p>
          </table:table-cell>
          <table:table-cell table:style-name="Table52.A1" office:value-type="string">
            <text:p text:style-name="P306">PUB</text:p>
          </table:table-cell>
          <table:table-cell table:style-name="Table52.A1" office:value-type="string">
            <text:p text:style-name="P95">Generate an I2C STOP condition</text:p>
          </table:table-cell>
        </table:table-row>
        <table:table-row table:style-name="TableLine94052526776672">
          <table:table-cell table:style-name="Table52.A1" office:value-type="string">
            <text:p text:style-name="P94">I2C100</text:p>
          </table:table-cell>
          <table:table-cell table:style-name="Table52.A1" office:value-type="string">
            <text:p text:style-name="P94">( -- )</text:p>
          </table:table-cell>
          <table:table-cell table:style-name="Table52.A1" office:value-type="string">
            <text:p text:style-name="P97">X</text:p>
          </table:table-cell>
          <table:table-cell table:style-name="Table52.A1" office:value-type="string">
            <text:p text:style-name="P306">PUB</text:p>
          </table:table-cell>
          <table:table-cell table:style-name="Table52.A1" office:value-type="string">
            <text:p text:style-name="P94">Set the I2C bus to 100kHz rate</text:p>
          </table:table-cell>
        </table:table-row>
        <table:table-row table:style-name="TableLine94052526777904">
          <table:table-cell table:style-name="Table52.A1" office:value-type="string">
            <text:p text:style-name="P94">I2C400</text:p>
          </table:table-cell>
          <table:table-cell table:style-name="Table52.A1" office:value-type="string">
            <text:p text:style-name="P94">( -- )</text:p>
          </table:table-cell>
          <table:table-cell table:style-name="Table52.A1" office:value-type="string">
            <text:p text:style-name="P97">X</text:p>
          </table:table-cell>
          <table:table-cell table:style-name="Table52.A1" office:value-type="string">
            <text:p text:style-name="P306">PUB</text:p>
          </table:table-cell>
          <table:table-cell table:style-name="Table52.A1" office:value-type="string">
            <text:p text:style-name="P94">Set the I2C bus to 400kHz rate</text:p>
          </table:table-cell>
        </table:table-row>
        <table:table-row table:style-name="TableLine94052526779136">
          <table:table-cell table:style-name="Table52.A1" office:value-type="string">
            <text:p text:style-name="P94">I2CFAST</text:p>
          </table:table-cell>
          <table:table-cell table:style-name="Table52.A1" office:value-type="string">
            <text:p text:style-name="P94">( -- )</text:p>
          </table:table-cell>
          <table:table-cell table:style-name="Table52.A1" office:value-type="string">
            <text:p text:style-name="P97">X</text:p>
          </table:table-cell>
          <table:table-cell table:style-name="Table52.A1" office:value-type="string">
            <text:p text:style-name="P306">PUB</text:p>
          </table:table-cell>
          <table:table-cell table:style-name="Table52.A1" office:value-type="string">
            <text:p text:style-name="P94">Set the I2C bus to 1MHz rate</text:p>
          </table:table-cell>
        </table:table-row>
        <table:table-row table:style-name="TableLine94052526780368">
          <table:table-cell table:style-name="Table52.A1" office:value-type="string">
            <text:p text:style-name="P21">i2cflg</text:p>
          </table:table-cell>
          <table:table-cell table:style-name="Table52.A1" office:value-type="string">
            <text:p text:style-name="P21"/>
          </table:table-cell>
          <table:table-cell table:style-name="Table52.A1" office:value-type="string">
            <text:p text:style-name="P59">X</text:p>
          </table:table-cell>
          <table:table-cell table:style-name="Table52.A1" office:value-type="string">
            <text:p text:style-name="P306">PUB</text:p>
          </table:table-cell>
          <table:table-cell table:style-name="Table52.A1" office:value-type="string">
            <text:p text:style-name="P164">1 byte</text:p>
          </table:table-cell>
        </table:table-row>
        <table:table-row table:style-name="TableLine94052526781600">
          <table:table-cell table:style-name="Table52.A1" office:value-type="string">
            <text:p text:style-name="P21">I2CPINS </text:p>
          </table:table-cell>
          <table:table-cell table:style-name="Table52.A1" office:value-type="string">
            <text:p text:style-name="P21">( sda scl -- )</text:p>
          </table:table-cell>
          <table:table-cell table:style-name="Table52.A1" office:value-type="string">
            <text:p text:style-name="P59">X</text:p>
          </table:table-cell>
          <table:table-cell table:style-name="Table52.A1" office:value-type="string">
            <text:p text:style-name="P308">PUB</text:p>
          </table:table-cell>
          <table:table-cell table:style-name="Table52.A1" office:value-type="string">
            <text:p text:style-name="P21">Setup the pins that will be used for the I2C bus</text:p>
          </table:table-cell>
        </table:table-row>
        <table:table-row table:style-name="TableLine94052526783104">
          <table:table-cell table:style-name="Table52.A1" office:value-type="string">
            <text:p text:style-name="P92">IO!</text:p>
          </table:table-cell>
          <table:table-cell table:style-name="Table52.A1" office:value-type="string">
            <text:p text:style-name="P92">( data device -- )</text:p>
          </table:table-cell>
          <table:table-cell table:style-name="Table52.A1" office:value-type="string">
            <text:p text:style-name="P93">X</text:p>
          </table:table-cell>
          <table:table-cell table:style-name="Table52.A1" office:value-type="string">
            <text:p text:style-name="P304">PUB</text:p>
          </table:table-cell>
          <table:table-cell table:style-name="Table52.A1" office:value-type="string">
            <text:p text:style-name="P92">PCF8574 style I2C write</text:p>
          </table:table-cell>
        </table:table-row>
        <table:table-row table:style-name="TableLine94052526784336">
          <table:table-cell table:style-name="Table52.A1" office:value-type="string">
            <text:p text:style-name="P92">IO@</text:p>
          </table:table-cell>
          <table:table-cell table:style-name="Table52.A1" office:value-type="string">
            <text:p text:style-name="P92">( device -- data )</text:p>
          </table:table-cell>
          <table:table-cell table:style-name="Table52.A1" office:value-type="string">
            <text:p text:style-name="P93">X</text:p>
          </table:table-cell>
          <table:table-cell table:style-name="Table52.A1" office:value-type="string">
            <text:p text:style-name="P304">PUB</text:p>
          </table:table-cell>
          <table:table-cell table:style-name="Table52.A1" office:value-type="string">
            <text:p text:style-name="P92">PCF8574 style I2C read</text:p>
          </table:table-cell>
        </table:table-row>
        <table:table-row table:style-name="TableLine94052526785568">
          <table:table-cell table:style-name="Table52.A1" office:value-type="string">
            <text:p text:style-name="P94">nakI2C@</text:p>
          </table:table-cell>
          <table:table-cell table:style-name="Table52.A1" office:value-type="string">
            <text:p text:style-name="P787"/>
          </table:table-cell>
          <table:table-cell table:style-name="Table52.A1" office:value-type="string">
            <text:p text:style-name="P59">X</text:p>
          </table:table-cell>
          <table:table-cell table:style-name="Table52.A1" office:value-type="string">
            <text:p text:style-name="P805">PUB</text:p>
          </table:table-cell>
          <table:table-cell table:style-name="Table52.A1" office:value-type="string">
            <text:p text:style-name="P787"/>
          </table:table-cell>
        </table:table-row>
      </table:table>
      <text:h text:style-name="Heading_20_2" text:outline-level="2">PING-PONG NETWORKING</text:h>
      <table:table table:name="Table53" table:style-name="Table53">
        <table:table-column table:style-name="Table53.A"/>
        <table:table-column table:style-name="Table53.B"/>
        <table:table-column table:style-name="Table53.C"/>
        <table:table-column table:style-name="Table53.D"/>
        <table:table-column table:style-name="Table53.E"/>
        <table:table-row table:style-name="TableLine94052526747056">
          <table:table-cell table:style-name="Table53.A1" office:value-type="string">
            <text:p text:style-name="P723">ID!</text:p>
          </table:table-cell>
          <table:table-cell table:style-name="Table53.A1" office:value-type="string">
            <text:p text:style-name="P723">( str -- )</text:p>
          </table:table-cell>
          <table:table-cell table:style-name="Table53.A1" office:value-type="string">
            <text:p text:style-name="P725">X</text:p>
          </table:table-cell>
          <table:table-cell table:style-name="Table53.A1" office:value-type="string">
            <text:p text:style-name="P724">PUB</text:p>
          </table:table-cell>
          <table:table-cell table:style-name="Table53.A1" office:value-type="string">
            <text:p text:style-name="P726">save unit prompt ID (use NULL$ ID! to clear)</text:p>
          </table:table-cell>
        </table:table-row>
        <table:table-row table:style-name="TableLine94052526791760">
          <table:table-cell table:style-name="Table53.A1" office:value-type="string">
            <text:p text:style-name="P726">INTERCOM!</text:p>
          </table:table-cell>
          <table:table-cell table:style-name="Table53.A1" office:value-type="string">
            <text:p text:style-name="P726">( &amp;GP.ID.TR.TE baud -- )</text:p>
          </table:table-cell>
          <table:table-cell table:style-name="Table53.A1" office:value-type="string">
            <text:p text:style-name="P728">X</text:p>
          </table:table-cell>
          <table:table-cell table:style-name="Table53.A1" office:value-type="string">
            <text:p text:style-name="P727">PUB</text:p>
          </table:table-cell>
          <table:table-cell table:style-name="Table53.A1" office:value-type="string">
            <text:p text:style-name="P726">configure this Propeller as a Ping-Pong slave GP-group, ID-moduleID, TR -transmit/receive pin, TE-enable pin</text:p>
          </table:table-cell>
        </table:table-row>
        <table:table-row table:style-name="TableLine94052526792592">
          <table:table-cell table:style-name="Table53.A1" office:value-type="string">
            <text:p text:style-name="P177">.INTERCOM</text:p>
          </table:table-cell>
          <table:table-cell table:style-name="Table53.A1" office:value-type="string">
            <text:p text:style-name="P177">( -- )</text:p>
          </table:table-cell>
          <table:table-cell table:style-name="Table53.A1" office:value-type="string">
            <text:p text:style-name="P267">X</text:p>
          </table:table-cell>
          <table:table-cell table:style-name="Table53.A1" office:value-type="string">
            <text:p text:style-name="P296">PUB</text:p>
          </table:table-cell>
          <table:table-cell table:style-name="Table53.A1" office:value-type="string">
            <text:p text:style-name="P177">Display the list of connected 'PING-PONG network' devices, if this system is installed</text:p>
          </table:table-cell>
        </table:table-row>
      </table:table>
      <text:h text:style-name="Heading_20_2" text:outline-level="2">EEPROM</text:h>
      <text:p text:style-name="P760"><text:s/><text:tab/> <text:tab/> <text:tab/></text:p>
      <table:table table:name="Table54" table:style-name="Table54">
        <table:table-column table:style-name="Table54.A"/>
        <table:table-column table:style-name="Table54.B"/>
        <table:table-column table:style-name="Table54.C"/>
        <table:table-column table:style-name="Table54.D"/>
        <table:table-column table:style-name="Table54.E"/>
        <table:table-row table:style-name="TableLine94052526793888">
          <table:table-cell table:style-name="Table54.A1" office:value-type="string">
            <text:p text:style-name="P176">?BACKUP</text:p>
          </table:table-cell>
          <table:table-cell table:style-name="Table54.A1" office:value-type="string">
            <text:p text:style-name="P176"/>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Only backup if there were no errors in the TACHYON block load</text:p>
          </table:table-cell>
        </table:table-row>
        <table:table-row table:style-name="TableLine94052526892016">
          <table:table-cell table:style-name="Table54.A1" office:value-type="string">
            <text:p text:style-name="P176">@EE </text:p>
          </table:table-cell>
          <table:table-cell table:style-name="Table54.A1" office:value-type="string">
            <text:p text:style-name="P176">( adr -- ack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Select the appropriate device and issue an address, check ack</text:p>
          </table:table-cell>
        </table:table-row>
        <table:table-row table:style-name="TableLine94052526892896">
          <table:table-cell table:style-name="Table54.A1" office:value-type="string">
            <text:p text:style-name="P619">@EEWAIT</text:p>
          </table:table-cell>
          <table:table-cell table:style-name="Table54.A1" office:value-type="string">
            <text:p text:style-name="P619">( adr -- )</text:p>
          </table:table-cell>
          <table:table-cell table:style-name="Table54.A1" office:value-type="string">
            <text:p text:style-name="P619"/>
          </table:table-cell>
          <table:table-cell table:style-name="Table54.A1" office:value-type="string">
            <text:p text:style-name="P620">PUB</text:p>
          </table:table-cell>
          <table:table-cell table:style-name="Table54.A1" office:value-type="string">
            <text:p text:style-name="P619">Revision 140602 - Added timeout loop counter to prevent hanging</text:p>
          </table:table-cell>
        </table:table-row>
        <table:table-row table:style-name="TableLine94052526893888">
          <table:table-cell table:style-name="Table54.A1" office:value-type="string">
            <text:p text:style-name="P176">AUTORUN &lt;name&gt;</text:p>
          </table:table-cell>
          <table:table-cell table:style-name="Table54.A1" office:value-type="string">
            <text:p text:style-name="P176"/>
          </table:table-cell>
          <table:table-cell table:style-name="Table54.A1" office:value-type="string">
            <text:p text:style-name="P176">XI</text:p>
          </table:table-cell>
          <table:table-cell table:style-name="Table54.A1" office:value-type="string">
            <text:p text:style-name="P179">PUB</text:p>
          </table:table-cell>
          <table:table-cell table:style-name="Table54.A1" office:value-type="string">
            <text:p text:style-name="P180">Set system to autorun name if found else clear autorun if invalid. Executed via EXTEND.boot </text:p>
            <table:table table:name="Table55" table:style-name="Table55">
              <table:table-column table:style-name="Table55.A"/>
              <table:table-row table:style-name="TableLine94052526809200">
                <table:table-cell table:style-name="TableBox94052526810352" office:value-type="string">
                  <text:p text:style-name="P180">If the name does not exist in the dictionary at boot-time it will no longer be valid (as in FORGET &lt;name)</text:p>
                </table:table-cell>
              </table:table-row>
            </table:table>
            <text:p text:style-name="P817"/>
          </table:table-cell>
        </table:table-row>
        <table:table-row table:style-name="TableLine94052526895440">
          <table:table-cell table:style-name="Table54.A1" office:value-type="string">
            <text:p text:style-name="P176">BACKUP</text:p>
          </table:table-cell>
          <table:table-cell table:style-name="Table54.A1" office:value-type="string">
            <text:p text:style-name="P176"/>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Backup all of 32k of hub RAM to $0000 of first EEPROM</text:p>
          </table:table-cell>
        </table:table-row>
        <table:table-row table:style-name="TableLine94052526896752">
          <table:table-cell table:style-name="Table54.A1" office:value-type="string">
            <text:p text:style-name="P176">COLD</text:p>
          </table:table-cell>
          <table:table-cell table:style-name="Table54.A1" office:value-type="string">
            <text:p text:style-name="P176"/>
          </table:table-cell>
          <table:table-cell table:style-name="Table54.A1" office:value-type="string">
            <text:p text:style-name="P176">X</text:p>
          </table:table-cell>
          <table:table-cell table:style-name="Table54.A1" office:value-type="string">
            <text:p text:style-name="P181">PUB</text:p>
          </table:table-cell>
          <table:table-cell table:style-name="Table54.A1" office:value-type="string">
            <text:p text:style-name="P176">Reset to a kernel only system in RAM without extensions although EEPROM is not affected</text:p>
          </table:table-cell>
        </table:table-row>
        <table:table-row table:style-name="TableLine94052526897936">
          <table:table-cell table:style-name="Table54.A1" office:value-type="string">
            <text:p text:style-name="P176">CONBAUD </text:p>
          </table:table-cell>
          <table:table-cell table:style-name="Table54.A1" office:value-type="string">
            <text:p text:style-name="P176">( baud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Set the startup baudrate of the console into EEPROM, needs restart to activate. Recommend 300 to 2,000,000</text:p>
          </table:table-cell>
        </table:table-row>
        <table:table-row table:style-name="TableLine94052526894624">
          <table:table-cell table:style-name="Table54.A1" office:value-type="string">
            <text:p text:style-name="P176">E! </text:p>
          </table:table-cell>
          <table:table-cell table:style-name="Table54.A1" office:value-type="string">
            <text:p text:style-name="P176">( long -- adr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Write a long to EEPROM (non-aligned)</text:p>
          </table:table-cell>
        </table:table-row>
        <table:table-row table:style-name="TableLine94052526900128">
          <table:table-cell table:style-name="Table54.A1" office:value-type="string">
            <text:p text:style-name="P176">E@ </text:p>
          </table:table-cell>
          <table:table-cell table:style-name="Table54.A1" office:value-type="string">
            <text:p text:style-name="P176">( adr -- long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Read a long from EEPROM (non-aligned)</text:p>
          </table:table-cell>
        </table:table-row>
        <table:table-row table:style-name="TableLine94052526901280">
          <table:table-cell table:style-name="Table54.A1" office:value-type="string">
            <text:p text:style-name="P176">EC! <text:s text:c="2"/></text:p>
          </table:table-cell>
          <table:table-cell table:style-name="Table54.A1" office:value-type="string">
            <text:p text:style-name="P176">( byte adr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Write a byte to the EEPROM at adr <text:s text:c="2"/>(spans multiple 64k devices)</text:p>
          </table:table-cell>
        </table:table-row>
        <table:table-row table:style-name="TableLine94052526902512">
          <table:table-cell table:style-name="Table54.A1" office:value-type="string">
            <text:p text:style-name="P176">EC@ <text:s text:c="3"/></text:p>
          </table:table-cell>
          <table:table-cell table:style-name="Table54.A1" office:value-type="string">
            <text:p text:style-name="P176">( adr -- byte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Read a byte from EEPROM at adr <text:s text:c="3"/>(spans multiple 64k devices)</text:p>
          </table:table-cell>
        </table:table-row>
        <table:table-row table:style-name="TableLine94052526903744">
          <table:table-cell table:style-name="Table54.A1" office:value-type="string">
            <text:p text:style-name="P176">ECOPY </text:p>
          </table:table-cell>
          <table:table-cell table:style-name="Table54.A1" office:value-type="string">
            <text:p text:style-name="P176">( eesrc eedst cnt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Copy cnt bytes from eesrc to eedst </text:p>
          </table:table-cell>
        </table:table-row>
        <table:table-row table:style-name="TableLine94052526904976">
          <table:table-cell table:style-name="Table54.A1" office:value-type="string">
            <text:p text:style-name="P176">EE</text:p>
          </table:table-cell>
          <table:table-cell table:style-name="Table54.A1" office:value-type="string">
            <text:p text:style-name="P176">(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Select EEPROM for memory DUMP using various DUMP methods (i.e. 0 $100 EE DUMP)</text:p>
          </table:table-cell>
        </table:table-row>
        <table:table-row table:style-name="TableLine94052526906208">
          <table:table-cell table:style-name="Table54.A1" office:value-type="string">
            <text:p text:style-name="P182">eedev</text:p>
          </table:table-cell>
          <table:table-cell table:style-name="Table54.A1" office:value-type="string">
            <text:p text:style-name="P182">( -- adr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82">1 byte</text:p>
          </table:table-cell>
        </table:table-row>
        <table:table-row table:style-name="TableLine94052526907440">
          <table:table-cell table:style-name="Table54.A1" office:value-type="string">
            <text:p text:style-name="P182">eeflg</text:p>
          </table:table-cell>
          <table:table-cell table:style-name="Table54.A1" office:value-type="string">
            <text:p text:style-name="P182">( -- adr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82">1 byte</text:p>
          </table:table-cell>
        </table:table-row>
        <table:table-row table:style-name="TableLine94052526908672">
          <table:table-cell table:style-name="Table54.A1" office:value-type="string">
            <text:p text:style-name="P183">EEPROM</text:p>
          </table:table-cell>
          <table:table-cell table:style-name="Table54.A1" office:value-type="string">
            <text:p text:style-name="P183">(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83">Assign pins P28 and P29 for EEPROM interface</text:p>
          </table:table-cell>
        </table:table-row>
        <table:table-row table:style-name="TableLine94052526909904">
          <table:table-cell table:style-name="Table54.A1" office:value-type="string">
            <text:p text:style-name="P176">EERD </text:p>
          </table:table-cell>
          <table:table-cell table:style-name="Table54.A1" office:value-type="string">
            <text:p text:style-name="P176">( -- <text:s/>)</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Switch EEPROM to read mode, check ack</text:p>
          </table:table-cell>
        </table:table-row>
        <table:table-row table:style-name="TableLine94052526911408">
          <table:table-cell table:style-name="Table54.A1" office:value-type="string">
            <text:p text:style-name="P176">EFILL </text:p>
          </table:table-cell>
          <table:table-cell table:style-name="Table54.A1" office:value-type="string">
            <text:p text:style-name="P176">( src cnt ch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Fill EEPROM from src address for cnt times with byte ch</text:p>
          </table:table-cell>
        </table:table-row>
        <table:table-row table:style-name="TableLine94052526912640">
          <table:table-cell table:style-name="Table54.A1" office:value-type="string">
            <text:p text:style-name="P176">ELOAD </text:p>
          </table:table-cell>
          <table:table-cell table:style-name="Table54.A1" office:value-type="string">
            <text:p text:style-name="P176">( eeprom ram cnt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Load a block of EEPROM to RAM. Will load 32K from EEPROM in <text:s/>4.325sec</text:p>
          </table:table-cell>
        </table:table-row>
        <table:table-row table:style-name="TableLine94052526913872">
          <table:table-cell table:style-name="Table54.A1" office:value-type="string">
            <text:p text:style-name="P184">ep</text:p>
          </table:table-cell>
          <table:table-cell table:style-name="Table54.A1" office:value-type="string">
            <text:p text:style-name="P184">( -- 128 )</text:p>
          </table:table-cell>
          <table:table-cell table:style-name="Table54.A1" office:value-type="string">
            <text:p text:style-name="P184"/>
          </table:table-cell>
          <table:table-cell table:style-name="Table54.A1" office:value-type="string">
            <text:p text:style-name="P178">PUB</text:p>
          </table:table-cell>
          <table:table-cell table:style-name="Table54.A1" office:value-type="string">
            <text:p text:style-name="P184">Constant</text:p>
          </table:table-cell>
        </table:table-row>
        <table:table-row table:style-name="TableLine94052526915104">
          <table:table-cell table:style-name="Table54.A1" office:value-type="string">
            <text:p text:style-name="P176">ESAVE </text:p>
          </table:table-cell>
          <table:table-cell table:style-name="Table54.A1" office:value-type="string">
            <text:p text:style-name="P176">( ram eeprom cnt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Save a block of RAM to EEPROM using page write. Will backup 32K to EEPROM in 4.963 seconds )</text:p>
          </table:table-cell>
        </table:table-row>
        <table:table-row table:style-name="TableLine94052526916336">
          <table:table-cell table:style-name="Table54.A1" office:value-type="string">
            <text:p text:style-name="P176">ESAVEB </text:p>
          </table:table-cell>
          <table:table-cell table:style-name="Table54.A1" office:value-type="string">
            <text:p text:style-name="P176">( ram eeprom cnt --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Save a block of RAM to EEPROM using byte by byte method, slower and safer for non-page alignments</text:p>
          </table:table-cell>
        </table:table-row>
        <table:table-row table:style-name="TableLine94052526917568">
          <table:table-cell table:style-name="Table54.A1" office:value-type="string">
            <text:p text:style-name="P176">EW! </text:p>
          </table:table-cell>
          <table:table-cell table:style-name="Table54.A1" office:value-type="string">
            <text:p text:style-name="P176">( word -- adr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Write a word to EEPROM (non-aligned)</text:p>
          </table:table-cell>
        </table:table-row>
        <table:table-row table:style-name="TableLine94052526918800">
          <table:table-cell table:style-name="Table54.A1" office:value-type="string">
            <text:p text:style-name="P176">EW@ <text:s text:c="2"/></text:p>
          </table:table-cell>
          <table:table-cell table:style-name="Table54.A1" office:value-type="string">
            <text:p text:style-name="P176">( adr -- word )</text:p>
          </table:table-cell>
          <table:table-cell table:style-name="Table54.A1" office:value-type="string">
            <text:p text:style-name="P176">X</text:p>
          </table:table-cell>
          <table:table-cell table:style-name="Table54.A1" office:value-type="string">
            <text:p text:style-name="P178">PUB</text:p>
          </table:table-cell>
          <table:table-cell table:style-name="Table54.A1" office:value-type="string">
            <text:p text:style-name="P176">Read a word from EEPROM (non-aligned)</text:p>
          </table:table-cell>
        </table:table-row>
        <table:table-row table:style-name="TableLine94052526920032">
          <table:table-cell table:style-name="Table54.A1" office:value-type="string">
            <text:p text:style-name="P185">SAVEROM</text:p>
          </table:table-cell>
          <table:table-cell table:style-name="Table54.A1" office:value-type="string">
            <text:p text:style-name="P185">( -- )</text:p>
          </table:table-cell>
          <table:table-cell table:style-name="Table54.A1" office:value-type="string">
            <text:p text:style-name="P370">X</text:p>
          </table:table-cell>
          <table:table-cell table:style-name="Table54.A1" office:value-type="string">
            <text:p text:style-name="P186">PUB</text:p>
          </table:table-cell>
          <table:table-cell table:style-name="Table54.A1" office:value-type="string">
            <text:p text:style-name="P185">Always called at the start of a ROM file to load the hex bytes of code and data that follow into cog memory</text:p>
          </table:table-cell>
        </table:table-row>
      </table:table>
      <text:p text:style-name="P715"/>
      <text:p text:style-name="Standard"/>
      <text:h text:style-name="P930" text:outline-level="2">ANSI<text:span text:style-name="T108"> TERMINAL SUPPORT</text:span></text:h>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Line94052526811200">
          <table:table-cell table:style-name="Table56.A1" office:value-type="string">
            <text:p text:style-name="P109">?ANSI</text:p>
          </table:table-cell>
          <table:table-cell table:style-name="Table56.A1" office:value-type="string">
            <text:p text:style-name="P109">(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09">Detects whether terminal supports ANSI commands<text:span text:style-name="T78"> and stores that at _ansi</text:span></text:p>
          </table:table-cell>
        </table:table-row>
        <table:table-row table:style-name="TableLine94052527037872">
          <table:table-cell table:style-name="Table56.A1" office:value-type="string">
            <text:p text:style-name="P108">.HEAD$</text:p>
          </table:table-cell>
          <table:table-cell table:style-name="Table56.A1" office:value-type="string">
            <text:p text:style-name="P108">( str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81">Displays string at address str in bold with *** either side</text:p>
          </table:table-cell>
        </table:table-row>
        <table:table-row table:style-name="TableLine94052527038752">
          <table:table-cell table:style-name="Table56.A1" office:value-type="string">
            <text:p text:style-name="P146">BELL</text:p>
          </table:table-cell>
          <table:table-cell table:style-name="Table56.A1" office:value-type="string">
            <text:p text:style-name="P146">( -- )</text:p>
          </table:table-cell>
          <table:table-cell table:style-name="Table56.A1" office:value-type="string">
            <text:p text:style-name="P282">X</text:p>
          </table:table-cell>
          <table:table-cell table:style-name="Table56.A1" office:value-type="string">
            <text:p text:style-name="P342">PUB</text:p>
          </table:table-cell>
          <table:table-cell table:style-name="Table56.A1" office:value-type="string">
            <text:p text:style-name="P146">emit one bell character</text:p>
          </table:table-cell>
        </table:table-row>
        <table:table-row table:style-name="TableLine94052527039744">
          <table:table-cell table:style-name="Table56.A1" office:value-type="string">
            <text:p text:style-name="P21">black</text:p>
          </table:table-cell>
          <table:table-cell table:style-name="Table56.A1" office:value-type="string">
            <text:p text:style-name="P21">( -- 0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41296">
          <table:table-cell table:style-name="Table56.A1" office:value-type="string">
            <text:p text:style-name="P21">blue</text:p>
          </table:table-cell>
          <table:table-cell table:style-name="Table56.A1" office:value-type="string">
            <text:p text:style-name="P21">( -- 4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42608">
          <table:table-cell table:style-name="Table56.A1" office:value-type="string">
            <text:p text:style-name="P21">BOLD</text:p>
          </table:table-cell>
          <table:table-cell table:style-name="Table56.A1" office:value-type="string">
            <text:p text:style-name="P21"/>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Enable ANSI bold type (if supported)</text:p>
          </table:table-cell>
        </table:table-row>
        <table:table-row table:style-name="TableLine94052527043792">
          <table:table-cell table:style-name="Table56.A1" office:value-type="string">
            <text:p text:style-name="P21">CLS</text:p>
          </table:table-cell>
          <table:table-cell table:style-name="Table56.A1" office:value-type="string">
            <text:p text:style-name="P21"/>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Hybrid $0C EMIT plus ANSI HOME + ERASE SCREEN</text:p>
          </table:table-cell>
        </table:table-row>
        <table:table-row table:style-name="TableLine94052527040480">
          <table:table-cell table:style-name="Table56.A1" office:value-type="string">
            <text:p text:style-name="P148">CLS </text:p>
          </table:table-cell>
          <table:table-cell table:style-name="Table56.A1" office:value-type="string">
            <text:p text:style-name="P148">( -- ) </text:p>
          </table:table-cell>
          <table:table-cell table:style-name="Table56.A1" office:value-type="string">
            <text:p text:style-name="P282">X</text:p>
          </table:table-cell>
          <table:table-cell table:style-name="Table56.A1" office:value-type="string">
            <text:p text:style-name="P353">PUB</text:p>
          </table:table-cell>
          <table:table-cell table:style-name="Table56.A1" office:value-type="string">
            <text:p text:style-name="P148">Clear the screen (ANSI) </text:p>
          </table:table-cell>
        </table:table-row>
        <table:table-row table:style-name="TableLine94052527045984">
          <table:table-cell table:style-name="Table56.A1" office:value-type="string">
            <text:p text:style-name="P111">CURSOR</text:p>
          </table:table-cell>
          <table:table-cell table:style-name="Table56.A1" office:value-type="string">
            <text:p text:style-name="P111">( on/off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11">Set visible cursor on or off</text:p>
          </table:table-cell>
        </table:table-row>
        <table:table-row table:style-name="TableLine94052527047136">
          <table:table-cell table:style-name="Table56.A1" office:value-type="string">
            <text:p text:style-name="P21">cyan</text:p>
          </table:table-cell>
          <table:table-cell table:style-name="Table56.A1" office:value-type="string">
            <text:p text:style-name="P21">( -- 6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48368">
          <table:table-cell table:style-name="Table56.A1" office:value-type="string">
            <text:p text:style-name="P112">ERLINE</text:p>
          </table:table-cell>
          <table:table-cell table:style-name="Table56.A1" office:value-type="string">
            <text:p text:style-name="P112">(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12">Erase the current line</text:p>
          </table:table-cell>
        </table:table-row>
        <table:table-row table:style-name="TableLine94052527049600">
          <table:table-cell table:style-name="Table56.A1" office:value-type="string">
            <text:p text:style-name="P112">ERSCN</text:p>
          </table:table-cell>
          <table:table-cell table:style-name="Table56.A1" office:value-type="string">
            <text:p text:style-name="P112">(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12">Erase the screen from the current location</text:p>
          </table:table-cell>
        </table:table-row>
        <table:table-row table:style-name="TableLine94052527050832">
          <table:table-cell table:style-name="Table56.A1" office:value-type="string">
            <text:p text:style-name="P112">ESC</text:p>
          </table:table-cell>
          <table:table-cell table:style-name="Table56.A1" office:value-type="string">
            <text:p text:style-name="P112">( ch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52064">
          <table:table-cell table:style-name="Table56.A1" office:value-type="string">
            <text:p text:style-name="P21">green</text:p>
          </table:table-cell>
          <table:table-cell table:style-name="Table56.A1" office:value-type="string">
            <text:p text:style-name="P21">( -- 2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53296">
          <table:table-cell table:style-name="Table56.A1" office:value-type="string">
            <text:p text:style-name="P112">HOME</text:p>
          </table:table-cell>
          <table:table-cell table:style-name="Table56.A1" office:value-type="string">
            <text:p text:style-name="P112">(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12">Cursor is set to the top left corner of the window</text:p>
          </table:table-cell>
        </table:table-row>
        <table:table-row table:style-name="TableLine94052527054528">
          <table:table-cell table:style-name="Table56.A1" office:value-type="string">
            <text:p text:style-name="P21">magenta</text:p>
          </table:table-cell>
          <table:table-cell table:style-name="Table56.A1" office:value-type="string">
            <text:p text:style-name="P21">( -- 5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55760">
          <table:table-cell table:style-name="Table56.A1" office:value-type="string">
            <text:p text:style-name="P109">MARGINS</text:p>
          </table:table-cell>
          <table:table-cell table:style-name="Table56.A1" office:value-type="string">
            <text:p text:style-name="P109">( top bottom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09">Sets the number of rows at top and bottom of the terminal window to be set as margins</text:p>
          </table:table-cell>
        </table:table-row>
        <table:table-row table:style-name="TableLine94052527057264">
          <table:table-cell table:style-name="Table56.A1" office:value-type="string">
            <text:p text:style-name="P79">NEON</text:p>
          </table:table-cell>
          <table:table-cell table:style-name="Table56.A1" office:value-type="string">
            <text:p text:style-name="P79">( -- )</text:p>
          </table:table-cell>
          <table:table-cell table:style-name="Table56.A1" office:value-type="string">
            <text:p text:style-name="P282">X</text:p>
          </table:table-cell>
          <table:table-cell table:style-name="Table56.A1" office:value-type="string">
            <text:p text:style-name="P296">PUB</text:p>
          </table:table-cell>
          <table:table-cell table:style-name="Table56.A1" office:value-type="string">
            <text:p text:style-name="P79">Set pen color to a sequence per character</text:p>
          </table:table-cell>
        </table:table-row>
        <table:table-row table:style-name="TableLine94052527058496">
          <table:table-cell table:style-name="Table56.A1" office:value-type="string">
            <text:p text:style-name="P21">PAPER</text:p>
          </table:table-cell>
          <table:table-cell table:style-name="Table56.A1" office:value-type="string">
            <text:p text:style-name="P21">( color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Set paper color (background 0..7)<text:span text:style-name="T139"> e.g. black PAPER</text:span></text:p>
          </table:table-cell>
        </table:table-row>
        <table:table-row table:style-name="TableLine94052527059728">
          <table:table-cell table:style-name="Table56.A1" office:value-type="string">
            <text:p text:style-name="P21">PEN</text:p>
          </table:table-cell>
          <table:table-cell table:style-name="Table56.A1" office:value-type="string">
            <text:p text:style-name="P21">( color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Set pen color (foreground 0..7)<text:span text:style-name="T139"> e.g. white PEN</text:span></text:p>
          </table:table-cell>
        </table:table-row>
        <table:table-row table:style-name="TableLine94052527060960">
          <table:table-cell table:style-name="Table56.A1" office:value-type="string">
            <text:p text:style-name="P21">PLAIN</text:p>
          </table:table-cell>
          <table:table-cell table:style-name="Table56.A1" office:value-type="string">
            <text:p text:style-name="P21"/>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Reset all type to plain</text:p>
          </table:table-cell>
        </table:table-row>
        <table:table-row table:style-name="TableLine94052527062192">
          <table:table-cell table:style-name="Table56.A1" office:value-type="string">
            <text:p text:style-name="P21">red</text:p>
          </table:table-cell>
          <table:table-cell table:style-name="Table56.A1" office:value-type="string">
            <text:p text:style-name="P21">( -- 1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63424">
          <table:table-cell table:style-name="Table56.A1" office:value-type="string">
            <text:p text:style-name="P21">REVERSE</text:p>
          </table:table-cell>
          <table:table-cell table:style-name="Table56.A1" office:value-type="string">
            <text:p text:style-name="P21"/>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Enable ANSI reverse type</text:p>
          </table:table-cell>
        </table:table-row>
        <table:table-row table:style-name="TableLine94052527064656">
          <table:table-cell table:style-name="Table56.A1" office:value-type="string">
            <text:p text:style-name="P148">SPINNER </text:p>
          </table:table-cell>
          <table:table-cell table:style-name="Table56.A1" office:value-type="string">
            <text:p text:style-name="P148">( -- ) </text:p>
          </table:table-cell>
          <table:table-cell table:style-name="Table56.A1" office:value-type="string">
            <text:p text:style-name="P282">X</text:p>
          </table:table-cell>
          <table:table-cell table:style-name="Table56.A1" office:value-type="string">
            <text:p text:style-name="P342">PUB</text:p>
          </table:table-cell>
          <table:table-cell table:style-name="Table56.A1" office:value-type="string">
            <text:p text:style-name="P148">Emit the next character in a spinner sequence ( | / - \ ) using backspace to reposition</text:p>
          </table:table-cell>
        </table:table-row>
        <table:table-row table:style-name="TableLine94052527065888">
          <table:table-cell table:style-name="Table56.A1" office:value-type="string">
            <text:p text:style-name="P21">white</text:p>
          </table:table-cell>
          <table:table-cell table:style-name="Table56.A1" office:value-type="string">
            <text:p text:style-name="P21">( -- 7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Constant for ANSI pen or paper color (white PEN)</text:p>
          </table:table-cell>
        </table:table-row>
        <table:table-row table:style-name="TableLine94052527067120">
          <table:table-cell table:style-name="Table56.A1" office:value-type="string">
            <text:p text:style-name="P109">WRAP</text:p>
          </table:table-cell>
          <table:table-cell table:style-name="Table56.A1" office:value-type="string">
            <text:p text:style-name="P109">( on/off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109">Set whether overflow at the end of line wraps round to the next line</text:p>
          </table:table-cell>
        </table:table-row>
        <table:table-row table:style-name="TableLine94052527070416">
          <table:table-cell table:style-name="Table56.A1" office:value-type="string">
            <text:p text:style-name="P21">XY </text:p>
          </table:table-cell>
          <table:table-cell table:style-name="Table56.A1" office:value-type="string">
            <text:p text:style-name="P21">( x y --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P21">ANSI XY cursor positioning (1 1 XY = home)</text:p>
          </table:table-cell>
        </table:table-row>
        <table:table-row table:style-name="TableLine94052527071648">
          <table:table-cell table:style-name="Table56.A1" office:value-type="string">
            <text:p text:style-name="P21">yellow</text:p>
          </table:table-cell>
          <table:table-cell table:style-name="Table56.A1" office:value-type="string">
            <text:p text:style-name="P21">( -- 3 )</text:p>
          </table:table-cell>
          <table:table-cell table:style-name="Table56.A1" office:value-type="string">
            <text:p text:style-name="P282">X</text:p>
          </table:table-cell>
          <table:table-cell table:style-name="Table56.A1" office:value-type="string">
            <text:p text:style-name="P310">PUB</text:p>
          </table:table-cell>
          <table:table-cell table:style-name="Table56.A1" office:value-type="string">
            <text:p text:style-name="Standard"/>
          </table:table-cell>
        </table:table-row>
        <table:table-row table:style-name="TableLine94052527072880">
          <table:table-cell table:style-name="Table56.A1" office:value-type="string">
            <text:p text:style-name="P114">_ansi</text:p>
          </table:table-cell>
          <table:table-cell table:style-name="Table56.A1" office:value-type="string">
            <text:p text:style-name="P370">( -- adr )</text:p>
          </table:table-cell>
          <table:table-cell table:style-name="Table56.A1" office:value-type="string">
            <text:p text:style-name="P282">X</text:p>
          </table:table-cell>
          <table:table-cell table:style-name="Table56.A1" office:value-type="string">
            <text:p text:style-name="P310">PRI</text:p>
          </table:table-cell>
          <table:table-cell table:style-name="Table56.A1" office:value-type="string">
            <text:p text:style-name="P114">1 long, stores terminal ANSI support</text:p>
          </table:table-cell>
        </table:table-row>
        <table:table-row table:style-name="TableLine94052527074112">
          <table:table-cell table:style-name="Table56.A1" office:value-type="string">
            <text:p text:style-name="P112">.PAR</text:p>
          </table:table-cell>
          <table:table-cell table:style-name="Table56.A1" office:value-type="string">
            <text:p text:style-name="P112">( -- )</text:p>
          </table:table-cell>
          <table:table-cell table:style-name="Table56.A1" office:value-type="string">
            <text:p text:style-name="P282">X</text:p>
          </table:table-cell>
          <table:table-cell table:style-name="Table56.A1" office:value-type="string">
            <text:p text:style-name="P310">PRI</text:p>
          </table:table-cell>
          <table:table-cell table:style-name="Table56.A1" office:value-type="string">
            <text:p text:style-name="Standard"/>
          </table:table-cell>
        </table:table-row>
        <table:table-row table:style-name="TableLine94052527075344">
          <table:table-cell table:style-name="Table56.A1" office:value-type="string">
            <text:p text:style-name="P112">AEMIT</text:p>
          </table:table-cell>
          <table:table-cell table:style-name="Table56.A1" office:value-type="string">
            <text:p text:style-name="P116">( ch -- )</text:p>
          </table:table-cell>
          <table:table-cell table:style-name="Table56.A1" office:value-type="string">
            <text:p text:style-name="P282">X</text:p>
          </table:table-cell>
          <table:table-cell table:style-name="Table56.A1" office:value-type="string">
            <text:p text:style-name="P310">PRI</text:p>
          </table:table-cell>
          <table:table-cell table:style-name="Table56.A1" office:value-type="string">
            <text:p text:style-name="P116">Only emit ch if ANSI is supported</text:p>
          </table:table-cell>
        </table:table-row>
        <table:table-row table:style-name="TableLine94052527076576">
          <table:table-cell table:style-name="Table56.A1" office:value-type="string">
            <text:p text:style-name="P114">ANSI?</text:p>
          </table:table-cell>
          <table:table-cell table:style-name="Table56.A1" office:value-type="string">
            <text:p text:style-name="P114">( -- flg )</text:p>
          </table:table-cell>
          <table:table-cell table:style-name="Table56.A1" office:value-type="string">
            <text:p text:style-name="P282">X</text:p>
          </table:table-cell>
          <table:table-cell table:style-name="Table56.A1" office:value-type="string">
            <text:p text:style-name="P310">PRI</text:p>
          </table:table-cell>
          <table:table-cell table:style-name="Table56.A1" office:value-type="string">
            <text:p text:style-name="P114">Checks the value of _ansi and sets flag true if ANSI supported ( faster than calling ?ANSI everytime )</text:p>
          </table:table-cell>
        </table:table-row>
      </table:table>
      <text:h text:style-name="Heading_20_2" text:outline-level="2">EASYFILE FAT32</text:h>
      <text:p text:style-name="P21">The FAT32 file layer is built on top of basic buffered sector layer and the virtual memory layer on top of that. Since the virtual memory is limited to 4GB using a 32-bit address a further step is taken to allow a file to be addressed as virtual memory of up to 4GB. There are sector and directory buffers for up to four files which are opened in the sense that the virtual memory address to the start of the file is located. File sectors are assumed to be contiguous without fragmentation and this is normally the case as I have never found a fragmented SD card before. Not having to follow clusters simplifies and speeds the virtual memory layer.</text:p>
      <text:p text:style-name="P21"/>
      <text:p text:style-name="P163">N.B. The SD card interface pins may need setting up with SDCARD, to suit your circuit board SanDisk cards <text:span text:style-name="T102">are known </text:span>to work, but other makes are not guaranteed</text:p>
      <text:p text:style-name="P21"/>
      <table:table table:name="Table57" table:style-name="Table57">
        <table:table-column table:style-name="Table57.A"/>
        <table:table-column table:style-name="Table57.B"/>
        <table:table-column table:style-name="Table57.C"/>
        <table:table-column table:style-name="Table57.D"/>
        <table:table-column table:style-name="Table57.E"/>
        <table:table-row table:style-name="TableLine94052526975296">
          <table:table-cell table:style-name="Table57.A1" office:value-type="string">
            <text:p text:style-name="P425">_sdpins</text:p>
          </table:table-cell>
          <table:table-cell table:style-name="Table57.A1" office:value-type="string">
            <text:p text:style-name="P522">( -- adr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5">1 long in code memory, SD pins setting which is saved every time BACKUP is run</text:p>
          </table:table-cell>
        </table:table-row>
        <table:table-row table:style-name="TableLine94052527481088">
          <table:table-cell table:style-name="Table57.A1" office:value-type="string">
            <text:p text:style-name="P655">-FERASE</text:p>
          </table:table-cell>
          <table:table-cell table:style-name="Table57.A1" office:value-type="string">
            <text:p text:style-name="P655"/>
          </table:table-cell>
          <table:table-cell table:style-name="Table57.A1" office:value-type="string">
            <text:p text:style-name="P667">EF</text:p>
          </table:table-cell>
          <table:table-cell table:style-name="Table57.A1" office:value-type="string">
            <text:p text:style-name="P673">PUB</text:p>
          </table:table-cell>
          <table:table-cell table:style-name="Table57.A1" office:value-type="string">
            <text:p text:style-name="P655">Erase the current file by overwriting with nulls</text:p>
          </table:table-cell>
        </table:table-row>
        <table:table-row table:style-name="TableLine94052527481968">
          <table:table-cell table:style-name="Table57.A1" office:value-type="string">
            <text:p text:style-name="P418">!SD</text:p>
          </table:table-cell>
          <table:table-cell table:style-name="Table57.A1" office:value-type="string">
            <text:p text:style-name="P418"/>
          </table:table-cell>
          <table:table-cell table:style-name="Table57.A1" office:value-type="string">
            <text:p text:style-name="P553">EF</text:p>
          </table:table-cell>
          <table:table-cell table:style-name="Table57.A1" office:value-type="string">
            <text:p text:style-name="P577">PUB</text:p>
          </table:table-cell>
          <table:table-cell table:style-name="Table57.A1" office:value-type="string">
            <text:p text:style-name="P418">Initialise the SD card (with timeout)</text:p>
          </table:table-cell>
        </table:table-row>
        <table:table-row table:style-name="TableLine94052527482960">
          <table:table-cell table:style-name="Table57.A1" office:value-type="string">
            <text:p text:style-name="P73"><text:span text:style-name="T31">?</text:span><text:span text:style-name="T29">MOUNT</text:span></text:p>
          </table:table-cell>
          <table:table-cell table:style-name="Table57.A1" office:value-type="string">
            <text:p text:style-name="P549">( -- )</text:p>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P549">If not already, mount sdcard</text:p>
          </table:table-cell>
        </table:table-row>
        <table:table-row table:style-name="TableLine94052527484512">
          <table:table-cell table:style-name="Table57.A1" office:value-type="string">
            <text:p text:style-name="P657">.FILE</text:p>
          </table:table-cell>
          <table:table-cell table:style-name="Table57.A1" office:value-type="string">
            <text:p text:style-name="P657">( -- )</text:p>
          </table:table-cell>
          <table:table-cell table:style-name="Table57.A1" office:value-type="string">
            <text:p text:style-name="P667">EF</text:p>
          </table:table-cell>
          <table:table-cell table:style-name="Table57.A1" office:value-type="string">
            <text:p text:style-name="P680">PUB</text:p>
          </table:table-cell>
          <table:table-cell table:style-name="Table57.A1" office:value-type="string">
            <text:p text:style-name="P657">Display the status of the file stream FILE#</text:p>
          </table:table-cell>
        </table:table-row>
        <table:table-row table:style-name="TableLine94052527485824">
          <table:table-cell table:style-name="Table57.A1" office:value-type="string">
            <text:p text:style-name="P383">.FILES</text:p>
          </table:table-cell>
          <table:table-cell table:style-name="Table57.A1" office:value-type="string">
            <text:p text:style-name="P383"/>
          </table:table-cell>
          <table:table-cell table:style-name="Table57.A1" office:value-type="string">
            <text:p text:style-name="P553">EF</text:p>
          </table:table-cell>
          <table:table-cell table:style-name="Table57.A1" office:value-type="string">
            <text:p text:style-name="P557">PUB</text:p>
          </table:table-cell>
          <table:table-cell table:style-name="Table57.A1" office:value-type="string">
            <text:p text:style-name="P383">Display the present status of the four four file streams</text:p>
          </table:table-cell>
        </table:table-row>
        <table:table-row table:style-name="TableLine94052527487008">
          <table:table-cell table:style-name="Table57.A1" office:value-type="string">
            <text:p text:style-name="P388">.FNAME</text:p>
          </table:table-cell>
          <table:table-cell table:style-name="Table57.A1" office:value-type="string">
            <text:p text:style-name="P388">( -- )</text:p>
          </table:table-cell>
          <table:table-cell table:style-name="Table57.A1" office:value-type="string">
            <text:p text:style-name="P553">EF</text:p>
          </table:table-cell>
          <table:table-cell table:style-name="Table57.A1" office:value-type="string">
            <text:p text:style-name="P560">PUB</text:p>
          </table:table-cell>
          <table:table-cell table:style-name="Table57.A1" office:value-type="string">
            <text:p text:style-name="P388">Print the file name at the current loop index I</text:p>
          </table:table-cell>
        </table:table-row>
        <table:table-row table:style-name="TableLine94052527483696">
          <table:table-cell table:style-name="Table57.A1" office:value-type="string">
            <text:p text:style-name="P62">.FX</text:p>
          </table:table-cell>
          <table:table-cell table:style-name="Table57.A1" office:value-type="string">
            <text:p text:style-name="P62">( index -- )</text:p>
          </table:table-cell>
          <table:table-cell table:style-name="Table57.A1" office:value-type="string">
            <text:p text:style-name="P553">EF</text:p>
          </table:table-cell>
          <table:table-cell table:style-name="Table57.A1" office:value-type="string">
            <text:p text:style-name="P557">PUB</text:p>
          </table:table-cell>
          <table:table-cell table:style-name="Table57.A1" office:value-type="string">
            <text:p text:style-name="P62">Display the status of the file stream 'index'</text:p>
          </table:table-cell>
        </table:table-row>
        <table:table-row table:style-name="TableLine94052527489200">
          <table:table-cell table:style-name="Table57.A1" office:value-type="string">
            <text:p text:style-name="P65">.LIST</text:p>
          </table:table-cell>
          <table:table-cell table:style-name="Table57.A1" office:value-type="string">
            <text:p text:style-name="P65">( -- )</text:p>
          </table:table-cell>
          <table:table-cell table:style-name="Table57.A1" office:value-type="string">
            <text:p text:style-name="P553">EF</text:p>
          </table:table-cell>
          <table:table-cell table:style-name="Table57.A1" office:value-type="string">
            <text:p text:style-name="P558">PUB</text:p>
          </table:table-cell>
          <table:table-cell table:style-name="Table57.A1" office:value-type="string">
            <text:p text:style-name="P65">Display verbose listing of files</text:p>
          </table:table-cell>
        </table:table-row>
        <table:table-row table:style-name="TableLine94052527490352">
          <table:table-cell table:style-name="Table57.A1" office:value-type="string">
            <text:p text:style-name="P701">(cat)</text:p>
          </table:table-cell>
          <table:table-cell table:style-name="Table57.A1" office:value-type="string">
            <text:p text:style-name="P702"/>
          </table:table-cell>
          <table:table-cell table:style-name="Table57.A1" office:value-type="string">
            <text:p text:style-name="P667">EF</text:p>
          </table:table-cell>
          <table:table-cell table:style-name="Table57.A1" office:value-type="string">
            <text:p text:style-name="P673">PUB</text:p>
          </table:table-cell>
          <table:table-cell table:style-name="Table57.A1" office:value-type="string">
            <text:p text:style-name="P702">Display the currently open file else ignore</text:p>
          </table:table-cell>
        </table:table-row>
        <table:table-row table:style-name="TableLine94052527491584">
          <table:table-cell table:style-name="Table57.A1" office:value-type="string">
            <text:p text:style-name="P372">(SLIST)</text:p>
          </table:table-cell>
          <table:table-cell table:style-name="Table57.A1" office:value-type="string">
            <text:p text:style-name="P372">( 'method -- )</text:p>
          </table:table-cell>
          <table:table-cell table:style-name="Table57.A1" office:value-type="string">
            <text:p text:style-name="P553">EF</text:p>
          </table:table-cell>
          <table:table-cell table:style-name="Table57.A1" office:value-type="string">
            <text:p text:style-name="P558">PUB</text:p>
          </table:table-cell>
          <table:table-cell table:style-name="Table57.A1" office:value-type="string">
            <text:p text:style-name="P372"/>
          </table:table-cell>
        </table:table-row>
        <table:table-row table:style-name="TableLine94052527492816">
          <table:table-cell table:style-name="Table57.A1" office:value-type="string">
            <text:p text:style-name="P72">@BOOT</text:p>
          </table:table-cell>
          <table:table-cell table:style-name="Table57.A1" office:value-type="string">
            <text:p text:style-name="P72">( -- bootsect )</text:p>
          </table:table-cell>
          <table:table-cell table:style-name="Table57.A1" office:value-type="string">
            <text:p text:style-name="P553">EF</text:p>
          </table:table-cell>
          <table:table-cell table:style-name="Table57.A1" office:value-type="string">
            <text:p text:style-name="P571">PUB</text:p>
          </table:table-cell>
          <table:table-cell table:style-name="Table57.A1" office:value-type="string">
            <text:p text:style-name="Standard"/>
          </table:table-cell>
        </table:table-row>
        <table:table-row table:style-name="TableLine94052527494048">
          <table:table-cell table:style-name="Table57.A1" office:value-type="string">
            <text:p text:style-name="P651">@FAT</text:p>
          </table:table-cell>
          <table:table-cell table:style-name="Table57.A1" office:value-type="string">
            <text:p text:style-name="P651">( fat# -- sector )</text:p>
          </table:table-cell>
          <table:table-cell table:style-name="Table57.A1" office:value-type="string">
            <text:p text:style-name="P667">EF</text:p>
          </table:table-cell>
          <table:table-cell table:style-name="Table57.A1" office:value-type="string">
            <text:p text:style-name="P678">PUB</text:p>
          </table:table-cell>
          <table:table-cell table:style-name="Table57.A1" office:value-type="string">
            <text:p text:style-name="P651">return with the starting address of the selected FAT (normally 0 or 1)</text:p>
          </table:table-cell>
        </table:table-row>
        <table:table-row table:style-name="TableLine94052527495280">
          <table:table-cell table:style-name="Table57.A1" office:value-type="string">
            <text:p text:style-name="P413">@FILE</text:p>
          </table:table-cell>
          <table:table-cell table:style-name="Table57.A1" office:value-type="string">
            <text:p text:style-name="P413">( addr -- addr+off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26">returns the address offset into sector &amp; sectcrc tables for active file channel as set with index FILE<text:span text:style-name="T132"> </text:span></text:p>
            <table:table table:name="Table58" table:style-name="Table58">
              <table:table-column table:style-name="Table58.A"/>
              <table:table-row table:style-name="TableLine94052527116000">
                <table:table-cell table:style-name="TableBox94052527117408" office:value-type="string">
                  <text:p text:style-name="P426">e.g. val sector @FILE ! otherval sectcrc @FILE ! sector @FILE @</text:p>
                </table:table-cell>
              </table:table-row>
            </table:table>
            <text:p text:style-name="P843"/>
          </table:table-cell>
        </table:table-row>
        <table:table-row table:style-name="TableLine94052527496512">
          <table:table-cell table:style-name="Table57.A1" office:value-type="string">
            <text:p text:style-name="P403">@ROOT</text:p>
          </table:table-cell>
          <table:table-cell table:style-name="Table57.A1" office:value-type="string">
            <text:p text:style-name="P403">( -- rootsect )</text:p>
          </table:table-cell>
          <table:table-cell table:style-name="Table57.A1" office:value-type="string">
            <text:p text:style-name="P553">EF</text:p>
          </table:table-cell>
          <table:table-cell table:style-name="Table57.A1" office:value-type="string">
            <text:p text:style-name="P571">PUB</text:p>
          </table:table-cell>
          <table:table-cell table:style-name="Table57.A1" office:value-type="string">
            <text:p text:style-name="P403">start sector of the root directory</text:p>
          </table:table-cell>
        </table:table-row>
        <table:table-row table:style-name="TableLine94052527497744">
          <table:table-cell table:style-name="Table57.A1" office:value-type="string">
            <text:p text:style-name="P424">#files</text:p>
          </table:table-cell>
          <table:table-cell table:style-name="Table57.A1" office:value-type="string">
            <text:p text:style-name="P424">( -- byte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4">4, the number of file channels as standard</text:p>
          </table:table-cell>
        </table:table-row>
        <table:table-row table:style-name="TableLine94052527498976">
          <table:table-cell table:style-name="Table57.A1" office:value-type="string">
            <text:p text:style-name="P658">&gt;FILE</text:p>
          </table:table-cell>
          <table:table-cell table:style-name="Table57.A1" office:value-type="string">
            <text:p text:style-name="P693">( -- )</text:p>
          </table:table-cell>
          <table:table-cell table:style-name="Table57.A1" office:value-type="string">
            <text:p text:style-name="P667">EF</text:p>
          </table:table-cell>
          <table:table-cell table:style-name="Table57.A1" office:value-type="string">
            <text:p text:style-name="P675">PUB</text:p>
          </table:table-cell>
          <table:table-cell table:style-name="Table57.A1" office:value-type="string">
            <text:p text:style-name="P658">Redirect character output via uemit to the open file using "fptr" which is set to the start of the file when opened<text:span text:style-name="T132">. </text:span>If the file is not opened and a valid write pointer set then output will be discarded</text:p>
          </table:table-cell>
        </table:table-row>
        <table:table-row table:style-name="TableLine94052527500480">
          <table:table-cell table:style-name="Table57.A1" office:value-type="string">
            <text:p text:style-name="P418">ACMD</text:p>
          </table:table-cell>
          <table:table-cell table:style-name="Table57.A1" office:value-type="string">
            <text:p text:style-name="P418">( data acmd -- res )</text:p>
          </table:table-cell>
          <table:table-cell table:style-name="Table57.A1" office:value-type="string">
            <text:p text:style-name="P553">EF</text:p>
          </table:table-cell>
          <table:table-cell table:style-name="Table57.A1" office:value-type="string">
            <text:p text:style-name="P577">PUB</text:p>
          </table:table-cell>
          <table:table-cell table:style-name="Table57.A1" office:value-type="string">
            <text:p text:style-name="P418">Send an ACMD to the card and return with response</text:p>
          </table:table-cell>
        </table:table-row>
        <table:table-row table:style-name="TableLine94052527501712">
          <table:table-cell table:style-name="Table57.A1" office:value-type="string">
            <text:p text:style-name="P43">APPEND</text:p>
          </table:table-cell>
          <table:table-cell table:style-name="Table57.A1" office:value-type="string">
            <text:p text:style-name="P550">( eof -- fsptr )</text:p>
          </table:table-cell>
          <table:table-cell table:style-name="Table57.A1" office:value-type="string">
            <text:p text:style-name="P553">EF</text:p>
          </table:table-cell>
          <table:table-cell table:style-name="Table57.A1" office:value-type="string">
            <text:p text:style-name="P581">PUB</text:p>
          </table:table-cell>
          <table:table-cell table:style-name="Table57.A1" office:value-type="string">
            <text:p text:style-name="P6"><text:span text:style-name="T16">Find the EOF marker (normally a null) and set the write pointer and result to this ready to append</text:span><text:span text:style-name="T22"> </text:span><text:span text:style-name="T16">return with null if failed.</text:span></text:p>
          </table:table-cell>
        </table:table-row>
        <table:table-row table:style-name="TableLine94052527502944">
          <table:table-cell table:style-name="Table57.A1" office:value-type="string">
            <text:p text:style-name="P429">BLKSIZ</text:p>
          </table:table-cell>
          <table:table-cell table:style-name="Table57.A1" office:value-type="string">
            <text:p text:style-name="P429">( -- word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9">512, the block size</text:p>
          </table:table-cell>
        </table:table-row>
        <table:table-row table:style-name="TableLine94052527504176">
          <table:table-cell table:style-name="Table57.A1" office:value-type="string">
            <text:p text:style-name="P426">CARD?</text:p>
          </table:table-cell>
          <table:table-cell table:style-name="Table57.A1" office:value-type="string">
            <text:p text:style-name="P426">( -- flg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6">Detect SD card presence - the CS line must not have a pullup on it (redundant and undesirable)<text:span text:style-name="T132">. </text:span>Action is - pulse low, float, check, return high </text:p>
          </table:table-cell>
        </table:table-row>
        <table:table-row table:style-name="TableLine94052527505408">
          <table:table-cell table:style-name="Table57.A1" office:value-type="string">
            <text:p text:style-name="P694">cd$</text:p>
          </table:table-cell>
          <table:table-cell table:style-name="Table57.A1" office:value-type="string">
            <text:p text:style-name="P694">( dirstr -- )</text:p>
          </table:table-cell>
          <table:table-cell table:style-name="Table57.A1" office:value-type="string">
            <text:p text:style-name="P667">EF</text:p>
          </table:table-cell>
          <table:table-cell table:style-name="Table57.A1" office:value-type="string">
            <text:p text:style-name="P673">PUB</text:p>
          </table:table-cell>
          <table:table-cell table:style-name="Table57.A1" office:value-type="string">
            <text:p text:style-name="P694">change directory to that defined by dirstr</text:p>
          </table:table-cell>
        </table:table-row>
        <table:table-row table:style-name="TableLine94052527506640">
          <table:table-cell table:style-name="Table57.A1" office:value-type="string">
            <text:p text:style-name="P425">cid</text:p>
          </table:table-cell>
          <table:table-cell table:style-name="Table57.A1" office:value-type="string">
            <text:p text:style-name="P522">( -- adr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5">16 bytes, Card I.D.</text:p>
          </table:table-cell>
        </table:table-row>
        <table:table-row table:style-name="TableLine94052527507872">
          <table:table-cell table:style-name="Table57.A1" office:value-type="string">
            <text:p text:style-name="P647">CLUST&gt;SECT</text:p>
          </table:table-cell>
          <table:table-cell table:style-name="Table57.A1" office:value-type="string">
            <text:p text:style-name="P647">(clust# -- sector )</text:p>
          </table:table-cell>
          <table:table-cell table:style-name="Table57.A1" office:value-type="string">
            <text:p text:style-name="P667">EF</text:p>
          </table:table-cell>
          <table:table-cell table:style-name="Table57.A1" office:value-type="string">
            <text:p text:style-name="P678">PUB</text:p>
          </table:table-cell>
          <table:table-cell table:style-name="Table57.A1" office:value-type="string">
            <text:p text:style-name="P647">convert a cluster number to a physical start sector (normally 64 sectors/cluster)</text:p>
          </table:table-cell>
        </table:table-row>
        <table:table-row table:style-name="TableLine94052527509104">
          <table:table-cell table:style-name="Table57.A1" office:value-type="string">
            <text:p text:style-name="P419">CMD</text:p>
          </table:table-cell>
          <table:table-cell table:style-name="Table57.A1" office:value-type="string">
            <text:p text:style-name="P419">( data cmd -- res )</text:p>
          </table:table-cell>
          <table:table-cell table:style-name="Table57.A1" office:value-type="string">
            <text:p text:style-name="P553">EF</text:p>
          </table:table-cell>
          <table:table-cell table:style-name="Table57.A1" office:value-type="string">
            <text:p text:style-name="P577">PUB</text:p>
          </table:table-cell>
          <table:table-cell table:style-name="Table57.A1" office:value-type="string">
            <text:p text:style-name="P419">Send the command to the SD card and read result </text:p>
          </table:table-cell>
        </table:table-row>
        <table:table-row table:style-name="TableLine94052527510208">
          <table:table-cell table:style-name="Table57.A1" office:value-type="string">
            <text:p text:style-name="P425">csd</text:p>
          </table:table-cell>
          <table:table-cell table:style-name="Table57.A1" office:value-type="string">
            <text:p text:style-name="P522">( -- adr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5">16 bytes, Card Specific Data</text:p>
          </table:table-cell>
        </table:table-row>
        <table:table-row table:style-name="TableLine94052527513504">
          <table:table-cell table:style-name="Table57.A1" office:value-type="string">
            <text:p text:style-name="P648">DIR</text:p>
          </table:table-cell>
          <table:table-cell table:style-name="Table57.A1" office:value-type="string">
            <text:p text:style-name="P648">( -- )</text:p>
          </table:table-cell>
          <table:table-cell table:style-name="Table57.A1" office:value-type="string">
            <text:p text:style-name="P667">EF</text:p>
          </table:table-cell>
          <table:table-cell table:style-name="Table57.A1" office:value-type="string">
            <text:p text:style-name="P672">PUB</text:p>
          </table:table-cell>
          <table:table-cell table:style-name="Table57.A1" office:value-type="string">
            <text:p text:style-name="P648">Display a listing of the current directory</text:p>
          </table:table-cell>
        </table:table-row>
        <table:table-row table:style-name="TableLine94052527514736">
          <table:table-cell table:style-name="Table57.A1" office:value-type="string">
            <text:p text:style-name="P650">DIR?</text:p>
          </table:table-cell>
          <table:table-cell table:style-name="Table57.A1" office:value-type="string">
            <text:p text:style-name="P650">( str -- diradr | false )</text:p>
          </table:table-cell>
          <table:table-cell table:style-name="Table57.A1" office:value-type="string">
            <text:p text:style-name="P667">EF</text:p>
          </table:table-cell>
          <table:table-cell table:style-name="Table57.A1" office:value-type="string">
            <text:p text:style-name="P676">PUB</text:p>
          </table:table-cell>
          <table:table-cell table:style-name="Table57.A1" office:value-type="string">
            <text:p text:style-name="P650">Find the name in the current directory and return with (virtual memory address) <text:s/>XXXX the dir buffer address</text:p>
          </table:table-cell>
        </table:table-row>
        <table:table-row table:style-name="TableLine94052527515968">
          <table:table-cell table:style-name="Table57.A1" office:value-type="string">
            <text:p text:style-name="P413">dirbuf</text:p>
          </table:table-cell>
          <table:table-cell table:style-name="Table57.A1" office:value-type="string">
            <text:p text:style-name="P413"/>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3">An array of 32 byte buffers one per file (4 as standard)</text:p>
          </table:table-cell>
        </table:table-row>
        <table:table-row table:style-name="TableLine94052527517200">
          <table:table-cell table:style-name="Table57.A1" office:value-type="string">
            <text:p text:style-name="P413">dirfsa</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Standard"/>
          </table:table-cell>
        </table:table-row>
        <table:table-row table:style-name="TableLine94052527518432">
          <table:table-cell table:style-name="Table57.A1" office:value-type="string">
            <text:p text:style-name="P649">DIRW</text:p>
          </table:table-cell>
          <table:table-cell table:style-name="Table57.A1" office:value-type="string">
            <text:p text:style-name="P649">( -- )</text:p>
          </table:table-cell>
          <table:table-cell table:style-name="Table57.A1" office:value-type="string">
            <text:p text:style-name="P667">EF</text:p>
          </table:table-cell>
          <table:table-cell table:style-name="Table57.A1" office:value-type="string">
            <text:p text:style-name="P671">PUB</text:p>
          </table:table-cell>
          <table:table-cell table:style-name="Table57.A1" office:value-type="string">
            <text:p text:style-name="P649">Display shortform list of files</text:p>
          </table:table-cell>
        </table:table-row>
        <table:table-row table:style-name="TableLine94052527519664">
          <table:table-cell table:style-name="Table57.A1" office:value-type="string">
            <text:p text:style-name="P649">FCLOSE</text:p>
          </table:table-cell>
          <table:table-cell table:style-name="Table57.A1" office:value-type="string">
            <text:p text:style-name="P649">( -- )</text:p>
          </table:table-cell>
          <table:table-cell table:style-name="Table57.A1" office:value-type="string">
            <text:p text:style-name="P667">EF</text:p>
          </table:table-cell>
          <table:table-cell table:style-name="Table57.A1" office:value-type="string">
            <text:p text:style-name="P675">PUB</text:p>
          </table:table-cell>
          <table:table-cell table:style-name="Table57.A1" office:value-type="string">
            <text:p text:style-name="P649">Close the current file</text:p>
          </table:table-cell>
        </table:table-row>
        <table:table-row table:style-name="TableLine94052527520896">
          <table:table-cell table:style-name="Table57.A1" office:value-type="string">
            <text:p text:style-name="P653">FCOPY$</text:p>
          </table:table-cell>
          <table:table-cell table:style-name="Table57.A1" office:value-type="string">
            <text:p text:style-name="P653">( src$ dst$ -- )</text:p>
          </table:table-cell>
          <table:table-cell table:style-name="Table57.A1" office:value-type="string">
            <text:p text:style-name="P667">EF</text:p>
          </table:table-cell>
          <table:table-cell table:style-name="Table57.A1" office:value-type="string">
            <text:p text:style-name="P681">PUB</text:p>
          </table:table-cell>
          <table:table-cell table:style-name="Table57.A1" office:value-type="string">
            <text:p text:style-name="P653">Copy file src$ to file dst$</text:p>
          </table:table-cell>
        </table:table-row>
        <table:table-row table:style-name="TableLine94052527500128">
          <table:table-cell table:style-name="Table57.A1" office:value-type="string">
            <text:p text:style-name="P654">FCREATE$</text:p>
          </table:table-cell>
          <table:table-cell table:style-name="Table57.A1" office:value-type="string">
            <text:p text:style-name="P654">( size namestr -- flg )</text:p>
          </table:table-cell>
          <table:table-cell table:style-name="Table57.A1" office:value-type="string">
            <text:p text:style-name="P667">EF</text:p>
          </table:table-cell>
          <table:table-cell table:style-name="Table57.A1" office:value-type="string">
            <text:p text:style-name="P675">PUB</text:p>
          </table:table-cell>
          <table:table-cell table:style-name="Table57.A1" office:value-type="string">
            <text:p text:style-name="P654">Create a new file by name but if it already exists then delete the old one and reuse the dir entry</text:p>
          </table:table-cell>
        </table:table-row>
        <table:table-row table:style-name="TableLine94052527523088">
          <table:table-cell table:style-name="Table57.A1" office:value-type="string">
            <text:p text:style-name="P646">FGET</text:p>
          </table:table-cell>
          <table:table-cell table:style-name="Table57.A1" office:value-type="string">
            <text:p text:style-name="P646">( -- ch )</text:p>
          </table:table-cell>
          <table:table-cell table:style-name="Table57.A1" office:value-type="string">
            <text:p text:style-name="P667">EF</text:p>
          </table:table-cell>
          <table:table-cell table:style-name="Table57.A1" office:value-type="string">
            <text:p text:style-name="P675">PUB</text:p>
          </table:table-cell>
          <table:table-cell table:style-name="Table57.A1" office:value-type="string">
            <text:p text:style-name="P646">Read in the next character in the virtual buffer as part of the console input stream</text:p>
          </table:table-cell>
        </table:table-row>
        <table:table-row table:style-name="TableLine94052527524320">
          <table:table-cell table:style-name="Table57.A1" office:value-type="string">
            <text:p text:style-name="P413">FILE</text:p>
          </table:table-cell>
          <table:table-cell table:style-name="Table57.A1" office:value-type="string">
            <text:p text:style-name="P413">( index -- )</text:p>
          </table:table-cell>
          <table:table-cell table:style-name="Table57.A1" office:value-type="string">
            <text:p text:style-name="P553">EF</text:p>
          </table:table-cell>
          <table:table-cell table:style-name="Table57.A1" office:value-type="string">
            <text:p text:style-name="P581">PUB</text:p>
          </table:table-cell>
          <table:table-cell table:style-name="Table57.A1" office:value-type="string">
            <text:p text:style-name="P413">index in range 0-3, set the active file channel</text:p>
          </table:table-cell>
        </table:table-row>
        <table:table-row table:style-name="TableLine94052527525552">
          <table:table-cell table:style-name="Table57.A1" office:value-type="string">
            <text:p text:style-name="P413">FILE#</text:p>
          </table:table-cell>
          <table:table-cell table:style-name="Table57.A1" office:value-type="string">
            <text:p text:style-name="P413">( -- file#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3">Return the current file channel</text:p>
          </table:table-cell>
        </table:table-row>
        <table:table-row table:style-name="TableLine94052527526784">
          <table:table-cell table:style-name="Table57.A1" office:value-type="string">
            <text:p text:style-name="P646">FILE&gt;</text:p>
          </table:table-cell>
          <table:table-cell table:style-name="Table57.A1" office:value-type="string">
            <text:p text:style-name="P693">( -- )</text:p>
          </table:table-cell>
          <table:table-cell table:style-name="Table57.A1" office:value-type="string">
            <text:p text:style-name="P667">EF</text:p>
          </table:table-cell>
          <table:table-cell table:style-name="Table57.A1" office:value-type="string">
            <text:p text:style-name="P675">PUB</text:p>
          </table:table-cell>
          <table:table-cell table:style-name="Table57.A1" office:value-type="string">
            <text:p text:style-name="P646">Set current file as an input device (instead of from console etc)</text:p>
          </table:table-cell>
        </table:table-row>
        <table:table-row table:style-name="TableLine94052527528016">
          <table:table-cell table:style-name="Table57.A1" office:value-type="string">
            <text:p text:style-name="P386">FILE$</text:p>
          </table:table-cell>
          <table:table-cell table:style-name="Table57.A1" office:value-type="string">
            <text:p text:style-name="P386">( -- addrofFilenameString )</text:p>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P386"/>
          </table:table-cell>
        </table:table-row>
        <table:table-row table:style-name="TableLine94052527529248">
          <table:table-cell table:style-name="Table57.A1" office:value-type="string">
            <text:p text:style-name="P417">FLUSH</text:p>
          </table:table-cell>
          <table:table-cell table:style-name="Table57.A1" office:value-type="string">
            <text:p text:style-name="P417">( --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7">Write the sector buffer if it has been modified</text:p>
          </table:table-cell>
        </table:table-row>
        <table:table-row table:style-name="TableLine94052527530480">
          <table:table-cell table:style-name="Table57.A1" office:value-type="string">
            <text:p text:style-name="P656">FMAKE$</text:p>
          </table:table-cell>
          <table:table-cell table:style-name="Table57.A1" office:value-type="string">
            <text:p text:style-name="P656">( name$ -- flg )</text:p>
          </table:table-cell>
          <table:table-cell table:style-name="Table57.A1" office:value-type="string">
            <text:p text:style-name="P667">EF</text:p>
          </table:table-cell>
          <table:table-cell table:style-name="Table57.A1" office:value-type="string">
            <text:p text:style-name="P673">PUB</text:p>
          </table:table-cell>
          <table:table-cell table:style-name="Table57.A1" office:value-type="string">
            <text:p text:style-name="P656">Open or create a file</text:p>
          </table:table-cell>
        </table:table-row>
        <text:soft-page-break/>
        <table:table-row table:style-name="TableLine94052527531712">
          <table:table-cell table:style-name="Table57.A1" office:value-type="string">
            <text:p text:style-name="P652">FMAX@</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Standard"/>
          </table:table-cell>
        </table:table-row>
        <table:table-row table:style-name="TableLine94052527532944">
          <table:table-cell table:style-name="Table57.A1" office:value-type="string">
            <text:p text:style-name="P389">FOPEN$</text:p>
          </table:table-cell>
          <table:table-cell table:style-name="Table57.A1" office:value-type="string">
            <text:p text:style-name="P389">( namestr -- sector )</text:p>
          </table:table-cell>
          <table:table-cell table:style-name="Table57.A1" office:value-type="string">
            <text:p text:style-name="P553">EF</text:p>
          </table:table-cell>
          <table:table-cell table:style-name="Table57.A1" office:value-type="string">
            <text:p text:style-name="P565">PUB</text:p>
          </table:table-cell>
          <table:table-cell table:style-name="Table57.A1" office:value-type="string">
            <text:p text:style-name="P389">Open the file with the 8.3 name and return with its sector or 0 if failed<text:span text:style-name="T132">. </text:span>The variable fstat can be checked for more information i<text:span text:style-name="T47">f there was an error</text:span></text:p>
          </table:table-cell>
        </table:table-row>
        <table:table-row table:style-name="TableLine94052527534176">
          <table:table-cell table:style-name="Table57.A1" office:value-type="string">
            <text:p text:style-name="P374">FPRINT$</text:p>
          </table:table-cell>
          <table:table-cell table:style-name="Table57.A1" office:value-type="string">
            <text:p text:style-name="P374">( file$ -- )</text:p>
          </table:table-cell>
          <table:table-cell table:style-name="Table57.A1" office:value-type="string">
            <text:p text:style-name="P553">EF</text:p>
          </table:table-cell>
          <table:table-cell table:style-name="Table57.A1" office:value-type="string">
            <text:p text:style-name="P563">PUB</text:p>
          </table:table-cell>
          <table:table-cell table:style-name="Table57.A1" office:value-type="string">
            <text:p text:style-name="P374">Display the contents of the file specified by the string if it exists</text:p>
          </table:table-cell>
        </table:table-row>
        <table:table-row table:style-name="TableLine94052527535408">
          <table:table-cell table:style-name="Table57.A1" office:value-type="string">
            <text:p text:style-name="P375">FPUT</text:p>
          </table:table-cell>
          <table:table-cell table:style-name="Table57.A1" office:value-type="string">
            <text:p text:style-name="P375">( ch -- )</text:p>
          </table:table-cell>
          <table:table-cell table:style-name="Table57.A1" office:value-type="string">
            <text:p text:style-name="P553">EF</text:p>
          </table:table-cell>
          <table:table-cell table:style-name="Table57.A1" office:value-type="string">
            <text:p text:style-name="P565">PUB</text:p>
          </table:table-cell>
          <table:table-cell table:style-name="Table57.A1" office:value-type="string">
            <text:p text:style-name="P375">Write a character into the logical end of the file and update the write pointer</text:p>
          </table:table-cell>
        </table:table-row>
        <table:table-row table:style-name="TableLine94052527536640">
          <table:table-cell table:style-name="Table57.A1" office:value-type="string">
            <text:p text:style-name="P379">FPUTB</text:p>
          </table:table-cell>
          <table:table-cell table:style-name="Table57.A1" office:value-type="string">
            <text:p text:style-name="P379">( byte -- )</text:p>
          </table:table-cell>
          <table:table-cell table:style-name="Table57.A1" office:value-type="string">
            <text:p text:style-name="P553">EF</text:p>
          </table:table-cell>
          <table:table-cell table:style-name="Table57.A1" office:value-type="string">
            <text:p text:style-name="P565">PUB</text:p>
          </table:table-cell>
          <table:table-cell table:style-name="Table57.A1" office:value-type="string">
            <text:p text:style-name="P379">Write a character into the logical end of the file and update the write pointer, even if it is a null char</text:p>
          </table:table-cell>
        </table:table-row>
        <table:table-row table:style-name="TableLine94052527537872">
          <table:table-cell table:style-name="Table57.A1" office:value-type="string">
            <text:p text:style-name="P380">fread</text:p>
          </table:table-cell>
          <table:table-cell table:style-name="Table57.A1" office:value-type="string">
            <text:p text:style-name="P380">( -- readptr )</text:p>
          </table:table-cell>
          <table:table-cell table:style-name="Table57.A1" office:value-type="string">
            <text:p text:style-name="P553">EF</text:p>
          </table:table-cell>
          <table:table-cell table:style-name="Table57.A1" office:value-type="string">
            <text:p text:style-name="P567">PUB</text:p>
          </table:table-cell>
          <table:table-cell table:style-name="Table57.A1" office:value-type="string">
            <text:p text:style-name="Standard"/>
          </table:table-cell>
        </table:table-row>
        <table:table-row table:style-name="TableLine94052527539104">
          <table:table-cell table:style-name="Table57.A1" office:value-type="string">
            <text:p text:style-name="P375">FREM</text:p>
          </table:table-cell>
          <table:table-cell table:style-name="Table57.A1" office:value-type="string">
            <text:p text:style-name="P375">( -- rem )</text:p>
          </table:table-cell>
          <table:table-cell table:style-name="Table57.A1" office:value-type="string">
            <text:p text:style-name="P553">EF</text:p>
          </table:table-cell>
          <table:table-cell table:style-name="Table57.A1" office:value-type="string">
            <text:p text:style-name="P567">PUB</text:p>
          </table:table-cell>
          <table:table-cell table:style-name="Table57.A1" office:value-type="string">
            <text:p text:style-name="P375">returns the number of remaining bytes in a file</text:p>
          </table:table-cell>
        </table:table-row>
        <table:table-row table:style-name="TableLine94052527540336">
          <table:table-cell table:style-name="Table57.A1" office:value-type="string">
            <text:p text:style-name="P376">FRUN</text:p>
          </table:table-cell>
          <table:table-cell table:style-name="Table57.A1" office:value-type="string">
            <text:p text:style-name="P376"/>
          </table:table-cell>
          <table:table-cell table:style-name="Table57.A1" office:value-type="string">
            <text:p text:style-name="P553">EF</text:p>
          </table:table-cell>
          <table:table-cell table:style-name="Table57.A1" office:value-type="string">
            <text:p text:style-name="P557">PUB</text:p>
          </table:table-cell>
          <table:table-cell table:style-name="Table57.A1" office:value-type="string">
            <text:p text:style-name="P376">exception handler - if word not found then run from file - point unum to this code</text:p>
          </table:table-cell>
        </table:table-row>
        <table:table-row table:style-name="TableLine94052527541568">
          <table:table-cell table:style-name="Table57.A1" office:value-type="string">
            <text:p text:style-name="P376">FS</text:p>
          </table:table-cell>
          <table:table-cell table:style-name="Table57.A1" office:value-type="string">
            <text:p text:style-name="P376"/>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P376">FS DUMP method - dump contents of open file</text:p>
          </table:table-cell>
        </table:table-row>
        <table:table-row table:style-name="TableLine94052527542800">
          <table:table-cell table:style-name="Table57.A1" office:value-type="string">
            <text:p text:style-name="P410">FS!</text:p>
          </table:table-cell>
          <table:table-cell table:style-name="Table57.A1" office:value-type="string">
            <text:p text:style-name="P410">( long faddr --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Standard"/>
          </table:table-cell>
        </table:table-row>
        <table:table-row table:style-name="TableLine94052527544032">
          <table:table-cell table:style-name="Table57.A1" office:value-type="string">
            <text:p text:style-name="P376">FS@</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Standard"/>
          </table:table-cell>
        </table:table-row>
        <table:table-row table:style-name="TableLine94052527511664">
          <table:table-cell table:style-name="Table57.A1" office:value-type="string">
            <text:p text:style-name="P410">FSADR</text:p>
          </table:table-cell>
          <table:table-cell table:style-name="Table57.A1" office:value-type="string">
            <text:p text:style-name="P410">( faddr -- addr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Standard"/>
          </table:table-cell>
        </table:table-row>
        <table:table-row table:style-name="TableLine94052527512896">
          <table:table-cell table:style-name="Table57.A1" office:value-type="string">
            <text:p text:style-name="P410">FSC!</text:p>
          </table:table-cell>
          <table:table-cell table:style-name="Table57.A1" office:value-type="string">
            <text:p text:style-name="P410">( byte faddr --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Standard"/>
          </table:table-cell>
        </table:table-row>
        <table:table-row table:style-name="TableLine94052527549792">
          <table:table-cell table:style-name="Table57.A1" office:value-type="string">
            <text:p text:style-name="P376">FSC@</text:p>
          </table:table-cell>
          <table:table-cell table:style-name="Table57.A1" office:value-type="string">
            <text:p text:style-name="P376">( faddr -- byte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Standard"/>
          </table:table-cell>
        </table:table-row>
        <table:table-row table:style-name="TableLine94052527551024">
          <table:table-cell table:style-name="Table57.A1" office:value-type="string">
            <text:p text:style-name="P415">FSECT@</text:p>
          </table:table-cell>
          <table:table-cell table:style-name="Table57.A1" office:value-type="string">
            <text:p text:style-name="P415">( -- sect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Standard"/>
          </table:table-cell>
        </table:table-row>
        <table:table-row table:style-name="TableLine94052527552256">
          <table:table-cell table:style-name="Table57.A1" office:value-type="string">
            <text:p text:style-name="P415">FSIZE</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Standard"/>
          </table:table-cell>
        </table:table-row>
        <table:table-row table:style-name="TableLine94052527553488">
          <table:table-cell table:style-name="Table57.A1" office:value-type="string">
            <text:p text:style-name="P378">FSIZE!</text:p>
          </table:table-cell>
          <table:table-cell table:style-name="Table57.A1" office:value-type="string">
            <text:p text:style-name="P378"/>
          </table:table-cell>
          <table:table-cell table:style-name="Table57.A1" office:value-type="string">
            <text:p text:style-name="P553">EF</text:p>
          </table:table-cell>
          <table:table-cell table:style-name="Table57.A1" office:value-type="string">
            <text:p text:style-name="P567">PUB</text:p>
          </table:table-cell>
          <table:table-cell table:style-name="Table57.A1" office:value-type="string">
            <text:p text:style-name="P378"/>
          </table:table-cell>
        </table:table-row>
        <table:table-row table:style-name="TableLine94052527554720">
          <table:table-cell table:style-name="Table57.A1" office:value-type="string">
            <text:p text:style-name="P415">FSIZE@</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Standard"/>
          </table:table-cell>
        </table:table-row>
        <table:table-row table:style-name="TableLine94052527555952">
          <table:table-cell table:style-name="Table57.A1" office:value-type="string">
            <text:p text:style-name="P377">FSTAMP</text:p>
          </table:table-cell>
          <table:table-cell table:style-name="Table57.A1" office:value-type="string">
            <text:p text:style-name="P377">( -- )</text:p>
          </table:table-cell>
          <table:table-cell table:style-name="Table57.A1" office:value-type="string">
            <text:p text:style-name="P553">EF</text:p>
          </table:table-cell>
          <table:table-cell table:style-name="Table57.A1" office:value-type="string">
            <text:p text:style-name="P567">PUB</text:p>
          </table:table-cell>
          <table:table-cell table:style-name="Table57.A1" office:value-type="string">
            <text:p text:style-name="P377">Update the modified time and date of the current file</text:p>
          </table:table-cell>
        </table:table-row>
        <table:table-row table:style-name="TableLine94052527557184">
          <table:table-cell table:style-name="Table57.A1" office:value-type="string">
            <text:p text:style-name="P376">FSW@</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Standard"/>
          </table:table-cell>
        </table:table-row>
        <table:table-row table:style-name="TableLine94052527558416">
          <table:table-cell table:style-name="Table57.A1" office:value-type="string">
            <text:p text:style-name="P70">fwrite</text:p>
          </table:table-cell>
          <table:table-cell table:style-name="Table57.A1" office:value-type="string">
            <text:p text:style-name="P70">( -- writeptr )</text:p>
          </table:table-cell>
          <table:table-cell table:style-name="Table57.A1" office:value-type="string">
            <text:p text:style-name="P553">EF</text:p>
          </table:table-cell>
          <table:table-cell table:style-name="Table57.A1" office:value-type="string">
            <text:p text:style-name="P567">PUB</text:p>
          </table:table-cell>
          <table:table-cell table:style-name="Table57.A1" office:value-type="string">
            <text:p text:style-name="P70"/>
          </table:table-cell>
        </table:table-row>
        <table:table-row table:style-name="TableLine94052527559648">
          <table:table-cell table:style-name="Table57.A1" office:value-type="string">
            <text:p text:style-name="P422">I+</text:p>
          </table:table-cell>
          <table:table-cell table:style-name="Table57.A1" office:value-type="string">
            <text:p text:style-name="P422">( n -- I+n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2">Adds n to the loop index I</text:p>
          </table:table-cell>
        </table:table-row>
        <table:table-row table:style-name="TableLine94052527560880">
          <table:table-cell table:style-name="Table57.A1" office:value-type="string">
            <text:p text:style-name="P63">lss</text:p>
          </table:table-cell>
          <table:table-cell table:style-name="Table57.A1" office:value-type="string">
            <text:p text:style-name="P63">( sector -- )</text:p>
          </table:table-cell>
          <table:table-cell table:style-name="Table57.A1" office:value-type="string">
            <text:p text:style-name="P553">EF</text:p>
          </table:table-cell>
          <table:table-cell table:style-name="Table57.A1" office:value-type="string">
            <text:p text:style-name="P557">PUB</text:p>
          </table:table-cell>
          <table:table-cell table:style-name="Table57.A1" office:value-type="string">
            <text:p text:style-name="P63">Display dump 200 hex bytes from 'sector'</text:p>
          </table:table-cell>
        </table:table-row>
        <table:table-row table:style-name="TableLine94052527562112">
          <table:table-cell table:style-name="Table57.A1" office:value-type="string">
            <text:p text:style-name="P68">MAKE</text:p>
          </table:table-cell>
          <table:table-cell table:style-name="Table57.A1" office:value-type="string">
            <text:p text:style-name="P68">( size -- )</text:p>
          </table:table-cell>
          <table:table-cell table:style-name="Table57.A1" office:value-type="string">
            <text:p text:style-name="P553">EF</text:p>
          </table:table-cell>
          <table:table-cell table:style-name="Table57.A1" office:value-type="string">
            <text:p text:style-name="P565">PUB</text:p>
          </table:table-cell>
          <table:table-cell table:style-name="Table57.A1" office:value-type="string">
            <text:p text:style-name="P408">Force file open, create to size of it not found</text:p>
          </table:table-cell>
        </table:table-row>
        <table:table-row table:style-name="TableLine94052527563344">
          <table:table-cell table:style-name="Table57.A1" office:value-type="string">
            <text:p text:style-name="P23"><text:span text:style-name="T31">M</text:span><text:span text:style-name="T32">OUNT</text:span></text:p>
          </table:table-cell>
          <table:table-cell table:style-name="Table57.A1" office:value-type="string">
            <text:p text:style-name="P549">( -- )</text:p>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P23"><text:span text:style-name="T29">Mount the currently selected storage device and init all 4 file handles</text:span><text:span text:style-name="T32">. Read the FAT32, set variables accordingly</text:span></text:p>
          </table:table-cell>
        </table:table-row>
        <table:table-row table:style-name="TableLine94052527564576">
          <table:table-cell table:style-name="Table57.A1" office:value-type="string">
            <text:p text:style-name="P425">ocr</text:p>
          </table:table-cell>
          <table:table-cell table:style-name="Table57.A1" office:value-type="string">
            <text:p text:style-name="P522">( -- adr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5">4 bytes, Operating conditions register</text:p>
          </table:table-cell>
        </table:table-row>
        <table:table-row table:style-name="TableLine94052527565808">
          <table:table-cell table:style-name="Table57.A1" office:value-type="string">
            <text:p text:style-name="P391"><text:span text:style-name="T50">O</text:span>penDir</text:p>
          </table:table-cell>
          <table:table-cell table:style-name="Table57.A1" office:value-type="string">
            <text:p text:style-name="P391"/>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P391">Make the current working directory accessible as a file itself</text:p>
          </table:table-cell>
        </table:table-row>
        <table:table-row table:style-name="TableLine94052527567040">
          <table:table-cell table:style-name="Table57.A1" office:value-type="string">
            <text:p text:style-name="P399">pwd</text:p>
          </table:table-cell>
          <table:table-cell table:style-name="Table57.A1" office:value-type="string">
            <text:p text:style-name="P399">( -- )</text:p>
          </table:table-cell>
          <table:table-cell table:style-name="Table57.A1" office:value-type="string">
            <text:p text:style-name="P553">EF</text:p>
          </table:table-cell>
          <table:table-cell table:style-name="Table57.A1" office:value-type="string">
            <text:p text:style-name="P563">PUB</text:p>
          </table:table-cell>
          <table:table-cell table:style-name="Table57.A1" office:value-type="string">
            <text:p text:style-name="P399">Display current directory name</text:p>
          </table:table-cell>
        </table:table-row>
        <table:table-row table:style-name="TableLine94052527568272">
          <table:table-cell table:style-name="Table57.A1" office:value-type="string">
            <text:p text:style-name="P398">RENAME$</text:p>
          </table:table-cell>
          <table:table-cell table:style-name="Table57.A1" office:value-type="string">
            <text:p text:style-name="P398">( from$ to$ -- )</text:p>
          </table:table-cell>
          <table:table-cell table:style-name="Table57.A1" office:value-type="string">
            <text:p text:style-name="P553">EF</text:p>
          </table:table-cell>
          <table:table-cell table:style-name="Table57.A1" office:value-type="string">
            <text:p text:style-name="P581">PUB</text:p>
          </table:table-cell>
          <table:table-cell table:style-name="Table57.A1" office:value-type="string">
            <text:p text:style-name="P398">Rename the file using two string parameters</text:p>
          </table:table-cell>
        </table:table-row>
        <table:table-row table:style-name="TableLine94052527569504">
          <table:table-cell table:style-name="Table57.A1" office:value-type="string">
            <text:p text:style-name="P401">RO</text:p>
          </table:table-cell>
          <table:table-cell table:style-name="Table57.A1" office:value-type="string">
            <text:p text:style-name="P401">( -- )</text:p>
          </table:table-cell>
          <table:table-cell table:style-name="Table57.A1" office:value-type="string">
            <text:p text:style-name="P553">EF</text:p>
          </table:table-cell>
          <table:table-cell table:style-name="Table57.A1" office:value-type="string">
            <text:p text:style-name="P581">PUB</text:p>
          </table:table-cell>
          <table:table-cell table:style-name="Table57.A1" office:value-type="string">
            <text:p text:style-name="P401">Make current file read only</text:p>
          </table:table-cell>
        </table:table-row>
        <table:table-row table:style-name="TableLine94052527570736">
          <table:table-cell table:style-name="Table57.A1" office:value-type="string">
            <text:p text:style-name="P402">ROOT</text:p>
          </table:table-cell>
          <table:table-cell table:style-name="Table57.A1" office:value-type="string">
            <text:p text:style-name="Standard"/>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Standard"/>
          </table:table-cell>
        </table:table-row>
        <table:table-row table:style-name="TableLine94052527571968">
          <table:table-cell table:style-name="Table57.A1" office:value-type="string">
            <text:p text:style-name="P401">RW</text:p>
          </table:table-cell>
          <table:table-cell table:style-name="Table57.A1" office:value-type="string">
            <text:p text:style-name="P401">( -- )</text:p>
          </table:table-cell>
          <table:table-cell table:style-name="Table57.A1" office:value-type="string">
            <text:p text:style-name="P553">EF</text:p>
          </table:table-cell>
          <table:table-cell table:style-name="Table57.A1" office:value-type="string">
            <text:p text:style-name="P581">PUB</text:p>
          </table:table-cell>
          <table:table-cell table:style-name="Table57.A1" office:value-type="string">
            <text:p text:style-name="P401">Ma<text:span text:style-name="T169">r</text:span>k<text:span text:style-name="T169"> the</text:span> current<text:span text:style-name="T169">ly open</text:span> file read write</text:p>
          </table:table-cell>
        </table:table-row>
        <table:table-row table:style-name="TableLine94052527573200">
          <table:table-cell table:style-name="Table57.A1" office:value-type="string">
            <text:p text:style-name="P417">SCAN!</text:p>
          </table:table-cell>
          <table:table-cell table:style-name="Table57.A1" office:value-type="string">
            <text:p text:style-name="P417">( ch/flg --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7">set scan char or disable with -1</text:p>
          </table:table-cell>
        </table:table-row>
        <table:table-row table:style-name="TableLine94052527574432">
          <table:table-cell table:style-name="Table57.A1" office:value-type="string">
            <text:p text:style-name="P405">SD</text:p>
          </table:table-cell>
          <table:table-cell table:style-name="Table57.A1" office:value-type="string">
            <text:p text:style-name="P405">( --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P405">Dump memory modifier e.g. 0 $200 SD DUMP</text:p>
          </table:table-cell>
        </table:table-row>
        <table:table-row table:style-name="TableLine94052527575664">
          <table:table-cell table:style-name="Table57.A1" office:value-type="string">
            <text:p text:style-name="P423">sdbuf</text:p>
          </table:table-cell>
          <table:table-cell table:style-name="Table57.A1" office:value-type="string">
            <text:p text:style-name="P423"/>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3">Initial value for SDBUF which depends upon which file handle is selected</text:p>
          </table:table-cell>
        </table:table-row>
        <table:table-row table:style-name="TableLine94052527576896">
          <table:table-cell table:style-name="Table57.A1" office:value-type="string">
            <text:p text:style-name="P420">SDBUSY</text:p>
          </table:table-cell>
          <table:table-cell table:style-name="Table57.A1" office:value-type="string">
            <text:p text:style-name="P420">(state --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0">Do what has to be done if the SD card is busy - does nothing as a default</text:p>
          </table:table-cell>
        </table:table-row>
        <table:table-row table:style-name="TableLine94052527578128">
          <table:table-cell table:style-name="Table57.A1" office:value-type="string">
            <text:p text:style-name="P420">SDERR</text:p>
          </table:table-cell>
          <table:table-cell table:style-name="Table57.A1" office:value-type="string">
            <text:p text:style-name="P420">( state -- )</text:p>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0">Do what has to be done if the SD card errors - does nothing as a default</text:p>
          </table:table-cell>
        </table:table-row>
        <table:table-row table:style-name="TableLine94052527579360">
          <table:table-cell table:style-name="Table57.A1" office:value-type="string">
            <text:p text:style-name="P421">SDIO32</text:p>
          </table:table-cell>
          <table:table-cell table:style-name="Table57.A1" office:value-type="string">
            <text:p text:style-name="P421"/>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1">Made SDIO RUNMOD handle 32-bit with normal entry and 8-bit with entry+2 including ROL</text:p>
          </table:table-cell>
        </table:table-row>
        <table:table-row table:style-name="TableLine94052527580592">
          <table:table-cell table:style-name="Table57.A1" office:value-type="string">
            <text:p text:style-name="P421">SDIO8</text:p>
          </table:table-cell>
          <table:table-cell table:style-name="Table57.A1" office:value-type="string">
            <text:p text:style-name="P421"/>
          </table:table-cell>
          <table:table-cell table:style-name="Table57.A1" office:value-type="string">
            <text:p text:style-name="P553">EF</text:p>
          </table:table-cell>
          <table:table-cell table:style-name="Table57.A1" office:value-type="string">
            <text:p text:style-name="P579">PUB</text:p>
          </table:table-cell>
          <table:table-cell table:style-name="Table57.A1" office:value-type="string">
            <text:p text:style-name="P421">Made SDIO RUNMOD handle 32-bit with normal entry and 8-bit with entry+2 including ROL</text:p>
          </table:table-cell>
        </table:table-row>
        <table:table-row table:style-name="TableLine94052527581824">
          <table:table-cell table:style-name="Table57.A1" office:value-type="string">
            <text:p text:style-name="P419">SDPINS</text:p>
          </table:table-cell>
          <table:table-cell table:style-name="Table57.A1" office:value-type="string">
            <text:p text:style-name="P419">(ce-miso-mosi-clk -- )</text:p>
          </table:table-cell>
          <table:table-cell table:style-name="Table57.A1" office:value-type="string">
            <text:p text:style-name="P553">EF</text:p>
          </table:table-cell>
          <table:table-cell table:style-name="Table57.A1" office:value-type="string">
            <text:p text:style-name="P577">PUB</text:p>
          </table:table-cell>
          <table:table-cell table:style-name="Table57.A1" office:value-type="string">
            <text:p text:style-name="P419">Remember which pins are to be used for BACKUP</text:p>
          </table:table-cell>
        </table:table-row>
        <table:table-row table:style-name="TableLine94052527583056">
          <table:table-cell table:style-name="Table57.A1" office:value-type="string">
            <text:p text:style-name="P416">SDRD</text:p>
          </table:table-cell>
          <table:table-cell table:style-name="Table57.A1" office:value-type="string">
            <text:p text:style-name="P416">( sector dst -- buffer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6">Read sector from SD into dst</text:p>
          </table:table-cell>
        </table:table-row>
        <table:table-row table:style-name="TableLine94052527584288">
          <table:table-cell table:style-name="Table57.A1" office:value-type="string">
            <text:p text:style-name="P418">SDWR</text:p>
          </table:table-cell>
          <table:table-cell table:style-name="Table57.A1" office:value-type="string">
            <text:p text:style-name="P418">( src sect -- flg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8">Write from src to xdst in the SD</text:p>
          </table:table-cell>
        </table:table-row>
        <table:table-row table:style-name="TableLine94052527585520">
          <table:table-cell table:style-name="Table57.A1" office:value-type="string">
            <text:p text:style-name="P416">SECTOR</text:p>
          </table:table-cell>
          <table:table-cell table:style-name="Table57.A1" office:value-type="string">
            <text:p text:style-name="P416">( sect -- buffer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6">read sector into buffer, if not already there</text:p>
          </table:table-cell>
        </table:table-row>
        <table:table-row table:style-name="TableLine94052527586752">
          <table:table-cell table:style-name="Table57.A1" office:value-type="string">
            <text:p text:style-name="P391">UpdateDir</text:p>
          </table:table-cell>
          <table:table-cell table:style-name="Table57.A1" office:value-type="string">
            <text:p text:style-name="P391"/>
          </table:table-cell>
          <table:table-cell table:style-name="Table57.A1" office:value-type="string">
            <text:p text:style-name="P553">EF</text:p>
          </table:table-cell>
          <table:table-cell table:style-name="Table57.A1" office:value-type="string">
            <text:p text:style-name="P569">PUB</text:p>
          </table:table-cell>
          <table:table-cell table:style-name="Table57.A1" office:value-type="string">
            <text:p text:style-name="P391">Update current directory entry from buffer</text:p>
          </table:table-cell>
        </table:table-row>
        <table:table-row table:style-name="TableLine94052527587984">
          <table:table-cell table:style-name="Table57.A1" office:value-type="string">
            <text:p text:style-name="P407">VOLNAME!</text:p>
          </table:table-cell>
          <table:table-cell table:style-name="Table57.A1" office:value-type="string">
            <text:p text:style-name="P407">( str -- )</text:p>
          </table:table-cell>
          <table:table-cell table:style-name="Table57.A1" office:value-type="string">
            <text:p text:style-name="P553">EF</text:p>
          </table:table-cell>
          <table:table-cell table:style-name="Table57.A1" office:value-type="string">
            <text:p text:style-name="P557">PUB</text:p>
          </table:table-cell>
          <table:table-cell table:style-name="Table57.A1" office:value-type="string">
            <text:p text:style-name="P407">change the FAT VOL name</text:p>
          </table:table-cell>
        </table:table-row>
        <table:table-row table:style-name="TableLine94052527589216">
          <table:table-cell table:style-name="Table57.A1" office:value-type="string">
            <text:p text:style-name="P417">WRSECT</text:p>
          </table:table-cell>
          <table:table-cell table:style-name="Table57.A1" office:value-type="string">
            <text:p text:style-name="P417">( --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7">Write the current sector back to the storage media</text:p>
          </table:table-cell>
        </table:table-row>
        <table:table-row table:style-name="TableLine94052527590448">
          <table:table-cell table:style-name="Table57.A1" office:value-type="string">
            <text:p text:style-name="P412">X!</text:p>
          </table:table-cell>
          <table:table-cell table:style-name="Table57.A1" office:value-type="string">
            <text:p text:style-name="P412">( long xaddr --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2">Write a long to virtual memory address xaddr</text:p>
          </table:table-cell>
        </table:table-row>
        <table:table-row table:style-name="TableLine94052527591680">
          <table:table-cell table:style-name="Table57.A1" office:value-type="string">
            <text:p text:style-name="P412">X@</text:p>
          </table:table-cell>
          <table:table-cell table:style-name="Table57.A1" office:value-type="string">
            <text:p text:style-name="P412">( xaddr -- lo<text:span text:style-name="T52">ng )</text:span></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4">Read a long from memory address xaddr</text:p>
          </table:table-cell>
        </table:table-row>
        <table:table-row table:style-name="TableLine94052527592912">
          <table:table-cell table:style-name="Table57.A1" office:value-type="string">
            <text:p text:style-name="P414">XADR</text:p>
          </table:table-cell>
          <table:table-cell table:style-name="Table57.A1" office:value-type="string">
            <text:p text:style-name="P414">( xaddr -- addr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4">Translate absolute 4GB SD memory address to a buffered address in hub RAM</text:p>
          </table:table-cell>
        </table:table-row>
        <table:table-row table:style-name="TableLine94052527594144">
          <table:table-cell table:style-name="Table57.A1" office:value-type="string">
            <text:p text:style-name="P412">XC!</text:p>
          </table:table-cell>
          <table:table-cell table:style-name="Table57.A1" office:value-type="string">
            <text:p text:style-name="P412">( byte xaddr --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P412">Write a byte to virtual memory address xaddr</text:p>
          </table:table-cell>
        </table:table-row>
        <table:table-row table:style-name="TableLine94052527595376">
          <table:table-cell table:style-name="Table57.A1" office:value-type="string">
            <text:p text:style-name="P412">XC@</text:p>
          </table:table-cell>
          <table:table-cell table:style-name="Table57.A1" office:value-type="string">
            <text:p text:style-name="P412">( xaddr -- byte )</text:p>
          </table:table-cell>
          <table:table-cell table:style-name="Table57.A1" office:value-type="string">
            <text:p text:style-name="P553">EF</text:p>
          </table:table-cell>
          <table:table-cell table:style-name="Table57.A1" office:value-type="string">
            <text:p text:style-name="P575">PUB</text:p>
          </table:table-cell>
          <table:table-cell table:style-name="Table57.A1" office:value-type="string">
            <text:p text:style-name="P412">Read a byte from virtual memory address xaddr</text:p>
          </table:table-cell>
        </table:table-row>
        <table:table-row table:style-name="TableLine94052527596608">
          <table:table-cell table:style-name="Table57.A1" office:value-type="string">
            <text:p text:style-name="P412">XW@</text:p>
          </table:table-cell>
          <table:table-cell table:style-name="Table57.A1" office:value-type="string">
            <text:p text:style-name="P412">( xaddr -- word )</text:p>
          </table:table-cell>
          <table:table-cell table:style-name="Table57.A1" office:value-type="string">
            <text:p text:style-name="P553">EF</text:p>
          </table:table-cell>
          <table:table-cell table:style-name="Table57.A1" office:value-type="string">
            <text:p text:style-name="P573">PUB</text:p>
          </table:table-cell>
          <table:table-cell table:style-name="Table57.A1" office:value-type="string">
            <text:p text:style-name="P412">Read a word from virtual memory address xaddr</text:p>
          </table:table-cell>
        </table:table-row>
        <table:table-row table:style-name="TableLine94052527597840">
          <table:table-cell table:style-name="Table57.A1" office:value-type="string">
            <text:p text:style-name="P381">FOPEN#</text:p>
          </table:table-cell>
          <table:table-cell table:style-name="Table57.A1" office:value-type="string">
            <text:p text:style-name="P381">( dirfsa -- sector )</text:p>
          </table:table-cell>
          <table:table-cell table:style-name="Table57.A1" office:value-type="string">
            <text:p text:style-name="P553">EF</text:p>
          </table:table-cell>
          <table:table-cell table:style-name="Table57.A1" office:value-type="string">
            <text:p text:style-name="P631">PUB</text:p>
          </table:table-cell>
          <table:table-cell table:style-name="Table57.A1" office:value-type="string">
            <text:p text:style-name="P381">Open the file pointed to by the virtual directory entry address<text:span text:style-name="T132"> </text:span>fsa = file system address (offset into directory file)</text:p>
          </table:table-cell>
        </table:table-row>
        <table:table-row table:style-name="TableLine94052527599072">
          <table:table-cell table:style-name="Table57.A1" office:value-type="string">
            <text:p text:style-name="P22">cat</text:p>
          </table:table-cell>
          <table:table-cell table:style-name="Table57.A1" office:value-type="string">
            <text:p text:style-name="P22"><text:span text:style-name="T48">( </text:span>&lt;file&gt;<text:span text:style-name="T48"> -- )</text:span></text:p>
          </table:table-cell>
          <table:table-cell table:style-name="Table57.A1" office:value-type="string">
            <text:p text:style-name="P553">EF</text:p>
          </table:table-cell>
          <table:table-cell table:style-name="Table57.A1" office:value-type="string">
            <text:p text:style-name="P563">PRE</text:p>
          </table:table-cell>
          <table:table-cell table:style-name="Table57.A1" office:value-type="string">
            <text:p text:style-name="P22">Command line "cat" command to list the contents of a file</text:p>
          </table:table-cell>
        </table:table-row>
        <table:table-row table:style-name="TableLine94052527600304">
          <table:table-cell table:style-name="Table57.A1" office:value-type="string">
            <text:p text:style-name="P694">cd</text:p>
          </table:table-cell>
          <table:table-cell table:style-name="Table57.A1" office:value-type="string">
            <text:p text:style-name="P694"/>
          </table:table-cell>
          <table:table-cell table:style-name="Table57.A1" office:value-type="string">
            <text:p text:style-name="P667">EF</text:p>
          </table:table-cell>
          <table:table-cell table:style-name="Table57.A1" office:value-type="string">
            <text:p text:style-name="P673">PRE</text:p>
          </table:table-cell>
          <table:table-cell table:style-name="Table57.A1" office:value-type="string">
            <text:p text:style-name="P694">deferred word - cd$</text:p>
          </table:table-cell>
        </table:table-row>
        <table:table-row table:style-name="TableLine94052527601536">
          <table:table-cell table:style-name="Table57.A1" office:value-type="string">
            <text:p text:style-name="P653">FCOPY</text:p>
          </table:table-cell>
          <table:table-cell table:style-name="Table57.A1" office:value-type="string">
            <text:p text:style-name="P653">( <text:s/>&lt;from&gt; &lt;to&gt; -- )</text:p>
          </table:table-cell>
          <table:table-cell table:style-name="Table57.A1" office:value-type="string">
            <text:p text:style-name="P667">EF</text:p>
          </table:table-cell>
          <table:table-cell table:style-name="Table57.A1" office:value-type="string">
            <text:p text:style-name="P673">PRE</text:p>
          </table:table-cell>
          <table:table-cell table:style-name="Table57.A1" office:value-type="string">
            <text:p text:style-name="P653">Make a copy of a file with a new name</text:p>
          </table:table-cell>
        </table:table-row>
        <table:table-row table:style-name="TableLine94052527602768">
          <table:table-cell table:style-name="Table57.A1" office:value-type="string">
            <text:p text:style-name="P387">FL</text:p>
          </table:table-cell>
          <table:table-cell table:style-name="Table57.A1" office:value-type="string">
            <text:p text:style-name="P387"/>
          </table:table-cell>
          <table:table-cell table:style-name="Table57.A1" office:value-type="string">
            <text:p text:style-name="P553">EF</text:p>
          </table:table-cell>
          <table:table-cell table:style-name="Table57.A1" office:value-type="string">
            <text:p text:style-name="P557">PRE</text:p>
          </table:table-cell>
          <table:table-cell table:style-name="Table57.A1" office:value-type="string">
            <text:p text:style-name="P387">Load text input into specified file or TEMP.TXT and then process</text:p>
          </table:table-cell>
        </table:table-row>
        <table:table-row table:style-name="TableLine94052527604000">
          <table:table-cell table:style-name="Table57.A1" office:value-type="string">
            <text:p text:style-name="P384">FLOAD</text:p>
          </table:table-cell>
          <table:table-cell table:style-name="Table57.A1" office:value-type="string">
            <text:p text:style-name="P384">( &lt;file&gt; -- )</text:p>
          </table:table-cell>
          <table:table-cell table:style-name="Table57.A1" office:value-type="string">
            <text:p text:style-name="P553">EF</text:p>
          </table:table-cell>
          <table:table-cell table:style-name="Table57.A1" office:value-type="string">
            <text:p text:style-name="P563">PRE</text:p>
          </table:table-cell>
          <table:table-cell table:style-name="Table57.A1" office:value-type="string">
            <text:p text:style-name="P384">Command line File load - loads source file which is executed and/or compiled</text:p>
          </table:table-cell>
        </table:table-row>
        <table:table-row table:style-name="TableLine94052527605232">
          <table:table-cell table:style-name="Table57.A1" office:value-type="string">
            <text:p text:style-name="P385">FOPEN</text:p>
          </table:table-cell>
          <table:table-cell table:style-name="Table57.A1" office:value-type="string">
            <text:p text:style-name="P385">( &lt;<text:span text:style-name="T134">file</text:span>name&gt; -- )</text:p>
          </table:table-cell>
          <table:table-cell table:style-name="Table57.A1" office:value-type="string">
            <text:p text:style-name="P553">EF</text:p>
          </table:table-cell>
          <table:table-cell table:style-name="Table57.A1" office:value-type="string">
            <text:p text:style-name="P563">PRE</text:p>
          </table:table-cell>
          <table:table-cell table:style-name="Table57.A1" office:value-type="string">
            <text:p text:style-name="P385">Open a file interactively with the name specified in the input stream, report back to the console</text:p>
          </table:table-cell>
        </table:table-row>
        <table:table-row table:style-name="TableLine94052527606464">
          <table:table-cell table:style-name="Table57.A1" office:value-type="string">
            <text:p text:style-name="P64">ls</text:p>
          </table:table-cell>
          <table:table-cell table:style-name="Table57.A1" office:value-type="string">
            <text:p text:style-name="P64"/>
          </table:table-cell>
          <table:table-cell table:style-name="Table57.A1" office:value-type="string">
            <text:p text:style-name="P553">EF</text:p>
          </table:table-cell>
          <table:table-cell table:style-name="Table57.A1" office:value-type="string">
            <text:p text:style-name="P558">PRE</text:p>
          </table:table-cell>
          <table:table-cell table:style-name="Table57.A1" office:value-type="string">
            <text:p text:style-name="P64">L<text:span text:style-name="T30">ist the directory in wide and simple format</text:span><text:span text:style-name="T29"> (alias for DIRW?)</text:span></text:p>
          </table:table-cell>
        </table:table-row>
        <table:table-row table:style-name="TableLine94052527607696">
          <table:table-cell table:style-name="Table57.A1" office:value-type="string">
            <text:p text:style-name="P67">mk</text:p>
          </table:table-cell>
          <table:table-cell table:style-name="Table57.A1" office:value-type="string">
            <text:p text:style-name="P67">( size &lt;name&gt; -- )</text:p>
          </table:table-cell>
          <table:table-cell table:style-name="Table57.A1" office:value-type="string">
            <text:p text:style-name="P553">EF</text:p>
          </table:table-cell>
          <table:table-cell table:style-name="Table57.A1" office:value-type="string">
            <text:p text:style-name="P581">PRE</text:p>
          </table:table-cell>
          <table:table-cell table:style-name="Table57.A1" office:value-type="string">
            <text:p text:style-name="P67">Make file</text:p>
          </table:table-cell>
        </table:table-row>
        <table:table-row table:style-name="TableLine94052527608928">
          <table:table-cell table:style-name="Table57.A1" office:value-type="string">
            <text:p text:style-name="P400">QV</text:p>
          </table:table-cell>
          <table:table-cell table:style-name="Table57.A1" office:value-type="string">
            <text:p text:style-name="P400">( &lt;filename&gt; -- )</text:p>
          </table:table-cell>
          <table:table-cell table:style-name="Table57.A1" office:value-type="string">
            <text:p text:style-name="P553">EF</text:p>
          </table:table-cell>
          <table:table-cell table:style-name="Table57.A1" office:value-type="string">
            <text:p text:style-name="P557">PRE</text:p>
          </table:table-cell>
          <table:table-cell table:style-name="Table57.A1" office:value-type="string">
            <text:p text:style-name="P400">Quick view of file header in ASCII dump format</text:p>
          </table:table-cell>
        </table:table-row>
        <table:table-row table:style-name="TableLine94052527545152">
          <table:table-cell table:style-name="Table57.A1" office:value-type="string">
            <text:p text:style-name="P398">RENAME</text:p>
          </table:table-cell>
          <table:table-cell table:style-name="Table57.A1" office:value-type="string">
            <text:p text:style-name="P398">( &lt;from&gt; &lt;to&gt; -- )</text:p>
          </table:table-cell>
          <table:table-cell table:style-name="Table57.A1" office:value-type="string">
            <text:p text:style-name="P553">EF</text:p>
          </table:table-cell>
          <table:table-cell table:style-name="Table57.A1" office:value-type="string">
            <text:p text:style-name="P581">PRE</text:p>
          </table:table-cell>
          <table:table-cell table:style-name="Table57.A1" office:value-type="string">
            <text:p text:style-name="P398">Command line file rename</text:p>
          </table:table-cell>
        </table:table-row>
        <table:table-row table:style-name="TableLine94052527546384">
          <table:table-cell table:style-name="Table57.A1" office:value-type="string">
            <text:p text:style-name="P404">SAVETEXT</text:p>
          </table:table-cell>
          <table:table-cell table:style-name="Table57.A1" office:value-type="string">
            <text:p text:style-name="P404">( &lt;filename&gt; -- )</text:p>
          </table:table-cell>
          <table:table-cell table:style-name="Table57.A1" office:value-type="string">
            <text:p text:style-name="P553">EF</text:p>
          </table:table-cell>
          <table:table-cell table:style-name="Table57.A1" office:value-type="string">
            <text:p text:style-name="P557">PRE</text:p>
          </table:table-cell>
          <table:table-cell table:style-name="Table57.A1" office:value-type="string">
            <text:p text:style-name="P404">File write text input to file</text:p>
          </table:table-cell>
        </table:table-row>
        <table:table-row table:style-name="TableLine94052527547616">
          <table:table-cell table:style-name="Table57.A1" office:value-type="string">
            <text:p text:style-name="P429">EASYFILE</text:p>
          </table:table-cell>
          <table:table-cell table:style-name="Table57.A1" office:value-type="string">
            <text:p text:style-name="P429"/>
          </table:table-cell>
          <table:table-cell table:style-name="Table57.A1" office:value-type="string">
            <text:p text:style-name="P553">EF</text:p>
          </table:table-cell>
          <table:table-cell table:style-name="Table57.A1" office:value-type="string">
            <text:p text:style-name="P579">MOD</text:p>
          </table:table-cell>
          <table:table-cell table:style-name="Table57.A1" office:value-type="string">
            <text:p text:style-name="P429">Module name in the dictionary for Easyfile.fth</text:p>
          </table:table-cell>
        </table:table-row>
      </table:table>
      <text:p text:style-name="P423"/>
      <text:h text:style-name="Heading_20_2" text:outline-level="2">B<text:span text:style-name="T55">UILT-IN APPLICATIONS AND DEMOS</text:span></text:h>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Line94052526968080">
          <table:table-cell table:style-name="Table64.A1" office:value-type="string">
            <text:p text:style-name="P447">TOOLS</text:p>
          </table:table-cell>
          <table:table-cell table:style-name="Table64.A1" office:value-type="string">
            <text:p text:style-name="P447">( -- )</text:p>
          </table:table-cell>
          <table:table-cell table:style-name="Table64.A1" office:value-type="string">
            <text:p text:style-name="P506">X</text:p>
          </table:table-cell>
          <table:table-cell table:style-name="Table64.A1" office:value-type="string">
            <text:p text:style-name="P588">MOD</text:p>
          </table:table-cell>
          <table:table-cell table:style-name="Table64.A1" office:value-type="string">
            <text:p text:style-name="P766">Module marker for words defined in EXTEND.fth</text:p>
          </table:table-cell>
        </table:table-row>
      </table:table>
      <text:h text:style-name="Heading_20_3" text:outline-level="3"><text:bookmark-start text:name="__RefHeading___Toc15108_3727030152"/>Fibonacci series<text:bookmark-end text:name="__RefHeading___Toc15108_3727030152"/></text:h>
      <table:table table:name="Table63" table:style-name="Table63">
        <table:table-column table:style-name="Table63.A"/>
        <table:table-column table:style-name="Table63.B"/>
        <table:table-column table:style-name="Table63.C"/>
        <table:table-column table:style-name="Table63.D"/>
        <table:table-column table:style-name="Table63.E"/>
        <table:table-row table:style-name="TableLine94052527119824">
          <table:table-cell table:style-name="Table63.A1" office:value-type="string">
            <text:p text:style-name="P552"><text:span text:style-name="T152">f</text:span>ibos</text:p>
          </table:table-cell>
          <table:table-cell table:style-name="Table63.A1" office:value-type="string">
            <text:p text:style-name="P427">( -- )</text:p>
          </table:table-cell>
          <table:table-cell table:style-name="Table63.A1" office:value-type="string">
            <text:p text:style-name="P506">X</text:p>
          </table:table-cell>
          <table:table-cell table:style-name="Table63.A1" office:value-type="string">
            <text:p text:style-name="P583">PUB</text:p>
          </table:table-cell>
          <table:table-cell table:style-name="Table63.A1" office:value-type="string">
            <text:p text:style-name="P433">Benchmark - Compute a series of fibonacci numbers and display them with execution times</text:p>
          </table:table-cell>
        </table:table-row>
        <table:table-row table:style-name="Table63.2">
          <table:table-cell table:style-name="Table63.A1" office:value-type="string">
            <text:p text:style-name="P430">fibo</text:p>
          </table:table-cell>
          <table:table-cell table:style-name="Table63.A1" office:value-type="string">
            <text:p text:style-name="P430">( n -- f ) </text:p>
          </table:table-cell>
          <table:table-cell table:style-name="Table63.A1" office:value-type="string">
            <text:p text:style-name="P506">X</text:p>
          </table:table-cell>
          <table:table-cell table:style-name="Table63.A1" office:value-type="string">
            <text:p text:style-name="P583">PUB</text:p>
          </table:table-cell>
          <table:table-cell table:style-name="Table63.A1" office:value-type="string">
            <text:p text:style-name="P430">Subroutine used by fibos</text:p>
          </table:table-cell>
        </table:table-row>
      </table:table>
      <text:p text:style-name="P440"/>
      <text:h text:style-name="Heading_20_3" text:outline-level="3"><text:bookmark-start text:name="__RefHeading___Toc15110_3727030152"/>Servos<text:bookmark-end text:name="__RefHeading___Toc15110_3727030152"/></text:h>
      <table:table table:name="Table59" table:style-name="Table59">
        <table:table-column table:style-name="Table59.A"/>
        <table:table-column table:style-name="Table59.B"/>
        <table:table-column table:style-name="Table59.C"/>
        <table:table-column table:style-name="Table59.D"/>
        <table:table-column table:style-name="Table59.E"/>
        <table:table-row table:style-name="TableLine94052527287024">
          <table:table-cell table:style-name="Table59.A1" office:value-type="string">
            <text:p text:style-name="P442">DEGREES</text:p>
          </table:table-cell>
          <table:table-cell table:style-name="Table59.A1" office:value-type="string">
            <text:p text:style-name="P442">( degrees pin -- ) marker </text:p>
          </table:table-cell>
          <table:table-cell table:style-name="Table59.A1" office:value-type="string">
            <text:p text:style-name="P823">X</text:p>
          </table:table-cell>
          <table:table-cell table:style-name="Table59.A1" office:value-type="string">
            <text:p text:style-name="P824">PUB</text:p>
          </table:table-cell>
          <table:table-cell table:style-name="Table59.A1" office:value-type="string">
            <text:p text:style-name="P822"/>
          </table:table-cell>
        </table:table-row>
        <table:table-row table:style-name="TableLine94052527104480">
          <table:table-cell table:style-name="Table59.A1" office:value-type="string">
            <text:p text:style-name="P442">RUNSERVOS</text:p>
          </table:table-cell>
          <table:table-cell table:style-name="Table59.A1" office:value-type="string">
            <text:p text:style-name="P442">( cog -- )</text:p>
          </table:table-cell>
          <table:table-cell table:style-name="Table59.A1" office:value-type="string">
            <text:p text:style-name="P823">X</text:p>
          </table:table-cell>
          <table:table-cell table:style-name="Table59.A1" office:value-type="string">
            <text:p text:style-name="P824">PUB</text:p>
          </table:table-cell>
          <table:table-cell table:style-name="Table59.A1" office:value-type="string">
            <text:p text:style-name="P822"/>
          </table:table-cell>
        </table:table-row>
        <table:table-row table:style-name="TableLine94052527101392">
          <table:table-cell table:style-name="Table59.A1" office:value-type="string">
            <text:p text:style-name="P442">SERVO!</text:p>
          </table:table-cell>
          <table:table-cell table:style-name="Table59.A1" office:value-type="string">
            <text:p text:style-name="P442">( word pin )</text:p>
          </table:table-cell>
          <table:table-cell table:style-name="Table59.A1" office:value-type="string">
            <text:p text:style-name="P443">X</text:p>
          </table:table-cell>
          <table:table-cell table:style-name="Table59.A1" office:value-type="string">
            <text:p text:style-name="P444">PUB</text:p>
          </table:table-cell>
          <table:table-cell table:style-name="Table59.A1" office:value-type="string">
            <text:p text:style-name="P442">Initialise the servo system</text:p>
          </table:table-cell>
        </table:table-row>
      </table:table>
      <text:h text:style-name="Heading_20_3" text:outline-level="3"><text:bookmark-start text:name="__RefHeading___Toc15112_3727030152"/>Pulse Width Modulation<text:bookmark-end text:name="__RefHeading___Toc15112_3727030152"/></text:h>
      <table:table table:name="Table60" table:style-name="Table60">
        <table:table-column table:style-name="Table60.A"/>
        <table:table-column table:style-name="Table60.B"/>
        <table:table-column table:style-name="Table60.C"/>
        <table:table-column table:style-name="Table60.D"/>
        <table:table-column table:style-name="Table60.E"/>
        <table:table-row table:style-name="TableLine94052527091936">
          <table:table-cell table:style-name="Table60.A1" office:value-type="string">
            <text:p text:style-name="P441">PWM</text:p>
          </table:table-cell>
          <table:table-cell table:style-name="Table60.A1" office:value-type="string">
            <text:p text:style-name="P431">( duty8 mask -- )</text:p>
          </table:table-cell>
          <table:table-cell table:style-name="Table60.A1" office:value-type="string">
            <text:p text:style-name="P842">X</text:p>
          </table:table-cell>
          <table:table-cell table:style-name="Table60.A1" office:value-type="string">
            <text:p text:style-name="P840">PUB</text:p>
          </table:table-cell>
          <table:table-cell table:style-name="Table60.A1" office:value-type="string">
            <text:p text:style-name="Standard"/>
          </table:table-cell>
        </table:table-row>
        <table:table-row table:style-name="TableLine94052527631776">
          <table:table-cell table:style-name="Table60.A1" office:value-type="string">
            <text:p text:style-name="P441">PWM!</text:p>
          </table:table-cell>
          <table:table-cell table:style-name="Table60.A1" office:value-type="string">
            <text:p text:style-name="P441">( duty8 mask -- )</text:p>
          </table:table-cell>
          <table:table-cell table:style-name="Table60.A1" office:value-type="string">
            <text:p text:style-name="P506">X</text:p>
          </table:table-cell>
          <table:table-cell table:style-name="Table60.A1" office:value-type="string">
            <text:p text:style-name="P584">PUB</text:p>
          </table:table-cell>
          <table:table-cell table:style-name="Table60.A1" office:value-type="string">
            <text:p text:style-name="P441">Initialise the PWM system</text:p>
          </table:table-cell>
        </table:table-row>
        <table:table-row table:style-name="TableLine94052527632048">
          <table:table-cell table:style-name="Table60.A1" office:value-type="string">
            <text:p text:style-name="P431">PWM.START</text:p>
          </table:table-cell>
          <table:table-cell table:style-name="Table60.A1" office:value-type="string">
            <text:p text:style-name="P431">( mask table Hz -- )</text:p>
          </table:table-cell>
          <table:table-cell table:style-name="Table60.A1" office:value-type="string">
            <text:p text:style-name="P506">X</text:p>
          </table:table-cell>
          <table:table-cell table:style-name="Table60.A1" office:value-type="string">
            <text:p text:style-name="P584">PUB</text:p>
          </table:table-cell>
          <table:table-cell table:style-name="Table60.A1" office:value-type="string">
            <text:p text:style-name="P431">Main multichannel PWM start method in next available cog</text:p>
          </table:table-cell>
        </table:table-row>
        <text:soft-page-break/>
        <table:table-row table:style-name="TableLine94052527632320">
          <table:table-cell table:style-name="Table60.A1" office:value-type="string">
            <text:p text:style-name="P431">PWM%</text:p>
          </table:table-cell>
          <table:table-cell table:style-name="Table60.A1" office:value-type="string">
            <text:p text:style-name="P431">( %duty pin -- )</text:p>
          </table:table-cell>
          <table:table-cell table:style-name="Table60.A1" office:value-type="string">
            <text:p text:style-name="P506">X</text:p>
          </table:table-cell>
          <table:table-cell table:style-name="Table60.A1" office:value-type="string">
            <text:p text:style-name="P584">PUB</text:p>
          </table:table-cell>
          <table:table-cell table:style-name="Table60.A1" office:value-type="string">
            <text:p text:style-name="P431">set the PWM duty cycle as a percentage</text:p>
          </table:table-cell>
        </table:table-row>
      </table:table>
      <text:p text:style-name="P432"/>
      <text:h text:style-name="Heading_20_3" text:outline-level="3"><text:bookmark-start text:name="__RefHeading___Toc15114_3727030152"/>WS2812 RGB LED<text:bookmark-end text:name="__RefHeading___Toc15114_3727030152"/></text:h>
      <table:table table:name="Table61" table:style-name="Table61">
        <table:table-column table:style-name="Table61.A"/>
        <table:table-column table:style-name="Table61.B"/>
        <table:table-column table:style-name="Table61.C"/>
        <table:table-column table:style-name="Table61.D"/>
        <table:table-column table:style-name="Table61.E"/>
        <table:table-row table:style-name="TableLine94052527426128">
          <table:table-cell table:style-name="Table61.A1" office:value-type="string">
            <text:p text:style-name="P431">ALED</text:p>
          </table:table-cell>
          <table:table-cell table:style-name="Table61.A1" office:value-type="string">
            <text:p text:style-name="P825"/>
          </table:table-cell>
          <table:table-cell table:style-name="Table61.A1" office:value-type="string">
            <text:p text:style-name="P826">X</text:p>
          </table:table-cell>
          <table:table-cell table:style-name="Table61.A1" office:value-type="string">
            <text:p text:style-name="P827">PUB</text:p>
          </table:table-cell>
          <table:table-cell table:style-name="Table61.A1" office:value-type="string">
            <text:p text:style-name="P825"/>
          </table:table-cell>
        </table:table-row>
        <table:table-row table:style-name="TableLine94052527645632">
          <table:table-cell table:style-name="Table61.A1" office:value-type="string">
            <text:p text:style-name="P431">RGB</text:p>
          </table:table-cell>
          <table:table-cell table:style-name="Table61.A1" office:value-type="string">
            <text:p text:style-name="P431">( rrggbb -- )</text:p>
          </table:table-cell>
          <table:table-cell table:style-name="Table61.A1" office:value-type="string">
            <text:p text:style-name="P826">X</text:p>
          </table:table-cell>
          <table:table-cell table:style-name="Table61.A1" office:value-type="string">
            <text:p text:style-name="P827">PUB</text:p>
          </table:table-cell>
          <table:table-cell table:style-name="Table61.A1" office:value-type="string">
            <text:p text:style-name="P825"/>
          </table:table-cell>
        </table:table-row>
        <table:table-row table:style-name="TableLine94052527646352">
          <table:table-cell table:style-name="Table61.A1" office:value-type="string">
            <text:p text:style-name="P431">RGBS</text:p>
          </table:table-cell>
          <table:table-cell table:style-name="Table61.A1" office:value-type="string">
            <text:p text:style-name="P431">( array leds -- )</text:p>
          </table:table-cell>
          <table:table-cell table:style-name="Table61.A1" office:value-type="string">
            <text:p text:style-name="P433">X</text:p>
          </table:table-cell>
          <table:table-cell table:style-name="Table61.A1" office:value-type="string">
            <text:p text:style-name="P436">PUB</text:p>
          </table:table-cell>
          <table:table-cell table:style-name="Table61.A1" office:value-type="string">
            <text:p text:style-name="P431">Output an rgb array for the number of leds (3 bytes/led) on the selected pin</text:p>
          </table:table-cell>
        </table:table-row>
        <table:table-row table:style-name="TableLine94052527647376">
          <table:table-cell table:style-name="Table61.A1" office:value-type="string">
            <text:p text:style-name="P435">RGNPIN</text:p>
          </table:table-cell>
          <table:table-cell table:style-name="Table61.A1" office:value-type="string">
            <text:p text:style-name="P435">( pin# -- )</text:p>
          </table:table-cell>
          <table:table-cell table:style-name="Table61.A1" office:value-type="string">
            <text:p text:style-name="P826">X</text:p>
          </table:table-cell>
          <table:table-cell table:style-name="Table61.A1" office:value-type="string">
            <text:p text:style-name="P827">PUB</text:p>
          </table:table-cell>
          <table:table-cell table:style-name="Table61.A1" office:value-type="string">
            <text:p text:style-name="P825"/>
          </table:table-cell>
        </table:table-row>
      </table:table>
      <text:p text:style-name="P432"/>
      <text:h text:style-name="P932" text:outline-level="3"><text:bookmark-start text:name="__RefHeading___Toc15116_3727030152"/>INFRARED CONTROL<text:bookmark-end text:name="__RefHeading___Toc15116_3727030152"/></text:h>
      <table:table table:name="Table62" table:style-name="Table62">
        <table:table-column table:style-name="Table62.A"/>
        <table:table-column table:style-name="Table62.B"/>
        <table:table-column table:style-name="Table62.C"/>
        <table:table-column table:style-name="Table62.D"/>
        <table:table-column table:style-name="Table62.E"/>
        <table:table-row table:style-name="TableLine94052527634576">
          <table:table-cell table:style-name="Table62.A1" office:value-type="string">
            <text:p text:style-name="P446">IRRX</text:p>
          </table:table-cell>
          <table:table-cell table:style-name="Table62.A1" office:value-type="string">
            <text:p text:style-name="P446">( pin -- code )</text:p>
          </table:table-cell>
          <table:table-cell table:style-name="Table62.A1" office:value-type="string">
            <text:p text:style-name="P506">X</text:p>
          </table:table-cell>
          <table:table-cell table:style-name="Table62.A1" office:value-type="string">
            <text:p text:style-name="P586">PUB</text:p>
          </table:table-cell>
          <table:table-cell table:style-name="Table62.A1" office:value-type="string">
            <text:p text:style-name="P446">NEC IR Receive</text:p>
          </table:table-cell>
        </table:table-row>
        <table:table-row table:style-name="TableLine94052527661072">
          <table:table-cell table:style-name="Table62.A1" office:value-type="string">
            <text:p text:style-name="P446">IRTX</text:p>
          </table:table-cell>
          <table:table-cell table:style-name="Table62.A1" office:value-type="string">
            <text:p text:style-name="P446">( code pin -- )</text:p>
          </table:table-cell>
          <table:table-cell table:style-name="Table62.A1" office:value-type="string">
            <text:p text:style-name="P506">X</text:p>
          </table:table-cell>
          <table:table-cell table:style-name="Table62.A1" office:value-type="string">
            <text:p text:style-name="P586">PUB</text:p>
          </table:table-cell>
          <table:table-cell table:style-name="Table62.A1" office:value-type="string">
            <text:p text:style-name="P446">NEC IR Transmit</text:p>
          </table:table-cell>
        </table:table-row>
      </table:table>
      <text:p text:style-name="P446"/>
      <text:h text:style-name="Heading_20_3" text:outline-level="3"><text:bookmark-start text:name="__RefHeading___Toc15118_3727030152"/>DHT22 humidity and Temperature<text:bookmark-end text:name="__RefHeading___Toc15118_3727030152"/></text:h>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Line94052524820256">
          <table:table-cell table:style-name="Table66.A1" office:value-type="string">
            <text:p text:style-name="P448">DHT</text:p>
          </table:table-cell>
          <table:table-cell table:style-name="Table66.A1" office:value-type="string">
            <text:p text:style-name="P448">( pin -- rhum temp )</text:p>
          </table:table-cell>
          <table:table-cell table:style-name="Table66.A1" office:value-type="string">
            <text:p text:style-name="P508">X</text:p>
          </table:table-cell>
          <table:table-cell table:style-name="Table66.A1" office:value-type="string">
            <text:p text:style-name="P586">PUB</text:p>
          </table:table-cell>
          <table:table-cell table:style-name="Table66.A1" office:value-type="string">
            <text:p text:style-name="P448">Read values</text:p>
          </table:table-cell>
        </table:table-row>
        <table:table-row table:style-name="TableLine94052527673264">
          <table:table-cell table:style-name="Table66.A1" office:value-type="string">
            <text:p text:style-name="P448">.DHT</text:p>
          </table:table-cell>
          <table:table-cell table:style-name="Table66.A1" office:value-type="string">
            <text:p text:style-name="P448">( pin -- )</text:p>
          </table:table-cell>
          <table:table-cell table:style-name="Table66.A1" office:value-type="string">
            <text:p text:style-name="P449">X</text:p>
          </table:table-cell>
          <table:table-cell table:style-name="Table66.A1" office:value-type="string">
            <text:p text:style-name="P586">PUB</text:p>
          </table:table-cell>
          <table:table-cell table:style-name="Table66.A1" office:value-type="string">
            <text:p text:style-name="P434">Read and display values e.g. 15 .DHT displays 34.6'C <text:s/>42.5%RH</text:p>
          </table:table-cell>
        </table:table-row>
      </table:table>
      <text:p text:style-name="P432"/>
      <text:h text:style-name="Heading_20_3" text:outline-level="3">U<text:span text:style-name="T189">L</text:span>TRASOUND DISTANCE MEASUREMENT</text:h>
      <text:p text:style-name="P57"><text:s text:c="2"/></text:p>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Line94052527665600">
          <table:table-cell table:style-name="Table47.A1" office:value-type="string">
            <text:p text:style-name="P57">DISTANCE </text:p>
          </table:table-cell>
          <table:table-cell table:style-name="Table47.A1" office:value-type="string">
            <text:p text:style-name="P57">( trig echo -- distance.mm )</text:p>
          </table:table-cell>
          <table:table-cell table:style-name="Table47.A1" office:value-type="string">
            <text:p text:style-name="P57">X</text:p>
          </table:table-cell>
          <table:table-cell table:style-name="Table47.A1" office:value-type="string">
            <text:p text:style-name="P352">PUB</text:p>
          </table:table-cell>
          <table:table-cell table:style-name="Table47.A1" office:value-type="string">
            <text:p text:style-name="P57">PING sensor and return with reading in millimetres </text:p>
          </table:table-cell>
        </table:table-row>
        <table:table-row table:style-name="TableLine94052527686512">
          <table:table-cell table:style-name="Table47.A1" office:value-type="string">
            <text:p text:style-name="P57">PING </text:p>
          </table:table-cell>
          <table:table-cell table:style-name="Table47.A1" office:value-type="string">
            <text:p text:style-name="P57">( trig echo -- us )</text:p>
          </table:table-cell>
          <table:table-cell table:style-name="Table47.A1" office:value-type="string">
            <text:p text:style-name="P57">X</text:p>
          </table:table-cell>
          <table:table-cell table:style-name="Table47.A1" office:value-type="string">
            <text:p text:style-name="P352">PUB</text:p>
          </table:table-cell>
          <table:table-cell table:style-name="Table47.A1" office:value-type="string">
            <text:p text:style-name="P57">Trigger PING sensor and listen on echo pin and return with microseconds value</text:p>
          </table:table-cell>
        </table:table-row>
      </table:table>
      <text:p text:style-name="P437"/>
      <text:h text:style-name="Heading_20_3" text:outline-level="3">DS3231 T<text:span text:style-name="T186">HERMOMETER</text:span></text:h>
      <text:p text:style-name="P452"/>
      <table:table table:name="Table68" table:style-name="Table68">
        <table:table-column table:style-name="Table68.A"/>
        <table:table-column table:style-name="Table68.B"/>
        <table:table-column table:style-name="Table68.C"/>
        <table:table-column table:style-name="Table68.D"/>
        <table:table-column table:style-name="Table68.E"/>
        <table:table-row table:style-name="TableLine94052527678416">
          <table:table-cell table:style-name="Table68.A1" office:value-type="string">
            <text:p text:style-name="P452">.TEMP</text:p>
          </table:table-cell>
          <table:table-cell table:style-name="Table68.A1" office:value-type="string">
            <text:p text:style-name="P452">( -- )</text:p>
          </table:table-cell>
          <table:table-cell table:style-name="Table68.A1" office:value-type="string">
            <text:p text:style-name="P508">X</text:p>
          </table:table-cell>
          <table:table-cell table:style-name="Table68.A1" office:value-type="string">
            <text:p text:style-name="P588">PUB</text:p>
          </table:table-cell>
          <table:table-cell table:style-name="Table68.A1" office:value-type="string">
            <text:p text:style-name="P452">Read and Display the temperature from a DS3231 chip in 'C</text:p>
          </table:table-cell>
        </table:table-row>
        <table:table-row table:style-name="TableLine94052527702512">
          <table:table-cell table:style-name="Table68.A1" office:value-type="string">
            <text:p text:style-name="P452">'C</text:p>
          </table:table-cell>
          <table:table-cell table:style-name="Table68.A1" office:value-type="string">
            <text:p text:style-name="P452">( -- 'C*100 )</text:p>
          </table:table-cell>
          <table:table-cell table:style-name="Table68.A1" office:value-type="string">
            <text:p text:style-name="P508">X</text:p>
          </table:table-cell>
          <table:table-cell table:style-name="Table68.A1" office:value-type="string">
            <text:p text:style-name="P588">PUB</text:p>
          </table:table-cell>
          <table:table-cell table:style-name="Table68.A1" office:value-type="string">
            <text:p text:style-name="P452">Read the temp and return value in 'C x 100</text:p>
          </table:table-cell>
        </table:table-row>
        <table:table-row table:style-name="TableLine94052527703344">
          <table:table-cell table:style-name="Table68.A1" office:value-type="string">
            <text:p text:style-name="P452">'F</text:p>
          </table:table-cell>
          <table:table-cell table:style-name="Table68.A1" office:value-type="string">
            <text:p text:style-name="P452">( -- 'F*100 )</text:p>
          </table:table-cell>
          <table:table-cell table:style-name="Table68.A1" office:value-type="string">
            <text:p text:style-name="P508">X</text:p>
          </table:table-cell>
          <table:table-cell table:style-name="Table68.A1" office:value-type="string">
            <text:p text:style-name="P588">PUB</text:p>
          </table:table-cell>
          <table:table-cell table:style-name="Table68.A1" office:value-type="string">
            <text:p text:style-name="P452">Read the temp and return value in 'F x 100</text:p>
          </table:table-cell>
        </table:table-row>
      </table:table>
      <text:h text:style-name="Heading_20_2" text:outline-level="2">UNSORTED<text:span text:style-name="T188"> WORDS</text:span></text:h>
      <table:table table:name="Table69" table:style-name="Table69">
        <table:table-column table:style-name="Table69.A"/>
        <table:table-column table:style-name="Table69.B"/>
        <table:table-column table:style-name="Table69.C"/>
        <table:table-column table:style-name="Table69.D"/>
        <table:table-column table:style-name="Table69.E"/>
        <table:table-row table:style-name="TableLine94052527691344">
          <table:table-cell table:style-name="Table69.A1" office:value-type="string">
            <text:p text:style-name="P729">(")</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829">PUB</text:p>
          </table:table-cell>
          <table:table-cell table:style-name="Table69.A1" office:value-type="string">
            <text:p text:style-name="P828"/>
          </table:table-cell>
        </table:table-row>
        <table:table-row table:style-name="TableLine94052527739680">
          <table:table-cell table:style-name="Table69.A1" office:value-type="string">
            <text:p text:style-name="P730">@WORD</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731">PUB</text:p>
          </table:table-cell>
          <table:table-cell table:style-name="Table69.A1" office:value-type="string">
            <text:p text:style-name="P828"/>
          </table:table-cell>
        </table:table-row>
        <table:table-row table:style-name="TableLine94052527740400">
          <table:table-cell table:style-name="Table69.A1" office:value-type="string">
            <text:p text:style-name="P730">id</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831">PUB</text:p>
          </table:table-cell>
          <table:table-cell table:style-name="Table69.A1" office:value-type="string">
            <text:p text:style-name="P828"/>
          </table:table-cell>
        </table:table-row>
        <table:table-row table:style-name="TableLine94052527741344">
          <table:table-cell table:style-name="Table69.A1" office:value-type="string">
            <text:p text:style-name="P730">keytable</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831">PUB</text:p>
          </table:table-cell>
          <table:table-cell table:style-name="Table69.A1" office:value-type="string">
            <text:p text:style-name="P828"/>
          </table:table-cell>
        </table:table-row>
        <table:table-row table:style-name="TableLine94052527742800">
          <table:table-cell table:style-name="Table69.A1" office:value-type="string">
            <text:p text:style-name="P729">num</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831">PUB</text:p>
          </table:table-cell>
          <table:table-cell table:style-name="Table69.A1" office:value-type="string">
            <text:p text:style-name="P828"/>
          </table:table-cell>
        </table:table-row>
        <table:table-row table:style-name="TableLine94052527744064">
          <table:table-cell table:style-name="Table69.A1" office:value-type="string">
            <text:p text:style-name="P730">rxpars</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731">PUB</text:p>
          </table:table-cell>
          <table:table-cell table:style-name="Table69.A1" office:value-type="string">
            <text:p text:style-name="P828"/>
          </table:table-cell>
        </table:table-row>
        <table:table-row table:style-name="TableLine94052527745248">
          <table:table-cell table:style-name="Table69.A1" office:value-type="string">
            <text:p text:style-name="P457">TX!</text:p>
          </table:table-cell>
          <table:table-cell table:style-name="Table69.A1" office:value-type="string">
            <text:p text:style-name="P457">( dat buf -- )</text:p>
          </table:table-cell>
          <table:table-cell table:style-name="Table69.A1" office:value-type="string">
            <text:p text:style-name="P457">C</text:p>
          </table:table-cell>
          <table:table-cell table:style-name="Table69.A1" office:value-type="string">
            <text:p text:style-name="P458">PUB</text:p>
          </table:table-cell>
          <table:table-cell table:style-name="Table69.A1" office:value-type="string">
            <text:p text:style-name="P457">write single buffer - but this word isn't used in kernel, EXTEND or EASYFILE, so obsolete?</text:p>
          </table:table-cell>
        </table:table-row>
        <table:table-row table:style-name="TableLine94052527742032">
          <table:table-cell table:style-name="Table69.A1" office:value-type="string">
            <text:p text:style-name="P732">WAITVID</text:p>
          </table:table-cell>
          <table:table-cell table:style-name="Table69.A1" office:value-type="string">
            <text:p text:style-name="P828"/>
          </table:table-cell>
          <table:table-cell table:style-name="Table69.A1" office:value-type="string">
            <text:p text:style-name="P828"/>
          </table:table-cell>
          <table:table-cell table:style-name="Table69.A1" office:value-type="string">
            <text:p text:style-name="P830">PUB</text:p>
          </table:table-cell>
          <table:table-cell table:style-name="Table69.A1" office:value-type="string">
            <text:p text:style-name="P828"/>
          </table:table-cell>
        </table:table-row>
        <table:table-row table:style-name="TableLine94052527747344">
          <table:table-cell table:style-name="Table69.A1" office:value-type="string">
            <text:p text:style-name="P455">["]</text:p>
          </table:table-cell>
          <table:table-cell table:style-name="Table69.A1" office:value-type="string">
            <text:p text:style-name="P455"/>
          </table:table-cell>
          <table:table-cell table:style-name="Table69.A1" office:value-type="string">
            <text:p text:style-name="P455">H</text:p>
          </table:table-cell>
          <table:table-cell table:style-name="Table69.A1" office:value-type="string">
            <text:p text:style-name="P456">PRE</text:p>
          </table:table-cell>
          <table:table-cell table:style-name="Table69.A1" office:value-type="string">
            <text:p text:style-name="P828"/>
          </table:table-cell>
        </table:table-row>
        <table:table-row table:style-name="TableLine94052527748448">
          <table:table-cell table:style-name="Table69.A1" office:value-type="string">
            <text:p text:style-name="P737">...</text:p>
          </table:table-cell>
          <table:table-cell table:style-name="Table69.A1" office:value-type="string">
            <text:p text:style-name="Standard"/>
          </table:table-cell>
          <table:table-cell table:style-name="Table69.A1" office:value-type="string">
            <text:p text:style-name="Standard"/>
          </table:table-cell>
          <table:table-cell table:style-name="Table69.A1" office:value-type="string">
            <text:p text:style-name="Standard"/>
          </table:table-cell>
          <table:table-cell table:style-name="Table69.A1" office:value-type="string">
            <text:p text:style-name="Standard"/>
          </table:table-cell>
        </table:table-row>
      </table:table>
      <text:h text:style-name="P911" text:outline-level="1"/>
      <text:h text:style-name="P914" text:outline-level="1">P<text:span text:style-name="T175">RIVATE WORDS</text:span></text:h>
      <text:p text:style-name="P835">This section lists all the private words in Tachyon. These are low-level support words<text:span text:style-name="T187"> useful only within a Module.</text:span> <text:span text:style-name="T187">They are</text:span> not that useful to Tachyon programmers<text:span text:style-name="T187">,</text:span> <text:span text:style-name="T187">although t</text:span>hey are left visible in the dictionary. They can be removed from the dictionary, so they are no longer available for new definitions (but still continue to function) by the use of the RECLAIM word. This makes a further 1900 bytes available to the user.</text:p>
      <text:p text:style-name="P834"/>
      <text:p text:style-name="P762">NAME<text:tab/>STACK<text:span text:style-name="T164"> <text:s text:c="35"/>CODE <text:s text:c="2"/>WORD <text:s text:c="2"/><text:tab/><text:tab/> </text:span><text:tab/>DESCRIPTION</text:p>
      <text:p text:style-name="P763"><text:tab/> <text:s text:c="47"/>TYPE <text:s text:c="3"/><text:span text:style-name="T168">TY</text:span>PE</text:p>
      <text:h text:style-name="P916" text:outline-level="2">MEMORY - Private words</text:h>
      <table:table table:name="Table78" table:style-name="Table78">
        <table:table-column table:style-name="Table78.A"/>
        <table:table-column table:style-name="Table78.B"/>
        <table:table-column table:style-name="Table78.C"/>
        <table:table-column table:style-name="Table78.D"/>
        <table:table-column table:style-name="Table78.E"/>
        <table:table-row table:style-name="TableLine94052527707632">
          <table:table-cell table:style-name="Table78.A1" office:value-type="string">
            <text:p text:style-name="P131">ulong</text:p>
          </table:table-cell>
          <table:table-cell table:style-name="Table78.A1" office:value-type="string">
            <text:p text:style-name="P219">( -- adr)</text:p>
          </table:table-cell>
          <table:table-cell table:style-name="Table78.A1" office:value-type="string">
            <text:p text:style-name="P220">X</text:p>
          </table:table-cell>
          <table:table-cell table:style-name="Table78.A1" office:value-type="string">
            <text:p text:style-name="P331">PRI</text:p>
          </table:table-cell>
          <table:table-cell table:style-name="Table78.A1" office:value-type="string">
            <text:p text:style-name="P131">long used by U!, U@</text:p>
          </table:table-cell>
        </table:table-row>
      </table:table>
      <text:h text:style-name="P916" text:outline-level="2">MATHS - Private words</text:h>
      <table:table table:name="Table80" table:style-name="Table80">
        <table:table-column table:style-name="Table80.A"/>
        <table:table-column table:style-name="Table80.B"/>
        <table:table-column table:style-name="Table80.C"/>
        <table:table-column table:style-name="Table80.D"/>
        <table:table-column table:style-name="Table80.E"/>
        <table:table-row table:style-name="TableLine94052527761328">
          <table:table-cell table:style-name="Table80.A1" office:value-type="string">
            <text:p text:style-name="P168">seed</text:p>
          </table:table-cell>
          <table:table-cell table:style-name="Table80.A1" office:value-type="string">
            <text:p text:style-name="P219">( -- adr )</text:p>
          </table:table-cell>
          <table:table-cell table:style-name="Table80.A1" office:value-type="string">
            <text:p text:style-name="P220">X</text:p>
          </table:table-cell>
          <table:table-cell table:style-name="Table80.A1" office:value-type="string">
            <text:p text:style-name="P316">PRI</text:p>
          </table:table-cell>
          <table:table-cell table:style-name="Table80.A1" office:value-type="string">
            <text:p text:style-name="P168">1 long used by RND</text:p>
          </table:table-cell>
        </table:table-row>
      </table:table>
      <text:h text:style-name="P917" text:outline-level="2">FLOATING POINT MATHS<text:span text:style-name="T176"> - </text:span>Private words</text:h>
      <table:table table:name="Table72" table:style-name="Table72">
        <table:table-column table:style-name="Table72.A"/>
        <table:table-column table:style-name="Table72.B"/>
        <table:table-column table:style-name="Table72.C"/>
        <table:table-column table:style-name="Table72.D"/>
        <table:table-column table:style-name="Table72.E"/>
        <table:table-row table:style-name="TableLine94052527768944">
          <table:table-cell table:style-name="Table72.A1" office:value-type="string">
            <text:p text:style-name="P707">f32cmd</text:p>
          </table:table-cell>
          <table:table-cell table:style-name="Table72.A1" office:value-type="string">
            <text:p text:style-name="P708">( -- adr )</text:p>
          </table:table-cell>
          <table:table-cell table:style-name="Table72.A1" office:value-type="string">
            <text:p text:style-name="P700">X</text:p>
          </table:table-cell>
          <table:table-cell table:style-name="Table72.A1" office:value-type="string">
            <text:p text:style-name="P704">PRI</text:p>
          </table:table-cell>
          <table:table-cell table:style-name="Table72.A1" office:value-type="string">
            <text:p text:style-name="P707">1 long <text:span text:style-name="T70">(</text:span>F32 parameter block header<text:span text:style-name="T70">)</text:span></text:p>
          </table:table-cell>
        </table:table-row>
        <table:table-row table:style-name="TableLine94052527797360">
          <table:table-cell table:style-name="Table72.A1" office:value-type="string">
            <text:p text:style-name="P707">FCMD</text:p>
          </table:table-cell>
          <table:table-cell table:style-name="Table72.A1" office:value-type="string">
            <text:p text:style-name="P707">( n1 n2 cmd -- result )</text:p>
          </table:table-cell>
          <table:table-cell table:style-name="Table72.A1" office:value-type="string">
            <text:p text:style-name="P700">X</text:p>
          </table:table-cell>
          <table:table-cell table:style-name="Table72.A1" office:value-type="string">
            <text:p text:style-name="P704">PRI</text:p>
          </table:table-cell>
          <table:table-cell table:style-name="Table72.A1" office:value-type="string">
            <text:p text:style-name="P844"/>
          </table:table-cell>
        </table:table-row>
        <table:table-row table:style-name="TableLine94052527798240">
          <table:table-cell table:style-name="Table72.A1" office:value-type="string">
            <text:p text:style-name="P707">fnumA</text:p>
          </table:table-cell>
          <table:table-cell table:style-name="Table72.A1" office:value-type="string">
            <text:p text:style-name="P708">( -- adr )</text:p>
          </table:table-cell>
          <table:table-cell table:style-name="Table72.A1" office:value-type="string">
            <text:p text:style-name="P700">X</text:p>
          </table:table-cell>
          <table:table-cell table:style-name="Table72.A1" office:value-type="string">
            <text:p text:style-name="P704">PRI</text:p>
          </table:table-cell>
          <table:table-cell table:style-name="Table72.A1" office:value-type="string">
            <text:p text:style-name="P707">1 long</text:p>
          </table:table-cell>
        </table:table-row>
        <table:table-row table:style-name="TableLine94052527799232">
          <table:table-cell table:style-name="Table72.A1" office:value-type="string">
            <text:p text:style-name="P707">fnumB</text:p>
          </table:table-cell>
          <table:table-cell table:style-name="Table72.A1" office:value-type="string">
            <text:p text:style-name="P708">( -- adr )</text:p>
          </table:table-cell>
          <table:table-cell table:style-name="Table72.A1" office:value-type="string">
            <text:p text:style-name="P700">X</text:p>
          </table:table-cell>
          <table:table-cell table:style-name="Table72.A1" office:value-type="string">
            <text:p text:style-name="P704">PRI</text:p>
          </table:table-cell>
          <table:table-cell table:style-name="Table72.A1" office:value-type="string">
            <text:p text:style-name="P707">1 long</text:p>
          </table:table-cell>
        </table:table-row>
        <table:table-row table:style-name="TableLine94052527800784">
          <table:table-cell table:style-name="Table72.A1" office:value-type="string">
            <text:p text:style-name="P707">result</text:p>
          </table:table-cell>
          <table:table-cell table:style-name="Table72.A1" office:value-type="string">
            <text:p text:style-name="P708">( -- adr )</text:p>
          </table:table-cell>
          <table:table-cell table:style-name="Table72.A1" office:value-type="string">
            <text:p text:style-name="P700">X</text:p>
          </table:table-cell>
          <table:table-cell table:style-name="Table72.A1" office:value-type="string">
            <text:p text:style-name="P704">PRI</text:p>
          </table:table-cell>
          <table:table-cell table:style-name="Table72.A1" office:value-type="string">
            <text:p text:style-name="P707">1 long</text:p>
          </table:table-cell>
        </table:table-row>
      </table:table>
      <text:h text:style-name="P918" text:outline-level="2">CASE STATEMENTS<text:span text:style-name="T176"> - </text:span>Private word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052527778336">
          <table:table-cell table:style-name="Table3.A1" office:value-type="string">
            <text:p text:style-name="P767"><text:span text:style-name="T19">&gt;</text:span><text:span text:style-name="T15">SWITCH&lt;</text:span></text:p>
          </table:table-cell>
          <table:table-cell table:style-name="Table3.A1" office:value-type="string">
            <text:p text:style-name="P632">( min max -- )</text:p>
          </table:table-cell>
          <table:table-cell table:style-name="Table3.A1" office:value-type="string">
            <text:p text:style-name="P516">X</text:p>
          </table:table-cell>
          <table:table-cell table:style-name="Table3.A1" office:value-type="string">
            <text:p text:style-name="P633">PRI</text:p>
          </table:table-cell>
          <table:table-cell table:style-name="Table3.A1" office:value-type="string">
            <text:p text:style-name="P634">Part of CASES</text:p>
          </table:table-cell>
        </table:table-row>
        <table:table-row table:style-name="TableLine94052527814016">
          <table:table-cell table:style-name="Table3.A1" office:value-type="string">
            <text:p text:style-name="P52">SWITCH= </text:p>
          </table:table-cell>
          <table:table-cell table:style-name="Table3.A1" office:value-type="string">
            <text:p text:style-name="P52">( val -- flg )</text:p>
          </table:table-cell>
          <table:table-cell table:style-name="Table3.A1" office:value-type="string">
            <text:p text:style-name="P239">X</text:p>
          </table:table-cell>
          <table:table-cell table:style-name="Table3.A1" office:value-type="string">
            <text:p text:style-name="P324">PRI</text:p>
          </table:table-cell>
          <table:table-cell table:style-name="Table3.A1" office:value-type="string">
            <text:p text:style-name="P52">Return true if val = SWITCH</text:p>
          </table:table-cell>
        </table:table-row>
      </table:table>
      <text:p text:style-name="P765"/>
      <text:h text:style-name="P919" text:outline-level="2">VECTORED EXECUTION<text:span text:style-name="T177"> - </text:span>Private words</text:h>
      <table:table table:name="Table75" table:style-name="Table75">
        <table:table-column table:style-name="Table75.A"/>
        <table:table-column table:style-name="Table75.B"/>
        <table:table-column table:style-name="Table75.C"/>
        <table:table-column table:style-name="Table75.D"/>
        <table:table-column table:style-name="Table75.E"/>
        <table:table-row table:style-name="TableLine94052527804944">
          <table:table-cell table:style-name="Table75.A1" office:value-type="string">
            <text:p text:style-name="P103">~v</text:p>
          </table:table-cell>
          <table:table-cell table:style-name="Table75.A1" office:value-type="string">
            <text:p text:style-name="P103"/>
          </table:table-cell>
          <table:table-cell table:style-name="Table75.A1" office:value-type="string">
            <text:p text:style-name="P240">X</text:p>
          </table:table-cell>
          <table:table-cell table:style-name="Table75.A1" office:value-type="string">
            <text:p text:style-name="P311">PRI</text:p>
          </table:table-cell>
          <table:table-cell table:style-name="Table75.A1" office:value-type="string">
            <text:p text:style-name="P103">Part of +VECTOR</text:p>
          </table:table-cell>
        </table:table-row>
      </table:table>
      <text:h text:style-name="Heading_20_2" text:outline-level="2">I/O PORTS<text:span text:style-name="T177"> - </text:span>Private words</text:h>
      <table:table table:name="Table76" table:style-name="Table76">
        <table:table-column table:style-name="Table76.A"/>
        <table:table-column table:style-name="Table76.B"/>
        <table:table-column table:style-name="Table76.C"/>
        <table:table-column table:style-name="Table76.D"/>
        <table:table-column table:style-name="Table76.E"/>
        <table:table-row table:style-name="TableLine94052527819504">
          <table:table-cell table:style-name="Table76.A1" office:value-type="string">
            <text:p text:style-name="P469">_ctr</text:p>
          </table:table-cell>
          <table:table-cell table:style-name="Table76.A1" office:value-type="string">
            <text:p text:style-name="P469"/>
          </table:table-cell>
          <table:table-cell table:style-name="Table76.A1" office:value-type="string">
            <text:p text:style-name="P529">X</text:p>
          </table:table-cell>
          <table:table-cell table:style-name="Table76.A1" office:value-type="string">
            <text:p text:style-name="P595">PRI</text:p>
          </table:table-cell>
          <table:table-cell table:style-name="Table76.A1" office:value-type="string">
            <text:p text:style-name="P469">1 byte, storing the selected CTR, A or B</text:p>
          </table:table-cell>
        </table:table-row>
        <table:table-row table:style-name="TableLine94052527870896">
          <table:table-cell table:style-name="Table76.A1" office:value-type="string">
            <text:p text:style-name="P474">*spkr</text:p>
          </table:table-cell>
          <table:table-cell table:style-name="Table76.A1" office:value-type="string">
            <text:p text:style-name="P523">( -- adr )</text:p>
          </table:table-cell>
          <table:table-cell table:style-name="Table76.A1" office:value-type="string">
            <text:p text:style-name="P517">X</text:p>
          </table:table-cell>
          <table:table-cell table:style-name="Table76.A1" office:value-type="string">
            <text:p text:style-name="P595">PRI</text:p>
          </table:table-cell>
          <table:table-cell table:style-name="Table76.A1" office:value-type="string">
            <text:p text:style-name="P474">1 long, defaults to 0, used to store pin for audio output</text:p>
          </table:table-cell>
        </table:table-row>
        <table:table-row table:style-name="TableLine94052527871776">
          <table:table-cell table:style-name="Table76.A1" office:value-type="string">
            <text:p text:style-name="P469">+CTR</text:p>
          </table:table-cell>
          <table:table-cell table:style-name="Table76.A1" office:value-type="string">
            <text:p text:style-name="P469"/>
          </table:table-cell>
          <table:table-cell table:style-name="Table76.A1" office:value-type="string">
            <text:p text:style-name="P533">X</text:p>
          </table:table-cell>
          <table:table-cell table:style-name="Table76.A1" office:value-type="string">
            <text:p text:style-name="P595">PRI</text:p>
          </table:table-cell>
          <table:table-cell table:style-name="Table76.A1" office:value-type="string">
            <text:p text:style-name="P845"/>
          </table:table-cell>
        </table:table-row>
        <table:table-row table:style-name="TableLine94052527872768">
          <table:table-cell table:style-name="Table76.A1" office:value-type="string">
            <text:p text:style-name="P469">~1</text:p>
          </table:table-cell>
          <table:table-cell table:style-name="Table76.A1" office:value-type="string">
            <text:p text:style-name="P469"/>
          </table:table-cell>
          <table:table-cell table:style-name="Table76.A1" office:value-type="string">
            <text:p text:style-name="P533">X</text:p>
          </table:table-cell>
          <table:table-cell table:style-name="Table76.A1" office:value-type="string">
            <text:p text:style-name="P595">PRI</text:p>
          </table:table-cell>
          <table:table-cell table:style-name="Table76.A1" office:value-type="string">
            <text:p text:style-name="P469">Part of CTR!</text:p>
          </table:table-cell>
        </table:table-row>
        <table:table-row table:style-name="TableLine94052527874320">
          <table:table-cell table:style-name="Table76.A1" office:value-type="string">
            <text:p text:style-name="P471">~S</text:p>
          </table:table-cell>
          <table:table-cell table:style-name="Table76.A1" office:value-type="string">
            <text:p text:style-name="P471"/>
          </table:table-cell>
          <table:table-cell table:style-name="Table76.A1" office:value-type="string">
            <text:p text:style-name="P529">X</text:p>
          </table:table-cell>
          <table:table-cell table:style-name="Table76.A1" office:value-type="string">
            <text:p text:style-name="P590">PRI</text:p>
          </table:table-cell>
          <table:table-cell table:style-name="Table76.A1" office:value-type="string">
            <text:p text:style-name="P471">Part <text:s/>of ISERIAL</text:p>
          </table:table-cell>
        </table:table-row>
        <table:table-row table:style-name="TableLine94052527875632">
          <table:table-cell table:style-name="Table76.A1" office:value-type="string">
            <text:p text:style-name="P471">baudcnt</text:p>
          </table:table-cell>
          <table:table-cell table:style-name="Table76.A1" office:value-type="string">
            <text:p text:style-name="P471"/>
          </table:table-cell>
          <table:table-cell table:style-name="Table76.A1" office:value-type="string">
            <text:p text:style-name="P529">X</text:p>
          </table:table-cell>
          <table:table-cell table:style-name="Table76.A1" office:value-type="string">
            <text:p text:style-name="P615">PRI</text:p>
          </table:table-cell>
          <table:table-cell table:style-name="Table76.A1" office:value-type="string">
            <text:p text:style-name="P471">user variable</text:p>
          </table:table-cell>
        </table:table-row>
        <table:table-row table:style-name="TableLine94052527876816">
          <table:table-cell table:style-name="Table76.A1" office:value-type="string">
            <text:p text:style-name="P469">CTR</text:p>
          </table:table-cell>
          <table:table-cell table:style-name="Table76.A1" office:value-type="string">
            <text:p text:style-name="P469">( -- addr )</text:p>
          </table:table-cell>
          <table:table-cell table:style-name="Table76.A1" office:value-type="string">
            <text:p text:style-name="P533">X</text:p>
          </table:table-cell>
          <table:table-cell table:style-name="Table76.A1" office:value-type="string">
            <text:p text:style-name="P595">PRI</text:p>
          </table:table-cell>
          <table:table-cell table:style-name="Table76.A1" office:value-type="string">
            <text:p text:style-name="P845"/>
          </table:table-cell>
        </table:table-row>
        <table:table-row table:style-name="TableLine94052527873504">
          <table:table-cell table:style-name="Table76.A1" office:value-type="string">
            <text:p text:style-name="P469">CTR!</text:p>
          </table:table-cell>
          <table:table-cell table:style-name="Table76.A1" office:value-type="string">
            <text:p text:style-name="P469"/>
          </table:table-cell>
          <table:table-cell table:style-name="Table76.A1" office:value-type="string">
            <text:p text:style-name="P533">X</text:p>
          </table:table-cell>
          <table:table-cell table:style-name="Table76.A1" office:value-type="string">
            <text:p text:style-name="P595">PRI</text:p>
          </table:table-cell>
          <table:table-cell table:style-name="Table76.A1" office:value-type="string">
            <text:p text:style-name="P469">clear the whole counter - except pin numbers </text:p>
          </table:table-cell>
        </table:table-row>
        <table:table-row table:style-name="TableLine94052527879008">
          <table:table-cell table:style-name="Table76.A1" office:value-type="string">
            <text:p text:style-name="P469">CTR@</text:p>
          </table:table-cell>
          <table:table-cell table:style-name="Table76.A1" office:value-type="string">
            <text:p text:style-name="P469">( -- val )</text:p>
          </table:table-cell>
          <table:table-cell table:style-name="Table76.A1" office:value-type="string">
            <text:p text:style-name="P533">X</text:p>
          </table:table-cell>
          <table:table-cell table:style-name="Table76.A1" office:value-type="string">
            <text:p text:style-name="P595">PRI</text:p>
          </table:table-cell>
          <table:table-cell table:style-name="Table76.A1" office:value-type="string">
            <text:p text:style-name="P469">Read this cogs CTR</text:p>
          </table:table-cell>
        </table:table-row>
        <table:table-row table:style-name="TableLine94052527880160">
          <table:table-cell table:style-name="Table76.A1" office:value-type="string">
            <text:p text:style-name="P471">TXSER</text:p>
          </table:table-cell>
          <table:table-cell table:style-name="Table76.A1" office:value-type="string">
            <text:p text:style-name="P471"/>
          </table:table-cell>
          <table:table-cell table:style-name="Table76.A1" office:value-type="string">
            <text:p text:style-name="P529">X</text:p>
          </table:table-cell>
          <table:table-cell table:style-name="Table76.A1" office:value-type="string">
            <text:p text:style-name="P598">PRI</text:p>
          </table:table-cell>
          <table:table-cell table:style-name="Table76.A1" office:value-type="string">
            <text:p text:style-name="P845"/>
          </table:table-cell>
        </table:table-row>
        <table:table-row table:style-name="TableLine94052527881392">
          <table:table-cell table:style-name="Table76.A1" office:value-type="string">
            <text:p text:style-name="P626">WAIT!</text:p>
          </table:table-cell>
          <table:table-cell table:style-name="Table76.A1" office:value-type="string">
            <text:p text:style-name="P626">( n -- )</text:p>
          </table:table-cell>
          <table:table-cell table:style-name="Table76.A1" office:value-type="string">
            <text:p text:style-name="P529">X</text:p>
          </table:table-cell>
          <table:table-cell table:style-name="Table76.A1" office:value-type="string">
            <text:p text:style-name="P627">PRI</text:p>
          </table:table-cell>
          <table:table-cell table:style-name="Table76.A1" office:value-type="string">
            <text:p text:style-name="P626">Selects the pin n to be measured for pulse width etc. - used in LOW@ and friends</text:p>
          </table:table-cell>
        </table:table-row>
      </table:table>
      <text:h text:style-name="P920" text:outline-level="2"><text:span text:style-name="T178">ROMS - P</text:span>rivate words</text:h>
      <table:table table:name="Table77" table:style-name="Table77">
        <table:table-column table:style-name="Table77.A"/>
        <table:table-column table:style-name="Table77.B"/>
        <table:table-column table:style-name="Table77.C"/>
        <table:table-column table:style-name="Table77.D"/>
        <table:table-column table:style-name="Table77.E"/>
        <table:table-row table:style-name="TableLine94052527828336">
          <table:table-cell table:style-name="TableBox94052527850240" office:value-type="string">
            <text:p text:style-name="P53">FINDROM </text:p>
          </table:table-cell>
          <table:table-cell table:style-name="TableBox94052527886032" office:value-type="string">
            <text:p text:style-name="P53">( name -- addr )</text:p>
          </table:table-cell>
          <table:table-cell table:style-name="TableBox94052527886304" office:value-type="string">
            <text:p text:style-name="P847"/>
          </table:table-cell>
          <table:table-cell table:style-name="TableBox94052527886576" office:value-type="string">
            <text:p text:style-name="P846">PRI</text:p>
          </table:table-cell>
          <table:table-cell table:style-name="TableBox94052527886976" office:value-type="string">
            <text:p text:style-name="P847"/>
          </table:table-cell>
        </table:table-row>
      </table:table>
      <text:h text:style-name="Heading_20_2" text:outline-level="2">TIMING and FREQUENCY - Private words</text:h>
      <table:table table:name="Table89" table:style-name="Table89">
        <table:table-column table:style-name="Table89.A"/>
        <table:table-column table:style-name="Table89.B"/>
        <table:table-column table:style-name="Table89.C"/>
        <table:table-column table:style-name="Table89.D"/>
        <table:table-column table:style-name="Table89.E"/>
        <table:table-row table:style-name="TableLine94052527835664">
          <table:table-cell table:style-name="Table89.A1" office:value-type="string">
            <text:p text:style-name="P752">+TIMER</text:p>
          </table:table-cell>
          <table:table-cell table:style-name="Table89.A1" office:value-type="string">
            <text:p text:style-name="P752">( addr -- )</text:p>
          </table:table-cell>
          <table:table-cell table:style-name="Table89.A1" office:value-type="string">
            <text:p text:style-name="P752">X</text:p>
          </table:table-cell>
          <table:table-cell table:style-name="Table89.A1" office:value-type="string">
            <text:p text:style-name="P756">PRI</text:p>
          </table:table-cell>
          <table:table-cell table:style-name="Table89.A1" office:value-type="string">
            <text:p text:style-name="P804"/>
          </table:table-cell>
        </table:table-row>
        <table:table-row table:style-name="TableLine94052527901712">
          <table:table-cell table:style-name="Table89.A1" office:value-type="string">
            <text:p text:style-name="P752">CountDown</text:p>
          </table:table-cell>
          <table:table-cell table:style-name="Table89.A1" office:value-type="string">
            <text:p text:style-name="P752"/>
          </table:table-cell>
          <table:table-cell table:style-name="Table89.A1" office:value-type="string">
            <text:p text:style-name="P752">X</text:p>
          </table:table-cell>
          <table:table-cell table:style-name="Table89.A1" office:value-type="string">
            <text:p text:style-name="P756">PRI</text:p>
          </table:table-cell>
          <table:table-cell table:style-name="Table89.A1" office:value-type="string">
            <text:p text:style-name="P804"/>
          </table:table-cell>
        </table:table-row>
        <table:table-row table:style-name="TableLine94052527902480">
          <table:table-cell table:style-name="Table89.A1" office:value-type="string">
            <text:p text:style-name="P130">HZCON</text:p>
          </table:table-cell>
          <table:table-cell table:style-name="Table89.A1" office:value-type="string">
            <text:p text:style-name="P130">( -- n )</text:p>
          </table:table-cell>
          <table:table-cell table:style-name="Table89.A1" office:value-type="string">
            <text:p text:style-name="P130">X</text:p>
          </table:table-cell>
          <table:table-cell table:style-name="Table89.A1" office:value-type="string">
            <text:p text:style-name="P330">PRI</text:p>
          </table:table-cell>
          <table:table-cell table:style-name="Table89.A1" office:value-type="string">
            <text:p text:style-name="P130">constant, used to convert various register values to the equivalent in Hz. Cpu clock frequency dependent</text:p>
          </table:table-cell>
        </table:table-row>
      </table:table>
      <text:h text:style-name="Heading_20_2" text:outline-level="2">STREAMING I/O<text:span text:style-name="T179"> - </text:span>Private <text:span text:style-name="T179">w</text:span>ords</text:h>
      <table:table table:name="Table79" table:style-name="Table79">
        <table:table-column table:style-name="Table79.A"/>
        <table:table-column table:style-name="Table79.B"/>
        <table:table-column table:style-name="Table79.C"/>
        <table:table-column table:style-name="Table79.D"/>
        <table:table-column table:style-name="Table79.E"/>
        <table:table-row table:style-name="TableLine94052527890048">
          <table:table-cell table:style-name="Table79.A1" office:value-type="string">
            <text:p text:style-name="P273">~c</text:p>
          </table:table-cell>
          <table:table-cell table:style-name="Table79.A1" office:value-type="string">
            <text:p text:style-name="P273">( -- addr )</text:p>
          </table:table-cell>
          <table:table-cell table:style-name="Table79.A1" office:value-type="string">
            <text:p text:style-name="P273">X</text:p>
          </table:table-cell>
          <table:table-cell table:style-name="Table79.A1" office:value-type="string">
            <text:p text:style-name="P319">PRI</text:p>
          </table:table-cell>
          <table:table-cell table:style-name="Table79.A1" office:value-type="string">
            <text:p text:style-name="P54"><text:span text:style-name="T80">1 long, used by [CON, CON] etc</text:span> </text:p>
          </table:table-cell>
        </table:table-row>
      </table:table>
      <text:h text:style-name="P921" text:outline-level="2"><text:span text:style-name="T180">PRINT NUMBERS - </text:span>Private <text:span text:style-name="T180">w</text:span>ords</text:h>
      <table:table table:name="Table81" table:style-name="Table81">
        <table:table-column table:style-name="Table81.A"/>
        <table:table-column table:style-name="Table81.B"/>
        <table:table-column table:style-name="Table81.C"/>
        <table:table-column table:style-name="Table81.D"/>
        <table:table-column table:style-name="Table81.E"/>
        <table:table-row table:style-name="TableLine94052527906976">
          <table:table-cell table:style-name="Table81.A1" office:value-type="string">
            <text:p text:style-name="P500">.AST</text:p>
          </table:table-cell>
          <table:table-cell table:style-name="Table81.A1" office:value-type="string">
            <text:p text:style-name="P500"/>
          </table:table-cell>
          <table:table-cell table:style-name="Table81.A1" office:value-type="string">
            <text:p text:style-name="P542">X</text:p>
          </table:table-cell>
          <table:table-cell table:style-name="Table81.A1" office:value-type="string">
            <text:p text:style-name="P600">PRI</text:p>
          </table:table-cell>
          <table:table-cell table:style-name="Table81.A1" office:value-type="string">
            <text:p text:style-name="P500">Part of .AS"</text:p>
          </table:table-cell>
        </table:table-row>
        <table:table-row table:style-name="TableLine94052527957776">
          <table:table-cell table:style-name="Table81.A1" office:value-type="string">
            <text:p text:style-name="P628">.SIZE</text:p>
          </table:table-cell>
          <table:table-cell table:style-name="Table81.A1" office:value-type="string">
            <text:p text:style-name="P628">( n -- )</text:p>
          </table:table-cell>
          <table:table-cell table:style-name="Table81.A1" office:value-type="string">
            <text:p text:style-name="P542">H</text:p>
          </table:table-cell>
          <table:table-cell table:style-name="Table81.A1" office:value-type="string">
            <text:p text:style-name="P561">PRI</text:p>
          </table:table-cell>
          <table:table-cell table:style-name="Table81.A1" office:value-type="string">
            <text:p text:style-name="P373">9999 or 26k or 9.9M or 3.4G</text:p>
          </table:table-cell>
        </table:table-row>
        <table:table-row table:style-name="TableLine94052527958656">
          <table:table-cell table:style-name="Table81.A1" office:value-type="string">
            <text:p text:style-name="P600">#NUM</text:p>
          </table:table-cell>
          <table:table-cell table:style-name="Table81.A1" office:value-type="string">
            <text:p text:style-name="P629"/>
          </table:table-cell>
          <table:table-cell table:style-name="Table81.A1" office:value-type="string">
            <text:p text:style-name="P542"/>
          </table:table-cell>
          <table:table-cell table:style-name="Table81.A1" office:value-type="string">
            <text:p text:style-name="P600">PRI</text:p>
          </table:table-cell>
          <table:table-cell table:style-name="Table81.A1" office:value-type="string">
            <text:p text:style-name="P848"/>
          </table:table-cell>
        </table:table-row>
        <table:table-row table:style-name="TableLine94052527959648">
          <table:table-cell table:style-name="Table81.A1" office:value-type="string">
            <text:p text:style-name="P496">~P</text:p>
          </table:table-cell>
          <table:table-cell table:style-name="Table81.A1" office:value-type="string">
            <text:p text:style-name="P496"/>
          </table:table-cell>
          <table:table-cell table:style-name="Table81.A1" office:value-type="string">
            <text:p text:style-name="P542">X</text:p>
          </table:table-cell>
          <table:table-cell table:style-name="Table81.A1" office:value-type="string">
            <text:p text:style-name="P600">PRI</text:p>
          </table:table-cell>
          <table:table-cell table:style-name="Table81.A1" office:value-type="string">
            <text:p text:style-name="P496">Part of PRINT&amp;</text:p>
          </table:table-cell>
        </table:table-row>
        <table:table-row table:style-name="TableLine94052527960960">
          <table:table-cell table:style-name="Table81.A1" office:value-type="string">
            <text:p text:style-name="P500">AS#</text:p>
          </table:table-cell>
          <table:table-cell table:style-name="Table81.A1" office:value-type="string">
            <text:p text:style-name="P500"/>
          </table:table-cell>
          <table:table-cell table:style-name="Table81.A1" office:value-type="string">
            <text:p text:style-name="P542">X</text:p>
          </table:table-cell>
          <table:table-cell table:style-name="Table81.A1" office:value-type="string">
            <text:p text:style-name="P600">PRI</text:p>
          </table:table-cell>
          <table:table-cell table:style-name="Table81.A1" office:value-type="string">
            <text:p text:style-name="P500">Part of .AS - usable command characters</text:p>
          </table:table-cell>
        </table:table-row>
        <table:table-row table:style-name="TableLine94052527962192">
          <table:table-cell table:style-name="Table81.A1" office:value-type="string">
            <text:p text:style-name="P629">D<text:span text:style-name="T170">0</text:span>=</text:p>
          </table:table-cell>
          <table:table-cell table:style-name="Table81.A1" office:value-type="string">
            <text:p text:style-name="P629"/>
          </table:table-cell>
          <table:table-cell table:style-name="Table81.A1" office:value-type="string">
            <text:p text:style-name="P542">X</text:p>
          </table:table-cell>
          <table:table-cell table:style-name="Table81.A1" office:value-type="string">
            <text:p text:style-name="P602">PRI</text:p>
          </table:table-cell>
          <table:table-cell table:style-name="Table81.A1" office:value-type="string">
            <text:p text:style-name="P848"/>
          </table:table-cell>
        </table:table-row>
        <table:table-row table:style-name="TableLine94052527963376">
          <table:table-cell table:style-name="Table81.A1" office:value-type="string">
            <text:p text:style-name="P629">pbase</text:p>
          </table:table-cell>
          <table:table-cell table:style-name="Table81.A1" office:value-type="string">
            <text:p text:style-name="P524">( -- adr )</text:p>
          </table:table-cell>
          <table:table-cell table:style-name="Table81.A1" office:value-type="string">
            <text:p text:style-name="P542">X</text:p>
          </table:table-cell>
          <table:table-cell table:style-name="Table81.A1" office:value-type="string">
            <text:p text:style-name="P602">PRI</text:p>
          </table:table-cell>
          <table:table-cell table:style-name="Table81.A1" office:value-type="string">
            <text:p text:style-name="P629">1 byte<text:span text:style-name="T112"> variable</text:span></text:p>
          </table:table-cell>
        </table:table-row>
        <table:table-row table:style-name="TableLine94052527960304">
          <table:table-cell table:style-name="Table81.A1" office:value-type="string">
            <text:p text:style-name="P629">pflg</text:p>
          </table:table-cell>
          <table:table-cell table:style-name="Table81.A1" office:value-type="string">
            <text:p text:style-name="P524">( -- adr )</text:p>
          </table:table-cell>
          <table:table-cell table:style-name="Table81.A1" office:value-type="string">
            <text:p text:style-name="P542">X</text:p>
          </table:table-cell>
          <table:table-cell table:style-name="Table81.A1" office:value-type="string">
            <text:p text:style-name="P602">PRI</text:p>
          </table:table-cell>
          <table:table-cell table:style-name="Table81.A1" office:value-type="string">
            <text:p text:style-name="P629">1 byte<text:span text:style-name="T112"> variable</text:span></text:p>
          </table:table-cell>
        </table:table-row>
      </table:table>
      <text:h text:style-name="P922" text:outline-level="2"><text:span text:style-name="T181">DICTIONARY - </text:span>Private Words</text:h>
      <table:table table:name="Table82" table:style-name="Table82">
        <table:table-column table:style-name="Table82.A"/>
        <table:table-column table:style-name="Table82.B"/>
        <table:table-column table:style-name="Table82.C"/>
        <table:table-column table:style-name="Table82.D"/>
        <table:table-column table:style-name="Table82.E"/>
        <table:table-row table:style-name="Table82.1">
          <table:table-cell table:style-name="Table82.A1" office:value-type="string">
            <text:p text:style-name="P81">!DEFER</text:p>
          </table:table-cell>
          <table:table-cell table:style-name="Table82.A1" office:value-type="string">
            <text:p text:style-name="P81"/>
          </table:table-cell>
          <table:table-cell table:style-name="Table82.A1" office:value-type="string">
            <text:p text:style-name="P81"/>
          </table:table-cell>
          <table:table-cell table:style-name="Table82.A1" office:value-type="string">
            <text:p text:style-name="P300">PRI</text:p>
          </table:table-cell>
          <table:table-cell table:style-name="Table82.A1" office:value-type="string">
            <text:p text:style-name="P81">Part of DEFER</text:p>
          </table:table-cell>
        </table:table-row>
        <table:table-row table:style-name="Table82.1">
          <table:table-cell table:style-name="Table82.A1" office:value-type="string">
            <text:p text:style-name="P106">(STRIP)</text:p>
          </table:table-cell>
          <table:table-cell table:style-name="Table82.A1" office:value-type="string">
            <text:p text:style-name="P106">( nfa -- nfa+ )</text:p>
          </table:table-cell>
          <table:table-cell table:style-name="Table82.A1" office:value-type="string">
            <text:p text:style-name="P106"/>
          </table:table-cell>
          <table:table-cell table:style-name="Table82.A1" office:value-type="string">
            <text:p text:style-name="P312">PRI</text:p>
          </table:table-cell>
          <table:table-cell table:style-name="Table82.A1" office:value-type="string">
            <text:p text:style-name="P106">Strip name by moving newer words over</text:p>
          </table:table-cell>
        </table:table-row>
        <table:table-row table:style-name="Table82.1">
          <table:table-cell table:style-name="Table82.A1" office:value-type="string">
            <text:p text:style-name="P82">+UNDEF</text:p>
          </table:table-cell>
          <table:table-cell table:style-name="Table82.A1" office:value-type="string">
            <text:p text:style-name="P82"/>
          </table:table-cell>
          <table:table-cell table:style-name="Table82.A1" office:value-type="string">
            <text:p text:style-name="P82"/>
          </table:table-cell>
          <table:table-cell table:style-name="Table82.A1" office:value-type="string">
            <text:p text:style-name="P300">PRI</text:p>
          </table:table-cell>
          <table:table-cell table:style-name="Table82.A1" office:value-type="string">
            <text:p text:style-name="P82">Part of DEFER</text:p>
          </table:table-cell>
        </table:table-row>
        <table:table-row table:style-name="Table82.1">
          <table:table-cell table:style-name="Table82.A1" office:value-type="string">
            <text:p text:style-name="P78">lsword</text:p>
          </table:table-cell>
          <table:table-cell table:style-name="Table82.A1" office:value-type="string">
            <text:p text:style-name="P78">( nfa -- nfa )</text:p>
          </table:table-cell>
          <table:table-cell table:style-name="Table82.A1" office:value-type="string">
            <text:p text:style-name="P78"/>
          </table:table-cell>
          <table:table-cell table:style-name="Table82.A1" office:value-type="string">
            <text:p text:style-name="P295">PRI</text:p>
          </table:table-cell>
          <table:table-cell table:style-name="Table82.A1" office:value-type="string">
            <text:p text:style-name="P78">Display numeric params for a word in the dictionary, used in WWORDS</text:p>
          </table:table-cell>
        </table:table-row>
        <table:table-row table:style-name="Table82.1">
          <table:table-cell table:style-name="Table82.A1" office:value-type="string">
            <text:p text:style-name="P82">undef$</text:p>
          </table:table-cell>
          <table:table-cell table:style-name="Table82.A1" office:value-type="string">
            <text:p text:style-name="P217">( -- adr )</text:p>
          </table:table-cell>
          <table:table-cell table:style-name="Table82.A1" office:value-type="string">
            <text:p text:style-name="P82"/>
          </table:table-cell>
          <table:table-cell table:style-name="Table82.A1" office:value-type="string">
            <text:p text:style-name="P300">PRI</text:p>
          </table:table-cell>
          <table:table-cell table:style-name="Table82.A1" office:value-type="string">
            <text:p text:style-name="P82">16 words</text:p>
          </table:table-cell>
        </table:table-row>
        <table:table-row table:style-name="Table82.1">
          <table:table-cell table:style-name="Table82.A1" office:value-type="string">
            <text:p text:style-name="P81">UNDEFER</text:p>
          </table:table-cell>
          <table:table-cell table:style-name="Table82.A1" office:value-type="string">
            <text:p text:style-name="P81"/>
          </table:table-cell>
          <table:table-cell table:style-name="Table82.A1" office:value-type="string">
            <text:p text:style-name="P81"/>
          </table:table-cell>
          <table:table-cell table:style-name="Table82.A1" office:value-type="string">
            <text:p text:style-name="P300">PRI</text:p>
          </table:table-cell>
          <table:table-cell table:style-name="Table82.A1" office:value-type="string">
            <text:p text:style-name="P81">Part of DEFER</text:p>
          </table:table-cell>
        </table:table-row>
      </table:table>
      <text:p text:style-name="P156"/>
      <text:h text:style-name="P923" text:outline-level="2"><text:soft-page-break/><text:span text:style-name="T182">REAL TIME CLOCK - </text:span>Private words</text:h>
      <text:p text:style-name="P630"/>
      <table:table table:name="Table83" table:style-name="Table83">
        <table:table-column table:style-name="Table83.A"/>
        <table:table-column table:style-name="Table83.B"/>
        <table:table-column table:style-name="Table83.C"/>
        <table:table-column table:style-name="Table83.D"/>
        <table:table-column table:style-name="Table83.E"/>
        <table:table-row table:style-name="TableLine94052527967920">
          <table:table-cell table:style-name="Table83.A1" office:value-type="string">
            <text:p text:style-name="P55">.ASMONTH</text:p>
          </table:table-cell>
          <table:table-cell table:style-name="Table83.A1" office:value-type="string">
            <text:p text:style-name="P55"/>
          </table:table-cell>
          <table:table-cell table:style-name="Table83.A1" office:value-type="string">
            <text:p text:style-name="P55"/>
          </table:table-cell>
          <table:table-cell table:style-name="Table83.A1" office:value-type="string">
            <text:p text:style-name="P301">PRI</text:p>
          </table:table-cell>
          <table:table-cell table:style-name="Table83.A1" office:value-type="string">
            <text:p text:style-name="P55"/>
          </table:table-cell>
        </table:table-row>
        <table:table-row table:style-name="TableLine94052528061904">
          <table:table-cell table:style-name="Table83.A1" office:value-type="string">
            <text:p text:style-name="P88">.DATEF</text:p>
          </table:table-cell>
          <table:table-cell table:style-name="Table83.A1" office:value-type="string">
            <text:p text:style-name="P88">( n -- )</text:p>
          </table:table-cell>
          <table:table-cell table:style-name="Table83.A1" office:value-type="string">
            <text:p text:style-name="P291">X</text:p>
          </table:table-cell>
          <table:table-cell table:style-name="Table83.A1" office:value-type="string">
            <text:p text:style-name="P301">PRI</text:p>
          </table:table-cell>
          <table:table-cell table:style-name="Table83.A1" office:value-type="string">
            <text:p text:style-name="P88">Print n as date as YY/MM/DD</text:p>
          </table:table-cell>
        </table:table-row>
        <table:table-row table:style-name="TableLine94052528062784">
          <table:table-cell table:style-name="Table83.A1" office:value-type="string">
            <text:p text:style-name="P88">.DTS</text:p>
          </table:table-cell>
          <table:table-cell table:style-name="Table83.A1" office:value-type="string">
            <text:p text:style-name="P88">( time date day -- )</text:p>
          </table:table-cell>
          <table:table-cell table:style-name="Table83.A1" office:value-type="string">
            <text:p text:style-name="P291">X</text:p>
          </table:table-cell>
          <table:table-cell table:style-name="Table83.A1" office:value-type="string">
            <text:p text:style-name="P301">PRI</text:p>
          </table:table-cell>
          <table:table-cell table:style-name="Table83.A1" office:value-type="string">
            <text:p text:style-name="P88">Display the day of week, date and time</text:p>
          </table:table-cell>
        </table:table-row>
        <table:table-row table:style-name="TableLine94052528063776">
          <table:table-cell table:style-name="Table83.A1" office:value-type="string">
            <text:p text:style-name="P88">.TIMEF</text:p>
          </table:table-cell>
          <table:table-cell table:style-name="Table83.A1" office:value-type="string">
            <text:p text:style-name="P88">( n -- )</text:p>
          </table:table-cell>
          <table:table-cell table:style-name="Table83.A1" office:value-type="string">
            <text:p text:style-name="P291">X</text:p>
          </table:table-cell>
          <table:table-cell table:style-name="Table83.A1" office:value-type="string">
            <text:p text:style-name="P303">PRI</text:p>
          </table:table-cell>
          <table:table-cell table:style-name="Table83.A1" office:value-type="string">
            <text:p text:style-name="P88">Display n as time as HH:MM:SS</text:p>
          </table:table-cell>
        </table:table-row>
        <table:table-row table:style-name="TableLine94052528065328">
          <table:table-cell table:style-name="Table83.A1" office:value-type="string">
            <text:p text:style-name="P465">@rtc</text:p>
          </table:table-cell>
          <table:table-cell table:style-name="Table83.A1" office:value-type="string">
            <text:p text:style-name="P465">( n -- )</text:p>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465">Address nth byte of <text:s/>rtc buffer</text:p>
          </table:table-cell>
        </table:table-row>
        <table:table-row table:style-name="TableLine94052528066640">
          <table:table-cell table:style-name="Table83.A1" office:value-type="string">
            <text:p text:style-name="P55">@rtc <text:s text:c="3"/></text:p>
          </table:table-cell>
          <table:table-cell table:style-name="Table83.A1" office:value-type="string">
            <text:p text:style-name="P55">( -- id )</text:p>
          </table:table-cell>
          <table:table-cell table:style-name="Table83.A1" office:value-type="string">
            <text:p text:style-name="P55">X</text:p>
          </table:table-cell>
          <table:table-cell table:style-name="Table83.A1" office:value-type="string">
            <text:p text:style-name="P305">PRI</text:p>
          </table:table-cell>
          <table:table-cell table:style-name="Table83.A1" office:value-type="string">
            <text:p text:style-name="P55">I2C RTC address 8-bit constant </text:p>
          </table:table-cell>
        </table:table-row>
        <table:table-row table:style-name="TableLine94052528067824">
          <table:table-cell table:style-name="Table83.A1" office:value-type="string">
            <text:p text:style-name="P464">&lt;RTC</text:p>
          </table:table-cell>
          <table:table-cell table:style-name="Table83.A1" office:value-type="string">
            <text:p text:style-name="P464"/>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464">Start and address RTC device</text:p>
          </table:table-cell>
        </table:table-row>
        <table:table-row table:style-name="TableLine94052528064512">
          <table:table-cell table:style-name="Table83.A1" office:value-type="string">
            <text:p text:style-name="P464">&lt;RTC&gt;</text:p>
          </table:table-cell>
          <table:table-cell table:style-name="Table83.A1" office:value-type="string">
            <text:p text:style-name="P464"/>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464">Restart and read RTC device</text:p>
          </table:table-cell>
        </table:table-row>
        <table:table-row table:style-name="TableLine94052528070016">
          <table:table-cell table:style-name="Table83.A1" office:value-type="string">
            <text:p text:style-name="P464">~S</text:p>
          </table:table-cell>
          <table:table-cell table:style-name="Table83.A1" office:value-type="string">
            <text:p text:style-name="P464"/>
          </table:table-cell>
          <table:table-cell table:style-name="Table83.A1" office:value-type="string">
            <text:p text:style-name="P556">X</text:p>
          </table:table-cell>
          <table:table-cell table:style-name="Table83.A1" office:value-type="string">
            <text:p text:style-name="P596">PRI</text:p>
          </table:table-cell>
          <table:table-cell table:style-name="Table83.A1" office:value-type="string">
            <text:p text:style-name="P464">Part of WRRTC</text:p>
          </table:table-cell>
        </table:table-row>
        <table:table-row table:style-name="TableLine94052528071168">
          <table:table-cell table:style-name="Table83.A1" office:value-type="string">
            <text:p text:style-name="P489">day</text:p>
          </table:table-cell>
          <table:table-cell table:style-name="Table83.A1" office:value-type="string">
            <text:p text:style-name="P525">( -- adr )</text:p>
          </table:table-cell>
          <table:table-cell table:style-name="Table83.A1" office:value-type="string">
            <text:p text:style-name="P556">X</text:p>
          </table:table-cell>
          <table:table-cell table:style-name="Table83.A1" office:value-type="string">
            <text:p text:style-name="P593">PRI</text:p>
          </table:table-cell>
          <table:table-cell table:style-name="Table83.A1" office:value-type="string">
            <text:p text:style-name="P489">2 byte buffer</text:p>
          </table:table-cell>
        </table:table-row>
        <table:table-row table:style-name="TableLine94052528072400">
          <table:table-cell table:style-name="Table83.A1" office:value-type="string">
            <text:p text:style-name="P464">RDRTC</text:p>
          </table:table-cell>
          <table:table-cell table:style-name="Table83.A1" office:value-type="string">
            <text:p text:style-name="P464"/>
          </table:table-cell>
          <table:table-cell table:style-name="Table83.A1" office:value-type="string">
            <text:p text:style-name="P556">X</text:p>
          </table:table-cell>
          <table:table-cell table:style-name="Table83.A1" office:value-type="string">
            <text:p text:style-name="P616">PRI</text:p>
          </table:table-cell>
          <table:table-cell table:style-name="Table83.A1" office:value-type="string">
            <text:p text:style-name="P464">Read first 8 timekeeping bytes of RTC into rtc</text:p>
          </table:table-cell>
        </table:table-row>
        <table:table-row table:style-name="TableLine94052528073632">
          <table:table-cell table:style-name="Table83.A1" office:value-type="string">
            <text:p text:style-name="P465">rtc</text:p>
          </table:table-cell>
          <table:table-cell table:style-name="Table83.A1" office:value-type="string">
            <text:p text:style-name="P525">( -- adr )</text:p>
          </table:table-cell>
          <table:table-cell table:style-name="Table83.A1" office:value-type="string">
            <text:p text:style-name="P556">X</text:p>
          </table:table-cell>
          <table:table-cell table:style-name="Table83.A1" office:value-type="string">
            <text:p text:style-name="P593">PRI</text:p>
          </table:table-cell>
          <table:table-cell table:style-name="Table83.A1" office:value-type="string">
            <text:p text:style-name="P465">10 byte buffer</text:p>
          </table:table-cell>
        </table:table-row>
        <table:table-row table:style-name="TableLine94052528074864">
          <table:table-cell table:style-name="Table83.A1" office:value-type="string">
            <text:p text:style-name="P465">rtc!</text:p>
          </table:table-cell>
          <table:table-cell table:style-name="Table83.A1" office:value-type="string">
            <text:p text:style-name="P465">( byte reg -- )</text:p>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849"/>
          </table:table-cell>
        </table:table-row>
        <table:table-row table:style-name="TableLine94052528077136">
          <table:table-cell table:style-name="Table83.A1" office:value-type="string">
            <text:p text:style-name="P465">rtc@</text:p>
          </table:table-cell>
          <table:table-cell table:style-name="Table83.A1" office:value-type="string">
            <text:p text:style-name="P465">( reg -- byte )</text:p>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849"/>
          </table:table-cell>
        </table:table-row>
        <table:table-row table:style-name="TableLine94052528078368">
          <table:table-cell table:style-name="Table83.A1" office:value-type="string">
            <text:p text:style-name="P464">rtc#</text:p>
          </table:table-cell>
          <table:table-cell table:style-name="Table83.A1" office:value-type="string">
            <text:p text:style-name="P464">( -- 0 )</text:p>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464">1 15-bit pseudo constant (value can be changed with :=!)</text:p>
          </table:table-cell>
        </table:table-row>
        <table:table-row table:style-name="TableLine94052528079600">
          <table:table-cell table:style-name="Table83.A1" office:value-type="string">
            <text:p text:style-name="P464">sec#</text:p>
          </table:table-cell>
          <table:table-cell table:style-name="Table83.A1" office:value-type="string">
            <text:p text:style-name="P464">( -- 0 )</text:p>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464">1 15-bit pseudo constant (value can be changed with :=!)</text:p>
          </table:table-cell>
        </table:table-row>
        <table:table-row table:style-name="TableLine94052528080832">
          <table:table-cell table:style-name="Table83.A1" office:value-type="string">
            <text:p text:style-name="P55">WRRTC</text:p>
          </table:table-cell>
          <table:table-cell table:style-name="Table83.A1" office:value-type="string">
            <text:p text:style-name="P55"/>
          </table:table-cell>
          <table:table-cell table:style-name="Table83.A1" office:value-type="string">
            <text:p text:style-name="P556">X</text:p>
          </table:table-cell>
          <table:table-cell table:style-name="Table83.A1" office:value-type="string">
            <text:p text:style-name="P591">PRI</text:p>
          </table:table-cell>
          <table:table-cell table:style-name="Table83.A1" office:value-type="string">
            <text:p text:style-name="P55">Write rtcbuf to RTC</text:p>
          </table:table-cell>
        </table:table-row>
      </table:table>
      <text:h text:style-name="P924" text:outline-level="2"><text:span text:style-name="T183">TIMERS - </text:span>Private Words</text:h>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Line94052528056080">
          <table:table-cell table:style-name="Table84.A1" office:value-type="string">
            <text:p text:style-name="P663">_job</text:p>
          </table:table-cell>
          <table:table-cell table:style-name="Table84.A1" office:value-type="string">
            <text:p text:style-name="P663"/>
          </table:table-cell>
          <table:table-cell table:style-name="Table84.A1" office:value-type="string">
            <text:p text:style-name="P670">X</text:p>
          </table:table-cell>
          <table:table-cell table:style-name="Table84.A1" office:value-type="string">
            <text:p text:style-name="P685">PRI</text:p>
          </table:table-cell>
          <table:table-cell table:style-name="Table84.A1" office:value-type="string">
            <text:p text:style-name="P663">1 word</text:p>
          </table:table-cell>
        </table:table-row>
        <table:table-row table:style-name="TableLine94052528107408">
          <table:table-cell table:style-name="Table84.A1" office:value-type="string">
            <text:p text:style-name="P663">+TIMER</text:p>
          </table:table-cell>
          <table:table-cell table:style-name="Table84.A1" office:value-type="string">
            <text:p text:style-name="P663">( addr -- )</text:p>
          </table:table-cell>
          <table:table-cell table:style-name="Table84.A1" office:value-type="string">
            <text:p text:style-name="P670">X</text:p>
          </table:table-cell>
          <table:table-cell table:style-name="Table84.A1" office:value-type="string">
            <text:p text:style-name="P687">PRI</text:p>
          </table:table-cell>
          <table:table-cell table:style-name="Table84.A1" office:value-type="string">
            <text:p text:style-name="P663">Part of TIMEOUT</text:p>
          </table:table-cell>
        </table:table-row>
        <table:table-row table:style-name="TableLine94052528108176">
          <table:table-cell table:style-name="Table84.A1" office:value-type="string">
            <text:p text:style-name="P85">CountDown</text:p>
          </table:table-cell>
          <table:table-cell table:style-name="Table84.A1" office:value-type="string">
            <text:p text:style-name="P850"/>
          </table:table-cell>
          <table:table-cell table:style-name="Table84.A1" office:value-type="string">
            <text:p text:style-name="P670">X</text:p>
          </table:table-cell>
          <table:table-cell table:style-name="Table84.A1" office:value-type="string">
            <text:p text:style-name="P685">PRI</text:p>
          </table:table-cell>
          <table:table-cell table:style-name="Table84.A1" office:value-type="string">
            <text:p text:style-name="P850"/>
          </table:table-cell>
        </table:table-row>
        <table:table-row table:style-name="TableLine94052528109168">
          <table:table-cell table:style-name="Table84.A1" office:value-type="string">
            <text:p text:style-name="P85">CountIt</text:p>
          </table:table-cell>
          <table:table-cell table:style-name="Table84.A1" office:value-type="string">
            <text:p text:style-name="P850"/>
          </table:table-cell>
          <table:table-cell table:style-name="Table84.A1" office:value-type="string">
            <text:p text:style-name="P670">X</text:p>
          </table:table-cell>
          <table:table-cell table:style-name="Table84.A1" office:value-type="string">
            <text:p text:style-name="P685">PRI</text:p>
          </table:table-cell>
          <table:table-cell table:style-name="Table84.A1" office:value-type="string">
            <text:p text:style-name="P850"/>
          </table:table-cell>
        </table:table-row>
        <table:table-row table:style-name="TableLine94052528110720">
          <table:table-cell table:style-name="Table84.A1" office:value-type="string">
            <text:p text:style-name="P663">tid</text:p>
          </table:table-cell>
          <table:table-cell table:style-name="Table84.A1" office:value-type="string">
            <text:p text:style-name="P665">( -- adr )</text:p>
          </table:table-cell>
          <table:table-cell table:style-name="Table84.A1" office:value-type="string">
            <text:p text:style-name="P670">X</text:p>
          </table:table-cell>
          <table:table-cell table:style-name="Table84.A1" office:value-type="string">
            <text:p text:style-name="P689">PRI</text:p>
          </table:table-cell>
          <table:table-cell table:style-name="Table84.A1" office:value-type="string">
            <text:p text:style-name="P663">1 byte, timer ID signature (match to this indicates timers linked )</text:p>
          </table:table-cell>
        </table:table-row>
        <table:table-row table:style-name="TableLine94052528112032">
          <table:table-cell table:style-name="Table84.A1" office:value-type="string">
            <text:p text:style-name="P84">TIMERS</text:p>
          </table:table-cell>
          <table:table-cell table:style-name="Table84.A1" office:value-type="string">
            <text:p text:style-name="P84">( -- )</text:p>
          </table:table-cell>
          <table:table-cell table:style-name="Table84.A1" office:value-type="string">
            <text:p text:style-name="P670">X</text:p>
          </table:table-cell>
          <table:table-cell table:style-name="Table84.A1" office:value-type="string">
            <text:p text:style-name="P685">PRI</text:p>
          </table:table-cell>
          <table:table-cell table:style-name="Table84.A1" office:value-type="string">
            <text:p text:style-name="P548">Provide background timing functions including alarm actions on timeouts</text:p>
          </table:table-cell>
        </table:table-row>
        <table:table-row table:style-name="TableLine94052528113216">
          <table:table-cell table:style-name="Table84.A1" office:value-type="string">
            <text:p text:style-name="P663">ttint</text:p>
          </table:table-cell>
          <table:table-cell table:style-name="Table84.A1" office:value-type="string">
            <text:p text:style-name="P665">( -- n )</text:p>
          </table:table-cell>
          <table:table-cell table:style-name="Table84.A1" office:value-type="string">
            <text:p text:style-name="P670">X</text:p>
          </table:table-cell>
          <table:table-cell table:style-name="Table84.A1" office:value-type="string">
            <text:p text:style-name="P689">PRI</text:p>
          </table:table-cell>
          <table:table-cell table:style-name="Table84.A1" office:value-type="string">
            <text:p text:style-name="P663">timing constant, CLKFREQ #1000 /</text:p>
          </table:table-cell>
        </table:table-row>
        <table:table-row table:style-name="TableLine94052528109904">
          <table:table-cell table:style-name="Table84.A1" office:value-type="string">
            <text:p text:style-name="P663">wdt</text:p>
          </table:table-cell>
          <table:table-cell table:style-name="Table84.A1" office:value-type="string">
            <text:p text:style-name="P663"/>
          </table:table-cell>
          <table:table-cell table:style-name="Table84.A1" office:value-type="string">
            <text:p text:style-name="P670">X</text:p>
          </table:table-cell>
          <table:table-cell table:style-name="Table84.A1" office:value-type="string">
            <text:p text:style-name="P687">PRI</text:p>
          </table:table-cell>
          <table:table-cell table:style-name="Table84.A1" office:value-type="string">
            <text:p text:style-name="P663">Watchdog timer</text:p>
          </table:table-cell>
        </table:table-row>
      </table:table>
      <text:h text:style-name="P925" text:outline-level="2"><text:span text:style-name="T184">I2C BUS - </text:span>Private <text:span text:style-name="T184">w</text:span>ords</text:h>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Line94052528116256">
          <table:table-cell table:style-name="Table85.A1" office:value-type="string">
            <text:p text:style-name="P96">~D</text:p>
          </table:table-cell>
          <table:table-cell table:style-name="Table85.A1" office:value-type="string">
            <text:p text:style-name="P96">( long -- )</text:p>
          </table:table-cell>
          <table:table-cell table:style-name="Table85.A1" office:value-type="string">
            <text:p text:style-name="P371">X</text:p>
          </table:table-cell>
          <table:table-cell table:style-name="Table85.A1" office:value-type="string">
            <text:p text:style-name="P307">PRI</text:p>
          </table:table-cell>
          <table:table-cell table:style-name="Table85.A1" office:value-type="string">
            <text:p text:style-name="P96">Store long to cog memory 16, used to store the current I2C bus speed</text:p>
          </table:table-cell>
        </table:table-row>
      </table:table>
      <text:h text:style-name="P925" text:outline-level="2"><text:span text:style-name="T184">EEPROM - </text:span>Private <text:span text:style-name="T184">w</text:span>ords</text:h>
      <table:table table:name="Table86" table:style-name="Table86">
        <table:table-column table:style-name="Table86.A"/>
        <table:table-column table:style-name="Table86.B"/>
        <table:table-column table:style-name="Table86.C"/>
        <table:table-column table:style-name="Table86.D"/>
        <table:table-column table:style-name="Table86.E"/>
        <table:table-row table:style-name="TableLine94052528118080">
          <table:table-cell table:style-name="Table86.A1" office:value-type="string">
            <text:p text:style-name="P187">?E@</text:p>
          </table:table-cell>
          <table:table-cell table:style-name="Table86.A1" office:value-type="string">
            <text:p text:style-name="P818"/>
          </table:table-cell>
          <table:table-cell table:style-name="Table86.A1" office:value-type="string">
            <text:p text:style-name="P819">X</text:p>
          </table:table-cell>
          <table:table-cell table:style-name="Table86.A1" office:value-type="string">
            <text:p text:style-name="P818">PRI</text:p>
          </table:table-cell>
          <table:table-cell table:style-name="Table86.A1" office:value-type="string">
            <text:p text:style-name="P818"/>
          </table:table-cell>
        </table:table-row>
        <table:table-row table:style-name="TableLine94052528189584">
          <table:table-cell table:style-name="Table86.A1" office:value-type="string">
            <text:p text:style-name="P187">?EC@</text:p>
          </table:table-cell>
          <table:table-cell table:style-name="Table86.A1" office:value-type="string">
            <text:p text:style-name="P818"/>
          </table:table-cell>
          <table:table-cell table:style-name="Table86.A1" office:value-type="string">
            <text:p text:style-name="P819">X</text:p>
          </table:table-cell>
          <table:table-cell table:style-name="Table86.A1" office:value-type="string">
            <text:p text:style-name="P818">PRI</text:p>
          </table:table-cell>
          <table:table-cell table:style-name="Table86.A1" office:value-type="string">
            <text:p text:style-name="P818"/>
          </table:table-cell>
        </table:table-row>
        <table:table-row table:style-name="TableLine94052528190464">
          <table:table-cell table:style-name="Table86.A1" office:value-type="string">
            <text:p text:style-name="P187">?EE</text:p>
          </table:table-cell>
          <table:table-cell table:style-name="Table86.A1" office:value-type="string">
            <text:p text:style-name="P187">( addr -- )</text:p>
          </table:table-cell>
          <table:table-cell table:style-name="Table86.A1" office:value-type="string">
            <text:p text:style-name="P819">X</text:p>
          </table:table-cell>
          <table:table-cell table:style-name="Table86.A1" office:value-type="string">
            <text:p text:style-name="P818">PRI</text:p>
          </table:table-cell>
          <table:table-cell table:style-name="Table86.A1" office:value-type="string">
            <text:p text:style-name="P818"/>
          </table:table-cell>
        </table:table-row>
        <table:table-row table:style-name="TableLine94052528191456">
          <table:table-cell table:style-name="Table86.A1" office:value-type="string">
            <text:p text:style-name="P187">?EW@</text:p>
          </table:table-cell>
          <table:table-cell table:style-name="Table86.A1" office:value-type="string">
            <text:p text:style-name="P818"/>
          </table:table-cell>
          <table:table-cell table:style-name="Table86.A1" office:value-type="string">
            <text:p text:style-name="P819">X</text:p>
          </table:table-cell>
          <table:table-cell table:style-name="Table86.A1" office:value-type="string">
            <text:p text:style-name="P818">PRI</text:p>
          </table:table-cell>
          <table:table-cell table:style-name="Table86.A1" office:value-type="string">
            <text:p text:style-name="P818"/>
          </table:table-cell>
        </table:table-row>
        <table:table-row table:style-name="TableLine94052528193008">
          <table:table-cell table:style-name="Table86.A1" office:value-type="string">
            <text:p text:style-name="P187">.ES</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Print counted string from EEPROM</text:p>
          </table:table-cell>
        </table:table-row>
        <table:table-row table:style-name="TableLine94052528194320">
          <table:table-cell table:style-name="Table86.A1" office:value-type="string">
            <text:p text:style-name="P187">.rom</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
          </table:table-cell>
        </table:table-row>
        <table:table-row table:style-name="TableLine94052528195504">
          <table:table-cell table:style-name="Table86.A1" office:value-type="string">
            <text:p text:style-name="P621">@EEX</text:p>
          </table:table-cell>
          <table:table-cell table:style-name="Table86.A1" office:value-type="string">
            <text:p text:style-name="P621"/>
          </table:table-cell>
          <table:table-cell table:style-name="Table86.A1" office:value-type="string">
            <text:p text:style-name="P645">X</text:p>
          </table:table-cell>
          <table:table-cell table:style-name="Table86.A1" office:value-type="string">
            <text:p text:style-name="P621">PRI</text:p>
          </table:table-cell>
          <table:table-cell table:style-name="Table86.A1" office:value-type="string">
            <text:p text:style-name="P621">Part of @EE</text:p>
          </table:table-cell>
        </table:table-row>
        <table:table-row table:style-name="TableLine94052528192192">
          <table:table-cell table:style-name="Table86.A1" office:value-type="string">
            <text:p text:style-name="P187">EERDW</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Wait and switch EEPROM to read mode, check ack</text:p>
          </table:table-cell>
        </table:table-row>
        <table:table-row table:style-name="TableLine94052528197696">
          <table:table-cell table:style-name="Table86.A1" office:value-type="string">
            <text:p text:style-name="P187">EESPEED</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Set the I2C Bus to 'fast'</text:p>
          </table:table-cell>
        </table:table-row>
        <table:table-row table:style-name="TableLine94052528198848">
          <table:table-cell table:style-name="Table86.A1" office:value-type="string">
            <text:p text:style-name="P187">ENDRD</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R<text:span text:style-name="T29">ead last byte [no ack] and stop</text:span></text:p>
          </table:table-cell>
        </table:table-row>
        <table:table-row table:style-name="TableLine94052528200080">
          <table:table-cell table:style-name="Table86.A1" office:value-type="string">
            <text:p text:style-name="P187">FINDROM</text:p>
          </table:table-cell>
          <table:table-cell table:style-name="Table86.A1" office:value-type="string">
            <text:p text:style-name="P187">( name -- nameaddr | false )</text:p>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Find the named ROM in the upper 32kb of the EEPROM, else return false to show not found</text:p>
          </table:table-cell>
        </table:table-row>
        <table:table-row table:style-name="TableLine94052528201312">
          <table:table-cell table:style-name="Table86.A1" office:value-type="string">
            <text:p text:style-name="P187">GET8</text:p>
          </table:table-cell>
          <table:table-cell table:style-name="Table86.A1" office:value-type="string">
            <text:p text:style-name="P187">( -- byte )</text:p>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Get the next byte from the ROM file, stored there as a two digit hex value. Used in SAVEROM to load a ROM into a cog</text:p>
          </table:table-cell>
        </table:table-row>
        <table:table-row table:style-name="TableLine94052528202544">
          <table:table-cell table:style-name="Table86.A1" office:value-type="string">
            <text:p text:style-name="P187">NEXTROM</text:p>
          </table:table-cell>
          <table:table-cell table:style-name="Table86.A1" office:value-type="string">
            <text:p text:style-name="P187">( addr1 -- addr2 | false )</text:p>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Find the next ROM, else return false if no more to be found</text:p>
          </table:table-cell>
        </table:table-row>
        <table:table-row table:style-name="TableLine94052528204816">
          <table:table-cell table:style-name="Table86.A1" office:value-type="string">
            <text:p text:style-name="P187">R$</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String variable, initialised to ROMS</text:p>
          </table:table-cell>
        </table:table-row>
        <table:table-row table:style-name="TableLine94052528206048">
          <table:table-cell table:style-name="Table86.A1" office:value-type="string">
            <text:p text:style-name="P621">RDI2C</text:p>
          </table:table-cell>
          <table:table-cell table:style-name="Table86.A1" office:value-type="string">
            <text:p text:style-name="P621">( cnt -- )</text:p>
          </table:table-cell>
          <table:table-cell table:style-name="Table86.A1" office:value-type="string">
            <text:p text:style-name="P645">X</text:p>
          </table:table-cell>
          <table:table-cell table:style-name="Table86.A1" office:value-type="string">
            <text:p text:style-name="P621">PRI</text:p>
          </table:table-cell>
          <table:table-cell table:style-name="Table86.A1" office:value-type="string">
            <text:p text:style-name="P621">Fast sequential read bytes from selected I2C device into indexed memory</text:p>
          </table:table-cell>
        </table:table-row>
        <table:table-row table:style-name="TableLine94052528207280">
          <table:table-cell table:style-name="Table86.A1" office:value-type="string">
            <text:p text:style-name="P187">roms</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Constant, $C000, start address for ROM storage in EEPROM</text:p>
          </table:table-cell>
        </table:table-row>
        <table:table-row table:style-name="TableLine94052528208512">
          <table:table-cell table:style-name="Table86.A1" office:value-type="string">
            <text:p text:style-name="P187">romsz</text:p>
          </table:table-cell>
          <table:table-cell table:style-name="Table86.A1" office:value-type="string">
            <text:p text:style-name="P187"/>
          </table:table-cell>
          <table:table-cell table:style-name="Table86.A1" office:value-type="string">
            <text:p text:style-name="P371">X</text:p>
          </table:table-cell>
          <table:table-cell table:style-name="Table86.A1" office:value-type="string">
            <text:p text:style-name="P187">PRI</text:p>
          </table:table-cell>
          <table:table-cell table:style-name="Table86.A1" office:value-type="string">
            <text:p text:style-name="P187">Constant, <text:s/>$3F00</text:p>
          </table:table-cell>
        </table:table-row>
      </table:table>
      <text:h text:style-name="P926" text:outline-level="2"><text:span text:style-name="T185">ANSI TERMINAL SUPPORT - </text:span>Private <text:span text:style-name="T185">w</text:span>ords</text:h>
      <table:table table:name="Table87" table:style-name="Table87">
        <table:table-column table:style-name="Table87.A"/>
        <table:table-column table:style-name="Table87.B"/>
        <table:table-column table:style-name="Table87.C"/>
        <table:table-column table:style-name="Table87.D"/>
        <table:table-column table:style-name="Table87.E"/>
        <table:table-row table:style-name="TableLine94052528183840">
          <table:table-cell table:style-name="Table87.A1" office:value-type="string">
            <text:p text:style-name="P110">asw</text:p>
          </table:table-cell>
          <table:table-cell table:style-name="Table87.A1" office:value-type="string">
            <text:p text:style-name="P851"/>
          </table:table-cell>
          <table:table-cell table:style-name="Table87.A1" office:value-type="string">
            <text:p text:style-name="P283">X</text:p>
          </table:table-cell>
          <table:table-cell table:style-name="Table87.A1" office:value-type="string">
            <text:p text:style-name="P313">PRI</text:p>
          </table:table-cell>
          <table:table-cell table:style-name="Table87.A1" office:value-type="string">
            <text:p text:style-name="P851"/>
          </table:table-cell>
        </table:table-row>
        <table:table-row table:style-name="TableLine94052528231888">
          <table:table-cell table:style-name="Table87.A1" office:value-type="string">
            <text:p text:style-name="P56">ATR</text:p>
          </table:table-cell>
          <table:table-cell table:style-name="Table87.A1" office:value-type="string">
            <text:p text:style-name="P113">( ch -- )</text:p>
          </table:table-cell>
          <table:table-cell table:style-name="Table87.A1" office:value-type="string">
            <text:p text:style-name="P283">X</text:p>
          </table:table-cell>
          <table:table-cell table:style-name="Table87.A1" office:value-type="string">
            <text:p text:style-name="P313">PRI</text:p>
          </table:table-cell>
          <table:table-cell table:style-name="Table87.A1" office:value-type="string">
            <text:p text:style-name="P851"/>
          </table:table-cell>
        </table:table-row>
        <table:table-row table:style-name="TableLine94052528232768">
          <table:table-cell table:style-name="Table87.A1" office:value-type="string">
            <text:p text:style-name="P113">COL</text:p>
          </table:table-cell>
          <table:table-cell table:style-name="Table87.A1" office:value-type="string">
            <text:p text:style-name="P113">( col fg/bg -- )</text:p>
          </table:table-cell>
          <table:table-cell table:style-name="Table87.A1" office:value-type="string">
            <text:p text:style-name="P283">X</text:p>
          </table:table-cell>
          <table:table-cell table:style-name="Table87.A1" office:value-type="string">
            <text:p text:style-name="P313">PRI</text:p>
          </table:table-cell>
          <table:table-cell table:style-name="Table87.A1" office:value-type="string">
            <text:p text:style-name="P851"/>
          </table:table-cell>
        </table:table-row>
        <table:table-row table:style-name="TableLine94052528233760">
          <table:table-cell table:style-name="Table87.A1" office:value-type="string">
            <text:p text:style-name="P113">CUR</text:p>
          </table:table-cell>
          <table:table-cell table:style-name="Table87.A1" office:value-type="string">
            <text:p text:style-name="P113">( cmd n -- )</text:p>
          </table:table-cell>
          <table:table-cell table:style-name="Table87.A1" office:value-type="string">
            <text:p text:style-name="P283">X</text:p>
          </table:table-cell>
          <table:table-cell table:style-name="Table87.A1" office:value-type="string">
            <text:p text:style-name="P313">PRI</text:p>
          </table:table-cell>
          <table:table-cell table:style-name="Table87.A1" office:value-type="string">
            <text:p text:style-name="P851"/>
          </table:table-cell>
        </table:table-row>
        <table:table-row table:style-name="TableLine94052528235312">
          <table:table-cell table:style-name="Table87.A1" office:value-type="string">
            <text:p text:style-name="P113">ESCB</text:p>
          </table:table-cell>
          <table:table-cell table:style-name="Table87.A1" office:value-type="string">
            <text:p text:style-name="P113">( ch -- )</text:p>
          </table:table-cell>
          <table:table-cell table:style-name="Table87.A1" office:value-type="string">
            <text:p text:style-name="P283">X</text:p>
          </table:table-cell>
          <table:table-cell table:style-name="Table87.A1" office:value-type="string">
            <text:p text:style-name="P313">PRI</text:p>
          </table:table-cell>
          <table:table-cell table:style-name="Table87.A1" office:value-type="string">
            <text:p text:style-name="P851"/>
          </table:table-cell>
        </table:table-row>
        <table:table-row table:style-name="TableLine94052528236624">
          <table:table-cell table:style-name="Table87.A1" office:value-type="string">
            <text:p text:style-name="P358">ncol</text:p>
          </table:table-cell>
          <table:table-cell table:style-name="Table87.A1" office:value-type="string">
            <text:p text:style-name="P358"/>
          </table:table-cell>
          <table:table-cell table:style-name="Table87.A1" office:value-type="string">
            <text:p text:style-name="P283">X</text:p>
          </table:table-cell>
          <table:table-cell table:style-name="Table87.A1" office:value-type="string">
            <text:p text:style-name="P297">PRI</text:p>
          </table:table-cell>
          <table:table-cell table:style-name="Table87.A1" office:value-type="string">
            <text:p text:style-name="P358">1 byte, stores current color for NEON etc</text:p>
          </table:table-cell>
        </table:table-row>
        <table:table-row table:style-name="TableLine94052528237808">
          <table:table-cell table:style-name="Table87.A1" office:value-type="string">
            <text:p text:style-name="P325">WRAP</text:p>
          </table:table-cell>
          <table:table-cell table:style-name="Table87.A1" office:value-type="string">
            <text:p text:style-name="P325">( size -- ; val -- )</text:p>
          </table:table-cell>
          <table:table-cell table:style-name="Table87.A1" office:value-type="string">
            <text:p text:style-name="P325">X</text:p>
          </table:table-cell>
          <table:table-cell table:style-name="Table87.A1" office:value-type="string">
            <text:p text:style-name="P325">PRE</text:p>
          </table:table-cell>
          <table:table-cell table:style-name="Table87.A1" office:value-type="string">
            <text:p text:style-name="P635">define a wrap constant := val &amp; size-1</text:p>
          </table:table-cell>
        </table:table-row>
      </table:table>
      <text:h text:style-name="P926" text:outline-level="2">EASYFILE FAT32<text:span text:style-name="T185"> - </text:span>Private <text:span text:style-name="T185">w</text:span>ords</text:h>
      <table:table table:name="Table88" table:style-name="Table88">
        <table:table-column table:style-name="Table88.A"/>
        <table:table-column table:style-name="Table88.B"/>
        <table:table-column table:style-name="Table88.C"/>
        <table:table-column table:style-name="Table88.D"/>
        <table:table-column table:style-name="Table88.E"/>
        <table:table-row table:style-name="TableLine94052528150624">
          <table:table-cell table:style-name="Table88.A1" office:value-type="string">
            <text:p text:style-name="P428">_!SD</text:p>
          </table:table-cell>
          <table:table-cell table:style-name="Table88.A1" office:value-type="string">
            <text:p text:style-name="P428">( -- ocr | false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428">Initialise the SD card (with timeout) - internals</text:p>
          </table:table-cell>
        </table:table-row>
        <table:table-row table:style-name="TableLine94052517798176">
          <table:table-cell table:style-name="Table88.A1" office:value-type="string">
            <text:p text:style-name="P428">_card</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1 byte, card detect transition memory</text:p>
          </table:table-cell>
        </table:table-row>
        <table:table-row table:style-name="TableLine94052527187776">
          <table:table-cell table:style-name="Table88.A1" office:value-type="string">
            <text:p text:style-name="P659">_FCOPY</text:p>
          </table:table-cell>
          <table:table-cell table:style-name="Table88.A1" office:value-type="string">
            <text:p text:style-name="P851"/>
          </table:table-cell>
          <table:table-cell table:style-name="Table88.A1" office:value-type="string">
            <text:p text:style-name="P554">EF</text:p>
          </table:table-cell>
          <table:table-cell table:style-name="Table88.A1" office:value-type="string">
            <text:p text:style-name="P564">PRI</text:p>
          </table:table-cell>
          <table:table-cell table:style-name="Table88.A1" office:value-type="string">
            <text:p text:style-name="P851"/>
          </table:table-cell>
        </table:table-row>
        <table:table-row table:style-name="TableLine94052528300400">
          <table:table-cell table:style-name="Table88.A1" office:value-type="string">
            <text:p text:style-name="P428">_file</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4 longs, table entry for the 4 file channels - holds sector address</text:p>
          </table:table-cell>
        </table:table-row>
        <table:table-row table:style-name="TableLine94052528685264">
          <table:table-cell table:style-name="Table88.A1" office:value-type="string">
            <text:p text:style-name="P428">_file<text:span text:style-name="T168">$</text:span></text:p>
          </table:table-cell>
          <table:table-cell table:style-name="Table88.A1" office:value-type="string">
            <text:p text:style-name="P428"/>
          </table:table-cell>
          <table:table-cell table:style-name="Table88.A1" office:value-type="string">
            <text:p text:style-name="P554"/>
          </table:table-cell>
          <table:table-cell table:style-name="Table88.A1" office:value-type="string">
            <text:p text:style-name="P570">PRI</text:p>
          </table:table-cell>
          <table:table-cell table:style-name="Table88.A1" office:value-type="string">
            <text:p text:style-name="P428"/>
          </table:table-cell>
        </table:table-row>
        <table:table-row table:style-name="TableLine94052528686576">
          <table:table-cell table:style-name="Table88.A1" office:value-type="string">
            <text:p text:style-name="P636">,ASMONTH</text:p>
          </table:table-cell>
          <table:table-cell table:style-name="Table88.A1" office:value-type="string">
            <text:p text:style-name="P636">( index -- )</text:p>
          </table:table-cell>
          <table:table-cell table:style-name="Table88.A1" office:value-type="string">
            <text:p text:style-name="P554">EF</text:p>
          </table:table-cell>
          <table:table-cell table:style-name="Table88.A1" office:value-type="string">
            <text:p text:style-name="P582">PRI</text:p>
          </table:table-cell>
          <table:table-cell table:style-name="Table88.A1" office:value-type="string">
            <text:p text:style-name="P636">index in range 1-12, display shortform month</text:p>
          </table:table-cell>
        </table:table-row>
        <table:table-row table:style-name="TableLine94052528687760">
          <table:table-cell table:style-name="Table88.A1" office:value-type="string">
            <text:p text:style-name="P659">,CARD</text:p>
          </table:table-cell>
          <table:table-cell table:style-name="Table88.A1" office:value-type="string">
            <text:p text:style-name="P659">( -- )</text:p>
          </table:table-cell>
          <table:table-cell table:style-name="Table88.A1" office:value-type="string">
            <text:p text:style-name="P668">EF</text:p>
          </table:table-cell>
          <table:table-cell table:style-name="Table88.A1" office:value-type="string">
            <text:p text:style-name="P682">PRI</text:p>
          </table:table-cell>
          <table:table-cell table:style-name="Table88.A1" office:value-type="string">
            <text:p text:style-name="P659">Display 1 line of sdcard properties</text:p>
          </table:table-cell>
        </table:table-row>
        <table:table-row table:style-name="TableLine94052528684448">
          <table:table-cell table:style-name="Table88.A1" office:value-type="string">
            <text:p text:style-name="P659">,DIR$</text:p>
          </table:table-cell>
          <table:table-cell table:style-name="Table88.A1" office:value-type="string">
            <text:p text:style-name="P659"/>
          </table:table-cell>
          <table:table-cell table:style-name="Table88.A1" office:value-type="string">
            <text:p text:style-name="P668">EF</text:p>
          </table:table-cell>
          <table:table-cell table:style-name="Table88.A1" office:value-type="string">
            <text:p text:style-name="P682">PRI</text:p>
          </table:table-cell>
          <table:table-cell table:style-name="Table88.A1" office:value-type="string">
            <text:p text:style-name="P659">Format a directory name</text:p>
          </table:table-cell>
        </table:table-row>
        <table:table-row table:style-name="TableLine94052528689952">
          <table:table-cell table:style-name="Table88.A1" office:value-type="string">
            <text:p text:style-name="P428">!SDIO</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428">Initialize the SD I/O and basic card</text:p>
          </table:table-cell>
        </table:table-row>
        <table:table-row table:style-name="TableLine94052528691104">
          <table:table-cell table:style-name="Table88.A1" office:value-type="string">
            <text:p text:style-name="P428">!sect</text:p>
          </table:table-cell>
          <table:table-cell table:style-name="Table88.A1" office:value-type="string">
            <text:p text:style-name="P428">( --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851"/>
          </table:table-cell>
        </table:table-row>
        <table:table-row table:style-name="TableLine94052528692336">
          <table:table-cell table:style-name="Table88.A1" office:value-type="string">
            <text:p text:style-name="P428">?SDTO</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428">In SPI Mode, only the OCR, CSD and CID registers are accessible</text:p>
          </table:table-cell>
        </table:table-row>
        <table:table-row table:style-name="TableLine94052528693568">
          <table:table-cell table:style-name="Table88.A1" office:value-type="string">
            <text:p text:style-name="P359">.ATR</text:p>
          </table:table-cell>
          <table:table-cell table:style-name="Table88.A1" office:value-type="string">
            <text:p text:style-name="P359">( <text:s/>atr -- )</text:p>
          </table:table-cell>
          <table:table-cell table:style-name="Table88.A1" office:value-type="string">
            <text:p text:style-name="P554">EF</text:p>
          </table:table-cell>
          <table:table-cell table:style-name="Table88.A1" office:value-type="string">
            <text:p text:style-name="P564">PRI</text:p>
          </table:table-cell>
          <table:table-cell table:style-name="Table88.A1" office:value-type="string">
            <text:p text:style-name="P359">Display<text:span text:style-name="T29"> the symbol(s) for each active directory name attribute</text:span></text:p>
          </table:table-cell>
        </table:table-row>
        <table:table-row table:style-name="TableLine94052528694800">
          <table:table-cell table:style-name="Table88.A1" office:value-type="string">
            <text:p text:style-name="P360">.CARD</text:p>
          </table:table-cell>
          <table:table-cell table:style-name="Table88.A1" office:value-type="string">
            <text:p text:style-name="P359"/>
          </table:table-cell>
          <table:table-cell table:style-name="Table88.A1" office:value-type="string">
            <text:p text:style-name="P554"/>
          </table:table-cell>
          <table:table-cell table:style-name="Table88.A1" office:value-type="string">
            <text:p text:style-name="P572">PRI</text:p>
          </table:table-cell>
          <table:table-cell table:style-name="Table88.A1" office:value-type="string">
            <text:p text:style-name="P359"/>
          </table:table-cell>
        </table:table-row>
        <table:table-row table:style-name="TableLine94052528696032">
          <table:table-cell table:style-name="Table88.A1" office:value-type="string">
            <text:p text:style-name="P659">.DIR</text:p>
          </table:table-cell>
          <table:table-cell table:style-name="Table88.A1" office:value-type="string">
            <text:p text:style-name="P659">( addr -- )</text:p>
          </table:table-cell>
          <table:table-cell table:style-name="Table88.A1" office:value-type="string">
            <text:p text:style-name="P554">EF</text:p>
          </table:table-cell>
          <table:table-cell table:style-name="Table88.A1" office:value-type="string">
            <text:p text:style-name="P562">PRI</text:p>
          </table:table-cell>
          <table:table-cell table:style-name="Table88.A1" office:value-type="string">
            <text:p text:style-name="P851"/>
          </table:table-cell>
        </table:table-row>
        <table:table-row table:style-name="TableLine94052528697264">
          <table:table-cell table:style-name="Table88.A1" office:value-type="string">
            <text:p text:style-name="P690">.DIR$</text:p>
          </table:table-cell>
          <table:table-cell table:style-name="Table88.A1" office:value-type="string">
            <text:p text:style-name="P659"/>
          </table:table-cell>
          <table:table-cell table:style-name="Table88.A1" office:value-type="string">
            <text:p text:style-name="P562">EF</text:p>
          </table:table-cell>
          <table:table-cell table:style-name="Table88.A1" office:value-type="string">
            <text:p text:style-name="P562">PRI</text:p>
          </table:table-cell>
          <table:table-cell table:style-name="Table88.A1" office:value-type="string">
            <text:p text:style-name="P851"/>
          </table:table-cell>
        </table:table-row>
        <table:table-row table:style-name="TableLine94052528698496">
          <table:table-cell table:style-name="Table88.A1" office:value-type="string">
            <text:p text:style-name="P659">.FAT</text:p>
          </table:table-cell>
          <table:table-cell table:style-name="Table88.A1" office:value-type="string">
            <text:p text:style-name="P659">( -- )</text:p>
          </table:table-cell>
          <table:table-cell table:style-name="Table88.A1" office:value-type="string">
            <text:p text:style-name="P668">EF</text:p>
          </table:table-cell>
          <table:table-cell table:style-name="Table88.A1" office:value-type="string">
            <text:p text:style-name="P691">PRI</text:p>
          </table:table-cell>
          <table:table-cell table:style-name="Table88.A1" office:value-type="string">
            <text:p text:style-name="P659">Displays two lines of sdcard properties</text:p>
          </table:table-cell>
        </table:table-row>
        <table:table-row table:style-name="TableLine94052528699728">
          <table:table-cell table:style-name="Table88.A1" office:value-type="string">
            <text:p text:style-name="P659">.FDATE</text:p>
          </table:table-cell>
          <table:table-cell table:style-name="Table88.A1" office:value-type="string">
            <text:p text:style-name="P659">( fdate -- )</text:p>
          </table:table-cell>
          <table:table-cell table:style-name="Table88.A1" office:value-type="string">
            <text:p text:style-name="P668">EF</text:p>
          </table:table-cell>
          <table:table-cell table:style-name="Table88.A1" office:value-type="string">
            <text:p text:style-name="P674">PRI</text:p>
          </table:table-cell>
          <table:table-cell table:style-name="Table88.A1" office:value-type="string">
            <text:p text:style-name="P659">Display date in Unix format</text:p>
          </table:table-cell>
        </table:table-row>
        <table:table-row table:style-name="TableLine94052528701232">
          <table:table-cell table:style-name="Table88.A1" office:value-type="string">
            <text:p text:style-name="P659">.FDATES</text:p>
          </table:table-cell>
          <table:table-cell table:style-name="Table88.A1" office:value-type="string">
            <text:p text:style-name="P659">( diradr field ch -- diradr )</text:p>
          </table:table-cell>
          <table:table-cell table:style-name="Table88.A1" office:value-type="string">
            <text:p text:style-name="P668">EF</text:p>
          </table:table-cell>
          <table:table-cell table:style-name="Table88.A1" office:value-type="string">
            <text:p text:style-name="P674">PRI</text:p>
          </table:table-cell>
          <table:table-cell table:style-name="Table88.A1" office:value-type="string">
            <text:p text:style-name="P659">Display date</text:p>
          </table:table-cell>
        </table:table-row>
        <table:table-row table:style-name="TableLine94052528702464">
          <table:table-cell table:style-name="Table88.A1" office:value-type="string">
            <text:p text:style-name="P382">.FTIME</text:p>
          </table:table-cell>
          <table:table-cell table:style-name="Table88.A1" office:value-type="string">
            <text:p text:style-name="P382">( ftime -- )</text:p>
          </table:table-cell>
          <table:table-cell table:style-name="Table88.A1" office:value-type="string">
            <text:p text:style-name="P554">EF</text:p>
          </table:table-cell>
          <table:table-cell table:style-name="Table88.A1" office:value-type="string">
            <text:p text:style-name="P562">PRI</text:p>
          </table:table-cell>
          <table:table-cell table:style-name="Table88.A1" office:value-type="string">
            <text:p text:style-name="P382">Display file time</text:p>
          </table:table-cell>
        </table:table-row>
        <table:table-row table:style-name="TableLine94052528703696">
          <table:table-cell table:style-name="Table88.A1" office:value-type="string">
            <text:p text:style-name="P382">.FTIMES</text:p>
          </table:table-cell>
          <table:table-cell table:style-name="Table88.A1" office:value-type="string">
            <text:p text:style-name="P382"/>
          </table:table-cell>
          <table:table-cell table:style-name="Table88.A1" office:value-type="string">
            <text:p text:style-name="P554">EF</text:p>
          </table:table-cell>
          <table:table-cell table:style-name="Table88.A1" office:value-type="string">
            <text:p text:style-name="P562">PRI</text:p>
          </table:table-cell>
          <table:table-cell table:style-name="Table88.A1" office:value-type="string">
            <text:p text:style-name="P382">Display file time</text:p>
          </table:table-cell>
        </table:table-row>
        <table:table-row table:style-name="TableLine94052528704928">
          <table:table-cell table:style-name="Table88.A1" office:value-type="string">
            <text:p text:style-name="P382">.UTIME</text:p>
          </table:table-cell>
          <table:table-cell table:style-name="Table88.A1" office:value-type="string">
            <text:p text:style-name="P382">( -- )</text:p>
          </table:table-cell>
          <table:table-cell table:style-name="Table88.A1" office:value-type="string">
            <text:p text:style-name="P554">EF</text:p>
          </table:table-cell>
          <table:table-cell table:style-name="Table88.A1" office:value-type="string">
            <text:p text:style-name="P559">PRI</text:p>
          </table:table-cell>
          <table:table-cell table:style-name="Table88.A1" office:value-type="string">
            <text:p text:style-name="P382">print the <text:span text:style-name="T49">u</text:span>nix file mod time or year if the file is older than 6 months</text:p>
          </table:table-cell>
        </table:table-row>
        <text:soft-page-break/>
        <table:table-row table:style-name="TableLine94052528706160">
          <table:table-cell table:style-name="Table88.A1" office:value-type="string">
            <text:p text:style-name="P659">(.DIR)</text:p>
          </table:table-cell>
          <table:table-cell table:style-name="Table88.A1" office:value-type="string">
            <text:p text:style-name="P851"/>
          </table:table-cell>
          <table:table-cell table:style-name="Table88.A1" office:value-type="string">
            <text:p text:style-name="P554">EF</text:p>
          </table:table-cell>
          <table:table-cell table:style-name="Table88.A1" office:value-type="string">
            <text:p text:style-name="P562">PRI</text:p>
          </table:table-cell>
          <table:table-cell table:style-name="Table88.A1" office:value-type="string">
            <text:p text:style-name="P851"/>
          </table:table-cell>
        </table:table-row>
        <table:table-row table:style-name="TableLine94052528707392">
          <table:table-cell table:style-name="Table88.A1" office:value-type="string">
            <text:p text:style-name="P66">(.LIST)</text:p>
          </table:table-cell>
          <table:table-cell table:style-name="Table88.A1" office:value-type="string">
            <text:p text:style-name="P66">( &lt;index&gt; -- )</text:p>
          </table:table-cell>
          <table:table-cell table:style-name="Table88.A1" office:value-type="string">
            <text:p text:style-name="P554">EF</text:p>
          </table:table-cell>
          <table:table-cell table:style-name="Table88.A1" office:value-type="string">
            <text:p text:style-name="P559">PRI</text:p>
          </table:table-cell>
          <table:table-cell table:style-name="Table88.A1" office:value-type="string">
            <text:p text:style-name="P637">List a single directory entry in FTP compatible format</text:p>
          </table:table-cell>
        </table:table-row>
        <table:table-row table:style-name="TableLine94052528708624">
          <table:table-cell table:style-name="Table88.A1" office:value-type="string">
            <text:p text:style-name="P659">(DIR)</text:p>
          </table:table-cell>
          <table:table-cell table:style-name="Table88.A1" office:value-type="string">
            <text:p text:style-name="P659">( code -- )</text:p>
          </table:table-cell>
          <table:table-cell table:style-name="Table88.A1" office:value-type="string">
            <text:p text:style-name="P554">EF</text:p>
          </table:table-cell>
          <table:table-cell table:style-name="Table88.A1" office:value-type="string">
            <text:p text:style-name="P638">PRI</text:p>
          </table:table-cell>
          <table:table-cell table:style-name="Table88.A1" office:value-type="string">
            <text:p text:style-name="P851"/>
          </table:table-cell>
        </table:table-row>
        <table:table-row table:style-name="TableLine94052528709856">
          <table:table-cell table:style-name="Table88.A1" office:value-type="string">
            <text:p text:style-name="P637">(ls)</text:p>
          </table:table-cell>
          <table:table-cell table:style-name="Table88.A1" office:value-type="string">
            <text:p text:style-name="P382"/>
          </table:table-cell>
          <table:table-cell table:style-name="Table88.A1" office:value-type="string">
            <text:p text:style-name="P554">EF</text:p>
          </table:table-cell>
          <table:table-cell table:style-name="Table88.A1" office:value-type="string">
            <text:p text:style-name="P559">PRI</text:p>
          </table:table-cell>
          <table:table-cell table:style-name="Table88.A1" office:value-type="string">
            <text:p text:style-name="P409">directory list method for ls</text:p>
          </table:table-cell>
        </table:table-row>
        <table:table-row table:style-name="TableLine94052528711088">
          <table:table-cell table:style-name="Table88.A1" office:value-type="string">
            <text:p text:style-name="P428">@ATR</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Attribute</text:p>
          </table:table-cell>
        </table:table-row>
        <table:table-row table:style-name="TableLine94052528714384">
          <table:table-cell table:style-name="Table88.A1" office:value-type="string">
            <text:p text:style-name="P428">@CDATE</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Creation date</text:p>
          </table:table-cell>
        </table:table-row>
        <table:table-row table:style-name="TableLine94052528715616">
          <table:table-cell table:style-name="Table88.A1" office:value-type="string">
            <text:p text:style-name="P659">@CLUSTER</text:p>
          </table:table-cell>
          <table:table-cell table:style-name="Table88.A1" office:value-type="string">
            <text:p text:style-name="P659">( index - xadr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851"/>
          </table:table-cell>
        </table:table-row>
        <table:table-row table:style-name="TableLine94052528716848">
          <table:table-cell table:style-name="Table88.A1" office:value-type="string">
            <text:p text:style-name="P428">@CTIME</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Creation time</text:p>
          </table:table-cell>
        </table:table-row>
        <table:table-row table:style-name="TableLine94052528718080">
          <table:table-cell table:style-name="Table88.A1" office:value-type="string">
            <text:p text:style-name="P659">@DIRBUF!</text:p>
          </table:table-cell>
          <table:table-cell table:style-name="Table88.A1" office:value-type="string">
            <text:p text:style-name="P659">( word field -- )</text:p>
          </table:table-cell>
          <table:table-cell table:style-name="Table88.A1" office:value-type="string">
            <text:p text:style-name="P668">EF</text:p>
          </table:table-cell>
          <table:table-cell table:style-name="Table88.A1" office:value-type="string">
            <text:p text:style-name="P677">PRI</text:p>
          </table:table-cell>
          <table:table-cell table:style-name="Table88.A1" office:value-type="string">
            <text:p text:style-name="P659">Write to directory entry as new date</text:p>
          </table:table-cell>
        </table:table-row>
        <table:table-row table:style-name="TableLine94052528719312">
          <table:table-cell table:style-name="Table88.A1" office:value-type="string">
            <text:p text:style-name="P428">@FCLST</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First cluster of file (low file)</text:p>
          </table:table-cell>
        </table:table-row>
        <table:table-row table:style-name="TableLine94052528720544">
          <table:table-cell table:style-name="Table88.A1" office:value-type="string">
            <text:p text:style-name="P428">@FCLSTH</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First cluster (high word)</text:p>
          </table:table-cell>
        </table:table-row>
        <table:table-row table:style-name="TableLine94052528721776">
          <table:table-cell table:style-name="Table88.A1" office:value-type="string">
            <text:p text:style-name="P428">@FDATE</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Modification date</text:p>
          </table:table-cell>
        </table:table-row>
        <table:table-row table:style-name="TableLine94052528700880">
          <table:table-cell table:style-name="Table88.A1" office:value-type="string">
            <text:p text:style-name="P428">@FSIZE</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Size of filename</text:p>
          </table:table-cell>
        </table:table-row>
        <table:table-row table:style-name="TableLine94052528723968">
          <table:table-cell table:style-name="Table88.A1" office:value-type="string">
            <text:p text:style-name="P428">@FTIME</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Directory structure ptr, Modification time</text:p>
          </table:table-cell>
        </table:table-row>
        <table:table-row table:style-name="TableLine94052528725200">
          <table:table-cell table:style-name="Table88.A1" office:value-type="string">
            <text:p text:style-name="P428">@sdrd</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1 long</text:p>
          </table:table-cell>
        </table:table-row>
        <table:table-row table:style-name="TableLine94052528726432">
          <table:table-cell table:style-name="Table88.A1" office:value-type="string">
            <text:p text:style-name="P428">@sdwr</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1 long</text:p>
          </table:table-cell>
        </table:table-row>
        <table:table-row table:style-name="TableLine94052528727664">
          <table:table-cell table:style-name="Table88.A1" office:value-type="string">
            <text:p text:style-name="P428">@sector</text:p>
          </table:table-cell>
          <table:table-cell table:style-name="Table88.A1" office:value-type="string">
            <text:p text:style-name="P428">(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Points to 'sectors'</text:p>
          </table:table-cell>
        </table:table-row>
        <table:table-row table:style-name="TableLine94052528728896">
          <table:table-cell table:style-name="Table88.A1" office:value-type="string">
            <text:p text:style-name="P428">@sectors</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4 longs, Current sector loaded in SDBUFs for the 4 files possible</text:p>
          </table:table-cell>
        </table:table-row>
        <table:table-row table:style-name="TableLine94052528730128">
          <table:table-cell table:style-name="Table88.A1" office:value-type="string">
            <text:p text:style-name="P428">*SDCS</text:p>
          </table:table-cell>
          <table:table-cell table:style-name="Table88.A1" office:value-type="string">
            <text:p text:style-name="P428">! -- byte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cspin C@</text:p>
          </table:table-cell>
        </table:table-row>
        <table:table-row table:style-name="TableLine94052528731360">
          <table:table-cell table:style-name="Table88.A1" office:value-type="string">
            <text:p text:style-name="P428">=dtk</text:p>
          </table:table-cell>
          <table:table-cell table:style-name="Table88.A1" office:value-type="string">
            <text:p text:style-name="P428">( -- byte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FE, data token for single block read/write</text:p>
          </table:table-cell>
        </table:table-row>
        <table:table-row table:style-name="TableLine94052528732592">
          <table:table-cell table:style-name="Table88.A1" office:value-type="string">
            <text:p text:style-name="P659">&gt;F83</text:p>
          </table:table-cell>
          <table:table-cell table:style-name="Table88.A1" office:value-type="string">
            <text:p text:style-name="P659">( str1 -- str2 )</text:p>
          </table:table-cell>
          <table:table-cell table:style-name="Table88.A1" office:value-type="string">
            <text:p text:style-name="P668">EF</text:p>
          </table:table-cell>
          <table:table-cell table:style-name="Table88.A1" office:value-type="string">
            <text:p text:style-name="P691">PRI</text:p>
          </table:table-cell>
          <table:table-cell table:style-name="Table88.A1" office:value-type="string">
            <text:p text:style-name="P659">Format friendly file name into directory format</text:p>
          </table:table-cell>
        </table:table-row>
        <table:table-row table:style-name="TableLine94052528733824">
          <table:table-cell table:style-name="Table88.A1" office:value-type="string">
            <text:p text:style-name="P411">~!</text:p>
          </table:table-cell>
          <table:table-cell table:style-name="Table88.A1" office:value-type="string">
            <text:p text:style-name="P411"/>
          </table:table-cell>
          <table:table-cell table:style-name="Table88.A1" office:value-type="string">
            <text:p text:style-name="P554">EF</text:p>
          </table:table-cell>
          <table:table-cell table:style-name="Table88.A1" office:value-type="string">
            <text:p text:style-name="P574">PRI</text:p>
          </table:table-cell>
          <table:table-cell table:style-name="Table88.A1" office:value-type="string">
            <text:p text:style-name="P851"/>
          </table:table-cell>
        </table:table-row>
        <table:table-row table:style-name="TableLine94052528735056">
          <table:table-cell table:style-name="Table88.A1" office:value-type="string">
            <text:p text:style-name="P639">APPEND.BLK</text:p>
          </table:table-cell>
          <table:table-cell table:style-name="Table88.A1" office:value-type="string">
            <text:p text:style-name="P639">( -- reblk )</text:p>
          </table:table-cell>
          <table:table-cell table:style-name="Table88.A1" office:value-type="string">
            <text:p text:style-name="P554">EF</text:p>
          </table:table-cell>
          <table:table-cell table:style-name="Table88.A1" office:value-type="string">
            <text:p text:style-name="P564">PRI</text:p>
          </table:table-cell>
          <table:table-cell table:style-name="Table88.A1" office:value-type="string">
            <text:p text:style-name="P551">find the active block to use</text:p>
          </table:table-cell>
        </table:table-row>
        <table:table-row table:style-name="TableLine94052528736288">
          <table:table-cell table:style-name="Table88.A1" office:value-type="string">
            <text:p text:style-name="P361">byte/sect</text:p>
          </table:table-cell>
          <table:table-cell table:style-name="Table88.A1" office:value-type="string">
            <text:p text:style-name="P361"/>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361">1 word</text:p>
          </table:table-cell>
        </table:table-row>
        <table:table-row table:style-name="TableLine94052528737520">
          <table:table-cell table:style-name="Table88.A1" office:value-type="string">
            <text:p text:style-name="P695">cd!</text:p>
          </table:table-cell>
          <table:table-cell table:style-name="Table88.A1" office:value-type="string">
            <text:p text:style-name="P695">( sect str -- )</text:p>
          </table:table-cell>
          <table:table-cell table:style-name="Table88.A1" office:value-type="string">
            <text:p text:style-name="P554">EF</text:p>
          </table:table-cell>
          <table:table-cell table:style-name="Table88.A1" office:value-type="string">
            <text:p text:style-name="P570">PRI</text:p>
          </table:table-cell>
          <table:table-cell table:style-name="Table88.A1" office:value-type="string">
            <text:p text:style-name="P851"/>
          </table:table-cell>
        </table:table-row>
        <table:table-row table:style-name="TableLine94052528738752">
          <table:table-cell table:style-name="Table88.A1" office:value-type="string">
            <text:p text:style-name="P695">cid+</text:p>
          </table:table-cell>
          <table:table-cell table:style-name="Table88.A1" office:value-type="string">
            <text:p text:style-name="P851"/>
          </table:table-cell>
          <table:table-cell table:style-name="Table88.A1" office:value-type="string">
            <text:p text:style-name="P554">EF</text:p>
          </table:table-cell>
          <table:table-cell table:style-name="Table88.A1" office:value-type="string">
            <text:p text:style-name="P572">PRI</text:p>
          </table:table-cell>
          <table:table-cell table:style-name="Table88.A1" office:value-type="string">
            <text:p text:style-name="P851"/>
          </table:table-cell>
        </table:table-row>
        <table:table-row table:style-name="TableLine94052528739984">
          <table:table-cell table:style-name="Table88.A1" office:value-type="string">
            <text:p text:style-name="P659">ClaimClusters</text:p>
          </table:table-cell>
          <table:table-cell table:style-name="Table88.A1" office:value-type="string">
            <text:p text:style-name="P659">( size startcluster -- )</text:p>
          </table:table-cell>
          <table:table-cell table:style-name="Table88.A1" office:value-type="string">
            <text:p text:style-name="P668">EF</text:p>
          </table:table-cell>
          <table:table-cell table:style-name="Table88.A1" office:value-type="string">
            <text:p text:style-name="P677">PRI</text:p>
          </table:table-cell>
          <table:table-cell table:style-name="Table88.A1" office:value-type="string">
            <text:p text:style-name="P659">link clusters and mark end cluster</text:p>
          </table:table-cell>
        </table:table-row>
        <table:table-row table:style-name="TableLine94052528741216">
          <table:table-cell table:style-name="Table88.A1" office:value-type="string">
            <text:p text:style-name="P695">clshift</text:p>
          </table:table-cell>
          <table:table-cell table:style-name="Table88.A1" office:value-type="string">
            <text:p text:style-name="P695"/>
          </table:table-cell>
          <table:table-cell table:style-name="Table88.A1" office:value-type="string">
            <text:p text:style-name="P668">EF</text:p>
          </table:table-cell>
          <table:table-cell table:style-name="Table88.A1" office:value-type="string">
            <text:p text:style-name="P679">PRI</text:p>
          </table:table-cell>
          <table:table-cell table:style-name="Table88.A1" office:value-type="string">
            <text:p text:style-name="P695">1 byte, <text:span text:style-name="T29">cluster shift (fast <text:s/>multiplier)</text:span></text:p>
          </table:table-cell>
        </table:table-row>
        <table:table-row table:style-name="TableLine94052528742448">
          <table:table-cell table:style-name="Table88.A1" office:value-type="string">
            <text:p text:style-name="P659">CLUSTER@</text:p>
          </table:table-cell>
          <table:table-cell table:style-name="Table88.A1" office:value-type="string">
            <text:p text:style-name="P659">( index -- cluster )</text:p>
          </table:table-cell>
          <table:table-cell table:style-name="Table88.A1" office:value-type="string">
            <text:p text:style-name="P668">EF</text:p>
          </table:table-cell>
          <table:table-cell table:style-name="Table88.A1" office:value-type="string">
            <text:p text:style-name="P677">PRI</text:p>
          </table:table-cell>
          <table:table-cell table:style-name="Table88.A1" office:value-type="string">
            <text:p text:style-name="P659"/>
          </table:table-cell>
        </table:table-row>
        <table:table-row table:style-name="TableLine94052528743680">
          <table:table-cell table:style-name="Table88.A1" office:value-type="string">
            <text:p text:style-name="P428">crc</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1 byte, crc</text:p>
          </table:table-cell>
        </table:table-row>
        <table:table-row table:style-name="TableLine94052528744912">
          <table:table-cell table:style-name="Table88.A1" office:value-type="string">
            <text:p text:style-name="P428">cspin</text:p>
          </table:table-cell>
          <table:table-cell table:style-name="Table88.A1" office:value-type="string">
            <text:p text:style-name="P428">(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Pointer to cs pin value</text:p>
          </table:table-cell>
        </table:table-row>
        <table:table-row table:style-name="TableLine94052528712544">
          <table:table-cell table:style-name="Table88.A1" office:value-type="string">
            <text:p text:style-name="P695">cwd$</text:p>
          </table:table-cell>
          <table:table-cell table:style-name="Table88.A1" office:value-type="string">
            <text:p text:style-name="P695"/>
          </table:table-cell>
          <table:table-cell table:style-name="Table88.A1" office:value-type="string">
            <text:p text:style-name="P668">EF</text:p>
          </table:table-cell>
          <table:table-cell table:style-name="Table88.A1" office:value-type="string">
            <text:p text:style-name="P691">PRI</text:p>
          </table:table-cell>
          <table:table-cell table:style-name="Table88.A1" office:value-type="string">
            <text:p text:style-name="P695">16 bytes st<text:span text:style-name="T29">orage</text:span></text:p>
          </table:table-cell>
        </table:table-row>
        <table:table-row table:style-name="TableLine94052528713776">
          <table:table-cell table:style-name="Table88.A1" office:value-type="string">
            <text:p text:style-name="P695">cwdsect</text:p>
          </table:table-cell>
          <table:table-cell table:style-name="Table88.A1" office:value-type="string">
            <text:p text:style-name="P695"/>
          </table:table-cell>
          <table:table-cell table:style-name="Table88.A1" office:value-type="string">
            <text:p text:style-name="P668">EF</text:p>
          </table:table-cell>
          <table:table-cell table:style-name="Table88.A1" office:value-type="string">
            <text:p text:style-name="P691">PRI</text:p>
          </table:table-cell>
          <table:table-cell table:style-name="Table88.A1" office:value-type="string">
            <text:p text:style-name="P695">1 long</text:p>
          </table:table-cell>
        </table:table-row>
        <table:table-row table:style-name="TableLine94052528750672">
          <table:table-cell table:style-name="Table88.A1" office:value-type="string">
            <text:p text:style-name="P428">diradrs</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4 longs, virtual memory address of file's directory entry</text:p>
          </table:table-cell>
        </table:table-row>
        <table:table-row table:style-name="TableLine94052528751904">
          <table:table-cell table:style-name="Table88.A1" office:value-type="string">
            <text:p text:style-name="P428">dirbufs</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A 32 byte directory buffer for each of the 4 file channels</text:p>
          </table:table-cell>
        </table:table-row>
        <table:table-row table:style-name="TableLine94052528753136">
          <table:table-cell table:style-name="Table88.A1" office:value-type="string">
            <text:p text:style-name="P659">endcl</text:p>
          </table:table-cell>
          <table:table-cell table:style-name="Table88.A1" office:value-type="string">
            <text:p text:style-name="P659"/>
          </table:table-cell>
          <table:table-cell table:style-name="Table88.A1" office:value-type="string">
            <text:p text:style-name="P668">EF</text:p>
          </table:table-cell>
          <table:table-cell table:style-name="Table88.A1" office:value-type="string">
            <text:p text:style-name="P677">PRI</text:p>
          </table:table-cell>
          <table:table-cell table:style-name="Table88.A1" office:value-type="string">
            <text:p text:style-name="P659">constant $0FFFFFFF</text:p>
          </table:table-cell>
        </table:table-row>
        <table:table-row table:style-name="TableLine94052528754368">
          <table:table-cell table:style-name="Table88.A1" office:value-type="string">
            <text:p text:style-name="P362">FABORT</text:p>
          </table:table-cell>
          <table:table-cell table:style-name="Table88.A1" office:value-type="string">
            <text:p text:style-name="P362">( code --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62"/>
          </table:table-cell>
        </table:table-row>
        <table:table-row table:style-name="TableLine94052528755600">
          <table:table-cell table:style-name="Table88.A1" office:value-type="string">
            <text:p text:style-name="P659">fat1</text:p>
          </table:table-cell>
          <table:table-cell table:style-name="Table88.A1" office:value-type="string">
            <text:p text:style-name="P666">( -- adr )</text:p>
          </table:table-cell>
          <table:table-cell table:style-name="Table88.A1" office:value-type="string">
            <text:p text:style-name="P668">EF</text:p>
          </table:table-cell>
          <table:table-cell table:style-name="Table88.A1" office:value-type="string">
            <text:p text:style-name="P679">PRI</text:p>
          </table:table-cell>
          <table:table-cell table:style-name="Table88.A1" office:value-type="string">
            <text:p text:style-name="P659">1 long</text:p>
          </table:table-cell>
        </table:table-row>
        <table:table-row table:style-name="TableLine94052528756832">
          <table:table-cell table:style-name="Table88.A1" office:value-type="string">
            <text:p text:style-name="P659">fat2</text:p>
          </table:table-cell>
          <table:table-cell table:style-name="Table88.A1" office:value-type="string">
            <text:p text:style-name="P666">( -- adr )</text:p>
          </table:table-cell>
          <table:table-cell table:style-name="Table88.A1" office:value-type="string">
            <text:p text:style-name="P668">EF</text:p>
          </table:table-cell>
          <table:table-cell table:style-name="Table88.A1" office:value-type="string">
            <text:p text:style-name="P679">PRI</text:p>
          </table:table-cell>
          <table:table-cell table:style-name="Table88.A1" office:value-type="string">
            <text:p text:style-name="P659">1 long</text:p>
          </table:table-cell>
        </table:table-row>
        <table:table-row table:style-name="TableLine94052528758064">
          <table:table-cell table:style-name="Table88.A1" office:value-type="string">
            <text:p text:style-name="P659">fat32</text:p>
          </table:table-cell>
          <table:table-cell table:style-name="Table88.A1" office:value-type="string">
            <text:p text:style-name="P659"/>
          </table:table-cell>
          <table:table-cell table:style-name="Table88.A1" office:value-type="string">
            <text:p text:style-name="P668">EF</text:p>
          </table:table-cell>
          <table:table-cell table:style-name="Table88.A1" office:value-type="string">
            <text:p text:style-name="P692">PRI</text:p>
          </table:table-cell>
          <table:table-cell table:style-name="Table88.A1" office:value-type="string">
            <text:p text:style-name="P659">data block for easyfile, see source</text:p>
          </table:table-cell>
        </table:table-row>
        <table:table-row table:style-name="TableLine94052528759296">
          <table:table-cell table:style-name="Table88.A1" office:value-type="string">
            <text:p text:style-name="P659">fatname</text:p>
          </table:table-cell>
          <table:table-cell table:style-name="Table88.A1" office:value-type="string">
            <text:p text:style-name="P666">( -- adr )</text:p>
          </table:table-cell>
          <table:table-cell table:style-name="Table88.A1" office:value-type="string">
            <text:p text:style-name="P668">EF</text:p>
          </table:table-cell>
          <table:table-cell table:style-name="Table88.A1" office:value-type="string">
            <text:p text:style-name="P679">PRI</text:p>
          </table:table-cell>
          <table:table-cell table:style-name="Table88.A1" office:value-type="string">
            <text:p text:style-name="P659">8 bytes, always FAT32 - (don't trust)</text:p>
          </table:table-cell>
        </table:table-row>
        <table:table-row table:style-name="TableLine94052528760528">
          <table:table-cell table:style-name="Table88.A1" office:value-type="string">
            <text:p text:style-name="P659">fatptr</text:p>
          </table:table-cell>
          <table:table-cell table:style-name="Table88.A1" office:value-type="string">
            <text:p text:style-name="P666">( -- adr )</text:p>
          </table:table-cell>
          <table:table-cell table:style-name="Table88.A1" office:value-type="string">
            <text:p text:style-name="P668">EF</text:p>
          </table:table-cell>
          <table:table-cell table:style-name="Table88.A1" office:value-type="string">
            <text:p text:style-name="P692">PRI</text:p>
          </table:table-cell>
          <table:table-cell table:style-name="Table88.A1" office:value-type="string">
            <text:p text:style-name="P659">points to 'parts'</text:p>
          </table:table-cell>
        </table:table-row>
        <table:table-row table:style-name="TableLine94052528761760">
          <table:table-cell table:style-name="Table88.A1" office:value-type="string">
            <text:p text:style-name="P659">fats</text:p>
          </table:table-cell>
          <table:table-cell table:style-name="Table88.A1" office:value-type="string">
            <text:p text:style-name="P666">( -- adr )</text:p>
          </table:table-cell>
          <table:table-cell table:style-name="Table88.A1" office:value-type="string">
            <text:p text:style-name="P668">EF</text:p>
          </table:table-cell>
          <table:table-cell table:style-name="Table88.A1" office:value-type="string">
            <text:p text:style-name="P692">PRI</text:p>
          </table:table-cell>
          <table:table-cell table:style-name="Table88.A1" office:value-type="string">
            <text:p text:style-name="P659">1 byte, Copies of FAT</text:p>
          </table:table-cell>
        </table:table-row>
        <table:table-row table:style-name="TableLine94052528762992">
          <table:table-cell table:style-name="Table88.A1" office:value-type="string">
            <text:p text:style-name="P428">fboot</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1 long, boot signature - determines whether it needs to remount</text:p>
          </table:table-cell>
        </table:table-row>
        <table:table-row table:style-name="TableLine94052528764224">
          <table:table-cell table:style-name="Table88.A1" office:value-type="string">
            <text:p text:style-name="P659">FDATE!</text:p>
          </table:table-cell>
          <table:table-cell table:style-name="Table88.A1" office:value-type="string">
            <text:p text:style-name="P659">( #yymmdd field -- )</text:p>
          </table:table-cell>
          <table:table-cell table:style-name="Table88.A1" office:value-type="string">
            <text:p text:style-name="P668">EF</text:p>
          </table:table-cell>
          <table:table-cell table:style-name="Table88.A1" office:value-type="string">
            <text:p text:style-name="P677">PRI</text:p>
          </table:table-cell>
          <table:table-cell table:style-name="Table88.A1" office:value-type="string">
            <text:p text:style-name="P659">Arrange as decimal YYMMDD from 1980 ( 2000.0000 + 1980.0000 - )</text:p>
          </table:table-cell>
        </table:table-row>
        <table:table-row table:style-name="TableLine94052528765456">
          <table:table-cell table:style-name="Table88.A1" office:value-type="string">
            <text:p text:style-name="P390">FirstCluster</text:p>
          </table:table-cell>
          <table:table-cell table:style-name="Table88.A1" office:value-type="string">
            <text:p text:style-name="P390">(diradr - cluster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90">find first cluster of this directory entry</text:p>
          </table:table-cell>
        </table:table-row>
        <table:table-row table:style-name="TableLine94052528766688">
          <table:table-cell table:style-name="Table88.A1" office:value-type="string">
            <text:p text:style-name="P390">fkey</text:p>
          </table:table-cell>
          <table:table-cell table:style-name="Table88.A1" office:value-type="string">
            <text:p text:style-name="P390"/>
          </table:table-cell>
          <table:table-cell table:style-name="Table88.A1" office:value-type="string">
            <text:p text:style-name="P554">EF</text:p>
          </table:table-cell>
          <table:table-cell table:style-name="Table88.A1" office:value-type="string">
            <text:p text:style-name="P566">PRI</text:p>
          </table:table-cell>
          <table:table-cell table:style-name="Table88.A1" office:value-type="string">
            <text:p text:style-name="P390">word stores backup for input device when input is switched to file</text:p>
          </table:table-cell>
        </table:table-row>
        <table:table-row table:style-name="TableLine94052528767920">
          <table:table-cell table:style-name="Table88.A1" office:value-type="string">
            <text:p text:style-name="P390">fname$</text:p>
          </table:table-cell>
          <table:table-cell table:style-name="Table88.A1" office:value-type="string">
            <text:p text:style-name="P390"/>
          </table:table-cell>
          <table:table-cell table:style-name="Table88.A1" office:value-type="string">
            <text:p text:style-name="P554">EF</text:p>
          </table:table-cell>
          <table:table-cell table:style-name="Table88.A1" office:value-type="string">
            <text:p text:style-name="P570">PRI</text:p>
          </table:table-cell>
          <table:table-cell table:style-name="Table88.A1" office:value-type="string">
            <text:p text:style-name="P390">file$ stores 4 8.3 filenames at 16 byte boundaries</text:p>
          </table:table-cell>
        </table:table-row>
        <table:table-row table:style-name="TableLine94052528769152">
          <table:table-cell table:style-name="Table88.A1" office:value-type="string">
            <text:p text:style-name="P382">freads</text:p>
          </table:table-cell>
          <table:table-cell table:style-name="Table88.A1" office:value-type="string">
            <text:p text:style-name="P382"/>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82">4 bytes storing read pointers for 4 files</text:p>
          </table:table-cell>
        </table:table-row>
        <table:table-row table:style-name="TableLine94052528770384">
          <table:table-cell table:style-name="Table88.A1" office:value-type="string">
            <text:p text:style-name="P382">FreeClusters?</text:p>
          </table:table-cell>
          <table:table-cell table:style-name="Table88.A1" office:value-type="string">
            <text:p text:style-name="P382">( size -- size startcluster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82">Find free clusters for the file size in bytes - 0 = all, return with address of first free cluster</text:p>
          </table:table-cell>
        </table:table-row>
        <table:table-row table:style-name="TableLine94052528771616">
          <table:table-cell table:style-name="Table88.A1" office:value-type="string">
            <text:p text:style-name="P382">FreeDir?</text:p>
          </table:table-cell>
          <table:table-cell table:style-name="Table88.A1" office:value-type="string">
            <text:p text:style-name="P382">( -- fsadr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82">Find the next free directory entry and also set dirfsa</text:p>
          </table:table-cell>
        </table:table-row>
        <table:table-row table:style-name="TableLine94052528772848">
          <table:table-cell table:style-name="Table88.A1" office:value-type="string">
            <text:p text:style-name="P411">FSADR!</text:p>
          </table:table-cell>
          <table:table-cell table:style-name="Table88.A1" office:value-type="string">
            <text:p text:style-name="P411">( faddr - addr )</text:p>
          </table:table-cell>
          <table:table-cell table:style-name="Table88.A1" office:value-type="string">
            <text:p text:style-name="P554">EF</text:p>
          </table:table-cell>
          <table:table-cell table:style-name="Table88.A1" office:value-type="string">
            <text:p text:style-name="P574">PRI</text:p>
          </table:table-cell>
          <table:table-cell table:style-name="Table88.A1" office:value-type="string">
            <text:p text:style-name="P851"/>
          </table:table-cell>
        </table:table-row>
        <table:table-row table:style-name="TableLine94052528774080">
          <table:table-cell table:style-name="Table88.A1" office:value-type="string">
            <text:p text:style-name="P428">fsel</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1 bytes, currently selected file channel</text:p>
          </table:table-cell>
        </table:table-row>
        <table:table-row table:style-name="TableLine94052528775312">
          <table:table-cell table:style-name="Table88.A1" office:value-type="string">
            <text:p text:style-name="P382">fstat</text:p>
          </table:table-cell>
          <table:table-cell table:style-name="Table88.A1" office:value-type="string">
            <text:p text:style-name="P382"/>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82">byte stores current status of file system</text:p>
          </table:table-cell>
        </table:table-row>
        <table:table-row table:style-name="TableLine94052528776544">
          <table:table-cell table:style-name="Table88.A1" office:value-type="string">
            <text:p text:style-name="P382">FTIME!</text:p>
          </table:table-cell>
          <table:table-cell table:style-name="Table88.A1" office:value-type="string">
            <text:p text:style-name="P382">( #hhmmss field --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382">Update file modification/create time in dir buf, time (5/6/5 bits, for hour/minutes/doubleseconds</text:p>
          </table:table-cell>
        </table:table-row>
        <table:table-row table:style-name="TableLine94052528777776">
          <table:table-cell table:style-name="Table88.A1" office:value-type="string">
            <text:p text:style-name="P71">fwrites</text:p>
          </table:table-cell>
          <table:table-cell table:style-name="Table88.A1" office:value-type="string">
            <text:p text:style-name="P218">( -- adr )</text:p>
          </table:table-cell>
          <table:table-cell table:style-name="Table88.A1" office:value-type="string">
            <text:p text:style-name="P554">EF</text:p>
          </table:table-cell>
          <table:table-cell table:style-name="Table88.A1" office:value-type="string">
            <text:p text:style-name="P568">PRI</text:p>
          </table:table-cell>
          <table:table-cell table:style-name="Table88.A1" office:value-type="string">
            <text:p text:style-name="P71">4 bytes storing write pointers for 4 files</text:p>
          </table:table-cell>
        </table:table-row>
        <table:table-row table:style-name="TableLine94052528779008">
          <table:table-cell table:style-name="Table88.A1" office:value-type="string">
            <text:p text:style-name="P382">lscount</text:p>
          </table:table-cell>
          <table:table-cell table:style-name="Table88.A1" office:value-type="string">
            <text:p text:style-name="P382"/>
          </table:table-cell>
          <table:table-cell table:style-name="Table88.A1" office:value-type="string">
            <text:p text:style-name="P554">EF</text:p>
          </table:table-cell>
          <table:table-cell table:style-name="Table88.A1" office:value-type="string">
            <text:p text:style-name="P559">PRI</text:p>
          </table:table-cell>
          <table:table-cell table:style-name="Table88.A1" office:value-type="string">
            <text:p text:style-name="P382">variable stores the number of files in the current directory</text:p>
          </table:table-cell>
        </table:table-row>
        <table:table-row table:style-name="TableLine94052528780240">
          <table:table-cell table:style-name="Table88.A1" office:value-type="string">
            <text:p text:style-name="P363">lsdirs</text:p>
          </table:table-cell>
          <table:table-cell table:style-name="Table88.A1" office:value-type="string">
            <text:p text:style-name="P363">( buffer -- )</text:p>
          </table:table-cell>
          <table:table-cell table:style-name="Table88.A1" office:value-type="string">
            <text:p text:style-name="P554">EF</text:p>
          </table:table-cell>
          <table:table-cell table:style-name="Table88.A1" office:value-type="string">
            <text:p text:style-name="P638">PRI</text:p>
          </table:table-cell>
          <table:table-cell table:style-name="Table88.A1" office:value-type="string">
            <text:p text:style-name="P382">scan the buffer for dir entries -- 32 bytes/entry</text:p>
          </table:table-cell>
        </table:table-row>
        <table:table-row table:style-name="TableLine94052528781472">
          <table:table-cell table:style-name="Table88.A1" office:value-type="string">
            <text:p text:style-name="P428">MARKER?</text:p>
          </table:table-cell>
          <table:table-cell table:style-name="Table88.A1" office:value-type="string">
            <text:p text:style-name="P428">( marker -- flg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428">Find SD marker and return true before timeout</text:p>
          </table:table-cell>
        </table:table-row>
        <table:table-row table:style-name="TableLine94052528782704">
          <table:table-cell table:style-name="Table88.A1" office:value-type="string">
            <text:p text:style-name="P69">mksiz</text:p>
          </table:table-cell>
          <table:table-cell table:style-name="Table88.A1" office:value-type="string">
            <text:p text:style-name="P218">( -- adr )</text:p>
          </table:table-cell>
          <table:table-cell table:style-name="Table88.A1" office:value-type="string">
            <text:p text:style-name="P554">EF</text:p>
          </table:table-cell>
          <table:table-cell table:style-name="Table88.A1" office:value-type="string">
            <text:p text:style-name="P566">PRI</text:p>
          </table:table-cell>
          <table:table-cell table:style-name="Table88.A1" office:value-type="string">
            <text:p text:style-name="P69">long variable, used to create a file if file not found</text:p>
          </table:table-cell>
        </table:table-row>
        <table:table-row table:style-name="TableLine94052528783936">
          <table:table-cell table:style-name="Table88.A1" office:value-type="string">
            <text:p text:style-name="P406">mounted</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572">PRI</text:p>
          </table:table-cell>
          <table:table-cell table:style-name="Table88.A1" office:value-type="string">
            <text:p text:style-name="P56"><text:span text:style-name="T33">1 byte, </text:span><text:span text:style-name="T29">true flag if mounted (but also depends upon other checks)</text:span></text:p>
          </table:table-cell>
        </table:table-row>
        <table:table-row table:style-name="TableLine94052528785168">
          <table:table-cell table:style-name="Table88.A1" office:value-type="string">
            <text:p text:style-name="P641">oemname</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641">8 chars</text:p>
          </table:table-cell>
        </table:table-row>
        <table:table-row table:style-name="TableLine94052528786400">
          <table:table-cell table:style-name="Table88.A1" office:value-type="string">
            <text:p text:style-name="P642">parts</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642">64 bytes, Room for 4 ent<text:span text:style-name="T51">ries of 16 bytes</text:span></text:p>
          </table:table-cell>
        </table:table-row>
        <table:table-row table:style-name="TableLine94052528787632">
          <table:table-cell table:style-name="Table88.A1" office:value-type="string">
            <text:p text:style-name="P428">RDOCR</text:p>
          </table:table-cell>
          <table:table-cell table:style-name="Table88.A1" office:value-type="string">
            <text:p text:style-name="P428">( -- ocr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851"/>
          </table:table-cell>
        </table:table-row>
        <table:table-row table:style-name="TableLine94052528788864">
          <table:table-cell table:style-name="Table88.A1" office:value-type="string">
            <text:p text:style-name="P428">RDSECT</text:p>
          </table:table-cell>
          <table:table-cell table:style-name="Table88.A1" office:value-type="string">
            <text:p text:style-name="P428">(dst -- crcflg )</text:p>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card has been prep'd for read <text:s/>- proceed and read a block of data</text:p>
          </table:table-cell>
        </table:table-row>
        <table:table-row table:style-name="TableLine94052528790096">
          <table:table-cell table:style-name="Table88.A1" office:value-type="string">
            <text:p text:style-name="P406">READFAT32</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572">PRI</text:p>
          </table:table-cell>
          <table:table-cell table:style-name="Table88.A1" office:value-type="string">
            <text:p text:style-name="P406">Read and buffer the FAT32 boot record</text:p>
          </table:table-cell>
        </table:table-row>
        <table:table-row table:style-name="TableLine94052528791328">
          <table:table-cell table:style-name="Table88.A1" office:value-type="string">
            <text:p text:style-name="P428">RES@</text:p>
          </table:table-cell>
          <table:table-cell table:style-name="Table88.A1" office:value-type="string">
            <text:p text:style-name="P428">( -- res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851"/>
          </table:table-cell>
        </table:table-row>
        <table:table-row table:style-name="TableLine94052528792560">
          <table:table-cell table:style-name="Table88.A1" office:value-type="string">
            <text:p text:style-name="P406">rootcl</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406">1 long, Cluster Number of the Start of the Root Directory</text:p>
          </table:table-cell>
        </table:table-row>
        <table:table-row table:style-name="TableLine94052528793792">
          <table:table-cell table:style-name="Table88.A1" office:value-type="string">
            <text:p text:style-name="P406">rootdir</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572">PRI</text:p>
          </table:table-cell>
          <table:table-cell table:style-name="Table88.A1" office:value-type="string">
            <text:p text:style-name="P406">1 long, sector address of root directory</text:p>
          </table:table-cell>
        </table:table-row>
        <table:table-row table:style-name="TableLine94052528795024">
          <table:table-cell table:style-name="Table88.A1" office:value-type="string">
            <text:p text:style-name="P406">rsvd</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406">1 word</text:p>
          </table:table-cell>
        </table:table-row>
        <table:table-row table:style-name="TableLine94052528796256">
          <table:table-cell table:style-name="Table88.A1" office:value-type="string">
            <text:p text:style-name="P428">scanch</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1 byte</text:p>
          </table:table-cell>
        </table:table-row>
        <table:table-row table:style-name="TableLine94052528797488">
          <table:table-cell table:style-name="Table88.A1" office:value-type="string">
            <text:p text:style-name="P428">scancnt</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1 word</text:p>
          </table:table-cell>
        </table:table-row>
        <table:table-row table:style-name="TableLine94052528798720">
          <table:table-cell table:style-name="Table88.A1" office:value-type="string">
            <text:p text:style-name="P428">scanpos</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1 word</text:p>
          </table:table-cell>
        </table:table-row>
        <table:table-row table:style-name="TableLine94052528799952">
          <table:table-cell table:style-name="Table88.A1" office:value-type="string">
            <text:p text:style-name="P428">scrc</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Pseudo constant - address of sd crc</text:p>
          </table:table-cell>
        </table:table-row>
        <table:table-row table:style-name="TableLine94052528801184">
          <table:table-cell table:style-name="Table88.A1" office:value-type="string">
            <text:p text:style-name="P428">scrcs</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4 longs, <text:s/>sector CRCs</text:p>
          </table:table-cell>
        </table:table-row>
        <table:table-row table:style-name="TableLine94052528802416">
          <table:table-cell table:style-name="Table88.A1" office:value-type="string">
            <text:p text:style-name="P428">SD@</text:p>
          </table:table-cell>
          <table:table-cell table:style-name="Table88.A1" office:value-type="string">
            <text:p text:style-name="P428">( -- byte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Fetch a byte from the SD card (clock in 1's)</text:p>
          </table:table-cell>
        </table:table-row>
        <table:table-row table:style-name="TableLine94052528803648">
          <table:table-cell table:style-name="Table88.A1" office:value-type="string">
            <text:p text:style-name="P428">SDCLK</text:p>
          </table:table-cell>
          <table:table-cell table:style-name="Table88.A1" office:value-type="string">
            <text:p text:style-name="P428">( cnt --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Faster byte wide clocks (8/count)</text:p>
          </table:table-cell>
        </table:table-row>
        <table:table-row table:style-name="TableLine94052528804880">
          <table:table-cell table:style-name="Table88.A1" office:value-type="string">
            <text:p text:style-name="P428">SDDAT!</text:p>
          </table:table-cell>
          <table:table-cell table:style-name="Table88.A1" office:value-type="string">
            <text:p text:style-name="P428">( adr --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428">Wait for read token and read SD data into buffer</text:p>
          </table:table-cell>
        </table:table-row>
        <table:table-row table:style-name="TableLine94052528806112">
          <table:table-cell table:style-name="Table88.A1" office:value-type="string">
            <text:p text:style-name="P406">sdsize</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406">1 long, Number of sectors * byte/sect (512) = capacity</text:p>
          </table:table-cell>
        </table:table-row>
        <table:table-row table:style-name="TableLine94052528807344">
          <table:table-cell table:style-name="Table88.A1" office:value-type="string">
            <text:p text:style-name="P428">sdtimer</text:p>
          </table:table-cell>
          <table:table-cell table:style-name="Table88.A1" office:value-type="string">
            <text:p text:style-name="P428"/>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Timer for use by SD card interface</text:p>
          </table:table-cell>
        </table:table-row>
        <table:table-row table:style-name="TableLine94052528808576">
          <table:table-cell table:style-name="Table88.A1" office:value-type="string">
            <text:p text:style-name="P406">sect/clust</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406">1 byte</text:p>
          </table:table-cell>
        </table:table-row>
        <table:table-row table:style-name="TableLine94052528809808">
          <table:table-cell table:style-name="Table88.A1" office:value-type="string">
            <text:p text:style-name="P406">sect/fat</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406">1 long, Number of sectors per FAT table</text:p>
          </table:table-cell>
        </table:table-row>
        <table:table-row table:style-name="TableLine94052528746032">
          <table:table-cell table:style-name="Table88.A1" office:value-type="string">
            <text:p text:style-name="P406">serial</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640">PRI</text:p>
          </table:table-cell>
          <table:table-cell table:style-name="Table88.A1" office:value-type="string">
            <text:p text:style-name="P406">4 bytes, #67 serial number of partition</text:p>
          </table:table-cell>
        </table:table-row>
        <table:table-row table:style-name="TableLine94052528747264">
          <table:table-cell table:style-name="Table88.A1" office:value-type="string">
            <text:p text:style-name="P428">STAT@</text:p>
          </table:table-cell>
          <table:table-cell table:style-name="Table88.A1" office:value-type="string">
            <text:p text:style-name="P428">( -- stat )</text:p>
          </table:table-cell>
          <table:table-cell table:style-name="Table88.A1" office:value-type="string">
            <text:p text:style-name="P554">EF</text:p>
          </table:table-cell>
          <table:table-cell table:style-name="Table88.A1" office:value-type="string">
            <text:p text:style-name="P578">PRI</text:p>
          </table:table-cell>
          <table:table-cell table:style-name="Table88.A1" office:value-type="string">
            <text:p text:style-name="P851"/>
          </table:table-cell>
        </table:table-row>
        <table:table-row table:style-name="TableLine94052528748496">
          <table:table-cell table:style-name="Table88.A1" office:value-type="string">
            <text:p text:style-name="P643">udir</text:p>
          </table:table-cell>
          <table:table-cell table:style-name="Table88.A1" office:value-type="string">
            <text:p text:style-name="P643"/>
          </table:table-cell>
          <table:table-cell table:style-name="Table88.A1" office:value-type="string">
            <text:p text:style-name="P554">EF</text:p>
          </table:table-cell>
          <table:table-cell table:style-name="Table88.A1" office:value-type="string">
            <text:p text:style-name="P562">PRI</text:p>
          </table:table-cell>
          <table:table-cell table:style-name="Table88.A1" office:value-type="string">
            <text:p text:style-name="P643">calls (.DIR)</text:p>
          </table:table-cell>
        </table:table-row>
        <table:table-row table:style-name="TableLine94052528818896">
          <table:table-cell table:style-name="Table88.A1" office:value-type="string">
            <text:p text:style-name="P406">volname</text:p>
          </table:table-cell>
          <table:table-cell table:style-name="Table88.A1" office:value-type="string">
            <text:p text:style-name="P406"/>
          </table:table-cell>
          <table:table-cell table:style-name="Table88.A1" office:value-type="string">
            <text:p text:style-name="P554">EF</text:p>
          </table:table-cell>
          <table:table-cell table:style-name="Table88.A1" office:value-type="string">
            <text:p text:style-name="P572">PRI</text:p>
          </table:table-cell>
          <table:table-cell table:style-name="Table88.A1" office:value-type="string">
            <text:p text:style-name="P406">11 bytes, #71 volume name</text:p>
          </table:table-cell>
        </table:table-row>
        <table:table-row table:style-name="TableLine94052528820128">
          <table:table-cell table:style-name="Table88.A1" office:value-type="string">
            <text:p text:style-name="P428">wrflg</text:p>
          </table:table-cell>
          <table:table-cell table:style-name="Table88.A1" office:value-type="string">
            <text:p text:style-name="P428">(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851"/>
          </table:table-cell>
        </table:table-row>
        <table:table-row table:style-name="TableLine94052528821360">
          <table:table-cell table:style-name="Table88.A1" office:value-type="string">
            <text:p text:style-name="P428">wrflgs</text:p>
          </table:table-cell>
          <table:table-cell table:style-name="Table88.A1" office:value-type="string">
            <text:p text:style-name="P526">( -- adr )</text:p>
          </table:table-cell>
          <table:table-cell table:style-name="Table88.A1" office:value-type="string">
            <text:p text:style-name="P554">EF</text:p>
          </table:table-cell>
          <table:table-cell table:style-name="Table88.A1" office:value-type="string">
            <text:p text:style-name="P580">PRI</text:p>
          </table:table-cell>
          <table:table-cell table:style-name="Table88.A1" office:value-type="string">
            <text:p text:style-name="P428">4 bytes, one per file channel, indicates current sector buffer has been written to</text:p>
          </table:table-cell>
        </table:table-row>
        <table:table-row table:style-name="TableLine94052528822592">
          <table:table-cell table:style-name="Table88.A1" office:value-type="string">
            <text:p text:style-name="P428">XADR!</text:p>
          </table:table-cell>
          <table:table-cell table:style-name="Table88.A1" office:value-type="string">
            <text:p text:style-name="P428">( xaddr -- addr )</text:p>
          </table:table-cell>
          <table:table-cell table:style-name="Table88.A1" office:value-type="string">
            <text:p text:style-name="P554">EF</text:p>
          </table:table-cell>
          <table:table-cell table:style-name="Table88.A1" office:value-type="string">
            <text:p text:style-name="P576">PRI</text:p>
          </table:table-cell>
          <table:table-cell table:style-name="Table88.A1" office:value-type="string">
            <text:p text:style-name="P428">Same as XADR but indicate a write operation for later flushing</text:p>
          </table:table-cell>
        </table:table-row>
      </table:table>
      <text:p text:style-name="Standard"/>
      <text:h text:style-name="P931" text:outline-level="2">Servos - Private words</text:h>
      <table:table table:name="Table91" table:style-name="Table91">
        <table:table-column table:style-name="Table91.A"/>
        <table:table-column table:style-name="Table91.B"/>
        <table:table-column table:style-name="Table91.C"/>
        <table:table-column table:style-name="Table91.D"/>
        <table:table-column table:style-name="Table91.E"/>
        <table:table-row table:style-name="TableLine94052528240224">
          <table:table-cell table:style-name="Table91.A1" office:value-type="string">
            <text:p text:style-name="P445">servos</text:p>
          </table:table-cell>
          <table:table-cell table:style-name="Table91.A1" office:value-type="string">
            <text:p text:style-name="P445"/>
          </table:table-cell>
          <table:table-cell table:style-name="Table91.A1" office:value-type="string">
            <text:p text:style-name="P445">X</text:p>
          </table:table-cell>
          <table:table-cell table:style-name="Table91.A1" office:value-type="string">
            <text:p text:style-name="P445">PRI</text:p>
          </table:table-cell>
          <table:table-cell table:style-name="Table91.A1" office:value-type="string">
            <text:p text:style-name="P445">variable, 64 bytes</text:p>
          </table:table-cell>
        </table:table-row>
      </table:table>
      <text:h text:style-name="P927" text:outline-level="2">Pulse Width Modulation - Private words</text:h>
      <table:table table:name="Table92" table:style-name="Table92">
        <table:table-column table:style-name="Table92.A"/>
        <table:table-column table:style-name="Table92.B"/>
        <table:table-column table:style-name="Table92.C"/>
        <table:table-column table:style-name="Table92.D"/>
        <table:table-column table:style-name="Table92.E"/>
        <table:table-row table:style-name="TableLine94052528445120">
          <table:table-cell table:style-name="Table92.A1" office:value-type="string">
            <text:p text:style-name="P438">PWM.TASK</text:p>
          </table:table-cell>
          <table:table-cell table:style-name="Table92.A1" office:value-type="string">
            <text:p text:style-name="P438"/>
          </table:table-cell>
          <table:table-cell table:style-name="Table92.A1" office:value-type="string">
            <text:p text:style-name="P507">X</text:p>
          </table:table-cell>
          <table:table-cell table:style-name="Table92.A1" office:value-type="string">
            <text:p text:style-name="P585">PRI</text:p>
          </table:table-cell>
          <table:table-cell table:style-name="Table92.A1" office:value-type="string">
            <text:p text:style-name="P438">Setup pins as outputs and load, setup and run PWM32 module</text:p>
          </table:table-cell>
        </table:table-row>
        <table:table-row table:style-name="TableLine94052517873744">
          <table:table-cell table:style-name="Table92.A1" office:value-type="string">
            <text:p text:style-name="P445">pwmfreq</text:p>
          </table:table-cell>
          <table:table-cell table:style-name="Table92.A1" office:value-type="string">
            <text:p text:style-name="P445"/>
          </table:table-cell>
          <table:table-cell table:style-name="Table92.A1" office:value-type="string">
            <text:p text:style-name="P507">X</text:p>
          </table:table-cell>
          <table:table-cell table:style-name="Table92.A1" office:value-type="string">
            <text:p text:style-name="P585">PRI</text:p>
          </table:table-cell>
          <table:table-cell table:style-name="Table92.A1" office:value-type="string">
            <text:p text:style-name="P445">1 word</text:p>
          </table:table-cell>
        </table:table-row>
        <table:table-row table:style-name="TableLine94052517870032">
          <table:table-cell table:style-name="Table92.A1" office:value-type="string">
            <text:p text:style-name="P445">pwmpins</text:p>
          </table:table-cell>
          <table:table-cell table:style-name="Table92.A1" office:value-type="string">
            <text:p text:style-name="P445"/>
          </table:table-cell>
          <table:table-cell table:style-name="Table92.A1" office:value-type="string">
            <text:p text:style-name="P507">X</text:p>
          </table:table-cell>
          <table:table-cell table:style-name="Table92.A1" office:value-type="string">
            <text:p text:style-name="P585">PRI</text:p>
          </table:table-cell>
          <table:table-cell table:style-name="Table92.A1" office:value-type="string">
            <text:p text:style-name="P445">1 long</text:p>
          </table:table-cell>
        </table:table-row>
        <table:table-row table:style-name="TableLine94052517866320">
          <table:table-cell table:style-name="Table92.A1" office:value-type="string">
            <text:p text:style-name="P445">pwmtbl</text:p>
          </table:table-cell>
          <table:table-cell table:style-name="Table92.A1" office:value-type="string">
            <text:p text:style-name="P445"/>
          </table:table-cell>
          <table:table-cell table:style-name="Table92.A1" office:value-type="string">
            <text:p text:style-name="P507">X</text:p>
          </table:table-cell>
          <table:table-cell table:style-name="Table92.A1" office:value-type="string">
            <text:p text:style-name="P585">PRI</text:p>
          </table:table-cell>
          <table:table-cell table:style-name="Table92.A1" office:value-type="string">
            <text:p text:style-name="P445">1 word</text:p>
          </table:table-cell>
        </table:table-row>
      </table:table>
      <text:h text:style-name="P927" text:outline-level="2">WS8212 RGB LED<text:span text:style-name="T192"> - Private words</text:span></text:h>
      <table:table table:name="Table93" table:style-name="Table93">
        <table:table-column table:style-name="Table93.A"/>
        <table:table-column table:style-name="Table93.B"/>
        <table:table-column table:style-name="Table93.C"/>
        <table:table-column table:style-name="Table93.D"/>
        <table:table-column table:style-name="Table93.E"/>
        <table:table-row table:style-name="TableLine94052528434448">
          <table:table-cell table:style-name="Table93.A1" office:value-type="string">
            <text:p text:style-name="P438">ansi</text:p>
          </table:table-cell>
          <table:table-cell table:style-name="Table93.A1" office:value-type="string">
            <text:p text:style-name="P438"/>
          </table:table-cell>
          <table:table-cell table:style-name="Table93.A1" office:value-type="string">
            <text:p text:style-name="P438">X</text:p>
          </table:table-cell>
          <table:table-cell table:style-name="Table93.A1" office:value-type="string">
            <text:p text:style-name="P438">PRI</text:p>
          </table:table-cell>
          <table:table-cell table:style-name="Table93.A1" office:value-type="string">
            <text:p text:style-name="P438">Table of 8 longs</text:p>
          </table:table-cell>
        </table:table-row>
        <table:table-row table:style-name="TableLine94052528388048">
          <table:table-cell table:style-name="Table93.A1" office:value-type="string">
            <text:p text:style-name="P438">brg</text:p>
          </table:table-cell>
          <table:table-cell table:style-name="Table93.A1" office:value-type="string">
            <text:p text:style-name="P438"/>
          </table:table-cell>
          <table:table-cell table:style-name="Table93.A1" office:value-type="string">
            <text:p text:style-name="P438">X</text:p>
          </table:table-cell>
          <table:table-cell table:style-name="Table93.A1" office:value-type="string">
            <text:p text:style-name="P438">PRI</text:p>
          </table:table-cell>
          <table:table-cell table:style-name="Table93.A1" office:value-type="string">
            <text:p text:style-name="P438">1 long</text:p>
          </table:table-cell>
        </table:table-row>
      </table:table>
      <text:h text:style-name="P928" text:outline-level="2">DHT22 Humidity and Temperature - Private words</text:h>
      <table:table table:name="Table94" table:style-name="Table94">
        <table:table-column table:style-name="Table94.A"/>
        <table:table-column table:style-name="Table94.B"/>
        <table:table-column table:style-name="Table94.C"/>
        <table:table-column table:style-name="Table94.D"/>
        <table:table-column table:style-name="Table94.E"/>
        <table:table-row table:style-name="TableLine94052517840848">
          <table:table-cell table:style-name="Table94.A1" office:value-type="string">
            <text:p text:style-name="P450">DHTBYTE</text:p>
          </table:table-cell>
          <table:table-cell table:style-name="Table94.A1" office:value-type="string">
            <text:p text:style-name="P450">( -- byte )</text:p>
          </table:table-cell>
          <table:table-cell table:style-name="Table94.A1" office:value-type="string">
            <text:p text:style-name="P509">X</text:p>
          </table:table-cell>
          <table:table-cell table:style-name="Table94.A1" office:value-type="string">
            <text:p text:style-name="P587">PRI</text:p>
          </table:table-cell>
          <table:table-cell table:style-name="Table94.A1" office:value-type="string">
            <text:p text:style-name="P450">used internally in DHT</text:p>
          </table:table-cell>
        </table:table-row>
        <table:table-row table:style-name="TableLine94052528832480">
          <table:table-cell table:style-name="Table94.A1" office:value-type="string">
            <text:p text:style-name="P450">DHTBIT</text:p>
          </table:table-cell>
          <table:table-cell table:style-name="Table94.A1" office:value-type="string">
            <text:p text:style-name="P7"><text:span text:style-name="T18">( -- cnt )</text:span><text:span text:style-name="T17"> </text:span></text:p>
          </table:table-cell>
          <table:table-cell table:style-name="Table94.A1" office:value-type="string">
            <text:p text:style-name="P439">X</text:p>
          </table:table-cell>
          <table:table-cell table:style-name="Table94.A1" office:value-type="string">
            <text:p text:style-name="P587">PRI</text:p>
          </table:table-cell>
          <table:table-cell table:style-name="Table94.A1" office:value-type="string">
            <text:p text:style-name="P450">used internally in DHT</text:p>
          </table:table-cell>
        </table:table-row>
        <table:table-row table:style-name="TableLine94052528833312">
          <table:table-cell table:style-name="Table94.A1" office:value-type="string">
            <text:p text:style-name="P450">dt</text:p>
          </table:table-cell>
          <table:table-cell table:style-name="Table94.A1" office:value-type="string">
            <text:p text:style-name="P450"/>
          </table:table-cell>
          <table:table-cell table:style-name="Table94.A1" office:value-type="string">
            <text:p text:style-name="P509">X</text:p>
          </table:table-cell>
          <table:table-cell table:style-name="Table94.A1" office:value-type="string">
            <text:p text:style-name="P587">PRI</text:p>
          </table:table-cell>
          <table:table-cell table:style-name="Table94.A1" office:value-type="string">
            <text:p text:style-name="P450">Timer used in DHT</text:p>
          </table:table-cell>
        </table:table-row>
        <table:table-row table:style-name="TableLine94052528834256">
          <table:table-cell table:style-name="Table94.A1" office:value-type="string">
            <text:p text:style-name="P450">htsav</text:p>
          </table:table-cell>
          <table:table-cell table:style-name="Table94.A1" office:value-type="string">
            <text:p text:style-name="P509">( -- adr )</text:p>
          </table:table-cell>
          <table:table-cell table:style-name="Table94.A1" office:value-type="string">
            <text:p text:style-name="P509">X</text:p>
          </table:table-cell>
          <table:table-cell table:style-name="Table94.A1" office:value-type="string">
            <text:p text:style-name="P587">PRI</text:p>
          </table:table-cell>
          <table:table-cell table:style-name="Table94.A1" office:value-type="string">
            <text:p text:style-name="P450">1 long</text:p>
          </table:table-cell>
        </table:table-row>
        <table:table-row table:style-name="TableLine94052528835552">
          <table:table-cell table:style-name="Table94.A1" office:value-type="string">
            <text:p text:style-name="P450">htref</text:p>
          </table:table-cell>
          <table:table-cell table:style-name="Table94.A1" office:value-type="string">
            <text:p text:style-name="P509">( -- adr )</text:p>
          </table:table-cell>
          <table:table-cell table:style-name="Table94.A1" office:value-type="string">
            <text:p text:style-name="P509">X</text:p>
          </table:table-cell>
          <table:table-cell table:style-name="Table94.A1" office:value-type="string">
            <text:p text:style-name="P587">PRI</text:p>
          </table:table-cell>
          <table:table-cell table:style-name="Table94.A1" office:value-type="string">
            <text:p text:style-name="P450">1 word</text:p>
          </table:table-cell>
        </table:table-row>
        <table:table-row table:style-name="TableLine94052528836816">
          <table:table-cell table:style-name="Table94.A1" office:value-type="string">
            <text:p text:style-name="P450">htck</text:p>
          </table:table-cell>
          <table:table-cell table:style-name="Table94.A1" office:value-type="string">
            <text:p text:style-name="P509">( -- adr )</text:p>
          </table:table-cell>
          <table:table-cell table:style-name="Table94.A1" office:value-type="string">
            <text:p text:style-name="P509">X</text:p>
          </table:table-cell>
          <table:table-cell table:style-name="Table94.A1" office:value-type="string">
            <text:p text:style-name="P587">PRI</text:p>
          </table:table-cell>
          <table:table-cell table:style-name="Table94.A1" office:value-type="string">
            <text:p text:style-name="P450">1 word</text:p>
          </table:table-cell>
        </table:table-row>
      </table:table>
      <text:h text:style-name="P929" text:outline-level="2">UNSORTED PRIVATE WORDS</text:h>
      <table:table table:name="Table90" table:style-name="Table90">
        <table:table-column table:style-name="Table90.A"/>
        <table:table-column table:style-name="Table90.B"/>
        <table:table-row table:style-name="TableLine94052528338944">
          <table:table-cell table:style-name="Table90.A1" office:value-type="string">
            <text:p text:style-name="P459">htck</text:p>
          </table:table-cell>
          <table:table-cell table:style-name="Table90.A1" office:value-type="string">
            <text:p text:style-name="P832">PRI</text:p>
          </table:table-cell>
        </table:table-row>
        <table:table-row table:style-name="TableLine94052528846304">
          <table:table-cell table:style-name="Table90.A1" office:value-type="string">
            <text:p text:style-name="P459">htref</text:p>
          </table:table-cell>
          <table:table-cell table:style-name="Table90.A1" office:value-type="string">
            <text:p text:style-name="P832">PRI</text:p>
          </table:table-cell>
        </table:table-row>
        <table:table-row table:style-name="TableLine94052528846576">
          <table:table-cell table:style-name="Table90.A1" office:value-type="string">
            <text:p text:style-name="P459">htsav</text:p>
          </table:table-cell>
          <table:table-cell table:style-name="Table90.A1" office:value-type="string">
            <text:p text:style-name="P832">PRI</text:p>
          </table:table-cell>
        </table:table-row>
        <table:table-row table:style-name="TableLine94052528846960">
          <table:table-cell table:style-name="Table90.A1" office:value-type="string">
            <text:p text:style-name="P733">tid</text:p>
          </table:table-cell>
          <table:table-cell table:style-name="Table90.A1" office:value-type="string">
            <text:p text:style-name="P832">PRI</text:p>
          </table:table-cell>
        </table:table-row>
        <table:table-row table:style-name="TableLine94052528847568">
          <table:table-cell table:style-name="Table90.A1" office:value-type="string">
            <text:p text:style-name="P733">ttint</text:p>
          </table:table-cell>
          <table:table-cell table:style-name="Table90.A1" office:value-type="string">
            <text:p text:style-name="P832">PRI</text:p>
          </table:table-cell>
        </table:table-row>
      </table:table>
      <text:h text:style-name="P912" text:outline-level="1"><text:bookmark-start text:name="__RefHeading___Toc15120_3727030152"/>Document <text:span text:style-name="T133">version</text:span><text:bookmark-end text:name="__RefHeading___Toc15120_3727030152"/></text:h>
      <text:p text:style-name="P758">Version 1.6 - more typos spotted from print<text:span text:style-name="T194">-out</text:span></text:p>
      <text:p text:style-name="P757">Version 1.5<text:span text:style-name="T1"> - minor typos</text:span></text:p>
      <text:p text:style-name="P751">Version 1.4 - A new column for public, private, preemptive and module adde<text:span text:style-name="T186">d,</text:span> public<text:span text:style-name="T186"> and private</text:span> modules are separate<text:span text:style-name="T186">d</text:span></text:p>
      <text:p text:style-name="P748">Version 1.3 - Conditional <text:span text:style-name="T150">and FOR </text:span>examples added<text:span text:style-name="T149">, removed some duplicated entries, numerous typos, Added navigation to sections in pdf</text:span></text:p>
      <text:p text:style-name="P746">Version 1.2 - CASE and SWITCH examples added, WWORDS description<text:span text:style-name="T141"> - </text:span>added Peter's detail</text:p>
      <text:p text:style-name="P745">Version 1.1 - Numerous typos fixed</text:p>
      <text:p text:style-name="P740"><text:span text:style-name="T107">V</text:span>ersion 1<text:span text:style-name="T117">.0</text:span> - <text:span text:style-name="T107">Adapted from </text:span><text:a xlink:type="simple" xlink:href="https://docs.google.com/document/d/1gkSgKPYidRnhLaqgT7gfNyuhiTuWt-9tNRQC4epr7k4/edit#heading=h.2y2jztxhic28" text:style-name="Internet_20_link" text:visited-style-name="Visited_20_Internet_20_Link"><text:span text:style-name="T107">this glossary</text:span></text:a><text:span text:style-name="T107">,</text:span> by Bob Edwards, in September 2020<text:span text:style-name="T116"> using Tachyon V5r7 NEON 570190926.2300 fitted with EXTEND and EASYFILE modu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Arial, Helvetica, Tahoma, Segoe, 'Segoe UI', Verdana, sans-serif"/>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Ubuntu Mono" svg:font-family="'Ubuntu Mon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ource Code Pro" svg:font-family="'Source Code Pro'"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3335in" fo:margin-bottom="0.0835in"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class="text">
      <style:paragraph-properties fo:margin-top="0.25in" fo:margin-bottom="0.0555in"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3" style:class="text">
      <style:paragraph-properties fo:margin-top="0.1945in" fo:margin-bottom="0.0555in" style:contextual-spacing="false" fo:line-height="100%" fo:text-align="center" style:justify-single-word="false" fo:keep-together="auto" fo:orphans="0" fo:widows="0" fo:keep-with-next="auto">
        <style:tab-stops>
          <style:tab-stop style:position="0.8126in"/>
          <style:tab-stop style:position="1.3126in"/>
          <style:tab-stop style:position="2.0626in"/>
          <style:tab-stop style:position="2.75in"/>
          <style:tab-stop style:position="4.8752in"/>
          <style:tab-stop style:position="5.8752in"/>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4" style:class="text">
      <style:paragraph-properties fo:margin-top="0.1665in" fo:margin-bottom="0.028in"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5" style:class="text">
      <style:paragraph-properties fo:margin-top="0.1528in" fo:margin-bottom="0.028in"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6" style:class="text">
      <style:paragraph-properties fo:margin-top="0.139in" fo:margin-bottom="0.028in"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10.111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9.9154in" style:type="right" style:leader-style="dotted" style:leader-text="."/>
        </style:tab-stops>
      </style:paragraph-properties>
    </style:style>
    <style:style style:name="ListLabel_20_1" style:display-name="ListLabel 1" style:family="text">
      <style:text-properties style:font-name="Ubuntu Mono" fo:font-family="'Ubuntu Mon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Ubuntu Mono" fo:font-family="'Ubuntu Mono'" style:font-family-generic="roman" style:font-pitch="variable" fo:font-size="10pt" style:text-underline-style="solid" style:text-underline-width="auto" style:text-underline-color="font-color" style:font-name-asian="Ubuntu Mono1" style:font-family-asian="'Ubuntu Mono'" style:font-family-generic-asian="system" style:font-pitch-asian="variable" style:font-size-asian="10pt" style:font-name-complex="Ubuntu Mono1" style:font-family-complex="'Ubuntu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ext-properties officeooo:rsid="00adf950" officeooo:paragraph-rsid="018ad7f8"/>
    </style:style>
    <style:style style:name="MP2" style:family="paragraph" style:parent-style-name="Standard">
      <style:text-properties officeooo:paragraph-rsid="018ad7f8"/>
    </style:style>
    <style:style style:name="MP3" style:family="paragraph" style:parent-style-name="Footer">
      <style:text-properties officeooo:rsid="01cb3384" officeooo:paragraph-rsid="01cb3384"/>
    </style:style>
    <style:style style:name="MT1" style:family="text">
      <style:text-properties officeooo:rsid="02479819"/>
    </style:style>
    <style:page-layout style:name="Mpm1">
      <style:page-layout-properties fo:page-width="11.6929in" fo:page-height="16.5354in" style:num-format="1" style:print-orientation="portrait" fo:margin-top="0.3937in" fo:margin-bottom="0.3937in" fo:margin-left="1.1811in" fo:margin-right="0.4in" fo:background-color="#fff2cc" style:writing-mode="lr-tb" style:layout-grid-color="#c0c0c0" style:layout-grid-lines="44" style:layout-grid-base-height="0.0693in" style:layout-grid-ruby-height="0in" style:layout-grid-mode="none" style:layout-grid-ruby-below="false" style:layout-grid-print="false" style:layout-grid-display="false" style:layout-grid-base-width="0.1665in" style:layout-grid-snap-to="true" draw:fill="solid" draw:fill-color="#fff2cc"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fo:background-color="#fff2cc"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2cc"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fill-color="#fff2cc" draw:opacity="100%" draw:background-size="full"/>
    </style:style>
  </office:automatic-styles>
  <office:master-styles>
    <style:master-page style:name="Standard" style:page-layout-name="Mpm1" draw:style-name="Mdp1">
      <style:header>
        <text:p text:style-name="MP1"/>
        <text:p text:style-name="MP2"/>
      </style:header>
      <style:footer>
        <text:p text:style-name="MP3">Version 1.<text:span text:style-name="MT1">6</text:span> Page <text:page-number text:select-page="current">1</text:page-number></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date>2020-10-02T10:54:42.505000000</dc:date>
    <meta:editing-duration>P1DT12H46M32S</meta:editing-duration>
    <meta:editing-cycles>435</meta:editing-cycles>
    <meta:print-date>2020-09-28T16:04:31.552000000</meta:print-date>
    <meta:document-statistic meta:table-count="94" meta:image-count="0" meta:object-count="0" meta:page-count="21" meta:paragraph-count="5265" meta:word-count="19848" meta:character-count="89760" meta:non-whitespace-character-count="73952"/>
  </office:meta>
</office:document-meta>
</file>